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89in"/>
    </style:style>
    <style:style style:name="co2" style:family="table-column">
      <style:table-column-properties fo:break-before="auto" style:column-width="0.9528in"/>
    </style:style>
    <style:style style:name="co3" style:family="table-column">
      <style:table-column-properties fo:break-before="auto" style:column-width="10.272in"/>
    </style:style>
    <style:style style:name="co4" style:family="table-column">
      <style:table-column-properties fo:break-before="auto" style:column-width="0.8925in"/>
    </style:style>
    <style:style style:name="ro1" style:family="table-row">
      <style:table-row-properties style:row-height="0.1835in" fo:break-before="auto" style:use-optimal-row-height="true"/>
    </style:style>
    <style:style style:name="ro2"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ff"/>
      <style:text-properties fo:font-size="10pt" style:font-size-asian="10pt" style:font-size-complex="10pt"/>
    </style:style>
    <style:style style:name="ce2" style:family="table-cell" style:parent-style-name="Default">
      <style:table-cell-properties fo:background-color="transparent"/>
      <style:text-properties fo:font-size="10pt" style:font-size-asian="10pt" style:font-size-complex="10pt"/>
    </style:style>
    <style:style style:name="ce3" style:family="table-cell" style:parent-style-name="Default">
      <style:table-cell-properties fo:background-color="transparent"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5" style:family="table-cell" style:parent-style-name="Default">
      <style:table-cell-properties fo:background-color="#ff00ff"/>
    </style:style>
    <style:style style:name="ce6" style:family="table-cell" style:parent-style-name="Default">
      <style:table-cell-properties fo:background-color="transparent"/>
    </style:style>
  </office:automatic-styles>
  <office:body>
    <office:spreadsheet>
      <table:table table:name="Sheet1" table:style-name="ta1" table:print="false">
        <table:table-column table:style-name="co1" table:default-cell-style-name="ce2"/>
        <table:table-column table:style-name="co2" table:default-cell-style-name="ce6"/>
        <table:table-column table:style-name="co3" table:default-cell-style-name="ce6"/>
        <table:table-column table:style-name="co4" table:number-columns-repeated="1008" table:default-cell-style-name="ce6"/>
        <table:table-row table:style-name="ro1">
          <table:table-cell table:style-name="ce1" office:value-type="string">
            <text:p>tbrc-rid</text:p>
          </table:table-cell>
          <table:table-cell table:style-name="ce5" office:value-type="string">
            <text:p>hollis-id</text:p>
          </table:table-cell>
          <table:table-cell table:style-name="ce5" office:value-type="string">
            <text:p>title</text:p>
          </table:table-cell>
          <table:table-cell table:style-name="ce5" table:number-columns-repeated="1008"/>
        </table:table-row>
        <table:table-row table:style-name="ro1">
          <table:table-cell office:value-type="string">
            <text:p>W00EGS1015752</text:p>
          </table:table-cell>
          <table:table-cell office:value-type="string">
            <text:p>011456553-8</text:p>
          </table:table-cell>
          <table:table-cell office:value-type="string">
            <text:p>Sṅags rdzogs dbu maʼi skor gyi dpe dkon thor buʼi rigs phyogs bsgrigs bźugs so.</text:p>
          </table:table-cell>
          <table:table-cell table:number-columns-repeated="1008"/>
        </table:table-row>
        <table:table-row table:style-name="ro1">
          <table:table-cell office:value-type="string">
            <text:p>W00EGS1016242</text:p>
          </table:table-cell>
          <table:table-cell office:value-type="string">
            <text:p>002407573-6</text:p>
          </table:table-cell>
          <table:table-cell office:value-type="string">
            <text:p>Dbus ʾgyur chos sde chen po Dpal ldan ʾBras-spuṅs Tshogs-chen daṅ Dpal ldan Bkra-śis Sgo-maṅ Grwa-tshaṅ bcas kyi tshogs ʾdon chos spyod kyi rim pa bskal bzaṅ mgrin rgyan źes bya ba bźugs so.</text:p>
          </table:table-cell>
          <table:table-cell table:number-columns-repeated="1008"/>
        </table:table-row>
        <table:table-row table:style-name="ro1">
          <table:table-cell office:value-type="string">
            <text:p>W00EGS1016244</text:p>
          </table:table-cell>
          <table:table-cell office:value-type="string">
            <text:p>002407574-4</text:p>
          </table:table-cell>
          <table:table-cell office:value-type="string">
            <text:p>Gsaṅ chen rig ʾdzin gyi sde chen po Dpal ldan Stod rgyud Grwa tshaṅ gi gsuṅ rgyun Chos spyod ñer mkho ʾgaʾ źig phyogs gcig tu bkod pa yid ʾphrog nor buʾi do śal :the collected ritual texts used in the Rgyud-stod Grwa-tshaṅ.</text:p>
          </table:table-cell>
          <table:table-cell table:number-columns-repeated="1008"/>
        </table:table-row>
        <table:table-row table:style-name="ro1">
          <table:table-cell office:value-type="string">
            <text:p>W00EGS1016246</text:p>
          </table:table-cell>
          <table:table-cell office:value-type="string">
            <text:p>002416736-3</text:p>
          </table:table-cell>
          <table:table-cell office:value-type="string">
            <text:p>Bkra śis lhun poʾi Rgyud pa Grwa tshaṅ gi rig sṅags ʾchaṅ ba rnams kyi ʾdon chaʾi rim pa :the collected ritual texts used in the Rgyud-pa Grwa-tshaṅ (Tantric College) of Bkraśis-lhun-po Monastery.</text:p>
          </table:table-cell>
          <table:table-cell table:number-columns-repeated="1008"/>
        </table:table-row>
        <table:table-row table:style-name="ro1">
          <table:table-cell office:value-type="string">
            <text:p>W00EGS1016251</text:p>
          </table:table-cell>
          <table:table-cell office:value-type="string">
            <text:p>002409888-4</text:p>
          </table:table-cell>
          <table:table-cell office:value-type="string">
            <text:p>ʾDul baʾi bslab bya chen mo /ʾDul-ʾdzin Grags-pa-rgyal-mtshan gyis mdzad pa bźugs so.</text:p>
          </table:table-cell>
          <table:table-cell table:number-columns-repeated="1008"/>
        </table:table-row>
        <table:table-row table:style-name="ro1">
          <table:table-cell office:value-type="string">
            <text:p>W00EGS1016263</text:p>
          </table:table-cell>
          <table:table-cell office:value-type="string">
            <text:p>001502156-4</text:p>
          </table:table-cell>
          <table:table-cell office:value-type="string">
            <text:p>Karma pa Sgar bsans chen mo :the collected rituals for the offering of bsaṅs of the Karma-pa Sgar /by the 15th Rgyal-bdaṅ Karma-pa Mkhaʾ-khyab-rdo-rje and other masters.</text:p>
          </table:table-cell>
          <table:table-cell table:number-columns-repeated="1008"/>
        </table:table-row>
        <table:table-row table:style-name="ro1">
          <table:table-cell office:value-type="string">
            <text:p>W00EGS1016265</text:p>
          </table:table-cell>
          <table:table-cell office:value-type="string">
            <text:p>002421581-3</text:p>
          </table:table-cell>
          <table:table-cell office:value-type="string">
            <text:p>Stoṅ thun chen mo of Mkhas-grub Dge-legs-dpal-bzaṅ :and other texts on Madhyamika Philosophy /edited by Lha-mkhar Yoṅs-ʼdzin Bstanpa Rgyal mtshan.</text:p>
          </table:table-cell>
          <table:table-cell table:number-columns-repeated="1008"/>
        </table:table-row>
        <table:table-row table:style-name="ro2">
          <table:table-cell office:value-type="string">
            <text:p>W00EGS1016267</text:p>
          </table:table-cell>
          <table:table-cell office:value-type="string">
            <text:p>002421450-7</text:p>
          </table:table-cell>
          <table:table-cell office:value-type="string">
            <text:p>Calendrical calculation and astrological texts from Ladakh.</text:p>
          </table:table-cell>
          <table:table-cell table:number-columns-repeated="1008"/>
        </table:table-row>
        <table:table-row table:style-name="ro1">
          <table:table-cell office:value-type="string">
            <text:p>W00EGS1016269</text:p>
          </table:table-cell>
          <table:table-cell office:value-type="string">
            <text:p>007412837-X</text:p>
          </table:table-cell>
          <table:table-cell office:value-type="string">
            <text:p>Draṅ ba daṅ ṅes paʾi don rnam par ʾbyed paʾi bstan bcos legs par bśad paʾi sñiṅ poʾi dgoṅs paʾi don gsal bar byed paʾi me loṅ źes bya ba bźugs so /[Ser-byas Rab-ʾbyams Blo-bzaṅ-dge-legs].</text:p>
          </table:table-cell>
          <table:table-cell table:number-columns-repeated="1008"/>
        </table:table-row>
        <table:table-row table:style-name="ro1">
          <table:table-cell office:value-type="string">
            <text:p>W00EGS1016276</text:p>
          </table:table-cell>
          <table:table-cell office:value-type="string">
            <text:p>007366418-9</text:p>
          </table:table-cell>
          <table:table-cell office:value-type="string">
            <text:p>Gso rig man ṅag gces btus Rin chen gter mdzod :a treatise on Tibetan medical practice containing numerous instructions and formulae /by Karma-chos-rgyal.</text:p>
          </table:table-cell>
          <table:table-cell table:number-columns-repeated="1008"/>
        </table:table-row>
        <table:table-row table:style-name="ro1">
          <table:table-cell office:value-type="string">
            <text:p>W00EGS1016278</text:p>
          </table:table-cell>
          <table:table-cell office:value-type="string">
            <text:p>001446697-X</text:p>
          </table:table-cell>
          <table:table-cell office:value-type="string">
            <text:p>Gcod kyi chos skor :three texts on the history and practice of the Źi-byed and Gcod precepts.</text:p>
          </table:table-cell>
          <table:table-cell table:number-columns-repeated="1008"/>
        </table:table-row>
        <table:table-row table:style-name="ro1">
          <table:table-cell office:value-type="string">
            <text:p>W00EGS1016282</text:p>
          </table:table-cell>
          <table:table-cell office:value-type="string">
            <text:p>001584826-4</text:p>
          </table:table-cell>
          <table:table-cell office:value-type="string">
            <text:p>Las sna tshogs paʾi sṅags kyi beʾu bum dgos ʾdod kun ʾbyuṅ gter gyi bum pa bzaṅ po :a rare collection of secret spells and incantations to accomplish various desired results /by ʾJam-mgon ʾJu Mi-pham-rgya-mtsho.</text:p>
          </table:table-cell>
          <table:table-cell table:number-columns-repeated="1008"/>
        </table:table-row>
        <table:table-row table:style-name="ro1">
          <table:table-cell office:value-type="string">
            <text:p>W00EGS1016284</text:p>
          </table:table-cell>
          <table:table-cell office:value-type="string">
            <text:p>001493197-4</text:p>
          </table:table-cell>
          <table:table-cell office:value-type="string">
            <text:p>Thugs rje chen po Spyan ras gzigs ṅan soṅ raṅ ʾgrol chos skor :texts concerned with the propitiation of Avalokiteśvara /rediscovered by Rig-ʾdzin ʾjaʾ-tshon-sñiṅ-po.</text:p>
          </table:table-cell>
          <table:table-cell table:number-columns-repeated="1008"/>
        </table:table-row>
        <table:table-row table:style-name="ro1">
          <table:table-cell office:value-type="string">
            <text:p>W00EGS1016290</text:p>
          </table:table-cell>
          <table:table-cell office:value-type="string">
            <text:p>011204789-0</text:p>
          </table:table-cell>
          <table:table-cell office:value-type="string">
            <text:p>Spyod ba bsdus paʼi sgron me :the Caryāmelāpakapradīpa of Āryadeva in its Tibetan translation by Śraddhākaravarman and Rin-chen-bzaṅ-po, with annotations by an unknown follower of the Gcod tradition.</text:p>
          </table:table-cell>
          <table:table-cell table:number-columns-repeated="1008"/>
        </table:table-row>
        <table:table-row table:style-name="ro1">
          <table:table-cell office:value-type="string">
            <text:p>W00EGS1016294</text:p>
          </table:table-cell>
          <table:table-cell office:value-type="string">
            <text:p>002405621-9</text:p>
          </table:table-cell>
          <table:table-cell office:value-type="string">
            <text:p>Selected works of Gter-ston ʼBar-baʼi-rdo-rje :collected instructions on Buddhist practice and rediscovered texts focussing upon the Rin-chen-mkhaʼ-ʼgroʼi las tshogs, Rdo-rje-gtum-mo Draṅ-sroṅ Loktri-pā-la, and Las-mgon A-tsā-ra.</text:p>
          </table:table-cell>
          <table:table-cell table:number-columns-repeated="1008"/>
        </table:table-row>
        <table:table-row table:style-name="ro1">
          <table:table-cell office:value-type="string">
            <text:p>W00EGS1016296</text:p>
          </table:table-cell>
          <table:table-cell office:value-type="string">
            <text:p>001350704-4</text:p>
          </table:table-cell>
          <table:table-cell office:value-type="string">
            <text:p>Spyi ʾdul yi dam rgya mtshoʾi rgyud las Yaṅ gsaṅ Rta dbu dmar chuṅ gi sgrub pa las tshogs daṅ bcas paʾi skor;propitiatory teachings of Bon, rediscovered by Skyu-ra Rnal-ʾbyor and related texts by great masters of the past.Reproduced from MSS. brought from Tre-pa Lho-ma near Skyid-roṅ by Patshang Lama Sonam Gyaltsen.</text:p>
          </table:table-cell>
          <table:table-cell table:number-columns-repeated="1008"/>
        </table:table-row>
        <table:table-row table:style-name="ro1">
          <table:table-cell office:value-type="string">
            <text:p>W00EGS1016620</text:p>
          </table:table-cell>
          <table:table-cell office:value-type="string">
            <text:p>009892703-5</text:p>
          </table:table-cell>
          <table:table-cell office:value-type="string">
            <text:p>Bśul riṅ mi tsheʼi byuṅ rabs gnad bsdus /Mdo-snags-bstan-ʼdzin.</text:p>
          </table:table-cell>
          <table:table-cell table:number-columns-repeated="1008"/>
        </table:table-row>
        <table:table-row table:style-name="ro1">
          <table:table-cell office:value-type="string">
            <text:p>W00EGS1016682</text:p>
          </table:table-cell>
          <table:table-cell office:value-type="string">
            <text:p>010889817-2</text:p>
          </table:table-cell>
          <table:table-cell office:value-type="string">
            <text:p>Goṅ sa rgyal mchog bcu bźi pa chen poʼi skuʼi gcen po sku ʼbum khri zur Stag-mtsher mchog sprul Thub-bstan-ʼjigs-med-nor-buʼi thun moṅ mdzad rim bsdus don dpyod ldan yoṅs la gtam du bya ba sȯn med legs bśad ṅes don sprin gyi pho ña /Mdo-smad-pa Yon-tan-rgya-mtsho źes ʼbod pas sbyar.</text:p>
          </table:table-cell>
          <table:table-cell table:number-columns-repeated="1008"/>
        </table:table-row>
        <table:table-row table:style-name="ro1">
          <table:table-cell office:value-type="string">
            <text:p>W00EGS1016684</text:p>
          </table:table-cell>
          <table:table-cell office:value-type="string">
            <text:p>009584183-0</text:p>
          </table:table-cell>
          <table:table-cell office:value-type="string">
            <text:p>Sprul paʾi bstan sruṅ chen po Rdo-rje-śugs-ldan-rtsal las ʾphros paʾi rtsod lan legs bśad dpal gyi sñiṅ po źes bya ba bźugs so /Mdo-smad-pa Yon-tan-rgya-mtshos bsgrags.</text:p>
          </table:table-cell>
          <table:table-cell table:number-columns-repeated="1008"/>
        </table:table-row>
        <table:table-row table:style-name="ro1">
          <table:table-cell office:value-type="string">
            <text:p>W00EGS1016695</text:p>
          </table:table-cell>
          <table:table-cell office:value-type="string">
            <text:p>009365859-1</text:p>
          </table:table-cell>
          <table:table-cell office:value-type="string">
            <text:p>Rigs daṅ dkyil ʼkhor rgya mtshoʼi mnaʼ bdag ṅes pa don gyi rdo rje ʼchaṅ Khaṅ-sar skyabs mgon Blo-bzaṅ-tshul-khrims Bstan-paʼi-rgyal-mtshan dpal bzaṅ poʼi rnam par thar pa dad paʼi padmo bźad paʼi ñin byed ces bya ba bźugs so /Byams-pa-chos-grags.</text:p>
          </table:table-cell>
          <table:table-cell table:number-columns-repeated="1008"/>
        </table:table-row>
        <table:table-row table:style-name="ro1">
          <table:table-cell office:value-type="string">
            <text:p>W00EGS1016707</text:p>
          </table:table-cell>
          <table:table-cell office:value-type="string">
            <text:p>007386136-7</text:p>
          </table:table-cell>
          <table:table-cell office:value-type="string">
            <text:p>Śes rab kyi pha rol tu phyin paʾi man ṅag gyi bstan bcos mṅon par rtogs paʾi rgyan gyi ʾbru ʾgrel de ñid snaṅ baʾi ʾod :a word to word commentary on Abhisamayālaṁkara ; and, Dbu ma ʾjug paʾi ʾbru ʾgrel zab don snaṅ baʾi ʾod : a work elucidating the fundamentals of Madhyamika philosophy /by A-sboṅ Rin-po-che Bstan-ʾdzin-ʾphrin-las-kun mkhyen.</text:p>
          </table:table-cell>
          <table:table-cell table:number-columns-repeated="1008"/>
        </table:table-row>
        <table:table-row table:style-name="ro1">
          <table:table-cell office:value-type="string">
            <text:p>W00EGS1016722</text:p>
          </table:table-cell>
          <table:table-cell office:value-type="string">
            <text:p>010527585-9</text:p>
          </table:table-cell>
          <table:table-cell office:value-type="string">
            <text:p>Chab-mdoʼi yig tshaṅ phyogs sgrig /[rtsom pa po, Rgyar-sprul Blo-bzaṅ-bstan-ʼdzin-chos-kyi-dbaṅ-phyug ... (et al.)].</text:p>
          </table:table-cell>
          <table:table-cell table:number-columns-repeated="1008"/>
        </table:table-row>
        <table:table-row table:style-name="ro1">
          <table:table-cell office:value-type="string">
            <text:p>W00EGS1016731</text:p>
          </table:table-cell>
          <table:table-cell office:value-type="string">
            <text:p>011541930-6</text:p>
          </table:table-cell>
          <table:table-cell office:value-type="string">
            <text:p>Sde Dpon mi drag gi sras mo gźon nu ma źig gis sgeʼu khuṅ nas mthoṅ baʼi Bod kyi rgyal sa Lha-saʼi snaṅ tshul mdor bsdus /Tsha-roṅ Dbyaṅs-can-sgrol-dkar gyis brtsams ; mchan bu, Bkra-śis-tshe-riṅ gis btab = The view from my window : memoirs of a young noble girl's days in Lhasa, Tibet / Yangchen Dolkar Tsarong ; [edited and annotated by Tashi Tsering].</text:p>
          </table:table-cell>
          <table:table-cell table:number-columns-repeated="1008"/>
        </table:table-row>
        <table:table-row table:style-name="ro1">
          <table:table-cell office:value-type="string">
            <text:p>W00EGS1016735</text:p>
          </table:table-cell>
          <table:table-cell office:value-type="string">
            <text:p>010434042-8</text:p>
          </table:table-cell>
          <table:table-cell office:value-type="string">
            <text:p>Bod kyi brda sprod nag ṭikaḥ /Na-ga Saṅs-rgyas-bstan-dar.</text:p>
          </table:table-cell>
          <table:table-cell table:number-columns-repeated="1008"/>
        </table:table-row>
        <table:table-row table:style-name="ro1">
          <table:table-cell office:value-type="string">
            <text:p>W00EGS1016737</text:p>
          </table:table-cell>
          <table:table-cell office:value-type="string">
            <text:p>008194759-3</text:p>
          </table:table-cell>
          <table:table-cell office:value-type="string">
            <text:p>Saṅ-rgyas daṅ ñan thos mchog zuṅ gi riṅ bsrel rin po che Bod gźuṅ nas gdan źu bskyaṅs pa =The visit of the sacred relics to Tibet at the invitation of the government.</text:p>
          </table:table-cell>
          <table:table-cell table:number-columns-repeated="1008"/>
        </table:table-row>
        <table:table-row table:style-name="ro1">
          <table:table-cell office:value-type="string">
            <text:p>W00EGS1016740</text:p>
          </table:table-cell>
          <table:table-cell office:value-type="string">
            <text:p>011541983-7</text:p>
          </table:table-cell>
          <table:table-cell office:value-type="string">
            <text:p>Raṅ gi myoṅ tshor las draṅs paʼi Bod don bden gleṅ /Tsha-ba Dpal-ldan-rgya-mtsho.</text:p>
          </table:table-cell>
          <table:table-cell table:number-columns-repeated="1008"/>
        </table:table-row>
        <table:table-row table:style-name="ro1">
          <table:table-cell office:value-type="string">
            <text:p>W00EGS1016755</text:p>
          </table:table-cell>
          <table:table-cell office:value-type="string">
            <text:p>009865948-0</text:p>
          </table:table-cell>
          <table:table-cell office:value-type="string">
            <text:p>Sngags kyi spyi don rgyud sde rgya mtshoʾi gru gzings zhes bya baʾi don bkral baʾi tshul du gsang chen rdo rje theg paʾi rnam gzhag gsal bar bstan pa rig ʾdzin dgaʾ ston zhes bya ba bzhugs so =A festivity of the Vajradharas, a lucid commentary on general presentation of secret Vajrayana as elucidated in the "vessel traversing the ocean of tantra" /Gu-shri Chos-rje Blo-bzang-lhun-grub (1781-1859) ; edited by Ngawang Lungtok.</text:p>
          </table:table-cell>
          <table:table-cell table:number-columns-repeated="1008"/>
        </table:table-row>
        <table:table-row table:style-name="ro1">
          <table:table-cell office:value-type="string">
            <text:p>W00EGS1016759</text:p>
          </table:table-cell>
          <table:table-cell office:value-type="string">
            <text:p>008985090-4</text:p>
          </table:table-cell>
          <table:table-cell office:value-type="string">
            <text:p>[Dpal-ldan Karma Bkaʾ-brgyud kyi rjes su ʾbraṅ baʾi dge ʾdun rnams kyi thun moṅ tshogs su źal ʾdon du bya baʾi chos spyod kyi rim pa legs lam rab gsal las gces btus ñuṅ gsal du bkod pa] /compiled by Śes-rab-rgyal-ntshan [sic].</text:p>
          </table:table-cell>
          <table:table-cell table:number-columns-repeated="1008"/>
        </table:table-row>
        <table:table-row table:style-name="ro1">
          <table:table-cell office:value-type="string">
            <text:p>W00EGS1016761</text:p>
          </table:table-cell>
          <table:table-cell office:value-type="string">
            <text:p>008982196-3</text:p>
          </table:table-cell>
          <table:table-cell office:value-type="string">
            <text:p>Dpal gsang chen rnying ma'i chos spyod zab bcud rin po che'i gter mdzod =A collection of daily practices of Nyingmapa school /by Dpal-ldan-shes-rab.</text:p>
          </table:table-cell>
          <table:table-cell table:number-columns-repeated="1008"/>
        </table:table-row>
        <table:table-row table:style-name="ro1">
          <table:table-cell office:value-type="string">
            <text:p>W00EGS1016764</text:p>
          </table:table-cell>
          <table:table-cell office:value-type="string">
            <text:p>007412855-8</text:p>
          </table:table-cell>
          <table:table-cell office:value-type="string">
            <text:p>Gso rig gźi lam ʼbras buʼi rnam gźag la dpyad paʼi dri lan legs bśad rin po cheʼi snaṅ ba gsar pa :replies to Zur-mkhar Blo-gros-rgyal-poʼs queries regarding the four Tantra medical texts being a Buddhist literature /by Bod-mkhas-pa Mi-pham-dge-legs-rnam-rgyal.</text:p>
          </table:table-cell>
          <table:table-cell table:number-columns-repeated="1008"/>
        </table:table-row>
        <table:table-row table:style-name="ro1">
          <table:table-cell table:style-name="ce3" office:value-type="string">
            <text:p>W00EGS1016772</text:p>
          </table:table-cell>
          <table:table-cell office:value-type="string">
            <text:p>012094707-2</text:p>
          </table:table-cell>
          <table:table-cell office:value-type="string">
            <text:p>Rgyal sras lag len so bdun gyi ʼgrel pa gźuṅ daṅ gdams ṅag zuṅ ʼjug bdud rtsiʼi bum bzaṅ /Rdza-sprul Ṅag-dbaṅ-bstan-ʼdzin-nor-bu.</text:p>
          </table:table-cell>
          <table:table-cell table:number-columns-repeated="1008"/>
        </table:table-row>
        <table:table-row table:style-name="ro1">
          <table:table-cell office:value-type="string">
            <text:p>W00EGS1016782</text:p>
          </table:table-cell>
          <table:table-cell office:value-type="string">
            <text:p>009258255-9</text:p>
          </table:table-cell>
          <table:table-cell office:value-type="string">
            <text:p>Bstan bcos Mngon rtogs rgyan rtsa ʾgrel rnams gsal bar byed pa Blo bzang dgongs rgyan Gdong lngaʾi dbang poʾi sgra dbyangs zhes bya ba bzhugs so /Ngawang Losang Gyatsho.</text:p>
          </table:table-cell>
          <table:table-cell table:number-columns-repeated="1008"/>
        </table:table-row>
        <table:table-row table:style-name="ro1">
          <table:table-cell office:value-type="string">
            <text:p>W00EGS1016784</text:p>
          </table:table-cell>
          <table:table-cell office:value-type="string">
            <text:p>009258221-4</text:p>
          </table:table-cell>
          <table:table-cell office:value-type="string">
            <text:p>Bstan bcos chen po dbu ma la ʾjug pa gsal bar byed pa theg chen rgya mtshor ʾjug paʾi gru rdzings zhes bya ba bzhugs so /Ngawang Losang Gyatsho.</text:p>
          </table:table-cell>
          <table:table-cell table:number-columns-repeated="1008"/>
        </table:table-row>
        <table:table-row table:style-name="ro1">
          <table:table-cell office:value-type="string">
            <text:p>W00EGS1016787</text:p>
          </table:table-cell>
          <table:table-cell office:value-type="string">
            <text:p>010434033-9</text:p>
          </table:table-cell>
          <table:table-cell office:value-type="string">
            <text:p>Naṅ chos daṅ tshan rig las brtsams paʼi ched rtsom gces btus zla gsar /rtsom sgrig pa, Na-ga Saṅs-rgyas-bstan-dar.</text:p>
          </table:table-cell>
          <table:table-cell table:number-columns-repeated="1008"/>
        </table:table-row>
        <table:table-row table:style-name="ro1">
          <table:table-cell office:value-type="string">
            <text:p>W00EGS1016791</text:p>
          </table:table-cell>
          <table:table-cell office:value-type="string">
            <text:p>010259551-8</text:p>
          </table:table-cell>
          <table:table-cell office:value-type="string">
            <text:p>Gliṅ lṅa mtsho bźiʼi ʼjig rten gyi me sde daṅ kun khyab sems khur du bźed paʼi srol gtod pa chen po sñigs dus mi bsun brlaṅ spyod kyis ʼtshe baʼi skabs ʼdir byams daṅ sñiṅ rjeʼi bdag ñid ʼtshe med źi baʼi las ʼgul ba chen po ʼdzam gliṅ źi bdeʼi ded dpon ʼphags mchog spyan ras gzigs dbaṅ mi yi gar du rol pa chos ldan Bod chen poʼi bstan srid kyi dbu ʼkhrid ... gsol ʼdeb mchis so cog phyogs gcig tu gces par bsdebs draṅ sroṅ bden tshigs grub paʼi dbyaṅs sñan źes bya ba bźugs so /[compiled and edited by Tashi Tsering].</text:p>
          </table:table-cell>
          <table:table-cell table:number-columns-repeated="1008"/>
        </table:table-row>
        <table:table-row table:style-name="ro1">
          <table:table-cell office:value-type="string">
            <text:p>W00EGS1016925</text:p>
          </table:table-cell>
          <table:table-cell office:value-type="string">
            <text:p>009216633-4</text:p>
          </table:table-cell>
          <table:table-cell office:value-type="string">
            <text:p>Dran tho smin drug ske ʾkhyog =Six stars with a crooked neck : Tibetan memoirs of the Cultural Revolution /Padma-ʾbum ; translated by Lauran R. Hartley.</text:p>
          </table:table-cell>
          <table:table-cell table:number-columns-repeated="1008"/>
        </table:table-row>
        <table:table-row table:style-name="ro1">
          <table:table-cell office:value-type="string">
            <text:p>W00EGS1016931</text:p>
          </table:table-cell>
          <table:table-cell office:value-type="string">
            <text:p>008276928-1</text:p>
          </table:table-cell>
          <table:table-cell office:value-type="string">
            <text:p>Byar Gsaṅ-sṅags-chos-gliṅ gi lo rgyus rgan poʾi gnaʾ gtam /[Bkra-śis-rnam-rgyal gyis phyogs sgrig źus].</text:p>
          </table:table-cell>
          <table:table-cell table:number-columns-repeated="1008"/>
        </table:table-row>
        <table:table-row table:style-name="ro1">
          <table:table-cell office:value-type="string">
            <text:p>W00EGS1016933</text:p>
          </table:table-cell>
          <table:table-cell office:value-type="string">
            <text:p>010289382-9</text:p>
          </table:table-cell>
          <table:table-cell office:value-type="string">
            <text:p>Gnubs rigs Roṅ-thaʼi rus mdzod ge sar ʼbroṅ gi ru thur /Tshe-riṅ-dpal-ʼbyor daṅ Rdo-rje-rig-ʼdzin gñis kyis brtsams.</text:p>
          </table:table-cell>
          <table:table-cell table:number-columns-repeated="1008"/>
        </table:table-row>
        <table:table-row table:style-name="ro1">
          <table:table-cell office:value-type="string">
            <text:p>W00EGS1016935</text:p>
          </table:table-cell>
          <table:table-cell office:value-type="string">
            <text:p>010289569-4</text:p>
          </table:table-cell>
          <table:table-cell office:value-type="string">
            <text:p>Rig-ʼdzin-chos-rgyal-gliṅ-paʼi rnam thar bźugs /Tshe-riṅ-dpal-ʼbyor gyis brtsams.</text:p>
          </table:table-cell>
          <table:table-cell table:number-columns-repeated="1008"/>
        </table:table-row>
        <table:table-row table:style-name="ro1">
          <table:table-cell office:value-type="string">
            <text:p>W00EGS1016937</text:p>
          </table:table-cell>
          <table:table-cell office:value-type="string">
            <text:p>013329971-6</text:p>
          </table:table-cell>
          <table:table-cell office:value-type="string">
            <text:p>Śer sñiṅ rnam bśad sñiṅ po gsal byed ces bya ba bźugs so /Sems-dpaʼ-rdo-rje.</text:p>
          </table:table-cell>
          <table:table-cell table:number-columns-repeated="1008"/>
        </table:table-row>
        <table:table-row table:style-name="ro1">
          <table:table-cell office:value-type="string">
            <text:p>W00EGS1016941</text:p>
          </table:table-cell>
          <table:table-cell office:value-type="string">
            <text:p>010171172-7</text:p>
          </table:table-cell>
          <table:table-cell office:value-type="string">
            <text:p>ʼPhags pa thugs rje chen poʼi sgrubs thabs kyi bla ma brgyud paʼi rnam thar rin chen ʼphreṅ ba daṅ po bstod ʼgrel pa bcas =The rosary of precious biographies of Sādhana (Upavās) Ārya Avalokeshavara (sic) lineage lamas and the commentary on Po-bstod /by Yoṅs-ʼdzin Ṅes-don-rgya-tso (sic).</text:p>
          </table:table-cell>
          <table:table-cell table:number-columns-repeated="1008"/>
        </table:table-row>
        <table:table-row table:style-name="ro1">
          <table:table-cell office:value-type="string">
            <text:p>W00EGS1016949</text:p>
          </table:table-cell>
          <table:table-cell office:value-type="string">
            <text:p>011543178-0</text:p>
          </table:table-cell>
          <table:table-cell office:value-type="string">
            <text:p>Ma bos mgron po /Hor-gstaṅ Legs-bśad.</text:p>
          </table:table-cell>
          <table:table-cell table:number-columns-repeated="1008"/>
        </table:table-row>
        <table:table-row table:style-name="ro1">
          <table:table-cell office:value-type="string">
            <text:p>W00EGS1016956</text:p>
          </table:table-cell>
          <table:table-cell office:value-type="string">
            <text:p>007366574-6</text:p>
          </table:table-cell>
          <table:table-cell office:value-type="string">
            <text:p>Commentary on the famed treatise of Tsong-kha-paʾs Drang nges legs bshad snying po on the theory of Neyārtha and Nītārtha, the two truths of Buddhism /by the Second Dalai Lama Dge-ʾdun-rgya-mtsho.</text:p>
          </table:table-cell>
          <table:table-cell table:number-columns-repeated="1008"/>
        </table:table-row>
        <table:table-row table:style-name="ro1">
          <table:table-cell office:value-type="string">
            <text:p>W00EGS1016958</text:p>
          </table:table-cell>
          <table:table-cell office:value-type="string">
            <text:p>010734746-6</text:p>
          </table:table-cell>
          <table:table-cell office:value-type="string">
            <text:p>Rtsom bris sna tshogs phyogs bsdus utpal gźon nuʼi chun po /Tre-hor Gdoṅ-thog Bstan-paʼi-rgyal-mtshan gyis so.</text:p>
          </table:table-cell>
          <table:table-cell table:number-columns-repeated="1008"/>
        </table:table-row>
        <table:table-row table:style-name="ro1">
          <table:table-cell office:value-type="string">
            <text:p>W00EGS1016972</text:p>
          </table:table-cell>
          <table:table-cell office:value-type="string">
            <text:p>009588111-5</text:p>
          </table:table-cell>
          <table:table-cell office:value-type="string">
            <text:p>Rdzogs-pa chen po Kloṅ-chen sñiṅ thig gi ʾdon cha dpal chen ʾDus-pa-rtsal gyi phyag bźes ltar bsgrig pa bźugs so.</text:p>
          </table:table-cell>
          <table:table-cell table:number-columns-repeated="1008"/>
        </table:table-row>
        <table:table-row table:style-name="ro1">
          <table:table-cell office:value-type="string">
            <text:p>W00EGS1016982</text:p>
          </table:table-cell>
          <table:table-cell office:value-type="string">
            <text:p>010289562-7</text:p>
          </table:table-cell>
          <table:table-cell office:value-type="string">
            <text:p>Nag-chuʼi dmaṅs khrod gstam dpe thor bsdus /Nag-chu sa gnas srid gros lo rgyus rig gnas dpyad gziʼi rgyu cha rtsom sgrig khaṅ nas bsdu sgrig byas ; [bsdu sgrig ʼgan ʼkhur ba, Bsod-nams-rgyal-mtshan].</text:p>
          </table:table-cell>
          <table:table-cell table:number-columns-repeated="1008"/>
        </table:table-row>
        <table:table-row table:style-name="ro1">
          <table:table-cell office:value-type="string">
            <text:p>W00EGS1016983</text:p>
          </table:table-cell>
          <table:table-cell office:value-type="string">
            <text:p>009746132-6</text:p>
          </table:table-cell>
          <table:table-cell office:value-type="string">
            <text:p>Rje bla ma ʾJam-dbyaṅs-kun-dgaʾ-bstan-paʾi-rgyal-mtshan gyi rnam par thar pa byin rlabs rgya mtsho ṅo mtshar gter mdzod ces bya ba bźugs so, 1884-1952 /Mkhan-po Phrin-las-chos-ʾphel gyis mdzad paʾo ; [Gdoṅ-thog Bstan-paʾi-rgyal-mtshan gyis rtsom sgrig bgyis].</text:p>
          </table:table-cell>
          <table:table-cell table:number-columns-repeated="1008"/>
        </table:table-row>
        <table:table-row table:style-name="ro1">
          <table:table-cell office:value-type="string">
            <text:p>W00EGS1016988</text:p>
          </table:table-cell>
          <table:table-cell office:value-type="string">
            <text:p>009575081-9</text:p>
          </table:table-cell>
          <table:table-cell office:value-type="string">
            <text:p>ʾGro skyabs bcol la ʾgro :Brgyad cuʾi naṅ Rgya-gar la bros byol du yoṅ baʾi lam bar gyi dkaʾ sdug brjod pa /Dge-ʾdun-rab-gsal gyis brtsams ; Pad-ma-ʾbum gyis gleṅ rjod spel.</text:p>
          </table:table-cell>
          <table:table-cell table:number-columns-repeated="1008"/>
        </table:table-row>
        <table:table-row table:style-name="ro1">
          <table:table-cell office:value-type="string">
            <text:p>W00EGS1017030</text:p>
          </table:table-cell>
          <table:table-cell office:value-type="string">
            <text:p>010687072-6</text:p>
          </table:table-cell>
          <table:table-cell office:value-type="string">
            <text:p>Lha-babs mchod rten chen moʼi dkar chag padma stoṅ ldan źes bya ba bźugs so /[Mṅaʼ-ris-pa Tshe-dbaṅ-rig-ʼdzin].</text:p>
          </table:table-cell>
          <table:table-cell table:number-columns-repeated="1008"/>
        </table:table-row>
        <table:table-row table:style-name="ro1">
          <table:table-cell office:value-type="string">
            <text:p>W00EGS1017037</text:p>
          </table:table-cell>
          <table:table-cell office:value-type="string">
            <text:p>007987990-X</text:p>
          </table:table-cell>
          <table:table-cell office:value-type="string">
            <text:p>Bod kyi da ltaʾi dza drag gnas bab daṅ ṅa tshoʾi las ʾgan :gon sa skyabs mgon chen po mchog gi dbu ʾkhrid ʾog btsan byol Bod gźuṅ gi grub ʾbras spyi daṅ bye brag deṅ rgyal spyiʾi thog Bod don gnas staṅs skor /Zam-gdoṅ Rin-po-che.</text:p>
          </table:table-cell>
          <table:table-cell table:number-columns-repeated="1008"/>
        </table:table-row>
        <table:table-row table:style-name="ro1">
          <table:table-cell office:value-type="string">
            <text:p>W00EGS1017042</text:p>
          </table:table-cell>
          <table:table-cell office:value-type="string">
            <text:p>012058259-7</text:p>
          </table:table-cell>
          <table:table-cell office:value-type="string">
            <text:p>Bstan sruṅ daṅ blaṅs dmag :spyi zur Blo-bzan-bstan-'dzin daṅ khoṅ gi 'thab grogs rnams /rtsom sgrig daṅ źu dag pa, Lha-'brug-rgyal ; [phyogs sgrig, Blo-bzaṅ-bstan-'dzin].</text:p>
          </table:table-cell>
          <table:table-cell table:number-columns-repeated="1008"/>
        </table:table-row>
        <table:table-row table:style-name="ro1">
          <table:table-cell office:value-type="string">
            <text:p>W00EGS1017063</text:p>
          </table:table-cell>
          <table:table-cell office:value-type="string">
            <text:p>009371079-8</text:p>
          </table:table-cell>
          <table:table-cell office:value-type="string">
            <text:p>ʾJam mgon Sa-skya Paṇ-ṭi-tas mdzad paʾi dag yig sdeb sbyor rin chen rgya mtshoʾi mchan ʾgrel blo gsal dgyes paʾi dpyid dpal źes bya ba bźugs so /So-ru Blo-bzaṅ-dar-rgyas.</text:p>
          </table:table-cell>
          <table:table-cell table:number-columns-repeated="1008"/>
        </table:table-row>
        <table:table-row table:style-name="ro1">
          <table:table-cell office:value-type="string">
            <text:p>W00EGS1017069</text:p>
          </table:table-cell>
          <table:table-cell office:value-type="string">
            <text:p>012053694-3</text:p>
          </table:table-cell>
          <table:table-cell office:value-type="string">
            <text:p>Bod kyi rol moʼi lo rgyus la thog mar dpyad pa /011917851Hor-gtsaṅ ʼJigs-med kyis brtsams.</text:p>
          </table:table-cell>
          <table:table-cell table:number-columns-repeated="1008"/>
        </table:table-row>
        <table:table-row table:style-name="ro1">
          <table:table-cell office:value-type="string">
            <text:p>W00EGS1017077</text:p>
          </table:table-cell>
          <table:table-cell office:value-type="string">
            <text:p>002411612-2</text:p>
          </table:table-cell>
          <table:table-cell office:value-type="string">
            <text:p>Chos ʾbyuṅ Kun gsal me loṅ :the history of Buddhist dharma called, "The Mirror Which Illuminates All Things" ; a comprehensive historical study of the various religious traditions of Tibet /by Dpal-ldan-tshul-khrims.</text:p>
          </table:table-cell>
          <table:table-cell table:number-columns-repeated="1008"/>
        </table:table-row>
        <table:table-row table:style-name="ro1">
          <table:table-cell office:value-type="string">
            <text:p>W00EGS1017082</text:p>
          </table:table-cell>
          <table:table-cell office:value-type="string">
            <text:p>003534289-7</text:p>
          </table:table-cell>
          <table:table-cell office:value-type="string">
            <text:p>The collected works of Karma-chags-med (Rā-ga-a-sya).</text:p>
          </table:table-cell>
          <table:table-cell table:number-columns-repeated="1008"/>
        </table:table-row>
        <table:table-row table:style-name="ro1">
          <table:table-cell office:value-type="string">
            <text:p>W00EGS1017093</text:p>
          </table:table-cell>
          <table:table-cell office:value-type="string">
            <text:p>001834692-8</text:p>
          </table:table-cell>
          <table:table-cell office:value-type="string">
            <text:p>Collected gter-ma rediscoveries of Padma-glin-pa.</text:p>
          </table:table-cell>
          <table:table-cell table:number-columns-repeated="1008"/>
        </table:table-row>
        <table:table-row table:style-name="ro1">
          <table:table-cell office:value-type="string">
            <text:p>W00EGS1017102</text:p>
          </table:table-cell>
          <table:table-cell office:value-type="string">
            <text:p>008390851-X</text:p>
          </table:table-cell>
          <table:table-cell office:value-type="string">
            <text:p>Rdzoṅ-chos chos ʾbyuṅ bdud brtsiʾi zil mṅar :Maṅ-yul Guṅ-thaṅ-rdzoṅ-dkar-chos-sde daṅ, Skyid-groṅ ʾphags mchog wa ti bzaṅ po, Rdzoṅ-dkar yul luṅ bcas kyi chos ʾbyuṅ bdud brtsiʾi zil mṅar = History of Zongkar Choede Monastery /[rtsom sgrig pa, Thub-bstan-ʾjam-dbyaṅs].</text:p>
          </table:table-cell>
          <table:table-cell table:number-columns-repeated="1008"/>
        </table:table-row>
        <table:table-row table:style-name="ro1">
          <table:table-cell office:value-type="string">
            <text:p>W00EGS1017144</text:p>
          </table:table-cell>
          <table:table-cell office:value-type="string">
            <text:p>011542201-3</text:p>
          </table:table-cell>
          <table:table-cell office:value-type="string">
            <text:p>Mkhas-grub Sbyin-pa-dar-rgyas kyi gsuṅ rtsom phyogs bsgrigs /Mkhas-grub Sbyin-pa-dar-rgyas kyis mdzad.</text:p>
          </table:table-cell>
          <table:table-cell table:number-columns-repeated="1008"/>
        </table:table-row>
        <table:table-row table:style-name="ro1">
          <table:table-cell office:value-type="string">
            <text:p>W00EGS1017147</text:p>
          </table:table-cell>
          <table:table-cell office:value-type="string">
            <text:p>010562771-2</text:p>
          </table:table-cell>
          <table:table-cell office:value-type="string">
            <text:p>Sgom sde dbu maʼi spyi don /Sgom-sde Nam-mkhaʼ-rgyal-mtshan gyis mdzad.</text:p>
          </table:table-cell>
          <table:table-cell table:number-columns-repeated="1008"/>
        </table:table-row>
        <table:table-row table:style-name="ro1">
          <table:table-cell office:value-type="string">
            <text:p>W00EGS1017150</text:p>
          </table:table-cell>
          <table:table-cell office:value-type="string">
            <text:p>009591387-4</text:p>
          </table:table-cell>
          <table:table-cell office:value-type="string">
            <text:p>Bod kyi sprul sku rnam gsum gyi ya gyal Sle-luṅ Rje-druṅ sku phreṅ rim byi rnam thar ṅo mtshar rgya mtshoʾi chu thigs /Sle-luṅ Sprul-sku Bstan-ʾdzin-phun-tshogs-blo-ldan gyis brtsams.</text:p>
          </table:table-cell>
          <table:table-cell table:number-columns-repeated="1008"/>
        </table:table-row>
        <table:table-row table:style-name="ro1">
          <table:table-cell office:value-type="string">
            <text:p>W00EGS1017169</text:p>
          </table:table-cell>
          <table:table-cell office:value-type="string">
            <text:p>008515051-7</text:p>
          </table:table-cell>
          <table:table-cell office:value-type="string">
            <text:p>Gaṅs-can bstan sruṅ daṅ blaṅs dmag :Smar-khams-sgaṅ gi rgyal sruṅ dmag ʾthab lo rgyus /Phu-pa Tshe-riṅ-stobs-rgyas kyis brtsams.</text:p>
          </table:table-cell>
          <table:table-cell table:number-columns-repeated="1008"/>
        </table:table-row>
        <table:table-row table:style-name="ro1">
          <table:table-cell office:value-type="string">
            <text:p>W00EGS1017177</text:p>
          </table:table-cell>
          <table:table-cell office:value-type="string">
            <text:p>012016168-0</text:p>
          </table:table-cell>
          <table:table-cell office:value-type="string">
            <text:p>Chos thams cad rdzogs pa chen po byaṅ chub kyi sems kun byed rgyal poʼi ʼgrel ba kun bzaṅ dgoṅs rgyan źes bya ba bźugs so /Gźan-phan-ʼod-zer gyis brtsams.</text:p>
          </table:table-cell>
          <table:table-cell table:number-columns-repeated="1008"/>
        </table:table-row>
        <table:table-row table:style-name="ro1">
          <table:table-cell office:value-type="string">
            <text:p>W00EGS1017292</text:p>
          </table:table-cell>
          <table:table-cell office:value-type="string">
            <text:p>009877463-8</text:p>
          </table:table-cell>
          <table:table-cell office:value-type="string">
            <text:p>Sbag-sa chos sgar gyi byuṅ ba nor buʾi phreṅ ba /Dge-bśes Tshe-dbaṅ gis bris.</text:p>
          </table:table-cell>
          <table:table-cell table:number-columns-repeated="1008"/>
        </table:table-row>
        <table:table-row table:style-name="ro1">
          <table:table-cell office:value-type="string">
            <text:p>W00EGS1017316</text:p>
          </table:table-cell>
          <table:table-cell office:value-type="string">
            <text:p>010598201-6</text:p>
          </table:table-cell>
          <table:table-cell office:value-type="string">
            <text:p>Ja yi bstan bcos źes bya ba bźugs so /Ltag O-rgyan-chos-ʼphel gyis brtsams.</text:p>
          </table:table-cell>
          <table:table-cell table:number-columns-repeated="1008"/>
        </table:table-row>
        <table:table-row table:style-name="ro1">
          <table:table-cell office:value-type="string">
            <text:p>W00EGS1017325</text:p>
          </table:table-cell>
          <table:table-cell office:value-type="string">
            <text:p>008279138-4</text:p>
          </table:table-cell>
          <table:table-cell office:value-type="string">
            <text:p>Źal ʾdon gces btus /[compiled by Geshe Thupten Kunsang].</text:p>
          </table:table-cell>
          <table:table-cell table:number-columns-repeated="1008"/>
        </table:table-row>
        <table:table-row table:style-name="ro1">
          <table:table-cell office:value-type="string">
            <text:p>W00EGS1017328</text:p>
          </table:table-cell>
          <table:table-cell office:value-type="string">
            <text:p>009035415-X</text:p>
          </table:table-cell>
          <table:table-cell office:value-type="string">
            <text:p>Lam ston sgron meʾi phreṅ ba.</text:p>
          </table:table-cell>
          <table:table-cell table:number-columns-repeated="1008"/>
        </table:table-row>
        <table:table-row table:style-name="ro1">
          <table:table-cell office:value-type="string">
            <text:p>W00EGS1017331</text:p>
          </table:table-cell>
          <table:table-cell office:value-type="string">
            <text:p>007412831-0</text:p>
          </table:table-cell>
          <table:table-cell office:value-type="string">
            <text:p>Pad-gliṅ lo rgyus draṅ gtam /Padma-tshe-dbaṅ gis brtsams pa.</text:p>
          </table:table-cell>
          <table:table-cell table:number-columns-repeated="1008"/>
        </table:table-row>
        <table:table-row table:style-name="ro1">
          <table:table-cell office:value-type="string">
            <text:p>W00EGS1017341</text:p>
          </table:table-cell>
          <table:table-cell office:value-type="string">
            <text:p>009688630-7</text:p>
          </table:table-cell>
          <table:table-cell office:value-type="string">
            <text:p>Blo gsar dad paʾi sgo ʾbyed /Klu-ʾbum Bstan-pa-bkra-śis.</text:p>
          </table:table-cell>
          <table:table-cell table:number-columns-repeated="1008"/>
        </table:table-row>
        <table:table-row table:style-name="ro1">
          <table:table-cell office:value-type="string">
            <text:p>W00EGS1017349</text:p>
          </table:table-cell>
          <table:table-cell office:value-type="string">
            <text:p>009206135-4</text:p>
          </table:table-cell>
          <table:table-cell office:value-type="string">
            <text:p>[Skya reṅs daṅ poʾi ʾod snaṅ /Sa-dkar ʾOd-zer] = / Woser Gyatso.</text:p>
          </table:table-cell>
          <table:table-cell table:number-columns-repeated="1008"/>
        </table:table-row>
        <table:table-row table:style-name="ro1">
          <table:table-cell office:value-type="string">
            <text:p>W00EGS1017357</text:p>
          </table:table-cell>
          <table:table-cell office:value-type="string">
            <text:p>009817674-9</text:p>
          </table:table-cell>
          <table:table-cell office:value-type="string">
            <text:p>Yoṅs rdzogs bstan paʾi mṅaʾ bdag Su-dhi-sa-raʾi gsuṅ ʾbum /Dpaʾ-ris Blo-bzaṅ-rab-gsal gyis brtsams.</text:p>
          </table:table-cell>
          <table:table-cell table:number-columns-repeated="1008"/>
        </table:table-row>
        <table:table-row table:style-name="ro1">
          <table:table-cell office:value-type="string">
            <text:p>W00EGS1017398</text:p>
          </table:table-cell>
          <table:table-cell office:value-type="string">
            <text:p>011418159-4</text:p>
          </table:table-cell>
          <table:table-cell office:value-type="string">
            <text:p>Dpal ldan bla ma dam pa Gźuṅ-brgya-smra-baʼi-seṅ-ge Siddhiʼi mtshan can gyi rnam par thar pa yon tan rgya mtsho la dad paʼi rba rlabs rnam par gʼyo ba źes bya ba bźugs so /Byams-pa Lha-btsun-grags-pas mdzad.</text:p>
          </table:table-cell>
          <table:table-cell table:number-columns-repeated="1008"/>
        </table:table-row>
        <table:table-row table:style-name="ro1">
          <table:table-cell office:value-type="string">
            <text:p>W00EGS1017398</text:p>
          </table:table-cell>
          <table:table-cell office:value-type="string">
            <text:p>013606193-1</text:p>
          </table:table-cell>
          <table:table-cell office:value-type="string">
            <text:p>Deb ther sṅon po /ʼGos-lo Gźon-nu-dpal gyis brtsams.</text:p>
          </table:table-cell>
          <table:table-cell table:number-columns-repeated="1008"/>
        </table:table-row>
        <table:table-row table:style-name="ro1">
          <table:table-cell office:value-type="string">
            <text:p>W00EGS1017419</text:p>
          </table:table-cell>
          <table:table-cell office:value-type="string">
            <text:p>010468860-2</text:p>
          </table:table-cell>
          <table:table-cell office:value-type="string">
            <text:p>Che ba drug ldan dpal gsaṅ chen sṅa ʼgyur Rñiṅ-maʼi chos ʼbyuṅ ṅo mtshar tshad ma sum ldan źes bya ba bźugs so /Mkhan-sprul Dkon-mchog-bstan-ʼdzin gyis brtsams.</text:p>
          </table:table-cell>
          <table:table-cell table:number-columns-repeated="1008"/>
        </table:table-row>
        <table:table-row table:style-name="ro1">
          <table:table-cell office:value-type="string">
            <text:p>W00EGS1017421</text:p>
          </table:table-cell>
          <table:table-cell office:value-type="string">
            <text:p>010573295-8</text:p>
          </table:table-cell>
          <table:table-cell office:value-type="string">
            <text:p>Rta phag yid bźin nor buʼi Rdzogs-chen khrid yig /Rdzogs-chen Chos-dbyiṅs-stobs-ldan-rdo-rjes mdzad.</text:p>
          </table:table-cell>
          <table:table-cell table:number-columns-repeated="1008"/>
        </table:table-row>
        <table:table-row table:style-name="ro1">
          <table:table-cell office:value-type="string">
            <text:p>W00JR1718</text:p>
          </table:table-cell>
          <table:table-cell office:value-type="string">
            <text:p>011359087-3</text:p>
          </table:table-cell>
          <table:table-cell office:value-type="string">
            <text:p>Sṅags bcos beʼu bum phyogs bsgrigs /[sgrig pa po, Hum̐-chen daṅ Ñi-zla].</text:p>
          </table:table-cell>
          <table:table-cell table:number-columns-repeated="1008"/>
        </table:table-row>
        <table:table-row table:style-name="ro1">
          <table:table-cell office:value-type="string">
            <text:p>W00JR585</text:p>
          </table:table-cell>
          <table:table-cell office:value-type="string">
            <text:p>011359105-5</text:p>
          </table:table-cell>
          <table:table-cell office:value-type="string">
            <text:p>Ñaṅ-skyes Snaṅ-mdzad-rdo-rjeʼi gsuṅ rtsom phyogs bsgrigs /[sgrig pa po, Hūm̐-chen daṅ Ñi-zla].</text:p>
          </table:table-cell>
          <table:table-cell table:number-columns-repeated="1008"/>
        </table:table-row>
        <table:table-row table:style-name="ro1">
          <table:table-cell office:value-type="string">
            <text:p>W00KG010089</text:p>
          </table:table-cell>
          <table:table-cell office:value-type="string">
            <text:p>011510862-9</text:p>
          </table:table-cell>
          <table:table-cell office:value-type="string">
            <text:p>880-01Han Zang Ying chang yong xin ci yu tu jie ci dian =Rgya Bod Dbyin gsum gsar byuṅ rgyun bkol ris ʼgrel miṅ mdzod = Chinese-Tibetan-English visual dictionary of new daily vocabulary /Rgya Bod Dbyin gsum gsar byuṅ rgyun bkol ris ʼgrel miṅ mdzod Rtsom-sgrig Tsho-chuṅ gis [bsgrigs ; gtso sgrig pa, Tshul-khrims-blo-gros].</text:p>
          </table:table-cell>
          <table:table-cell table:number-columns-repeated="1008"/>
        </table:table-row>
        <table:table-row table:style-name="ro1">
          <table:table-cell office:value-type="string">
            <text:p>W00KG010089</text:p>
          </table:table-cell>
          <table:table-cell office:value-type="string">
            <text:p>012191342-2</text:p>
          </table:table-cell>
          <table:table-cell office:value-type="string">
            <text:p>Rgya Bod Dbyin gsum gsar byuṅ rgyun bkol ris ʼgrel miṅ mdzod =Chinese-Tibetan-English visual dictionary of new daily vocabulary /Rgya Bod Dbyin gsum gsar byuṅ rgyun bkol ris ʼgrel miṅ mdzod rtsom sgrig tsho chuṅ gis [bsgrigs ; gtso sgrig pa, Tshul-khrims-blo-gros].</text:p>
          </table:table-cell>
          <table:table-cell table:number-columns-repeated="1008"/>
        </table:table-row>
        <table:table-row table:style-name="ro1">
          <table:table-cell office:value-type="string">
            <text:p>W00KG010266</text:p>
          </table:table-cell>
          <table:table-cell office:value-type="string">
            <text:p>010910368-8</text:p>
          </table:table-cell>
          <table:table-cell office:value-type="string">
            <text:p>ʼDma briṅ Bod yig slob deb gsar baʼi dri ba daṅ dris lan gsal baʼi sgron me /Tshe-riṅ-rdo-rje, Sñiṅ-dkar-rgyal, Ban-de-skyabs bcas kyis bsgrigs.</text:p>
          </table:table-cell>
          <table:table-cell table:number-columns-repeated="1008"/>
        </table:table-row>
        <table:table-row table:style-name="ro1">
          <table:table-cell office:value-type="string">
            <text:p>W00KG015</text:p>
          </table:table-cell>
          <table:table-cell office:value-type="string">
            <text:p>011303947-6</text:p>
          </table:table-cell>
          <table:table-cell office:value-type="string">
            <text:p>Skye ba sṅa phyiʼi rnam gźag Srid pa gsal baʼi me loṅ źes bya ba bźugs so /[Bla-ruṅ Mkhan-po Tshul-khrims-blo-gros].</text:p>
          </table:table-cell>
          <table:table-cell table:number-columns-repeated="1008"/>
        </table:table-row>
        <table:table-row table:style-name="ro2">
          <table:table-cell office:value-type="string">
            <text:p>W00KG01518</text:p>
          </table:table-cell>
          <table:table-cell office:value-type="string">
            <text:p>007957864-0</text:p>
          </table:table-cell>
          <table:table-cell office:value-type="string">
            <text:p>[Tibetan book]</text:p>
          </table:table-cell>
          <table:table-cell table:number-columns-repeated="1008"/>
        </table:table-row>
        <table:table-row table:style-name="ro1">
          <table:table-cell office:value-type="string">
            <text:p>W00KG02759</text:p>
          </table:table-cell>
          <table:table-cell office:value-type="string">
            <text:p>009881519-9</text:p>
          </table:table-cell>
          <table:table-cell office:value-type="string">
            <text:p>Sa yi steṅ na ʾgran zla daṅ bral ba dpal Bsam-yas mi ʾgyur lhun gyi grub paʾi gtsug lag khaṅ gi dkar chag /Ṅag-dbaṅ-rgyal-po daṅ Legs-bśad-thogs-med, Zla-ba-rgyal-mtshan bcas kyis bsgrigs.</text:p>
          </table:table-cell>
          <table:table-cell table:number-columns-repeated="1008"/>
        </table:table-row>
        <table:table-row table:style-name="ro1">
          <table:table-cell office:value-type="string">
            <text:p>W00KG02762</text:p>
          </table:table-cell>
          <table:table-cell office:value-type="string">
            <text:p>008517270-7</text:p>
          </table:table-cell>
          <table:table-cell office:value-type="string">
            <text:p>Bciṅs ʾgrol sṅon gyi Nag-chu rdzoṅ tsho śog khag gi lo rgyus mdor bsdus /Tshe-riṅ-rdo-rjes rtsom ʾbri byas pa.</text:p>
          </table:table-cell>
          <table:table-cell table:number-columns-repeated="1008"/>
        </table:table-row>
        <table:table-row table:style-name="ro1">
          <table:table-cell office:value-type="string">
            <text:p>W00KG02841</text:p>
          </table:table-cell>
          <table:table-cell office:value-type="string">
            <text:p>006980308-0</text:p>
          </table:table-cell>
          <table:table-cell office:value-type="string">
            <text:p>Creation &amp;amp; completion :essential points of tantric meditation /Jamgön Kongtrul Lodrö Thaye ; introduced, translated, and annotated by Sarah Harding.</text:p>
          </table:table-cell>
          <table:table-cell table:number-columns-repeated="1008"/>
        </table:table-row>
        <table:table-row table:style-name="ro1">
          <table:table-cell office:value-type="string">
            <text:p>W00KG02845</text:p>
          </table:table-cell>
          <table:table-cell office:value-type="string">
            <text:p>005326264-6</text:p>
          </table:table-cell>
          <table:table-cell office:value-type="string">
            <text:p>The Uttara Tantra, a treatise on Buddha nature :a commentary on the Uttara Tantra Ṣāstra of Asaṅga /by Khenchen Thrangu Rinpoche ; translated by Ken and Katia Holmes.</text:p>
          </table:table-cell>
          <table:table-cell table:number-columns-repeated="1008"/>
        </table:table-row>
        <table:table-row table:style-name="ro1">
          <table:table-cell office:value-type="string">
            <text:p>W00KG02861</text:p>
          </table:table-cell>
          <table:table-cell office:value-type="string">
            <text:p>009862333-8</text:p>
          </table:table-cell>
          <table:table-cell office:value-type="string">
            <text:p>Creation &amp;amp; completion :essential points of tantric meditation /Jamgön Kongtrul Lodrö Thaye ; introduced, translated, and annotated by Sarah Harding ; commentary by Khenchen Thrangu Rinpoche.</text:p>
          </table:table-cell>
          <table:table-cell table:number-columns-repeated="1008"/>
        </table:table-row>
        <table:table-row table:style-name="ro1">
          <table:table-cell office:value-type="string">
            <text:p>W00KG03606</text:p>
          </table:table-cell>
          <table:table-cell office:value-type="string">
            <text:p>008833519-4</text:p>
          </table:table-cell>
          <table:table-cell office:value-type="string">
            <text:p>Bod daṅ Man-juʼi ʼbrel bar dpyad paʼi gtam :dus skabs lṅa can.</text:p>
          </table:table-cell>
          <table:table-cell table:number-columns-repeated="1008"/>
        </table:table-row>
        <table:table-row table:style-name="ro1">
          <table:table-cell office:value-type="string">
            <text:p>W00KG03611</text:p>
          </table:table-cell>
          <table:table-cell office:value-type="string">
            <text:p>008853067-1</text:p>
          </table:table-cell>
          <table:table-cell office:value-type="string">
            <text:p>Dpyad rtsom nor buʼi phreṅ ba.</text:p>
          </table:table-cell>
          <table:table-cell table:number-columns-repeated="1008"/>
        </table:table-row>
        <table:table-row table:style-name="ro1">
          <table:table-cell office:value-type="string">
            <text:p>W00KG03658</text:p>
          </table:table-cell>
          <table:table-cell office:value-type="string">
            <text:p>009765326-8</text:p>
          </table:table-cell>
          <table:table-cell office:value-type="string">
            <text:p>Yab-bźis Gʾyu-thog sa dbaṅ dam pa Bkra-śis-don-grub mchog gi sku tsheʾi byuṅ ba che loṅ tsam ma bcos lhug par brjod pa bźugs so /Gʾyu-thog Tshe-riṅ-sgrol-dkar gyis brtsams.</text:p>
          </table:table-cell>
          <table:table-cell table:number-columns-repeated="1008"/>
        </table:table-row>
        <table:table-row table:style-name="ro1">
          <table:table-cell office:value-type="string">
            <text:p>W00KG03661</text:p>
          </table:table-cell>
          <table:table-cell office:value-type="string">
            <text:p>007879051-4</text:p>
          </table:table-cell>
          <table:table-cell office:value-type="string">
            <text:p>Dol-rgyal skor gsal bśad.</text:p>
          </table:table-cell>
          <table:table-cell table:number-columns-repeated="1008"/>
        </table:table-row>
        <table:table-row table:style-name="ro1">
          <table:table-cell office:value-type="string">
            <text:p>W00KG03664</text:p>
          </table:table-cell>
          <table:table-cell office:value-type="string">
            <text:p>008151872-2</text:p>
          </table:table-cell>
          <table:table-cell office:value-type="string">
            <text:p>Dol-rgyal skor gyi bkaʾ slob daṅ ʾbrel yod yig cha khag gñis.</text:p>
          </table:table-cell>
          <table:table-cell table:number-columns-repeated="1008"/>
        </table:table-row>
        <table:table-row table:style-name="ro1">
          <table:table-cell office:value-type="string">
            <text:p>W00KG03666</text:p>
          </table:table-cell>
          <table:table-cell office:value-type="string">
            <text:p>009992002-6</text:p>
          </table:table-cell>
          <table:table-cell office:value-type="string">
            <text:p>Sdom gsum rnam bśad thar lam gsal baʾi me loṅ źes bya ba bźugs so /Bsod-nams-rgya-mtshos brtsams.</text:p>
          </table:table-cell>
          <table:table-cell table:number-columns-repeated="1008"/>
        </table:table-row>
        <table:table-row table:style-name="ro1">
          <table:table-cell office:value-type="string">
            <text:p>W00KG03673</text:p>
          </table:table-cell>
          <table:table-cell office:value-type="string">
            <text:p>010599873-7</text:p>
          </table:table-cell>
          <table:table-cell office:value-type="string">
            <text:p>Dbal-śul Gser-rtaʼi lo rgyus daṅ ʼbrel baʼi gtam /Gser-rta Tshul-khrims kyis brtsams.</text:p>
          </table:table-cell>
          <table:table-cell table:number-columns-repeated="1008"/>
        </table:table-row>
        <table:table-row table:style-name="ro1">
          <table:table-cell office:value-type="string">
            <text:p>W00KG03681</text:p>
          </table:table-cell>
          <table:table-cell office:value-type="string">
            <text:p>007593726-3</text:p>
          </table:table-cell>
          <table:table-cell office:value-type="string">
            <text:p>Goṅ sa skyabs mgon chen po mchog nas, chos skyoṅ bsten phyogs skor bkaʾ slob sṅa rjes bstsal pa khag cha tshaṅ phyogs bsdebs źus pa.</text:p>
          </table:table-cell>
          <table:table-cell table:number-columns-repeated="1008"/>
        </table:table-row>
        <table:table-row table:style-name="ro1">
          <table:table-cell office:value-type="string">
            <text:p>W00KG03683</text:p>
          </table:table-cell>
          <table:table-cell office:value-type="string">
            <text:p>009825333-6</text:p>
          </table:table-cell>
          <table:table-cell office:value-type="string">
            <text:p>Byaṅ chub sems kyi bstod pa rin chen sgron ma źes bya ba thog maʾi ʾbru ʾgrel rgyal sras lam bzaṅ mtshon paʾi dmigs buʾam źe bde nor buʾi gliṅ du bgrod paʾi lam yig ces bya ba /A-tshogs Bstan-ʾdzin-ʾjam-dbyṅs.</text:p>
          </table:table-cell>
          <table:table-cell table:number-columns-repeated="1008"/>
        </table:table-row>
        <table:table-row table:style-name="ro1">
          <table:table-cell office:value-type="string">
            <text:p>W00KG03692</text:p>
          </table:table-cell>
          <table:table-cell office:value-type="string">
            <text:p>009865297-4</text:p>
          </table:table-cell>
          <table:table-cell office:value-type="string">
            <text:p>Lha daṅ klu daṅ gnod sbyin gyis min ṅa yi gtam :rtsom rig mdor btsan /Bse-tsha Rta-mgrin-rdo-rjes brtsams.</text:p>
          </table:table-cell>
          <table:table-cell table:number-columns-repeated="1008"/>
        </table:table-row>
        <table:table-row table:style-name="ro1">
          <table:table-cell office:value-type="string">
            <text:p>W00KG03700</text:p>
          </table:table-cell>
          <table:table-cell office:value-type="string">
            <text:p>009769457-6</text:p>
          </table:table-cell>
          <table:table-cell office:value-type="string">
            <text:p>Ñams ʾgyur ʾbum sde rol paʾi sñan ṅag rgyab śa dkar po :sñan rtsom phyogs sgrig /A-tshogs Bstan-ʾdzin-ʾjam-dbyaṅs.</text:p>
          </table:table-cell>
          <table:table-cell table:number-columns-repeated="1008"/>
        </table:table-row>
        <table:table-row table:style-name="ro1">
          <table:table-cell office:value-type="string">
            <text:p>W00KG03702</text:p>
          </table:table-cell>
          <table:table-cell office:value-type="string">
            <text:p>009368883-0</text:p>
          </table:table-cell>
          <table:table-cell office:value-type="string">
            <text:p>ʾJam mgon bstan paʾi rtsa lag Ser-byes mkhas sñan grwa tshaṅ gi gdan rabs mdo tsam brjod pa zla ba nor buʾi me loṅ źes bya ba bźugs so /Byes-bsam Blo-bzaṅ-dkon-mchog = History of Sera Je Monastery / by Lobsang Kunchok.</text:p>
          </table:table-cell>
          <table:table-cell table:number-columns-repeated="1008"/>
        </table:table-row>
        <table:table-row table:style-name="ro1">
          <table:table-cell office:value-type="string">
            <text:p>W00KG03705</text:p>
          </table:table-cell>
          <table:table-cell office:value-type="string">
            <text:p>008363345-6</text:p>
          </table:table-cell>
          <table:table-cell office:value-type="string">
            <text:p>Bkra śis kyi rim pa phan bdeʾi sgra dbyaṅs /[Chos-kyi-snaṅ-ba].</text:p>
          </table:table-cell>
          <table:table-cell table:number-columns-repeated="1008"/>
        </table:table-row>
        <table:table-row table:style-name="ro1">
          <table:table-cell office:value-type="string">
            <text:p>W00KG03746</text:p>
          </table:table-cell>
          <table:table-cell office:value-type="string">
            <text:p>011215486-7</text:p>
          </table:table-cell>
          <table:table-cell office:value-type="string">
            <text:p>U rgyan Slob dpon Padma ʼbyuṅ gnas kyi ʼkhruṅs rabs chen mo źes bya ba Saṅs rgyas bstan paʼi byuṅ khuṅs mun sel sgron me las rnam thar don gsal me loṅ :the life of the Mahāguru Padmasambhava /from the revelations of Padma-gliṅ-pa.</text:p>
          </table:table-cell>
          <table:table-cell table:number-columns-repeated="1008"/>
        </table:table-row>
        <table:table-row table:style-name="ro1">
          <table:table-cell office:value-type="string">
            <text:p>W00KG03862</text:p>
          </table:table-cell>
          <table:table-cell office:value-type="string">
            <text:p>011222411-3</text:p>
          </table:table-cell>
          <table:table-cell office:value-type="string">
            <text:p>Kloṅ chen sñiṅ thig gi sgrub skor gyi lhan thabs daṅ dpeʼu ris sogs bcas :a collection of supplementary texts illustrating the sādhana practices of the Kloṅ chen sñiṅ thig cycle of visionary teachings of ʼjigs-med-gliṅ-pa.</text:p>
          </table:table-cell>
          <table:table-cell table:number-columns-repeated="1008"/>
        </table:table-row>
        <table:table-row table:style-name="ro1">
          <table:table-cell office:value-type="string">
            <text:p>W00KG03886</text:p>
          </table:table-cell>
          <table:table-cell office:value-type="string">
            <text:p>010252929-9</text:p>
          </table:table-cell>
          <table:table-cell office:value-type="string">
            <text:p>Dgag lan mun sel sgron me /A-gnam Sprul-sku Thub-bstan-blo-gros kyis brtsams.</text:p>
          </table:table-cell>
          <table:table-cell table:number-columns-repeated="1008"/>
        </table:table-row>
        <table:table-row table:style-name="ro1">
          <table:table-cell office:value-type="string">
            <text:p>W00KG0537</text:p>
          </table:table-cell>
          <table:table-cell office:value-type="string">
            <text:p>010469323-1</text:p>
          </table:table-cell>
          <table:table-cell office:value-type="string">
            <text:p>Theg pa chen po Rgyud bla maʼi bstan bcos kyi ʼgrel bśad De kho na ñid rab ru gsal baʼi me loṅ źes bya ba bźugs so /ʼGos Lo-tsa-ba Gźon-nu-dpal gyis mdzad ; [źus dag pa daṅ yig sgrig pa, Gʹyu-tsha-pad-kho].</text:p>
          </table:table-cell>
          <table:table-cell table:number-columns-repeated="1008"/>
        </table:table-row>
        <table:table-row table:style-name="ro1">
          <table:table-cell office:value-type="string">
            <text:p>W00KG0540</text:p>
          </table:table-cell>
          <table:table-cell office:value-type="string">
            <text:p>010599483-9</text:p>
          </table:table-cell>
          <table:table-cell office:value-type="string">
            <text:p>Theg pa chen po mdo sde rgyan gyo dgoṅs don rnam par bśad pa theg mchog bdud rtsiʼi dgaʼ ston ces bya ba bźugs so /ʼJam-mgon Mi-pham-rgya-mtshos mdzad.</text:p>
          </table:table-cell>
          <table:table-cell table:number-columns-repeated="1008"/>
        </table:table-row>
        <table:table-row table:style-name="ro1">
          <table:table-cell office:value-type="string">
            <text:p>W00KG0549</text:p>
          </table:table-cell>
          <table:table-cell office:value-type="string">
            <text:p>010577032-9</text:p>
          </table:table-cell>
          <table:table-cell office:value-type="string">
            <text:p>Legs bśad bstan bcos phyogs bsgrigs /[Kruṅ-go Bod Rig-pa Źib-ʼjug Lte-gnas Chos-lugs Źib-ʼjug-khaṅ gis dag sgrig byas].</text:p>
          </table:table-cell>
          <table:table-cell table:number-columns-repeated="1008"/>
        </table:table-row>
        <table:table-row table:style-name="ro1">
          <table:table-cell office:value-type="string">
            <text:p>W00KG06</text:p>
          </table:table-cell>
          <table:table-cell office:value-type="string">
            <text:p>009980702-5</text:p>
          </table:table-cell>
          <table:table-cell office:value-type="string">
            <text:p>Bsaṅ mchod phyogs bsrgigs /Bsod-nams-ʾbum na bsgrigs.</text:p>
          </table:table-cell>
          <table:table-cell table:number-columns-repeated="1008"/>
        </table:table-row>
        <table:table-row table:style-name="ro1">
          <table:table-cell office:value-type="string">
            <text:p>W00KG0614</text:p>
          </table:table-cell>
          <table:table-cell office:value-type="string">
            <text:p>011541779-6</text:p>
          </table:table-cell>
          <table:table-cell office:value-type="string">
            <text:p>Mu tig gliṅ gi dgaʼ ston /Mtsho-sṅon Bod-yig Gsar-ʼgyur-khaṅ gis bsgrigs.</text:p>
          </table:table-cell>
          <table:table-cell table:number-columns-repeated="1008"/>
        </table:table-row>
        <table:table-row table:style-name="ro1">
          <table:table-cell office:value-type="string">
            <text:p>W00KG0619</text:p>
          </table:table-cell>
          <table:table-cell office:value-type="string">
            <text:p>008098290-5</text:p>
          </table:table-cell>
          <table:table-cell office:value-type="string">
            <text:p>Bod kyi rtsom lus rnam bśad =Tsang tsu wen hsüeh tʻi tsʻai tʻung lun = General forms of Tibetan literature /Go-śul Grags-pa-ʾbyuṅ-gnas kyis brtsams.</text:p>
          </table:table-cell>
          <table:table-cell table:number-columns-repeated="1008"/>
        </table:table-row>
        <table:table-row table:style-name="ro1">
          <table:table-cell office:value-type="string">
            <text:p>W00KG0624</text:p>
          </table:table-cell>
          <table:table-cell office:value-type="string">
            <text:p>001570482-3</text:p>
          </table:table-cell>
          <table:table-cell office:value-type="string">
            <text:p>Liturgical texts of the Sa-skya-pa Lamʾbras tradition for recitation in the Sgrub-grwa at the New Lumbini Buddhist Monastery /collected and published at the order of Chopgye Trichen Rinpoche.</text:p>
          </table:table-cell>
          <table:table-cell table:number-columns-repeated="1008"/>
        </table:table-row>
        <table:table-row table:style-name="ro1">
          <table:table-cell office:value-type="string">
            <text:p>W00KG07606</text:p>
          </table:table-cell>
          <table:table-cell office:value-type="string">
            <text:p>012814186-7</text:p>
          </table:table-cell>
          <table:table-cell office:value-type="string">
            <text:p>Gʹyu-khog Bla-ma Bya-bral Chos-dbyiṅs-raṅ-grol gyi gsuṅ ʼbum bźugs.</text:p>
          </table:table-cell>
          <table:table-cell table:number-columns-repeated="1008"/>
        </table:table-row>
        <table:table-row table:style-name="ro1">
          <table:table-cell office:value-type="string">
            <text:p>W00KG08430</text:p>
          </table:table-cell>
          <table:table-cell office:value-type="string">
            <text:p>008638086-9</text:p>
          </table:table-cell>
          <table:table-cell office:value-type="string">
            <text:p>Blo-bzaṅ-dpal-ldan gyi ljags rtsom phyogs bsgrigs /Blo-bzaṅ-dpal-ldan gyis brtsams.</text:p>
          </table:table-cell>
          <table:table-cell table:number-columns-repeated="1008"/>
        </table:table-row>
        <table:table-row table:style-name="ro1">
          <table:table-cell office:value-type="string">
            <text:p>W00KG08442</text:p>
          </table:table-cell>
          <table:table-cell office:value-type="string">
            <text:p>010259385-X</text:p>
          </table:table-cell>
          <table:table-cell office:value-type="string">
            <text:p>Phur-paʼi chos ʼbyuṅ daṅ rgyud ʼgrel phyogs bsgrigs /Sṅags-maṅ Źib-ʼjug-khaṅ gis bsgrigs.</text:p>
          </table:table-cell>
          <table:table-cell table:number-columns-repeated="1008"/>
        </table:table-row>
        <table:table-row table:style-name="ro1">
          <table:table-cell office:value-type="string">
            <text:p>W00KG08442</text:p>
          </table:table-cell>
          <table:table-cell office:value-type="string">
            <text:p>011359157-8</text:p>
          </table:table-cell>
          <table:table-cell office:value-type="string">
            <text:p>Phur-paʼi chos ʼbyuṅ daṅ rgyud ʼgrel phyogs bsgrigs /Sṅags-maṅ Źib-ʼjug-khaṅ gis bsgrigs.</text:p>
          </table:table-cell>
          <table:table-cell table:number-columns-repeated="1008"/>
        </table:table-row>
        <table:table-row table:style-name="ro1">
          <table:table-cell office:value-type="string">
            <text:p>W00KG08443</text:p>
          </table:table-cell>
          <table:table-cell office:value-type="string">
            <text:p>012016217-2</text:p>
          </table:table-cell>
          <table:table-cell office:value-type="string">
            <text:p>Mdo-smad źib ʼjug /Kan-suʼu Bod-kyi Śes-rig Źib-ʼjug-khaṅ gis bsgrigs.</text:p>
          </table:table-cell>
          <table:table-cell table:number-columns-repeated="1008"/>
        </table:table-row>
        <table:table-row table:style-name="ro1">
          <table:table-cell office:value-type="string">
            <text:p>W00KG09</text:p>
          </table:table-cell>
          <table:table-cell office:value-type="string">
            <text:p>011563668-4</text:p>
          </table:table-cell>
          <table:table-cell office:value-type="string">
            <text:p>Spyod ʼjug śer ʼgrel ke ta ka bźugs so /ʼJu Mi-pham gyis brtsams.</text:p>
          </table:table-cell>
          <table:table-cell table:number-columns-repeated="1008"/>
        </table:table-row>
        <table:table-row table:style-name="ro2">
          <table:table-cell office:value-type="string">
            <text:p>W00KG09211</text:p>
          </table:table-cell>
          <table:table-cell office:value-type="string">
            <text:p>001149630-4</text:p>
          </table:table-cell>
          <table:table-cell office:value-type="string">
            <text:p>Four Tibetan-Mongolian lexicons.</text:p>
          </table:table-cell>
          <table:table-cell table:number-columns-repeated="1008"/>
        </table:table-row>
        <table:table-row table:style-name="ro1">
          <table:table-cell office:value-type="string">
            <text:p>W00KG09215</text:p>
          </table:table-cell>
          <table:table-cell office:value-type="string">
            <text:p>001592964-7</text:p>
          </table:table-cell>
          <table:table-cell office:value-type="string">
            <text:p>Rgyal po chen po Mig mi bzaṅgis mthar byed Rtaʾi rgyal po la źus paʾi Dpal Nag po chen po Ye śes kyi Mgon po Phyag drug paʾi rgyud leʾu brgyad pa sogs Mkhas grub Thams cad mkhyen pa Dge legs dpal bzaṅ gi Mkhas grub be bum du grags pa;a collection of tantric texts and ritual for invoking Mahākāla in the six-armed form according to the traditions of the Śaṅs-pa Bkaʾ-brgyud-pa. Arranged and rewritten by Mkhas-grub Rje Dge-legs-dpal-bzaṅ. Reproduced from the original MS. in the possession of Dar-mdo Sprul-sku of Kalimpong by Don-ʾgrub-rdo-rje.</text:p>
          </table:table-cell>
          <table:table-cell table:number-columns-repeated="1008"/>
        </table:table-row>
        <table:table-row table:style-name="ro1">
          <table:table-cell office:value-type="string">
            <text:p>W00KG09349</text:p>
          </table:table-cell>
          <table:table-cell office:value-type="string">
            <text:p>001380984-9</text:p>
          </table:table-cell>
          <table:table-cell office:value-type="string">
            <text:p>Theg pa cehn [sic] po Rgyud bla maʼi bstan bcos legs bśad ñi maʼi ʼod zer :a detialed [sic] commentary on the Ratnagotravibhāga or Uttaratantraśāstra /by Dol-po-pa Śes-rab-rgyal-mtshan, and Dus ʼkhor chos ʼbyuṅ and the famed Rgya gar ʼPhags paʼi yul gyi chos ʼbyuṅ : histories of the Kalacakra practice and Buddhism in India / by Jo-naṅ-pa Kun-mkhyen Tāranathā.</text:p>
          </table:table-cell>
          <table:table-cell table:number-columns-repeated="1008"/>
        </table:table-row>
        <table:table-row table:style-name="ro1">
          <table:table-cell office:value-type="string">
            <text:p>W00KG09351</text:p>
          </table:table-cell>
          <table:table-cell office:value-type="string">
            <text:p>001446674-0</text:p>
          </table:table-cell>
          <table:table-cell office:value-type="string">
            <text:p>Kha-gling and Dmyal-gling :two episodes from the Gesar epic cycle recounting the King of Ling's conquest of the Khache and of Hell.</text:p>
          </table:table-cell>
          <table:table-cell table:number-columns-repeated="1008"/>
        </table:table-row>
        <table:table-row table:style-name="ro1">
          <table:table-cell office:value-type="string">
            <text:p>W00KG09353</text:p>
          </table:table-cell>
          <table:table-cell office:value-type="string">
            <text:p>001570601-X</text:p>
          </table:table-cell>
          <table:table-cell office:value-type="string">
            <text:p>Sgrub thabs ʾdod ʾjo bum bzaṅ :a collection of Nyingmapa sadhanas /written by Gter-bdag-gliṅ-pa with the help of Smin-gliṅ Lo-chen.</text:p>
          </table:table-cell>
          <table:table-cell table:number-columns-repeated="1008"/>
        </table:table-row>
        <table:table-row table:style-name="ro1">
          <table:table-cell office:value-type="string">
            <text:p>W00KG09355</text:p>
          </table:table-cell>
          <table:table-cell office:value-type="string">
            <text:p>001935261-1</text:p>
          </table:table-cell>
          <table:table-cell office:value-type="string">
            <text:p>The Lam rim chen mo of the incomparable Tsong-kha-pa ;with the interlineal notes of Ba-so Chos-kyi-rgyal-mtshan, Sde-drug Mkhan-chen Ngag-dbang-rab-brtan, ʾJam-dbyangs-bzhad-paʾi-rdo-rje, and Bra-sti Dge-bshes Rin-chen-don -grub.</text:p>
          </table:table-cell>
          <table:table-cell table:number-columns-repeated="1008"/>
        </table:table-row>
        <table:table-row table:style-name="ro1">
          <table:table-cell office:value-type="string">
            <text:p>W00KG09357</text:p>
          </table:table-cell>
          <table:table-cell office:value-type="string">
            <text:p>001446252-4</text:p>
          </table:table-cell>
          <table:table-cell office:value-type="string">
            <text:p>Two introductions (khrid-yig) to Dzogchen practice :Kloń chen sñiṅ thig gi sṅon 'gro'i khrid yig thar lam gsal byed sgron me, and 'Od gsal rdzogs pa chen po yaṅ gsaṅ bla na med pa spyi'i khyad par gyi khrid yig lam bzaṅ ye śes sñiṅ po /by A-'dzom 'Brug-pa 'Gro-'dul-dpa'-bo-rdo-rje.</text:p>
          </table:table-cell>
          <table:table-cell table:number-columns-repeated="1008"/>
        </table:table-row>
        <table:table-row table:style-name="ro1">
          <table:table-cell office:value-type="string">
            <text:p>W00KG09382</text:p>
          </table:table-cell>
          <table:table-cell office:value-type="string">
            <text:p>001935215-8</text:p>
          </table:table-cell>
          <table:table-cell office:value-type="string">
            <text:p>Tibetan compendia written for Csoma de Koros by the lamas of Zans-dkar :manuscripts in the library of the Hungarian Academy of Sciences /edited by J. Terjek.</text:p>
          </table:table-cell>
          <table:table-cell table:number-columns-repeated="1008"/>
        </table:table-row>
        <table:table-row table:style-name="ro1">
          <table:table-cell office:value-type="string">
            <text:p>W00KG09391</text:p>
          </table:table-cell>
          <table:table-cell office:value-type="string">
            <text:p>007366353-0</text:p>
          </table:table-cell>
          <table:table-cell office:value-type="string">
            <text:p>Bkaʾ brgyad bde gshegs ʾdus pa :a collection of rare teachings from the gter-ma rediscovered by Mngaʾ-bdag Nyang-ral Nyi-ma-ʾod-zer.</text:p>
          </table:table-cell>
          <table:table-cell table:number-columns-repeated="1008"/>
        </table:table-row>
        <table:table-row table:style-name="ro1">
          <table:table-cell office:value-type="string">
            <text:p>W00KG09688</text:p>
          </table:table-cell>
          <table:table-cell office:value-type="string">
            <text:p>008099122-X</text:p>
          </table:table-cell>
          <table:table-cell office:value-type="string">
            <text:p>Jo-bo rje lha gcig dpal ldan A-ti-śaʾi rnam thar bla maʾi yon tan chos kyi ʾbyuṅ gnas sogs Bkaʾ-gdams rin po cheʾi glegs bam /ʾBrom-ston-pa Rgyal-baʾi-ʾbyuṅ-gnas bcas kyi brtsams.</text:p>
          </table:table-cell>
          <table:table-cell table:number-columns-repeated="1008"/>
        </table:table-row>
        <table:table-row table:style-name="ro1">
          <table:table-cell office:value-type="string">
            <text:p>W00KG09691</text:p>
          </table:table-cell>
          <table:table-cell office:value-type="string">
            <text:p>008097980-7</text:p>
          </table:table-cell>
          <table:table-cell office:value-type="string">
            <text:p>ʾBrom-ston-pa Rgyal-baʾi-ʾbyuṅ-gnas kyi skyes rabs Bkaʾ-gdams bu chos /Jo-bo Rje Dpal-ldan A-ti-śas brtsams.</text:p>
          </table:table-cell>
          <table:table-cell table:number-columns-repeated="1008"/>
        </table:table-row>
        <table:table-row table:style-name="ro1">
          <table:table-cell office:value-type="string">
            <text:p>W00KG09698</text:p>
          </table:table-cell>
          <table:table-cell office:value-type="string">
            <text:p>010073680-7</text:p>
          </table:table-cell>
          <table:table-cell office:value-type="string">
            <text:p>Gaṅs can Bod kyi rgyal rabs lo tshigs daṅ dus ʾgyur yo laṅs la dpyad pa sṅon med deb ther gzur gnas dpyod ldan dgyes paʾi dbyaṅs sñan źes bya bźugs so /Gdoṅ-thog Btsan-paʾi-rgyal-mtshan gyis brtsams.</text:p>
          </table:table-cell>
          <table:table-cell table:number-columns-repeated="1008"/>
        </table:table-row>
        <table:table-row table:style-name="ro1">
          <table:table-cell office:value-type="string">
            <text:p>W00KG09700</text:p>
          </table:table-cell>
          <table:table-cell office:value-type="string">
            <text:p>011482785-0</text:p>
          </table:table-cell>
          <table:table-cell office:value-type="string">
            <text:p>Lho-khaʼi lo rgyus rig gnas dpyad gźiʼi rgyu cha bdams bsgrigs /Lho-kha-sa-khul srid gros lo rgyus rig gnas dpyad gźiʼi rgyu cha bdams bsgrigs rtsom sgrig au yon lhan khaṅ nas bsgrigs.</text:p>
          </table:table-cell>
          <table:table-cell table:number-columns-repeated="1008"/>
        </table:table-row>
        <table:table-row table:style-name="ro1">
          <table:table-cell office:value-type="string">
            <text:p>W00KG09730</text:p>
          </table:table-cell>
          <table:table-cell office:value-type="string">
            <text:p>008174759-4</text:p>
          </table:table-cell>
          <table:table-cell office:value-type="string">
            <text:p>Rgyal rabs gsal baʼi me loṅ /Sa-skya Bsod-nams-rgyal-mtshan gyis brtsams.</text:p>
          </table:table-cell>
          <table:table-cell table:number-columns-repeated="1008"/>
        </table:table-row>
        <table:table-row table:style-name="ro1">
          <table:table-cell office:value-type="string">
            <text:p>W00KG09731</text:p>
          </table:table-cell>
          <table:table-cell office:value-type="string">
            <text:p>008621719-4</text:p>
          </table:table-cell>
          <table:table-cell office:value-type="string">
            <text:p>Bod rje chos rgyal gyi gduṅ rgyud sde dpon Lha-rgya-riʾi dguṅ rabs rin chen phreṅ ba źes bya ba bźugs so /[Lha-rgya-ri Rnam-rgyal-rgya-mtshos brtsams].</text:p>
          </table:table-cell>
          <table:table-cell table:number-columns-repeated="1008"/>
        </table:table-row>
        <table:table-row table:style-name="ro1">
          <table:table-cell office:value-type="string">
            <text:p>W00KG09736</text:p>
          </table:table-cell>
          <table:table-cell office:value-type="string">
            <text:p>007386082-4</text:p>
          </table:table-cell>
          <table:table-cell office:value-type="string">
            <text:p>Gaṅs ljoṅs mdo sṅags kyi bstan paʾi śiṅ rta Dpal ldan Sa skya paʾi chos ʾbyuṅ mdor bsdus Skal bzaṅ yid kyi dgaʾ ston źes bya ba bźugs so.</text:p>
          </table:table-cell>
          <table:table-cell table:number-columns-repeated="1008"/>
        </table:table-row>
        <table:table-row table:style-name="ro1">
          <table:table-cell office:value-type="string">
            <text:p>W00KG09748</text:p>
          </table:table-cell>
          <table:table-cell office:value-type="string">
            <text:p>002687219-6</text:p>
          </table:table-cell>
          <table:table-cell office:value-type="string">
            <text:p>Mñam-med Dwags-po Bkaʾ-brgyud kyi riṅ lugs dri ma med paʾi tshul cuṅ zad gleṅ ba Legs bśad dbyar rṅaʾi sgra dbyaṅs źes bya ba bźugs so =Mnam-Med-Dags-Po-Bka-Brgyud-Kyi-Rin-Lugs-Dri-Ma-Med-Pi-Tshul-Chun-Zed-Glen-Wa-Legs-Bsed-Dbyar-Rni-Sgr[sic]-Dbyans-Zes-Byawa-Bzugs-So /Mkhan-po Ye-śes-chos-dar.</text:p>
          </table:table-cell>
          <table:table-cell table:number-columns-repeated="1008"/>
        </table:table-row>
        <table:table-row table:style-name="ro1">
          <table:table-cell office:value-type="string">
            <text:p>W00KG09750</text:p>
          </table:table-cell>
          <table:table-cell office:value-type="string">
            <text:p>007366585-1</text:p>
          </table:table-cell>
          <table:table-cell office:value-type="string">
            <text:p>Bstan po Lha-sras Dar-ma daʾn deʾi rjes su byuṅ baʾi rgyal rabs mdor bsdus /Mkhar-rmeʾu Bsam-gtan-rgyal-mtshan.</text:p>
          </table:table-cell>
          <table:table-cell table:number-columns-repeated="1008"/>
        </table:table-row>
        <table:table-row table:style-name="ro1">
          <table:table-cell office:value-type="string">
            <text:p>W00KG09753</text:p>
          </table:table-cell>
          <table:table-cell office:value-type="string">
            <text:p>009958920-6</text:p>
          </table:table-cell>
          <table:table-cell office:value-type="string">
            <text:p>880-01Han qu fo jiao yuan liu ji /Gongbujia zhu ; Luosangdanzeng yi.</text:p>
          </table:table-cell>
          <table:table-cell table:number-columns-repeated="1008"/>
        </table:table-row>
        <table:table-row table:style-name="ro1">
          <table:table-cell office:value-type="string">
            <text:p>W00KG09754</text:p>
          </table:table-cell>
          <table:table-cell office:value-type="string">
            <text:p>008736224-4</text:p>
          </table:table-cell>
          <table:table-cell office:value-type="string">
            <text:p>Spyi-ti Dkyil dgon nor bu dge ʾphel gyi byuṅ ba brjod paʾi rab byed ʾphags nor bdun ldan źes bya ba bźugs so /by Tashi Tsering. A short guide to Key Gonpa : entitled the mirror that sheds light on the centre of the mandala / Roberto Vitali.</text:p>
          </table:table-cell>
          <table:table-cell table:number-columns-repeated="1008"/>
        </table:table-row>
        <table:table-row table:style-name="ro1">
          <table:table-cell office:value-type="string">
            <text:p>W00KG09759</text:p>
          </table:table-cell>
          <table:table-cell office:value-type="string">
            <text:p>011221769-9</text:p>
          </table:table-cell>
          <table:table-cell office:value-type="string">
            <text:p>Rta-waṅ Dgā ldān rnām Rgyāl lhā rtseʼi bcaʼ yig mdor bsdus bʼzugs so /Ṅag-dbaṅ-rnam-rgyal.</text:p>
          </table:table-cell>
          <table:table-cell table:number-columns-repeated="1008"/>
        </table:table-row>
        <table:table-row table:style-name="ro1">
          <table:table-cell office:value-type="string">
            <text:p>W00KG09766</text:p>
          </table:table-cell>
          <table:table-cell office:value-type="string">
            <text:p>007986146-6</text:p>
          </table:table-cell>
          <table:table-cell office:value-type="string">
            <text:p>Rwa stag gi don rkyen daṅ deʾi ṅo boʾi skor gleṅ ba /Phun-tshes rtsom sgrig byas.</text:p>
          </table:table-cell>
          <table:table-cell table:number-columns-repeated="1008"/>
        </table:table-row>
        <table:table-row table:style-name="ro1">
          <table:table-cell office:value-type="string">
            <text:p>W00KG09823</text:p>
          </table:table-cell>
          <table:table-cell office:value-type="string">
            <text:p>008378167-6</text:p>
          </table:table-cell>
          <table:table-cell office:value-type="string">
            <text:p>Dbon-źaṅ ʾdum paʾi bkaʾ gtsigs rdo riṅ daṅ Bod Thaṅ rgyal rabs gñis kyi ʾbrel baʾi ʾpho ʾgyur /Dkon-mchog-tshe-brtan gyis brtsams.</text:p>
          </table:table-cell>
          <table:table-cell table:number-columns-repeated="1008"/>
        </table:table-row>
        <table:table-row table:style-name="ro1">
          <table:table-cell office:value-type="string">
            <text:p>W00KG09824</text:p>
          </table:table-cell>
          <table:table-cell office:value-type="string">
            <text:p>007366519-3</text:p>
          </table:table-cell>
          <table:table-cell office:value-type="string">
            <text:p>Ri bo Gaṅs can daṅ Mtsho Ma dros pa, chu bo bźi, daṅ bcas pa gtan la dbab pa mkhas paʾi rna rgyan źes bya ba bźugs so.</text:p>
          </table:table-cell>
          <table:table-cell table:number-columns-repeated="1008"/>
        </table:table-row>
        <table:table-row table:style-name="ro1">
          <table:table-cell office:value-type="string">
            <text:p>W00KG09978</text:p>
          </table:table-cell>
          <table:table-cell office:value-type="string">
            <text:p>011563234-4</text:p>
          </table:table-cell>
          <table:table-cell office:value-type="string">
            <text:p>Mi-ñag mkhan chen Thub-bstan-chos-kyi-grags-paʼi rtogs brjod daṅ gsuṅ rtsom phyogs bsgrigs /[Bsod-nams-ñi-mas brtsams ; gtso sgrig pa, Padma-theg-mchog-blo-ldan].</text:p>
          </table:table-cell>
          <table:table-cell table:number-columns-repeated="1008"/>
        </table:table-row>
        <table:table-row table:style-name="ro1">
          <table:table-cell office:value-type="string">
            <text:p>W1</text:p>
          </table:table-cell>
          <table:table-cell office:value-type="string">
            <text:p>008098008-2</text:p>
          </table:table-cell>
          <table:table-cell office:value-type="string">
            <text:p>ʾTsho byed las daṅ po ba la ñe bar mkho ba Gaṅs-can gso rig rgya mtshoʾi ʾjug ṅogs /Dkon-mchog-rgyal-mtshan gyis brtsams.</text:p>
          </table:table-cell>
          <table:table-cell table:number-columns-repeated="1008"/>
        </table:table-row>
        <table:table-row table:style-name="ro1">
          <table:table-cell office:value-type="string">
            <text:p>W10110</text:p>
          </table:table-cell>
          <table:table-cell office:value-type="string">
            <text:p>011215703-3</text:p>
          </table:table-cell>
          <table:table-cell office:value-type="string">
            <text:p>Instructions on Nyingmapa contemplative practice /by ʼOd-gsal-rin-chen-sñiṅ-po Padma-las-ʼbrel rtsal [i.e. Ṅag-dbaṅ-dpal-bzaṅ] and Rdo-dmar Źabs-druṅ Mi-ʼgyur-rdo-rje.</text:p>
          </table:table-cell>
          <table:table-cell table:number-columns-repeated="1008"/>
        </table:table-row>
        <table:table-row table:style-name="ro1">
          <table:table-cell office:value-type="string">
            <text:p>W10196</text:p>
          </table:table-cell>
          <table:table-cell office:value-type="string">
            <text:p>001579346-X</text:p>
          </table:table-cell>
          <table:table-cell office:value-type="string">
            <text:p>Dbu ma bżi brgya paʼi tshig don rnam par bśad pa klu dbaṅ dgoṅs rgyan :a rare and previously unpublished commentary on Āryadeva's monumental work on Madhyamaka philosophy, the Catuḥśatakaśāstrakārikā /by Bod-pa Sprul-sku Mdo-sṅags-bstan-paʼi-ñi-ma.</text:p>
          </table:table-cell>
          <table:table-cell table:number-columns-repeated="1008"/>
        </table:table-row>
        <table:table-row table:style-name="ro1">
          <table:table-cell office:value-type="string">
            <text:p>W10206</text:p>
          </table:table-cell>
          <table:table-cell office:value-type="string">
            <text:p>007412754-3</text:p>
          </table:table-cell>
          <table:table-cell office:value-type="string">
            <text:p>The collected works (sugṅ ʾbum) of Dge-bśes Brag-phug Dge-ʾdun-rin-chen.</text:p>
          </table:table-cell>
          <table:table-cell table:number-columns-repeated="1008"/>
        </table:table-row>
        <table:table-row table:style-name="ro1">
          <table:table-cell office:value-type="string">
            <text:p>W10232</text:p>
          </table:table-cell>
          <table:table-cell office:value-type="string">
            <text:p>008084345-X</text:p>
          </table:table-cell>
          <table:table-cell office:value-type="string">
            <text:p>Tshad ma rigs gter gyi ʾgrel pa /Bsod-nams-lhun-grub.</text:p>
          </table:table-cell>
          <table:table-cell table:number-columns-repeated="1008"/>
        </table:table-row>
        <table:table-row table:style-name="ro1">
          <table:table-cell office:value-type="string">
            <text:p>W10234</text:p>
          </table:table-cell>
          <table:table-cell office:value-type="string">
            <text:p>001350493-2</text:p>
          </table:table-cell>
          <table:table-cell office:value-type="string">
            <text:p>The collected works (gsuṅ ʾbum) of Glo-bo Mkhan-chen Bsod-nams-lhun-grub.</text:p>
          </table:table-cell>
          <table:table-cell table:number-columns-repeated="1008"/>
        </table:table-row>
        <table:table-row table:style-name="ro1">
          <table:table-cell office:value-type="string">
            <text:p>W10237</text:p>
          </table:table-cell>
          <table:table-cell office:value-type="string">
            <text:p>002407575-2</text:p>
          </table:table-cell>
          <table:table-cell office:value-type="string">
            <text:p>Dpal Kyai-rdo rjeʹi mṅon rtogs mdzes rgyan daṅ lus dkyil mdzes rgyan bźugs so =Dpal Kyee rdo rjeʹi mngon rtogs mdzes rgyan dang lus dkyil mdzes rgyan rgyan bzhugs so /by Ngor chen Dkon mchog lhun grub.</text:p>
          </table:table-cell>
          <table:table-cell table:number-columns-repeated="1008"/>
        </table:table-row>
        <table:table-row table:style-name="ro1">
          <table:table-cell office:value-type="string">
            <text:p>W10264</text:p>
          </table:table-cell>
          <table:table-cell office:value-type="string">
            <text:p>008768186-2</text:p>
          </table:table-cell>
          <table:table-cell office:value-type="string">
            <text:p>Mkhan chen Ṅag-dbaṅ-chos-grags kyi pod chen drug gi ʾgrel pa phyogs sgrigs =The collection works of Mkyen-chen Ngag-dwang-chos-grags.</text:p>
          </table:table-cell>
          <table:table-cell table:number-columns-repeated="1008"/>
        </table:table-row>
        <table:table-row table:style-name="ro1">
          <table:table-cell office:value-type="string">
            <text:p>W10281</text:p>
          </table:table-cell>
          <table:table-cell office:value-type="string">
            <text:p>008137245-0</text:p>
          </table:table-cell>
          <table:table-cell office:value-type="string">
            <text:p>Sa-Pan̥ mkhas ʾjug rtsa ʾgrel bʹzugs /Sa-Pan Kun-dgaʾ-rgyal-mtshan gyis rtsa ba mdzad, Bo-thar-bkra-ʹsis-chos-ʾphel daṅ Ṅag-dbaṅ-chos-grags kyis ʾgrel ba brtsams.</text:p>
          </table:table-cell>
          <table:table-cell table:number-columns-repeated="1008"/>
        </table:table-row>
        <table:table-row table:style-name="ro1">
          <table:table-cell office:value-type="string">
            <text:p>W10308</text:p>
          </table:table-cell>
          <table:table-cell office:value-type="string">
            <text:p>001605253-6</text:p>
          </table:table-cell>
          <table:table-cell office:value-type="string">
            <text:p>Lam ʼbras khog phub [and] Bde mchog chos ʼbyuṅ :two historical studies of the Sa-skya-pa Lam ʼbras and Chakrasamvara traditions /by ʼJam-mgon A-myes-źabs Ṅag-dbaṅ-kun-dgaʼ-bsod-nams.</text:p>
          </table:table-cell>
          <table:table-cell table:number-columns-repeated="1008"/>
        </table:table-row>
        <table:table-row table:style-name="ro1">
          <table:table-cell office:value-type="string">
            <text:p>W10329</text:p>
          </table:table-cell>
          <table:table-cell office:value-type="string">
            <text:p>001604880-6</text:p>
          </table:table-cell>
          <table:table-cell office:value-type="string">
            <text:p>Mkhyen brtse nus paʼi mṅaʼ bdag rgyal ba sras daṅ slob mar bcas paʼi spyi gzugs dam pa dus gsum sgrib med du gzigs paʼi Rje btsun Mus pa chen po Saṅs rgyas rgyal mtshan gyi rnam par thar pa byin rlabs kyi char ʼbebs ṅo mtshar sarga gsum pa :the biography of the 16th century Sa-skya-pa scholar and saint Mus-chen Saṅs-rgyas-rgyal-mtshan /by ʼJam-mgon A-myes-zabs Ṅag-dbaṅ-kun-dgaʼ-bsod-nams.</text:p>
          </table:table-cell>
          <table:table-cell table:number-columns-repeated="1008"/>
        </table:table-row>
        <table:table-row table:style-name="ro1">
          <table:table-cell office:value-type="string">
            <text:p>W10347</text:p>
          </table:table-cell>
          <table:table-cell office:value-type="string">
            <text:p>001872247-4</text:p>
          </table:table-cell>
          <table:table-cell office:value-type="string">
            <text:p>Collected writings on Buddhist philosophy, liturgy, and ritual of Źu-chen Tshul-khrims-rin-chen.</text:p>
          </table:table-cell>
          <table:table-cell table:number-columns-repeated="1008"/>
        </table:table-row>
        <table:table-row table:style-name="ro1">
          <table:table-cell office:value-type="string">
            <text:p>W10419</text:p>
          </table:table-cell>
          <table:table-cell office:value-type="string">
            <text:p>002407518-3</text:p>
          </table:table-cell>
          <table:table-cell office:value-type="string">
            <text:p>Ṅor Mkhan-chen Dpal-ldan-chos-skyoṅ źabs kyi rnam thar sna tshogs ljon pa stug poʼi ʼkhri śiṅ :the autobiography of the 33rd Abbot of Ṅor Dpal-ldan-chos-skyoṅ /completed and edited by Źu-chen Tshul-khrims-rin-chen of Sde-dge.</text:p>
          </table:table-cell>
          <table:table-cell table:number-columns-repeated="1008"/>
        </table:table-row>
        <table:table-row table:style-name="ro1">
          <table:table-cell office:value-type="string">
            <text:p>W10437</text:p>
          </table:table-cell>
          <table:table-cell office:value-type="string">
            <text:p>008084265-8</text:p>
          </table:table-cell>
          <table:table-cell office:value-type="string">
            <text:p>Chos ʾbyuṅ bstan paʾi padma rgyas paʾi ñin byed /[ʾBrug-pa Padma-dkar-po].</text:p>
          </table:table-cell>
          <table:table-cell table:number-columns-repeated="1008"/>
        </table:table-row>
        <table:table-row table:style-name="ro1">
          <table:table-cell office:value-type="string">
            <text:p>W10736</text:p>
          </table:table-cell>
          <table:table-cell office:value-type="string">
            <text:p>002657165-X</text:p>
          </table:table-cell>
          <table:table-cell office:value-type="string">
            <text:p>Collected works (gsuṅ-ʾbum) of Kun-mkhyen Padma-dkar-po.</text:p>
          </table:table-cell>
          <table:table-cell table:number-columns-repeated="1008"/>
        </table:table-row>
        <table:table-row table:style-name="ro1">
          <table:table-cell office:value-type="string">
            <text:p>W10746</text:p>
          </table:table-cell>
          <table:table-cell office:value-type="string">
            <text:p>001345783-7</text:p>
          </table:table-cell>
          <table:table-cell office:value-type="string">
            <text:p>Dpal Kyeʼi rdo rje źes bya baʼi rgyud kyi rgyal poʼi ʼgrel pa legs bśad ñi maʼi ʼod zer :a detailed commentary on the Hevajra tantra /by Dwags-po Paṇ-chen Bkra-śis-rnamrgyal.</text:p>
          </table:table-cell>
          <table:table-cell table:number-columns-repeated="1008"/>
        </table:table-row>
        <table:table-row table:style-name="ro1">
          <table:table-cell office:value-type="string">
            <text:p>W10982</text:p>
          </table:table-cell>
          <table:table-cell office:value-type="string">
            <text:p>007366340-9</text:p>
          </table:table-cell>
          <table:table-cell office:value-type="string">
            <text:p>The collected works of Sman-sdoṅ Mtshams-pa Rin-po-che Karma-ṅes-don-bstan-rgyas.</text:p>
          </table:table-cell>
          <table:table-cell table:number-columns-repeated="1008"/>
        </table:table-row>
        <table:table-row table:style-name="ro1">
          <table:table-cell office:value-type="string">
            <text:p>W11051</text:p>
          </table:table-cell>
          <table:table-cell office:value-type="string">
            <text:p>008366614-1</text:p>
          </table:table-cell>
          <table:table-cell office:value-type="string">
            <text:p>Kun-mkhyen Bsod-nams-seṅ-geʾi rnam thar /Dban-phyug-grub-pa.</text:p>
          </table:table-cell>
          <table:table-cell table:number-columns-repeated="1008"/>
        </table:table-row>
        <table:table-row table:style-name="ro1">
          <table:table-cell office:value-type="string">
            <text:p>W11225</text:p>
          </table:table-cell>
          <table:table-cell office:value-type="string">
            <text:p>001579723-6</text:p>
          </table:table-cell>
          <table:table-cell office:value-type="string">
            <text:p>The visionary and mystic poetry of Khams-smyon Dharma-seṅge :being the text of Khams smyon Dharma sengeʹi nyams mgur chu zlaʹi gar ʹphreng /reproduced from the ed. prepared by ʹChi-med-rdo-rje (Padma-rgya-mtsho) by Sonam T. Kazi.</text:p>
          </table:table-cell>
          <table:table-cell table:number-columns-repeated="1008"/>
        </table:table-row>
        <table:table-row table:style-name="ro1">
          <table:table-cell office:value-type="string">
            <text:p>W11757</text:p>
          </table:table-cell>
          <table:table-cell office:value-type="string">
            <text:p>008084384-0</text:p>
          </table:table-cell>
          <table:table-cell office:value-type="string">
            <text:p>Nad rtags gsal bar ston byed ha nu manthaʾi rol rtsed /Ṅar-rgod Nam-mkhaʾ-seṅ-ges brtsams ; Tshul-khrims daṅ Bstan-ʾdzin-rgya-mtshos dag sgrigs byas.</text:p>
          </table:table-cell>
          <table:table-cell table:number-columns-repeated="1008"/>
        </table:table-row>
        <table:table-row table:style-name="ro1">
          <table:table-cell office:value-type="string">
            <text:p>W1180</text:p>
          </table:table-cell>
          <table:table-cell office:value-type="string">
            <text:p>001856995-1</text:p>
          </table:table-cell>
          <table:table-cell office:value-type="string">
            <text:p>Collected works (Gsuǹʾbum) of Phur-bu-lcoq Nag-dban-byams-pa.Reproduced from a set of tracings from prints from the Phur-bu-lcoq Hermitage blocks by Ngawang Sopa.</text:p>
          </table:table-cell>
          <table:table-cell table:number-columns-repeated="1008"/>
        </table:table-row>
        <table:table-row table:style-name="ro1">
          <table:table-cell office:value-type="string">
            <text:p>W11836</text:p>
          </table:table-cell>
          <table:table-cell office:value-type="string">
            <text:p>011205239-8</text:p>
          </table:table-cell>
          <table:table-cell office:value-type="string">
            <text:p>The collected works (gsuṅ ʼbum) of Se-ra Smad-pa Dad-pa Mkhan-po Spaṅ-luṅ Blo-bzaṅ-thugs-rje :and Dgaʼ-ldan Khri-chen LXXXVIII Lcaṅ-rgyab Mkhyen-rab-yon-tan-rgya-mtsho.</text:p>
          </table:table-cell>
          <table:table-cell table:number-columns-repeated="1008"/>
        </table:table-row>
        <table:table-row table:style-name="ro1">
          <table:table-cell office:value-type="string">
            <text:p>W11847</text:p>
          </table:table-cell>
          <table:table-cell office:value-type="string">
            <text:p>006273093-2</text:p>
          </table:table-cell>
          <table:table-cell office:value-type="string">
            <text:p>Tshad ma sde bdun rgyan gyi me tog /Bcom-ldan-rigs-paʼi-ral-gri.</text:p>
          </table:table-cell>
          <table:table-cell table:number-columns-repeated="1008"/>
        </table:table-row>
        <table:table-row table:style-name="ro1">
          <table:table-cell office:value-type="string">
            <text:p>W11886</text:p>
          </table:table-cell>
          <table:table-cell office:value-type="string">
            <text:p>007412709-8</text:p>
          </table:table-cell>
          <table:table-cell office:value-type="string">
            <text:p>A fourteenth century Sa-skya-pa commentary on Śāntideva's Bodhisattvacaryāvatāra /by Bla-ma Dam-pa Bsod-nams-rgyal-mtshan ; being the text of Byan chub sems dpaʼi spyod pa la ʼjug pa rnam par bśad pa dgoṅs pa ṅes pa gsal ba.</text:p>
          </table:table-cell>
          <table:table-cell table:number-columns-repeated="1008"/>
        </table:table-row>
        <table:table-row table:style-name="ro1">
          <table:table-cell office:value-type="string">
            <text:p>W12094</text:p>
          </table:table-cell>
          <table:table-cell office:value-type="string">
            <text:p>011207072-8</text:p>
          </table:table-cell>
          <table:table-cell office:value-type="string">
            <text:p>Chos mṅon pa gsal byed legs par bśad paʼi rgya mtsho :a concise exposition of the Abhidharmakoṣa of Ācārya Vasubandhu /by Mchims-ston Blo-bzaṅ-grags-pa.</text:p>
          </table:table-cell>
          <table:table-cell table:number-columns-repeated="1008"/>
        </table:table-row>
        <table:table-row table:style-name="ro1">
          <table:table-cell office:value-type="string">
            <text:p>W12155</text:p>
          </table:table-cell>
          <table:table-cell office:value-type="string">
            <text:p>007424632-1</text:p>
          </table:table-cell>
          <table:table-cell office:value-type="string">
            <text:p>Man ṅag Lhan thabs kyi lde mig :explanation of difficult terms occurring in the Sde-srid's ʻMan ṅag lhan thabsʾ /by Ṅag-dbaṅ-dpal-bzaṅ-po. Zin tig mdzes rgyan Bdud rtsi sman mdzod : a medical formulary based on Koṅ-sprul's ʻZin tig gces btus Bdud rtsiʾi thigs paʾ / by O-rgyan-bstan-ʾdzin. Gces bsdus ʾChi med nor buʾi phreṅ ba : a medical formulary / by Dbon-sprul Karma-ratna.</text:p>
          </table:table-cell>
          <table:table-cell table:number-columns-repeated="1008"/>
        </table:table-row>
        <table:table-row table:style-name="ro1">
          <table:table-cell office:value-type="string">
            <text:p>W12164</text:p>
          </table:table-cell>
          <table:table-cell office:value-type="string">
            <text:p>008098049-X</text:p>
          </table:table-cell>
          <table:table-cell office:value-type="string">
            <text:p>Dpal ldan Rgyud-bźi la sogs gso ba rig paʾi man ṅag kun gyi gnad bsdus phan bdeʾi bsil zer spro baʾi zla ba gsar pa /[Karma-ṅes-legs-bstan-ʾdzin-phrin-las-rab-rgyas].</text:p>
          </table:table-cell>
          <table:table-cell table:number-columns-repeated="1008"/>
        </table:table-row>
        <table:table-row table:style-name="ro1">
          <table:table-cell office:value-type="string">
            <text:p>W12334</text:p>
          </table:table-cell>
          <table:table-cell office:value-type="string">
            <text:p>007386007-7</text:p>
          </table:table-cell>
          <table:table-cell office:value-type="string">
            <text:p>The collected works of Jo-naṅ Rje-btsun Tāranātha.</text:p>
          </table:table-cell>
          <table:table-cell table:number-columns-repeated="1008"/>
        </table:table-row>
        <table:table-row table:style-name="ro1">
          <table:table-cell office:value-type="string">
            <text:p>W12362</text:p>
          </table:table-cell>
          <table:table-cell office:value-type="string">
            <text:p>001835281-2</text:p>
          </table:table-cell>
          <table:table-cell office:value-type="string">
            <text:p>Tāranātha's life of the Buddha and his histories of the Kālacakra and Tārātantra /edited and reproduced by Ngawang Gelek Demo. With a foreword by D. Seyfort Ruegg.</text:p>
          </table:table-cell>
          <table:table-cell table:number-columns-repeated="1008"/>
        </table:table-row>
        <table:table-row table:style-name="ro1">
          <table:table-cell office:value-type="string">
            <text:p>W12396</text:p>
          </table:table-cell>
          <table:table-cell office:value-type="string">
            <text:p>008084440-5</text:p>
          </table:table-cell>
          <table:table-cell office:value-type="string">
            <text:p>Gsaṅ sṅags Sṅa-ʾgyur Rñiṅ-ma-baʾi lugs kyi źal ʾdon phyogs bsgrigs dgos pa kun tshaṅ /Nor-braṅ O-rgyan gyis phyogs bsgrigs źus pa.</text:p>
          </table:table-cell>
          <table:table-cell table:number-columns-repeated="1008"/>
        </table:table-row>
        <table:table-row table:style-name="ro1">
          <table:table-cell office:value-type="string">
            <text:p>W12422</text:p>
          </table:table-cell>
          <table:table-cell office:value-type="string">
            <text:p>001836262-1</text:p>
          </table:table-cell>
          <table:table-cell office:value-type="string">
            <text:p>Yi dam rgya mtshoʼi sgrub thabs Rin chen ʼbyuṅ gnas :a collection of sādhanas for invoking the various tutelary deities of Lamaism /by Jo-naṅ Rje-btsun Tāranātha.</text:p>
          </table:table-cell>
          <table:table-cell table:number-columns-repeated="1008"/>
        </table:table-row>
        <table:table-row table:style-name="ro1">
          <table:table-cell office:value-type="string">
            <text:p>W12567</text:p>
          </table:table-cell>
          <table:table-cell office:value-type="string">
            <text:p>008586999-6</text:p>
          </table:table-cell>
          <table:table-cell office:value-type="string">
            <text:p>Dul ṭik Ñi maʾi ʾod zer legs bśad luṅ gi rgya mtsho /Mtsho sna ba Śes rab bzaṅ po.</text:p>
          </table:table-cell>
          <table:table-cell table:number-columns-repeated="1008"/>
        </table:table-row>
        <table:table-row table:style-name="ro1">
          <table:table-cell office:value-type="string">
            <text:p>W12624</text:p>
          </table:table-cell>
          <table:table-cell office:value-type="string">
            <text:p>001570662-1</text:p>
          </table:table-cell>
          <table:table-cell office:value-type="string">
            <text:p>Rang grol skor gsum and :Byang chub kyi sems Kun byed rgyal poʾi don khrid Rin chen gru bo : sources for the understanding of Rdzogs-chen meditation /by Klong-chen rab-ʾbyams-pa Dri-med-ʾod-zer ; with an English introduction by E. Gene Smith.</text:p>
          </table:table-cell>
          <table:table-cell table:number-columns-repeated="1008"/>
        </table:table-row>
        <table:table-row table:style-name="ro1">
          <table:table-cell office:value-type="string">
            <text:p>W12829</text:p>
          </table:table-cell>
          <table:table-cell office:value-type="string">
            <text:p>001571397-0</text:p>
          </table:table-cell>
          <table:table-cell office:value-type="string">
            <text:p>Miscellaneous writings (gsuṅ thor bu) of Kun-mkhyen Kloṅ-chen-pa Dri-med-ʼod-zer.</text:p>
          </table:table-cell>
          <table:table-cell table:number-columns-repeated="1008"/>
        </table:table-row>
        <table:table-row table:style-name="ro1">
          <table:table-cell office:value-type="string">
            <text:p>W136</text:p>
          </table:table-cell>
          <table:table-cell office:value-type="string">
            <text:p>008378173-0</text:p>
          </table:table-cell>
          <table:table-cell office:value-type="string">
            <text:p>Rje-btsun Śes-rab-rgya-mtsho ʾjam dpal dgyes paʾi blo gros kyi gsuṅ rtsom.</text:p>
          </table:table-cell>
          <table:table-cell table:number-columns-repeated="1008"/>
        </table:table-row>
        <table:table-row table:style-name="ro1">
          <table:table-cell office:value-type="string">
            <text:p>W13781</text:p>
          </table:table-cell>
          <table:table-cell office:value-type="string">
            <text:p>010908447-0</text:p>
          </table:table-cell>
          <table:table-cell office:value-type="string">
            <text:p>Lta sgom spyod gsum ʼbras bu daṅ bcas paʼi ṅo sprod lag bcaṅs gser gyi yaṅ źun sñin gi thig le dbaṅ rtags ral paʼi glegs bam :an instruction on the practice of Buddhism /by Lha-btsun Man-mkhaʼ-ʼjigs-med. Dag snaṅ ʼchi med tspṇḍa [sic] liʼi sgrub thabs kyi zin bris bltas paʼi ʼgrub pa tshe dbaṅ bcud len : an instruction on ʼJam-dbaṅs Mkhyen-brtseʼi-dbaṅ-poʼs visionary sādhana focussing upon ʼChi-med Tsaṇḍa-li / by Karma-pa Mkhaʼ-khyab-rdo-rje.</text:p>
          </table:table-cell>
          <table:table-cell table:number-columns-repeated="1008"/>
        </table:table-row>
        <table:table-row table:style-name="ro1">
          <table:table-cell office:value-type="string">
            <text:p>W14023</text:p>
          </table:table-cell>
          <table:table-cell office:value-type="string">
            <text:p>013410642-3</text:p>
          </table:table-cell>
          <table:table-cell office:value-type="string">
            <text:p>Śar-rdza Bkra-śis-rgyal-mtshan gyi rnam thar /Dbra-ston Bskal-bzaṅ-btsan-paʼi-rgyal-mtshan.</text:p>
          </table:table-cell>
          <table:table-cell table:number-columns-repeated="1008"/>
        </table:table-row>
        <table:table-row table:style-name="ro1">
          <table:table-cell office:value-type="string">
            <text:p>W1404</text:p>
          </table:table-cell>
          <table:table-cell office:value-type="string">
            <text:p>001809961-0</text:p>
          </table:table-cell>
          <table:table-cell office:value-type="string">
            <text:p>Collected works of A-khu-chiṅ Śes-rab-rgya-mtsho.</text:p>
          </table:table-cell>
          <table:table-cell table:number-columns-repeated="1008"/>
        </table:table-row>
        <table:table-row table:style-name="ro1">
          <table:table-cell office:value-type="string">
            <text:p>W14060</text:p>
          </table:table-cell>
          <table:table-cell office:value-type="string">
            <text:p>002664119-4</text:p>
          </table:table-cell>
          <table:table-cell office:value-type="string">
            <text:p>Dbu ma rtsa ba śes rab kyi ʼgrel pa ʼThad paʼi rgyan :a 12th century Tibetan commentary on Nāgārjuna's Mulamadhyamakārikā /by Rma-bya-ba Brtson-ʼgrus-seṅge.</text:p>
          </table:table-cell>
          <table:table-cell table:number-columns-repeated="1008"/>
        </table:table-row>
        <table:table-row table:style-name="ro1">
          <table:table-cell office:value-type="string">
            <text:p>W14322</text:p>
          </table:table-cell>
          <table:table-cell office:value-type="string">
            <text:p>001129119-2</text:p>
          </table:table-cell>
          <table:table-cell office:value-type="string">
            <text:p>Collected works of Jaya-paṇḍita Blo-bzaṅ-ḥphrin-las.</text:p>
          </table:table-cell>
          <table:table-cell table:number-columns-repeated="1008"/>
        </table:table-row>
        <table:table-row table:style-name="ro1">
          <table:table-cell office:value-type="string">
            <text:p>W14371</text:p>
          </table:table-cell>
          <table:table-cell office:value-type="string">
            <text:p>001570357-6</text:p>
          </table:table-cell>
          <table:table-cell office:value-type="string">
            <text:p>Rnal ʼbyor gyi dbaṅ phyug Grags pa mthaʼ yas dpal bzaṅ poʼi rnam thar mgur ʼbum ṅo mtshar nor buʼi ʼphreṅ ba :the biography (with interspersed songs of esoteric realization) of the 15th century ʼBrug-pa Dkar-brgyud-pa master, Grub-dbaṅ Grags-pa-mthaʼ-yas /by Ma-pham-rdorje.</text:p>
          </table:table-cell>
          <table:table-cell table:number-columns-repeated="1008"/>
        </table:table-row>
        <table:table-row table:style-name="ro1">
          <table:table-cell office:value-type="string">
            <text:p>W14374</text:p>
          </table:table-cell>
          <table:table-cell office:value-type="string">
            <text:p>001834907-2</text:p>
          </table:table-cell>
          <table:table-cell office:value-type="string">
            <text:p>Grub chen Ñi zla kun mdzes kyi gsuṅ ʾbum las Ñams mgur skor skal bzaṅ thar lam ʾgod paʾi phrin las :the experiential songs (ñams mgur) of Ñag-bla Padma-bdud-ʾdul (Ñi-zla-kun-mdzes).</text:p>
          </table:table-cell>
          <table:table-cell table:number-columns-repeated="1008"/>
        </table:table-row>
        <table:table-row table:style-name="ro1">
          <table:table-cell office:value-type="string">
            <text:p>W14376</text:p>
          </table:table-cell>
          <table:table-cell office:value-type="string">
            <text:p>008151473-5</text:p>
          </table:table-cell>
          <table:table-cell office:value-type="string">
            <text:p>Collected works of Kyabje Zemey Rinpoche :journals of teachings received and assorted lecture notes /edited by Geshe Thupten Jinpa.</text:p>
          </table:table-cell>
          <table:table-cell table:number-columns-repeated="1008"/>
        </table:table-row>
        <table:table-row table:style-name="ro1">
          <table:table-cell office:value-type="string">
            <text:p>W14425</text:p>
          </table:table-cell>
          <table:table-cell office:value-type="string">
            <text:p>001446802-6</text:p>
          </table:table-cell>
          <table:table-cell office:value-type="string">
            <text:p>ʾJam dpal dgyes paʾi gtam gyis rgol ṅan phye mar ʾthag pa Reg gcod ral griʾi ʾphrul ʾkhor :a refutation of the heresies expounded in the Dbu ma Klu sgrub dgoṅs rgyan (purported to be notes by Ñag-roṅ-pa Zla-ba-bzaṅ-po on the teachings of A-mdo Dge-ʾdun-chos-ʾphel) /by Dze-smad Blo-bzaṅ-dpal-ldan-bstan-ʾdzin-yar-rgyas.</text:p>
          </table:table-cell>
          <table:table-cell table:number-columns-repeated="1008"/>
        </table:table-row>
        <table:table-row table:style-name="ro1">
          <table:table-cell office:value-type="string">
            <text:p>W14457</text:p>
          </table:table-cell>
          <table:table-cell office:value-type="string">
            <text:p>007385990-7</text:p>
          </table:table-cell>
          <table:table-cell office:value-type="string">
            <text:p>Dgaʾ ldan Śar rtse Nor gliṅ Grwa tshaṅ gi chos ʾbyuṅ jam dpal sñiṅ poʾi dgoṅs rgyan mdzes par byed paʾi legs bśad dpyad gsum rnam dag nor buʾi phra tshom :a detailed account of the history of the Śar-rtse Grwa-tshaṅ of Dgaʾ-Idan and its abbots and incarnations, supplementing the work of Grags-pa-mkhas-grub /written by Dze-smad Sprul-sku Blo-bzaṅ-dpal-ldan-bstan-ʾdzin-yar-rgyas under the inspiration of his teacher Khri-byaṅ Rin-po-che.</text:p>
          </table:table-cell>
          <table:table-cell table:number-columns-repeated="1008"/>
        </table:table-row>
        <table:table-row table:style-name="ro1">
          <table:table-cell office:value-type="string">
            <text:p>W14557</text:p>
          </table:table-cell>
          <table:table-cell office:value-type="string">
            <text:p>002421551-1</text:p>
          </table:table-cell>
          <table:table-cell office:value-type="string">
            <text:p>ʾBroṅ rtse beʾu bum :a collection of instructions on medical practice and magical treatment /granted by one ʾBroṅ-rtse Lha-btsun, a descendent of the royal house of Tibet.</text:p>
          </table:table-cell>
          <table:table-cell table:number-columns-repeated="1008"/>
        </table:table-row>
        <table:table-row table:style-name="ro1">
          <table:table-cell office:value-type="string">
            <text:p>W147</text:p>
          </table:table-cell>
          <table:table-cell office:value-type="string">
            <text:p>009543827-0</text:p>
          </table:table-cell>
          <table:table-cell office:value-type="string">
            <text:p>Chos mṅon rgya mtshoʾi dgoṅs don brjed byaṅ du bkod pa rin chen sgron me źes bya ba bźugs so /[Guṅ-thaṅ Blo-gros-rgya-mtsho ; Cha-ris Skal-bzaṅ-thogs-med kyis dag sgrig byas].</text:p>
          </table:table-cell>
          <table:table-cell table:number-columns-repeated="1008"/>
        </table:table-row>
        <table:table-row table:style-name="ro1">
          <table:table-cell office:value-type="string">
            <text:p>W15096</text:p>
          </table:table-cell>
          <table:table-cell office:value-type="string">
            <text:p>001935120-8</text:p>
          </table:table-cell>
          <table:table-cell office:value-type="string">
            <text:p>Tsandra paʾi ʾgrel chen :a detailed comentary on the Candravyākaraṇa presentation of Sanskrit grammer [sic] /by Lo-tsa-ba Thungs-rje-dpal.</text:p>
          </table:table-cell>
          <table:table-cell table:number-columns-repeated="1008"/>
        </table:table-row>
        <table:table-row table:style-name="ro1">
          <table:table-cell office:value-type="string">
            <text:p>W15195</text:p>
          </table:table-cell>
          <table:table-cell office:value-type="string">
            <text:p>008097896-7</text:p>
          </table:table-cell>
          <table:table-cell office:value-type="string">
            <text:p>Bod kyi brdaʼi bstan bcos Sum cu pa źes bya baʼi rnam bśad kun tu bzaṅ poʼi dgoṅs pa rab tu gsal bar byed paʼi rgyan /[Pra-ti Rin-chen-don-grub kyis brtsams].</text:p>
          </table:table-cell>
          <table:table-cell table:number-columns-repeated="1008"/>
        </table:table-row>
        <table:table-row table:style-name="ro1">
          <table:table-cell office:value-type="string">
            <text:p>W15229</text:p>
          </table:table-cell>
          <table:table-cell office:value-type="string">
            <text:p>008164387-X</text:p>
          </table:table-cell>
          <table:table-cell office:value-type="string">
            <text:p>Bʹsad rgyud ʾgrel pa ʾbum nag gsal sgron /Dzña-na-dha-ris brtsams.</text:p>
          </table:table-cell>
          <table:table-cell table:number-columns-repeated="1008"/>
        </table:table-row>
        <table:table-row table:style-name="ro1">
          <table:table-cell office:value-type="string">
            <text:p>W15257</text:p>
          </table:table-cell>
          <table:table-cell office:value-type="string">
            <text:p>001918696-7</text:p>
          </table:table-cell>
          <table:table-cell office:value-type="string">
            <text:p>Bye ba riṅ bsrel :a reproduction of the 18th century Sdedge redaction of a version of the collected instructions on medical practice of Zur-mkhar Mñam-ñid-rdo-rge.</text:p>
          </table:table-cell>
          <table:table-cell table:number-columns-repeated="1008"/>
        </table:table-row>
        <table:table-row table:style-name="ro1">
          <table:table-cell office:value-type="string">
            <text:p>W15274</text:p>
          </table:table-cell>
          <table:table-cell office:value-type="string">
            <text:p>010908331-8</text:p>
          </table:table-cell>
          <table:table-cell office:value-type="string">
            <text:p>Tshad ma rnam ʼgrel gyi ʼgrel pa rigs paʼi mdzod :an early commentary on the Pramāṇavārttikā of Dharmakīrti /by ʼU-yug-pa Rigpaʼi-seṅge.</text:p>
          </table:table-cell>
          <table:table-cell table:number-columns-repeated="1008"/>
        </table:table-row>
        <table:table-row table:style-name="ro1">
          <table:table-cell office:value-type="string">
            <text:p>W15282</text:p>
          </table:table-cell>
          <table:table-cell office:value-type="string">
            <text:p>001357007-2</text:p>
          </table:table-cell>
          <table:table-cell office:value-type="string">
            <text:p>Gsaṅ ʾdus rgyud ʾgrel :being the text of the commentary on the Guhyasamaja Tantra entitled 'Rgyud kyi rgyal po Gsan ba ʾdus paʾi rtsa rgyud ʾgrel pa dan bcas paʾi dgons ʾgrel legs bsad gter gyi ban mdzod' /by Srad-rgyud-pa Brtson-ʾgrus-ʾphags.</text:p>
          </table:table-cell>
          <table:table-cell table:number-columns-repeated="1008"/>
        </table:table-row>
        <table:table-row table:style-name="ro1">
          <table:table-cell office:value-type="string">
            <text:p>W15436</text:p>
          </table:table-cell>
          <table:table-cell office:value-type="string">
            <text:p>001462502-4</text:p>
          </table:table-cell>
          <table:table-cell office:value-type="string">
            <text:p>Gsaṅ ʼdus stoṅ thun :one of the earliest indigenous Tibetan exegeses of the Guhyasamāja /by ʼGos Lo-tsā-ba Khug-pa Lhas-btsas.</text:p>
          </table:table-cell>
          <table:table-cell table:number-columns-repeated="1008"/>
        </table:table-row>
        <table:table-row table:style-name="ro1">
          <table:table-cell office:value-type="string">
            <text:p>W15562</text:p>
          </table:table-cell>
          <table:table-cell office:value-type="string">
            <text:p>001345788-8</text:p>
          </table:table-cell>
          <table:table-cell office:value-type="string">
            <text:p>Beʼu bum of Ba-ri Lo-tsa-ba Rin-chen-grags :a collection of magico-medical spells, incantations and esoteric formulae transmitted in Tibet through the Lo-tsā-ba of Ba-ri, Rin-chen-grags.</text:p>
          </table:table-cell>
          <table:table-cell table:number-columns-repeated="1008"/>
        </table:table-row>
        <table:table-row table:style-name="ro1">
          <table:table-cell office:value-type="string">
            <text:p>W15659</text:p>
          </table:table-cell>
          <table:table-cell office:value-type="string">
            <text:p>008634485-4</text:p>
          </table:table-cell>
          <table:table-cell office:value-type="string">
            <text:p>Spyod ʼjug gi ʼgrel bśad rgyal sras yon tan bum bzaṅ /Thub-bstan-chos-kyi-grags-pa.</text:p>
          </table:table-cell>
          <table:table-cell table:number-columns-repeated="1008"/>
        </table:table-row>
        <table:table-row table:style-name="ro1">
          <table:table-cell office:value-type="string">
            <text:p>W15960</text:p>
          </table:table-cell>
          <table:table-cell office:value-type="string">
            <text:p>002409473-0</text:p>
          </table:table-cell>
          <table:table-cell office:value-type="string">
            <text:p>The biography of Dbyaṅs-can-grub-paʾi-rdo-rje of Dngul-chu :being the text of Rigs dang dkyil ʾkhor rgya mtshoʾi mngaʾ bdag Rdo rje sems dpaʾi ngo bo bkaʾ drin gsum ldan rje btsun bla ma thams cad mkhyen pa Blo bzang chos ʾphel bzang poʾi zhal snga nas kyi rnam par thar pa Dge ldan bstan paʾi nyi ʾod /by Dbyangs-can-dgyes-paʾi-rdo-rje alias Blo-bzang-ʾjigs-med-dbang-po of Dngul-chu ; edited by Ngawang Gelek Demo.</text:p>
          </table:table-cell>
          <table:table-cell table:number-columns-repeated="1008"/>
        </table:table-row>
        <table:table-row table:style-name="ro1">
          <table:table-cell office:value-type="string">
            <text:p>W15964</text:p>
          </table:table-cell>
          <table:table-cell office:value-type="string">
            <text:p>001555694-8</text:p>
          </table:table-cell>
          <table:table-cell office:value-type="string">
            <text:p>Bkaʾ gdams kyi rnam par thar pa Bkaʾ gdams chos ʾbyuṅ Gsal baʾi sgron me :a detailed account of the spread of the Kadampa sect in Tibet /by Las-chen Kun-dgaʾ-rgyal-mtshan.</text:p>
          </table:table-cell>
          <table:table-cell table:number-columns-repeated="1008"/>
        </table:table-row>
        <table:table-row table:style-name="ro1">
          <table:table-cell office:value-type="string">
            <text:p>W16079</text:p>
          </table:table-cell>
          <table:table-cell office:value-type="string">
            <text:p>008143915-6</text:p>
          </table:table-cell>
          <table:table-cell office:value-type="string">
            <text:p>Rā ma ṇaʾi rtogs brjod /Źaṅ-źuṅ-ba Chos-dbaṅ-grags-pas btsams, Ṅag-dbaṅ-bstan-paʾi-rgya-mtshos ʾgrel bʹsad byas.</text:p>
          </table:table-cell>
          <table:table-cell table:number-columns-repeated="1008"/>
        </table:table-row>
        <table:table-row table:style-name="ro1">
          <table:table-cell office:value-type="string">
            <text:p>W16444</text:p>
          </table:table-cell>
          <table:table-cell office:value-type="string">
            <text:p>001570424-6</text:p>
          </table:table-cell>
          <table:table-cell office:value-type="string">
            <text:p>Bde mchog mkhaʾ ʾgro snyan rgyud =Ras chung snyan rgyud : two manuscript collections of texts from the yig cha of Gtsang-smyon He-ru-ka.</text:p>
          </table:table-cell>
          <table:table-cell table:number-columns-repeated="1008"/>
        </table:table-row>
        <table:table-row table:style-name="ro1">
          <table:table-cell office:value-type="string">
            <text:p>W1648</text:p>
          </table:table-cell>
          <table:table-cell office:value-type="string">
            <text:p>001810872-5</text:p>
          </table:table-cell>
          <table:table-cell office:value-type="string">
            <text:p>Dgoṅs gcig yig cha :detailed presentations ʾBri-guṅ ʾJig-rten-mgon-poʾi Dgoṅs gcig precepts of Māhāyana [sic] Buddhist philosophy /by Dbon-po Śes-rab-ʾbyuṅ-gnas.</text:p>
          </table:table-cell>
          <table:table-cell table:number-columns-repeated="1008"/>
        </table:table-row>
        <table:table-row table:style-name="ro1">
          <table:table-cell office:value-type="string">
            <text:p>W16482</text:p>
          </table:table-cell>
          <table:table-cell office:value-type="string">
            <text:p>007980372-5</text:p>
          </table:table-cell>
          <table:table-cell office:value-type="string">
            <text:p>Dbu sems kyi lta ba daṅ tshad mar sgrub paʾi leʾuʾi sñiṅ don, mṅon rtogs rgyan gyi tshig don bcas gsal bar bstan paʾi legs bśad utpalaʾi gru char /mdzad pa po, Pha-ra Dge-sloṅ Rnam-rgyal-dbaṅ-chen.</text:p>
          </table:table-cell>
          <table:table-cell table:number-columns-repeated="1008"/>
        </table:table-row>
        <table:table-row table:style-name="ro1">
          <table:table-cell office:value-type="string">
            <text:p>W1660</text:p>
          </table:table-cell>
          <table:table-cell office:value-type="string">
            <text:p>001810516-5</text:p>
          </table:table-cell>
          <table:table-cell office:value-type="string">
            <text:p>Byaṅ chub sems dpaʼi spyod pa la ʼjug paʼi rnam bśad gźuṅ don rab gsal snaṅ ba :a detailed exposition of the Bodhicaryāvatāra of Ācārya Śāntideva /by Sa-bzaṅ Ma-ti Paṇ-chen ʼJam-dbyaṅs-blo-gros.</text:p>
          </table:table-cell>
          <table:table-cell table:number-columns-repeated="1008"/>
        </table:table-row>
        <table:table-row table:style-name="ro1">
          <table:table-cell office:value-type="string">
            <text:p>W16792</text:p>
          </table:table-cell>
          <table:table-cell office:value-type="string">
            <text:p>001585060-9</text:p>
          </table:table-cell>
          <table:table-cell office:value-type="string">
            <text:p>The collected works of Ṅag-dbaṅ-mkhas-grub, Kyai-rdor Mkhan-po of Urga.</text:p>
          </table:table-cell>
          <table:table-cell table:number-columns-repeated="1008"/>
        </table:table-row>
        <table:table-row table:style-name="ro1">
          <table:table-cell office:value-type="string">
            <text:p>W17162</text:p>
          </table:table-cell>
          <table:table-cell office:value-type="string">
            <text:p>008079303-7</text:p>
          </table:table-cell>
          <table:table-cell office:value-type="string">
            <text:p>Bsdus grwaʾi spyi don rin chen sgron me /Thub-bstan-dge-legs-rgya-mtsho.</text:p>
          </table:table-cell>
          <table:table-cell table:number-columns-repeated="1008"/>
        </table:table-row>
        <table:table-row table:style-name="ro1">
          <table:table-cell office:value-type="string">
            <text:p>W17169</text:p>
          </table:table-cell>
          <table:table-cell office:value-type="string">
            <text:p>002421534-1</text:p>
          </table:table-cell>
          <table:table-cell office:value-type="string">
            <text:p>Khrid yig to the utpattikrama and niṣpannakrama of Vajrabhairava meditation /by Blo-bzaṅ-lhun-grub alias Sgeg-paʾi-rdo-rje.</text:p>
          </table:table-cell>
          <table:table-cell table:number-columns-repeated="1008"/>
        </table:table-row>
        <table:table-row table:style-name="ro1">
          <table:table-cell office:value-type="string">
            <text:p>W17276</text:p>
          </table:table-cell>
          <table:table-cell office:value-type="string">
            <text:p>008084399-9</text:p>
          </table:table-cell>
          <table:table-cell office:value-type="string">
            <text:p>Brgyud pa yid bźin nor buʾi rtogs pa brjod pa ṅo mtshar rgya mtsho /Stag-luṅ Ṅag-dbaṅ-rnam-rgyal gyis mdzad pa.</text:p>
          </table:table-cell>
          <table:table-cell table:number-columns-repeated="1008"/>
        </table:table-row>
        <table:table-row table:style-name="ro1">
          <table:table-cell office:value-type="string">
            <text:p>W17317</text:p>
          </table:table-cell>
          <table:table-cell office:value-type="string">
            <text:p>008067660-X</text:p>
          </table:table-cell>
          <table:table-cell office:value-type="string">
            <text:p>Mig yid rna baʾi dgaʾ ston legs bśad gter gyi bum bzaṅ /Gsaṅ-bdag Rdo-rjes rtsom sgrig byas pa.</text:p>
          </table:table-cell>
          <table:table-cell table:number-columns-repeated="1008"/>
        </table:table-row>
        <table:table-row table:style-name="ro1">
          <table:table-cell office:value-type="string">
            <text:p>W17319</text:p>
          </table:table-cell>
          <table:table-cell office:value-type="string">
            <text:p>008106236-2</text:p>
          </table:table-cell>
          <table:table-cell office:value-type="string">
            <text:p>Bkaʼ thaṅ sde lṅa :Gu ru U-rgyan-gliṅ-pas Yar-kluṅs śel gyi brag phug nas bton pa.</text:p>
          </table:table-cell>
          <table:table-cell table:number-columns-repeated="1008"/>
        </table:table-row>
        <table:table-row table:style-name="ro1">
          <table:table-cell office:value-type="string">
            <text:p>W17788</text:p>
          </table:table-cell>
          <table:table-cell office:value-type="string">
            <text:p>008181799-1</text:p>
          </table:table-cell>
          <table:table-cell office:value-type="string">
            <text:p>Man ṅag rin chen ʾbyuṅ gnas /[ʾJam-dpal-chos-kyi-bstan-ʾdzin-ʾphrin-las kyis brtsams].</text:p>
          </table:table-cell>
          <table:table-cell table:number-columns-repeated="1008"/>
        </table:table-row>
        <table:table-row table:style-name="ro1">
          <table:table-cell office:value-type="string">
            <text:p>W18047</text:p>
          </table:table-cell>
          <table:table-cell office:value-type="string">
            <text:p>001919145-6</text:p>
          </table:table-cell>
          <table:table-cell office:value-type="string">
            <text:p>The autobiography of Mdo Mkhyen-brtse Ye-śes-rdo-rje :being the texts of Rig ʾdzin ʾJigs med gliṅ paʾi yaṅ srid Sṅags ʾchaṅ ʾJaʾ lus rdo rjeʾi rnam thar mkhaʾ ʾgroʾi źal luṅ, together with teachings from the Yaṅ gsaṅʾ [sic] Mkhaʾ ʾgroʾi thugs thig precepts revealed by Ye-śes-rdo-rje.</text:p>
          </table:table-cell>
          <table:table-cell table:number-columns-repeated="1008"/>
        </table:table-row>
        <table:table-row table:style-name="ro1">
          <table:table-cell office:value-type="string">
            <text:p>W18115</text:p>
          </table:table-cell>
          <table:table-cell office:value-type="string">
            <text:p>011202611-7</text:p>
          </table:table-cell>
          <table:table-cell office:value-type="string">
            <text:p>Dpal Kye rdo rjeʼi i phyi naṅ bskyed rim ñams len gnad kyi gsal byed sñan brgyud bstan pa rgyas paʼi nĩn byed :a detailed exegesis of external and internal aspects of the visualization practice of the Hevajra tantra /by Sde-dge Yab-chen Tshe-dbaṅ-rdo-rje-rig-ʼdzin alias Byams-pa-kun-dgaʼ Ibstan-paʼi-rgyal-mtshan. Rgyal ba Rdo rje ʼchaṅ Kun dgaʼ bzaṅ poʼi rnam par thar pa legs bśad chu bo ʼdus paʼi rgya mtsho yon tan yid bźin nor buʼi byuṅ gnas : the life of the founder of the Ṅor-pa tradition, Ṅor-chen Kun-dgaʼ-bzaṅ-po / by Ṅor-chen Saṅs-rgyas-phun-tshogs.</text:p>
          </table:table-cell>
          <table:table-cell table:number-columns-repeated="1008"/>
        </table:table-row>
        <table:table-row table:style-name="ro1">
          <table:table-cell office:value-type="string">
            <text:p>W18120</text:p>
          </table:table-cell>
          <table:table-cell office:value-type="string">
            <text:p>008323924-3</text:p>
          </table:table-cell>
          <table:table-cell office:value-type="string">
            <text:p>Lus sruṅ rdo rjeʾi pha lam /Bdud-mgon-tshe-riṅ gi brtsams.</text:p>
          </table:table-cell>
          <table:table-cell table:number-columns-repeated="1008"/>
        </table:table-row>
        <table:table-row table:style-name="ro1">
          <table:table-cell office:value-type="string">
            <text:p>W18120</text:p>
          </table:table-cell>
          <table:table-cell office:value-type="string">
            <text:p>008326735-2</text:p>
          </table:table-cell>
          <table:table-cell office:value-type="string">
            <text:p>Bdud rtsi sman gyi rnam bʹsad blo gsar dgaʾston /Gser-khaʾn Bkra-ʹsis.</text:p>
          </table:table-cell>
          <table:table-cell table:number-columns-repeated="1008"/>
        </table:table-row>
        <table:table-row table:style-name="ro1">
          <table:table-cell office:value-type="string">
            <text:p>W18122</text:p>
          </table:table-cell>
          <table:table-cell office:value-type="string">
            <text:p>008098050-3</text:p>
          </table:table-cell>
          <table:table-cell office:value-type="string">
            <text:p>Gtam mdzod mes poʾi źal rgyun /Chab-spel Tshe-brtan-phun-tshogs kyis brtsams.</text:p>
          </table:table-cell>
          <table:table-cell table:number-columns-repeated="1008"/>
        </table:table-row>
        <table:table-row table:style-name="ro1">
          <table:table-cell office:value-type="string">
            <text:p>W18132</text:p>
          </table:table-cell>
          <table:table-cell office:value-type="string">
            <text:p>008079253-7</text:p>
          </table:table-cell>
          <table:table-cell office:value-type="string">
            <text:p>Chos kyi rnam graṅs /Mgon-po-dbaṅ-rgyal kyis bsgrigs.</text:p>
          </table:table-cell>
          <table:table-cell table:number-columns-repeated="1008"/>
        </table:table-row>
        <table:table-row table:style-name="ro1">
          <table:table-cell office:value-type="string">
            <text:p>W18133</text:p>
          </table:table-cell>
          <table:table-cell office:value-type="string">
            <text:p>008124602-1</text:p>
          </table:table-cell>
          <table:table-cell office:value-type="string">
            <text:p>Dpal Karma-pa sku phreṅ rim byon gyi mdzad rnam bʹzugs so =Li tai Ka-ma-pa chüan /Ldan-ma-ʾjam-dbyaṅs-tshul-khrims kyis brtsams.</text:p>
          </table:table-cell>
          <table:table-cell table:number-columns-repeated="1008"/>
        </table:table-row>
        <table:table-row table:style-name="ro1">
          <table:table-cell office:value-type="string">
            <text:p>W18167</text:p>
          </table:table-cell>
          <table:table-cell office:value-type="string">
            <text:p>007412697-0</text:p>
          </table:table-cell>
          <table:table-cell office:value-type="string">
            <text:p>The collected works of Stag-rtse Sku-skye Mi-pham-phun-tshogs-śes-rab.</text:p>
          </table:table-cell>
          <table:table-cell table:number-columns-repeated="1008"/>
        </table:table-row>
        <table:table-row table:style-name="ro1">
          <table:table-cell office:value-type="string">
            <text:p>W18859</text:p>
          </table:table-cell>
          <table:table-cell office:value-type="string">
            <text:p>002657853-0</text:p>
          </table:table-cell>
          <table:table-cell office:value-type="string">
            <text:p>Bla ma dgoṅs ʾdus :a cycle of precious teachings and practices of the Nyingmapa tradition rediscovered from its place of concealment /by Gter-chen Saṅs-Rgyas-Gliṅ-Pa.</text:p>
          </table:table-cell>
          <table:table-cell table:number-columns-repeated="1008"/>
        </table:table-row>
        <table:table-row table:style-name="ro1">
          <table:table-cell office:value-type="string">
            <text:p>W19220</text:p>
          </table:table-cell>
          <table:table-cell office:value-type="string">
            <text:p>008084305-0</text:p>
          </table:table-cell>
          <table:table-cell office:value-type="string">
            <text:p>Bod kyi gal cheʾi lo rgyus yig cha bdams bsgrigs /[ʾgan ʾkhur dpe sgrig pa, Ma-groṅ Mi-ʾgyur-rdo-rje].</text:p>
          </table:table-cell>
          <table:table-cell table:number-columns-repeated="1008"/>
        </table:table-row>
        <table:table-row table:style-name="ro1">
          <table:table-cell office:value-type="string">
            <text:p>W19222</text:p>
          </table:table-cell>
          <table:table-cell office:value-type="string">
            <text:p>001809994-7</text:p>
          </table:table-cell>
          <table:table-cell office:value-type="string">
            <text:p>Rwa luṅ dkar brgyud gser ʾphreṅ :brief lives of the successive masters in the transmission lineage of the Bar ʾBrug-pa Dkar-brgyud-pa of Rwa-luṅ.</text:p>
          </table:table-cell>
          <table:table-cell table:number-columns-repeated="1008"/>
        </table:table-row>
        <table:table-row table:style-name="ro1">
          <table:table-cell office:value-type="string">
            <text:p>W19225</text:p>
          </table:table-cell>
          <table:table-cell office:value-type="string">
            <text:p>001570027-5</text:p>
          </table:table-cell>
          <table:table-cell office:value-type="string">
            <text:p>Ma ṇi bkaʾ ʾbum :a collection of rediscovered teachings focussing upon the tutelary deity Avalokiteśvara (Mahākaruṇika).</text:p>
          </table:table-cell>
          <table:table-cell table:number-columns-repeated="1008"/>
        </table:table-row>
        <table:table-row table:style-name="ro1">
          <table:table-cell office:value-type="string">
            <text:p>W19227</text:p>
          </table:table-cell>
          <table:table-cell office:value-type="string">
            <text:p>008323928-6</text:p>
          </table:table-cell>
          <table:table-cell office:value-type="string">
            <text:p>Dgag lan phyogs bsgrigs /[Mkhas-grub Dge-legs-dpal-bzaṅ sogs kyis mdzad].</text:p>
          </table:table-cell>
          <table:table-cell table:number-columns-repeated="1008"/>
        </table:table-row>
        <table:table-row table:style-name="ro1">
          <table:table-cell office:value-type="string">
            <text:p>W19228</text:p>
          </table:table-cell>
          <table:table-cell office:value-type="string">
            <text:p>001345773-X</text:p>
          </table:table-cell>
          <table:table-cell office:value-type="string">
            <text:p>Bkaʼ ma;the redaction of Rdzogs-chen Rgyal-sras Gzhan-phan mthaʼ-yas, considerably enlarged and expanded.Reproduced from Dudjom Rimpocheʼs original Tibetan manuscript collection by Sonam T. Kazi.</text:p>
          </table:table-cell>
          <table:table-cell table:number-columns-repeated="1008"/>
        </table:table-row>
        <table:table-row table:style-name="ro1">
          <table:table-cell office:value-type="string">
            <text:p>W19229</text:p>
          </table:table-cell>
          <table:table-cell office:value-type="string">
            <text:p>007593394-2</text:p>
          </table:table-cell>
          <table:table-cell office:value-type="string">
            <text:p>Rñiṅ ma Bkaʾ ma rgyas pa :a collection of teachings and initiations of the Rñiṅ-ma-pa tradition passed through continuous and ubroken oral lineages from the ancient masters /completely edited and restructured by H.H. Bdud-ʾjoms Rin-po-che on the basis of the successive Smin-grol gliṅ and Rdzogs-chen Rgyal-sras redactions.</text:p>
          </table:table-cell>
          <table:table-cell table:number-columns-repeated="1008"/>
        </table:table-row>
        <table:table-row table:style-name="ro1">
          <table:table-cell office:value-type="string">
            <text:p>W1923</text:p>
          </table:table-cell>
          <table:table-cell office:value-type="string">
            <text:p>008377001-1</text:p>
          </table:table-cell>
          <table:table-cell office:value-type="string">
            <text:p>Bu-ston chos ʾbyuṅ /Bu-ston Rin-chen-grub.</text:p>
          </table:table-cell>
          <table:table-cell table:number-columns-repeated="1008"/>
        </table:table-row>
        <table:table-row table:style-name="ro1">
          <table:table-cell office:value-type="string">
            <text:p>W19357</text:p>
          </table:table-cell>
          <table:table-cell office:value-type="string">
            <text:p>003535429-1</text:p>
          </table:table-cell>
          <table:table-cell office:value-type="string">
            <text:p>Works of Bstan-dar Sṅags-rams-pa.</text:p>
          </table:table-cell>
          <table:table-cell table:number-columns-repeated="1008"/>
        </table:table-row>
        <table:table-row table:style-name="ro1">
          <table:table-cell office:value-type="string">
            <text:p>W19508</text:p>
          </table:table-cell>
          <table:table-cell office:value-type="string">
            <text:p>011210233-6</text:p>
          </table:table-cell>
          <table:table-cell office:value-type="string">
            <text:p>Rdzogs pa chen po Yaṅ ti nag po gser gyi ʼbru gcig pa :a cycle of Rdzogs-chen practice /revealed by Duṅ-mtsho-ras-pa Phyi-ma.</text:p>
          </table:table-cell>
          <table:table-cell table:number-columns-repeated="1008"/>
        </table:table-row>
        <table:table-row table:style-name="ro1">
          <table:table-cell office:value-type="string">
            <text:p>W19554</text:p>
          </table:table-cell>
          <table:table-cell office:value-type="string">
            <text:p>001380918-0</text:p>
          </table:table-cell>
          <table:table-cell office:value-type="string">
            <text:p>Yaṅ ti nag po gser gyi ʼbru gcig paʼi chos skor :a collection of Nyingmapa Dzogchen teachings /rediscovered by Duṅ-mtsho-ras-pa (Phyi ma).</text:p>
          </table:table-cell>
          <table:table-cell table:number-columns-repeated="1008"/>
        </table:table-row>
        <table:table-row table:style-name="ro1">
          <table:table-cell office:value-type="string">
            <text:p>W19567</text:p>
          </table:table-cell>
          <table:table-cell office:value-type="string">
            <text:p>008079357-6</text:p>
          </table:table-cell>
          <table:table-cell office:value-type="string">
            <text:p>Rje Dpyi-sa Blo-gros-rgya-mtshoʾi gsuṅ rtsom.</text:p>
          </table:table-cell>
          <table:table-cell table:number-columns-repeated="1008"/>
        </table:table-row>
        <table:table-row table:style-name="ro1">
          <table:table-cell office:value-type="string">
            <text:p>W19608</text:p>
          </table:table-cell>
          <table:table-cell office:value-type="string">
            <text:p>007366459-6</text:p>
          </table:table-cell>
          <table:table-cell office:value-type="string">
            <text:p>Dkar chag mthong [i.e. mthoṅ] bas yid ʾphrog chos mdzod bye baʾi lde mig :a bibliography of Sa-skya-pa literature /prepared at the order of H.H. the Sakya Trizin, based on a compilation by the Venerable Khenpo Appey and contributions from other Sakyapa scholars.</text:p>
          </table:table-cell>
          <table:table-cell table:number-columns-repeated="1008"/>
        </table:table-row>
        <table:table-row table:style-name="ro1">
          <table:table-cell office:value-type="string">
            <text:p>W19615</text:p>
          </table:table-cell>
          <table:table-cell office:value-type="string">
            <text:p>001835721-0</text:p>
          </table:table-cell>
          <table:table-cell office:value-type="string">
            <text:p>Klong chen snying gi thig leʼi Mkhaʼ ʼgro Bde chen rgyal moʼi sgrub gzhung gi ʼgrel pa Rgyud don snang ba :a commentary on the "Mkhaʼ ʼgro bde chen rgyal moʼi sgrub gzhung" of the Klong chen snying thig visions of Kun-mkhyen ʼJigs-med-gling-pa /by Ngag-dbang-bstan-ʼdzin-rdo-rje.</text:p>
          </table:table-cell>
          <table:table-cell table:number-columns-repeated="1008"/>
        </table:table-row>
        <table:table-row table:style-name="ro1">
          <table:table-cell office:value-type="string">
            <text:p>W19643</text:p>
          </table:table-cell>
          <table:table-cell office:value-type="string">
            <text:p>008124600-5</text:p>
          </table:table-cell>
          <table:table-cell office:value-type="string">
            <text:p>Tshad ma rnam ʼgrel gyi ṭīkka gzur gnas dgyes paʼi mchod sprin /Lam-rim-pa-ṅag-dbaṅ-phun-tshogs.</text:p>
          </table:table-cell>
          <table:table-cell table:number-columns-repeated="1008"/>
        </table:table-row>
        <table:table-row table:style-name="ro1">
          <table:table-cell office:value-type="string">
            <text:p>W19657</text:p>
          </table:table-cell>
          <table:table-cell office:value-type="string">
            <text:p>007412771-3</text:p>
          </table:table-cell>
          <table:table-cell office:value-type="string">
            <text:p>Mi tsheʾi rba rlabs ʾkhrugs po /Bsam-ʾgrub-pho-braṅ Bstan-ʾdzin-don-grub.</text:p>
          </table:table-cell>
          <table:table-cell table:number-columns-repeated="1008"/>
        </table:table-row>
        <table:table-row table:style-name="ro1">
          <table:table-cell table:style-name="ce3" office:value-type="string">
            <text:p>W19664</text:p>
          </table:table-cell>
          <table:table-cell office:value-type="string">
            <text:p>001446844-1</text:p>
          </table:table-cell>
          <table:table-cell office:value-type="string">
            <text:p>Gnam chos Rdzogs chen Saṅs rgyas lag ʾchaṅ gi sṅon ʾgroʾi khrid yig Bde chen lam bzaṅ :an explanation of the sṅon ʾgro practice of the Gnam chos teachings /by A-ʾdzom ʾbrug-pa-ʾGro-ʾdul-dpaʾ-bo-rdo-rje.</text:p>
          </table:table-cell>
          <table:table-cell table:number-columns-repeated="1008"/>
        </table:table-row>
        <table:table-row table:style-name="ro1">
          <table:table-cell office:value-type="string">
            <text:p>W19668</text:p>
          </table:table-cell>
          <table:table-cell office:value-type="string">
            <text:p>011209930-0</text:p>
          </table:table-cell>
          <table:table-cell office:value-type="string">
            <text:p>Kloṅ chen sñiṅ thig gi sñoṅ ʼgroʼi khrid yig thar lam gsal byed sgron me :a detailed introduction to the practices of the Kloṅ chen sñiṅ thig precepts of Rdzogs-chen practice revealed by ʼJigs-med-gliṅ-pa /by A-ʼdzom ʼBrug-pa ʼGro-ʼdul-dpaʼ-bo-rdo-rje.</text:p>
          </table:table-cell>
          <table:table-cell table:number-columns-repeated="1008"/>
        </table:table-row>
        <table:table-row table:style-name="ro1">
          <table:table-cell office:value-type="string">
            <text:p>W19674</text:p>
          </table:table-cell>
          <table:table-cell office:value-type="string">
            <text:p>001835130-1</text:p>
          </table:table-cell>
          <table:table-cell office:value-type="string">
            <text:p>Rdzogs chen yaṅ rtse lta ba thog dbab rtsa ʾgrel :precepts of Bonpo Dzogchen practice received in a vision of Tshe-dbaṅ-rig-ʾdzin /by Rig-pa-raṅ-śar of Rgyal-roṅ.</text:p>
          </table:table-cell>
          <table:table-cell table:number-columns-repeated="1008"/>
        </table:table-row>
        <table:table-row table:style-name="ro1">
          <table:table-cell office:value-type="string">
            <text:p>W19679</text:p>
          </table:table-cell>
          <table:table-cell office:value-type="string">
            <text:p>008112549-6</text:p>
          </table:table-cell>
          <table:table-cell office:value-type="string">
            <text:p>Mkhaʾ nas ʾphyo baʾi sprin dkar /Źi-sprul Thub-bstan-rnam-rgyal nas brtsams.</text:p>
          </table:table-cell>
          <table:table-cell table:number-columns-repeated="1008"/>
        </table:table-row>
        <table:table-row table:style-name="ro1">
          <table:table-cell office:value-type="string">
            <text:p>W19692</text:p>
          </table:table-cell>
          <table:table-cell office:value-type="string">
            <text:p>001873036-1</text:p>
          </table:table-cell>
          <table:table-cell office:value-type="string">
            <text:p>Gter chen Las rab gliṅ pa Phrin las mthaʾ yas rtsal gyi gsaṅ baʾi rnam par thar pa Rmad byuṅ ṅo mtshar padma dkar poʾi phreṅ ba Dad paʾi khri śiṅ byin rlabs sprin dpuṅ Sdud paʾi Ma dros dgaʾ baʾi glu dbyaṅs :the esoteric biography of Gter-chen Las-rab-gliṅ-pa Phrin-las-mthaʾ-yas-rtsal /by Tshul-khrims-bzaṅ-po.</text:p>
          </table:table-cell>
          <table:table-cell table:number-columns-repeated="1008"/>
        </table:table-row>
        <table:table-row table:style-name="ro1">
          <table:table-cell office:value-type="string">
            <text:p>W19708</text:p>
          </table:table-cell>
          <table:table-cell office:value-type="string">
            <text:p>011222418-0</text:p>
          </table:table-cell>
          <table:table-cell office:value-type="string">
            <text:p>Bod du byuṅ baʼi gsaṅ sṅags Sṅa ʼgyur gyi bstan ʼdzin skyes mchog rim byon gyi rnam thar Nor buʼi do śal :a concise history of the Nyingmapa tradition of Tibetan Buddhism /by Rig-ʼdzin Kun-bzaṅ-ṅes-don-kloṅ-yaṅs (Rdo-rje-gsaṅ-ba-rtsal)</text:p>
          </table:table-cell>
          <table:table-cell table:number-columns-repeated="1008"/>
        </table:table-row>
        <table:table-row table:style-name="ro1">
          <table:table-cell office:value-type="string">
            <text:p>W19710</text:p>
          </table:table-cell>
          <table:table-cell office:value-type="string">
            <text:p>002657594-9</text:p>
          </table:table-cell>
          <table:table-cell office:value-type="string">
            <text:p>Rgyaʾi yig tshaṅ naṅ gsal baʾi Bod kyi rgyal rabs gsal baʾi me loṅ /[Stag-lha Phun-tshogs-bkra-śis-pas ʾgrems pa]</text:p>
          </table:table-cell>
          <table:table-cell table:number-columns-repeated="1008"/>
        </table:table-row>
        <table:table-row table:style-name="ro1">
          <table:table-cell office:value-type="string">
            <text:p>W19738</text:p>
          </table:table-cell>
          <table:table-cell office:value-type="string">
            <text:p>001716831-7</text:p>
          </table:table-cell>
          <table:table-cell office:value-type="string">
            <text:p>Yuddhajayārṇava tantra :Tibetan translation of the text and a detailed 14th century commentary /by Rtsis-pa Kun-dgaʾ-gsal-ba.</text:p>
          </table:table-cell>
          <table:table-cell table:number-columns-repeated="1008"/>
        </table:table-row>
        <table:table-row table:style-name="ro1">
          <table:table-cell office:value-type="string">
            <text:p>W19801</text:p>
          </table:table-cell>
          <table:table-cell office:value-type="string">
            <text:p>008097974-2</text:p>
          </table:table-cell>
          <table:table-cell office:value-type="string">
            <text:p>Gaṅs-can mkhas grub rim byon miṅ mdzod /Ko-źul Grags-pa-ʾbyuṅ-gnas daṅ Rgyal-ba Blo-bzaṅ-mkhas-grub gñis kyis brtsams.</text:p>
          </table:table-cell>
          <table:table-cell table:number-columns-repeated="1008"/>
        </table:table-row>
        <table:table-row table:style-name="ro1">
          <table:table-cell office:value-type="string">
            <text:p>W19804</text:p>
          </table:table-cell>
          <table:table-cell office:value-type="string">
            <text:p>009818057-6</text:p>
          </table:table-cell>
          <table:table-cell office:value-type="string">
            <text:p>Bstan rtsis kun las btus pa /Tshe-tan XZabs-druṅ gis brtsams.</text:p>
          </table:table-cell>
          <table:table-cell table:number-columns-repeated="1008"/>
        </table:table-row>
        <table:table-row table:style-name="ro1">
          <table:table-cell office:value-type="string">
            <text:p>W19811</text:p>
          </table:table-cell>
          <table:table-cell office:value-type="string">
            <text:p>001835336-3</text:p>
          </table:table-cell>
          <table:table-cell office:value-type="string">
            <text:p>Gcod yul nyon mongs zhi byed kyi bkaʾ gter bla ma brgyud paʾi rnam thar byin rlabs gter mtsho :a collection of biographies of gurus in the transmission lineage of the Good [i.e. Gcod] teachings /by Ngag-dbang-bstan-ʾdzin-nor-bu of Rong-phu.</text:p>
          </table:table-cell>
          <table:table-cell table:number-columns-repeated="1008"/>
        </table:table-row>
        <table:table-row table:style-name="ro1">
          <table:table-cell office:value-type="string">
            <text:p>W19825</text:p>
          </table:table-cell>
          <table:table-cell office:value-type="string">
            <text:p>007353732-2</text:p>
          </table:table-cell>
          <table:table-cell office:value-type="string">
            <text:p>Mñam med dwags po bkaʾ brgyud kyi bstan rtsa so thar sdom rgyun du bźugs paʾi mkhan rabs kyi rnam thar mdor bsdus tshul khrims mdzes rgyan ces bya ba bźugs so.</text:p>
          </table:table-cell>
          <table:table-cell table:number-columns-repeated="1008"/>
        </table:table-row>
        <table:table-row table:style-name="ro1">
          <table:table-cell office:value-type="string">
            <text:p>W19832</text:p>
          </table:table-cell>
          <table:table-cell office:value-type="string">
            <text:p>001350547-5</text:p>
          </table:table-cell>
          <table:table-cell office:value-type="string">
            <text:p>On the history of the monastery of Zhwa-lu :begin the texts of the Zhwa lu gdan rabs and the autobiography /by Zhwa-lu-Ri-sbug Sprul-sku Blo-gsal-bstan-skyong.</text:p>
          </table:table-cell>
          <table:table-cell table:number-columns-repeated="1008"/>
        </table:table-row>
        <table:table-row table:style-name="ro1">
          <table:table-cell office:value-type="string">
            <text:p>W19837</text:p>
          </table:table-cell>
          <table:table-cell office:value-type="string">
            <text:p>008378349-0</text:p>
          </table:table-cell>
          <table:table-cell office:value-type="string">
            <text:p>Bod gaṅs chen gyi grub mthaʾ ris med kyi mkhas dbaṅ brgya daṅ brgyad cu lhag gi gsuṅ ʾbum so soʾi dkar chag phyogs gcig du bsgrigs pa śes byaʾi gter mdzod ces bya ba bźugs so /Mi rigs dpe mdzod khaṅ gis bsgrigs pa.</text:p>
          </table:table-cell>
          <table:table-cell table:number-columns-repeated="1008"/>
        </table:table-row>
        <table:table-row table:style-name="ro1">
          <table:table-cell office:value-type="string">
            <text:p>W19849</text:p>
          </table:table-cell>
          <table:table-cell office:value-type="string">
            <text:p>007658508-5</text:p>
          </table:table-cell>
          <table:table-cell office:value-type="string">
            <text:p>Bod kyi bstan bcos khag cig gi mtshan byaṅ dri med śel dkar phreṅ ba.</text:p>
          </table:table-cell>
          <table:table-cell table:number-columns-repeated="1008"/>
        </table:table-row>
        <table:table-row table:style-name="ro1">
          <table:table-cell office:value-type="string">
            <text:p>W19863</text:p>
          </table:table-cell>
          <table:table-cell office:value-type="string">
            <text:p>001566038-9</text:p>
          </table:table-cell>
          <table:table-cell office:value-type="string">
            <text:p>The astonishing succession of throne holders of the victorious and powerful Palyul tradition called A garland of immortal wish-fulfilling trees /by Tsering Lama Jampal Zangpo ; translated by Sangye Khandro.</text:p>
          </table:table-cell>
          <table:table-cell table:number-columns-repeated="1008"/>
        </table:table-row>
        <table:table-row table:style-name="ro1">
          <table:table-cell office:value-type="string">
            <text:p>W19958</text:p>
          </table:table-cell>
          <table:table-cell office:value-type="string">
            <text:p>010300590-0</text:p>
          </table:table-cell>
          <table:table-cell office:value-type="string">
            <text:p>Gaṅs can Bod kyi brda sprod paʼi bstan bcos Sum cu pa daṅ Rtags ʼjug gi rnam bźag rgya cher bśad pa Thon-miʼi źal luṅ /Tshe-tan Źabs-druṅ gis brtsams.</text:p>
          </table:table-cell>
          <table:table-cell table:number-columns-repeated="1008"/>
        </table:table-row>
        <table:table-row table:style-name="ro1">
          <table:table-cell office:value-type="string">
            <text:p>W19974</text:p>
          </table:table-cell>
          <table:table-cell office:value-type="string">
            <text:p>008098031-7</text:p>
          </table:table-cell>
          <table:table-cell office:value-type="string">
            <text:p>Dgu-roṅ sku phreṅ sṅa phyiʾi rnam thar puṇṭa ri kaʾi ʾkhri śiṅ /Bstan-ʾdzin gyis bsgrigs śiṅ brtsams.</text:p>
          </table:table-cell>
          <table:table-cell table:number-columns-repeated="1008"/>
        </table:table-row>
        <table:table-row table:style-name="ro1">
          <table:table-cell office:value-type="string">
            <text:p>W19975</text:p>
          </table:table-cell>
          <table:table-cell office:value-type="string">
            <text:p>007412696-2</text:p>
          </table:table-cell>
          <table:table-cell office:value-type="string">
            <text:p>A Tibetan encyclopedia of Buddhist scholasticism :the collected writings of ʾBaʾ-ra-ba Rgyal-mtshan-dpal-bzang.</text:p>
          </table:table-cell>
          <table:table-cell table:number-columns-repeated="1008"/>
        </table:table-row>
        <table:table-row table:style-name="ro1">
          <table:table-cell office:value-type="string">
            <text:p>W19981</text:p>
          </table:table-cell>
          <table:table-cell office:value-type="string">
            <text:p>007366618-1</text:p>
          </table:table-cell>
          <table:table-cell office:value-type="string">
            <text:p>Hor-gtsaṅ ʼJigs-med kyi sñan rtsom phyogs bsgrigs.</text:p>
          </table:table-cell>
          <table:table-cell table:number-columns-repeated="1008"/>
        </table:table-row>
        <table:table-row table:style-name="ro1">
          <table:table-cell office:value-type="string">
            <text:p>W19993</text:p>
          </table:table-cell>
          <table:table-cell office:value-type="string">
            <text:p>008098362-6</text:p>
          </table:table-cell>
          <table:table-cell office:value-type="string">
            <text:p>Sman miṅ gu mdzod =A dictionary of Tibetan medicine /Bse-mkhar Kun-dgaʾ-tshe-riṅ.</text:p>
          </table:table-cell>
          <table:table-cell table:number-columns-repeated="1008"/>
        </table:table-row>
        <table:table-row table:style-name="ro1">
          <table:table-cell office:value-type="string">
            <text:p>W19999</text:p>
          </table:table-cell>
          <table:table-cell office:value-type="string">
            <text:p>008606435-5</text:p>
          </table:table-cell>
          <table:table-cell office:value-type="string">
            <text:p>Dge-lugs-pa'i chos spyod phyogs bsgrigs.</text:p>
          </table:table-cell>
          <table:table-cell table:number-columns-repeated="1008"/>
        </table:table-row>
        <table:table-row table:style-name="ro1">
          <table:table-cell office:value-type="string">
            <text:p>W1CZ2229</text:p>
          </table:table-cell>
          <table:table-cell office:value-type="string">
            <text:p>010193660-5</text:p>
          </table:table-cell>
          <table:table-cell office:value-type="string">
            <text:p>Dpal mñam med srid źiʼi ʼdren mchog goṅ sa skyabs mgon ʼphags mchog phyag na padmo rgyal baʼi dbaṅ po skru phreṅ bcu bźi paʼi mdzad ʼphrin las ʼphros paʼi gtam byams brtse daṅ draṅ bden gyi bla srog ... /Roṅ-bo Blo-bzaṅ-sñan-grags.</text:p>
          </table:table-cell>
          <table:table-cell table:number-columns-repeated="1008"/>
        </table:table-row>
        <table:table-row table:style-name="ro1">
          <table:table-cell office:value-type="string">
            <text:p>W1CZ2258</text:p>
          </table:table-cell>
          <table:table-cell office:value-type="string">
            <text:p>008288066-2</text:p>
          </table:table-cell>
          <table:table-cell office:value-type="string">
            <text:p>ʾJug ʾgrel gsal baʾi me loṅ daṅ ʾjug ʾgrel gsal baʾi rgyan bcas /[Dge-ʾdun-ʾgrub daṅ Rgal-ba Dge-ʾdun-rgya-mtsho].</text:p>
          </table:table-cell>
          <table:table-cell table:number-columns-repeated="1008"/>
        </table:table-row>
        <table:table-row table:style-name="ro1">
          <table:table-cell office:value-type="string">
            <text:p>W1CZ2269</text:p>
          </table:table-cell>
          <table:table-cell office:value-type="string">
            <text:p>009284965-2</text:p>
          </table:table-cell>
          <table:table-cell office:value-type="string">
            <text:p>Mi tsheʾi bro ba mṅar skyur =The sweet &amp;amp; sour taste of life /Padma-tshe-dbaṅ.</text:p>
          </table:table-cell>
          <table:table-cell table:number-columns-repeated="1008"/>
        </table:table-row>
        <table:table-row table:style-name="ro1">
          <table:table-cell office:value-type="string">
            <text:p>W1CZ2273</text:p>
          </table:table-cell>
          <table:table-cell office:value-type="string">
            <text:p>007981240-6</text:p>
          </table:table-cell>
          <table:table-cell office:value-type="string">
            <text:p>Ne-pāl naṅ paʾi gnas yig dṅul dkar me loṅ /phyogs sgrig pa Dol-po Mkhan-po Sman-bla-phun-tshogs.</text:p>
          </table:table-cell>
          <table:table-cell table:number-columns-repeated="1008"/>
        </table:table-row>
        <table:table-row table:style-name="ro1">
          <table:table-cell office:value-type="string">
            <text:p>W1CZ2280</text:p>
          </table:table-cell>
          <table:table-cell office:value-type="string">
            <text:p>008013692-3</text:p>
          </table:table-cell>
          <table:table-cell office:value-type="string">
            <text:p>Mṅon rtogs rgyan gyi ṭikka /[Co-ne Rje-btsun Grags-pa-bśad-sgrub].</text:p>
          </table:table-cell>
          <table:table-cell table:number-columns-repeated="1008"/>
        </table:table-row>
        <table:table-row table:style-name="ro1">
          <table:table-cell office:value-type="string">
            <text:p>W1CZ2284</text:p>
          </table:table-cell>
          <table:table-cell office:value-type="string">
            <text:p>009591330-0</text:p>
          </table:table-cell>
          <table:table-cell office:value-type="string">
            <text:p>Rol moʾi ʾjug sgo sgra dbyaṅs blo mdud kun grol /Gsaṅ-bdag gis brtsams.</text:p>
          </table:table-cell>
          <table:table-cell table:number-columns-repeated="1008"/>
        </table:table-row>
        <table:table-row table:style-name="ro1">
          <table:table-cell office:value-type="string">
            <text:p>W1CZ2288</text:p>
          </table:table-cell>
          <table:table-cell office:value-type="string">
            <text:p>007386121-9</text:p>
          </table:table-cell>
          <table:table-cell office:value-type="string">
            <text:p>Rnam ʼgrel tshad maʼi dgoṅs rgyan /mdzad pa po Dzñā-ne-śwa-ra, Dge-bśes Ye-śes-dbaṅ-phyug = Jewel of the true thought : a commentary on the Pramāṇavārttika of Ācārya Dharmakīrti.</text:p>
          </table:table-cell>
          <table:table-cell table:number-columns-repeated="1008"/>
        </table:table-row>
        <table:table-row table:style-name="ro1">
          <table:table-cell office:value-type="string">
            <text:p>W1CZ2290</text:p>
          </table:table-cell>
          <table:table-cell office:value-type="string">
            <text:p>010003797-6</text:p>
          </table:table-cell>
          <table:table-cell office:value-type="string">
            <text:p>ʾOg-min O-rgyan-smin-grol-gliṅ gi gdan rabs mkhan brgyud rim par byon pa rnams kyi rnam thar gʾyul las rnam par rgyal baʾi dgaʾ ston źes bya ba bźugs so.</text:p>
          </table:table-cell>
          <table:table-cell table:number-columns-repeated="1008"/>
        </table:table-row>
        <table:table-row table:style-name="ro1">
          <table:table-cell office:value-type="string">
            <text:p>W1CZ2328</text:p>
          </table:table-cell>
          <table:table-cell office:value-type="string">
            <text:p>007593703-4</text:p>
          </table:table-cell>
          <table:table-cell office:value-type="string">
            <text:p>Contributions to the study of Jo-nang-pa history, iconography, and doctrine :selected writings of ʼDzam-thaṅ Mkhan-po Blo-gros-grags-pa /collected by Matthew Kapstein and Gyurme Dorje ; introduced by Matthew Kapstein.</text:p>
          </table:table-cell>
          <table:table-cell table:number-columns-repeated="1008"/>
        </table:table-row>
        <table:table-row table:style-name="ro1">
          <table:table-cell office:value-type="string">
            <text:p>W1CZ2331</text:p>
          </table:table-cell>
          <table:table-cell office:value-type="string">
            <text:p>008359934-7</text:p>
          </table:table-cell>
          <table:table-cell office:value-type="string">
            <text:p>Two controversial māhyamika [sic] treatises :comprising reproductions of blockprint of the "Dbu ma la ʾjug paʾi rnam bśad ṅes don rnam ṅes" of Roṅ-ston Śes-bya-kun-rig and the "Lugs gñis rnam ʾbyed rtsa ʾgral [i.e. ʾgrel]" of Gser-mdog Paṇ-chen Śakya-mchog-ldan.</text:p>
          </table:table-cell>
          <table:table-cell table:number-columns-repeated="1008"/>
        </table:table-row>
        <table:table-row table:style-name="ro1">
          <table:table-cell office:value-type="string">
            <text:p>W1CZ2394</text:p>
          </table:table-cell>
          <table:table-cell office:value-type="string">
            <text:p>009765298-9</text:p>
          </table:table-cell>
          <table:table-cell office:value-type="string">
            <text:p>Dus rlabs kyi rmi lam :Pad-dkar gyi deṅ srol bris lder bzo rtsal = Fading dream : paintings and sculpture of Pekar /[edited by Tashi Tsering].</text:p>
          </table:table-cell>
          <table:table-cell table:number-columns-repeated="1008"/>
        </table:table-row>
        <table:table-row table:style-name="ro1">
          <table:table-cell office:value-type="string">
            <text:p>W1CZ2408</text:p>
          </table:table-cell>
          <table:table-cell office:value-type="string">
            <text:p>011541879-2</text:p>
          </table:table-cell>
          <table:table-cell office:value-type="string">
            <text:p>Kloṅ-chen sñiṅ thig gi blo sbyoṅ źag brgyaʼi sgom rim Rin chen baṅ mdzod thar baʼi them skas źes bya ba bźugs so /Kun-dgaʼ-bstan-ʼdzin nas brtsams.</text:p>
          </table:table-cell>
          <table:table-cell table:number-columns-repeated="1008"/>
        </table:table-row>
        <table:table-row table:style-name="ro1">
          <table:table-cell office:value-type="string">
            <text:p>W1CZ2481</text:p>
          </table:table-cell>
          <table:table-cell office:value-type="string">
            <text:p>007998902-0</text:p>
          </table:table-cell>
          <table:table-cell office:value-type="string">
            <text:p>Sūtra-tantrodbhavāḥ katipayadhāraṇīmantrāḥ =Btsun-pa Dbaṅ-pos phyogs bsgrigs mdzad paʾi mdo rgyud las ʾbyuṅ baʾi gzuṅs sṅags ʾgaʾ źig Bod skad du bkrol ba daṅ bcas pa /Bhatanta-Indroṇa saṃkalitāḥ ; lipyantarakartā sampādakaśca Ṭhinalerāma Śāśanī.</text:p>
          </table:table-cell>
          <table:table-cell table:number-columns-repeated="1008"/>
        </table:table-row>
        <table:table-row table:style-name="ro1">
          <table:table-cell office:value-type="string">
            <text:p>W1CZ2513</text:p>
          </table:table-cell>
          <table:table-cell office:value-type="string">
            <text:p>002691167-1</text:p>
          </table:table-cell>
          <table:table-cell office:value-type="string">
            <text:p>So so thar paʾi mdoʾi ʾgrel pa rin chen ʾbyuṅ gnas źes bya ba.</text:p>
          </table:table-cell>
          <table:table-cell table:number-columns-repeated="1008"/>
        </table:table-row>
        <table:table-row table:style-name="ro1">
          <table:table-cell office:value-type="string">
            <text:p>W1CZ2515</text:p>
          </table:table-cell>
          <table:table-cell office:value-type="string">
            <text:p>011078984-9</text:p>
          </table:table-cell>
          <table:table-cell office:value-type="string">
            <text:p>Grub mthaʼ kun śes nas Mthaʼ bral sgrub pa źes bya baʼi bstan bcos bźugs so /[Stag-tshaṅ-gi-lo-tsā-ba Dge-sloṅ Śes-rab-rin-cen-rgyal-mtshan-dpal-bzaṅ-po bgyis]</text:p>
          </table:table-cell>
          <table:table-cell table:number-columns-repeated="1008"/>
        </table:table-row>
        <table:table-row table:style-name="ro1">
          <table:table-cell office:value-type="string">
            <text:p>W1CZ2856</text:p>
          </table:table-cell>
          <table:table-cell office:value-type="string">
            <text:p>012016262-8</text:p>
          </table:table-cell>
          <table:table-cell office:value-type="string">
            <text:p>Rgyal ba sku phreng gsum pa Bsod-nams-rgya-mtshoʼi gsung ʼbum =Collected works of the Third Dalai Lama Sonam Gyatsho.</text:p>
          </table:table-cell>
          <table:table-cell table:number-columns-repeated="1008"/>
        </table:table-row>
        <table:table-row table:style-name="ro1">
          <table:table-cell office:value-type="string">
            <text:p>W1CZ2857</text:p>
          </table:table-cell>
          <table:table-cell office:value-type="string">
            <text:p>011981870-1</text:p>
          </table:table-cell>
          <table:table-cell office:value-type="string">
            <text:p>Rje-btsun Thams-cad-mkhyen-pa Dge-ʼdun-rgya-mtsho-dpal-bzaṅ- poʼi gsuṅ ʼbum.</text:p>
          </table:table-cell>
          <table:table-cell table:number-columns-repeated="1008"/>
        </table:table-row>
        <table:table-row table:style-name="ro1">
          <table:table-cell office:value-type="string">
            <text:p>W1CZ4690</text:p>
          </table:table-cell>
          <table:table-cell office:value-type="string">
            <text:p>002664004-X</text:p>
          </table:table-cell>
          <table:table-cell office:value-type="string">
            <text:p>ʾGro-baʾi-mgon-po Kun-dgaʾ-legs-paʾi rnam thar Mon Spa-gro sogs kyi mdzad spyod rnams bźugs so /[Chos-rje Tshe-dbaṅ-bstan-ʾdzin gyi brjed tho bkod pa]</text:p>
          </table:table-cell>
          <table:table-cell table:number-columns-repeated="1008"/>
        </table:table-row>
        <table:table-row table:style-name="ro1">
          <table:table-cell office:value-type="string">
            <text:p>W1CZ690</text:p>
          </table:table-cell>
          <table:table-cell office:value-type="string">
            <text:p>012094691-2</text:p>
          </table:table-cell>
          <table:table-cell office:value-type="string">
            <text:p>Dpyad rtsom phyogs bsgrigs /[Dpal-mos bsgrigs].</text:p>
          </table:table-cell>
          <table:table-cell table:number-columns-repeated="1008"/>
        </table:table-row>
        <table:table-row table:style-name="ro1">
          <table:table-cell office:value-type="string">
            <text:p>W1CZ896</text:p>
          </table:table-cell>
          <table:table-cell office:value-type="string">
            <text:p>002409475-7</text:p>
          </table:table-cell>
          <table:table-cell office:value-type="string">
            <text:p>Zab gsaṅ mkhaʾ ʾgroʾi sñiṅ thig gi sñon ʾgroʾi khrid rim thar lam snañ sgron źes bya ba bźugs so /[ʾJigs-bral-ye-śes-rdo-rje-dge-legs-rnam-par-rgyal-baʾi-sdes sbyar baʾ o].</text:p>
          </table:table-cell>
          <table:table-cell table:number-columns-repeated="1008"/>
        </table:table-row>
        <table:table-row table:style-name="ro1">
          <table:table-cell office:value-type="string">
            <text:p>W1GS105195</text:p>
          </table:table-cell>
          <table:table-cell office:value-type="string">
            <text:p>013165580-9</text:p>
          </table:table-cell>
          <table:table-cell office:value-type="string">
            <text:p>Goṅ-dkar Bla-ma ʼPhrin-las-rnam-rgyal gyi gsan yig.</text:p>
          </table:table-cell>
          <table:table-cell table:number-columns-repeated="1008"/>
        </table:table-row>
        <table:table-row table:style-name="ro1">
          <table:table-cell office:value-type="string">
            <text:p>W1GS137942</text:p>
          </table:table-cell>
          <table:table-cell office:value-type="string">
            <text:p>011453098-X</text:p>
          </table:table-cell>
          <table:table-cell office:value-type="string">
            <text:p>880-02Geerdengzhu da si zhi :Zang wen /Luosangyixi Jiacuo zhu.</text:p>
          </table:table-cell>
          <table:table-cell table:number-columns-repeated="1008"/>
        </table:table-row>
        <table:table-row table:style-name="ro1">
          <table:table-cell office:value-type="string">
            <text:p>W1GS140301</text:p>
          </table:table-cell>
          <table:table-cell office:value-type="string">
            <text:p>012504094-6</text:p>
          </table:table-cell>
          <table:table-cell office:value-type="string">
            <text:p>ʼBrug-pa Dkar-brgyud kyi bstan ʼdzin Khams-sprul sku rabs rim byon gyi gdan sa gtso bo Khams-pa-sgar Dpal Phun-tshogs Chos-ʼkhor-gliṅ daṅ deʼi dgon lag ri khrod bcas kyi rten daṅ brten paʼi mtshan tho rags rim /Khams-sprul brgyad pa Skal-bzaṅ-don-brgyud-ñi-mas brtsams ; źu sgrig pa daṅ mchan bu btab mkhan, Jo-sras Bkra-śis-tshe-riṅ.</text:p>
          </table:table-cell>
          <table:table-cell table:number-columns-repeated="1008"/>
        </table:table-row>
        <table:table-row table:style-name="ro1">
          <table:table-cell office:value-type="string">
            <text:p>W1GS140754</text:p>
          </table:table-cell>
          <table:table-cell office:value-type="string">
            <text:p>010166535-0</text:p>
          </table:table-cell>
          <table:table-cell office:value-type="string">
            <text:p>Kadampa sites of Phempo :a guide to some early Buddhist monasteries in central Tibet /by Ulrike and Hans-Ulrich Roesler.</text:p>
          </table:table-cell>
          <table:table-cell table:number-columns-repeated="1008"/>
        </table:table-row>
        <table:table-row table:style-name="ro1">
          <table:table-cell office:value-type="string">
            <text:p>W1GS1820</text:p>
          </table:table-cell>
          <table:table-cell office:value-type="string">
            <text:p>010272508-X</text:p>
          </table:table-cell>
          <table:table-cell office:value-type="string">
            <text:p>Bod kyi gso ba rig paʼi gnaʼ dpe phyogs bsgrigs dpe tshogs /Mtsho-sṅon Źiṅ-chen Bod kyi gso rig źib ʼjug khaṅ, "Bod kyi gso ba rig paʼi gnaʼ dpe phyogs bsgrigs" rtsom sgrig tshogs pa nas bsgrigs.</text:p>
          </table:table-cell>
          <table:table-cell table:number-columns-repeated="1008"/>
        </table:table-row>
        <table:table-row table:style-name="ro1">
          <table:table-cell office:value-type="string">
            <text:p>W1GS45961</text:p>
          </table:table-cell>
          <table:table-cell office:value-type="string">
            <text:p>007386125-1</text:p>
          </table:table-cell>
          <table:table-cell office:value-type="string">
            <text:p>Ñag-bla Raṅ-rig-rdo-rjeʾi rnam thar daṅ mgur ʾbum :the biography and collected songs of esoteric experience and practice of Rig-ʾdzin Sku-gsum-gliṅ-pa alias Ñag-bla Raṅ-rig-rdo-rje (1847-1903).</text:p>
          </table:table-cell>
          <table:table-cell table:number-columns-repeated="1008"/>
        </table:table-row>
        <table:table-row table:style-name="ro1">
          <table:table-cell office:value-type="string">
            <text:p>W1GS56154</text:p>
          </table:table-cell>
          <table:table-cell office:value-type="string">
            <text:p>001502483-0</text:p>
          </table:table-cell>
          <table:table-cell office:value-type="string">
            <text:p>The songs of esoteric practice (mgur) and replies to doctrinal questions (dris lan) of Karma-ʾphrin-las-pa.</text:p>
          </table:table-cell>
          <table:table-cell table:number-columns-repeated="1008"/>
        </table:table-row>
        <table:table-row table:style-name="ro1">
          <table:table-cell office:value-type="string">
            <text:p>W1GS56158</text:p>
          </table:table-cell>
          <table:table-cell office:value-type="string">
            <text:p>002421290-3</text:p>
          </table:table-cell>
          <table:table-cell office:value-type="string">
            <text:p>Rnal ʾbyor gyi dbaṅ phyug chen po Rje btsun Mi-la-ras-paʾi rnam par thar pa daṅ thams cad mkhyen paʾi lam ston źes bya ba bźugs so :the biography of Milarepa /by the Yogi Rüpaʾi Gyan-chen.</text:p>
          </table:table-cell>
          <table:table-cell table:number-columns-repeated="1008"/>
        </table:table-row>
        <table:table-row table:style-name="ro1">
          <table:table-cell office:value-type="string">
            <text:p>W1GS56161</text:p>
          </table:table-cell>
          <table:table-cell office:value-type="string">
            <text:p>007430620-0</text:p>
          </table:table-cell>
          <table:table-cell office:value-type="string">
            <text:p>Complete biography of Milarepa /by Yogi Rupaʾi Gyan-chen.</text:p>
          </table:table-cell>
          <table:table-cell table:number-columns-repeated="1008"/>
        </table:table-row>
        <table:table-row table:style-name="ro1">
          <table:table-cell office:value-type="string">
            <text:p>W1GS58442</text:p>
          </table:table-cell>
          <table:table-cell office:value-type="string">
            <text:p>011586619-1</text:p>
          </table:table-cell>
          <table:table-cell office:value-type="string">
            <text:p>Gter ʼbyun chen mo ; daṅ,Dri ba rnam par rgyal baʼi khaṅ bzaṅ sogs bźugs so /Gter-ston Ratna-gliṅ-pas mdzad.</text:p>
          </table:table-cell>
          <table:table-cell table:number-columns-repeated="1008"/>
        </table:table-row>
        <table:table-row table:style-name="ro1">
          <table:table-cell office:value-type="string">
            <text:p>W1GS58460</text:p>
          </table:table-cell>
          <table:table-cell office:value-type="string">
            <text:p>012015672-5</text:p>
          </table:table-cell>
          <table:table-cell office:value-type="string">
            <text:p>Yon tan rin po cheʼi mdzod kyi rgya cher ʼgrel pa bden gñis śiṅ rta źes bya bźugs so /Rig-ʼdzin ʼJigs-med-gliṅ-pas mdzad.</text:p>
          </table:table-cell>
          <table:table-cell table:number-columns-repeated="1008"/>
        </table:table-row>
        <table:table-row table:style-name="ro1">
          <table:table-cell office:value-type="string">
            <text:p>W1GS60389</text:p>
          </table:table-cell>
          <table:table-cell office:value-type="string">
            <text:p>011895438-5</text:p>
          </table:table-cell>
          <table:table-cell office:value-type="string">
            <text:p>Gñan-po Gʹyu-rtseʼi ṅaṅ tshul ji bźin brjod pa Phyi rabs gźon nuʼi sñiṅ nor źes bya ba bźugs so /Rjes-dkar O-rgyan-brtson-ʼgrus kyis brtsams.</text:p>
          </table:table-cell>
          <table:table-cell table:number-columns-repeated="1008"/>
        </table:table-row>
        <table:table-row table:style-name="ro1">
          <table:table-cell office:value-type="string">
            <text:p>W1GS60392</text:p>
          </table:table-cell>
          <table:table-cell office:value-type="string">
            <text:p>011586728-7</text:p>
          </table:table-cell>
          <table:table-cell office:value-type="string">
            <text:p>Om̐ bla ma dgoṅs pa ʼdus pa las sṅon ʼgro chos spyod sogs kyi skor bźugs so /O-rgyan-saṅs-rgyas-gliṅ-pas gter nas bton.</text:p>
          </table:table-cell>
          <table:table-cell table:number-columns-repeated="1008"/>
        </table:table-row>
        <table:table-row table:style-name="ro1">
          <table:table-cell office:value-type="string">
            <text:p>W1GS60395</text:p>
          </table:table-cell>
          <table:table-cell office:value-type="string">
            <text:p>011564650-7</text:p>
          </table:table-cell>
          <table:table-cell office:value-type="string">
            <text:p>Sṅa-ʼgyur mkhas pa chen po dag gis mdzad paʼi man ṅag rdzogs pa chen poʼi gnad thor buʼi skor bźugs so /Rgyal-sras Gźan-phan-mthaʼ-yas sogs skyis mdzad.</text:p>
          </table:table-cell>
          <table:table-cell table:number-columns-repeated="1008"/>
        </table:table-row>
        <table:table-row table:style-name="ro1">
          <table:table-cell office:value-type="string">
            <text:p>W1GS60403</text:p>
          </table:table-cell>
          <table:table-cell office:value-type="string">
            <text:p>011564004-5</text:p>
          </table:table-cell>
          <table:table-cell office:value-type="string">
            <text:p>Rje btsun ma Mdo Zla-gsal-dbaṅ-moʼi gsuṅ rtsom phyogs bsgrigs bźugs so /Mdo Zla-gsal-dbaṅ-mos brtsams.</text:p>
          </table:table-cell>
          <table:table-cell table:number-columns-repeated="1008"/>
        </table:table-row>
        <table:table-row table:style-name="ro1">
          <table:table-cell office:value-type="string">
            <text:p>W1GS60696</text:p>
          </table:table-cell>
          <table:table-cell office:value-type="string">
            <text:p>012016252-0</text:p>
          </table:table-cell>
          <table:table-cell office:value-type="string">
            <text:p>Bla ma dgoṅs pa ʼdus pa las rdzogs rim man ṅag sñiṅ po gser gyi yaṅ źun gyi chos skor bźugs so /O-rgyan-saṅs-rgyas-gliṅ-pas gter nas bton.</text:p>
          </table:table-cell>
          <table:table-cell table:number-columns-repeated="1008"/>
        </table:table-row>
        <table:table-row table:style-name="ro1">
          <table:table-cell office:value-type="string">
            <text:p>W1GS60864</text:p>
          </table:table-cell>
          <table:table-cell office:value-type="string">
            <text:p>002421734-4</text:p>
          </table:table-cell>
          <table:table-cell office:value-type="string">
            <text:p>Bla-dwabs rgyal rabs ʾchi med gter /Bsod nams-tshe-brtan Yo-seb Dge-rgan ; arranged and edited, with introduction and annotation by S.S. Gergan.</text:p>
          </table:table-cell>
          <table:table-cell table:number-columns-repeated="1008"/>
        </table:table-row>
        <table:table-row table:style-name="ro1">
          <table:table-cell office:value-type="string">
            <text:p>W1GS61414</text:p>
          </table:table-cell>
          <table:table-cell office:value-type="string">
            <text:p>011410096-9</text:p>
          </table:table-cell>
          <table:table-cell office:value-type="string">
            <text:p>Gźi lam ʼbras gsum las brtsams paʼi dris lan yid kyi mun sel źes bya ba bźugs so /Ña-dbon Kun-dgaʼ-dpal gyis brtsams.</text:p>
          </table:table-cell>
          <table:table-cell table:number-columns-repeated="1008"/>
        </table:table-row>
        <table:table-row table:style-name="ro1">
          <table:table-cell office:value-type="string">
            <text:p>W1GS66286</text:p>
          </table:table-cell>
          <table:table-cell office:value-type="string">
            <text:p>011325032-0</text:p>
          </table:table-cell>
          <table:table-cell office:value-type="string">
            <text:p>Jo-bo Rje Dpal-ldan A-ti-śaʼi gsuṅ ʼbum /Dpal-brtsegs Bod-yig Dpe-rñiṅ Źib-ʼjug-khaṅ nas bsgrigs.</text:p>
          </table:table-cell>
          <table:table-cell table:number-columns-repeated="1008"/>
        </table:table-row>
        <table:table-row table:style-name="ro1">
          <table:table-cell office:value-type="string">
            <text:p>W1GS66291</text:p>
          </table:table-cell>
          <table:table-cell office:value-type="string">
            <text:p>011759680-9</text:p>
          </table:table-cell>
          <table:table-cell office:value-type="string">
            <text:p>Nor-braṅ O-rgyan gyi gsuṅ rtsom phyogs btus.</text:p>
          </table:table-cell>
          <table:table-cell table:number-columns-repeated="1008"/>
        </table:table-row>
        <table:table-row table:style-name="ro1">
          <table:table-cell office:value-type="string">
            <text:p>W1GS66302</text:p>
          </table:table-cell>
          <table:table-cell office:value-type="string">
            <text:p>011755465-0</text:p>
          </table:table-cell>
          <table:table-cell office:value-type="string">
            <text:p>Gnaʼ rab bris sku daṅ bzo sku tshon khra can gyi tshad daṅ ldan paʼi gźuṅ lugs /Sman-bla Don-grub daṅ Deʼu-dmar Bstan-ʼdzin-phun-tshogs kyis mdzad.</text:p>
          </table:table-cell>
          <table:table-cell table:number-columns-repeated="1008"/>
        </table:table-row>
        <table:table-row table:style-name="ro1">
          <table:table-cell office:value-type="string">
            <text:p>W1GS66356</text:p>
          </table:table-cell>
          <table:table-cell office:value-type="string">
            <text:p>011759626-4</text:p>
          </table:table-cell>
          <table:table-cell office:value-type="string">
            <text:p>Dwaṅs bsil Ri-bo-rtse-lṅaʼi gnas bśad /Se-kri Ṅag-dbaṅ-bstan-dar gyis brtsams.</text:p>
          </table:table-cell>
          <table:table-cell table:number-columns-repeated="1008"/>
        </table:table-row>
        <table:table-row table:style-name="ro1">
          <table:table-cell office:value-type="string">
            <text:p>W1GS88389</text:p>
          </table:table-cell>
          <table:table-cell office:value-type="string">
            <text:p>001833983-2</text:p>
          </table:table-cell>
          <table:table-cell office:value-type="string">
            <text:p>Texts of the Mtshur-lugs of Tibetan astrology, both skar-rtsis and nag-rtsis :comprising the Ñer mkhoʼi bum bzaṅ of Si-tu Dbon Karma-ṅes-legs-bstan-ʼdzin and the marital astrological text of Bod-mkhas-pa Mi-pham-dge-legs-rnam-rgyal.</text:p>
          </table:table-cell>
          <table:table-cell table:number-columns-repeated="1008"/>
        </table:table-row>
        <table:table-row table:style-name="ro1">
          <table:table-cell office:value-type="string">
            <text:p>W1GS88816</text:p>
          </table:table-cell>
          <table:table-cell office:value-type="string">
            <text:p>008084439-1</text:p>
          </table:table-cell>
          <table:table-cell office:value-type="string">
            <text:p>Dpal ldan Gle-luṅ chos sde chen poʼi Gñags-ston-paʼi gduṅ rabs gdan rabs daṅ bcas paʼi rnam thar skal bzaṅ mdzes paʼi rgyan phreṅ /Chos-ñid-ye-śes kyis brtsams.</text:p>
          </table:table-cell>
          <table:table-cell table:number-columns-repeated="1008"/>
        </table:table-row>
        <table:table-row table:style-name="ro1">
          <table:table-cell office:value-type="string">
            <text:p>W1GS91723</text:p>
          </table:table-cell>
          <table:table-cell office:value-type="string">
            <text:p>001350703-6</text:p>
          </table:table-cell>
          <table:table-cell office:value-type="string">
            <text:p>Yaṅ zab bla med rdzogs pa chen poʼi gdams khrid Tshe dbaṅ Bod yul maʼi sgrub pa bcas kyi gsuṅ pod;a cycle of Bonpo life consecration precepts and ritual and meditational instructions rediscovered from its place of concealement at Ñaṅ-stod Phyug-mo-dpalby Bon-źig Gʹyuṅ-druṅ-gliṅ-pa. Copied from a blockprint from Hor Bon-tha belonging to Tenzin Namdak and published by Gʹyuṅ-druṅ-rgyal-mtshan.</text:p>
          </table:table-cell>
          <table:table-cell table:number-columns-repeated="1008"/>
        </table:table-row>
        <table:table-row table:style-name="ro1">
          <table:table-cell office:value-type="string">
            <text:p>W1KG10003</text:p>
          </table:table-cell>
          <table:table-cell office:value-type="string">
            <text:p>001872791-3</text:p>
          </table:table-cell>
          <table:table-cell office:value-type="string">
            <text:p>Two Bkaʾ-brgyud-pa works on Buddhist disciplines from the library of the Ven. Rtogs-ldan Rin-po-che of Sgan-snon.</text:p>
          </table:table-cell>
          <table:table-cell table:number-columns-repeated="1008"/>
        </table:table-row>
        <table:table-row table:style-name="ro1">
          <table:table-cell office:value-type="string">
            <text:p>W1KG10057</text:p>
          </table:table-cell>
          <table:table-cell office:value-type="string">
            <text:p>001835792-X</text:p>
          </table:table-cell>
          <table:table-cell office:value-type="string">
            <text:p>Selected writings of the Nyingmapa visionary E-ta-rā-dza (Padma-bde-chen-rgyal-po).</text:p>
          </table:table-cell>
          <table:table-cell table:number-columns-repeated="1008"/>
        </table:table-row>
        <table:table-row table:style-name="ro1">
          <table:table-cell office:value-type="string">
            <text:p>W1KG10093</text:p>
          </table:table-cell>
          <table:table-cell office:value-type="string">
            <text:p>001873249-6</text:p>
          </table:table-cell>
          <table:table-cell office:value-type="string">
            <text:p>Sde dgeʾi bstan ʾgyur gyi dkar chag =Kun mkhyen pa chen po ñi maʾi gñen gyi bkaʾ luṅ gi dgoṅs don rnam ʾgrel paʾi bstan bcos Gaṅs can paʾi skad du ʾGyur ro ʾTshal gyi chos sbyin rgyun mi ʾchad paʾi ṅo mtshar ʾphul gyi phyi mo rdzogs ldan bskal paʾi bsod nams kyi sprin phuṅ rgyas par dkrigs paʾi tshul las ñe bar brtsams paʾi gtam Ṅo mtshar chu gter ʾphel baʾi zla ba gsar pa ; a history and detailed survey of the contents of the Sde-dge redaction of the Tibetan Bstan-ʾgyur /by Źu-chen Tshul-khrims-rin-chen.</text:p>
          </table:table-cell>
          <table:table-cell table:number-columns-repeated="1008"/>
        </table:table-row>
        <table:table-row table:style-name="ro1">
          <table:table-cell office:value-type="string">
            <text:p>W1KG10101</text:p>
          </table:table-cell>
          <table:table-cell office:value-type="string">
            <text:p>011208442-7</text:p>
          </table:table-cell>
          <table:table-cell office:value-type="string">
            <text:p>Thugs rje chen po ʼKhor ʼdas zil gnon :a cycle of rediscovered practice focussing upon a form of Avalokiteśvara /revealed by the Gter-ston Rtsa-gsum-gter-bdag-gliṅ-pa.</text:p>
          </table:table-cell>
          <table:table-cell table:number-columns-repeated="1008"/>
        </table:table-row>
        <table:table-row table:style-name="ro1">
          <table:table-cell office:value-type="string">
            <text:p>W1KG10111</text:p>
          </table:table-cell>
          <table:table-cell office:value-type="string">
            <text:p>001584621-0</text:p>
          </table:table-cell>
          <table:table-cell office:value-type="string">
            <text:p>Topical outlines (sa Bcad) of the Abhisamayālaṅkāra and Madhyamākavātāra /by Sgo-maṅ Dge-bśes Ṅag-dbaṅñi-ma.</text:p>
          </table:table-cell>
          <table:table-cell table:number-columns-repeated="1008"/>
        </table:table-row>
        <table:table-row table:style-name="ro1">
          <table:table-cell office:value-type="string">
            <text:p>W1KG10144</text:p>
          </table:table-cell>
          <table:table-cell office:value-type="string">
            <text:p>001492947-3</text:p>
          </table:table-cell>
          <table:table-cell office:value-type="string">
            <text:p>Dkon mchog spyi ʾdus kyi chos skor :revelations of the Dkon mchog spyi ʾdus cycle /rediscovered by ʾJaʾ-tshon-sñiṅ-po.</text:p>
          </table:table-cell>
          <table:table-cell table:number-columns-repeated="1008"/>
        </table:table-row>
        <table:table-row table:style-name="ro1">
          <table:table-cell office:value-type="string">
            <text:p>W1KG10153</text:p>
          </table:table-cell>
          <table:table-cell office:value-type="string">
            <text:p>002407877-8</text:p>
          </table:table-cell>
          <table:table-cell office:value-type="string">
            <text:p>Chos spyod kyi rim pa Rnam par grol baʾi lam gyi śiṅ rta źes bya ba bźug</text:p>
          </table:table-cell>
          <table:table-cell table:number-columns-repeated="1008"/>
        </table:table-row>
        <table:table-row table:style-name="ro1">
          <table:table-cell office:value-type="string">
            <text:p>W1KG10161</text:p>
          </table:table-cell>
          <table:table-cell office:value-type="string">
            <text:p>001579893-3</text:p>
          </table:table-cell>
          <table:table-cell office:value-type="string">
            <text:p>Chos mṅon paʾi mdzod kyi ʾgrel pa rgyas par spros pa Grub bdeʾi dpyid ʾjo :a detailed commentary on the Abhidharmakoṣa /by the Eighth Karma-pa Mi-bskyod-rdo-rje.</text:p>
          </table:table-cell>
          <table:table-cell table:number-columns-repeated="1008"/>
        </table:table-row>
        <table:table-row table:style-name="ro1">
          <table:table-cell office:value-type="string">
            <text:p>W1KG10166</text:p>
          </table:table-cell>
          <table:table-cell office:value-type="string">
            <text:p>001350466-5</text:p>
          </table:table-cell>
          <table:table-cell office:value-type="string">
            <text:p>ʾBri-guṅ-pa texts :miscellaneous writings by eminent masters of the Drigung Kargyudpa tradition.</text:p>
          </table:table-cell>
          <table:table-cell table:number-columns-repeated="1008"/>
        </table:table-row>
        <table:table-row table:style-name="ro1">
          <table:table-cell office:value-type="string">
            <text:p>W1KG10193</text:p>
          </table:table-cell>
          <table:table-cell office:value-type="string">
            <text:p>007366354-9</text:p>
          </table:table-cell>
          <table:table-cell office:value-type="string">
            <text:p>The collected works of Kun-mkhyen ʼJigs-med-gling-pa.</text:p>
          </table:table-cell>
          <table:table-cell table:number-columns-repeated="1008"/>
        </table:table-row>
        <table:table-row table:style-name="ro1">
          <table:table-cell office:value-type="string">
            <text:p>W1KG10241</text:p>
          </table:table-cell>
          <table:table-cell office:value-type="string">
            <text:p>001585037-4</text:p>
          </table:table-cell>
          <table:table-cell office:value-type="string">
            <text:p>Mi-pham on the Kālacakra tantra :a reproduction of the two volumes from the collected works of ʾJam-mgon ʾJu Mi-pham-rgya-mtsho dealing with the cycle of the Wheel of Time.</text:p>
          </table:table-cell>
          <table:table-cell table:number-columns-repeated="1008"/>
        </table:table-row>
        <table:table-row table:style-name="ro1">
          <table:table-cell office:value-type="string">
            <text:p>W1KG10289</text:p>
          </table:table-cell>
          <table:table-cell office:value-type="string">
            <text:p>001446838-7</text:p>
          </table:table-cell>
          <table:table-cell office:value-type="string">
            <text:p>Sa gsum na mngon par mtho ba Rdo rje sgra dbyangs gling gi zhal ʾdon bskang gsoʾi rim pa phyogs gcig tu bsgrigs paʾi Ngo mtshar nor buʾi ʾphreng ba skal bzang gzhon nuʾi mgul rgyan :the collected liturgical texts of Gnas-chung Rdo-rje-sgra-dbyangs-gling, the residence of the State Oracle of Tibet /with an English preface by E. Gene Smith.</text:p>
          </table:table-cell>
          <table:table-cell table:number-columns-repeated="1008"/>
        </table:table-row>
        <table:table-row table:style-name="ro1">
          <table:table-cell office:value-type="string">
            <text:p>W1KG10294</text:p>
          </table:table-cell>
          <table:table-cell office:value-type="string">
            <text:p>001549014-9</text:p>
          </table:table-cell>
          <table:table-cell office:value-type="string">
            <text:p>Biographical dictionary of Tibet and Tibetan Buddhism /compiled by Khetsun Sangpo.</text:p>
          </table:table-cell>
          <table:table-cell table:number-columns-repeated="1008"/>
        </table:table-row>
        <table:table-row table:style-name="ro1">
          <table:table-cell office:value-type="string">
            <text:p>W1KG10375</text:p>
          </table:table-cell>
          <table:table-cell office:value-type="string">
            <text:p>012362563-7</text:p>
          </table:table-cell>
          <table:table-cell office:value-type="string">
            <text:p>Mkhan chen Tshul-khrims-rgyal-mtshan mchog gi gsuṅ ʼbum bźugs so.</text:p>
          </table:table-cell>
          <table:table-cell table:number-columns-repeated="1008"/>
        </table:table-row>
        <table:table-row table:style-name="ro1">
          <table:table-cell office:value-type="string">
            <text:p>W1KG10418</text:p>
          </table:table-cell>
          <table:table-cell office:value-type="string">
            <text:p>001835308-8</text:p>
          </table:table-cell>
          <table:table-cell office:value-type="string">
            <text:p>Five historical works of Tāranātha /(Rgya gar chos ʼbyuṅ, Kahna paʼi rnam thar, Bkaʼ babs bdun gyi rnam thar, O rgyan rnam thar Rgya gar ma, and Sgrol maʼi rnam thar).</text:p>
          </table:table-cell>
          <table:table-cell table:number-columns-repeated="1008"/>
        </table:table-row>
        <table:table-row table:style-name="ro1">
          <table:table-cell office:value-type="string">
            <text:p>W1KG10423</text:p>
          </table:table-cell>
          <table:table-cell office:value-type="string">
            <text:p>001350424-X</text:p>
          </table:table-cell>
          <table:table-cell office:value-type="string">
            <text:p>Ṅes gsaṅ don brgyud sñiṅ poʼi bstan sruṅ yoṅs ʼdus kyi smin byed rjes gnaṅ phyogs bsdus legs bśad nor buʼi drwa ba :a collection of propitiatory and initiatory rituals for invoking the host of protective deities of the ʼBrug-pa Dkar-brgyud-pa sect /compiled [i.e. written] by Byams-me-lha-mchog Ṅag-dbaṅ-bstan-ʼdzin-blo-gros.</text:p>
          </table:table-cell>
          <table:table-cell table:number-columns-repeated="1008"/>
        </table:table-row>
        <table:table-row table:style-name="ro1">
          <table:table-cell office:value-type="string">
            <text:p>W1KG10440</text:p>
          </table:table-cell>
          <table:table-cell office:value-type="string">
            <text:p>001584958-9</text:p>
          </table:table-cell>
          <table:table-cell office:value-type="string">
            <text:p>Gñug sems skor gsum :notes on ʾJam-Mgon Mi-Pham-Rgya-Mtsho's Lectures on the Nature of the Primordial Mind in the Context of Dzogchen Psychology, as Transcribed by his Disciple Źe-chen Rgyal-tshab Padma-Rnam-Rgyal.</text:p>
          </table:table-cell>
          <table:table-cell table:number-columns-repeated="1008"/>
        </table:table-row>
        <table:table-row table:style-name="ro1">
          <table:table-cell office:value-type="string">
            <text:p>W1KG10549</text:p>
          </table:table-cell>
          <table:table-cell office:value-type="string">
            <text:p>013312185-2</text:p>
          </table:table-cell>
          <table:table-cell office:value-type="string">
            <text:p>Bod skad kyi brda sprod gsar bsgrigs snra sgoi lde mig /Glaṅ-ri-ba Thub-bstan-spyin-pas brtsams.</text:p>
          </table:table-cell>
          <table:table-cell table:number-columns-repeated="1008"/>
        </table:table-row>
        <table:table-row table:style-name="ro1">
          <table:table-cell office:value-type="string">
            <text:p>W1KG1059</text:p>
          </table:table-cell>
          <table:table-cell office:value-type="string">
            <text:p>001956272-1</text:p>
          </table:table-cell>
          <table:table-cell office:value-type="string">
            <text:p>Sgrol maʼi chos skor :a corpus of ritual texts focussing upon Tārā according to the visions of Stag-phu Sprul-sku Gar-dbaṅ-chos-kyi-dbaṅ-phyug as arranged by Khri-byaṅ Rin-po-che.</text:p>
          </table:table-cell>
          <table:table-cell table:number-columns-repeated="1008"/>
        </table:table-row>
        <table:table-row table:style-name="ro1">
          <table:table-cell office:value-type="string">
            <text:p>W1KG10630</text:p>
          </table:table-cell>
          <table:table-cell office:value-type="string">
            <text:p>013514514-7</text:p>
          </table:table-cell>
          <table:table-cell office:value-type="string">
            <text:p>Rdzogs-chen Chos-dbyiṅs-stobs-ldan-rdo-rjeʼi gsuṅ thor phyogs bsgrigs.</text:p>
          </table:table-cell>
          <table:table-cell table:number-columns-repeated="1008"/>
        </table:table-row>
        <table:table-row table:style-name="ro1">
          <table:table-cell office:value-type="string">
            <text:p>W1KG10631</text:p>
          </table:table-cell>
          <table:table-cell office:value-type="string">
            <text:p>012571770-9</text:p>
          </table:table-cell>
          <table:table-cell office:value-type="string">
            <text:p>Dbaṅ-chen Padma-rig-ʼdzin gyi gso rig rtsom yig phyogs bsgrigs.</text:p>
          </table:table-cell>
          <table:table-cell table:number-columns-repeated="1008"/>
        </table:table-row>
        <table:table-row table:style-name="ro1">
          <table:table-cell office:value-type="string">
            <text:p>W1KG10740</text:p>
          </table:table-cell>
          <table:table-cell office:value-type="string">
            <text:p>002691276-7</text:p>
          </table:table-cell>
          <table:table-cell office:value-type="string">
            <text:p>Dpal-khaṅ Lo-tsā-bas mdzad paʼi Bod kyi brdaʼi bye brag gsal bar byed pa ṅag gi sgron ma źes bya baʼi don rnams cuṅ zad mchan bur btags pa byis pa dgaʼ baʼi ma ku ra bźugs so.</text:p>
          </table:table-cell>
          <table:table-cell table:number-columns-repeated="1008"/>
        </table:table-row>
        <table:table-row table:style-name="ro1">
          <table:table-cell office:value-type="string">
            <text:p>W1KG10766</text:p>
          </table:table-cell>
          <table:table-cell office:value-type="string">
            <text:p>008354867-X</text:p>
          </table:table-cell>
          <table:table-cell office:value-type="string">
            <text:p>Prajñā.</text:p>
          </table:table-cell>
          <table:table-cell table:number-columns-repeated="1008"/>
        </table:table-row>
        <table:table-row table:style-name="ro1">
          <table:table-cell office:value-type="string">
            <text:p>W1KG10775</text:p>
          </table:table-cell>
          <table:table-cell office:value-type="string">
            <text:p>001570105-0</text:p>
          </table:table-cell>
          <table:table-cell office:value-type="string">
            <text:p>Collected religious instructions and letters of Gter-bdag-gliṅ-pa ʾGyur-med-rdo-rje.</text:p>
          </table:table-cell>
          <table:table-cell table:number-columns-repeated="1008"/>
        </table:table-row>
        <table:table-row table:style-name="ro1">
          <table:table-cell office:value-type="string">
            <text:p>W1KG10777</text:p>
          </table:table-cell>
          <table:table-cell office:value-type="string">
            <text:p>001446603-1</text:p>
          </table:table-cell>
          <table:table-cell office:value-type="string">
            <text:p>Mkhaʾ ʾgro dgoṅs ʾdus :precious teachings of the Atiyoga and power attainment of Buddhist practice focussing upon the tutelary goddess Kurukulla /revealed from their places of concealment at Khor-gdoṅ and Baḥ-gnas Khro-chu-brag by the embodiment of Khyeʾu-chen Lo-tsa-ba, the First ʾKhor-gdoṅ Gter-chen ʾGro-phan-gliṅ-pa ; edited and reproduced at the order of ʾChi-med-rig-ʾdzin, the Third ʾKhor-gdoṅ Gter-sprul.</text:p>
          </table:table-cell>
          <table:table-cell table:number-columns-repeated="1008"/>
        </table:table-row>
        <table:table-row table:style-name="ro1">
          <table:table-cell office:value-type="string">
            <text:p>W1KG10782</text:p>
          </table:table-cell>
          <table:table-cell office:value-type="string">
            <text:p>001570071-2</text:p>
          </table:table-cell>
          <table:table-cell office:value-type="string">
            <text:p>Collected liturgical writings of Gter-bdag-gliṅ-pa ʾGyur-med-rdo-rje on the Bkaʾ ma Na rag doṅ sprugs, the Gter kah Goṅ ʾOg, and other revelations of the past, presented according to the liturgical practices of Smin-grol-gliṅ Monastery.</text:p>
          </table:table-cell>
          <table:table-cell table:number-columns-repeated="1008"/>
        </table:table-row>
        <table:table-row table:style-name="ro1">
          <table:table-cell office:value-type="string">
            <text:p>W1KG10785</text:p>
          </table:table-cell>
          <table:table-cell office:value-type="string">
            <text:p>001462199-1</text:p>
          </table:table-cell>
          <table:table-cell office:value-type="string">
            <text:p>Khrag ʾthuṅ Padma drag poʾi chos skor :revealed teachings of a cycle of practice focussing upon the Wrathful Guru /recovered from their place of concealment by Gter-bdag-gliṅ-pa ʾGyur-med-rdo-rje, with liturgical notes by O-rgyan-bskal-bzaṅ ... [et al.].</text:p>
          </table:table-cell>
          <table:table-cell table:number-columns-repeated="1008"/>
        </table:table-row>
        <table:table-row table:style-name="ro1">
          <table:table-cell office:value-type="string">
            <text:p>W1KG10870</text:p>
          </table:table-cell>
          <table:table-cell office:value-type="string">
            <text:p>002657191-9</text:p>
          </table:table-cell>
          <table:table-cell office:value-type="string">
            <text:p>Sprin gyi thol glu.</text:p>
          </table:table-cell>
          <table:table-cell table:number-columns-repeated="1008"/>
        </table:table-row>
        <table:table-row table:style-name="ro1">
          <table:table-cell office:value-type="string">
            <text:p>W1KG11666</text:p>
          </table:table-cell>
          <table:table-cell office:value-type="string">
            <text:p>008013289-8</text:p>
          </table:table-cell>
          <table:table-cell office:value-type="string">
            <text:p>The collected works (suṅ [i.e. gsuṅ] ʾbum) of ten the (i.e tenth) Pan-chen Chos-kyi-dbaṅ-phyug /Pan-chen Chos-kyi-dbaṅ-phyug.</text:p>
          </table:table-cell>
          <table:table-cell table:number-columns-repeated="1008"/>
        </table:table-row>
        <table:table-row table:style-name="ro1">
          <table:table-cell office:value-type="string">
            <text:p>W1KG11708</text:p>
          </table:table-cell>
          <table:table-cell office:value-type="string">
            <text:p>001835120-4</text:p>
          </table:table-cell>
          <table:table-cell office:value-type="string">
            <text:p>Draṅ sroṅ Gzaʹ rgod kyi sgrub skor :teachings concerned with the propitiation of Rahu /recovered from their place of concealment by Padma-las-ʹbrel-rtsal (Tshul-khrims-rdo-rje).</text:p>
          </table:table-cell>
          <table:table-cell table:number-columns-repeated="1008"/>
        </table:table-row>
        <table:table-row table:style-name="ro1">
          <table:table-cell office:value-type="string">
            <text:p>W1KG11728</text:p>
          </table:table-cell>
          <table:table-cell office:value-type="string">
            <text:p>010908260-5</text:p>
          </table:table-cell>
          <table:table-cell office:value-type="string">
            <text:p>Dge ʼdun ñi śuʼi mthaʼ dpyod /by Ṅag-dbaṅ-bkra-śis ; with other minor text[s] from the yig-cha of Sgo-maṅ College.</text:p>
          </table:table-cell>
          <table:table-cell table:number-columns-repeated="1008"/>
        </table:table-row>
        <table:table-row table:style-name="ro1">
          <table:table-cell office:value-type="string">
            <text:p>W1KG11769</text:p>
          </table:table-cell>
          <table:table-cell office:value-type="string">
            <text:p>010908360-1</text:p>
          </table:table-cell>
          <table:table-cell office:value-type="string">
            <text:p>Gsaṅ chen Rdo rje theg paʼi Sa daṅ lam gyi rnam par bźag pa zuṅ ʼjug khaṅ du bgrod paʼi rin chen them skas :a detailed presentation of the structured approach to Vajrayāna Buddhism and the theory of daśabhūmi and pañcamārga : based upon the Sṅags rim chen mo and Rim lṅa gsal sgron /by Gser-tog Blo-bzaṅ-tshul-khrims-rgya-mtsho.</text:p>
          </table:table-cell>
          <table:table-cell table:number-columns-repeated="1008"/>
        </table:table-row>
        <table:table-row table:style-name="ro1">
          <table:table-cell office:value-type="string">
            <text:p>W1KG11803</text:p>
          </table:table-cell>
          <table:table-cell office:value-type="string">
            <text:p>002657912-X</text:p>
          </table:table-cell>
          <table:table-cell office:value-type="string">
            <text:p>Grub mthaʼ bźiʼi lugs kyi kun rdzob daṅ don dam paʼi don rnam par bśad pa legs bśad dpyid kyi dpal moʼi glu dbyaṅs źes bya ba bźugs so.</text:p>
          </table:table-cell>
          <table:table-cell table:number-columns-repeated="1008"/>
        </table:table-row>
        <table:table-row table:style-name="ro1">
          <table:table-cell office:value-type="string">
            <text:p>W1KG11822</text:p>
          </table:table-cell>
          <table:table-cell office:value-type="string">
            <text:p>007352501-4</text:p>
          </table:table-cell>
          <table:table-cell office:value-type="string">
            <text:p>Grub mthaʾi rnam bśad raṅ gźan grub mthaʾ kun daṅ zab don mchog tu gsal ba kun bzaṅ źiṅ gi ñi ma luṅ rigs rgya mtsho skye dguʾi re ba kun skoṅs.</text:p>
          </table:table-cell>
          <table:table-cell table:number-columns-repeated="1008"/>
        </table:table-row>
        <table:table-row table:style-name="ro1">
          <table:table-cell office:value-type="string">
            <text:p>W1KG11865</text:p>
          </table:table-cell>
          <table:table-cell office:value-type="string">
            <text:p>001834281-7</text:p>
          </table:table-cell>
          <table:table-cell office:value-type="string">
            <text:p>Ritual and liturgical texts of the ʾBri-guṅ Bkaʾ-brgyud-pa tradition.</text:p>
          </table:table-cell>
          <table:table-cell table:number-columns-repeated="1008"/>
        </table:table-row>
        <table:table-row table:style-name="ro1">
          <table:table-cell office:value-type="string">
            <text:p>W1KG11938</text:p>
          </table:table-cell>
          <table:table-cell office:value-type="string">
            <text:p>011214429-2</text:p>
          </table:table-cell>
          <table:table-cell office:value-type="string">
            <text:p>Three texts explaining Tārā cultus :the commentaries on ʼBriguṅ Skyobs-paʼs stotra and on the Tārā tantra and the history of the tantra /by ʼBri-guṅ-pa Dkon-mchog-nor-bzaṅ and Jo-naṅ Rje-btsun Tāranātha.</text:p>
          </table:table-cell>
          <table:table-cell table:number-columns-repeated="1008"/>
        </table:table-row>
        <table:table-row table:style-name="ro1">
          <table:table-cell office:value-type="string">
            <text:p>W1KG12070</text:p>
          </table:table-cell>
          <table:table-cell office:value-type="string">
            <text:p>008098051-1</text:p>
          </table:table-cell>
          <table:table-cell office:value-type="string">
            <text:p>Yig bskur rnam bźag me tog phreṅ ba /[Karma-rgyal-mtshan gyis rtsom sgrig byas].</text:p>
          </table:table-cell>
          <table:table-cell table:number-columns-repeated="1008"/>
        </table:table-row>
        <table:table-row table:style-name="ro1">
          <table:table-cell office:value-type="string">
            <text:p>W1KG12089</text:p>
          </table:table-cell>
          <table:table-cell office:value-type="string">
            <text:p>001834775-4</text:p>
          </table:table-cell>
          <table:table-cell office:value-type="string">
            <text:p>Śes rab kyi pha rol tu phyin paʾi rim pa mun sel sgron me :an exegesis of the meditative practice of the Prajñāpāramitā teachings /by Roṅ-ston Śes-bya-kun-rig.</text:p>
          </table:table-cell>
          <table:table-cell table:number-columns-repeated="1008"/>
        </table:table-row>
        <table:table-row table:style-name="ro1">
          <table:table-cell office:value-type="string">
            <text:p>W1KG12090</text:p>
          </table:table-cell>
          <table:table-cell office:value-type="string">
            <text:p>001856913-7</text:p>
          </table:table-cell>
          <table:table-cell office:value-type="string">
            <text:p>Dbu ma la ʾjug paʾi rnam bśad de kho na ñid gsal baʾi sgron ma :a detailed commentary on the Madhyamakāvatāra /by Red-mdaʾ-ba Gźon-nu-blo-gros.</text:p>
          </table:table-cell>
          <table:table-cell table:number-columns-repeated="1008"/>
        </table:table-row>
        <table:table-row table:style-name="ro1">
          <table:table-cell office:value-type="string">
            <text:p>W1KG12130</text:p>
          </table:table-cell>
          <table:table-cell office:value-type="string">
            <text:p>007366562-2</text:p>
          </table:table-cell>
          <table:table-cell office:value-type="string">
            <text:p>Sga-rje Khams-gźuṅ Dgon-paʾi phyag bźes grub thob Karma gliṅ paʾi gter byon źi khro dgoṅs pa raṅ grol gyi chos sde.</text:p>
          </table:table-cell>
          <table:table-cell table:number-columns-repeated="1008"/>
        </table:table-row>
        <table:table-row table:style-name="ro1">
          <table:table-cell office:value-type="string">
            <text:p>W1KG12152</text:p>
          </table:table-cell>
          <table:table-cell office:value-type="string">
            <text:p>011197943-9</text:p>
          </table:table-cell>
          <table:table-cell office:value-type="string">
            <text:p>Sādhanas for the practice of the Bla ma rig ʼdzin ʼdzin ʼdus pa, Bkaʼ brgyad, and Bla ma gsaṅ ba ʼdus pa /arranged by O-rgyan Chos-rje-gliṅ-pa, Mkhan-chen O-ḍi-ya-na, and the Fifth Dalai Lama Ṅag-dbaṅ-blo-bzaṅ-rgya-mtsho.</text:p>
          </table:table-cell>
          <table:table-cell table:number-columns-repeated="1008"/>
        </table:table-row>
        <table:table-row table:style-name="ro1">
          <table:table-cell office:value-type="string">
            <text:p>W1KG12169</text:p>
          </table:table-cell>
          <table:table-cell office:value-type="string">
            <text:p>007366357-3</text:p>
          </table:table-cell>
          <table:table-cell office:value-type="string">
            <text:p>Dpan Ṅan soṅ thams cad yoṅs su sbyoṅ baʾi sdig sbyoṅ sgo dguʾi rnam bśad gźan phan mdzes rgyan źes bya ba bźugs so /[Śar Bla Kun-dgaʾ-dpal-ldan gyis grub par bgyis pa].</text:p>
          </table:table-cell>
          <table:table-cell table:number-columns-repeated="1008"/>
        </table:table-row>
        <table:table-row table:style-name="ro1">
          <table:table-cell office:value-type="string">
            <text:p>W1KG12175</text:p>
          </table:table-cell>
          <table:table-cell office:value-type="string">
            <text:p>011202645-1</text:p>
          </table:table-cell>
          <table:table-cell office:value-type="string">
            <text:p>ʼDul ba gźi bcu bdun gyi spyi don thub bstan gser gyi rgyal mtshan mdzes par byed paʼi legs bśad nor buʼi phreṅ ba and Spyir bstan gyi don rnam par bśad pa ʼDul gźuṅ mdzes paʼi [rgyan] phreṅ :exegeses of the Tibetan literature on monastic discipline (vinaya) /by Thub-bstan-chos-grags.</text:p>
          </table:table-cell>
          <table:table-cell table:number-columns-repeated="1008"/>
        </table:table-row>
        <table:table-row table:style-name="ro1">
          <table:table-cell office:value-type="string">
            <text:p>W1KG12273</text:p>
          </table:table-cell>
          <table:table-cell office:value-type="string">
            <text:p>012517191-9</text:p>
          </table:table-cell>
          <table:table-cell office:value-type="string">
            <text:p>Gnaʼ boʼi Źaṅ Bod tshig mdzod /Dge-bśes Blo-gros-rab-gsal gyis gtso sgrig byas.</text:p>
          </table:table-cell>
          <table:table-cell table:number-columns-repeated="1008"/>
        </table:table-row>
        <table:table-row table:style-name="ro1">
          <table:table-cell office:value-type="string">
            <text:p>W1KG12279</text:p>
          </table:table-cell>
          <table:table-cell office:value-type="string">
            <text:p>008515049-5</text:p>
          </table:table-cell>
          <table:table-cell office:value-type="string">
            <text:p>Rgyal waʼi bstan sruṅ dbyiṅs phyug chos kyi sgrol maʼi bskaṅ mdos thub bstan sñan paʼi dbyar rṅa =A detailed sādhana (bskaṅ mdos) of A-phyi Chos-kyi-sgrol-ma, the protective deity of ʼBri-guṅ Bka-rgyud-pa /by O-rgyan-bstan-ʼdzin.</text:p>
          </table:table-cell>
          <table:table-cell table:number-columns-repeated="1008"/>
        </table:table-row>
        <table:table-row table:style-name="ro1">
          <table:table-cell office:value-type="string">
            <text:p>W1KG12289</text:p>
          </table:table-cell>
          <table:table-cell office:value-type="string">
            <text:p>011075605-3</text:p>
          </table:table-cell>
          <table:table-cell office:value-type="string">
            <text:p>Byaṅ chub sems dpaʼi spyod pa la ʼjug paʼi ʼgrel pa Legs par bśad paʼi rgya mtsho /[Thogs-med kyis sbyar]</text:p>
          </table:table-cell>
          <table:table-cell table:number-columns-repeated="1008"/>
        </table:table-row>
        <table:table-row table:style-name="ro1">
          <table:table-cell office:value-type="string">
            <text:p>W1KG12305</text:p>
          </table:table-cell>
          <table:table-cell office:value-type="string">
            <text:p>010280827-9</text:p>
          </table:table-cell>
          <table:table-cell office:value-type="string">
            <text:p>Chos spyod bde chen them skas kyi don bsdus mtsho skyes źal luṅ źes bya ba bźugs so /phyogs sgrig pa, Mṅaʼ-ris-pa Tshe-dbaṅ-rig-ʼdzin.</text:p>
          </table:table-cell>
          <table:table-cell table:number-columns-repeated="1008"/>
        </table:table-row>
        <table:table-row table:style-name="ro1">
          <table:table-cell office:value-type="string">
            <text:p>W1KG12514</text:p>
          </table:table-cell>
          <table:table-cell office:value-type="string">
            <text:p>010359613-5</text:p>
          </table:table-cell>
          <table:table-cell office:value-type="string">
            <text:p>Dpal Sa-skya-paʼi lam ʼbras chos skor gces btus /[compiled &amp;amp; edited by Institute of Tibetan Classics].</text:p>
          </table:table-cell>
          <table:table-cell table:number-columns-repeated="1008"/>
        </table:table-row>
        <table:table-row table:style-name="ro1">
          <table:table-cell office:value-type="string">
            <text:p>W1KG12514</text:p>
          </table:table-cell>
          <table:table-cell office:value-type="string">
            <text:p>010562699-6</text:p>
          </table:table-cell>
          <table:table-cell office:value-type="string">
            <text:p>Bkaʼ-gdams glegs bam las btus paʼi chos skor /[Bod-kyi Gtsug-lag Źib-dpyod-khaṅ nas phyogs bsgrigs].</text:p>
          </table:table-cell>
          <table:table-cell table:number-columns-repeated="1008"/>
        </table:table-row>
        <table:table-row table:style-name="ro1">
          <table:table-cell office:value-type="string">
            <text:p>W1KG12530</text:p>
          </table:table-cell>
          <table:table-cell office:value-type="string">
            <text:p>001368717-4</text:p>
          </table:table-cell>
          <table:table-cell office:value-type="string">
            <text:p>Lam zab bla ma sgrub paʼi chos skor :a cycle of Buddhist practices focussing upon the realization (sādhana) of the guru /set down by the ʼBri-guṅ Rig-ʼdzin chen-po Chos-kyi-grags-pa.</text:p>
          </table:table-cell>
          <table:table-cell table:number-columns-repeated="1008"/>
        </table:table-row>
        <table:table-row table:style-name="ro1">
          <table:table-cell office:value-type="string">
            <text:p>W1KG12537</text:p>
          </table:table-cell>
          <table:table-cell office:value-type="string">
            <text:p>011212712-6</text:p>
          </table:table-cell>
          <table:table-cell office:value-type="string">
            <text:p>Destructive rites for use against the enemy through the practice of the Mahākāla Vajrapañjara sādhana of the Sa-skya-pa tradition /by ʼJam-mgon A-myes-źabs Ṅag-dbaṅ-kun-dgaʼ-bsodnams, Sṅags-ʼchaṅ chen-po Kun-dgaʼ-rin-chen, and others of the tradition.</text:p>
          </table:table-cell>
          <table:table-cell table:number-columns-repeated="1008"/>
        </table:table-row>
        <table:table-row table:style-name="ro1">
          <table:table-cell office:value-type="string">
            <text:p>W1KG12542</text:p>
          </table:table-cell>
          <table:table-cell office:value-type="string">
            <text:p>007366337-9</text:p>
          </table:table-cell>
          <table:table-cell office:value-type="string">
            <text:p>Dpal Gsaṅ baʾi sñiṅ po de kho na ñid ṅes paʾi rgyud kyiʾgrel pa phyogs bcuʾi mun pa thams cad rnam par sel ba :a detailed commentary on the Guhyagarbha Tantra /by Kloṅ-chen Rab-ʾbyams-pa Dri-med-ʾod-zer.</text:p>
          </table:table-cell>
          <table:table-cell table:number-columns-repeated="1008"/>
        </table:table-row>
        <table:table-row table:style-name="ro1">
          <table:table-cell office:value-type="string">
            <text:p>W1KG12543</text:p>
          </table:table-cell>
          <table:table-cell office:value-type="string">
            <text:p>011210194-1</text:p>
          </table:table-cell>
          <table:table-cell office:value-type="string">
            <text:p>Sa skya paʼi lugs Mkhaʼ spyod maʼi sgrub skor :a collection of sādhana practices focussing upon the realization of Vajrayoginī /by Sa-skya-pa Goṅ-ma Kun-dgaʼ-blo-gros and other masters of the Sa-skya-pa tradition.</text:p>
          </table:table-cell>
          <table:table-cell table:number-columns-repeated="1008"/>
        </table:table-row>
        <table:table-row table:style-name="ro1">
          <table:table-cell office:value-type="string">
            <text:p>W1KG12589</text:p>
          </table:table-cell>
          <table:table-cell office:value-type="string">
            <text:p>012362492-4</text:p>
          </table:table-cell>
          <table:table-cell office:value-type="string">
            <text:p>Ṅes don phyag rgya chen poʼi rgya gźuṅ /[gtso sgrig ʼgan ʼkhur pa, Khro-ru Klu-sgrub-rgya-mtsho].</text:p>
          </table:table-cell>
          <table:table-cell table:number-columns-repeated="1008"/>
        </table:table-row>
        <table:table-row table:style-name="ro1">
          <table:table-cell office:value-type="string">
            <text:p>W1KG12657</text:p>
          </table:table-cell>
          <table:table-cell office:value-type="string">
            <text:p>002657620-1</text:p>
          </table:table-cell>
          <table:table-cell office:value-type="string">
            <text:p>Rje btsun Sa-skya-paʾi bkaʾ sruṅ rnams la mchod gtor daṅ bskaṅ ba bstod pa rgyas par bya baʾi rim pa bdag bskyed phur chuṅ bcas nag ʾgros bklag chog dam can dgyes paʾi mchod sprin ʾdod dguʾi dpag bsam bkra śis nor buʾi dgaʾ ʾkhyil.</text:p>
          </table:table-cell>
          <table:table-cell table:number-columns-repeated="1008"/>
        </table:table-row>
        <table:table-row table:style-name="ro1">
          <table:table-cell office:value-type="string">
            <text:p>W1KG12690</text:p>
          </table:table-cell>
          <table:table-cell office:value-type="string">
            <text:p>007430616-2</text:p>
          </table:table-cell>
          <table:table-cell office:value-type="string">
            <text:p>Bai ḍūr sṅon po;being the text of ʻGso ba rig paʾi bstan bcos sman blaʾi dgoṅs rgyan Rgyud bźiʾi gsal byed Bai ḍūr sṅon poʾi ma lli kʾa, Sde-srid Saṅs-rgyas-rgya-mtshoʾs detailed synthetic treatise on the Rgyud bźi, the fundamental exposition of Tibetan ayurvedic medicine.Reproducd from a print [of] the 1888-1892 blocks preserved in the Lha-sa Lcags-po-ri Rig-byed-ʾgro-phan-gliṅ by T. Y. Tashigangpa.</text:p>
          </table:table-cell>
          <table:table-cell table:number-columns-repeated="1008"/>
        </table:table-row>
        <table:table-row table:style-name="ro1">
          <table:table-cell office:value-type="string">
            <text:p>W1KG12763</text:p>
          </table:table-cell>
          <table:table-cell office:value-type="string">
            <text:p>001579801-1</text:p>
          </table:table-cell>
          <table:table-cell office:value-type="string">
            <text:p>Man ṅag rin po cheʾi gter mdzod :a treatise on Tibetan medical practice of the Braṅ-ti tradition /Written by Gýu-ruṅ-rin-chen on the basis of the explanations of his teacher, Braṅ-ti Dge-bśes Dpal-ldan-rgyal-mtshan.</text:p>
          </table:table-cell>
          <table:table-cell table:number-columns-repeated="1008"/>
        </table:table-row>
        <table:table-row table:style-name="ro1">
          <table:table-cell office:value-type="string">
            <text:p>W1KG12775</text:p>
          </table:table-cell>
          <table:table-cell office:value-type="string">
            <text:p>001381021-9</text:p>
          </table:table-cell>
          <table:table-cell office:value-type="string">
            <text:p>Slob maʾi don du zin thig :and Bu la gdams pa yaṅ thig ; two works on the essentials of Tibetan medical practice /by Gtsaṅ-stod Dar-ma-mgon-po.</text:p>
          </table:table-cell>
          <table:table-cell table:number-columns-repeated="1008"/>
        </table:table-row>
        <table:table-row table:style-name="ro1">
          <table:table-cell office:value-type="string">
            <text:p>W1KG12785</text:p>
          </table:table-cell>
          <table:table-cell office:value-type="string">
            <text:p>011198871-3</text:p>
          </table:table-cell>
          <table:table-cell office:value-type="string">
            <text:p>Raṅ gi yab rje Rigs-ldan Chos-kyi-rgyal-po Ṅag-dbaṅ-rnam-par-rgyal-ba la źu ʼphrin du bya ba Rig-pa-ʼdzin-paʼi pho ña źes bya ba bzugs so /[Ṅag-dbaṅ-ʼjig-rten-dbaṅ-phyug-grogs-pa-rdo-rje-dpal-bzaṅ-pos sbyar]</text:p>
          </table:table-cell>
          <table:table-cell table:number-columns-repeated="1008"/>
        </table:table-row>
        <table:table-row table:style-name="ro1">
          <table:table-cell office:value-type="string">
            <text:p>W1KG12792</text:p>
          </table:table-cell>
          <table:table-cell office:value-type="string">
            <text:p>011202569-2</text:p>
          </table:table-cell>
          <table:table-cell office:value-type="string">
            <text:p>Rig ʼdzin srog sgrub kyi rgyab chos :supportive texts explaining the fundamentals and ritual practices of the rediscovered teachings of the Rig ʼdzin srog sgrub cycle including the musical notation texts /by Lha-btsun Nam-mkhaʼ-ʼJigsmed.</text:p>
          </table:table-cell>
          <table:table-cell table:number-columns-repeated="1008"/>
        </table:table-row>
        <table:table-row table:style-name="ro1">
          <table:table-cell office:value-type="string">
            <text:p>W1KG12793</text:p>
          </table:table-cell>
          <table:table-cell office:value-type="string">
            <text:p>011224465-3</text:p>
          </table:table-cell>
          <table:table-cell office:value-type="string">
            <text:p>Rdo rje gro lod las byaṅ bcaʼ thabs ʼdon sgrigs, ʼthen graṅs, ḍā dril, rgya duṅ dkar dmar phyag len bcas pa :a manual for the liturgical performance of the sgrub chen of Guru Rimpoche in the form Rdo-rje Gro-lod from the revelations of Yoṅs-dge Mi-ʼgyur-rdo-rje.</text:p>
          </table:table-cell>
          <table:table-cell table:number-columns-repeated="1008"/>
        </table:table-row>
        <table:table-row table:style-name="ro1">
          <table:table-cell office:value-type="string">
            <text:p>W1KG12794</text:p>
          </table:table-cell>
          <table:table-cell office:value-type="string">
            <text:p>011224461-0</text:p>
          </table:table-cell>
          <table:table-cell office:value-type="string">
            <text:p>Tshe sgrub thabs śes kha sbyor gyi dkyil ʼkhor bcaʼ thabs ʼdon sgrigs, ʼthen graṅs, ḍā dril, rgya gliṅ, rkaṅ gliṅ, duṅ dmar chos gaʼi phyag bźes bcas zin deb :and Padma badzra grub thob rgya mthsoʼi dkyil ʼkhor bśam bkod ʼdon sgrigs, ʼthen graṅs, phyag len, ḍā ʼdril, rgya gliṅ, rkaṅ gliṅ bcas bkod pa /ritual manuals with instrumental notations for the performance of the Sgrub chen liturgy of the two cycles of teachings from the revelations of Yoṅs-dge Gter-ston Mi-ʼgyur-rdo-rje, arranged according to the liturgy of the Khams tradition of the Kaṃ-tshaṅ Bkaʼ-rgyud-pa.</text:p>
          </table:table-cell>
          <table:table-cell table:number-columns-repeated="1008"/>
        </table:table-row>
        <table:table-row table:style-name="ro1">
          <table:table-cell office:value-type="string">
            <text:p>W1KG12962</text:p>
          </table:table-cell>
          <table:table-cell office:value-type="string">
            <text:p>001570540-4</text:p>
          </table:table-cell>
          <table:table-cell office:value-type="string">
            <text:p>Kongtrul's encyclopaedia of Indo-Tibetan culture /edited by Lokesh Chandra ; with an introduction by E. Gene Smith.</text:p>
          </table:table-cell>
          <table:table-cell table:number-columns-repeated="1008"/>
        </table:table-row>
        <table:table-row table:style-name="ro1">
          <table:table-cell office:value-type="string">
            <text:p>W1KG12968</text:p>
          </table:table-cell>
          <table:table-cell office:value-type="string">
            <text:p>007366423-5</text:p>
          </table:table-cell>
          <table:table-cell office:value-type="string">
            <text:p>Khyung-sprul ʾJigs-med-nam-mkhaʾi-rdo-rje on the practise [sic] of medicine;four treatises largely based on Bonpo medical terma rediscoveries.Reproduced by Tenzin Namdak by photographic process from the lithograph ed. printed in Delhi about 1950.</text:p>
          </table:table-cell>
          <table:table-cell table:number-columns-repeated="1008"/>
        </table:table-row>
        <table:table-row table:style-name="ro1">
          <table:table-cell office:value-type="string">
            <text:p>W1KG12976</text:p>
          </table:table-cell>
          <table:table-cell office:value-type="string">
            <text:p>001368564-3</text:p>
          </table:table-cell>
          <table:table-cell office:value-type="string">
            <text:p>Ñer mkho sna tshogs kyi beʾu bum phan bde rab ster :a collection of esoteric practices on important aspects of ritual /by the Sixth Źwa-dmar Chos-kyi-dbaṅ-phyug, and Mkhaʾ ʾgro ma Seṅ gdoṅ maʾi sgrub skor : a collection of rituals for the invocation of the Lion-faced Ḍākini of Karma-chags-med (Rā-ga-a-sya).</text:p>
          </table:table-cell>
          <table:table-cell table:number-columns-repeated="1008"/>
        </table:table-row>
        <table:table-row table:style-name="ro1">
          <table:table-cell office:value-type="string">
            <text:p>W1KG13015</text:p>
          </table:table-cell>
          <table:table-cell office:value-type="string">
            <text:p>011806345-6</text:p>
          </table:table-cell>
          <table:table-cell office:value-type="string">
            <text:p>Bkaʼ brgyad bde bśegs ʼdus pa las luṅ chen lṅa daṅ phyi bśad thabs gsal byed kyi sdom lṅa bźugs /Ñaṅ-ral Ñi-ma-ʼod-zer gyis gter nas bton.</text:p>
          </table:table-cell>
          <table:table-cell table:number-columns-repeated="1008"/>
        </table:table-row>
        <table:table-row table:style-name="ro1">
          <table:table-cell office:value-type="string">
            <text:p>W1KG13017</text:p>
          </table:table-cell>
          <table:table-cell office:value-type="string">
            <text:p>011586796-1</text:p>
          </table:table-cell>
          <table:table-cell office:value-type="string">
            <text:p>Gñug sems skor gsum ;daṅ, Gʹzuṅ spyiʼi dka gnad bźugs so /ʼJam-mgon Bla-ma Mi-pham-rgya-mtshos mdzad.</text:p>
          </table:table-cell>
          <table:table-cell table:number-columns-repeated="1008"/>
        </table:table-row>
        <table:table-row table:style-name="ro1">
          <table:table-cell office:value-type="string">
            <text:p>W1KG13104</text:p>
          </table:table-cell>
          <table:table-cell office:value-type="string">
            <text:p>001368719-0</text:p>
          </table:table-cell>
          <table:table-cell office:value-type="string">
            <text:p>Collected rituals of the Rdo-dmar-ba tradition.</text:p>
          </table:table-cell>
          <table:table-cell table:number-columns-repeated="1008"/>
        </table:table-row>
        <table:table-row table:style-name="ro1">
          <table:table-cell office:value-type="string">
            <text:p>W1KG13114</text:p>
          </table:table-cell>
          <table:table-cell office:value-type="string">
            <text:p>013763886-8</text:p>
          </table:table-cell>
          <table:table-cell office:value-type="string">
            <text:p>Rje Tsoṇ-kha-paʼi lam rim chuṇ ṇuʼi luṇ khuṇs gsal byed zla ña =The shorter treatise on the Graded path of awakening : Lamrim chungngu by Tsong khapa /O tha ni gtsig lag slob grva chen moʻi mtshan 'dzin gtsig lag slob dpon chen mo khaṇ dkar Tshul-khrims-skal-bzaṇ gis rtsom sgrig bgyis.</text:p>
          </table:table-cell>
          <table:table-cell table:number-columns-repeated="1008"/>
        </table:table-row>
        <table:table-row table:style-name="ro1">
          <table:table-cell office:value-type="string">
            <text:p>W1KG13119</text:p>
          </table:table-cell>
          <table:table-cell office:value-type="string">
            <text:p>012362799-0</text:p>
          </table:table-cell>
          <table:table-cell office:value-type="string">
            <text:p>Chab-spel Tshe-brtan-phun-tshogs rtsom rig brtsams chos phyogs bsgrigs /Chab-spel Tshe-brtan-phun-tshogs kyis brtsams ; Chab-spel Rig-gźuṅ Bsam-bloʼi Źib-ʼjug Tshogs-chuṅ gis bsgrigs.</text:p>
          </table:table-cell>
          <table:table-cell table:number-columns-repeated="1008"/>
        </table:table-row>
        <table:table-row table:style-name="ro1">
          <table:table-cell office:value-type="string">
            <text:p>W1KG13120</text:p>
          </table:table-cell>
          <table:table-cell office:value-type="string">
            <text:p>012364705-3</text:p>
          </table:table-cell>
          <table:table-cell office:value-type="string">
            <text:p>Rtsod spoṅs lo rgyus smra baʼi rnam dpyod :Chab-spel Tshe-brtan-phun-tshogs kyi rig gźuṅ bsam bloʼi źib ʼjug skor gyi dpyad rtsom phyogs bsgrigs /Chab-spel rig gźuṅ bsam bloʼ źib ʼjug tshogs chuṅ gis bsgrigs.</text:p>
          </table:table-cell>
          <table:table-cell table:number-columns-repeated="1008"/>
        </table:table-row>
        <table:table-row table:style-name="ro1">
          <table:table-cell office:value-type="string">
            <text:p>W1KG13121</text:p>
          </table:table-cell>
          <table:table-cell office:value-type="string">
            <text:p>013727007-0</text:p>
          </table:table-cell>
          <table:table-cell office:value-type="string">
            <text:p>Lo rgyus nams dpyod mkhan po :mkhas dban Chab-spel Tshe-brtan-phun-tshogs lags la bcar ʼdri źus paʼi zin tho /Chab-spel Rig-gźuṅ Bsam-bloʼi Źib-ʼjug Tshogs-chuṅ gis bsgrigs.</text:p>
          </table:table-cell>
          <table:table-cell table:number-columns-repeated="1008"/>
        </table:table-row>
        <table:table-row table:style-name="ro1">
          <table:table-cell office:value-type="string">
            <text:p>W1KG13121</text:p>
          </table:table-cell>
          <table:table-cell office:value-type="string">
            <text:p>012364460-7</text:p>
          </table:table-cell>
          <table:table-cell office:value-type="string">
            <text:p>Lo rgyus kyi ñams dpyod mkhan po :mkhas dbang Chab-spel Tshe-brtan-phun-tshogs lags la bcar ʼdri źus paʼi zin tho /Chab-spel rig gźuṅ bsam bloʼi źib ʼjug tshogs chuṅ gis bsgrigs.</text:p>
          </table:table-cell>
          <table:table-cell table:number-columns-repeated="1008"/>
        </table:table-row>
        <table:table-row table:style-name="ro1">
          <table:table-cell office:value-type="string">
            <text:p>W1KG13160</text:p>
          </table:table-cell>
          <table:table-cell office:value-type="string">
            <text:p>002657897-2</text:p>
          </table:table-cell>
          <table:table-cell office:value-type="string">
            <text:p>Man ṅag rin po che spuṅs pa /by Bla ma Rin po che Lce sgom rdzon pa.</text:p>
          </table:table-cell>
          <table:table-cell table:number-columns-repeated="1008"/>
        </table:table-row>
        <table:table-row table:style-name="ro1">
          <table:table-cell office:value-type="string">
            <text:p>W1KG1350</text:p>
          </table:table-cell>
          <table:table-cell office:value-type="string">
            <text:p>011981756-X</text:p>
          </table:table-cell>
          <table:table-cell office:value-type="string">
            <text:p>Jo-mo Glaṅ-maʼi bu phrug /rtsom sgrig pa, Blo-bzaṅ-bkra-śis.</text:p>
          </table:table-cell>
          <table:table-cell table:number-columns-repeated="1008"/>
        </table:table-row>
        <table:table-row table:style-name="ro1">
          <table:table-cell office:value-type="string">
            <text:p>W1KG1354</text:p>
          </table:table-cell>
          <table:table-cell office:value-type="string">
            <text:p>009372352-0</text:p>
          </table:table-cell>
          <table:table-cell office:value-type="string">
            <text:p>Khrag daṅ mig chuʾi rgyun ma chad paʾi Grwa-bźi btson khaṅ.</text:p>
          </table:table-cell>
          <table:table-cell table:number-columns-repeated="1008"/>
        </table:table-row>
        <table:table-row table:style-name="ro1">
          <table:table-cell office:value-type="string">
            <text:p>W1KG1356</text:p>
          </table:table-cell>
          <table:table-cell office:value-type="string">
            <text:p>011944679-0</text:p>
          </table:table-cell>
          <table:table-cell office:value-type="string">
            <text:p>Mi tsheʼi bde sdug myoṅ tshor las byuṅ baʼi gtam rgyud /Bsam-dkyil Rin-chen-dbaṅ-rgyal.</text:p>
          </table:table-cell>
          <table:table-cell table:number-columns-repeated="1008"/>
        </table:table-row>
        <table:table-row table:style-name="ro1">
          <table:table-cell office:value-type="string">
            <text:p>W1KG1358</text:p>
          </table:table-cell>
          <table:table-cell office:value-type="string">
            <text:p>011981956-2</text:p>
          </table:table-cell>
          <table:table-cell office:value-type="string">
            <text:p>Bod kyi srol rgyun bzo rig /Skyes-śar Klu-sgrub kyis rtsom sgrig byas.</text:p>
          </table:table-cell>
          <table:table-cell table:number-columns-repeated="1008"/>
        </table:table-row>
        <table:table-row table:style-name="ro1">
          <table:table-cell office:value-type="string">
            <text:p>W1KG13585</text:p>
          </table:table-cell>
          <table:table-cell office:value-type="string">
            <text:p>007366621-1</text:p>
          </table:table-cell>
          <table:table-cell office:value-type="string">
            <text:p>Klon-chen Sñiṅ-thig rtsa pod =Klong-chen Nying-thig rtsa pod /[revealed by Rigdzin Jigme Lingpa].</text:p>
          </table:table-cell>
          <table:table-cell table:number-columns-repeated="1008"/>
        </table:table-row>
        <table:table-row table:style-name="ro1">
          <table:table-cell office:value-type="string">
            <text:p>W1KG1360</text:p>
          </table:table-cell>
          <table:table-cell office:value-type="string">
            <text:p>008909992-3</text:p>
          </table:table-cell>
          <table:table-cell office:value-type="string">
            <text:p>Rwa-sgreṅ Bstan-pa-tshe-riṅ gi mi tsheʾi myoṅ ba /rtsom sgrig pa Sgo-pe Ṅag-dbaṅ-stobs-chen.</text:p>
          </table:table-cell>
          <table:table-cell table:number-columns-repeated="1008"/>
        </table:table-row>
        <table:table-row table:style-name="ro1">
          <table:table-cell office:value-type="string">
            <text:p>W1KG13604</text:p>
          </table:table-cell>
          <table:table-cell office:value-type="string">
            <text:p>009817920-9</text:p>
          </table:table-cell>
          <table:table-cell office:value-type="string">
            <text:p>880-02Di er shi Jiamuyangxieba Jiumeiwangbu zhuan /Gongtang Gongquedanbaizhuomei zhu.</text:p>
          </table:table-cell>
          <table:table-cell table:number-columns-repeated="1008"/>
        </table:table-row>
        <table:table-row table:style-name="ro1">
          <table:table-cell office:value-type="string">
            <text:p>W1KG1362</text:p>
          </table:table-cell>
          <table:table-cell office:value-type="string">
            <text:p>011981598-2</text:p>
          </table:table-cell>
          <table:table-cell office:value-type="string">
            <text:p>Lhad med g'yu loʼi rṅul thigs /[Gʼyu-lo Sprul-sku Zla-ba-tshe-riṅ] ; rtsom sgrig pa, Dgaʼ-ldan-tshe-bsod, Bkra-śis.</text:p>
          </table:table-cell>
          <table:table-cell table:number-columns-repeated="1008"/>
        </table:table-row>
        <table:table-row table:style-name="ro1">
          <table:table-cell office:value-type="string">
            <text:p>W1KG13685</text:p>
          </table:table-cell>
          <table:table-cell office:value-type="string">
            <text:p>007353705-5</text:p>
          </table:table-cell>
          <table:table-cell office:value-type="string">
            <text:p>ʼJam mgon chos kyi rgyal po tsoṅ kha pa chen poʼi rnam thar thub bstan mdzes paʼi rgyan gcig ṅo mtshar nor buʼi ʼphreṅ ba źes bya ba bźugs so.</text:p>
          </table:table-cell>
          <table:table-cell table:number-columns-repeated="1008"/>
        </table:table-row>
        <table:table-row table:style-name="ro1">
          <table:table-cell office:value-type="string">
            <text:p>W1KG13754</text:p>
          </table:table-cell>
          <table:table-cell office:value-type="string">
            <text:p>012994200-6</text:p>
          </table:table-cell>
          <table:table-cell office:value-type="string">
            <text:p>Mdo-smad Mgo-log Dbal-śul Gser-rtaʼi lo rgyus gser ʼbroṅ ri smyug poʼi brjid ñams kyi gsal byed luṅ rigs gzi ʼbar kun phan ñi maʼi snaṅ ba źes bya ba bźugs so /Gser-rtaʼi Tshul-khrims-ʼod-zer.</text:p>
          </table:table-cell>
          <table:table-cell table:number-columns-repeated="1008"/>
        </table:table-row>
        <table:table-row table:style-name="ro1">
          <table:table-cell office:value-type="string">
            <text:p>W1KG13762</text:p>
          </table:table-cell>
          <table:table-cell office:value-type="string">
            <text:p>012539135-8</text:p>
          </table:table-cell>
          <table:table-cell office:value-type="string">
            <text:p>Gaṅs can Bod chen po'i śar phyogs su gnas pa'i Khams 'Ba'-thaṅ gi lo rgyus rags tsam gleṅ pa sṅon med srid pa rgan po'i ṅag sgros sems kyi ñi zla źes bya ba bźugs so /'Ba'-ba Ye-śes-dga'-bas brtsams.</text:p>
          </table:table-cell>
          <table:table-cell table:number-columns-repeated="1008"/>
        </table:table-row>
        <table:table-row table:style-name="ro1">
          <table:table-cell office:value-type="string">
            <text:p>W1KG13765</text:p>
          </table:table-cell>
          <table:table-cell office:value-type="string">
            <text:p>010255655-5</text:p>
          </table:table-cell>
          <table:table-cell office:value-type="string">
            <text:p>Dpal-riʼi-pho-braṅ la bstod pa bde legs dpal yon ʼbyuṅ baʼi gźi /[Sṅa-ʼgyur rig mdzod rtsom sgrig lhan tshogs].</text:p>
          </table:table-cell>
          <table:table-cell table:number-columns-repeated="1008"/>
        </table:table-row>
        <table:table-row table:style-name="ro1">
          <table:table-cell office:value-type="string">
            <text:p>W1KG13773</text:p>
          </table:table-cell>
          <table:table-cell office:value-type="string">
            <text:p>012503881-X</text:p>
          </table:table-cell>
          <table:table-cell office:value-type="string">
            <text:p>Mi lo 50 riṅ gi Mdo-khams Chu-bźi Sgaṅ-drug gi lo rgyus phyogs bsgrigs.</text:p>
          </table:table-cell>
          <table:table-cell table:number-columns-repeated="1008"/>
        </table:table-row>
        <table:table-row table:style-name="ro1">
          <table:table-cell office:value-type="string">
            <text:p>W1KG13777</text:p>
          </table:table-cell>
          <table:table-cell office:value-type="string">
            <text:p>010252775-X</text:p>
          </table:table-cell>
          <table:table-cell office:value-type="string">
            <text:p>Srid paʼi mdzod phyugs kyi gźuṅ daṅ ʼgrel ba ʼphrul gyi sgron me bźugs /Mñam-med Śes-rab-rgyal-mtshan.</text:p>
          </table:table-cell>
          <table:table-cell table:number-columns-repeated="1008"/>
        </table:table-row>
        <table:table-row table:style-name="ro1">
          <table:table-cell office:value-type="string">
            <text:p>W1KG13778</text:p>
          </table:table-cell>
          <table:table-cell office:value-type="string">
            <text:p>012530084-0</text:p>
          </table:table-cell>
          <table:table-cell office:value-type="string">
            <text:p>Bzo rig gsal baʼi rgyan źes bya ba bźugs /Sman-riʼi Yoṅ-ʼdzin Bstan-ʼdzin-rnam-dag.</text:p>
          </table:table-cell>
          <table:table-cell table:number-columns-repeated="1008"/>
        </table:table-row>
        <table:table-row table:style-name="ro1">
          <table:table-cell office:value-type="string">
            <text:p>W1KG13780</text:p>
          </table:table-cell>
          <table:table-cell office:value-type="string">
            <text:p>012530073-5</text:p>
          </table:table-cell>
          <table:table-cell office:value-type="string">
            <text:p>Gtsug lag rtsis kyi rig pa nag rtsis snaṅ srid me loṅ daṅ ʼbras rtsis bden don sñiṅ po bźugs /Mkhas-grub Luṅ-rtogs-rgya-mtsho.</text:p>
          </table:table-cell>
          <table:table-cell table:number-columns-repeated="1008"/>
        </table:table-row>
        <table:table-row table:style-name="ro1">
          <table:table-cell office:value-type="string">
            <text:p>W1KG13782</text:p>
          </table:table-cell>
          <table:table-cell office:value-type="string">
            <text:p>010272256-0</text:p>
          </table:table-cell>
          <table:table-cell office:value-type="string">
            <text:p>Mdo-smad Re-skoṅ rig pa ʼbyuṅ baʼi groṅ khyer le lag daṅ bcas paʼ lugs gñis gtam gyi baṅ mdzod las bsdus paʼi chos ʼbyuṅ sa yi lha mo źes bya ba bźugs so /Blo-bzaṅ-mkhyen-rab kyis brtsams.</text:p>
          </table:table-cell>
          <table:table-cell table:number-columns-repeated="1008"/>
        </table:table-row>
        <table:table-row table:style-name="ro1">
          <table:table-cell office:value-type="string">
            <text:p>W1KG13783</text:p>
          </table:table-cell>
          <table:table-cell office:value-type="string">
            <text:p>012351994-2</text:p>
          </table:table-cell>
          <table:table-cell office:value-type="string">
            <text:p>Grwa saʼi zin tho /Rwa-rgya Blo-dbaṅ gis brtsams.</text:p>
          </table:table-cell>
          <table:table-cell table:number-columns-repeated="1008"/>
        </table:table-row>
        <table:table-row table:style-name="ro1">
          <table:table-cell office:value-type="string">
            <text:p>W1KG13787</text:p>
          </table:table-cell>
          <table:table-cell office:value-type="string">
            <text:p>011793603-0</text:p>
          </table:table-cell>
          <table:table-cell office:value-type="string">
            <text:p>ʼOl gliṅ nas ʼphros paʼi druṅ muʼi źabs rjes /Bya-ʼphur Lhun-grub-rgya-mtsho.</text:p>
          </table:table-cell>
          <table:table-cell table:number-columns-repeated="1008"/>
        </table:table-row>
        <table:table-row table:style-name="ro1">
          <table:table-cell office:value-type="string">
            <text:p>W1KG13787</text:p>
          </table:table-cell>
          <table:table-cell office:value-type="string">
            <text:p>013328836-6</text:p>
          </table:table-cell>
          <table:table-cell office:value-type="string">
            <text:p>Sa chen gyi smre ṅag /Gzuṅs-phyug-skyid kyis brtsams.</text:p>
          </table:table-cell>
          <table:table-cell table:number-columns-repeated="1008"/>
        </table:table-row>
        <table:table-row table:style-name="ro1">
          <table:table-cell office:value-type="string">
            <text:p>W1KG13788</text:p>
          </table:table-cell>
          <table:table-cell office:value-type="string">
            <text:p>013327701-1</text:p>
          </table:table-cell>
          <table:table-cell office:value-type="string">
            <text:p>Dri med rigs paʼi gsaṅ lam /Blo-bzaṅ-dpal-ldan.</text:p>
          </table:table-cell>
          <table:table-cell table:number-columns-repeated="1008"/>
        </table:table-row>
        <table:table-row table:style-name="ro1">
          <table:table-cell office:value-type="string">
            <text:p>W1KG13790</text:p>
          </table:table-cell>
          <table:table-cell office:value-type="string">
            <text:p>011321823-0</text:p>
          </table:table-cell>
          <table:table-cell office:value-type="string">
            <text:p>Mtshuṅs med chos kyi rgyal po rje rin po cheʼi rnam par thar pa bskal bzaṅ legs bris ʼdod paʼi re skoṅ dpag bsam gyi sñem źes bya ba bźugs so /[Rje Mkhan-po Ṅag-dbaṅ-lun-grub ; źu dag pa, Kun-bzaṅ-phrin-las].</text:p>
          </table:table-cell>
          <table:table-cell table:number-columns-repeated="1008"/>
        </table:table-row>
        <table:table-row table:style-name="ro1">
          <table:table-cell office:value-type="string">
            <text:p>W1KG13792</text:p>
          </table:table-cell>
          <table:table-cell office:value-type="string">
            <text:p>012995250-8</text:p>
          </table:table-cell>
          <table:table-cell office:value-type="string">
            <text:p>Bod gaṅs can ljoṅs kyi gnaʼ boʼi srol rgyun gyi sgyu rtsal naṅ ma daṅ stod gźas gṅis gsar gtod mdzad mkhan Rdo-riṅ Paṇḍi-ta Bstan-ʼdzin-dpal-byor lags kyi sku tsheʼi lo rgyus daṅ gźas tshigs phyogs bsdus dgaʼ baʼi glu dbyaṅs źes bya ba bźugs so /Phun-rab-pa Bstan-ʼdzin-dpag-bsam gyis rtsom sgrig byas.</text:p>
          </table:table-cell>
          <table:table-cell table:number-columns-repeated="1008"/>
        </table:table-row>
        <table:table-row table:style-name="ro1">
          <table:table-cell office:value-type="string">
            <text:p>W1KG13793</text:p>
          </table:table-cell>
          <table:table-cell office:value-type="string">
            <text:p>012352004-5</text:p>
          </table:table-cell>
          <table:table-cell office:value-type="string">
            <text:p>Btsan byol khrod kyi bsam gźigs /Bkaʼ-thub-rgyal gyis brtsams.</text:p>
          </table:table-cell>
          <table:table-cell table:number-columns-repeated="1008"/>
        </table:table-row>
        <table:table-row table:style-name="ro1">
          <table:table-cell office:value-type="string">
            <text:p>W1KG13796</text:p>
          </table:table-cell>
          <table:table-cell office:value-type="string">
            <text:p>013014775-3</text:p>
          </table:table-cell>
          <table:table-cell office:value-type="string">
            <text:p>Dbu maʼi zin tho zla baʼi dgoṅs rgyan bźugs so /Ser-byes Tre-hor Dge-bśes ʼPhrin-las-rdo-rje.</text:p>
          </table:table-cell>
          <table:table-cell table:number-columns-repeated="1008"/>
        </table:table-row>
        <table:table-row table:style-name="ro1">
          <table:table-cell office:value-type="string">
            <text:p>W1KG13800</text:p>
          </table:table-cell>
          <table:table-cell office:value-type="string">
            <text:p>009688653-6</text:p>
          </table:table-cell>
          <table:table-cell office:value-type="string">
            <text:p>A-mdo A-khu Rdo-thar gyi mi tshe daṅ ʾbrel baʾi bstan sruṅ daṅ blaṅs dmag gi lo rgyus mthoṅ thos myoṅ gyi gtam /Sa-dkar ʾOd-zer-rgya-msthos rtsom bsgrigs byas.</text:p>
          </table:table-cell>
          <table:table-cell table:number-columns-repeated="1008"/>
        </table:table-row>
        <table:table-row table:style-name="ro1">
          <table:table-cell office:value-type="string">
            <text:p>W1KG13805</text:p>
          </table:table-cell>
          <table:table-cell office:value-type="string">
            <text:p>013125325-5</text:p>
          </table:table-cell>
          <table:table-cell office:value-type="string">
            <text:p>Spyi nor goṅ sa skyab mgon chen po mchog nas stsal baʼi Kun-bzaṅ bla maʼi źal luṅ sṅon ʼgroʼi gsuṅ chos thar lam gsal baʼi sgron me źes bya ba bźugs so /yig ʼbeb źu ba po, Rnam-grwa Thub-bstan-yar-ʼphel.</text:p>
          </table:table-cell>
          <table:table-cell table:number-columns-repeated="1008"/>
        </table:table-row>
        <table:table-row table:style-name="ro1">
          <table:table-cell office:value-type="string">
            <text:p>W1KG13809</text:p>
          </table:table-cell>
          <table:table-cell office:value-type="string">
            <text:p>012058228-7</text:p>
          </table:table-cell>
          <table:table-cell office:value-type="string">
            <text:p>Smad Mdo-khams ri bo rtse lṅa'am Mdo-smad Dbal śul Gser-rtaʼi sṅon daṅ da lta'i dṅos yod kyi lo rgyus sñiṅ bsdus ma bcos draṅ por brjod pa gser 'broṅ ri smug po'i brjid ñams źes bya ba bźugs so /Gser-rta'i Tshul-khrims-'od-zer.</text:p>
          </table:table-cell>
          <table:table-cell table:number-columns-repeated="1008"/>
        </table:table-row>
        <table:table-row table:style-name="ro1">
          <table:table-cell office:value-type="string">
            <text:p>W1KG13813</text:p>
          </table:table-cell>
          <table:table-cell office:value-type="string">
            <text:p>010005478-1</text:p>
          </table:table-cell>
          <table:table-cell office:value-type="string">
            <text:p>Bod kyi dkar chag rig paʾi lag deb =Handbook of Tibetan cataloging and classification systems /Ṅag-dbaṅ-tshe-dpag, Bsod-nams-tshe-dbaṅ, Bkras-sbyor Blo-bzaṅ-bstan-rgyas.</text:p>
          </table:table-cell>
          <table:table-cell table:number-columns-repeated="1008"/>
        </table:table-row>
        <table:table-row table:style-name="ro1">
          <table:table-cell office:value-type="string">
            <text:p>W1KG13814</text:p>
          </table:table-cell>
          <table:table-cell office:value-type="string">
            <text:p>009550570-9</text:p>
          </table:table-cell>
          <table:table-cell office:value-type="string">
            <text:p>Dad gduṅ rig paʾi mchod phreṅ /[rtsom sgrig pa Reb-goṅ Bkra-śis].</text:p>
          </table:table-cell>
          <table:table-cell table:number-columns-repeated="1008"/>
        </table:table-row>
        <table:table-row table:style-name="ro1">
          <table:table-cell office:value-type="string">
            <text:p>W1KG13815</text:p>
          </table:table-cell>
          <table:table-cell office:value-type="string">
            <text:p>009879216-4</text:p>
          </table:table-cell>
          <table:table-cell office:value-type="string">
            <text:p>Rnam-gliṅ gser gyi lha khaṅ =Golden Temple = Svārṇadēvasthāna.</text:p>
          </table:table-cell>
          <table:table-cell table:number-columns-repeated="1008"/>
        </table:table-row>
        <table:table-row table:style-name="ro1">
          <table:table-cell office:value-type="string">
            <text:p>W1KG13817</text:p>
          </table:table-cell>
          <table:table-cell office:value-type="string">
            <text:p>013874553-6</text:p>
          </table:table-cell>
          <table:table-cell office:value-type="string">
            <text:p>Brda dag sñan ṅag sogs tha sñad rig gnas kyi gźuṅ gces btus /compiled &amp;amp; edited by Institute of Tibetan Classics].</text:p>
          </table:table-cell>
          <table:table-cell table:number-columns-repeated="1008"/>
        </table:table-row>
        <table:table-row table:style-name="ro1">
          <table:table-cell office:value-type="string">
            <text:p>W1KG13999</text:p>
          </table:table-cell>
          <table:table-cell office:value-type="string">
            <text:p>013874607-9</text:p>
          </table:table-cell>
          <table:table-cell office:value-type="string">
            <text:p>Dṅos yod kyi ʼjig rten :tshad ma daṅ tshan rig dbar gyi gsaṅ gtam /rtsom pa po, A-mchog Blo-bzaṅ-rnam-rgyal.</text:p>
          </table:table-cell>
          <table:table-cell table:number-columns-repeated="1008"/>
        </table:table-row>
        <table:table-row table:style-name="ro1">
          <table:table-cell office:value-type="string">
            <text:p>W1KG1412</text:p>
          </table:table-cell>
          <table:table-cell office:value-type="string">
            <text:p>011981677-6</text:p>
          </table:table-cell>
          <table:table-cell office:value-type="string">
            <text:p>Gaṅ can Bod kyi raṅ byuṅ bdud rtsi chab tshan khag gcig gi ṅo mtshar khyad chos gnad bsdus /Naṅ-chen ʼBroṅ-stod Skal-bzaṅ.</text:p>
          </table:table-cell>
          <table:table-cell table:number-columns-repeated="1008"/>
        </table:table-row>
        <table:table-row table:style-name="ro1">
          <table:table-cell office:value-type="string">
            <text:p>W1KG1413</text:p>
          </table:table-cell>
          <table:table-cell office:value-type="string">
            <text:p>009596955-1</text:p>
          </table:table-cell>
          <table:table-cell office:value-type="string">
            <text:p>Goṅ sa skyabs mgon rgyal baʾi dbaṅ po mchog gi lha sruṅ bsten phyogs bkaʾ slob rgol baʾi rtsod zlog bden gtam sa gźi ʾdar baʾi ʾbrug sgra źes bya ba bźugs so /Gdoṅ-thog Sprul-sku Bstan-paʾi-rgyal-mtshan gyis brtsams.</text:p>
          </table:table-cell>
          <table:table-cell table:number-columns-repeated="1008"/>
        </table:table-row>
        <table:table-row table:style-name="ro1">
          <table:table-cell office:value-type="string">
            <text:p>W1KG14139</text:p>
          </table:table-cell>
          <table:table-cell office:value-type="string">
            <text:p>013725432-6</text:p>
          </table:table-cell>
          <table:table-cell office:value-type="string">
            <text:p>Klad chen daṅ sems kyi ʼbrel ba la dpyad pa /Gser-rta Bla-ruṅ Bstan-ʼdzin-rgya-mtshos brtsams.</text:p>
          </table:table-cell>
          <table:table-cell table:number-columns-repeated="1008"/>
        </table:table-row>
        <table:table-row table:style-name="ro1">
          <table:table-cell office:value-type="string">
            <text:p>W1KG1422</text:p>
          </table:table-cell>
          <table:table-cell office:value-type="string">
            <text:p>009873147-5</text:p>
          </table:table-cell>
          <table:table-cell office:value-type="string">
            <text:p>Źi drag gi sri źu sgrub paʾi brjed byaṅ /Skal-bzaṅ-dgra-ʾdul.</text:p>
          </table:table-cell>
          <table:table-cell table:number-columns-repeated="1008"/>
        </table:table-row>
        <table:table-row table:style-name="ro1">
          <table:table-cell office:value-type="string">
            <text:p>W1KG1428</text:p>
          </table:table-cell>
          <table:table-cell office:value-type="string">
            <text:p>011981715-2</text:p>
          </table:table-cell>
          <table:table-cell office:value-type="string">
            <text:p>Char rluṅ khrod kyi me stag /[A-ni Dpal-chen-sgrol-ma] ; rtsom sgrig pa, Zla-ba-bkra-śis.</text:p>
          </table:table-cell>
          <table:table-cell table:number-columns-repeated="1008"/>
        </table:table-row>
        <table:table-row table:style-name="ro1">
          <table:table-cell office:value-type="string">
            <text:p>W1KG14335</text:p>
          </table:table-cell>
          <table:table-cell office:value-type="string">
            <text:p>013622552-7</text:p>
          </table:table-cell>
          <table:table-cell office:value-type="string">
            <text:p>Rje btsun Mi-la-ras-paʼi gsuṅ ʼbum bźugs so /Dpal-brtsegs Bod-yig Dpe-rñiṅ Źib-ʼjug-khaṅ nas bsgrigs.</text:p>
          </table:table-cell>
          <table:table-cell table:number-columns-repeated="1008"/>
        </table:table-row>
        <table:table-row table:style-name="ro1">
          <table:table-cell office:value-type="string">
            <text:p>W1KG14511</text:p>
          </table:table-cell>
          <table:table-cell office:value-type="string">
            <text:p>013468430-3</text:p>
          </table:table-cell>
          <table:table-cell office:value-type="string">
            <text:p>Dkar bzlog dmar bzlog /Oṁ-ʼbar gyis brtsams.</text:p>
          </table:table-cell>
          <table:table-cell table:number-columns-repeated="1008"/>
        </table:table-row>
        <table:table-row table:style-name="ro1">
          <table:table-cell office:value-type="string">
            <text:p>W1KG14518</text:p>
          </table:table-cell>
          <table:table-cell office:value-type="string">
            <text:p>013725328-1</text:p>
          </table:table-cell>
          <table:table-cell office:value-type="string">
            <text:p>Gźon nuʼi rab byed /Ñi-gźon gyis gtso sgrig byas.</text:p>
          </table:table-cell>
          <table:table-cell table:number-columns-repeated="1008"/>
        </table:table-row>
        <table:table-row table:style-name="ro1">
          <table:table-cell office:value-type="string">
            <text:p>W1KG14530</text:p>
          </table:table-cell>
          <table:table-cell office:value-type="string">
            <text:p>012351974-8</text:p>
          </table:table-cell>
          <table:table-cell office:value-type="string">
            <text:p>Rtsom yig la ʼjug paʼi sgo /gtso sgrig pa, Nag-po-skal-bzaṅ ; gtso sgrig gźon pa, Tshe-riṅ-don-grub ; rtsom sgrig u yon, Mkhaʼ-ʼbum-yag ... [et al.].</text:p>
          </table:table-cell>
          <table:table-cell table:number-columns-repeated="1008"/>
        </table:table-row>
        <table:table-row table:style-name="ro1">
          <table:table-cell office:value-type="string">
            <text:p>W1KG14534</text:p>
          </table:table-cell>
          <table:table-cell office:value-type="string">
            <text:p>013725302-8</text:p>
          </table:table-cell>
          <table:table-cell office:value-type="string">
            <text:p>Na gźon rab byed /Bdud-lha-rgyal daṅ Me-lce gñis kyis gtso sgrig byas.</text:p>
          </table:table-cell>
          <table:table-cell table:number-columns-repeated="1008"/>
        </table:table-row>
        <table:table-row table:style-name="ro1">
          <table:table-cell office:value-type="string">
            <text:p>W1KG14547</text:p>
          </table:table-cell>
          <table:table-cell office:value-type="string">
            <text:p>013859330-2</text:p>
          </table:table-cell>
          <table:table-cell office:value-type="string">
            <text:p>880-01Gaṅs can bod zas =Zang can shi pu /Tshe-riṅ-chos-ʼphel gyis brtsams.</text:p>
          </table:table-cell>
          <table:table-cell table:number-columns-repeated="1008"/>
        </table:table-row>
        <table:table-row table:style-name="ro1">
          <table:table-cell office:value-type="string">
            <text:p>W1KG1460</text:p>
          </table:table-cell>
          <table:table-cell office:value-type="string">
            <text:p>011981896-5</text:p>
          </table:table-cell>
          <table:table-cell office:value-type="string">
            <text:p>Lhiñ ʼjags med paʼi tshe stod /rtsom sgrig pa, Blo-bzaṅ-bkra-śis.</text:p>
          </table:table-cell>
          <table:table-cell table:number-columns-repeated="1008"/>
        </table:table-row>
        <table:table-row table:style-name="ro1">
          <table:table-cell office:value-type="string">
            <text:p>W1KG14600</text:p>
          </table:table-cell>
          <table:table-cell office:value-type="string">
            <text:p>012815557-4</text:p>
          </table:table-cell>
          <table:table-cell office:value-type="string">
            <text:p>880-01Bod kyi srol rgyun bdaʼ rtsed rig gnas /gtso sgrig pa, Gcod-pa Don-grub =Zangzu chuan tong she jian wen hua / [Jiaoba Dongzhu zhu bian].</text:p>
          </table:table-cell>
          <table:table-cell table:number-columns-repeated="1008"/>
        </table:table-row>
        <table:table-row table:style-name="ro1">
          <table:table-cell office:value-type="string">
            <text:p>W1KG1462</text:p>
          </table:table-cell>
          <table:table-cell office:value-type="string">
            <text:p>011981926-0</text:p>
          </table:table-cell>
          <table:table-cell office:value-type="string">
            <text:p>Ṅaʼi mi tshe dmyal meʼi naṅ btso sbyaṅ byuṅ ba /Spel-goṅ Blo-bzaṅ-yon-tan.</text:p>
          </table:table-cell>
          <table:table-cell table:number-columns-repeated="1008"/>
        </table:table-row>
        <table:table-row table:style-name="ro1">
          <table:table-cell office:value-type="string">
            <text:p>W1KG1464</text:p>
          </table:table-cell>
          <table:table-cell office:value-type="string">
            <text:p>011981737-3</text:p>
          </table:table-cell>
          <table:table-cell office:value-type="string">
            <text:p>Yar-ʼbrog dgon groṅ gi lo rgyus phyogs bsdebs /Ṅag rgyun sde tshan nas phyogs bsgrigs.</text:p>
          </table:table-cell>
          <table:table-cell table:number-columns-repeated="1008"/>
        </table:table-row>
        <table:table-row table:style-name="ro1">
          <table:table-cell office:value-type="string">
            <text:p>W1KG14647</text:p>
          </table:table-cell>
          <table:table-cell office:value-type="string">
            <text:p>012050625-4</text:p>
          </table:table-cell>
          <table:table-cell office:value-type="string">
            <text:p>Khams gsum chos kyi rgyal po mñam med ʼBri-guṅ Skyob-pa ʼJig-rten-gsum-mgon gyi bkaʼ-ʼbum nor buʼi baṅ mdzod bźugs so /gtso sgrig pa, ʼBri-guṅ Skyabs-mgon Tshe-tshaṅ ʼPhrin-las-lhun-grub.</text:p>
          </table:table-cell>
          <table:table-cell table:number-columns-repeated="1008"/>
        </table:table-row>
        <table:table-row table:style-name="ro1">
          <table:table-cell office:value-type="string">
            <text:p>W1KG14650</text:p>
          </table:table-cell>
          <table:table-cell office:value-type="string">
            <text:p>012505399-1</text:p>
          </table:table-cell>
          <table:table-cell office:value-type="string">
            <text:p>Deṅ rabs Bod kyi brda sprod rig pa nyi maʼi ʼod zer źes bya ba bźugs so /rtsom pa po, ʼBri-guṅ Skyabs-mgon Che-tshaṅ ʼPhrin-las-lhun-grub.</text:p>
          </table:table-cell>
          <table:table-cell table:number-columns-repeated="1008"/>
        </table:table-row>
        <table:table-row table:style-name="ro1">
          <table:table-cell office:value-type="string">
            <text:p>W1KG14651</text:p>
          </table:table-cell>
          <table:table-cell office:value-type="string">
            <text:p>012503847-X</text:p>
          </table:table-cell>
          <table:table-cell office:value-type="string">
            <text:p>Bkaʼ-brgyud ʼBri-guṅ-paʼi chos srid kyi lo rgyus sñiṅ bsdus padma dkar poʼi chun po źes bya ba bźugs so /rtsom sgrig pa, Mkhan-po Dkon-mchog-pa-saṅs.</text:p>
          </table:table-cell>
          <table:table-cell table:number-columns-repeated="1008"/>
        </table:table-row>
        <table:table-row table:style-name="ro1">
          <table:table-cell office:value-type="string">
            <text:p>W1KG14655</text:p>
          </table:table-cell>
          <table:table-cell office:value-type="string">
            <text:p>012538120-4</text:p>
          </table:table-cell>
          <table:table-cell office:value-type="string">
            <text:p>ʼJam dpal msthan brjod kyi ṭīka rgyas pa bźugs so /ʼgrel pa mdzad pa po, Rṅog Źe-sdaṅ-rdo-rje.</text:p>
          </table:table-cell>
          <table:table-cell table:number-columns-repeated="1008"/>
        </table:table-row>
        <table:table-row table:style-name="ro1">
          <table:table-cell office:value-type="string">
            <text:p>W1KG14662</text:p>
          </table:table-cell>
          <table:table-cell office:value-type="string">
            <text:p>008512767-1</text:p>
          </table:table-cell>
          <table:table-cell office:value-type="string">
            <text:p>ʾKhor yug slob gso /Kor-ne-li-ya-el-sṭe-phan ; bod skad du sgyur ba po, Dge Dkon-mchog-phan-bde.</text:p>
          </table:table-cell>
          <table:table-cell table:number-columns-repeated="1008"/>
        </table:table-row>
        <table:table-row table:style-name="ro1">
          <table:table-cell office:value-type="string">
            <text:p>W1KG14664</text:p>
          </table:table-cell>
          <table:table-cell office:value-type="string">
            <text:p>009673464-7</text:p>
          </table:table-cell>
          <table:table-cell office:value-type="string">
            <text:p>Rje La-phyi-ba chen po Nam-mkhaʼ-rgyal-mtshan gyi rnam thar gsal bar byed pa dri mad zla baʼi phreṅ ba źes bya ba bźugs so /Nam-mkhaʼ-bsam-grub-rgyal-mtshan ; Thon-miʼi Sam-bho-ṭaʼi Źib-ʼjug-khaṅ nas bsgrigs.</text:p>
          </table:table-cell>
          <table:table-cell table:number-columns-repeated="1008"/>
        </table:table-row>
        <table:table-row table:style-name="ro1">
          <table:table-cell office:value-type="string">
            <text:p>W1KG14665</text:p>
          </table:table-cell>
          <table:table-cell office:value-type="string">
            <text:p>009764656-3</text:p>
          </table:table-cell>
          <table:table-cell office:value-type="string">
            <text:p>Dbur-stod ʾBri-guṅ Ñi-lcaṅ bśad sgrub dar rgyas gliṅ gi lo rgyus daṅ ʾbrel baʾi mkhan po rim byon rnams kyi rnam thar rags bsdus su bkod pa /Mkhan-rtogs-grol ; [ʾBri-guṅ Bkaʾ-brgyud gtsug lag slob gñer khaṅ, Thon-mi Sam-bho-ṭaʾi źib ʾjug khaṅ nas bsgrigs].</text:p>
          </table:table-cell>
          <table:table-cell table:number-columns-repeated="1008"/>
        </table:table-row>
        <table:table-row table:style-name="ro1">
          <table:table-cell office:value-type="string">
            <text:p>W1KG14666</text:p>
          </table:table-cell>
          <table:table-cell office:value-type="string">
            <text:p>010072978-9</text:p>
          </table:table-cell>
          <table:table-cell office:value-type="string">
            <text:p>Gnas chen Dol-po Śel-gyi-ri-bo-ʾbrug-sgraʾi gnas yig dad paʾi gsal ʾdebs źes bya ba bźugs so /Sroṅ-btsan dpe mdzod khaṅ, Thon-mi Sam-bho-ṭaʾi Źib-ʾjug-khaṅ nas bsgrigs.</text:p>
          </table:table-cell>
          <table:table-cell table:number-columns-repeated="1008"/>
        </table:table-row>
        <table:table-row table:style-name="ro1">
          <table:table-cell office:value-type="string">
            <text:p>W1KG14675</text:p>
          </table:table-cell>
          <table:table-cell office:value-type="string">
            <text:p>012174369-1</text:p>
          </table:table-cell>
          <table:table-cell office:value-type="string">
            <text:p>Dpal gnas mchog La-phyiʼi gnas kyi byuṅ ba dwaṅs gsal śel gyi me loṅ /Don-grub-dpal-ldan.</text:p>
          </table:table-cell>
          <table:table-cell table:number-columns-repeated="1008"/>
        </table:table-row>
        <table:table-row table:style-name="ro1">
          <table:table-cell office:value-type="string">
            <text:p>W1KG14679</text:p>
          </table:table-cell>
          <table:table-cell office:value-type="string">
            <text:p>009817900-4</text:p>
          </table:table-cell>
          <table:table-cell office:value-type="string">
            <text:p>Guṅ-taṅ Bstan-paʾi-sgron-meʾi rnam thar /Dbal-maṅ Paṇḍitas mdzad.</text:p>
          </table:table-cell>
          <table:table-cell table:number-columns-repeated="1008"/>
        </table:table-row>
        <table:table-row table:style-name="ro1">
          <table:table-cell office:value-type="string">
            <text:p>W1KG14711</text:p>
          </table:table-cell>
          <table:table-cell office:value-type="string">
            <text:p>011759578-0</text:p>
          </table:table-cell>
          <table:table-cell office:value-type="string">
            <text:p>Gaṅs riʼi glu dbyaṅs :Bod kyi sñan ṅag daṅ lhug rtsom bdams bsgrigs /Bod kyi rtsom rig dpe tshogs źes paʼi rtsom sgrig u lhan gyis bsgrigs.</text:p>
          </table:table-cell>
          <table:table-cell table:number-columns-repeated="1008"/>
        </table:table-row>
        <table:table-row table:style-name="ro1">
          <table:table-cell office:value-type="string">
            <text:p>W1KG14723</text:p>
          </table:table-cell>
          <table:table-cell office:value-type="string">
            <text:p>012362619-6</text:p>
          </table:table-cell>
          <table:table-cell office:value-type="string">
            <text:p>880-01Bod kyi dmaṅs khrod gtam rgyud gces bsdus /Khams-paʼi śul bźag rig gnas sruṅ spel tshogs pa = Zang zu min jian gu shi / Kangba wen hua yi chan bao hu fa zhan cu jin hui = Standard Tibetan folktale / Kham Cultural Heritage Preservation and Development Association.</text:p>
          </table:table-cell>
          <table:table-cell table:number-columns-repeated="1008"/>
        </table:table-row>
        <table:table-row table:style-name="ro1">
          <table:table-cell office:value-type="string">
            <text:p>W1KG14727</text:p>
          </table:table-cell>
          <table:table-cell office:value-type="string">
            <text:p>012362844-X</text:p>
          </table:table-cell>
          <table:table-cell office:value-type="string">
            <text:p>Dpaʼ boʼi bźud lam :blon chen po Mgar Stoṅ-btsan-yul-bzuṅ daṅ khoṅ gi gduṅ rgyud la dpyad pa /Mthaʼ-ba Bkra-śis-don-ʼgrub kyis brtsams.</text:p>
          </table:table-cell>
          <table:table-cell table:number-columns-repeated="1008"/>
        </table:table-row>
        <table:table-row table:style-name="ro1">
          <table:table-cell office:value-type="string">
            <text:p>W1KG14728</text:p>
          </table:table-cell>
          <table:table-cell office:value-type="string">
            <text:p>011759651-5</text:p>
          </table:table-cell>
          <table:table-cell office:value-type="string">
            <text:p>Yul-śul Bod rigs dmaṅs khrod kyi gźas bro bces bsdus /Bstan-dgas tshol sdud legs sgrig byas.</text:p>
          </table:table-cell>
          <table:table-cell table:number-columns-repeated="1008"/>
        </table:table-row>
        <table:table-row table:style-name="ro1">
          <table:table-cell office:value-type="string">
            <text:p>W1KG14743</text:p>
          </table:table-cell>
          <table:table-cell office:value-type="string">
            <text:p>012531446-9</text:p>
          </table:table-cell>
          <table:table-cell office:value-type="string">
            <text:p>Gtsaṅ Gʼyas-ru Rtse-gdoṅ gi phyi naṅ snod bcud kyi ṅo sprod lo rgyus gźon nuʼi mgul rgyan źes bya ba bźugs so /rtsom sgrig pa, Bye-gźon Bkra-śis-dbaṅ-rgyal.</text:p>
          </table:table-cell>
          <table:table-cell table:number-columns-repeated="1008"/>
        </table:table-row>
        <table:table-row table:style-name="ro1">
          <table:table-cell office:value-type="string">
            <text:p>W1KG1476</text:p>
          </table:table-cell>
          <table:table-cell office:value-type="string">
            <text:p>011586869-0</text:p>
          </table:table-cell>
          <table:table-cell office:value-type="string">
            <text:p>Mi tsheʼi lo rgyus dṅos byuṅ bden paʼi raṅ sgra ñams myoṅ rna rgyan yid kyi bcud len /Bar-źi Ṅag-dbaṅ-bstan-skyoṅ.</text:p>
          </table:table-cell>
          <table:table-cell table:number-columns-repeated="1008"/>
        </table:table-row>
        <table:table-row table:style-name="ro1">
          <table:table-cell office:value-type="string">
            <text:p>W1KG14777</text:p>
          </table:table-cell>
          <table:table-cell office:value-type="string">
            <text:p>012997920-1</text:p>
          </table:table-cell>
          <table:table-cell office:value-type="string">
            <text:p>Sa mthoʼi bu mo.</text:p>
          </table:table-cell>
          <table:table-cell table:number-columns-repeated="1008"/>
        </table:table-row>
        <table:table-row table:style-name="ro1">
          <table:table-cell office:value-type="string">
            <text:p>W1KG14778</text:p>
          </table:table-cell>
          <table:table-cell office:value-type="string">
            <text:p>010249530-0</text:p>
          </table:table-cell>
          <table:table-cell office:value-type="string">
            <text:p>Bod raṅ skyoṅ ljoṅs dbu brńes nas lo ṅo bźi bcu ʼkhor bar dran gso źu baʼi rtsom yig phyogs bsgrigs /Tshe-dbaṅ-ʼgyur-med sogs kyis brtsams.</text:p>
          </table:table-cell>
          <table:table-cell table:number-columns-repeated="1008"/>
        </table:table-row>
        <table:table-row table:style-name="ro1">
          <table:table-cell office:value-type="string">
            <text:p>W1KG14779</text:p>
          </table:table-cell>
          <table:table-cell office:value-type="string">
            <text:p>012362764-8</text:p>
          </table:table-cell>
          <table:table-cell office:value-type="string">
            <text:p>Bod kyi sgra rig paʼi bstan bcos źes bya ba bźugs so /Duṅ-dkar-pa Tshe-dbaṅ-rdo-rjes brtsams.</text:p>
          </table:table-cell>
          <table:table-cell table:number-columns-repeated="1008"/>
        </table:table-row>
        <table:table-row table:style-name="ro1">
          <table:table-cell office:value-type="string">
            <text:p>W1KG14788</text:p>
          </table:table-cell>
          <table:table-cell office:value-type="string">
            <text:p>007593734-4</text:p>
          </table:table-cell>
          <table:table-cell office:value-type="string">
            <text:p>The kingdoms of Gu-ge Pu-hrang :according to Mgnaʾ-ris rgyal rabs by Gu-ge Mkhan-chen Ngag-dbang-grags pa /Roberto Vitali.</text:p>
          </table:table-cell>
          <table:table-cell table:number-columns-repeated="1008"/>
        </table:table-row>
        <table:table-row table:style-name="ro1">
          <table:table-cell office:value-type="string">
            <text:p>W1KG14799</text:p>
          </table:table-cell>
          <table:table-cell office:value-type="string">
            <text:p>002419391-7</text:p>
          </table:table-cell>
          <table:table-cell office:value-type="string">
            <text:p>The biography of eighty four saints of Buddhist [sic] /by Mi-hjigs-pa Spyin-pa-Dpal ; translator, Dge-slon Smon-grub Ces-rab.</text:p>
          </table:table-cell>
          <table:table-cell table:number-columns-repeated="1008"/>
        </table:table-row>
        <table:table-row table:style-name="ro1">
          <table:table-cell office:value-type="string">
            <text:p>W1KG1480</text:p>
          </table:table-cell>
          <table:table-cell office:value-type="string">
            <text:p>010171342-8</text:p>
          </table:table-cell>
          <table:table-cell office:value-type="string">
            <text:p>Rgyal gces dpaʼ bo mkhas dbaṅ Blo-bzaṅ-dbaṅ-phyug gi gsuṅ rtsom phyogs bsgrigs.</text:p>
          </table:table-cell>
          <table:table-cell table:number-columns-repeated="1008"/>
        </table:table-row>
        <table:table-row table:style-name="ro1">
          <table:table-cell office:value-type="string">
            <text:p>W1KG14815</text:p>
          </table:table-cell>
          <table:table-cell office:value-type="string">
            <text:p>012114831-9</text:p>
          </table:table-cell>
          <table:table-cell office:value-type="string">
            <text:p>Grub-thob Ñag-re-se-boʼi skyes rabs rnam thar ma ʼoṅs luṅ btsan źal chems ñams mgur bźugs so /ma dpe bsdu rub daṅ spyi khyab źu sgrig pa, Ācārya Dge-bśes Thub-bstan-byaṅ-chub ; gtso ʼgan źu sgrig pa, Bkra-śis-tshe-riṅ ; dpe sdur daṅ lag bstar źu sgrig pa, Brag-gʼyab Grags-pa-tshe-riṅ.</text:p>
          </table:table-cell>
          <table:table-cell table:number-columns-repeated="1008"/>
        </table:table-row>
        <table:table-row table:style-name="ro1">
          <table:table-cell office:value-type="string">
            <text:p>W1KG14969</text:p>
          </table:table-cell>
          <table:table-cell office:value-type="string">
            <text:p>012721325-2</text:p>
          </table:table-cell>
          <table:table-cell office:value-type="string">
            <text:p>Rgyal-baʼi Bkaʼ-ʼgyur rin po cheʼi bźugs byaṅ dkar chag ces bya ba bźugs so /Si-tu Paṇ-chen Chos-kyi-ʼbyuṅ-gnas kyis brtsams.</text:p>
          </table:table-cell>
          <table:table-cell table:number-columns-repeated="1008"/>
        </table:table-row>
        <table:table-row table:style-name="ro1">
          <table:table-cell office:value-type="string">
            <text:p>W1KG14982</text:p>
          </table:table-cell>
          <table:table-cell office:value-type="string">
            <text:p>007386028-X</text:p>
          </table:table-cell>
          <table:table-cell office:value-type="string">
            <text:p>Catalogue of the Library of Tibetan Works and Archives, Manuscript Section /compiled by Jampa Samten Shastri.</text:p>
          </table:table-cell>
          <table:table-cell table:number-columns-repeated="1008"/>
        </table:table-row>
        <table:table-row table:style-name="ro1">
          <table:table-cell office:value-type="string">
            <text:p>W1KG15036</text:p>
          </table:table-cell>
          <table:table-cell office:value-type="string">
            <text:p>001016303-4</text:p>
          </table:table-cell>
          <table:table-cell office:value-type="string">
            <text:p>A catalogue of the Urga Kanjur in the Prof. Raghuvira collection at the International Academy of Indian Culture /Geza Bethlenfalvy.</text:p>
          </table:table-cell>
          <table:table-cell table:number-columns-repeated="1008"/>
        </table:table-row>
        <table:table-row table:style-name="ro1">
          <table:table-cell office:value-type="string">
            <text:p>W1KG15241</text:p>
          </table:table-cell>
          <table:table-cell office:value-type="string">
            <text:p>009372353-9</text:p>
          </table:table-cell>
          <table:table-cell office:value-type="string">
            <text:p>Mi tsheʾi lo rgyus las ʾphros paʾi gtam thabs byus sñiṅ stobs kyi ʾbras bu /Kun-gliṅ ʾOd-zer-rgyal-mtshan = Mi tseʾi [sic] lo rgyus las ʾphros paʾi gtam thabs byus snying stobs kyi ʾbras bu / by Kundeling Woeser Gyaltsen.</text:p>
          </table:table-cell>
          <table:table-cell table:number-columns-repeated="1008"/>
        </table:table-row>
        <table:table-row table:style-name="ro1">
          <table:table-cell office:value-type="string">
            <text:p>W1KG15383</text:p>
          </table:table-cell>
          <table:table-cell office:value-type="string">
            <text:p>013779281-6</text:p>
          </table:table-cell>
          <table:table-cell office:value-type="string">
            <text:p>Byaṅ chub lam gyi rim paʼi khrid chen brgyad phyogs gcig tu bsgrigs pa bźugs so /mdzad pa po, Rje Blo-bzaṅ-grags-pa sogs ; Ser-gtsug Naṅ-bstan Dpe-rñiṅ ʼTshol-bsdu Phyogs-sgrig-khaṅ nas bsgrigs.</text:p>
          </table:table-cell>
          <table:table-cell table:number-columns-repeated="1008"/>
        </table:table-row>
        <table:table-row table:style-name="ro1">
          <table:table-cell office:value-type="string">
            <text:p>W1KG15414</text:p>
          </table:table-cell>
          <table:table-cell office:value-type="string">
            <text:p>009202651-6</text:p>
          </table:table-cell>
          <table:table-cell office:value-type="string">
            <text:p>Stod gźas phyogs bsgrigs :mes poʾi sñan mdzod /[Sgo-spe Yon-tan-rgya-mtsho nas gźas tshig phyogs bsdus].</text:p>
          </table:table-cell>
          <table:table-cell table:number-columns-repeated="1008"/>
        </table:table-row>
        <table:table-row table:style-name="ro1">
          <table:table-cell office:value-type="string">
            <text:p>W1KG15416</text:p>
          </table:table-cell>
          <table:table-cell office:value-type="string">
            <text:p>007386123-5</text:p>
          </table:table-cell>
          <table:table-cell office:value-type="string">
            <text:p>Phug-brag Bkaʾ-ʾgyur bris maʾi dkar chag =A catalogue of the Phug-brag manuscript, Kanjur /[compiled by] Jampa Samten.</text:p>
          </table:table-cell>
          <table:table-cell table:number-columns-repeated="1008"/>
        </table:table-row>
        <table:table-row table:style-name="ro1">
          <table:table-cell office:value-type="string">
            <text:p>W1KG15459</text:p>
          </table:table-cell>
          <table:table-cell office:value-type="string">
            <text:p>001584640-7</text:p>
          </table:table-cell>
          <table:table-cell office:value-type="string">
            <text:p>Lho tsan dan nags moʾi ljoṅs kyi ʾcham yig kun gsal me loṅ :a detailed account of the sacred dances of the Kingdom of Bhutan /by ʾCham-dpon Nag-ʾphel.</text:p>
          </table:table-cell>
          <table:table-cell table:number-columns-repeated="1008"/>
        </table:table-row>
        <table:table-row table:style-name="ro1">
          <table:table-cell office:value-type="string">
            <text:p>W1KG15472</text:p>
          </table:table-cell>
          <table:table-cell office:value-type="string">
            <text:p>007682024-6</text:p>
          </table:table-cell>
          <table:table-cell office:value-type="string">
            <text:p>ʻBrug gi khrims gźun :sgo-nor khrims lugs.</text:p>
          </table:table-cell>
          <table:table-cell table:number-columns-repeated="1008"/>
        </table:table-row>
        <table:table-row table:style-name="ro1">
          <table:table-cell office:value-type="string">
            <text:p>W1KG15511</text:p>
          </table:table-cell>
          <table:table-cell office:value-type="string">
            <text:p>013518825-3</text:p>
          </table:table-cell>
          <table:table-cell office:value-type="string">
            <text:p>Gaṅs Ti-se Bon gźuṅ rig mdzod dpe tshogs legs grub kyi dran rten zin tho /gtso gñer sde khag, Rtse-źig Gʹyuṅ-druṅ Bon Bstan-ʼphel-rgyas-gliṅ ; spyi khyab ʼgan ʼdzin pa, Rtse-źig-tshaṅ Śes-rab-bstan-paʼi-zla-ba ; gtso sgrig pa, Stoṅ-skor Tshe-riṅ-thar ; rtsom sgrig pa, Tshul-khrims-bstan-pa-ʼbrug-grags, Khri-bsod-bstan.</text:p>
          </table:table-cell>
          <table:table-cell table:number-columns-repeated="1008"/>
        </table:table-row>
        <table:table-row table:style-name="ro1">
          <table:table-cell office:value-type="string">
            <text:p>W1KG1579</text:p>
          </table:table-cell>
          <table:table-cell office:value-type="string">
            <text:p>009724519-4</text:p>
          </table:table-cell>
          <table:table-cell office:value-type="string">
            <text:p>Rnam dag bde ba can gyi źiṅ sgrub padma drwa baʾi chog sgrig bde chen lam bzaṅ bźugs so.</text:p>
          </table:table-cell>
          <table:table-cell table:number-columns-repeated="1008"/>
        </table:table-row>
        <table:table-row table:style-name="ro1">
          <table:table-cell office:value-type="string">
            <text:p>W1KG15961</text:p>
          </table:table-cell>
          <table:table-cell office:value-type="string">
            <text:p>013496479-9</text:p>
          </table:table-cell>
          <table:table-cell office:value-type="string">
            <text:p>Sum cu paʼi mthaʼ dpyod chen mo rgyal ba dgyes paʼi mchod sprin.</text:p>
          </table:table-cell>
          <table:table-cell table:number-columns-repeated="1008"/>
        </table:table-row>
        <table:table-row table:style-name="ro1">
          <table:table-cell office:value-type="string">
            <text:p>W1KG16152</text:p>
          </table:table-cell>
          <table:table-cell office:value-type="string">
            <text:p>009232214-X</text:p>
          </table:table-cell>
          <table:table-cell office:value-type="string">
            <text:p>Nor mdzod =Nordzeu.</text:p>
          </table:table-cell>
          <table:table-cell table:number-columns-repeated="1008"/>
        </table:table-row>
        <table:table-row table:style-name="ro1">
          <table:table-cell office:value-type="string">
            <text:p>W1KG16154</text:p>
          </table:table-cell>
          <table:table-cell office:value-type="string">
            <text:p>009233235-8</text:p>
          </table:table-cell>
          <table:table-cell office:value-type="string">
            <text:p>Nor rgyun =Norgyun /Nor-rgyun rtsom sgrig tshogs chuṅ.</text:p>
          </table:table-cell>
          <table:table-cell table:number-columns-repeated="1008"/>
        </table:table-row>
        <table:table-row table:style-name="ro1">
          <table:table-cell office:value-type="string">
            <text:p>W1KG16208</text:p>
          </table:table-cell>
          <table:table-cell office:value-type="string">
            <text:p>012111708-1</text:p>
          </table:table-cell>
          <table:table-cell office:value-type="string">
            <text:p>Chos ʼbyuṅ kun btus Padma dkar poʼi chun po Blo gsal ʼdren byed bdud rtsiʼi dpal yon źes bya ba bźugs so /A-mkhar Blo-bzaṅ-rgya-mtshoʼam Mtsho-ldan-dgyes paʼi-laṅ-tsho.</text:p>
          </table:table-cell>
          <table:table-cell table:number-columns-repeated="1008"/>
        </table:table-row>
        <table:table-row table:style-name="ro1">
          <table:table-cell office:value-type="string">
            <text:p>W1KG16563</text:p>
          </table:table-cell>
          <table:table-cell office:value-type="string">
            <text:p>012821059-1</text:p>
          </table:table-cell>
          <table:table-cell office:value-type="string">
            <text:p>ʼDzam gliṅ skyes mchog Sen-̇chen Nor-bu-gra-ʼdul gyi rnam par thar ba mu tig phreṅ mdzes las.Li khriʼi rta rdzoṅ /Gu-ru-rgyal-mtshan gyis phab ; Mgo-log-khul Maṅ-tshogs Sgyu-rtsal Khaṅ, Ge-sar Rtsom-źib Khaṅ gis bsgrigs.</text:p>
          </table:table-cell>
          <table:table-cell table:number-columns-repeated="1008"/>
        </table:table-row>
        <table:table-row table:style-name="ro1">
          <table:table-cell office:value-type="string">
            <text:p>W1KG16578</text:p>
          </table:table-cell>
          <table:table-cell office:value-type="string">
            <text:p>013861479-2</text:p>
          </table:table-cell>
          <table:table-cell office:value-type="string">
            <text:p>Lañtsha daṅ Wartuʼi phyi mo utpalaʼi ʼphreṅ rgyan ces bya ba bźugs so /Kan-suʼu Źiṅ-chen Naṅ-bstan Slob-gliṅ gis bsgrigs ; Dkon-mchog-rgya-mtshos bris.</text:p>
          </table:table-cell>
          <table:table-cell table:number-columns-repeated="1008"/>
        </table:table-row>
        <table:table-row table:style-name="ro1">
          <table:table-cell office:value-type="string">
            <text:p>W1KG16584</text:p>
          </table:table-cell>
          <table:table-cell office:value-type="string">
            <text:p>013311802-9</text:p>
          </table:table-cell>
          <table:table-cell office:value-type="string">
            <text:p>880-02Dunhuang Zang wen xie juan "Gen ben sa po duo bu lü she" yan jiu =Tun-hoṅ gter yig khrid kyi ʼDul ba bsdus paʼi źib ʼjug /Yang Benjia zhu.</text:p>
          </table:table-cell>
          <table:table-cell table:number-columns-repeated="1008"/>
        </table:table-row>
        <table:table-row table:style-name="ro1">
          <table:table-cell office:value-type="string">
            <text:p>W1KG16667</text:p>
          </table:table-cell>
          <table:table-cell office:value-type="string">
            <text:p>011543023-7</text:p>
          </table:table-cell>
          <table:table-cell office:value-type="string">
            <text:p>Grub mthaʼi rnam gźag gsal bar bśad pa thub bstan rin po che gsal baʼi sgron me bźugs so /Rje-btsun Blo-bzaṅ-nor-bus brtsams.</text:p>
          </table:table-cell>
          <table:table-cell table:number-columns-repeated="1008"/>
        </table:table-row>
        <table:table-row table:style-name="ro1">
          <table:table-cell office:value-type="string">
            <text:p>W1KG16714</text:p>
          </table:table-cell>
          <table:table-cell office:value-type="string">
            <text:p>013779273-5</text:p>
          </table:table-cell>
          <table:table-cell office:value-type="string">
            <text:p>ʼJam-dbyaṅs-blo-gter-dbaṅ-poʼi bkaʼ ʼbum bźugs /Rdzoṅ-sar Khams-bye Lṅa-rig Thub-btsan Slob-gliṅ nas bsgrigs.</text:p>
          </table:table-cell>
          <table:table-cell table:number-columns-repeated="1008"/>
        </table:table-row>
        <table:table-row table:style-name="ro1">
          <table:table-cell office:value-type="string">
            <text:p>W1KG16742</text:p>
          </table:table-cell>
          <table:table-cell office:value-type="string">
            <text:p>000318243-6</text:p>
          </table:table-cell>
          <table:table-cell office:value-type="string">
            <text:p>Catalogue du Kanjur tibétain de l'édition de ʾJang Sa-tham /Yoshiro Imaeda.</text:p>
          </table:table-cell>
          <table:table-cell table:number-columns-repeated="1008"/>
        </table:table-row>
        <table:table-row table:style-name="ro1">
          <table:table-cell office:value-type="string">
            <text:p>W1KG16754</text:p>
          </table:table-cell>
          <table:table-cell office:value-type="string">
            <text:p>002663819-3</text:p>
          </table:table-cell>
          <table:table-cell office:value-type="string">
            <text:p>Phags-yul Rgya-nag-chen-po, Bod, daṅ Sog-yul du dam paʾi chos byuṅ tshul dpag bsam ljon bzaṅ =Dpag-bsam-ljon-bzaṅ of Sum-pa-mkhan-po Ye-śes-dpal-hbyor : part III, containing a history of Buddhism in China and Mongolia, preceded by the reḥu-mig or chronological tables /edited by Lokesh Chandra ; with a foreword by G. Tucci and a preface by L. Petech.</text:p>
          </table:table-cell>
          <table:table-cell table:number-columns-repeated="1008"/>
        </table:table-row>
        <table:table-row table:style-name="ro1">
          <table:table-cell office:value-type="string">
            <text:p>W1KG16760</text:p>
          </table:table-cell>
          <table:table-cell office:value-type="string">
            <text:p>002924117-0</text:p>
          </table:table-cell>
          <table:table-cell office:value-type="string">
            <text:p>A grammar of the Tibetan language, in English.Prepared, under the patronage of the government and the auspices of the Asiatic Society of Bengal,by Alexander Csoma de Ko̦rös ...</text:p>
          </table:table-cell>
          <table:table-cell table:number-columns-repeated="1008"/>
        </table:table-row>
        <table:table-row table:style-name="ro1">
          <table:table-cell office:value-type="string">
            <text:p>W1KG1677</text:p>
          </table:table-cell>
          <table:table-cell office:value-type="string">
            <text:p>010252625-7</text:p>
          </table:table-cell>
          <table:table-cell office:value-type="string">
            <text:p>Khrid yig kun bzaṅ bla maʼi źal luṅ /[Dpal-sprul Rin-po-ches brtsams ; Mkhan-po Rdo-rjes bsgrigs].</text:p>
          </table:table-cell>
          <table:table-cell table:number-columns-repeated="1008"/>
        </table:table-row>
        <table:table-row table:style-name="ro1">
          <table:table-cell office:value-type="string">
            <text:p>W1KG2119</text:p>
          </table:table-cell>
          <table:table-cell office:value-type="string">
            <text:p>012094667-X</text:p>
          </table:table-cell>
          <table:table-cell office:value-type="string">
            <text:p>Li-sde Mṅaʼ-ris źiṅ khams kyi sde dgon ṅo sprod bsdus pa /Dbra-phrug Ṅag-dbaṅ gis bsdu rub phyogs sgrig byas ; Brag-gʹyab Grags-pas lag bstar źu sgrig byas.</text:p>
          </table:table-cell>
          <table:table-cell table:number-columns-repeated="1008"/>
        </table:table-row>
        <table:table-row table:style-name="ro1">
          <table:table-cell office:value-type="string">
            <text:p>W1KG2120</text:p>
          </table:table-cell>
          <table:table-cell office:value-type="string">
            <text:p>012094642-4</text:p>
          </table:table-cell>
          <table:table-cell office:value-type="string">
            <text:p>Mdo-khams Spom-ʼbor-sgaṅ gi Li-thaṅ dgon yul gñis kyis btsan ʼdzul par ṅo rgol gyis raṅ sa sruṅ skyob byas paʼi skor /Mda'-zur Li-thaṅ Dbra-phrug Ṅag-dbaṅ gis bsdu rub phyogs sgrig byas ; Brag-g'yab Grags-pas lag bstar źu sgrig byas.</text:p>
          </table:table-cell>
          <table:table-cell table:number-columns-repeated="1008"/>
        </table:table-row>
        <table:table-row table:style-name="ro1">
          <table:table-cell office:value-type="string">
            <text:p>W1KG2160</text:p>
          </table:table-cell>
          <table:table-cell office:value-type="string">
            <text:p>012123123-2</text:p>
          </table:table-cell>
          <table:table-cell office:value-type="string">
            <text:p>Gaṅs lha'i źabs rjes sñeg pa'i brtse sems /Ser-śul Rin-chen-don-grub.</text:p>
          </table:table-cell>
          <table:table-cell table:number-columns-repeated="1008"/>
        </table:table-row>
        <table:table-row table:style-name="ro1">
          <table:table-cell office:value-type="string">
            <text:p>W1KG2164</text:p>
          </table:table-cell>
          <table:table-cell office:value-type="string">
            <text:p>012111648-4</text:p>
          </table:table-cell>
          <table:table-cell office:value-type="string">
            <text:p>Mi tsheʼi lo rgyus zol med sroṅ poʼi gtam gyi rol mo /Mdaʼ-zur Li-thaṅ Dbra-phrug Ṅag-dbaṅ gis brtsams ; Brag-gʹyab Grags-pas rtsom sgrig byas.</text:p>
          </table:table-cell>
          <table:table-cell table:number-columns-repeated="1008"/>
        </table:table-row>
        <table:table-row table:style-name="ro1">
          <table:table-cell office:value-type="string">
            <text:p>W1KG2169</text:p>
          </table:table-cell>
          <table:table-cell office:value-type="string">
            <text:p>008861068-3</text:p>
          </table:table-cell>
          <table:table-cell office:value-type="string">
            <text:p>Sñan rtsom bdud rtsiʾi zegs ma :La-dwags Paṇḍi-ta Ri-rdzoṅ Sras-sprul Blo-bzaṅ-tshul-khrims-chos-ʾphel gyi gsuṅ thor bu sna tshogs daṅ ri mo phyogs bsgrigs /phyogs sgrig byed po, Dge Thub-btsan-chos-grags.</text:p>
          </table:table-cell>
          <table:table-cell table:number-columns-repeated="1008"/>
        </table:table-row>
        <table:table-row table:style-name="ro1">
          <table:table-cell office:value-type="string">
            <text:p>W1KG2171</text:p>
          </table:table-cell>
          <table:table-cell office:value-type="string">
            <text:p>011940674-8</text:p>
          </table:table-cell>
          <table:table-cell office:value-type="string">
            <text:p>Dpal Gsaṅ baʼi sñiṅ po daṅ ʼbrel baʼi chos tshan ʼgaʼ daṅ Rin chen mdzod kyi lde mig gi zin bris skor bźugs so /Slob-dpon Bī-ma-[la]-mi-tra sogs kyis mdzad.</text:p>
          </table:table-cell>
          <table:table-cell table:number-columns-repeated="1008"/>
        </table:table-row>
        <table:table-row table:style-name="ro1">
          <table:table-cell office:value-type="string">
            <text:p>W1KG2177</text:p>
          </table:table-cell>
          <table:table-cell office:value-type="string">
            <text:p>012502032-5</text:p>
          </table:table-cell>
          <table:table-cell office:value-type="string">
            <text:p>Rgyal baʼi chos tshul :naṅ bstan rig gnas daṅ ʼbrel baʼi brjod don ci rigs skor ṅag rtsom phyogs bsgrigs /Rdo-bum Sprul-skus brtsams.</text:p>
          </table:table-cell>
          <table:table-cell table:number-columns-repeated="1008"/>
        </table:table-row>
        <table:table-row table:style-name="ro1">
          <table:table-cell office:value-type="string">
            <text:p>W1KG2179</text:p>
          </table:table-cell>
          <table:table-cell office:value-type="string">
            <text:p>012126045-3</text:p>
          </table:table-cell>
          <table:table-cell office:value-type="string">
            <text:p>Sa byi źi rgol chen mo :Mdo-smad mi dmaṅs kyis Rgya-nag gźuṅ gi btsan dbaṅ la źi ba'i ṅo rgol gyi byuṅ rabs zin tho, 2008.</text:p>
          </table:table-cell>
          <table:table-cell table:number-columns-repeated="1008"/>
        </table:table-row>
        <table:table-row table:style-name="ro1">
          <table:table-cell office:value-type="string">
            <text:p>W1KG2756</text:p>
          </table:table-cell>
          <table:table-cell office:value-type="string">
            <text:p>009724515-1</text:p>
          </table:table-cell>
          <table:table-cell office:value-type="string">
            <text:p>Padmaʾi gsaṅ thig dgoṅs ʾdus kyi brgyud paʾi phyag len dkrus su bkod pa dṅos grub kun ʾbyun źes bya ba bźugs so.</text:p>
          </table:table-cell>
          <table:table-cell table:number-columns-repeated="1008"/>
        </table:table-row>
        <table:table-row table:style-name="ro1">
          <table:table-cell office:value-type="string">
            <text:p>W1KG2778</text:p>
          </table:table-cell>
          <table:table-cell office:value-type="string">
            <text:p>002406746-6</text:p>
          </table:table-cell>
          <table:table-cell office:value-type="string">
            <text:p>Tshad ma rigs gzhung rgya mtsho /by Chos-grags-rgya-mtsho, the Seventh Rgyal-dbang Karma-pa ; edited by Topga Tulku.</text:p>
          </table:table-cell>
          <table:table-cell table:number-columns-repeated="1008"/>
        </table:table-row>
        <table:table-row table:style-name="ro1">
          <table:table-cell office:value-type="string">
            <text:p>W1KG2782</text:p>
          </table:table-cell>
          <table:table-cell office:value-type="string">
            <text:p>001368713-1</text:p>
          </table:table-cell>
          <table:table-cell office:value-type="string">
            <text:p>Collected miscellaneous writings of the successive embodiments of the Rdo Grub-chen.</text:p>
          </table:table-cell>
          <table:table-cell table:number-columns-repeated="1008"/>
        </table:table-row>
        <table:table-row table:style-name="ro1">
          <table:table-cell office:value-type="string">
            <text:p>W1KG3234</text:p>
          </table:table-cell>
          <table:table-cell office:value-type="string">
            <text:p>007385995-8</text:p>
          </table:table-cell>
          <table:table-cell office:value-type="string">
            <text:p>The collected works (gsuṅ ʾbum) of the Fifth Bde-chen-chos-ʾkhor Yoṅs-ʾdzin Sprul-sku Ye-śes-grub-pa.</text:p>
          </table:table-cell>
          <table:table-cell table:number-columns-repeated="1008"/>
        </table:table-row>
        <table:table-row table:style-name="ro1">
          <table:table-cell office:value-type="string">
            <text:p>W1KG3460</text:p>
          </table:table-cell>
          <table:table-cell office:value-type="string">
            <text:p>009795045-9</text:p>
          </table:table-cell>
          <table:table-cell office:value-type="string">
            <text:p>A Buddhist correspondence :the letters of Lo-chen Bsod-nams-rgya-mtsho : facsimile edition of a 15th century Tibetan manuscripts /with an introduction by Franz-Karl Ehrhard.</text:p>
          </table:table-cell>
          <table:table-cell table:number-columns-repeated="1008"/>
        </table:table-row>
        <table:table-row table:style-name="ro1">
          <table:table-cell office:value-type="string">
            <text:p>W1KG3511</text:p>
          </table:table-cell>
          <table:table-cell office:value-type="string">
            <text:p>002421487-6</text:p>
          </table:table-cell>
          <table:table-cell office:value-type="string">
            <text:p>Bdud ʼjoms Khros ma (Zab gsaṅ sṅags kyi yaṅ źun Ma gcig Khros maʼi gcod gźuṅ sgrub thabs ri chos sñiṅ po ʼod gsal ʼbum snaṅ) :a collection of Nyingmapa liturgical works focussing upon the deity Khros-ma, from the visions and terma rediscoveries of Bdud-ʼjoms-gliṅ-pa /arranged and edited for liturgical use by the Bonpo scholar Khyuṅ-sprul ʼJigs-med-nam-mkhaʼi-rdo-rje.</text:p>
          </table:table-cell>
          <table:table-cell table:number-columns-repeated="1008"/>
        </table:table-row>
        <table:table-row table:style-name="ro1">
          <table:table-cell office:value-type="string">
            <text:p>W1KG3513</text:p>
          </table:table-cell>
          <table:table-cell office:value-type="string">
            <text:p>001795266-2</text:p>
          </table:table-cell>
          <table:table-cell office:value-type="string">
            <text:p>Saṅs rgyas Bcom ldan ʾdas kyi rnam par thar pa rmad du byuṅ baʾi mdzad pa ʾkhrul pa med par brjod pa Bde bar gśegs paʾi spyod pa mchog gi gter :a detailed rendering of the life of Lord Buddha /by Sna-nam Btsun-pa Skal-bzaṅ-chos-kyi-rgya-mtsho-bsod-nams-dbaṅ-poʾi-sde.</text:p>
          </table:table-cell>
          <table:table-cell table:number-columns-repeated="1008"/>
        </table:table-row>
        <table:table-row table:style-name="ro1">
          <table:table-cell office:value-type="string">
            <text:p>W1KG3712</text:p>
          </table:table-cell>
          <table:table-cell office:value-type="string">
            <text:p>007593719-0</text:p>
          </table:table-cell>
          <table:table-cell office:value-type="string">
            <text:p>Blo sbyoṅ legs bshad kun ʾdus =Essence of thought transformation /by Kon-chog-'bangs.</text:p>
          </table:table-cell>
          <table:table-cell table:number-columns-repeated="1008"/>
        </table:table-row>
        <table:table-row table:style-name="ro1">
          <table:table-cell office:value-type="string">
            <text:p>W1KG3724</text:p>
          </table:table-cell>
          <table:table-cell office:value-type="string">
            <text:p>007593704-2</text:p>
          </table:table-cell>
          <table:table-cell office:value-type="string">
            <text:p>Dpal ldan Shangs-pa Bkaʾ-rgyu kyi ʾdon cha nyer mkho =Collection of liturgical texts in use in the Shangs-pa Bkaʾ-rgyud lineage of Tibetan Buddhism.</text:p>
          </table:table-cell>
          <table:table-cell table:number-columns-repeated="1008"/>
        </table:table-row>
        <table:table-row table:style-name="ro1">
          <table:table-cell office:value-type="string">
            <text:p>W1KG3814</text:p>
          </table:table-cell>
          <table:table-cell office:value-type="string">
            <text:p>007986180-6</text:p>
          </table:table-cell>
          <table:table-cell office:value-type="string">
            <text:p>Bon chos dar nub kyi lo rgyus bsgrags pa rin chen gliṅ grags źes bya ba rmoṅs paʾi gsal byed /Gʾyuṅ-druṅ-phun-tshogs.</text:p>
          </table:table-cell>
          <table:table-cell table:number-columns-repeated="1008"/>
        </table:table-row>
        <table:table-row table:style-name="ro1">
          <table:table-cell office:value-type="string">
            <text:p>W1KG3815</text:p>
          </table:table-cell>
          <table:table-cell office:value-type="string">
            <text:p>007366578-9</text:p>
          </table:table-cell>
          <table:table-cell office:value-type="string">
            <text:p>Collected biographies of the successive embodiments of the Karmapas, 1st to 16th /by Sman-sdong Mtshams-pa Karma Nges-don-bstan-rgyas, Kar-sras Kong-sprul Mkhyen-brtseʼi-ʼod-zer, and Khra-ʼgu Rin-po-che.</text:p>
          </table:table-cell>
          <table:table-cell table:number-columns-repeated="1008"/>
        </table:table-row>
        <table:table-row table:style-name="ro1">
          <table:table-cell office:value-type="string">
            <text:p>W1KG3818</text:p>
          </table:table-cell>
          <table:table-cell office:value-type="string">
            <text:p>009588103-4</text:p>
          </table:table-cell>
          <table:table-cell office:value-type="string">
            <text:p>Byaṅ chub sems dpaʼi spyod pa la ʼjug paʼi sa bcad don gsal me loṅ daṅ /[Dpal-sprul ʼJigs-med-chos-kyi-dbaṅ-po].</text:p>
          </table:table-cell>
          <table:table-cell table:number-columns-repeated="1008"/>
        </table:table-row>
        <table:table-row table:style-name="ro1">
          <table:table-cell office:value-type="string">
            <text:p>W1KG3869</text:p>
          </table:table-cell>
          <table:table-cell office:value-type="string">
            <text:p>002667047-X</text:p>
          </table:table-cell>
          <table:table-cell office:value-type="string">
            <text:p>Mñam med Lha-rtse-pa chen poʼi rnam par thar pa rab bsṅags sñan paʼi sgra dbyaṅs brgya paʼi ʼphros cuṅ zad gleṅ ba ṅo mtshar ʼphrul gyi sgo ʼphar źes bya ba /Rje-mkhas-dbaṅ Saṅs-rgyas-rdo-rjes mdzad pa.</text:p>
          </table:table-cell>
          <table:table-cell table:number-columns-repeated="1008"/>
        </table:table-row>
        <table:table-row table:style-name="ro1">
          <table:table-cell office:value-type="string">
            <text:p>W1KG3939</text:p>
          </table:table-cell>
          <table:table-cell office:value-type="string">
            <text:p>001555687-5</text:p>
          </table:table-cell>
          <table:table-cell office:value-type="string">
            <text:p>Writings of Dpal-me Mkhyen-brtse Kun-bzaṅ-ʾgro-ʾdul.</text:p>
          </table:table-cell>
          <table:table-cell table:number-columns-repeated="1008"/>
        </table:table-row>
        <table:table-row table:style-name="ro1">
          <table:table-cell office:value-type="string">
            <text:p>W1KG3940</text:p>
          </table:table-cell>
          <table:table-cell office:value-type="string">
            <text:p>011198875-6</text:p>
          </table:table-cell>
          <table:table-cell office:value-type="string">
            <text:p>Dam chos Thub pa lṅaʼi sṅonʼgro skor :introduction to the fundamentals of Buddhism as a preliminary to the practice of the Thub pa lṅa precepts.</text:p>
          </table:table-cell>
          <table:table-cell table:number-columns-repeated="1008"/>
        </table:table-row>
        <table:table-row table:style-name="ro1">
          <table:table-cell office:value-type="string">
            <text:p>W1KG3943</text:p>
          </table:table-cell>
          <table:table-cell office:value-type="string">
            <text:p>001873621-1</text:p>
          </table:table-cell>
          <table:table-cell office:value-type="string">
            <text:p>Two commentaries on popular Lamaist devotional pieces, comprising detailed expositions of the 1) Rnam dag bde chen źiṅ gi smon lam :a prayer for birth in the Mahasukha paradise by Karma-chags-med /by Rme-ri Dge-sloṅ Blo-bzaṅ-chos-kyi-grags-pa (Bsod-nams-chos-ʾgrub). And 2) Sṅa ʾgyur bstan pa rgyas paʾi smon lam : a prayer for the prosperity of the Rñiṅ-ma-pa sect by ʾJam-mgon Mi-pham-rgya-mtsho of ʾJu /by ʾJam-dbyaṅs-blo-gros-rgya-mtshoʾi-sgra-dbyaṅs (Rdo-rje-dbaṅ-mchog-dgyes-pa-rtsal).</text:p>
          </table:table-cell>
          <table:table-cell table:number-columns-repeated="1008"/>
        </table:table-row>
        <table:table-row table:style-name="ro1">
          <table:table-cell office:value-type="string">
            <text:p>W1KG3960</text:p>
          </table:table-cell>
          <table:table-cell office:value-type="string">
            <text:p>007366404-9</text:p>
          </table:table-cell>
          <table:table-cell office:value-type="string">
            <text:p>Zab lam mkhaʼ ʼgro gsaṅ baʼi gcod kyi gdams pa;a collection of Bonpo Gcod tantras (rgyud) and related texts,largely from the oral transmission received by Sprul-sku Khro-gñan-rgyal-mtshan. Reproduced from a MS. preserved at Bsam-gliṅ Monastery in Dol-po (northwestern Nepal) by Tashi Dorji.</text:p>
          </table:table-cell>
          <table:table-cell table:number-columns-repeated="1008"/>
        </table:table-row>
        <table:table-row table:style-name="ro1">
          <table:table-cell office:value-type="string">
            <text:p>W1KG3971</text:p>
          </table:table-cell>
          <table:table-cell office:value-type="string">
            <text:p>002409859-0</text:p>
          </table:table-cell>
          <table:table-cell office:value-type="string">
            <text:p>Zab mo sku gsum bcud dril gyi khrid gźuṅ sogs kyi gsuṅ pod :a collection of instructions and teachings belonging to the "New" Bon (Bon-gsar).</text:p>
          </table:table-cell>
          <table:table-cell table:number-columns-repeated="1008"/>
        </table:table-row>
        <table:table-row table:style-name="ro1">
          <table:table-cell office:value-type="string">
            <text:p>W1KG3972</text:p>
          </table:table-cell>
          <table:table-cell office:value-type="string">
            <text:p>001857465-3</text:p>
          </table:table-cell>
          <table:table-cell office:value-type="string">
            <text:p>Man ṅag gces bsdus Rin chen ʾphreṅ ba :a collection of Tibetan Ayurvedic medicinal preparations and practices of the Goṅ-sman tradition /Zur-ʾtsho-ba Phyag-rdor-mgon-po.</text:p>
          </table:table-cell>
          <table:table-cell table:number-columns-repeated="1008"/>
        </table:table-row>
        <table:table-row table:style-name="ro1">
          <table:table-cell office:value-type="string">
            <text:p>W1KG3973</text:p>
          </table:table-cell>
          <table:table-cell office:value-type="string">
            <text:p>011209187-3</text:p>
          </table:table-cell>
          <table:table-cell office:value-type="string">
            <text:p>ʼJaʼ tshon pod drug gi dbaṅ dpe :initiation texts for the rediscovered cycles revealed by ʼJaʼ-tshon-sñiṅ-po /by Rtse-le Sna-tshogs-raṅ-grol and Ṅag-dbaṅ-mthar-phyin.</text:p>
          </table:table-cell>
          <table:table-cell table:number-columns-repeated="1008"/>
        </table:table-row>
        <table:table-row table:style-name="ro1">
          <table:table-cell office:value-type="string">
            <text:p>W1KG3980</text:p>
          </table:table-cell>
          <table:table-cell office:value-type="string">
            <text:p>007412830-2</text:p>
          </table:table-cell>
          <table:table-cell office:value-type="string">
            <text:p>Dpal gʾyul las rnam par rgyal baʾi rgyud don rab tu gsal baʾi ṅag gis bkod pa kun gzigs dbyaṅs ʾchar chen po śel gyi me loṅ /[ʾJam-mgon Mi-pham-rnam-rgyal-rgya-mtsho].</text:p>
          </table:table-cell>
          <table:table-cell table:number-columns-repeated="1008"/>
        </table:table-row>
        <table:table-row table:style-name="ro1">
          <table:table-cell office:value-type="string">
            <text:p>W1KG3982</text:p>
          </table:table-cell>
          <table:table-cell office:value-type="string">
            <text:p>007366573-8</text:p>
          </table:table-cell>
          <table:table-cell office:value-type="string">
            <text:p>Gcod tshogs :the collected Gcod teachings of the Dge-lugs-pa tradition /by Ma-ti Bhadra-Kirti, Blo-bzaṅ-don-ldan, and others.</text:p>
          </table:table-cell>
          <table:table-cell table:number-columns-repeated="1008"/>
        </table:table-row>
        <table:table-row table:style-name="ro1">
          <table:table-cell office:value-type="string">
            <text:p>W1KG4000</text:p>
          </table:table-cell>
          <table:table-cell office:value-type="string">
            <text:p>007386146-4</text:p>
          </table:table-cell>
          <table:table-cell office:value-type="string">
            <text:p>Gʾyag rgyal gter ston bzaṅ po rdo rjeʾi gter byon Srin-rgyal-bdud-ʾdul-drag-poʾi sgrub thabs yaṅ zab rdo rje pha lam gyi chos sde.</text:p>
          </table:table-cell>
          <table:table-cell table:number-columns-repeated="1008"/>
        </table:table-row>
        <table:table-row table:style-name="ro1">
          <table:table-cell office:value-type="string">
            <text:p>W1KG4008</text:p>
          </table:table-cell>
          <table:table-cell office:value-type="string">
            <text:p>001811571-3</text:p>
          </table:table-cell>
          <table:table-cell office:value-type="string">
            <text:p>Sa-skya-pa lam-ʾbras texts.</text:p>
          </table:table-cell>
          <table:table-cell table:number-columns-repeated="1008"/>
        </table:table-row>
        <table:table-row table:style-name="ro1">
          <table:table-cell office:value-type="string">
            <text:p>W1KG4185</text:p>
          </table:table-cell>
          <table:table-cell office:value-type="string">
            <text:p>001502576-4</text:p>
          </table:table-cell>
          <table:table-cell office:value-type="string">
            <text:p>Collected works of the Fourth Mtshan-ñid Sprul-sku of Rdza-stod ʾJam-dpal-nor-bu.</text:p>
          </table:table-cell>
          <table:table-cell table:number-columns-repeated="1008"/>
        </table:table-row>
        <table:table-row table:style-name="ro1">
          <table:table-cell office:value-type="string">
            <text:p>W1KG4190</text:p>
          </table:table-cell>
          <table:table-cell office:value-type="string">
            <text:p>007366347-6</text:p>
          </table:table-cell>
          <table:table-cell office:value-type="string">
            <text:p>Phyag rgya chen po Lhan cig skyes sbyor gyi dṅos gźiʾi khrid yig zab don rgya mtshoʾi lam tshaṅ bla na med pa :an introduction to the dṅos gźi practice of the Mahāmudrā precepts of the ʾBrug-pa Dkar-brgyud-pa tradition /by the Third Khams-sprul Ṅag-dbaṅ-kun-dgaʾ-bstan-ʾdzin.</text:p>
          </table:table-cell>
          <table:table-cell table:number-columns-repeated="1008"/>
        </table:table-row>
        <table:table-row table:style-name="ro1">
          <table:table-cell office:value-type="string">
            <text:p>W1KG4191</text:p>
          </table:table-cell>
          <table:table-cell office:value-type="string">
            <text:p>001955691-8</text:p>
          </table:table-cell>
          <table:table-cell office:value-type="string">
            <text:p>Collected minor works and teachings of the Fifth Khams-sprul Sgrub-brgyud-ñi-ma.</text:p>
          </table:table-cell>
          <table:table-cell table:number-columns-repeated="1008"/>
        </table:table-row>
        <table:table-row table:style-name="ro1">
          <table:table-cell office:value-type="string">
            <text:p>W1KG4192</text:p>
          </table:table-cell>
          <table:table-cell office:value-type="string">
            <text:p>001356930-9</text:p>
          </table:table-cell>
          <table:table-cell office:value-type="string">
            <text:p>Miscellaneous writings and rediscovered teachings of the Sixth Khams-sprul Bstan-paʾi-ñi-ma and his student Byams-me Chos-dpal-rgya-mtsho.</text:p>
          </table:table-cell>
          <table:table-cell table:number-columns-repeated="1008"/>
        </table:table-row>
        <table:table-row table:style-name="ro1">
          <table:table-cell office:value-type="string">
            <text:p>W1KG4208</text:p>
          </table:table-cell>
          <table:table-cell office:value-type="string">
            <text:p>001350580-7</text:p>
          </table:table-cell>
          <table:table-cell office:value-type="string">
            <text:p>Kun gzigs Rdo rje ʾchaṅ Skyabs mgon Tā yi si tu Padma dbaṅ mchog rgyal poʾi rnam thar chi tsam brjod pa ṅo mtshar nor buʾi ljon bzaṅ :a biography of the 11th Si-tu of Dpal-spuṅs Padma-dbaṅ-[mchog-]rgyal-po /by Zur-maṅ Bstan-ʾdzin Sprul-sku Blo-gros-[rgya-]mtshoʾisgra-dbyaṅs-dri-med-ʾod-kyi-snaṅ-ba and Ku-se Gser-ljoṅs Mkhan-po ʾJam-dbyaṅs-dge-legs.</text:p>
          </table:table-cell>
          <table:table-cell table:number-columns-repeated="1008"/>
        </table:table-row>
        <table:table-row table:style-name="ro1">
          <table:table-cell office:value-type="string">
            <text:p>W1KG4210</text:p>
          </table:table-cell>
          <table:table-cell office:value-type="string">
            <text:p>001368795-6</text:p>
          </table:table-cell>
          <table:table-cell office:value-type="string">
            <text:p>Collected biographical material about Lo-chen Rin-chen-bzan-po and his subsequent reembodiments.</text:p>
          </table:table-cell>
          <table:table-cell table:number-columns-repeated="1008"/>
        </table:table-row>
        <table:table-row table:style-name="ro1">
          <table:table-cell office:value-type="string">
            <text:p>W1KG4213</text:p>
          </table:table-cell>
          <table:table-cell office:value-type="string">
            <text:p>001570647-8</text:p>
          </table:table-cell>
          <table:table-cell office:value-type="string">
            <text:p>Gser bre chen mo :a collection of medical formulae and incantations of the Braṅ-ti lineage.</text:p>
          </table:table-cell>
          <table:table-cell table:number-columns-repeated="1008"/>
        </table:table-row>
        <table:table-row table:style-name="ro1">
          <table:table-cell office:value-type="string">
            <text:p>W1KG4214</text:p>
          </table:table-cell>
          <table:table-cell office:value-type="string">
            <text:p>001555143-1</text:p>
          </table:table-cell>
          <table:table-cell office:value-type="string">
            <text:p>Rig ʾdzin Kun bzaṅ rdo rjeʾi rnam thar skal ldan sñiṅ gi mun sel rig paʾi sgron me :the autobiography with interspersed songs of Rig-ʾdzin Kun-bzaṅ-rdo-rje /edited by Padma-chos-ʾphel.</text:p>
          </table:table-cell>
          <table:table-cell table:number-columns-repeated="1008"/>
        </table:table-row>
        <table:table-row table:style-name="ro1">
          <table:table-cell office:value-type="string">
            <text:p>W1KG4222</text:p>
          </table:table-cell>
          <table:table-cell office:value-type="string">
            <text:p>013329966-X</text:p>
          </table:table-cell>
          <table:table-cell office:value-type="string">
            <text:p>Dam chos ʼchad ñan bya baʼi skabs kyi ñer mkho gces btus.</text:p>
          </table:table-cell>
          <table:table-cell table:number-columns-repeated="1008"/>
        </table:table-row>
        <table:table-row table:style-name="ro1">
          <table:table-cell office:value-type="string">
            <text:p>W1KG4223</text:p>
          </table:table-cell>
          <table:table-cell office:value-type="string">
            <text:p>013336068-7</text:p>
          </table:table-cell>
          <table:table-cell office:value-type="string">
            <text:p>Źal gdams sñiṅ gi bdud rtsi /mdzad pa po ʼJam mgon Koṅ sprul Blo gros mthaʼ yas.</text:p>
          </table:table-cell>
          <table:table-cell table:number-columns-repeated="1008"/>
        </table:table-row>
        <table:table-row table:style-name="ro1">
          <table:table-cell office:value-type="string">
            <text:p>W1KG4224</text:p>
          </table:table-cell>
          <table:table-cell office:value-type="string">
            <text:p>013335488-1</text:p>
          </table:table-cell>
          <table:table-cell office:value-type="string">
            <text:p>Mñam-med Dwags-po chos bźiʼi dgoṅs ʼgrel.</text:p>
          </table:table-cell>
          <table:table-cell table:number-columns-repeated="1008"/>
        </table:table-row>
        <table:table-row table:style-name="ro1">
          <table:table-cell office:value-type="string">
            <text:p>W1KG4225</text:p>
          </table:table-cell>
          <table:table-cell office:value-type="string">
            <text:p>013336073-3</text:p>
          </table:table-cell>
          <table:table-cell office:value-type="string">
            <text:p>ʼJam mgon Koṅ-sprul sku phreṅ gñis pa dpal ldan Mkhyen-brtse-ʼod-zer gyi rnam thar kun khyab sñan paʼi ba dan /mdzad pa po, Karma-blo-gros-ʼod-zer.</text:p>
          </table:table-cell>
          <table:table-cell table:number-columns-repeated="1008"/>
        </table:table-row>
        <table:table-row table:style-name="ro1">
          <table:table-cell office:value-type="string">
            <text:p>W1KG4228</text:p>
          </table:table-cell>
          <table:table-cell office:value-type="string">
            <text:p>007386009-3</text:p>
          </table:table-cell>
          <table:table-cell office:value-type="string">
            <text:p>Selected works of Ratna-gliṅ-pa.</text:p>
          </table:table-cell>
          <table:table-cell table:number-columns-repeated="1008"/>
        </table:table-row>
        <table:table-row table:style-name="ro1">
          <table:table-cell office:value-type="string">
            <text:p>W1KG4231</text:p>
          </table:table-cell>
          <table:table-cell office:value-type="string">
            <text:p>009826654-3</text:p>
          </table:table-cell>
          <table:table-cell office:value-type="string">
            <text:p>Dpal ʾBrug-paʾi ñams bźes thun bźiʾi rim pa rnams phyogs bsgrigs su bkod pa bźugs so =Dpal ʾBrug-paʾi nyams bzhes thun bzhiʾi rim pa rnams phyogs bsgrigs su bkod pa bzhugs so.</text:p>
          </table:table-cell>
          <table:table-cell table:number-columns-repeated="1008"/>
        </table:table-row>
        <table:table-row table:style-name="ro1">
          <table:table-cell office:value-type="string">
            <text:p>W1KG4248</text:p>
          </table:table-cell>
          <table:table-cell office:value-type="string">
            <text:p>012351948-9</text:p>
          </table:table-cell>
          <table:table-cell office:value-type="string">
            <text:p>Smra seṅ śes rab :Rje Tsoṅ-kha-paʼi dbu maʼi lta dgoṅs kyi dpyad gleṅ /Khyuṅ-phrug Blo-bzaṅ-dar-rgyas kyis brtsams.</text:p>
          </table:table-cell>
          <table:table-cell table:number-columns-repeated="1008"/>
        </table:table-row>
        <table:table-row table:style-name="ro1">
          <table:table-cell office:value-type="string">
            <text:p>W1KG4277</text:p>
          </table:table-cell>
          <table:table-cell office:value-type="string">
            <text:p>011940817-1</text:p>
          </table:table-cell>
          <table:table-cell office:value-type="string">
            <text:p>Dpal ʼBrug-paʼi zab khrid phyogs bsdebs ... /[edited by Mkhan-po Bstan-!zin-don-grub alias Yon-tan-!od].</text:p>
          </table:table-cell>
          <table:table-cell table:number-columns-repeated="1008"/>
        </table:table-row>
        <table:table-row table:style-name="ro1">
          <table:table-cell office:value-type="string">
            <text:p>W1KG4286</text:p>
          </table:table-cell>
          <table:table-cell office:value-type="string">
            <text:p>013107702-3</text:p>
          </table:table-cell>
          <table:table-cell office:value-type="string">
            <text:p>Mkhas dbaṅ Dge-ʼdun-chos-ʼphel gyi gsuṅ ʼbum bźugs so.</text:p>
          </table:table-cell>
          <table:table-cell table:number-columns-repeated="1008"/>
        </table:table-row>
        <table:table-row table:style-name="ro1">
          <table:table-cell office:value-type="string">
            <text:p>W1KG4289</text:p>
          </table:table-cell>
          <table:table-cell office:value-type="string">
            <text:p>013329979-1</text:p>
          </table:table-cell>
          <table:table-cell office:value-type="string">
            <text:p>Śer phyin gyi mdo daṅ mṅon rtogs rgyan gyi ʼgrel pa daṅ bcas paʼi lus daṅ yan lag rgyas pa bśad pa luṅ don rgya mtsho /mdzad pa po, Śākya-mchog-ldan Dri-med-legs-paʼi-blo-gros.</text:p>
          </table:table-cell>
          <table:table-cell table:number-columns-repeated="1008"/>
        </table:table-row>
        <table:table-row table:style-name="ro1">
          <table:table-cell office:value-type="string">
            <text:p>W1KG4291</text:p>
          </table:table-cell>
          <table:table-cell office:value-type="string">
            <text:p>013329989-9</text:p>
          </table:table-cell>
          <table:table-cell office:value-type="string">
            <text:p>Bskyed rdzogs gnad bsdus kyi ʼgrel ba nor buʼi snaṅ ba.</text:p>
          </table:table-cell>
          <table:table-cell table:number-columns-repeated="1008"/>
        </table:table-row>
        <table:table-row table:style-name="ro1">
          <table:table-cell office:value-type="string">
            <text:p>W1KG4292</text:p>
          </table:table-cell>
          <table:table-cell office:value-type="string">
            <text:p>013336054-7</text:p>
          </table:table-cell>
          <table:table-cell office:value-type="string">
            <text:p>Bla maʼi thugs sgrub rdo rje drag rtsal las źal gdams lam rim ye śes sñiṅ po'i 'grel ba ye śes sñaṅ ba rab tu rgyas pa /mdzad pa po, ʼJam-mgon Koṅ-sprul Yon-tan-rgya-mtsho.</text:p>
          </table:table-cell>
          <table:table-cell table:number-columns-repeated="1008"/>
        </table:table-row>
        <table:table-row table:style-name="ro1">
          <table:table-cell table:style-name="ce4" office:value-type="string">
            <text:p>W1KG4297</text:p>
          </table:table-cell>
          <table:table-cell office:value-type="string">
            <text:p>013330342-X</text:p>
          </table:table-cell>
          <table:table-cell office:value-type="string">
            <text:p>Skyabs mchog ʼkhor loʼi mgon po Śrī Seṅ-brag Rin-po-che Ṅag-dbaṅ-ʼgyur-med-chos-kyi-rgyal-mtshan dpal bzaṅ poʼi sde mchog gi rdo rjeʼi źal gsuṅ byin rlabs can ʼgaʼ źig phyogs gcig tu bsgrigs pa, ṅes gsaṅ bstan paʼi mdzes rgyan źes bya ba bźugs /phyogs sgrig mdzad po, Mkhan-po Phrin-las-rdo-rje.</text:p>
          </table:table-cell>
          <table:table-cell table:number-columns-repeated="1008"/>
        </table:table-row>
        <table:table-row table:style-name="ro1">
          <table:table-cell office:value-type="string">
            <text:p>W1KG4306</text:p>
          </table:table-cell>
          <table:table-cell office:value-type="string">
            <text:p>012539007-6</text:p>
          </table:table-cell>
          <table:table-cell office:value-type="string">
            <text:p>Do-ha skor gsum gyi tshig don gyi rnam bśad sems kyi rnam thar gsal bar ston paʼi me loṅ źes bya ba bźugs so ;Btsun mo Do-haʼi ṭī ka ʼbrin po sems kyi rnam thar ston paʼi me loṅ źes bya ba bźugs so ; Rgyal po Do-haʼi ṭī ka ʼbrin po sems kyi rnam thar ston paʼi me loṅ źes bya ba bźugs so /rtsa ba mdzad pa po, Grub-chen Sa-ra-ha ; ʼgrel pa mdzad pa po, Rje Karma-phrin-las.</text:p>
          </table:table-cell>
          <table:table-cell table:number-columns-repeated="1008"/>
        </table:table-row>
        <table:table-row table:style-name="ro1">
          <table:table-cell office:value-type="string">
            <text:p>W1KG4307</text:p>
          </table:table-cell>
          <table:table-cell office:value-type="string">
            <text:p>012538142-5</text:p>
          </table:table-cell>
          <table:table-cell office:value-type="string">
            <text:p>Tshad ma rigs gźuṅ rgya mtsho las, Rigs thigs kyi ʼgrel pa zur bkol /zur bkol mdzad pa po, Skyabs-rje Mkhan-chen Khra-gu Rin-po-che.</text:p>
          </table:table-cell>
          <table:table-cell table:number-columns-repeated="1008"/>
        </table:table-row>
        <table:table-row table:style-name="ro1">
          <table:table-cell office:value-type="string">
            <text:p>W1KG4309</text:p>
          </table:table-cell>
          <table:table-cell office:value-type="string">
            <text:p>012995396-2</text:p>
          </table:table-cell>
          <table:table-cell office:value-type="string">
            <text:p>Gsaṅ mi thub paʼi gsaṅ ba :Rgya-nag gis Bod źi bas bciṅs ʼgrol zer baʼi bsgrags gtam ʼog mi lo lṅa bcuʼi mun nag gi bden dpaṅ = The secrets that can never be hidden : revealing the truths behind 50 years of darkness under China's "Peaceful liberation" of Tibet /Spo-chuṅ-tshaṅ Don-grub Lha-dar gyis brtsam.</text:p>
          </table:table-cell>
          <table:table-cell table:number-columns-repeated="1008"/>
        </table:table-row>
        <table:table-row table:style-name="ro1">
          <table:table-cell office:value-type="string">
            <text:p>W1KG4313</text:p>
          </table:table-cell>
          <table:table-cell office:value-type="string">
            <text:p>009772077-1</text:p>
          </table:table-cell>
          <table:table-cell office:value-type="string">
            <text:p>Grags chen bco brgyad =The 18 basic scriptures.</text:p>
          </table:table-cell>
          <table:table-cell table:number-columns-repeated="1008"/>
        </table:table-row>
        <table:table-row table:style-name="ro1">
          <table:table-cell office:value-type="string">
            <text:p>W1KG4332</text:p>
          </table:table-cell>
          <table:table-cell office:value-type="string">
            <text:p>009832803-4</text:p>
          </table:table-cell>
          <table:table-cell office:value-type="string">
            <text:p>ʾDzi-dgar dgu gtor chen moʾi gtor maʾi dpeʾu ris bźugs so =ʾZi-sgar dgu gtor chen moʾi gtor maʾi depʾu ris /edited by ʾZi-sgar Mkhen-po ʾJam-dbyaṅs.</text:p>
          </table:table-cell>
          <table:table-cell table:number-columns-repeated="1008"/>
        </table:table-row>
        <table:table-row table:style-name="ro1">
          <table:table-cell office:value-type="string">
            <text:p>W1KG4337</text:p>
          </table:table-cell>
          <table:table-cell office:value-type="string">
            <text:p>007366495-2</text:p>
          </table:table-cell>
          <table:table-cell office:value-type="string">
            <text:p>Zab chos Źi khro dgoṅs pa raṅ grol las Bar doʼi gsol ʼdebs Thos grol chen mo bklag chog tu bkod pa ʼkhrul snaṅ raṅ grol źes bya ba bźugs so.</text:p>
          </table:table-cell>
          <table:table-cell table:number-columns-repeated="1008"/>
        </table:table-row>
        <table:table-row table:style-name="ro1">
          <table:table-cell office:value-type="string">
            <text:p>W1KG4338</text:p>
          </table:table-cell>
          <table:table-cell office:value-type="string">
            <text:p>011578361-X</text:p>
          </table:table-cell>
          <table:table-cell office:value-type="string">
            <text:p>Mkhas grub chen po Rtse-le Sna-tshogs-rang-grol mchog gi gsung gdams zab ʼgaʼ zhig phyogs gcig tu bsgrigs pa bzhugs so.</text:p>
          </table:table-cell>
          <table:table-cell table:number-columns-repeated="1008"/>
        </table:table-row>
        <table:table-row table:style-name="ro1">
          <table:table-cell office:value-type="string">
            <text:p>W1KG4425</text:p>
          </table:table-cell>
          <table:table-cell office:value-type="string">
            <text:p>009249881-7</text:p>
          </table:table-cell>
          <table:table-cell office:value-type="string">
            <text:p>880-01Han Zang Zang Han mei shu ci dian /Danbaraodan, Awangjinmei bian zhu = Rgya bod bod rgya mdzes rtsal tshig mdzod / Bstan-pa-rab-brtan, Ṅag-dbaṅ ʼJigs-med rtsom sgrig byas.</text:p>
          </table:table-cell>
          <table:table-cell table:number-columns-repeated="1008"/>
        </table:table-row>
        <table:table-row table:style-name="ro1">
          <table:table-cell office:value-type="string">
            <text:p>W1KG4428</text:p>
          </table:table-cell>
          <table:table-cell office:value-type="string">
            <text:p>009544048-8</text:p>
          </table:table-cell>
          <table:table-cell office:value-type="string">
            <text:p>ʾJam mgon yab sras gsum gyi dgoṅs pa rjes ʾjug mkhas pa so sos ji ltar bkral tshul dbu maʾi dwogs gcod rten byuṅ sñiṅ po źes bya ba bźugs so /Dge-sloṅ Rnam-rgyal-dbaṅ-chen.</text:p>
          </table:table-cell>
          <table:table-cell table:number-columns-repeated="1008"/>
        </table:table-row>
        <table:table-row table:style-name="ro1">
          <table:table-cell office:value-type="string">
            <text:p>W1KG4430</text:p>
          </table:table-cell>
          <table:table-cell office:value-type="string">
            <text:p>009325252-8</text:p>
          </table:table-cell>
          <table:table-cell office:value-type="string">
            <text:p>The new English-Tibetan dictionary =Bdyin Bod tshig mdzod gsar ma /Acharya Karma Monlam.</text:p>
          </table:table-cell>
          <table:table-cell table:number-columns-repeated="1008"/>
        </table:table-row>
        <table:table-row table:style-name="ro1">
          <table:table-cell office:value-type="string">
            <text:p>W1KG4454</text:p>
          </table:table-cell>
          <table:table-cell office:value-type="string">
            <text:p>010173006-3</text:p>
          </table:table-cell>
          <table:table-cell office:value-type="string">
            <text:p>Grub mthaʼ bźiʼi lugs kyi kun rdzob daṅ don dam paʼi don ram par bśad paʼi legs bśad dpyid kyi dpal moʼi glu dbyaṅs źes bya ba bźugs so /Khal-kha Ṅag-dbaṅ-dpal-ldan. Draṅ ṅes legs bśad sñiṅ poʼi dkaʼ gnad las brtsams paʼi zin bris dpyod ldan yid kyi mun sel źes bya bźugs so / Źwā-dmar Paṇḍi-ta Dge-ʼdun-bstan-ʼdzin-rgya-mtsho. Legs bśad sñiṅ boʼi mtsan sbyor ma bu skyid ṅo sprod paʼi pho ña źugs so / Rdo-sbis Dge-bśed Śes-rab-rgya-mtsho.</text:p>
          </table:table-cell>
          <table:table-cell table:number-columns-repeated="1008"/>
        </table:table-row>
        <table:table-row table:style-name="ro1">
          <table:table-cell office:value-type="string">
            <text:p>W1KG4457</text:p>
          </table:table-cell>
          <table:table-cell office:value-type="string">
            <text:p>008359929-0</text:p>
          </table:table-cell>
          <table:table-cell office:value-type="string">
            <text:p>Lta baʾi gsal byed kyi yig chuṅ rab rib mun sel /[Ṅag-dbaṅ-kun-dgaʾ-dbaṅ-phyug]</text:p>
          </table:table-cell>
          <table:table-cell table:number-columns-repeated="1008"/>
        </table:table-row>
        <table:table-row table:style-name="ro1">
          <table:table-cell office:value-type="string">
            <text:p>W1KG4458</text:p>
          </table:table-cell>
          <table:table-cell office:value-type="string">
            <text:p>008515042-8</text:p>
          </table:table-cell>
          <table:table-cell office:value-type="string">
            <text:p>Rdo-rje-nag-po chen po phyag bźi paʾi phyi naṅ gsaṅ gsum gyi ʾkhor loʾi bri thabs gsal byed bla maʾi phyag len /[Chos-kyi-mgon-po].</text:p>
          </table:table-cell>
          <table:table-cell table:number-columns-repeated="1008"/>
        </table:table-row>
        <table:table-row table:style-name="ro1">
          <table:table-cell office:value-type="string">
            <text:p>W1KG4461</text:p>
          </table:table-cell>
          <table:table-cell office:value-type="string">
            <text:p>008515039-8</text:p>
          </table:table-cell>
          <table:table-cell office:value-type="string">
            <text:p>Skyabs-rje Bya-bral Rin-po-che Chos-dbyiṅs raṅ-grol-gyi rnam-thar gsuṅ-skor bcas phyogs-gcig-tu bsdeb-pa skal-bzaṅ dgyes-paʾi mchod-sprin źes-bya-ba bźugs.</text:p>
          </table:table-cell>
          <table:table-cell table:number-columns-repeated="1008"/>
        </table:table-row>
        <table:table-row table:style-name="ro1">
          <table:table-cell office:value-type="string">
            <text:p>W1KG4462</text:p>
          </table:table-cell>
          <table:table-cell office:value-type="string">
            <text:p>008290270-4</text:p>
          </table:table-cell>
          <table:table-cell office:value-type="string">
            <text:p>Thub paʾi bstan sruṅ gtso bo Mgon-po-phyag-drug-pa daṅ Chos-rgyal, Dmag-zor-ma, Rnam-sras bcas kyi bskaṅ gso cha lag mṅaʾ gsol daṅ bcas pa /[Dge-ʾun-rgya-mtsho].</text:p>
          </table:table-cell>
          <table:table-cell table:number-columns-repeated="1008"/>
        </table:table-row>
        <table:table-row table:style-name="ro1">
          <table:table-cell office:value-type="string">
            <text:p>W1KG4465</text:p>
          </table:table-cell>
          <table:table-cell office:value-type="string">
            <text:p>002664100-3</text:p>
          </table:table-cell>
          <table:table-cell office:value-type="string">
            <text:p>Bźi brgya paʼi rnam bśad Legs bśad sñiṅ po źes bya ba bźugs so /Rgyal-tshab Rje.</text:p>
          </table:table-cell>
          <table:table-cell table:number-columns-repeated="1008"/>
        </table:table-row>
        <table:table-row table:style-name="ro1">
          <table:table-cell office:value-type="string">
            <text:p>W1KG4470</text:p>
          </table:table-cell>
          <table:table-cell office:value-type="string">
            <text:p>002657339-3</text:p>
          </table:table-cell>
          <table:table-cell office:value-type="string">
            <text:p>Draṅ ṅes legs bśad sñiṅ po =Dan-ne-leg-shed-nying-po /Mdzad pa po, Rje-btsun Tsoṅ-kha-pa.</text:p>
          </table:table-cell>
          <table:table-cell table:number-columns-repeated="1008"/>
        </table:table-row>
        <table:table-row table:style-name="ro1">
          <table:table-cell office:value-type="string">
            <text:p>W1KG4472</text:p>
          </table:table-cell>
          <table:table-cell office:value-type="string">
            <text:p>002664102-X</text:p>
          </table:table-cell>
          <table:table-cell office:value-type="string">
            <text:p>Spyod ʼjug <text:s/>rnam bśad Rgyal sras ʼjug ṅogs /Rgyal-tshab Rje.</text:p>
          </table:table-cell>
          <table:table-cell table:number-columns-repeated="1008"/>
        </table:table-row>
        <table:table-row table:style-name="ro1">
          <table:table-cell office:value-type="string">
            <text:p>W1KG4476</text:p>
          </table:table-cell>
          <table:table-cell office:value-type="string">
            <text:p>001462330-7</text:p>
          </table:table-cell>
          <table:table-cell office:value-type="string">
            <text:p>Dpal Gsaṅ baʾi sñiṅ po de kho na ñid ṅes paʾi rgyud kyi ʾgrel pa zab don sgo brgya ʾbyed paʾi ldeʾu mig :a detailed commentary (with text) on the Guhyagarbha tantra /by ʾGyur-med-phan-bde-ʾod-zer (ʾJam-dpal-bde-baʾi-ñi-ma).</text:p>
          </table:table-cell>
          <table:table-cell table:number-columns-repeated="1008"/>
        </table:table-row>
        <table:table-row table:style-name="ro1">
          <table:table-cell office:value-type="string">
            <text:p>W1KG4477</text:p>
          </table:table-cell>
          <table:table-cell office:value-type="string">
            <text:p>001345572-9</text:p>
          </table:table-cell>
          <table:table-cell office:value-type="string">
            <text:p>The Tibetan rendering of the Jātakamālā of Āryaśūra, supplemented with 67 additional Jātaka stories /by the third Karma-pa Raṅ-byuṅ-rdo-rje.</text:p>
          </table:table-cell>
          <table:table-cell table:number-columns-repeated="1008"/>
        </table:table-row>
        <table:table-row table:style-name="ro1">
          <table:table-cell office:value-type="string">
            <text:p>W1KG4478</text:p>
          </table:table-cell>
          <table:table-cell office:value-type="string">
            <text:p>002657305-9</text:p>
          </table:table-cell>
          <table:table-cell office:value-type="string">
            <text:p>Mgon poʹi skor Dbyaṅs yig dan bcas pa :a collection of Kaṁ-tshaṅ Bkaʹ-brgyud-pa texts focussing upon the propitiation of Mahākāla.</text:p>
          </table:table-cell>
          <table:table-cell table:number-columns-repeated="1008"/>
        </table:table-row>
        <table:table-row table:style-name="ro1">
          <table:table-cell office:value-type="string">
            <text:p>W1KG4517</text:p>
          </table:table-cell>
          <table:table-cell office:value-type="string">
            <text:p>001811710-4</text:p>
          </table:table-cell>
          <table:table-cell office:value-type="string">
            <text:p>Bla Phur sbrags maʼi phrin las Gsaṅ ba don grol las tshogs Mtshon chaʼi phreṅ ba daṅ bcas pa :texts from the Bkaʼ Rdzogs pa chen po Padma yoṅs grol gsaṅ baʼi sñiṅ thig cycle of rediscovered teachings /revealed by Stag-śam Nus-ldan-rdo-rje (Bsam-gtan-gliṅ-pa).</text:p>
          </table:table-cell>
          <table:table-cell table:number-columns-repeated="1008"/>
        </table:table-row>
        <table:table-row table:style-name="ro1">
          <table:table-cell office:value-type="string">
            <text:p>W1KG4518</text:p>
          </table:table-cell>
          <table:table-cell office:value-type="string">
            <text:p>001872848-0</text:p>
          </table:table-cell>
          <table:table-cell office:value-type="string">
            <text:p>Gśen gyi rtsis gsar rnam dag las :ʼByuṅ rtsis kyi skor ʼgo ʼgrel bśad bcas kyi gsuṅ pod : writings on astrological and calendrical calculations /by Gśen Mkhas-grub Tshul-khrims-rgyal-mtshan. Together with the Nag rtsis of Khyuṅ-sprul ʼJigs-med-nam-mkhaʼi-rdo-rje.</text:p>
          </table:table-cell>
          <table:table-cell table:number-columns-repeated="1008"/>
        </table:table-row>
        <table:table-row table:style-name="ro1">
          <table:table-cell office:value-type="string">
            <text:p>W1KG4519</text:p>
          </table:table-cell>
          <table:table-cell office:value-type="string">
            <text:p>001345571-0</text:p>
          </table:table-cell>
          <table:table-cell office:value-type="string">
            <text:p>Skyes paʾi rabs kyi rgyud =the Tibetan Jātakamālā of Āryaśūra.</text:p>
          </table:table-cell>
          <table:table-cell table:number-columns-repeated="1008"/>
        </table:table-row>
        <table:table-row table:style-name="ro1">
          <table:table-cell office:value-type="string">
            <text:p>W1KG4525</text:p>
          </table:table-cell>
          <table:table-cell office:value-type="string">
            <text:p>009217598-8</text:p>
          </table:table-cell>
          <table:table-cell office:value-type="string">
            <text:p>ʼBras riṅ chu bo dal ʼbab /Chab-mdo Śes-rab kyis brtsams.</text:p>
          </table:table-cell>
          <table:table-cell table:number-columns-repeated="1008"/>
        </table:table-row>
        <table:table-row table:style-name="ro1">
          <table:table-cell office:value-type="string">
            <text:p>W1KG4527</text:p>
          </table:table-cell>
          <table:table-cell office:value-type="string">
            <text:p>009706386-X</text:p>
          </table:table-cell>
          <table:table-cell office:value-type="string">
            <text:p>Rgyal baʾi bstan la ʾkhrul pa smra baʾi rdul sel luṅ rigs kyi byi dor dag byed zegs ma źes bya ba bźugs so /Gdoṅ-thog Bstan-paʾi-rgyal-mtshan gyis bris.</text:p>
          </table:table-cell>
          <table:table-cell table:number-columns-repeated="1008"/>
        </table:table-row>
        <table:table-row table:style-name="ro1">
          <table:table-cell table:style-name="ce3" office:value-type="string">
            <text:p>W1KG4593</text:p>
          </table:table-cell>
          <table:table-cell office:value-type="string">
            <text:p>001834739-8</text:p>
          </table:table-cell>
          <table:table-cell office:value-type="string">
            <text:p>Sñan ṅag me loṅ gi rgya cher ʼgrel pa Mi ʼjigs pa seṅ geʼi rgyud kyi ṅa roʼi dbyaṅs :a detailed commentary on the Indian poet Daṇḍin's Kāvyādarśa /by Rin-spuṅs-pa Ṅag-dbaṅ-ʼjig-rten-dbaṅ-phyug-grags-pa.</text:p>
          </table:table-cell>
          <table:table-cell table:number-columns-repeated="1008"/>
        </table:table-row>
        <table:table-row table:style-name="ro1">
          <table:table-cell office:value-type="string">
            <text:p>W1KG4600</text:p>
          </table:table-cell>
          <table:table-cell office:value-type="string">
            <text:p>012748874-X</text:p>
          </table:table-cell>
          <table:table-cell office:value-type="string">
            <text:p>Rgyal dbaṅ ʼBrug-pa Dkar-brgyud ʼPhrin-las Śiṅ-rtaʼi-sde mchog gi rnam thar dad pa rgya mtshoʼi gru rdziṅs daṅ dad paʼi rgya mtsho ʼphyur byed ces bya ba bźugs so /mdzad pa po Ratna-sa-mu-dra daṅ ʼDzi-sgar Rdo-rje-drag-po ; [źu sgrig pa Mkhan-po Bśad-sgrub-bstan-ʼdzin].</text:p>
          </table:table-cell>
          <table:table-cell table:number-columns-repeated="1008"/>
        </table:table-row>
        <table:table-row table:style-name="ro1">
          <table:table-cell office:value-type="string">
            <text:p>W1KG4601</text:p>
          </table:table-cell>
          <table:table-cell office:value-type="string">
            <text:p>012748732-8</text:p>
          </table:table-cell>
          <table:table-cell office:value-type="string">
            <text:p>Śes rab kyi pha rol tu phyin paʼi man ṅag gi bstan bcos mṅon par rtogs paʼi rgyan gyi ʼgrel pa gźuṅ don rab gsal źes bya ba bźugs so /mdzad pa po mkhas-grub Ṅag-dbaṅ-rgya-mtsho.</text:p>
          </table:table-cell>
          <table:table-cell table:number-columns-repeated="1008"/>
        </table:table-row>
        <table:table-row table:style-name="ro1">
          <table:table-cell office:value-type="string">
            <text:p>W1KG4608</text:p>
          </table:table-cell>
          <table:table-cell office:value-type="string">
            <text:p>012752954-3</text:p>
          </table:table-cell>
          <table:table-cell office:value-type="string">
            <text:p>Phyag chen sṅon ʼgro thun moṅ gi khrid yig gser gyi thigs pa źes bya ba bźugs so /mdzad pa po ṡrī Seṅ-brag Sprul-sku Ṅag-dbaṅ-ʼgyur-med-chos-kyi-rgyal-mtshan ; [edited by Khenpo Shedup Tenzin].</text:p>
          </table:table-cell>
          <table:table-cell table:number-columns-repeated="1008"/>
        </table:table-row>
        <table:table-row table:style-name="ro1">
          <table:table-cell office:value-type="string">
            <text:p>W1KG4615</text:p>
          </table:table-cell>
          <table:table-cell office:value-type="string">
            <text:p>002657326-1</text:p>
          </table:table-cell>
          <table:table-cell office:value-type="string">
            <text:p>Rje btsun Mi-la-ras-paʾi rnam thar rgyas par phye ba mgur ʾbum źes bya ba bźugs so.</text:p>
          </table:table-cell>
          <table:table-cell table:number-columns-repeated="1008"/>
        </table:table-row>
        <table:table-row table:style-name="ro1">
          <table:table-cell office:value-type="string">
            <text:p>W1KG4768</text:p>
          </table:table-cell>
          <table:table-cell office:value-type="string">
            <text:p>001856748-7</text:p>
          </table:table-cell>
          <table:table-cell office:value-type="string">
            <text:p>Rdo rje phur pa yaṅ gsaṅ bla med sogs kyi ʾdon chaʾi skor :liturgical texts for the performance of the Vajrakīla rites of the Yaṅ gsaṅ bla med cycle /revealed by Gter-ston Ratna-gliṅ-pa.</text:p>
          </table:table-cell>
          <table:table-cell table:number-columns-repeated="1008"/>
        </table:table-row>
        <table:table-row table:style-name="ro1">
          <table:table-cell office:value-type="string">
            <text:p>W1KG4772</text:p>
          </table:table-cell>
          <table:table-cell office:value-type="string">
            <text:p>007412833-7</text:p>
          </table:table-cell>
          <table:table-cell office:value-type="string">
            <text:p>Draṅ ṅes legs par bśad paʾi sñiṅ poʾi zin bris blo gsal sgron me źes bya ba bźugs so /mdzad pa po Rje-btsun Blo-bzaṅ-dbaṅ-phyug-dpal-bzaṅ-po = Notes on the art of interpretation : a lamp to light the mind, being commentary on Je Tsongkapa's essence of good explanation / by Geshe Lobsang Wangchuk.</text:p>
          </table:table-cell>
          <table:table-cell table:number-columns-repeated="1008"/>
        </table:table-row>
        <table:table-row table:style-name="ro1">
          <table:table-cell office:value-type="string">
            <text:p>W1KG4774</text:p>
          </table:table-cell>
          <table:table-cell office:value-type="string">
            <text:p>007366570-3</text:p>
          </table:table-cell>
          <table:table-cell office:value-type="string">
            <text:p>Rwa-stod bsdus grwa daṅ deʾi dogs gcod /Rwa-stod bsdus grwa mdzad pa po ʾJam-dbyaṅs Bla-ma Mchog-lha-ʾod-zer ; deʾi dogs gcod mdzad pa po Stoṅ-ʾkhor Źabs-druṅ ʾJam-dpal-dge-ʾdun-rgya-mtsho = The logic primer of Rato : text and commentary / text by Jamyang Lama Choglha Oser ; commentary by Tsongkor Shabdrung Jampel Gendun Gyatso.</text:p>
          </table:table-cell>
          <table:table-cell table:number-columns-repeated="1008"/>
        </table:table-row>
        <table:table-row table:style-name="ro1">
          <table:table-cell office:value-type="string">
            <text:p>W1KG4776</text:p>
          </table:table-cell>
          <table:table-cell office:value-type="string">
            <text:p>007412865-5</text:p>
          </table:table-cell>
          <table:table-cell office:value-type="string">
            <text:p>Ser-smad Thos-bsam-nor-gliṅ gi yig cha, zur bkol :supplementary texts for the study of the perfection of wisdom at Sera Mey Tibetan Monastic University /including works by Rje Tzong-kha-pa Blo-bzang-grags-pa ... [et al.].</text:p>
          </table:table-cell>
          <table:table-cell table:number-columns-repeated="1008"/>
        </table:table-row>
        <table:table-row table:style-name="ro1">
          <table:table-cell office:value-type="string">
            <text:p>W1KG4780</text:p>
          </table:table-cell>
          <table:table-cell office:value-type="string">
            <text:p>007593671-2</text:p>
          </table:table-cell>
          <table:table-cell office:value-type="string">
            <text:p>Bod skyoṅ sruṅ ma khag gi lo rgyud /Bla-braṅ Skal-bzaṅ.</text:p>
          </table:table-cell>
          <table:table-cell table:number-columns-repeated="1008"/>
        </table:table-row>
        <table:table-row table:style-name="ro1">
          <table:table-cell office:value-type="string">
            <text:p>W1KG4849</text:p>
          </table:table-cell>
          <table:table-cell office:value-type="string">
            <text:p>001856735-5</text:p>
          </table:table-cell>
          <table:table-cell office:value-type="string">
            <text:p>The Nyingmapa apology of Rin-chen-dpal-bzang-po;being the text of Chos ʾbyung bstan paʾi sgron me rtsod zlog senggeʾi nga ro.Reproduced from the original text from the library of Burmiok Athing by Khams-sprul Don-brgyud-nyi-ma.</text:p>
          </table:table-cell>
          <table:table-cell table:number-columns-repeated="1008"/>
        </table:table-row>
        <table:table-row table:style-name="ro1">
          <table:table-cell office:value-type="string">
            <text:p>W1KG4851</text:p>
          </table:table-cell>
          <table:table-cell office:value-type="string">
            <text:p>008363319-7</text:p>
          </table:table-cell>
          <table:table-cell office:value-type="string">
            <text:p>Rdzoṅ-sar-khams-byeʾi-bśad-grwa chen moʾi lo rgyus daṅ mkhan rabs kyi rtogs brjod /[Ṅag-dbaṅ-kun-dgaʾ-dbaṅ-phyug]</text:p>
          </table:table-cell>
          <table:table-cell table:number-columns-repeated="1008"/>
        </table:table-row>
        <table:table-row table:style-name="ro1">
          <table:table-cell office:value-type="string">
            <text:p>W1KG4853</text:p>
          </table:table-cell>
          <table:table-cell office:value-type="string">
            <text:p>012174097-8</text:p>
          </table:table-cell>
          <table:table-cell office:value-type="string">
            <text:p>Bod kyi dgon sde khag gcig gi ṅo sprod mdor bsdus /Blo-bzaṅ-chos-ʼbyor gyis brtsams.</text:p>
          </table:table-cell>
          <table:table-cell table:number-columns-repeated="1008"/>
        </table:table-row>
        <table:table-row table:style-name="ro1">
          <table:table-cell office:value-type="string">
            <text:p>W1KG4860</text:p>
          </table:table-cell>
          <table:table-cell office:value-type="string">
            <text:p>010265221-X</text:p>
          </table:table-cell>
          <table:table-cell office:value-type="string">
            <text:p>Dgag lan sprin gyi sgra dbyaṅs /ʼBaʼ Don-grub-rgyal gyis brtsams.</text:p>
          </table:table-cell>
          <table:table-cell table:number-columns-repeated="1008"/>
        </table:table-row>
        <table:table-row table:style-name="ro1">
          <table:table-cell office:value-type="string">
            <text:p>W1KG4867</text:p>
          </table:table-cell>
          <table:table-cell office:value-type="string">
            <text:p>008013676-1</text:p>
          </table:table-cell>
          <table:table-cell office:value-type="string">
            <text:p>Rtsis rig śes bya kun gsal skal bzaṅ dge legs 'dren pa'i legs bśad phyogs las rnam rgyal /Snaṅ-rgyal A-ti Śes-rab-ñi-mas brtsams = Fortune astrological knowledge drawer : "the vision of all wisdom" / by Snang-rgyal Ati Sherab Nyima.</text:p>
          </table:table-cell>
          <table:table-cell table:number-columns-repeated="1008"/>
        </table:table-row>
        <table:table-row table:style-name="ro1">
          <table:table-cell office:value-type="string">
            <text:p>W1KG4871</text:p>
          </table:table-cell>
          <table:table-cell office:value-type="string">
            <text:p>007412879-5</text:p>
          </table:table-cell>
          <table:table-cell office:value-type="string">
            <text:p>ʾBrug gi rgyal rabs Slob-dpon Padma-tshe-dbaṅ gis sbyar ba :ʾBrug gsal baʾi sgron me = History of Bhutan /Slobdpon Padma Tshedwang.</text:p>
          </table:table-cell>
          <table:table-cell table:number-columns-repeated="1008"/>
        </table:table-row>
        <table:table-row table:style-name="ro1">
          <table:table-cell office:value-type="string">
            <text:p>W1KG4884</text:p>
          </table:table-cell>
          <table:table-cell office:value-type="string">
            <text:p>012333049-1</text:p>
          </table:table-cell>
          <table:table-cell office:value-type="string">
            <text:p>Kun mkhyen Kloṅ-chen-rab-ʼbyams kyi gsuṅ ʼbum bźugs so /Dpal-brtsegs Bod yig dpe rñiṅ źib ʼjug khaṅ nas bsgrigs.</text:p>
          </table:table-cell>
          <table:table-cell table:number-columns-repeated="1008"/>
        </table:table-row>
        <table:table-row table:style-name="ro1">
          <table:table-cell office:value-type="string">
            <text:p>W1KG492</text:p>
          </table:table-cell>
          <table:table-cell office:value-type="string">
            <text:p>012045206-5</text:p>
          </table:table-cell>
          <table:table-cell office:value-type="string">
            <text:p>Rnam sad duṅ gi sgra dbyaṅs /Bsam-gtan-rgya-mtshos brtsams.</text:p>
          </table:table-cell>
          <table:table-cell table:number-columns-repeated="1008"/>
        </table:table-row>
        <table:table-row table:style-name="ro1">
          <table:table-cell office:value-type="string">
            <text:p>W1KG4928</text:p>
          </table:table-cell>
          <table:table-cell office:value-type="string">
            <text:p>008971692-2</text:p>
          </table:table-cell>
          <table:table-cell office:value-type="string">
            <text:p>Ratnāvalī of Ācārya Nāgārjuna :with the commentary by Ajitamitra /edited by Acarya Ngawang Samten.</text:p>
          </table:table-cell>
          <table:table-cell table:number-columns-repeated="1008"/>
        </table:table-row>
        <table:table-row table:style-name="ro1">
          <table:table-cell office:value-type="string">
            <text:p>W1KG4931</text:p>
          </table:table-cell>
          <table:table-cell office:value-type="string">
            <text:p>011197935-8</text:p>
          </table:table-cell>
          <table:table-cell office:value-type="string">
            <text:p>Blo gsal dgaʼ bskyed sñiṅ gi nor bu :a detailed exegesis of the ʼBras-spuṅs Blo-gsal-gliṅ tradition of commentatorial treatment of Prajñāpāramita philosophy according to the yig-cha of Paṇ-chen Bsod-nams-grags-pa /by Blo-gliṅ Mkhan-zur Padma-rgyal-mtshan.</text:p>
          </table:table-cell>
          <table:table-cell table:number-columns-repeated="1008"/>
        </table:table-row>
        <table:table-row table:style-name="ro1">
          <table:table-cell office:value-type="string">
            <text:p>W1KG4942</text:p>
          </table:table-cell>
          <table:table-cell office:value-type="string">
            <text:p>007593682-8</text:p>
          </table:table-cell>
          <table:table-cell office:value-type="string">
            <text:p>Byaṅ chhub [sic] sem paʼi spyod pa la ʼjug paʼi ʼgrel pa legs par bshad pa :an ocean perfect exposition = A commentary to Shantideva's Bodhisattvachasryavatra [sic] /by Thubten Chodar.</text:p>
          </table:table-cell>
          <table:table-cell table:number-columns-repeated="1008"/>
        </table:table-row>
        <table:table-row table:style-name="ro1">
          <table:table-cell office:value-type="string">
            <text:p>W1KG4944</text:p>
          </table:table-cell>
          <table:table-cell office:value-type="string">
            <text:p>008974831-X</text:p>
          </table:table-cell>
          <table:table-cell office:value-type="string">
            <text:p>Byaṅ chub sems dpaʼi rtogs pa brjod pa Dpag bsam ʼkhri śiṅ la dpyad paʼi gtam Rtog paʼi ri mo /dpyad źib pa, Dge-ʼdun-rab-gsal.</text:p>
          </table:table-cell>
          <table:table-cell table:number-columns-repeated="1008"/>
        </table:table-row>
        <table:table-row table:style-name="ro1">
          <table:table-cell office:value-type="string">
            <text:p>W1KG4946</text:p>
          </table:table-cell>
          <table:table-cell office:value-type="string">
            <text:p>008191208-0</text:p>
          </table:table-cell>
          <table:table-cell office:value-type="string">
            <text:p>Gsaṅ bde ʾjigs gsum gyi rim gñis kyi ʾkhrid =Gsangs bde ʾjig gsum gyi rim gnyis kyi ʾkhri /Rje-btsun Grags-pa-rgyal-mtshan.</text:p>
          </table:table-cell>
          <table:table-cell table:number-columns-repeated="1008"/>
        </table:table-row>
        <table:table-row table:style-name="ro1">
          <table:table-cell office:value-type="string">
            <text:p>W1KG4948</text:p>
          </table:table-cell>
          <table:table-cell office:value-type="string">
            <text:p>008151868-4</text:p>
          </table:table-cell>
          <table:table-cell office:value-type="string">
            <text:p>Kun gzigs Pan-chen Rin-po-cheʼi bkaʼ rtsom gces bsgrigs.</text:p>
          </table:table-cell>
          <table:table-cell table:number-columns-repeated="1008"/>
        </table:table-row>
        <table:table-row table:style-name="ro1">
          <table:table-cell office:value-type="string">
            <text:p>W1KG5005</text:p>
          </table:table-cell>
          <table:table-cell office:value-type="string">
            <text:p>009688894-6</text:p>
          </table:table-cell>
          <table:table-cell office:value-type="string">
            <text:p>Srid źiʼi rnam ʼdren goṅ sa skyabs mgon chen po mchog nas Bod nas Rga-gar du gñen ʼphrad daṅ grwa sa khag la slob gñer byed mkhan spyir btaṅ slob sbyoṅ ched yoṅ mkhan rgan gźon rnams la blaṅ dor byed sgoʼi bkaʼ slob rim stsal phyogs bsdebs bźugs.</text:p>
          </table:table-cell>
          <table:table-cell table:number-columns-repeated="1008"/>
        </table:table-row>
        <table:table-row table:style-name="ro1">
          <table:table-cell office:value-type="string">
            <text:p>W1KG5006</text:p>
          </table:table-cell>
          <table:table-cell office:value-type="string">
            <text:p>009035361-7</text:p>
          </table:table-cell>
          <table:table-cell office:value-type="string">
            <text:p>Tshe rtsis ʼbras bu blo gsar dgaʼ skyed /dpe sgrig pa, La-stod-śel-dkar Lha-dbaṅ-tshe-riṅ.</text:p>
          </table:table-cell>
          <table:table-cell table:number-columns-repeated="1008"/>
        </table:table-row>
        <table:table-row table:style-name="ro1">
          <table:table-cell office:value-type="string">
            <text:p>W1KG506</text:p>
          </table:table-cell>
          <table:table-cell office:value-type="string">
            <text:p>002421552-X</text:p>
          </table:table-cell>
          <table:table-cell office:value-type="string">
            <text:p>Byaṅ chub lam gyi rim pa :writings of Lord Atīśa on the theory and practice of the Graduated Path.</text:p>
          </table:table-cell>
          <table:table-cell table:number-columns-repeated="1008"/>
        </table:table-row>
        <table:table-row table:style-name="ro1">
          <table:table-cell office:value-type="string">
            <text:p>W1KG5093</text:p>
          </table:table-cell>
          <table:table-cell office:value-type="string">
            <text:p>012696902-7</text:p>
          </table:table-cell>
          <table:table-cell office:value-type="string">
            <text:p>Gñaʹ-naṅ Tshoṅ-ʼdus paʼi bu tsha rgyal khams pa /Bur-sras-pa Rin-chen-dar-lo nas brtsams.</text:p>
          </table:table-cell>
          <table:table-cell table:number-columns-repeated="1008"/>
        </table:table-row>
        <table:table-row table:style-name="ro1">
          <table:table-cell office:value-type="string">
            <text:p>W1KG513</text:p>
          </table:table-cell>
          <table:table-cell office:value-type="string">
            <text:p>012032038-X</text:p>
          </table:table-cell>
          <table:table-cell office:value-type="string">
            <text:p>Phyi dar bstan paʼi gnas mchog Mdo-smad A-chuṅ-gnam-rdzoṅ gi lo rgyus bden gtam lha yi rol mo źes bya ba bźugs so /Śes-rab-rgya-mtshos brtsams.</text:p>
          </table:table-cell>
          <table:table-cell table:number-columns-repeated="1008"/>
        </table:table-row>
        <table:table-row table:style-name="ro1">
          <table:table-cell office:value-type="string">
            <text:p>W1KG5149</text:p>
          </table:table-cell>
          <table:table-cell office:value-type="string">
            <text:p>007386187-1</text:p>
          </table:table-cell>
          <table:table-cell office:value-type="string">
            <text:p>Laṅ tshoʼi rbab chu daṅ ljags rtsom bdams sgrig /Don-grub-rgyal gyis brtsams ; rtsom pa poʼi ṅo sprod daṅ rtsom sgrig rgyus ston pa Pad-ma-ʼbum gyis gnaṅ.</text:p>
          </table:table-cell>
          <table:table-cell table:number-columns-repeated="1008"/>
        </table:table-row>
        <table:table-row table:style-name="ro1">
          <table:table-cell office:value-type="string">
            <text:p>W1KG5152</text:p>
          </table:table-cell>
          <table:table-cell office:value-type="string">
            <text:p>001345523-0</text:p>
          </table:table-cell>
          <table:table-cell office:value-type="string">
            <text:p>Bkaʾ brgyad Bde gśegs ʾdus pa rites of Mṅa-bdag Ñaṅ-ral Ñi-ma-ʾod-zer arranged and presented according to the tradition of Smin-grol-gliṅ /by Gter-bdag-gliṅ-pa ʾGyur-med-rdo-rje and others of the tradition.</text:p>
          </table:table-cell>
          <table:table-cell table:number-columns-repeated="1008"/>
        </table:table-row>
        <table:table-row table:style-name="ro1">
          <table:table-cell office:value-type="string">
            <text:p>W1KG5153</text:p>
          </table:table-cell>
          <table:table-cell office:value-type="string">
            <text:p>001462198-3</text:p>
          </table:table-cell>
          <table:table-cell office:value-type="string">
            <text:p>Rig ʾdzin thugs thig gi glegs bam :Rñiṅ-ma-pa teachings from the revelations of Gter-bdag-gliṅ-pa /with liturgico-meditational supplements by Smin-gliṅ Lo-chen and others.</text:p>
          </table:table-cell>
          <table:table-cell table:number-columns-repeated="1008"/>
        </table:table-row>
        <table:table-row table:style-name="ro1">
          <table:table-cell office:value-type="string">
            <text:p>W1KG5155</text:p>
          </table:table-cell>
          <table:table-cell office:value-type="string">
            <text:p>007879557-5</text:p>
          </table:table-cell>
          <table:table-cell office:value-type="string">
            <text:p>Bod naṅ lo bdun /rtsom pa po, Hen-rig-ha-rar ; Dbyin skad nas Bod skad du phab sgyur byed po, Tshe-dbaṅ-rta-mgrin.</text:p>
          </table:table-cell>
          <table:table-cell table:number-columns-repeated="1008"/>
        </table:table-row>
        <table:table-row table:style-name="ro1">
          <table:table-cell office:value-type="string">
            <text:p>W1KG5170</text:p>
          </table:table-cell>
          <table:table-cell office:value-type="string">
            <text:p>008290729-3</text:p>
          </table:table-cell>
          <table:table-cell office:value-type="string">
            <text:p>Mi tsheʾi byuṅ ba brjod pa /Stag-lha Phun-tshogs-bkra-śis kyis brtsams ; Bkra-śis-tshe-riṅ gis rtsom sgrig rgyus ston gnaṅ.</text:p>
          </table:table-cell>
          <table:table-cell table:number-columns-repeated="1008"/>
        </table:table-row>
        <table:table-row table:style-name="ro1">
          <table:table-cell office:value-type="string">
            <text:p>W1KG5171</text:p>
          </table:table-cell>
          <table:table-cell office:value-type="string">
            <text:p>011203701-1</text:p>
          </table:table-cell>
          <table:table-cell office:value-type="string">
            <text:p>Dhammapadha[sic] /[translated into Tibetan by] Gedun Chomphel (Dge-ʼdun Chos-ʼphel) ; [edited by T.G. Dhongthog]</text:p>
          </table:table-cell>
          <table:table-cell table:number-columns-repeated="1008"/>
        </table:table-row>
        <table:table-row table:style-name="ro1">
          <table:table-cell office:value-type="string">
            <text:p>W1KG5174</text:p>
          </table:table-cell>
          <table:table-cell office:value-type="string">
            <text:p>008390857-9</text:p>
          </table:table-cell>
          <table:table-cell office:value-type="string">
            <text:p>Rnam-grol-rtsaṅs-rdo dmar baʾi gduṅ rabs lo rgyus deb ther padma rā gaʾi do śal /Brag-sne Kun-bzaṅ-chos-ʾphel nas sbyar baʾo.</text:p>
          </table:table-cell>
          <table:table-cell table:number-columns-repeated="1008"/>
        </table:table-row>
        <table:table-row table:style-name="ro1">
          <table:table-cell office:value-type="string">
            <text:p>W1KG5176</text:p>
          </table:table-cell>
          <table:table-cell office:value-type="string">
            <text:p>008512770-1</text:p>
          </table:table-cell>
          <table:table-cell office:value-type="string">
            <text:p>Dkaʾ sdug ʾog gi byuṅ ba brjod pa /Thub-bstan-mkhas-btsun.</text:p>
          </table:table-cell>
          <table:table-cell table:number-columns-repeated="1008"/>
        </table:table-row>
        <table:table-row table:style-name="ro1">
          <table:table-cell office:value-type="string">
            <text:p>W1KG518</text:p>
          </table:table-cell>
          <table:table-cell office:value-type="string">
            <text:p>012174241-5</text:p>
          </table:table-cell>
          <table:table-cell office:value-type="string">
            <text:p>Tsher maʼi lam gyi ṅa ro /Me-lces brtsams.</text:p>
          </table:table-cell>
          <table:table-cell table:number-columns-repeated="1008"/>
        </table:table-row>
        <table:table-row table:style-name="ro1">
          <table:table-cell office:value-type="string">
            <text:p>W1KG5187</text:p>
          </table:table-cell>
          <table:table-cell office:value-type="string">
            <text:p>001570327-4</text:p>
          </table:table-cell>
          <table:table-cell office:value-type="string">
            <text:p>Thugs rje chen po Bde gśegs kun ʾdus kyi chos skor :revealed teachings of a cycle of practice focussing upon Avalokiteśvara /recovered from their place of concealment by Gter-bdag-gliṅ-pa ʾGyur-med-rdo-rje.</text:p>
          </table:table-cell>
          <table:table-cell table:number-columns-repeated="1008"/>
        </table:table-row>
        <table:table-row table:style-name="ro1">
          <table:table-cell office:value-type="string">
            <text:p>W1KG519</text:p>
          </table:table-cell>
          <table:table-cell office:value-type="string">
            <text:p>012174469-8</text:p>
          </table:table-cell>
          <table:table-cell office:value-type="string">
            <text:p>Sems khral gyi ʼpho ñul /Oṁ-ʼbar gyis brtsams.</text:p>
          </table:table-cell>
          <table:table-cell table:number-columns-repeated="1008"/>
        </table:table-row>
        <table:table-row table:style-name="ro1">
          <table:table-cell office:value-type="string">
            <text:p>W1KG5198</text:p>
          </table:table-cell>
          <table:table-cell office:value-type="string">
            <text:p>007412842-6</text:p>
          </table:table-cell>
          <table:table-cell office:value-type="string">
            <text:p>Phar phyin mthaʾ dpyod skal bzaṅ mgul rgyan /by Mkhas-mchog Byams-pa-bkra-śis.</text:p>
          </table:table-cell>
          <table:table-cell table:number-columns-repeated="1008"/>
        </table:table-row>
        <table:table-row table:style-name="ro1">
          <table:table-cell office:value-type="string">
            <text:p>W1KG521</text:p>
          </table:table-cell>
          <table:table-cell office:value-type="string">
            <text:p>012174154-0</text:p>
          </table:table-cell>
          <table:table-cell office:value-type="string">
            <text:p>Za ma moʼi skyid sdug gaṅs ma char /Ra-rdza ʼJam-dbyaṅs-skyid kyis brtsams.</text:p>
          </table:table-cell>
          <table:table-cell table:number-columns-repeated="1008"/>
        </table:table-row>
        <table:table-row table:style-name="ro1">
          <table:table-cell office:value-type="string">
            <text:p>W1KG5251</text:p>
          </table:table-cell>
          <table:table-cell office:value-type="string">
            <text:p>007366532-0</text:p>
          </table:table-cell>
          <table:table-cell office:value-type="string">
            <text:p>ʾDod paʾi bstan bcos.</text:p>
          </table:table-cell>
          <table:table-cell table:number-columns-repeated="1008"/>
        </table:table-row>
        <table:table-row table:style-name="ro1">
          <table:table-cell office:value-type="string">
            <text:p>W1KG5327</text:p>
          </table:table-cell>
          <table:table-cell office:value-type="string">
            <text:p>012954122-2</text:p>
          </table:table-cell>
          <table:table-cell office:value-type="string">
            <text:p>Gter-chen Padma-gliṅ-paʼi gter byon rtsa gsum chos sruṅ daṅ bcas paʼi sgrub thabs gces btus bźugs so.</text:p>
          </table:table-cell>
          <table:table-cell table:number-columns-repeated="1008"/>
        </table:table-row>
        <table:table-row table:style-name="ro1">
          <table:table-cell office:value-type="string">
            <text:p>W1KG5370</text:p>
          </table:table-cell>
          <table:table-cell office:value-type="string">
            <text:p>008861075-6</text:p>
          </table:table-cell>
          <table:table-cell office:value-type="string">
            <text:p>Skyabs rje Bya-bral Saṅs-rgyas-rdo-rjeʾi rnam thar daṅ bla ba rgyaṅ ʾbod :yul du raṅ gźan la skyob baʾi ñams mgur bźugs so = Seed of faith : the life story of His Holiness Chadrel Sangye Dorji Rinpoche /Traleck Khenpo Tenzin Oser.</text:p>
          </table:table-cell>
          <table:table-cell table:number-columns-repeated="1008"/>
        </table:table-row>
        <table:table-row table:style-name="ro1">
          <table:table-cell office:value-type="string">
            <text:p>W1KG5371</text:p>
          </table:table-cell>
          <table:table-cell office:value-type="string">
            <text:p>008853336-0</text:p>
          </table:table-cell>
          <table:table-cell office:value-type="string">
            <text:p>Skyes bu gsum gyi lam rim rgyas pa khrid du sbyar ba =A detailed presentation of the Lam-rim teachings of the Bo Dong-pa tradition /by Rje-btsun Gsaṅ-baʾi-byin (Bo-dong Pan-chen).</text:p>
          </table:table-cell>
          <table:table-cell table:number-columns-repeated="1008"/>
        </table:table-row>
        <table:table-row table:style-name="ro1">
          <table:table-cell office:value-type="string">
            <text:p>W1KG5372</text:p>
          </table:table-cell>
          <table:table-cell office:value-type="string">
            <text:p>007877825-5</text:p>
          </table:table-cell>
          <table:table-cell office:value-type="string">
            <text:p>Skyabs mchog rdo rje ʾchaṅ Rje-btsun Ṅag-dbaṅ-dpal-bzaṅ mchog gi gsuṅ ʾbum =The collected works of skyabs mchog rdo rje ʾchaṅ ʾBrug-pa Rin-po-che Rje-btsun Ṅag-dbaṅ-dpal-bzaṅ.</text:p>
          </table:table-cell>
          <table:table-cell table:number-columns-repeated="1008"/>
        </table:table-row>
        <table:table-row table:style-name="ro1">
          <table:table-cell office:value-type="string">
            <text:p>W1KG5398</text:p>
          </table:table-cell>
          <table:table-cell office:value-type="string">
            <text:p>008099140-8</text:p>
          </table:table-cell>
          <table:table-cell office:value-type="string">
            <text:p>Rig byed gtam rgyud bdams bsgrigs /Bstan-ʾdzin gyis bsgrigs.</text:p>
          </table:table-cell>
          <table:table-cell table:number-columns-repeated="1008"/>
        </table:table-row>
        <table:table-row table:style-name="ro1">
          <table:table-cell office:value-type="string">
            <text:p>W1KG5422</text:p>
          </table:table-cell>
          <table:table-cell office:value-type="string">
            <text:p>008621712-7</text:p>
          </table:table-cell>
          <table:table-cell office:value-type="string">
            <text:p>Bod skad daṅ Legs-sbyar gyi tshig mdzod chen mo =Tibetan-Sanskrit dictionary /J.S. Negi.</text:p>
          </table:table-cell>
          <table:table-cell table:number-columns-repeated="1008"/>
        </table:table-row>
        <table:table-row table:style-name="ro1">
          <table:table-cell office:value-type="string">
            <text:p>W1KG5468</text:p>
          </table:table-cell>
          <table:table-cell office:value-type="string">
            <text:p>012577534-2</text:p>
          </table:table-cell>
          <table:table-cell office:value-type="string">
            <text:p>Ras-chuṅ Rdo-rje-grags-paʼi rnam thar ris su bris pa lha yi char źes bya ba bźugs so =Sacred rains and dews : pictorical biography of Ras-chung-pa Rdo-rje-grags-pa /[spyi khyab ʼchar ʼgod pa, Sprul-sku Padma; rnam thar khol byuṅ ba, Spros-pa.]</text:p>
          </table:table-cell>
          <table:table-cell table:number-columns-repeated="1008"/>
        </table:table-row>
        <table:table-row table:style-name="ro1">
          <table:table-cell office:value-type="string">
            <text:p>W1KG5477</text:p>
          </table:table-cell>
          <table:table-cell office:value-type="string">
            <text:p>009856833-7</text:p>
          </table:table-cell>
          <table:table-cell office:value-type="string">
            <text:p>Dwags-rgyud dpe rñiṅ gsar rñed phyogs bsgrigs.</text:p>
          </table:table-cell>
          <table:table-cell table:number-columns-repeated="1008"/>
        </table:table-row>
        <table:table-row table:style-name="ro1">
          <table:table-cell office:value-type="string">
            <text:p>W1KG550</text:p>
          </table:table-cell>
          <table:table-cell office:value-type="string">
            <text:p>001956709-X</text:p>
          </table:table-cell>
          <table:table-cell office:value-type="string">
            <text:p>The obligatory texts (yig-cha) for the study of Madhyamika of Byes Grwa-tshaṅ of Se-ra Monastery /by Se-ra Rje-btsun Chos-kyi-rgyal-mtshan and Sgom-sde Nam-mkhaʾ-rgyal-mtshan.</text:p>
          </table:table-cell>
          <table:table-cell table:number-columns-repeated="1008"/>
        </table:table-row>
        <table:table-row table:style-name="ro1">
          <table:table-cell office:value-type="string">
            <text:p>W1KG5539</text:p>
          </table:table-cell>
          <table:table-cell office:value-type="string">
            <text:p>012364296-5</text:p>
          </table:table-cell>
          <table:table-cell office:value-type="string">
            <text:p>Khams Sde-dge rgyal poʼi srid don lo rgyus bźugs so /Lha-luṅ ʼChi-med-rdo-rje daṅ Zla-gʹyuṅ gñis kyis brtsams.</text:p>
          </table:table-cell>
          <table:table-cell table:number-columns-repeated="1008"/>
        </table:table-row>
        <table:table-row table:style-name="ro1">
          <table:table-cell office:value-type="string">
            <text:p>W1KG5559</text:p>
          </table:table-cell>
          <table:table-cell office:value-type="string">
            <text:p>011448702-2</text:p>
          </table:table-cell>
          <table:table-cell office:value-type="string">
            <text:p>Chos bsdus paʼi tshig mdzod =Dharmasaṅgrahakośaḥ /[compiled by] Je. Esa. Negi.</text:p>
          </table:table-cell>
          <table:table-cell table:number-columns-repeated="1008"/>
        </table:table-row>
        <table:table-row table:style-name="ro1">
          <table:table-cell office:value-type="string">
            <text:p>W1KG5560</text:p>
          </table:table-cell>
          <table:table-cell office:value-type="string">
            <text:p>012503900-X</text:p>
          </table:table-cell>
          <table:table-cell office:value-type="string">
            <text:p>Sa skyoṅ ʼbur baʼi gduṅ rabs las ʼphros paʼi ʼbrog sde chen po Spo-roṅ gi byuṅ ba brjod pa dwaṅs gsal me loṅ /Spo-roṅ Zla-ba-dar-rgyas kyis brtsams.</text:p>
          </table:table-cell>
          <table:table-cell table:number-columns-repeated="1008"/>
        </table:table-row>
        <table:table-row table:style-name="ro1">
          <table:table-cell office:value-type="string">
            <text:p>W1KG5609</text:p>
          </table:table-cell>
          <table:table-cell office:value-type="string">
            <text:p>012741131-3</text:p>
          </table:table-cell>
          <table:table-cell office:value-type="string">
            <text:p>Rtsom rig gces btus /Rje Tsoṅ-kha-pa Blo-bzaṅ-grags-pa ... [et al.].</text:p>
          </table:table-cell>
          <table:table-cell table:number-columns-repeated="1008"/>
        </table:table-row>
        <table:table-row table:style-name="ro1">
          <table:table-cell office:value-type="string">
            <text:p>W1KG5617</text:p>
          </table:table-cell>
          <table:table-cell office:value-type="string">
            <text:p>012696473-4</text:p>
          </table:table-cell>
          <table:table-cell office:value-type="string">
            <text:p>ʼJam mgon rgyal baʼi rgyal tshab skyabs rje yoṅs ʼdzin gliṅ sprul rdo rje ʼchaṅ rje btsun Thub-bstan-luṅ-rtogs-rnam-rgyal-ʼphrin-las dpal bzaṅ poʼi thun moṅ baʼi mdzad rnam mdo tsam brjod pa nor buʼi do śal źes bya ba bźugs so /goṅ sa skyabs mgon bcu bźi pa chen pos mdzad.</text:p>
          </table:table-cell>
          <table:table-cell table:number-columns-repeated="1008"/>
        </table:table-row>
        <table:table-row table:style-name="ro1">
          <table:table-cell office:value-type="string">
            <text:p>W1KG5619</text:p>
          </table:table-cell>
          <table:table-cell office:value-type="string">
            <text:p>012696361-4</text:p>
          </table:table-cell>
          <table:table-cell office:value-type="string">
            <text:p>Chos ʼbyuṅ nor buʼi phreṅ ba :dge rgan ʼos sbyoṅ daṅ poʼi skabs kyi phyogs sgrig.</text:p>
          </table:table-cell>
          <table:table-cell table:number-columns-repeated="1008"/>
        </table:table-row>
        <table:table-row table:style-name="ro1">
          <table:table-cell office:value-type="string">
            <text:p>W1KG5623</text:p>
          </table:table-cell>
          <table:table-cell office:value-type="string">
            <text:p>012721034-2</text:p>
          </table:table-cell>
          <table:table-cell office:value-type="string">
            <text:p>Mkhaʼ-ʼgro Ye-śes-mtsho-rgyal daṅ Bai-ro-tsa-naʼi rnam thar.</text:p>
          </table:table-cell>
          <table:table-cell table:number-columns-repeated="1008"/>
        </table:table-row>
        <table:table-row table:style-name="ro1">
          <table:table-cell office:value-type="string">
            <text:p>W1KG5625</text:p>
          </table:table-cell>
          <table:table-cell office:value-type="string">
            <text:p>012720485-7</text:p>
          </table:table-cell>
          <table:table-cell office:value-type="string">
            <text:p>Pha yul gyi phan bdeʼi ched du :Bkra-śis-tshe-riṅ gi lo rgus /Mel-win-si Gholḍa-si-ṭain daṅ Bkra-śis-tshe-riṅ ; Wi-lim Ar. Saʼi-bhan-śu bcas kyis brtsams ; Chuṅ-tshe-riṅ gis bsgyur.</text:p>
          </table:table-cell>
          <table:table-cell table:number-columns-repeated="1008"/>
        </table:table-row>
        <table:table-row table:style-name="ro1">
          <table:table-cell office:value-type="string">
            <text:p>W1KG5626</text:p>
          </table:table-cell>
          <table:table-cell office:value-type="string">
            <text:p>012720417-2</text:p>
          </table:table-cell>
          <table:table-cell office:value-type="string">
            <text:p>ʼBrug naṅ mi lo ñi śu bsdad paʼi brjed byaṅ /Dbaṅ-ʼdud-tshe-riṅ.</text:p>
          </table:table-cell>
          <table:table-cell table:number-columns-repeated="1008"/>
        </table:table-row>
        <table:table-row table:style-name="ro1">
          <table:table-cell office:value-type="string">
            <text:p>W1KG5697</text:p>
          </table:table-cell>
          <table:table-cell office:value-type="string">
            <text:p>002419390-9</text:p>
          </table:table-cell>
          <table:table-cell office:value-type="string">
            <text:p>Lha thog rgyal rabs :a history of the lords of the Lha-thog-principality of Khams /by A-gro Sgra-rams-pa ʾGyur-med-rnam-rgyal (Sgra-dbyangs-zla-ba-ʾchi-med-lang-tsho-bzhad-paʾi-sde) ; edited from the original manuscript preserved in the library of Burmick Athing by the 8th Khamtul (Don-brgyud-nyi-ma).</text:p>
          </table:table-cell>
          <table:table-cell table:number-columns-repeated="1008"/>
        </table:table-row>
        <table:table-row table:style-name="ro1">
          <table:table-cell office:value-type="string">
            <text:p>W1KG5730</text:p>
          </table:table-cell>
          <table:table-cell office:value-type="string">
            <text:p>002664969-1</text:p>
          </table:table-cell>
          <table:table-cell office:value-type="string">
            <text:p>Festivals of Tibet =Bod-lijoṅs Rgyal-khab-chen-poʾi sṅar srol lo reʾi gźuṅ ʾbrel dgaʾ ston gyi mdzad chen rnams daṅ Rgyal-sa Lha-saʾi dus ston khag gi lo rgyus Rdzogs ldan laṅ tsho źes bya ba bźugs so.</text:p>
          </table:table-cell>
          <table:table-cell table:number-columns-repeated="1008"/>
        </table:table-row>
        <table:table-row table:style-name="ro1">
          <table:table-cell office:value-type="string">
            <text:p>W1KG5760</text:p>
          </table:table-cell>
          <table:table-cell office:value-type="string">
            <text:p>008648214-9</text:p>
          </table:table-cell>
          <table:table-cell office:value-type="string">
            <text:p>Deb ther dmar po rnams kyi daṅ po Hu lan deb ther ʼdi bźugs so /Tshal-pa Kun-dgaʼ-rdo-rjes brtsams ; Duṅ-dkar Blo-bzaṅ-ʼphrin-las kyis mchan ʼgrel bkod.</text:p>
          </table:table-cell>
          <table:table-cell table:number-columns-repeated="1008"/>
        </table:table-row>
        <table:table-row table:style-name="ro1">
          <table:table-cell office:value-type="string">
            <text:p>W1KG5761</text:p>
          </table:table-cell>
          <table:table-cell office:value-type="string">
            <text:p>008646482-5</text:p>
          </table:table-cell>
          <table:table-cell office:value-type="string">
            <text:p>Gaṅs can yul gyi sa la spyod paʾi mtho ris kyi rgyal blon gtso bor brjod paʾi deb ther rdzogs ldan gźon nuʾi dgaʾ ston dpyid kyi rgyal moʾi glu dbyaṅs źes bya ba bźugs so /[Rgyal-dbaṅ Lṅa-pa Chen mos brtsams pa].</text:p>
          </table:table-cell>
          <table:table-cell table:number-columns-repeated="1008"/>
        </table:table-row>
        <table:table-row table:style-name="ro1">
          <table:table-cell office:value-type="string">
            <text:p>W1KG5774</text:p>
          </table:table-cell>
          <table:table-cell office:value-type="string">
            <text:p>007352409-3</text:p>
          </table:table-cell>
          <table:table-cell office:value-type="string">
            <text:p>Chen po hor gyi yul du dam paʾi chos ji ltar byuṅ baʾi tshul bśad pa :rgyal baʾi bstan pa rin po che gsal bar byed paʾi sgron me źes bya ba bźugs so.</text:p>
          </table:table-cell>
          <table:table-cell table:number-columns-repeated="1008"/>
        </table:table-row>
        <table:table-row table:style-name="ro1">
          <table:table-cell office:value-type="string">
            <text:p>W1KG5818</text:p>
          </table:table-cell>
          <table:table-cell office:value-type="string">
            <text:p>010005480-3</text:p>
          </table:table-cell>
          <table:table-cell office:value-type="string">
            <text:p>Bsam bloʾi me lce /Mdo-smad He-ru-kas brtsams.</text:p>
          </table:table-cell>
          <table:table-cell table:number-columns-repeated="1008"/>
        </table:table-row>
        <table:table-row table:style-name="ro1">
          <table:table-cell office:value-type="string">
            <text:p>W1KG5818</text:p>
          </table:table-cell>
          <table:table-cell office:value-type="string">
            <text:p>010193561-7</text:p>
          </table:table-cell>
          <table:table-cell office:value-type="string">
            <text:p>Bod khul dpal ʼbyor ʼphel rgyas thad kyi bsam gźigs /Yid-bźin-dbaṅ-rgyal.</text:p>
          </table:table-cell>
          <table:table-cell table:number-columns-repeated="1008"/>
        </table:table-row>
        <table:table-row table:style-name="ro1">
          <table:table-cell office:value-type="string">
            <text:p>W1KG582</text:p>
          </table:table-cell>
          <table:table-cell office:value-type="string">
            <text:p>001381094-4</text:p>
          </table:table-cell>
          <table:table-cell office:value-type="string">
            <text:p>Dbaṅ ldan Źu yi riṅ lugs kyi Źi khroʾi sgrub skor :a collection of Źi-khro texts representing the tradition of the Źu lineage of Bonpo lamas.</text:p>
          </table:table-cell>
          <table:table-cell table:number-columns-repeated="1008"/>
        </table:table-row>
        <table:table-row table:style-name="ro1">
          <table:table-cell office:value-type="string">
            <text:p>W1KG584</text:p>
          </table:table-cell>
          <table:table-cell office:value-type="string">
            <text:p>001493476-0</text:p>
          </table:table-cell>
          <table:table-cell office:value-type="string">
            <text:p>Hor bla Mu khri Yid bźin rgyal baʼi lugs sam Hor lugs kyi Źi khroʼi sgrub skor :a collection of Bon-po Źi-khro texts representing the tradition of the Hor lineage of lamas transmitted by Hor-bla Yid-bźin-rgyal-ba.</text:p>
          </table:table-cell>
          <table:table-cell table:number-columns-repeated="1008"/>
        </table:table-row>
        <table:table-row table:style-name="ro1">
          <table:table-cell office:value-type="string">
            <text:p>W1KG585</text:p>
          </table:table-cell>
          <table:table-cell office:value-type="string">
            <text:p>001810885-7</text:p>
          </table:table-cell>
          <table:table-cell office:value-type="string">
            <text:p>Rgyal rigs Bru yi riṅ lugs kyi Źi khroʾi sgrub skor :a collection of Źi-khro texts representing the tradition of the Bru lineage of lamas.</text:p>
          </table:table-cell>
          <table:table-cell table:number-columns-repeated="1008"/>
        </table:table-row>
        <table:table-row table:style-name="ro1">
          <table:table-cell office:value-type="string">
            <text:p>W1KG5859</text:p>
          </table:table-cell>
          <table:table-cell office:value-type="string">
            <text:p>010072892-8</text:p>
          </table:table-cell>
          <table:table-cell office:value-type="string">
            <text:p>Caturdharmoddānasūtra :saṅkshipta āryasāgaranāgarājaparipr̥cchā nāmaka mahāyānasūtra = Chos kyi sdom bźi bstan paʼi mdo : ʼphags pa kluʼi rgyal po rgya mtshos źus paʼi mdo bsdus pa /saṃskr̥ta-punarūddhāraka, Hindi-anuvādaka evaṃ sampādaka Jñalachena Namaḍola ; paryavekshaka, Rāmasaṅkara Tripāthī.</text:p>
          </table:table-cell>
          <table:table-cell table:number-columns-repeated="1008"/>
        </table:table-row>
        <table:table-row table:style-name="ro1">
          <table:table-cell office:value-type="string">
            <text:p>W1KG586</text:p>
          </table:table-cell>
          <table:table-cell office:value-type="string">
            <text:p>001462476-1</text:p>
          </table:table-cell>
          <table:table-cell office:value-type="string">
            <text:p>Phyi rgyud cho ga bcu gñis kyi skor :twelve rites of Bon extracted from the great canonical Gzi brjid.</text:p>
          </table:table-cell>
          <table:table-cell table:number-columns-repeated="1008"/>
        </table:table-row>
        <table:table-row table:style-name="ro1">
          <table:table-cell office:value-type="string">
            <text:p>W1KG5866</text:p>
          </table:table-cell>
          <table:table-cell office:value-type="string">
            <text:p>008909991-5</text:p>
          </table:table-cell>
          <table:table-cell office:value-type="string">
            <text:p>Ston-pa Śākya-thub-pa daṅ Ston-pa Gśen-rab gñis kyi byuṅ ba daṅ de gñis kyi lugs las Bden gñis ʾdod tshul gyi khyad par la dpyad pa /dpyad źib pa, Phun-tshogs-don-grub.</text:p>
          </table:table-cell>
          <table:table-cell table:number-columns-repeated="1008"/>
        </table:table-row>
        <table:table-row table:style-name="ro1">
          <table:table-cell office:value-type="string">
            <text:p>W1KG5868</text:p>
          </table:table-cell>
          <table:table-cell office:value-type="string">
            <text:p>011962025-1</text:p>
          </table:table-cell>
          <table:table-cell office:value-type="string">
            <text:p>Ācāryāśvaghoshakr̥ta Vajrasūcī =Slob-dpon Rta-dbyaṅs kyis mdzad paʼi Rdo rjeʼi khab /anuvādaka evaṃ sampādaka, Losaṅ Norabu Śāstrī, Losaṅa Dorje (Rabaliṅa) ; paryavekshaka, Rāmaśaṅkara Tripāṭhī.</text:p>
          </table:table-cell>
          <table:table-cell table:number-columns-repeated="1008"/>
        </table:table-row>
        <table:table-row table:style-name="ro1">
          <table:table-cell office:value-type="string">
            <text:p>W1KG5872</text:p>
          </table:table-cell>
          <table:table-cell office:value-type="string">
            <text:p>010265185-X</text:p>
          </table:table-cell>
          <table:table-cell office:value-type="string">
            <text:p>Bsam-yas brtsod pa /dpyad źib pa, Spen-pa-rdo-rje.</text:p>
          </table:table-cell>
          <table:table-cell table:number-columns-repeated="1008"/>
        </table:table-row>
        <table:table-row table:style-name="ro1">
          <table:table-cell office:value-type="string">
            <text:p>W1KG5875</text:p>
          </table:table-cell>
          <table:table-cell office:value-type="string">
            <text:p>010434677-9</text:p>
          </table:table-cell>
          <table:table-cell office:value-type="string">
            <text:p>Mchod rten daṅ tsha tsha gdab paʼi cho gaʼi gźuṅ gsum phyogs btus bźugs so =Caitya-sañcakayornirmāṇavidhisaṁgrahaḥ /punarūddāraka, anuvȧdaka evaṃ sampādaka Losaṅa Dorje (Rabaliṅa) ; paryavekshaka, Rāmaśaṅkara Tripāṭhī.</text:p>
          </table:table-cell>
          <table:table-cell table:number-columns-repeated="1008"/>
        </table:table-row>
        <table:table-row table:style-name="ro1">
          <table:table-cell office:value-type="string">
            <text:p>W1KG5876</text:p>
          </table:table-cell>
          <table:table-cell office:value-type="string">
            <text:p>011966356-2</text:p>
          </table:table-cell>
          <table:table-cell office:value-type="string">
            <text:p>Ācāryadurgasiṃhapraṇītā kātantroṇādisūtravr̥ttiḥ =Slob-dpon Bgrod-dkaʼ-seṅges mdzad paʼi kalāpaʼi uṇa sogs kyi ʼgrel pa /Tibbatī-anuvādaka evaṃ sampādaka, Losaṅga Norabū Śāstrī.</text:p>
          </table:table-cell>
          <table:table-cell table:number-columns-repeated="1008"/>
        </table:table-row>
        <table:table-row table:style-name="ro1">
          <table:table-cell office:value-type="string">
            <text:p>W1KG5879</text:p>
          </table:table-cell>
          <table:table-cell office:value-type="string">
            <text:p>012193716-X</text:p>
          </table:table-cell>
          <table:table-cell office:value-type="string">
            <text:p>Catalogue of the collection of Tibetan manuscripts and xylographs "Chos grwa" (parts: Tshad ma, grub mthaʼ) of the Institute of Mongolian, Buddhist, and Tibetan Studies of Russian Academy of Sciences (Siberian Branch) /compiled by Andrey Bazarov.</text:p>
          </table:table-cell>
          <table:table-cell table:number-columns-repeated="1008"/>
        </table:table-row>
        <table:table-row table:style-name="ro1">
          <table:table-cell office:value-type="string">
            <text:p>W1KG588</text:p>
          </table:table-cell>
          <table:table-cell office:value-type="string">
            <text:p>001555632-8</text:p>
          </table:table-cell>
          <table:table-cell office:value-type="string">
            <text:p>Dbal phur nag po sgrub paʼi las tshogs skor;Bonpo liturgical texts focussing upon the worship of Vajrakila, recovered from their place of concealment at Spa-gro Phug-gcal in Bhutan by Khu-tsha Zla-ʼod.Reproduced from a transcription of mss., copied by the late Dpal-ldan-tshul-khrims from the Gʹyuṅ-druṅ-gliṅ set of the collection, by Sonam Drakpa.</text:p>
          </table:table-cell>
          <table:table-cell table:number-columns-repeated="1008"/>
        </table:table-row>
        <table:table-row table:style-name="ro1">
          <table:table-cell office:value-type="string">
            <text:p>W1KG589</text:p>
          </table:table-cell>
          <table:table-cell office:value-type="string">
            <text:p>007412720-9</text:p>
          </table:table-cell>
          <table:table-cell office:value-type="string">
            <text:p>Gsas mkhar rin po che spyi spuṅs las Dbal gsas rtsod zlog :a collection of Bonpo teachings concerned with the contemplation and propitiation of the tutelary deity Dbal-gsas /received in visions from personages of the past by Sprul-sku Blo-ldan-sñiṅ-po.</text:p>
          </table:table-cell>
          <table:table-cell table:number-columns-repeated="1008"/>
        </table:table-row>
        <table:table-row table:style-name="ro1">
          <table:table-cell office:value-type="string">
            <text:p>W1KG5900</text:p>
          </table:table-cell>
          <table:table-cell office:value-type="string">
            <text:p>008378412-8</text:p>
          </table:table-cell>
          <table:table-cell office:value-type="string">
            <text:p>Tun-hoṅ nas thon paʾi gnaʾ boʾi Bod yig śog dril /Bsod-nams-skyid daṅ Dbaṅ-rgyal gyis phyogs sgrig daṅ ʾgrel bśad byas pa.</text:p>
          </table:table-cell>
          <table:table-cell table:number-columns-repeated="1008"/>
        </table:table-row>
        <table:table-row table:style-name="ro1">
          <table:table-cell office:value-type="string">
            <text:p>W1KG5964</text:p>
          </table:table-cell>
          <table:table-cell office:value-type="string">
            <text:p>002421566-X</text:p>
          </table:table-cell>
          <table:table-cell office:value-type="string">
            <text:p>Dpe chos rin chen spuṅs paʾi gsal byed Rin po cheʾi sgron meʾam Gtam brgyud rin chen phreṅ mdzes su grags pa bźugs so /[Bsod-nams-lhaʾi-dbaṅ-pos sbyar]</text:p>
          </table:table-cell>
          <table:table-cell table:number-columns-repeated="1008"/>
        </table:table-row>
        <table:table-row table:style-name="ro1">
          <table:table-cell office:value-type="string">
            <text:p>W1KG5988</text:p>
          </table:table-cell>
          <table:table-cell office:value-type="string">
            <text:p>007386152-9</text:p>
          </table:table-cell>
          <table:table-cell office:value-type="string">
            <text:p>Mdo rgyud gsuṅ rab rgya mtshoʾi sñiṅ po gces par btus pa ʾdod ʾbyuṅ nor buʾi phreṅ ba :a collection of short sutras, tantras, and dharanis extracted, for the most part, from the Bkaʾ-ʾgyur and the Bstan-ʾgyur.</text:p>
          </table:table-cell>
          <table:table-cell table:number-columns-repeated="1008"/>
        </table:table-row>
        <table:table-row table:style-name="ro1">
          <table:table-cell office:value-type="string">
            <text:p>W1KG6001</text:p>
          </table:table-cell>
          <table:table-cell office:value-type="string">
            <text:p>011374952-X</text:p>
          </table:table-cell>
          <table:table-cell office:value-type="string">
            <text:p>Dpal rgyal ba Jo-naṅ-paʼi lta ba śan ʼbyed yid kyi mun sel /Jo-naṅ Kun-mkhyen daṅ Tā-ra-nā-thas mdzad.</text:p>
          </table:table-cell>
          <table:table-cell table:number-columns-repeated="1008"/>
        </table:table-row>
        <table:table-row table:style-name="ro1">
          <table:table-cell office:value-type="string">
            <text:p>W1KG6014</text:p>
          </table:table-cell>
          <table:table-cell office:value-type="string">
            <text:p>012571750-4</text:p>
          </table:table-cell>
          <table:table-cell office:value-type="string">
            <text:p>Reb-koṅ Sṅags-maṅ gi skar yig phyogs bsgrigs /[sgrig pa po, Hūm̐-chen He-ru-ka daṅ Ñi-zla He-ru-ka].</text:p>
          </table:table-cell>
          <table:table-cell table:number-columns-repeated="1008"/>
        </table:table-row>
        <table:table-row table:style-name="ro1">
          <table:table-cell office:value-type="string">
            <text:p>W1KG6042</text:p>
          </table:table-cell>
          <table:table-cell office:value-type="string">
            <text:p>011076930-9</text:p>
          </table:table-cell>
          <table:table-cell office:value-type="string">
            <text:p>Chos-kyi-rgyal-po Nor-bu-bzaṅ-poʼi rnam thar phyogs bsgrigs byas pa Thos chuṅ yid kyi dgaʼ ston źes bya ba bźugs so /[Sdiṅ-chen Smyon-pa Tshe-riṅ-dbaṅ-ʼdus kyis phyogs bsgrigs byas]</text:p>
          </table:table-cell>
          <table:table-cell table:number-columns-repeated="1008"/>
        </table:table-row>
        <table:table-row table:style-name="ro1">
          <table:table-cell office:value-type="string">
            <text:p>W1KG6044</text:p>
          </table:table-cell>
          <table:table-cell office:value-type="string">
            <text:p>007353595-8</text:p>
          </table:table-cell>
          <table:table-cell office:value-type="string">
            <text:p>Gźon nu zla med kyi gtam rgyud /[Mdo-mkhar Źabs-druṅ Tshe-riṅ-dbaṅ-rgyal nas brtsams pa]</text:p>
          </table:table-cell>
          <table:table-cell table:number-columns-repeated="1008"/>
        </table:table-row>
        <table:table-row table:style-name="ro1">
          <table:table-cell office:value-type="string">
            <text:p>W1KG6046</text:p>
          </table:table-cell>
          <table:table-cell office:value-type="string">
            <text:p>007353607-5</text:p>
          </table:table-cell>
          <table:table-cell office:value-type="string">
            <text:p>Byaṅ chub kyi sems mṅaʼ baʼi bya mgrin sṅon zla baʼi rtogs pa brjod pa ʼkhor ba mthaʼ dag la sñiṅ po med par mthoṅ ba rnams kyi rna rgyan źes bya ba bźugs so /[Gnubs-kyi-rigs-las Bandeʼi-śa-gzugs-ma-tiʼi-miṅ-can-no].</text:p>
          </table:table-cell>
          <table:table-cell table:number-columns-repeated="1008"/>
        </table:table-row>
        <table:table-row table:style-name="ro1">
          <table:table-cell office:value-type="string">
            <text:p>W1KG6092</text:p>
          </table:table-cell>
          <table:table-cell office:value-type="string">
            <text:p>012102526-8</text:p>
          </table:table-cell>
          <table:table-cell office:value-type="string">
            <text:p>880-01Xizang zong jiao fa zhan shi /Zhongbu Cirenduojie zhu bian ; Gawaxiraosangbu deng bian.</text:p>
          </table:table-cell>
          <table:table-cell table:number-columns-repeated="1008"/>
        </table:table-row>
        <table:table-row table:style-name="ro1">
          <table:table-cell office:value-type="string">
            <text:p>W1KG6092</text:p>
          </table:table-cell>
          <table:table-cell office:value-type="string">
            <text:p>012362803-2</text:p>
          </table:table-cell>
          <table:table-cell office:value-type="string">
            <text:p>Chos lugs dar ʼphel byuṅ baʼi lo rgyus spyi don /Bod-ljoṅs spyi tshogs tshan rig khaṅ gi "Chos lugs lo rgyus źib ʼjug" tsuʼu.</text:p>
          </table:table-cell>
          <table:table-cell table:number-columns-repeated="1008"/>
        </table:table-row>
        <table:table-row table:style-name="ro1">
          <table:table-cell office:value-type="string">
            <text:p>W1KG6145</text:p>
          </table:table-cell>
          <table:table-cell office:value-type="string">
            <text:p>012824238-8</text:p>
          </table:table-cell>
          <table:table-cell office:value-type="string">
            <text:p>Btsan gnon ʼog gi Bod mi /Lha-phrug gis brtsams.</text:p>
          </table:table-cell>
          <table:table-cell table:number-columns-repeated="1008"/>
        </table:table-row>
        <table:table-row table:style-name="ro1">
          <table:table-cell office:value-type="string">
            <text:p>W1KG6161</text:p>
          </table:table-cell>
          <table:table-cell office:value-type="string">
            <text:p>013251954-2</text:p>
          </table:table-cell>
          <table:table-cell office:value-type="string">
            <text:p>Rdzogs chen zab chos phyogs bsgrigs man ṅag nor buʼi gter mdzod.</text:p>
          </table:table-cell>
          <table:table-cell table:number-columns-repeated="1008"/>
        </table:table-row>
        <table:table-row table:style-name="ro1">
          <table:table-cell office:value-type="string">
            <text:p>W1KG6169</text:p>
          </table:table-cell>
          <table:table-cell office:value-type="string">
            <text:p>012362848-2</text:p>
          </table:table-cell>
          <table:table-cell office:value-type="string">
            <text:p>Dpaʼ-ris bsaṅ brṅon yid bźin ʼgugs paʼi lcags kyu /[ʼJa-mo Gnas-brtan-tshe-riṅ sogs kyis sdud sgrig byas].</text:p>
          </table:table-cell>
          <table:table-cell table:number-columns-repeated="1008"/>
        </table:table-row>
        <table:table-row table:style-name="ro1">
          <table:table-cell office:value-type="string">
            <text:p>W1KG6188</text:p>
          </table:table-cell>
          <table:table-cell office:value-type="string">
            <text:p>012577614-4</text:p>
          </table:table-cell>
          <table:table-cell office:value-type="string">
            <text:p>Gnas yig phyogs bsgrigs rdzogs ldan gsar paʼi ʼod snaṅ bźugs so /Rgyal-khams-pa Ñag ʼGyur-med-rdo-rje nas phyogs bsgrigs źus.</text:p>
          </table:table-cell>
          <table:table-cell table:number-columns-repeated="1008"/>
        </table:table-row>
        <table:table-row table:style-name="ro1">
          <table:table-cell office:value-type="string">
            <text:p>W1KG6196</text:p>
          </table:table-cell>
          <table:table-cell office:value-type="string">
            <text:p>012614681-0</text:p>
          </table:table-cell>
          <table:table-cell office:value-type="string">
            <text:p>Kun gzigs Paṇ-chen sku ʼphreṅ bcu pa chen po rje btsun Blo-bzaṅ-ʼphrin-las-lhun-grub-chos-kyi-rgyal-mtshan dpal bzaṅ poʼi mdzad rnam sñiṅ bsdus gaṅgaʼi zegs ma źes bya ba bźugs so /[spyi khyab ʼgan ʼdzin, Dgaʼ-spag Blo-bzaṅ-rdo-rje ; rtsom sgrig pa rgan pa, Blo-bzaṅ-bkra-śis ; rtsom sgrig pa, Gtsaṅ-phrug Stobs-lags, E-lhun].</text:p>
          </table:table-cell>
          <table:table-cell table:number-columns-repeated="1008"/>
        </table:table-row>
        <table:table-row table:style-name="ro1">
          <table:table-cell office:value-type="string">
            <text:p>W1KG6197</text:p>
          </table:table-cell>
          <table:table-cell office:value-type="string">
            <text:p>012503142-4</text:p>
          </table:table-cell>
          <table:table-cell office:value-type="string">
            <text:p>880-01A-mdoʼi kha skad tshig mdzod :Bod Ryga Dbyin gsum śan sbyar = Anduo Zang yu kou yu ci dian /Ken-źan-tsuṅ daṅ Li-cun-yiṅ, Lhun-grub-rdo-rje bcas kyis rtsom sgrig byas.</text:p>
          </table:table-cell>
          <table:table-cell table:number-columns-repeated="1008"/>
        </table:table-row>
        <table:table-row table:style-name="ro1">
          <table:table-cell office:value-type="string">
            <text:p>W1KG6201</text:p>
          </table:table-cell>
          <table:table-cell office:value-type="string">
            <text:p>013326327-4</text:p>
          </table:table-cell>
          <table:table-cell office:value-type="string">
            <text:p>Sṅa-ʼgyur Mtho-slob Chen-moʼi bslab pa mthar son gyi mdzad sgo theṅs drug paʼi dran deb =VIth convocation souvenir.</text:p>
          </table:table-cell>
          <table:table-cell table:number-columns-repeated="1008"/>
        </table:table-row>
        <table:table-row table:style-name="ro1">
          <table:table-cell office:value-type="string">
            <text:p>W1KG6247</text:p>
          </table:table-cell>
          <table:table-cell office:value-type="string">
            <text:p>013514521-X</text:p>
          </table:table-cell>
          <table:table-cell office:value-type="string">
            <text:p>Kha gyaʼi gter rgan Rig-ʼdzin-bdud-ʼjoms-rdo-rjeʼi gsuṅ ʼbum /[gtso sgrig pa, Hūm̐-chen daṅ Ñi-zla].</text:p>
          </table:table-cell>
          <table:table-cell table:number-columns-repeated="1008"/>
        </table:table-row>
        <table:table-row table:style-name="ro1">
          <table:table-cell office:value-type="string">
            <text:p>W1KG6248</text:p>
          </table:table-cell>
          <table:table-cell office:value-type="string">
            <text:p>013514529-5</text:p>
          </table:table-cell>
          <table:table-cell office:value-type="string">
            <text:p>Reb-koṅ rus mdzod bźugs so /Rgya-bzaʼi Dge-bśes ʼJam-dbyaṅs-bsod-nams-grags-pas mdzad.</text:p>
          </table:table-cell>
          <table:table-cell table:number-columns-repeated="1008"/>
        </table:table-row>
        <table:table-row table:style-name="ro1">
          <table:table-cell office:value-type="string">
            <text:p>W1KG6249</text:p>
          </table:table-cell>
          <table:table-cell office:value-type="string">
            <text:p>013514517-1</text:p>
          </table:table-cell>
          <table:table-cell office:value-type="string">
            <text:p>Sde-dge ʼJigs-med-skal-bzaṅ daṅ Rdzoṅ-sṅon Padma-thugs-mchog-rdo-rjeʼi gsuṅ rtsom phyogs bsgrigs.</text:p>
          </table:table-cell>
          <table:table-cell table:number-columns-repeated="1008"/>
        </table:table-row>
        <table:table-row table:style-name="ro1">
          <table:table-cell office:value-type="string">
            <text:p>W1KG6254</text:p>
          </table:table-cell>
          <table:table-cell office:value-type="string">
            <text:p>013606181-8</text:p>
          </table:table-cell>
          <table:table-cell office:value-type="string">
            <text:p>Sṅags ʼchaṅ Mgon-po-tshe-brtan gyi gsuṅ rtsom phyogs bsgrigs.</text:p>
          </table:table-cell>
          <table:table-cell table:number-columns-repeated="1008"/>
        </table:table-row>
        <table:table-row table:style-name="ro1">
          <table:table-cell office:value-type="string">
            <text:p>W1KG6256</text:p>
          </table:table-cell>
          <table:table-cell office:value-type="string">
            <text:p>012362784-2</text:p>
          </table:table-cell>
          <table:table-cell office:value-type="string">
            <text:p>Byaṅ chub lam gyi rim pa chuṅ ṅuʼi zin bris blo gsal rgya mtshoʼi ʼjug ṅogs źes bya ba bźugs so /ʼJam-dbyaṅs-smon-lam gyis mdzad.</text:p>
          </table:table-cell>
          <table:table-cell table:number-columns-repeated="1008"/>
        </table:table-row>
        <table:table-row table:style-name="ro1">
          <table:table-cell office:value-type="string">
            <text:p>W1KG6259</text:p>
          </table:table-cell>
          <table:table-cell office:value-type="string">
            <text:p>012923624-1</text:p>
          </table:table-cell>
          <table:table-cell office:value-type="string">
            <text:p>"Rba bźed" phyogs bsgrigs /Bde-skyid kyis bsgrigs.</text:p>
          </table:table-cell>
          <table:table-cell table:number-columns-repeated="1008"/>
        </table:table-row>
        <table:table-row table:style-name="ro1">
          <table:table-cell office:value-type="string">
            <text:p>W1KG6260</text:p>
          </table:table-cell>
          <table:table-cell office:value-type="string">
            <text:p>013606201-6</text:p>
          </table:table-cell>
          <table:table-cell office:value-type="string">
            <text:p>Spaṅ ljoṅs me tog ʼkhrigs paʼi ldiṅ khaṅ :Dpal-mgon gyi sgra sñan rduṅ len gces bsdus /Dpal-mgon gyis rtsom sgrig byas.</text:p>
          </table:table-cell>
          <table:table-cell table:number-columns-repeated="1008"/>
        </table:table-row>
        <table:table-row table:style-name="ro1">
          <table:table-cell office:value-type="string">
            <text:p>W1KG6288</text:p>
          </table:table-cell>
          <table:table-cell office:value-type="string">
            <text:p>012364871-8</text:p>
          </table:table-cell>
          <table:table-cell office:value-type="string">
            <text:p>Źol-khaṅ Bsod-nams-dar-rgyas kyi gsuṅ rtsom phyogs bsgrigs.</text:p>
          </table:table-cell>
          <table:table-cell table:number-columns-repeated="1008"/>
        </table:table-row>
        <table:table-row table:style-name="ro1">
          <table:table-cell office:value-type="string">
            <text:p>W1KG6291</text:p>
          </table:table-cell>
          <table:table-cell office:value-type="string">
            <text:p>013606208-3</text:p>
          </table:table-cell>
          <table:table-cell office:value-type="string">
            <text:p>Rje btsun Mar-paʼi rnam thar grub pai no mtshar brjod pa.Dpaʼ-bo Gtsug-lag-phreṅ-baʼi rnam rnam ʼkhrul paʼi bzin ras char bai me lon. Dpaʼ-bo Gtsug-lag-phreṅ-baʼi gsuṅ ʼbum dkar chag /Dpaʼ-bo Gtsug-lag-phreṅ-ba.</text:p>
          </table:table-cell>
          <table:table-cell table:number-columns-repeated="1008"/>
        </table:table-row>
        <table:table-row table:style-name="ro1">
          <table:table-cell office:value-type="string">
            <text:p>W1KG6296</text:p>
          </table:table-cell>
          <table:table-cell office:value-type="string">
            <text:p>013443121-9</text:p>
          </table:table-cell>
          <table:table-cell office:value-type="string">
            <text:p>880-02Bod kyi gso rig tshig mdzod rab gsal me loṅ :Bod Rgya śan sbyar /rtsom sgrig pa gtso bo Le ʼDod-mos = Jian ming Zang yi ci dian : Zang Han dui zhao / zhu bian Li Duomei.</text:p>
          </table:table-cell>
          <table:table-cell table:number-columns-repeated="1008"/>
        </table:table-row>
        <table:table-row table:style-name="ro1">
          <table:table-cell office:value-type="string">
            <text:p>W1KG6298</text:p>
          </table:table-cell>
          <table:table-cell office:value-type="string">
            <text:p>012123009-0</text:p>
          </table:table-cell>
          <table:table-cell office:value-type="string">
            <text:p>Lho ʼBroṅ-sprul O-rgyan-nus-ldan-che-mchog-rdo-rjeʼi yon tan gyi sprul pa Lho ʼBroṅ-sprul sku phreṅ bdun pa O-rgyan-raṅ-ʼbyuṅ ʼGro-ʼdul-bde-chen-rdo-rje mchog mi ʼjigs seṅges mtshan paʼi chos kyi khri ʼphaṅ mthon por mṅaʼ gsol gzeṅs bstod ji ltar źus skor gyi rnam thar bsdus pa sa chen sgul baʼi dril rgan ma źes bya ba bźugs so /[Jo-sras Bkra-śis-tshe-riṅ gis bsgrigs].</text:p>
          </table:table-cell>
          <table:table-cell table:number-columns-repeated="1008"/>
        </table:table-row>
        <table:table-row table:style-name="ro1">
          <table:table-cell office:value-type="string">
            <text:p>W1KG6328</text:p>
          </table:table-cell>
          <table:table-cell office:value-type="string">
            <text:p>011543207-8</text:p>
          </table:table-cell>
          <table:table-cell office:value-type="string">
            <text:p>Skyabs mchog ʼkhor loʼi mgon po Śrī Seṅ-brag Rin-po-che Ṅag-dbaṅ-ʼgyur-med-chos-kyi-rgyal-mtshan mchog gi rnam thar gsol ʼdebs mdor bsdus su bkod pa byin rlabs gter mdzod daṅ deʼi don ʼgrel yid bźin nor buʼi phreṅ ba źes bya ba bźugs so /Mkhan-po Phrin-las-rdo-rje.</text:p>
          </table:table-cell>
          <table:table-cell table:number-columns-repeated="1008"/>
        </table:table-row>
        <table:table-row table:style-name="ro1">
          <table:table-cell office:value-type="string">
            <text:p>W1KG6330</text:p>
          </table:table-cell>
          <table:table-cell office:value-type="string">
            <text:p>012696345-2</text:p>
          </table:table-cell>
          <table:table-cell office:value-type="string">
            <text:p>Bod kyi deṅ rabs rtsom rig źib ʼjug /Rnam-sras kyis brtsams.</text:p>
          </table:table-cell>
          <table:table-cell table:number-columns-repeated="1008"/>
        </table:table-row>
        <table:table-row table:style-name="ro1">
          <table:table-cell office:value-type="string">
            <text:p>W1KG6346</text:p>
          </table:table-cell>
          <table:table-cell office:value-type="string">
            <text:p>012364450-X</text:p>
          </table:table-cell>
          <table:table-cell office:value-type="string">
            <text:p>Kruṅ-goʼi Bod rig pa :lo ʼkhor 20 dpyad rtsom bdams bsgrigs /[rtsom sgrig ʼgan ʼkhur ba: Sgrol-ma-thar, Nor-bu-tshe-ring, Phur-ban, Gʹyu-sgron].</text:p>
          </table:table-cell>
          <table:table-cell table:number-columns-repeated="1008"/>
        </table:table-row>
        <table:table-row table:style-name="ro1">
          <table:table-cell office:value-type="string">
            <text:p>W1KG662</text:p>
          </table:table-cell>
          <table:table-cell office:value-type="string">
            <text:p>011410358-5</text:p>
          </table:table-cell>
          <table:table-cell office:value-type="string">
            <text:p>Bod Dbyin Rgya gsum gyi sman khaṅ ñer mkhoʼi brda sprod /Ñi-ma daṅ Rgyal-pos rtsom sgrig źus = Tibetan-English-Chinese dialogue in the hospital / Nyima and Gelpo.</text:p>
          </table:table-cell>
          <table:table-cell table:number-columns-repeated="1008"/>
        </table:table-row>
        <table:table-row table:style-name="ro1">
          <table:table-cell office:value-type="string">
            <text:p>W1KG819</text:p>
          </table:table-cell>
          <table:table-cell office:value-type="string">
            <text:p>012114743-6</text:p>
          </table:table-cell>
          <table:table-cell office:value-type="string">
            <text:p>Bras-ljoṅs naṅ dgon sde khag gcig gi chags rabs yig cha bźugs /[bsdu rub phyogs bsdebs daṅ źu sgrig pa, Jo-sras Bkra-śis-tshe-riṅ].</text:p>
          </table:table-cell>
          <table:table-cell table:number-columns-repeated="1008"/>
        </table:table-row>
        <table:table-row table:style-name="ro1">
          <table:table-cell office:value-type="string">
            <text:p>W1KG820</text:p>
          </table:table-cell>
          <table:table-cell office:value-type="string">
            <text:p>012623792-1</text:p>
          </table:table-cell>
          <table:table-cell office:value-type="string">
            <text:p>Rin chen gter mdzod daṅ ʼbrel baʼi źal gdams phyogs bsgrigs chos kyi bdud rtsi źes bya ba bźugs so /Bkaʼ-dbaṅ Go-sgrig Tshogs-chuṅ.</text:p>
          </table:table-cell>
          <table:table-cell table:number-columns-repeated="1008"/>
        </table:table-row>
        <table:table-row table:style-name="ro1">
          <table:table-cell office:value-type="string">
            <text:p>W1KG8481</text:p>
          </table:table-cell>
          <table:table-cell office:value-type="string">
            <text:p>009590137-X</text:p>
          </table:table-cell>
          <table:table-cell office:value-type="string">
            <text:p>Khrag thigs las skyes paʾi ljaṅ myug :den rabs Bod kyi rtsom rig daṅ deʾi rgyab ljoṅs (1980-2000) /Hor-gtsaṅ ʾJigs-med kyis brtsams.</text:p>
          </table:table-cell>
          <table:table-cell table:number-columns-repeated="1008"/>
        </table:table-row>
        <table:table-row table:style-name="ro1">
          <table:table-cell office:value-type="string">
            <text:p>W1KG852</text:p>
          </table:table-cell>
          <table:table-cell office:value-type="string">
            <text:p>012062342-0</text:p>
          </table:table-cell>
          <table:table-cell office:value-type="string">
            <text:p>Sbas-yul ʼBras-mo-ljoṅs su deṅ rabs Bod kyi bla ma skyes chen dam pa rnams kyis mdzad pa phyag ris ji bskyaṅs kyi rnam thar śin tu bsdus pa bźugs so /Ātsārya Tshul-khrims-rgya-mtshos phyogs sgrig źus.</text:p>
          </table:table-cell>
          <table:table-cell table:number-columns-repeated="1008"/>
        </table:table-row>
        <table:table-row table:style-name="ro1">
          <table:table-cell office:value-type="string">
            <text:p>W1KG8536</text:p>
          </table:table-cell>
          <table:table-cell office:value-type="string">
            <text:p>012364441-0</text:p>
          </table:table-cell>
          <table:table-cell office:value-type="string">
            <text:p>Khyab bdag ʼgro baʼi mgon po śes bya kun gzigs dpal O-rgyan-ʼjigs-med-nam-mkhaʼ-gliṅ-pa Rin-po-che daṅ Mkhaʼ-ʼgro Rin-po-che Tā-re Bde-chen-lha-mo zuṅ gi zab gter nam mkhaʼ mdzod kyi chos tshan las Rdzogs-pa chen poʼi man ṅag daṅ źal gdams kyi skor phyogs bsgrigs kun bzaṅ thugs kyi dgaʼ tshal źes bya ba bźugs so /[Nam-sprul Rin-po-che Thabs-śes kyis [phyogs bsgrigs] mdzad.</text:p>
          </table:table-cell>
          <table:table-cell table:number-columns-repeated="1008"/>
        </table:table-row>
        <table:table-row table:style-name="ro1">
          <table:table-cell office:value-type="string">
            <text:p>W1KG854</text:p>
          </table:table-cell>
          <table:table-cell office:value-type="string">
            <text:p>012571912-4</text:p>
          </table:table-cell>
          <table:table-cell office:value-type="string">
            <text:p>Mdzod chen rnam lṅa las gter mdzod daṅ ʼbrel baʼi lo rgyus gces bsdus rig ʼdzin dgyes paʼi mchod sprin źes bya ba bźugs so /[Bkaʼ-dbaṅ-go-sgrig-tshogs-chuṅ gis phyogs bsgrigs].</text:p>
          </table:table-cell>
          <table:table-cell table:number-columns-repeated="1008"/>
        </table:table-row>
        <table:table-row table:style-name="ro1">
          <table:table-cell office:value-type="string">
            <text:p>W1KG857</text:p>
          </table:table-cell>
          <table:table-cell office:value-type="string">
            <text:p>011903574-X</text:p>
          </table:table-cell>
          <table:table-cell office:value-type="string">
            <text:p>Bod ljongs kyi dpal 'byor /Wang Wun-khrang, lha-msthan gyis brtsoms ; edited by Nor-bu-dbaṅ-ldan gyis bsgyur.</text:p>
          </table:table-cell>
          <table:table-cell table:number-columns-repeated="1008"/>
        </table:table-row>
        <table:table-row table:style-name="ro1">
          <table:table-cell office:value-type="string">
            <text:p>W1KG8584</text:p>
          </table:table-cell>
          <table:table-cell office:value-type="string">
            <text:p>012748864-2</text:p>
          </table:table-cell>
          <table:table-cell office:value-type="string">
            <text:p>ʼJam mgon chos kyi rgyal po Tsoṅ-kha-pa chen poʼi rnam thar thub bstan mdzes paʼi rgyan gcig ṅo mtshar nor buʼi ʼphreṅ ba daṅ mdzad rnam źal than bźugs so /Rgyal-dbaṅ Chos-rje Blo-bzaṅ-ʼphrin-las-rnam-rgyal gyis brtsams ; Ser-gtsug Nan-bstan Dpe-rnin ʼTshol-bsud Phyogs-sgrig Khan nas bsgrigs.</text:p>
          </table:table-cell>
          <table:table-cell table:number-columns-repeated="1008"/>
        </table:table-row>
        <table:table-row table:style-name="ro1">
          <table:table-cell office:value-type="string">
            <text:p>W1KG862</text:p>
          </table:table-cell>
          <table:table-cell office:value-type="string">
            <text:p>011896784-3</text:p>
          </table:table-cell>
          <table:table-cell office:value-type="string">
            <text:p>Bod ljoṅs kyi sgyu rtsal /Źuṅ-wun-pin gyis brtsoms ; Dros-dmar-tshe-riṅ-rdo-rje gyis bsgyur.</text:p>
          </table:table-cell>
          <table:table-cell table:number-columns-repeated="1008"/>
        </table:table-row>
        <table:table-row table:style-name="ro1">
          <table:table-cell office:value-type="string">
            <text:p>W1KG8718</text:p>
          </table:table-cell>
          <table:table-cell office:value-type="string">
            <text:p>003534434-2</text:p>
          </table:table-cell>
          <table:table-cell office:value-type="string">
            <text:p>Biography of Atiśa and his disciple ḥBrom-ston.</text:p>
          </table:table-cell>
          <table:table-cell table:number-columns-repeated="1008"/>
        </table:table-row>
        <table:table-row table:style-name="ro1">
          <table:table-cell office:value-type="string">
            <text:p>W1KG8721</text:p>
          </table:table-cell>
          <table:table-cell office:value-type="string">
            <text:p>003534435-0</text:p>
          </table:table-cell>
          <table:table-cell office:value-type="string">
            <text:p>Biography of Atīśa and his disciple ḣBrom-ston.</text:p>
          </table:table-cell>
          <table:table-cell table:number-columns-repeated="1008"/>
        </table:table-row>
        <table:table-row table:style-name="ro1">
          <table:table-cell office:value-type="string">
            <text:p>W1KG881</text:p>
          </table:table-cell>
          <table:table-cell office:value-type="string">
            <text:p>010897004-3</text:p>
          </table:table-cell>
          <table:table-cell office:value-type="string">
            <text:p>Mi tra daṅ Rdor phreṅ gi lha tshogs kyi gtso boʼi sku brñan mthoṅ ba don ldan.</text:p>
          </table:table-cell>
          <table:table-cell table:number-columns-repeated="1008"/>
        </table:table-row>
        <table:table-row table:style-name="ro1">
          <table:table-cell office:value-type="string">
            <text:p>W1KG8833</text:p>
          </table:table-cell>
          <table:table-cell office:value-type="string">
            <text:p>010908349-0</text:p>
          </table:table-cell>
          <table:table-cell office:value-type="string">
            <text:p>Chos mṅon pa mdzod kyi dgoṅs don gsal bar byed paʼi legs bśad ñin byed dbaṅ poʼi snaṅ ba and Dam paʼi chos mṅon pa mdzod rtsa ʼgrel gyi gnas ʼga źig phyogs gcig tu bsdebs paʼi sdom gyi tshigs su bcad pa rmoṅs mun sel baʼi sgron me :the obligatory syllabus for the study of the Abhidharmakoṣa of Smad Grwa-tshaṅ of Se-ra Monastery /by Rgyal-dbaṅ Chos-rje Dar-han Mkhan-po Blo-bzaṅ-ʼphrin-las-rnam-rgyal.</text:p>
          </table:table-cell>
          <table:table-cell table:number-columns-repeated="1008"/>
        </table:table-row>
        <table:table-row table:style-name="ro1">
          <table:table-cell office:value-type="string">
            <text:p>W1KG892</text:p>
          </table:table-cell>
          <table:table-cell office:value-type="string">
            <text:p>002657377-6</text:p>
          </table:table-cell>
          <table:table-cell office:value-type="string">
            <text:p>Rñin maʾi rgyud bcu bdun :collected Nyingmapa tantras of the Man ṅag sde class of the A ti yo ga (Rdzogs chen).</text:p>
          </table:table-cell>
          <table:table-cell table:number-columns-repeated="1008"/>
        </table:table-row>
        <table:table-row table:style-name="ro1">
          <table:table-cell office:value-type="string">
            <text:p>W1KG9029</text:p>
          </table:table-cell>
          <table:table-cell office:value-type="string">
            <text:p>013865278-3</text:p>
          </table:table-cell>
          <table:table-cell office:value-type="string">
            <text:p>Dpal dus kyi ʼkhor loʼi zab lam rdo rjeʼi rnal ʼbyor gyi chos skor phyogs bsgrigs bźugs so /[Kun-spaṅs Thugs-rje-brtson-ʼgrus kyis brtsams].</text:p>
          </table:table-cell>
          <table:table-cell table:number-columns-repeated="1008"/>
        </table:table-row>
        <table:table-row table:style-name="ro1">
          <table:table-cell office:value-type="string">
            <text:p>W1KG9030</text:p>
          </table:table-cell>
          <table:table-cell office:value-type="string">
            <text:p>013514522-8</text:p>
          </table:table-cell>
          <table:table-cell office:value-type="string">
            <text:p>Yu moʼi gsal sgron rnam bźi ;daṅ, ʼBro baʼi gsuṅ sgros rgyas pa ʼod zer phreṅ ba sogs bźugs so /[Grub-chen Yu-mo yab sras kyis brtsams ; gtso sgrig pa, Ṅag-dbaṅ-kun-dgaʼ-ʼjam-dbyaṅs-blo-gros].</text:p>
          </table:table-cell>
          <table:table-cell table:number-columns-repeated="1008"/>
        </table:table-row>
        <table:table-row table:style-name="ro1">
          <table:table-cell office:value-type="string">
            <text:p>W1KG9031</text:p>
          </table:table-cell>
          <table:table-cell office:value-type="string">
            <text:p>013514533-3</text:p>
          </table:table-cell>
          <table:table-cell office:value-type="string">
            <text:p>Theg pa chen po mdo sdeʼi rgyan gyi rnam par bśad pa theg chen rab gsal snaṅ ba źes bya ba bźugs so /[Sa-bzaṅ Ma-ti Paṇ-chen sogs kyis bsgyur ; gtso sgrig pa, Ṅag-dbaṅ-kun-dgaʼ-ʼjam-dbyaṅs-blo-gros].</text:p>
          </table:table-cell>
          <table:table-cell table:number-columns-repeated="1008"/>
        </table:table-row>
        <table:table-row table:style-name="ro1">
          <table:table-cell office:value-type="string">
            <text:p>W1KG9032</text:p>
          </table:table-cell>
          <table:table-cell office:value-type="string">
            <text:p>013514475-2</text:p>
          </table:table-cell>
          <table:table-cell office:value-type="string">
            <text:p>Rdo rje slob dpon gyi bya ba kun las btus pa =Kri-yasamutstsha-biharati-sma /[Sa-bzaṅ Ma-ti Paṇ-chen sogs kyis bsgyur ; gtso sgrig pa, Ṅag-dbaṅ-kun-dgaʼ-ʼjam-dbyaṅs-blo-gros].</text:p>
          </table:table-cell>
          <table:table-cell table:number-columns-repeated="1008"/>
        </table:table-row>
        <table:table-row table:style-name="ro1">
          <table:table-cell office:value-type="string">
            <text:p>W1KG9034</text:p>
          </table:table-cell>
          <table:table-cell office:value-type="string">
            <text:p>013496466-7</text:p>
          </table:table-cell>
          <table:table-cell office:value-type="string">
            <text:p>Chos rje kun mkhyen chen poʼi bu chen ʼBri-guṅ Lo-tsā-bas mdzad paʼi sbyor ba yan lag drug gi ṅo sprod rgyud gsum gsal byed sogs zab lam gyi dpe tshan lṅaʼi dbu tshab bźugs so /[ʼBri-guṅ Lo-tsā-ba Ma-ṇi-ka Śrī-dznā-nas ; gtso sgrig pa, Ṅag-dbaṅ-kun-dgaʼ-ʼjam-dbyaṅs-blo-gros].</text:p>
          </table:table-cell>
          <table:table-cell table:number-columns-repeated="1008"/>
        </table:table-row>
        <table:table-row table:style-name="ro1">
          <table:table-cell office:value-type="string">
            <text:p>W1KG9035</text:p>
          </table:table-cell>
          <table:table-cell office:value-type="string">
            <text:p>013514525-2</text:p>
          </table:table-cell>
          <table:table-cell office:value-type="string">
            <text:p>Bstan pa spyi ʼgrel gyi ʼgrel bśad daṅ theg pa chen po rgyud bla maʼi bstan bcos kyi rnam par bśad pa sogs bźugs so /[Gha-ruṅ-pa Lhaʼi-rgyal-mtshan gyis brtsams ; gtso sgrig pa, Ṅag-dbaṅ-kun-dgaʼ-ʼjam-dbyaṅs-blo-gros].</text:p>
          </table:table-cell>
          <table:table-cell table:number-columns-repeated="1008"/>
        </table:table-row>
        <table:table-row table:style-name="ro1">
          <table:table-cell office:value-type="string">
            <text:p>W1KG9036</text:p>
          </table:table-cell>
          <table:table-cell office:value-type="string">
            <text:p>013633726-0</text:p>
          </table:table-cell>
          <table:table-cell office:value-type="string">
            <text:p>Rgyud bla maʼi grel pa mdo daṅ sbyar ba ṅes paʼi don gyi snaṅ ba ;daṅ, Ṅes don nor buʼi mdzod ces bya ba bźugs so /[Rin-chen-ye-śes daṅ Ye-śes-rdo-rje gñis kyis [mdzad] ; gtso sgrig pa, Ṅag-dbaṅ-kun-dgaʼ-ʼjam-dbyaṅs-blo-gros].</text:p>
          </table:table-cell>
          <table:table-cell table:number-columns-repeated="1008"/>
        </table:table-row>
        <table:table-row table:style-name="ro1">
          <table:table-cell office:value-type="string">
            <text:p>W1KG9037</text:p>
          </table:table-cell>
          <table:table-cell office:value-type="string">
            <text:p>013633720-1</text:p>
          </table:table-cell>
          <table:table-cell office:value-type="string">
            <text:p>ʼOd gsal rgyan gyi bśad pa yid kyi mun sel sogs bźugs so /[Ña-dbon Kun-dgaʼ-dpal gyis mdzad ; gtso sgrig pa, Ṅag-dbaṅ-kun-dgaʼ-ʼjam-dbyaṅs-blo-gros].</text:p>
          </table:table-cell>
          <table:table-cell table:number-columns-repeated="1008"/>
        </table:table-row>
        <table:table-row table:style-name="ro1">
          <table:table-cell office:value-type="string">
            <text:p>W1KG9038</text:p>
          </table:table-cell>
          <table:table-cell office:value-type="string">
            <text:p>013514509-0</text:p>
          </table:table-cell>
          <table:table-cell office:value-type="string">
            <text:p>Mdo sde rgyan rtsa ʼgrel gyi rgyas bśad gnaṅ ba las ʼbru non sñiṅ po bsdus pa bśes ʼphrin rnam bśad sogs bźugs so /[Rje-btsun Tā-ra-nā-thaʼi gsuṅ zin bris ; gtso sgrig pa, Ṅag-dbaṅ-kun-dgaʼ-ʼjam-dbyaṅs-blo-gros].</text:p>
          </table:table-cell>
          <table:table-cell table:number-columns-repeated="1008"/>
        </table:table-row>
        <table:table-row table:style-name="ro1">
          <table:table-cell office:value-type="string">
            <text:p>W1KG9041</text:p>
          </table:table-cell>
          <table:table-cell office:value-type="string">
            <text:p>011564538-1</text:p>
          </table:table-cell>
          <table:table-cell office:value-type="string">
            <text:p>Dbu ma ʼjug paʼi ʼbru ʼgrel glo gsal dgaʼ baʼi me loṅ sogs bźugs so /Mkhan-chen Ṅag-dbaṅ-dpal-bzaṅ-pos mdzad.</text:p>
          </table:table-cell>
          <table:table-cell table:number-columns-repeated="1008"/>
        </table:table-row>
        <table:table-row table:style-name="ro1">
          <table:table-cell office:value-type="string">
            <text:p>W1KG9042</text:p>
          </table:table-cell>
          <table:table-cell office:value-type="string">
            <text:p>011564631-0</text:p>
          </table:table-cell>
          <table:table-cell office:value-type="string">
            <text:p>Dpal gsaṅ baʼi sñiṅ poʼi ʼgrel pa phyogs bcuʼi mun sel źes bya ba bźugs so /Kun-mkhyen Kloṅ-chen-rab-ʼbyams kyis mdzad.</text:p>
          </table:table-cell>
          <table:table-cell table:number-columns-repeated="1008"/>
        </table:table-row>
        <table:table-row table:style-name="ro1">
          <table:table-cell office:value-type="string">
            <text:p>W1KG9087</text:p>
          </table:table-cell>
          <table:table-cell office:value-type="string">
            <text:p>010908250-8</text:p>
          </table:table-cell>
          <table:table-cell office:value-type="string">
            <text:p>Thams cad mkhyen pa Drug pa Blo bzaṅ rin chen Tshaṅs dbyaṅs rgya mtshoʼi thun moṅ phyiʼi rnam par thar pa du kū laʼi ʼphro ʼthud rab gsal gser gyi sñe ma :the biography of the early life of the Sixth Dalai Lama Tshaṅs-dbyaṅs-rgya-mtsho /by the Sde-srid Saṅs-rgyas-rgya-mtsho.</text:p>
          </table:table-cell>
          <table:table-cell table:number-columns-repeated="1008"/>
        </table:table-row>
        <table:table-row table:style-name="ro1">
          <table:table-cell office:value-type="string">
            <text:p>W1KG9090</text:p>
          </table:table-cell>
          <table:table-cell office:value-type="string">
            <text:p>002655534-4</text:p>
          </table:table-cell>
          <table:table-cell office:value-type="string">
            <text:p>The life of the Saint of Gtsaṅ /by Rgod-tshaṅ-ras-pa Sna-tshogs-raṅ-grol ; edited by Lokesh Chandra ; with a pref. by E. Gene Smith.</text:p>
          </table:table-cell>
          <table:table-cell table:number-columns-repeated="1008"/>
        </table:table-row>
        <table:table-row table:style-name="ro1">
          <table:table-cell office:value-type="string">
            <text:p>W1KG9121</text:p>
          </table:table-cell>
          <table:table-cell office:value-type="string">
            <text:p>001936239-0</text:p>
          </table:table-cell>
          <table:table-cell office:value-type="string">
            <text:p>Thugs rje chen poʾi rnam thar Phan you gsal byed sgron ma :a presentation of the practice focussing upon Avalokiteśvara Mahākāruṇika.</text:p>
          </table:table-cell>
          <table:table-cell table:number-columns-repeated="1008"/>
        </table:table-row>
        <table:table-row table:style-name="ro1">
          <table:table-cell office:value-type="string">
            <text:p>W1KG9406</text:p>
          </table:table-cell>
          <table:table-cell office:value-type="string">
            <text:p>001810895-4</text:p>
          </table:table-cell>
          <table:table-cell office:value-type="string">
            <text:p>Sbas yul Padma bkod kyi lam yig, Ma ʾoṅs luṅ bstan sna tshogs phyogs gcig tu bsdus paʾ i gsuṅ pod :a collection of prophecies of things to come and accounts of Padma-bkod from the library of Ri-bo-che Rje-druṅ of Padma-bkod.</text:p>
          </table:table-cell>
          <table:table-cell table:number-columns-repeated="1008"/>
        </table:table-row>
        <table:table-row table:style-name="ro1">
          <table:table-cell office:value-type="string">
            <text:p>W1KG9412</text:p>
          </table:table-cell>
          <table:table-cell office:value-type="string">
            <text:p>001834903-X</text:p>
          </table:table-cell>
          <table:table-cell office:value-type="string">
            <text:p>Documents pour l'étude de la religion et de l'organisation sociale des Sherpa /par Çar-pʾai [sic] Bla-ma Saṅs-rgyas Bstan-ʾin et Alexander W. Macdonald.</text:p>
          </table:table-cell>
          <table:table-cell table:number-columns-repeated="1008"/>
        </table:table-row>
        <table:table-row table:style-name="ro1">
          <table:table-cell office:value-type="string">
            <text:p>W1KG9453</text:p>
          </table:table-cell>
          <table:table-cell office:value-type="string">
            <text:p>001837477-8</text:p>
          </table:table-cell>
          <table:table-cell office:value-type="string">
            <text:p>A concise historical account of the techniques of esoteric realisation of the Nyingmapa and other Buddhist traditions of Tibet :being the text of Sngaʾgyur rdo rje theg pa gtso bor gyur paʾi gtam mdor bsdus legs bshad padma dkar poʾi rdzing bu /by Zhe-chen Rgyal-tshab Padma-rnam-rgyal.</text:p>
          </table:table-cell>
          <table:table-cell table:number-columns-repeated="1008"/>
        </table:table-row>
        <table:table-row table:style-name="ro1">
          <table:table-cell office:value-type="string">
            <text:p>W1KG9561</text:p>
          </table:table-cell>
          <table:table-cell office:value-type="string">
            <text:p>001381033-2</text:p>
          </table:table-cell>
          <table:table-cell office:value-type="string">
            <text:p>The collected works of A-kya Yoṅs-ʾdzin.</text:p>
          </table:table-cell>
          <table:table-cell table:number-columns-repeated="1008"/>
        </table:table-row>
        <table:table-row table:style-name="ro1">
          <table:table-cell office:value-type="string">
            <text:p>W1KG9580</text:p>
          </table:table-cell>
          <table:table-cell office:value-type="string">
            <text:p>001350632-3</text:p>
          </table:table-cell>
          <table:table-cell office:value-type="string">
            <text:p>The collected works of the Sixth Panchen Lama Blo-bzaṅ-thub-bstan-chos-kyi-ñi-ma.Reproduced from a print from the Bkra-śis-lhun-po blocks by Lha-mkhar Yoṅs-ʾdzin Bstan-pa-rgyal-mtshan.</text:p>
          </table:table-cell>
          <table:table-cell table:number-columns-repeated="1008"/>
        </table:table-row>
        <table:table-row table:style-name="ro1">
          <table:table-cell office:value-type="string">
            <text:p>W1KG9588</text:p>
          </table:table-cell>
          <table:table-cell office:value-type="string">
            <text:p>001604759-1</text:p>
          </table:table-cell>
          <table:table-cell office:value-type="string">
            <text:p>Bkaʾ brgyad Bde gśegs ʾdus paʾi chos skor :a reproduction of a manuscript collection of texts from the revelations of Mṅaʾ-bdag Ñaṅ-ral Ñi-ma-ʾod-zer.</text:p>
          </table:table-cell>
          <table:table-cell table:number-columns-repeated="1008"/>
        </table:table-row>
        <table:table-row table:style-name="ro1">
          <table:table-cell office:value-type="string">
            <text:p>W1KG9602</text:p>
          </table:table-cell>
          <table:table-cell office:value-type="string">
            <text:p>001834975-7</text:p>
          </table:table-cell>
          <table:table-cell office:value-type="string">
            <text:p>Saṅs rgyas kyi bstan pa la rim ʼjug paʼi tshul (Saṅs rgyas bstan rim) :a detailed presentation of the principles of Buddhism /by Rdo-rje-rgyal-po. Bcom ldan ʼdas Thub paʼi dbaṅ poʼi mdzad pa mdo tsam brjod pa mthoṅ bas don ldan rab tu dgaʼ ba daṅ bcas paʼi ñin byed phyogs brgyar ʼchar ba : an account of the life of Gautama Buddha / by Jo-naṅ Rje-btsun Tāranātha.</text:p>
          </table:table-cell>
          <table:table-cell table:number-columns-repeated="1008"/>
        </table:table-row>
        <table:table-row table:style-name="ro1">
          <table:table-cell office:value-type="string">
            <text:p>W1KG9603</text:p>
          </table:table-cell>
          <table:table-cell office:value-type="string">
            <text:p>001605035-5</text:p>
          </table:table-cell>
          <table:table-cell office:value-type="string">
            <text:p>Nalendraʾi bskaṅ gso :daily rituals for the renewal of relationships and the propitiation of the protective deities of Nalendra Monastery.</text:p>
          </table:table-cell>
          <table:table-cell table:number-columns-repeated="1008"/>
        </table:table-row>
        <table:table-row table:style-name="ro1">
          <table:table-cell office:value-type="string">
            <text:p>W1KG9605</text:p>
          </table:table-cell>
          <table:table-cell office:value-type="string">
            <text:p>007385613-4</text:p>
          </table:table-cell>
          <table:table-cell office:value-type="string">
            <text:p>The autobiography and selected writings of Śākya-rin-chen, the ninth Rje Mkhan-po of Bhutan.</text:p>
          </table:table-cell>
          <table:table-cell table:number-columns-repeated="1008"/>
        </table:table-row>
        <table:table-row table:style-name="ro1">
          <table:table-cell office:value-type="string">
            <text:p>W1KG9607</text:p>
          </table:table-cell>
          <table:table-cell office:value-type="string">
            <text:p>001835244-8</text:p>
          </table:table-cell>
          <table:table-cell office:value-type="string">
            <text:p>Rare Tibetan texts from Lahul :narrative accounts (rnam thar) of Rgod-tshaṅ-pa Mgon-po-rdo-rje, Chos-rgyal Gʾyu-sna Legs-paʾi-don-grub, and Sras Gu-ru Chos-kyi-dbaṅ-phyug.</text:p>
          </table:table-cell>
          <table:table-cell table:number-columns-repeated="1008"/>
        </table:table-row>
        <table:table-row table:style-name="ro1">
          <table:table-cell office:value-type="string">
            <text:p>W1KG9609</text:p>
          </table:table-cell>
          <table:table-cell office:value-type="string">
            <text:p>011206734-4</text:p>
          </table:table-cell>
          <table:table-cell office:value-type="string">
            <text:p>Khros maʼi sgrub skor :a cycle of practice focussing upon the realization of the Wrathful Ḍākinī, from the Chos ñid nam mkhaʼi kloṅ mdzod revelations of Bdud-ʼjoms-gliṅ-pa and amplified by the liturgical instructions of various masters of the tradition.</text:p>
          </table:table-cell>
          <table:table-cell table:number-columns-repeated="1008"/>
        </table:table-row>
        <table:table-row table:style-name="ro1">
          <table:table-cell office:value-type="string">
            <text:p>W1KG9670</text:p>
          </table:table-cell>
          <table:table-cell office:value-type="string">
            <text:p>001446604-X</text:p>
          </table:table-cell>
          <table:table-cell office:value-type="string">
            <text:p>Zab gsaṅ Mkhaʾ ʾgro gsaṅ mdzod :precious teachings of the Atiyoga and Gcod practices of Buddhism /revealed from their places of concealment at ʾKhor-gdoṅ and Khra-ʾbrug by ʾKhor-gdoṅ Gter-chen Nus-ldan-rdo-rje ʾGro-phan-gliṅ-pa, the first embodiment of the ʾKhor-gdoṅ series ; edited and reproduced at the order of ʾChimed-rig-ʾdzin, the Third ʾKhor-gdoṅ Gter-sprul.</text:p>
          </table:table-cell>
          <table:table-cell table:number-columns-repeated="1008"/>
        </table:table-row>
        <table:table-row table:style-name="ro1">
          <table:table-cell office:value-type="string">
            <text:p>W1KG9675</text:p>
          </table:table-cell>
          <table:table-cell office:value-type="string">
            <text:p>011207690-4</text:p>
          </table:table-cell>
          <table:table-cell office:value-type="string">
            <text:p>Mgon po ʼBri guṅ paʼi Bstan sruṅ rnams kyi gsol bskaṅ yoṅs rdzogs :a collection of rituals for the propitiation of various protective deities of the ʼBri-guṅ Dkar-brgyud-pa tradition /by Rig-ʼdzin Chos-kyi-grags-pa, Dkon-mchog-phrinlas-bzaṅ-po, and others.</text:p>
          </table:table-cell>
          <table:table-cell table:number-columns-repeated="1008"/>
        </table:table-row>
        <table:table-row table:style-name="ro1">
          <table:table-cell office:value-type="string">
            <text:p>W1KG9720</text:p>
          </table:table-cell>
          <table:table-cell office:value-type="string">
            <text:p>002407923-5</text:p>
          </table:table-cell>
          <table:table-cell office:value-type="string">
            <text:p>Sñiṅ thig ya bzhi /of Kloṅ-chen-pa Dri-med-ʾod-zer.</text:p>
          </table:table-cell>
          <table:table-cell table:number-columns-repeated="1008"/>
        </table:table-row>
        <table:table-row table:style-name="ro1">
          <table:table-cell office:value-type="string">
            <text:p>W1KG9729</text:p>
          </table:table-cell>
          <table:table-cell office:value-type="string">
            <text:p>002667001-1</text:p>
          </table:table-cell>
          <table:table-cell office:value-type="string">
            <text:p>Rare ʾBri-guṅ-pa texts :eight works by masters of the ʾBri-guṅ-pa Dkar-brgyud-pa tradition of the Lnga ldan practice of Mahāmudra, the Cakrasamvara tantra, and the rites of Akṣobhya.</text:p>
          </table:table-cell>
          <table:table-cell table:number-columns-repeated="1008"/>
        </table:table-row>
        <table:table-row table:style-name="ro1">
          <table:table-cell office:value-type="string">
            <text:p>W1KG9730</text:p>
          </table:table-cell>
          <table:table-cell office:value-type="string">
            <text:p>007412731-4</text:p>
          </table:table-cell>
          <table:table-cell office:value-type="string">
            <text:p>Brgya bziʾi cho ga Legs mdzes ʾphreṅ ba of Rmor-chen Kun-dgaʾ-lhun-grub /edited by Sa-skya-pa Goṅ-ma Kun-dgaʾ-blo-gros. Yum rgyas ʾbriṅ rnams kyi don bsdus pa Śes rab sñiṅ poʾi sgo nas bdud bzlog gi cho ga Bar chad kun sel / by Thar-rtse Mkhan-chen Byams-pa-nam-mkhaʾ-ʾchi-med ; two rituals based upon the Prajñāpāramitahr̥daya of the Sa-skya-pa tradition.</text:p>
          </table:table-cell>
          <table:table-cell table:number-columns-repeated="1008"/>
        </table:table-row>
        <table:table-row table:style-name="ro1">
          <table:table-cell office:value-type="string">
            <text:p>W1KG9748</text:p>
          </table:table-cell>
          <table:table-cell office:value-type="string">
            <text:p>001918762-9</text:p>
          </table:table-cell>
          <table:table-cell office:value-type="string">
            <text:p>Rig-ʼdzin Zil-gnon-dbaṅ-rgyal-rdo-rjeʼi rnam thar daṅ bkaʼ ʼbum :the autobiographical reminiscences and writings of the 17th century Nyingmapa visionary, Rig-ʼdzin Zil-gnon-dbaṅ-rgyal-rdo-rje.</text:p>
          </table:table-cell>
          <table:table-cell table:number-columns-repeated="1008"/>
        </table:table-row>
        <table:table-row table:style-name="ro1">
          <table:table-cell office:value-type="string">
            <text:p>W1KG975</text:p>
          </table:table-cell>
          <table:table-cell office:value-type="string">
            <text:p>013710700-5</text:p>
          </table:table-cell>
          <table:table-cell office:value-type="string">
            <text:p>Tshogs gsum gyi rnam bśad dpyid kyi myu gu źes bya ba bźugs so /Tshe-dbaṅ-rdo-rjes brtsams.</text:p>
          </table:table-cell>
          <table:table-cell table:number-columns-repeated="1008"/>
        </table:table-row>
        <table:table-row table:style-name="ro1">
          <table:table-cell office:value-type="string">
            <text:p>W1KG9751</text:p>
          </table:table-cell>
          <table:table-cell office:value-type="string">
            <text:p>011210727-3</text:p>
          </table:table-cell>
          <table:table-cell office:value-type="string">
            <text:p>Źwa luʼi chos spyod :regular liturgical texts of the Źwa-lu Monastery of Gtsaṅ and its affiliates /by Źwa-lu Ri-phug Blo-gsal-bstan-skyoṅ and others.</text:p>
          </table:table-cell>
          <table:table-cell table:number-columns-repeated="1008"/>
        </table:table-row>
        <table:table-row table:style-name="ro1">
          <table:table-cell office:value-type="string">
            <text:p>W1KG9753</text:p>
          </table:table-cell>
          <table:table-cell office:value-type="string">
            <text:p>011207078-7</text:p>
          </table:table-cell>
          <table:table-cell office:value-type="string">
            <text:p>Tibetan rtsis texts :a collection of Tibetan texts on astrological and calendrical calculations from the Library of Tibetan Works and Archives /by Brag-dkar-rta-so Sprul-sku Chos-kyi-dbaṅ-phyug and others.</text:p>
          </table:table-cell>
          <table:table-cell table:number-columns-repeated="1008"/>
        </table:table-row>
        <table:table-row table:style-name="ro1">
          <table:table-cell office:value-type="string">
            <text:p>W1KG9771</text:p>
          </table:table-cell>
          <table:table-cell office:value-type="string">
            <text:p>012011824-6</text:p>
          </table:table-cell>
          <table:table-cell office:value-type="string">
            <text:p>Sde-dge Par-khaṅ gi dkar chag źib rgyas su bkod pa śes byaʼi sgo ʼbyed /[Sde-dge Par-khaṅ daṅ Dkar-mdzes khul rtsom sgyur cus kyis bsgrigs].</text:p>
          </table:table-cell>
          <table:table-cell table:number-columns-repeated="1008"/>
        </table:table-row>
        <table:table-row table:style-name="ro1">
          <table:table-cell office:value-type="string">
            <text:p>W1KG9819</text:p>
          </table:table-cell>
          <table:table-cell office:value-type="string">
            <text:p>011200314-1</text:p>
          </table:table-cell>
          <table:table-cell office:value-type="string">
            <text:p>Zab don thugs kyi sñiṅ po bdud kyi Gcod yul gyi skor :a collection of Gcod texts reflecting the teachings of Padma-gliṅ-pa.</text:p>
          </table:table-cell>
          <table:table-cell table:number-columns-repeated="1008"/>
        </table:table-row>
        <table:table-row table:style-name="ro1">
          <table:table-cell office:value-type="string">
            <text:p>W1KG9822</text:p>
          </table:table-cell>
          <table:table-cell office:value-type="string">
            <text:p>002691519-7</text:p>
          </table:table-cell>
          <table:table-cell office:value-type="string">
            <text:p>Dkon mchog spyi ʾdus kyi khrid yig phul byuṅ lam rim :a detailed exegesis of the practices of the Dkon mchog spyi ʾdus precepts rediscovered by Rig-ʾdzin ʾJaʾ-tshon-sñiṅ-po /by Rgya-ston Sprul-sku Nam-mkhaʾ-rgyal-mtshan.</text:p>
          </table:table-cell>
          <table:table-cell table:number-columns-repeated="1008"/>
        </table:table-row>
        <table:table-row table:style-name="ro1">
          <table:table-cell office:value-type="string">
            <text:p>W1KG9827</text:p>
          </table:table-cell>
          <table:table-cell office:value-type="string">
            <text:p>001918609-6</text:p>
          </table:table-cell>
          <table:table-cell office:value-type="string">
            <text:p>Yon tan rin po cheʼi mdzod kyi ʼgrel pa nyi zlaʼi sgron me :a detailed commentary on Kun-mkhyen ʼJigs-med-gling-paʼs Yon tan mdzod /by Mkhan-po Yon-tan-rgya-mtsho.</text:p>
          </table:table-cell>
          <table:table-cell table:number-columns-repeated="1008"/>
        </table:table-row>
        <table:table-row table:style-name="ro1">
          <table:table-cell office:value-type="string">
            <text:p>W1KG9858</text:p>
          </table:table-cell>
          <table:table-cell office:value-type="string">
            <text:p>001570681-8</text:p>
          </table:table-cell>
          <table:table-cell office:value-type="string">
            <text:p>Collected writings of Lho-brag Grub-chen Nam-mkhaʾ-rgyal-mtshan.</text:p>
          </table:table-cell>
          <table:table-cell table:number-columns-repeated="1008"/>
        </table:table-row>
        <table:table-row table:style-name="ro1">
          <table:table-cell office:value-type="string">
            <text:p>W1PD104698</text:p>
          </table:table-cell>
          <table:table-cell office:value-type="string">
            <text:p>012332963-9</text:p>
          </table:table-cell>
          <table:table-cell office:value-type="string">
            <text:p>Gro-luṅ-pa Blo-gros-ʼbyuṅ-gnas kyi gsuṅ chos skor /Dpal-brtsegs Bod-yig Dpe-rñiṅ Źib-ʼjug-khaṅ nas bsgrigs.</text:p>
          </table:table-cell>
          <table:table-cell table:number-columns-repeated="1008"/>
        </table:table-row>
        <table:table-row table:style-name="ro1">
          <table:table-cell office:value-type="string">
            <text:p>W1PD104832</text:p>
          </table:table-cell>
          <table:table-cell office:value-type="string">
            <text:p>012332957-4</text:p>
          </table:table-cell>
          <table:table-cell office:value-type="string">
            <text:p>Rṅog lo rtsā ba Blo-ldan-śes-rab kyi gsuṅ chos skor /Dpal-brtsegs Bod yig dpe rñiṅ źib ʼjug khaṅ nas bsgrigs.</text:p>
          </table:table-cell>
          <table:table-cell table:number-columns-repeated="1008"/>
        </table:table-row>
        <table:table-row table:style-name="ro1">
          <table:table-cell office:value-type="string">
            <text:p>W1PD105777</text:p>
          </table:table-cell>
          <table:table-cell office:value-type="string">
            <text:p>012517237-0</text:p>
          </table:table-cell>
          <table:table-cell office:value-type="string">
            <text:p>Kruṅ-goʼi Bod brgyud naṅ dgon dkar chag las Kan-suʼu glegs bam /Rdor-phrug ... [et al.].</text:p>
          </table:table-cell>
          <table:table-cell table:number-columns-repeated="1008"/>
        </table:table-row>
        <table:table-row table:style-name="ro1">
          <table:table-cell office:value-type="string">
            <text:p>W1PD105801</text:p>
          </table:table-cell>
          <table:table-cell office:value-type="string">
            <text:p>012362855-5</text:p>
          </table:table-cell>
          <table:table-cell office:value-type="string">
            <text:p>Dpal Don-grub-rgyal la źib ʼjug byas paʼi dpyad rtsom phyogs bsgrigs /Sprel-nag-pa Rig-ʼdzin-grags-ldan gyis bsgrigs.</text:p>
          </table:table-cell>
          <table:table-cell table:number-columns-repeated="1008"/>
        </table:table-row>
        <table:table-row table:style-name="ro1">
          <table:table-cell office:value-type="string">
            <text:p>W1PD105804</text:p>
          </table:table-cell>
          <table:table-cell office:value-type="string">
            <text:p>012364725-8</text:p>
          </table:table-cell>
          <table:table-cell office:value-type="string">
            <text:p>Rus sbyor Gʹyu-thog dgyes paʼi mchod sprin /Gdugs-dkar-sgrol-mas brtsams.</text:p>
          </table:table-cell>
          <table:table-cell table:number-columns-repeated="1008"/>
        </table:table-row>
        <table:table-row table:style-name="ro1">
          <table:table-cell office:value-type="string">
            <text:p>W1PD105819</text:p>
          </table:table-cell>
          <table:table-cell office:value-type="string">
            <text:p>012721122-5</text:p>
          </table:table-cell>
          <table:table-cell office:value-type="string">
            <text:p>Mi rabs gsum gyi rmi lam /Stag-ʼbum-rgyal gyis brtsams.</text:p>
          </table:table-cell>
          <table:table-cell table:number-columns-repeated="1008"/>
        </table:table-row>
        <table:table-row table:style-name="ro1">
          <table:table-cell office:value-type="string">
            <text:p>W1PD105822</text:p>
          </table:table-cell>
          <table:table-cell office:value-type="string">
            <text:p>012364642-1</text:p>
          </table:table-cell>
          <table:table-cell office:value-type="string">
            <text:p>Rgod poʼi glu gźas /Reb-sa Tshe-riṅ-rgyal gyi brtsams.</text:p>
          </table:table-cell>
          <table:table-cell table:number-columns-repeated="1008"/>
        </table:table-row>
        <table:table-row table:style-name="ro1">
          <table:table-cell office:value-type="string">
            <text:p>W1PD105828</text:p>
          </table:table-cell>
          <table:table-cell office:value-type="string">
            <text:p>012763542-4</text:p>
          </table:table-cell>
          <table:table-cell office:value-type="string">
            <text:p>ʼDzam gliṅ Skyes-mchog Sen-̇chen Nor-bu-dgra-ʼdul gyi rnam par thar ba Mu tig phreṅ mdzes las, Rgya-gar chos rdzoṅ /Gu-ru-rgyal-mtshan gyis phab ; Mgo-log-khul Maṅ-tshogs Sgyu-rtsal Khaṅ Ge-sar Rtsom-źib-khaṅ gis bsgrigs.</text:p>
          </table:table-cell>
          <table:table-cell table:number-columns-repeated="1008"/>
        </table:table-row>
        <table:table-row table:style-name="ro1">
          <table:table-cell office:value-type="string">
            <text:p>W1PD105834</text:p>
          </table:table-cell>
          <table:table-cell office:value-type="string">
            <text:p>012721221-3</text:p>
          </table:table-cell>
          <table:table-cell office:value-type="string">
            <text:p>Mi yul gyi gtam rgyud /Gaṅs-źun gyis brtsams.</text:p>
          </table:table-cell>
          <table:table-cell table:number-columns-repeated="1008"/>
        </table:table-row>
        <table:table-row table:style-name="ro1">
          <table:table-cell office:value-type="string">
            <text:p>W1PD105843</text:p>
          </table:table-cell>
          <table:table-cell office:value-type="string">
            <text:p>012364694-4</text:p>
          </table:table-cell>
          <table:table-cell office:value-type="string">
            <text:p>Rmi lam ʼkhrug paʼi lo /Hu-ra-ʼjaʼ-pes brtsams.</text:p>
          </table:table-cell>
          <table:table-cell table:number-columns-repeated="1008"/>
        </table:table-row>
        <table:table-row table:style-name="ro1">
          <table:table-cell office:value-type="string">
            <text:p>W1PD105858</text:p>
          </table:table-cell>
          <table:table-cell office:value-type="string">
            <text:p>012721275-2</text:p>
          </table:table-cell>
          <table:table-cell office:value-type="string">
            <text:p>A-mdo la gźas rma kluṅ sgeg moʼi rlabs sgra /gtso sgrig pa, Ban-de-tshe-riṅ, Bsod-nams-tshe-brtan.</text:p>
          </table:table-cell>
          <table:table-cell table:number-columns-repeated="1008"/>
        </table:table-row>
        <table:table-row table:style-name="ro1">
          <table:table-cell office:value-type="string">
            <text:p>W1PD105861</text:p>
          </table:table-cell>
          <table:table-cell office:value-type="string">
            <text:p>012822326-X</text:p>
          </table:table-cell>
          <table:table-cell office:value-type="string">
            <text:p>Slob dpon saṅs rgyas gñis pa Padma-ʼbyuṅ-gnas kyi rnam thar yid kyi mun sel źes bya ba bźugs so /[ʼtsho bsdu legs sgrig, Blo-gros-rgya-mtsho ; rtsom sgrig ʼgan ʼkhur ba, Don-grub-phun-tshogs].</text:p>
          </table:table-cell>
          <table:table-cell table:number-columns-repeated="1008"/>
        </table:table-row>
        <table:table-row table:style-name="ro1">
          <table:table-cell office:value-type="string">
            <text:p>W1PD105864</text:p>
          </table:table-cell>
          <table:table-cell office:value-type="string">
            <text:p>012752999-3</text:p>
          </table:table-cell>
          <table:table-cell office:value-type="string">
            <text:p>Bod kyi rtsom rig lo rgyus /rtsom sgrig pa, Chab-ʼgag Rdo-rje-tshe-riṅ ... [et al.] ; rtsom sgrig ʼgan ʼkhur ba, Bstan-rgyas, Lhag-sgron.</text:p>
          </table:table-cell>
          <table:table-cell table:number-columns-repeated="1008"/>
        </table:table-row>
        <table:table-row table:style-name="ro1">
          <table:table-cell office:value-type="string">
            <text:p>W1PD105878</text:p>
          </table:table-cell>
          <table:table-cell office:value-type="string">
            <text:p>012772330-7</text:p>
          </table:table-cell>
          <table:table-cell office:value-type="string">
            <text:p>A khrid thun mtshams bco lṅa pa ma bu cha lag daṅ bcas pa bźugs so /Bru-chen Rgyal-ba Gʼyuṅ-druṅ nas mdzad ; Gʼyuṅ-druṅ Gtsug-gśen-rnam-rgyal nas bsgrigs.</text:p>
          </table:table-cell>
          <table:table-cell table:number-columns-repeated="1008"/>
        </table:table-row>
        <table:table-row table:style-name="ro1">
          <table:table-cell office:value-type="string">
            <text:p>W1PD105881</text:p>
          </table:table-cell>
          <table:table-cell office:value-type="string">
            <text:p>012763602-1</text:p>
          </table:table-cell>
          <table:table-cell office:value-type="string">
            <text:p>Mkhas grub kyi rtsom rig dpyad brjod bdams sgrig /[rtsom sgrig pa, Mkhas-grub ; rtsom sgrig pa gan khur ba, Bkra-sis-dṅos-grub].</text:p>
          </table:table-cell>
          <table:table-cell table:number-columns-repeated="1008"/>
        </table:table-row>
        <table:table-row table:style-name="ro1">
          <table:table-cell office:value-type="string">
            <text:p>W1PD105893</text:p>
          </table:table-cell>
          <table:table-cell office:value-type="string">
            <text:p>012764816-X</text:p>
          </table:table-cell>
          <table:table-cell office:value-type="string">
            <text:p>Gsuṅ ṅag rin po che lam ʼbras bu daṅ bcas paʼi khrid rim sñiṅ poʼi legs bśad bźugs so /Paṇ-chen Ṅag-dbaṅ-chos-grags kyis brtsams ; Dpal-brtsegs Bod-yig Dpe-rñiṅ Źib-ʼjug-khaṅ nas bsgrigs.</text:p>
          </table:table-cell>
          <table:table-cell table:number-columns-repeated="1008"/>
        </table:table-row>
        <table:table-row table:style-name="ro1">
          <table:table-cell office:value-type="string">
            <text:p>W1PD105908</text:p>
          </table:table-cell>
          <table:table-cell office:value-type="string">
            <text:p>012763572-6</text:p>
          </table:table-cell>
          <table:table-cell office:value-type="string">
            <text:p>Bod gaṅs can gyi skad kyi brda sprod paʼi phyi mo sum rtags gñis kyi don gsal bar ʼbrel ba blo gsar ʼjug paʼi sgo źes bya ba bźugs so /rtsom sgrig pa, Bkra-śis-zla-ba.</text:p>
          </table:table-cell>
          <table:table-cell table:number-columns-repeated="1008"/>
        </table:table-row>
        <table:table-row table:style-name="ro1">
          <table:table-cell office:value-type="string">
            <text:p>W1PD105911</text:p>
          </table:table-cell>
          <table:table-cell office:value-type="string">
            <text:p>012763778-8</text:p>
          </table:table-cell>
          <table:table-cell office:value-type="string">
            <text:p>Chab-ʼgag Rdo-rje-tshe-riṅ gi ched rtsom phyogs sgrig.</text:p>
          </table:table-cell>
          <table:table-cell table:number-columns-repeated="1008"/>
        </table:table-row>
        <table:table-row table:style-name="ro1">
          <table:table-cell office:value-type="string">
            <text:p>W1PD105917</text:p>
          </table:table-cell>
          <table:table-cell office:value-type="string">
            <text:p>012824363-5</text:p>
          </table:table-cell>
          <table:table-cell office:value-type="string">
            <text:p>Bod rig paʼi skor gyi rtsom yig thor bu /Śar-yul Phun-tshogs-tshe-riṅ gis brtsams.</text:p>
          </table:table-cell>
          <table:table-cell table:number-columns-repeated="1008"/>
        </table:table-row>
        <table:table-row table:style-name="ro1">
          <table:table-cell office:value-type="string">
            <text:p>W1PD105920</text:p>
          </table:table-cell>
          <table:table-cell office:value-type="string">
            <text:p>013143716-X</text:p>
          </table:table-cell>
          <table:table-cell office:value-type="string">
            <text:p>Dbu ma bźi brgya paʼi tshig don rnam par bśad pa klu dbaṅ dgoṅs rgyan bźugs so /Bod-sprul Mdo-sṅags Bstan-paʼi-ñi-mas mdzad.</text:p>
          </table:table-cell>
          <table:table-cell table:number-columns-repeated="1008"/>
        </table:table-row>
        <table:table-row table:style-name="ro1">
          <table:table-cell office:value-type="string">
            <text:p>W1PD105923</text:p>
          </table:table-cell>
          <table:table-cell office:value-type="string">
            <text:p>012364841-6</text:p>
          </table:table-cell>
          <table:table-cell office:value-type="string">
            <text:p>Yar-lha Śam-poʼi gnas yig dwaṅs gsal me loṅ /Gʼyaṅ-śod Byams-pa-bstan-ʼdzin gyis [brtsams].</text:p>
          </table:table-cell>
          <table:table-cell table:number-columns-repeated="1008"/>
        </table:table-row>
        <table:table-row table:style-name="ro1">
          <table:table-cell office:value-type="string">
            <text:p>W1PD108254</text:p>
          </table:table-cell>
          <table:table-cell office:value-type="string">
            <text:p>012581466-6</text:p>
          </table:table-cell>
          <table:table-cell office:value-type="string">
            <text:p>Zab gsaṅ theg pa mchog gi rnal ʼbyor ma chen po dbus bzaʼ mkhaʼ ʼgro Kuṅ-bzaṅ-bde-skyoṅ-dbaṅ-mo-bde-baʼi-rdo-rjeʼi gsuṅ ʼbum legs bśad nor buʼi me luṅ bźugs /Mgo-log Khul Gnaʼ-rtsom Bya-baʼi Gźuṅ-las-khaṅℓgis tshol sdud dag sgrig byas.</text:p>
          </table:table-cell>
          <table:table-cell table:number-columns-repeated="1008"/>
        </table:table-row>
        <table:table-row table:style-name="ro1">
          <table:table-cell office:value-type="string">
            <text:p>W1PD137857</text:p>
          </table:table-cell>
          <table:table-cell office:value-type="string">
            <text:p>013694843-X</text:p>
          </table:table-cell>
          <table:table-cell office:value-type="string">
            <text:p>Sdom pa sruṅ ba /Co-ne Yum-tshe-riṅ gis brtsams.</text:p>
          </table:table-cell>
          <table:table-cell table:number-columns-repeated="1008"/>
        </table:table-row>
        <table:table-row table:style-name="ro1">
          <table:table-cell office:value-type="string">
            <text:p>W1PD137858</text:p>
          </table:table-cell>
          <table:table-cell office:value-type="string">
            <text:p>013694891-X</text:p>
          </table:table-cell>
          <table:table-cell office:value-type="string">
            <text:p>Gnaʼ groṅ /Rig-ldan-rgya-mtshos brtsams.</text:p>
          </table:table-cell>
          <table:table-cell table:number-columns-repeated="1008"/>
        </table:table-row>
        <table:table-row table:style-name="ro1">
          <table:table-cell office:value-type="string">
            <text:p>W1PD137895</text:p>
          </table:table-cell>
          <table:table-cell office:value-type="string">
            <text:p>013694749-2</text:p>
          </table:table-cell>
          <table:table-cell office:value-type="string">
            <text:p>Bod kyi lag śes kun ʼdus chen mo /Dkon-mchog-bstan-ʼdzin, ʼPhrin-las-rgyal-mtshan, Padma-gʹyu-sgron bcas kyis brstams.</text:p>
          </table:table-cell>
          <table:table-cell table:number-columns-repeated="1008"/>
        </table:table-row>
        <table:table-row table:style-name="ro1">
          <table:table-cell office:value-type="string">
            <text:p>W1PD152296</text:p>
          </table:table-cell>
          <table:table-cell office:value-type="string">
            <text:p>013518813-X</text:p>
          </table:table-cell>
          <table:table-cell office:value-type="string">
            <text:p>Tshad maʼi rigs lam byis paʼi gar stegs /Thub-bstan-phun-tshogs kyis rtsom sgrig byas.</text:p>
          </table:table-cell>
          <table:table-cell table:number-columns-repeated="1008"/>
        </table:table-row>
        <table:table-row table:style-name="ro1">
          <table:table-cell office:value-type="string">
            <text:p>W1PD159400</text:p>
          </table:table-cell>
          <table:table-cell office:value-type="string">
            <text:p>011410374-7</text:p>
          </table:table-cell>
          <table:table-cell office:value-type="string">
            <text:p>Tsa-riʼi gnas yig dad gsum ʼdren paʼi śiṅ rta /Mkhan-po Bkra-śis-bstan-pa-rab-rgyas kyis brtsams.</text:p>
          </table:table-cell>
          <table:table-cell table:number-columns-repeated="1008"/>
        </table:table-row>
        <table:table-row table:style-name="ro1">
          <table:table-cell office:value-type="string">
            <text:p>W1PD159406</text:p>
          </table:table-cell>
          <table:table-cell office:value-type="string">
            <text:p>012565157-0</text:p>
          </table:table-cell>
          <table:table-cell office:value-type="string">
            <text:p>Rje ʼJam-dbyaṅs-rgya-mtsho mchog gi gsuṅ ʼbum bźugs so.</text:p>
          </table:table-cell>
          <table:table-cell table:number-columns-repeated="1008"/>
        </table:table-row>
        <table:table-row table:style-name="ro1">
          <table:table-cell office:value-type="string">
            <text:p>W1PD177557</text:p>
          </table:table-cell>
          <table:table-cell office:value-type="string">
            <text:p>012362547-5</text:p>
          </table:table-cell>
          <table:table-cell office:value-type="string">
            <text:p>Paṇ-chen Blo-bzaṅ-chos-kyi-rgyal-mtshan gyi gsuṅ rtsom /Paṇ-chen Blo-bzaṅ-chos-kyi-rgyal-mtshan gyis brtsams.</text:p>
          </table:table-cell>
          <table:table-cell table:number-columns-repeated="1008"/>
        </table:table-row>
        <table:table-row table:style-name="ro1">
          <table:table-cell office:value-type="string">
            <text:p>W1PD44711</text:p>
          </table:table-cell>
          <table:table-cell office:value-type="string">
            <text:p>002409884-1</text:p>
          </table:table-cell>
          <table:table-cell office:value-type="string">
            <text:p>Gam bcar Phan-bde-legs-bśad-gliṅ gi chos sruṅ yoṅs kyi dbyaṅs yig Tam bu raʾi rgyud maṅ chos sruṅ ʾbod paʾi dbyaṅs sñan Skal ldan mgrin paʾi mdzes rgyan źes bya ba bźugs so.</text:p>
          </table:table-cell>
          <table:table-cell table:number-columns-repeated="1008"/>
        </table:table-row>
        <table:table-row table:style-name="ro1">
          <table:table-cell office:value-type="string">
            <text:p>W1PD45152</text:p>
          </table:table-cell>
          <table:table-cell office:value-type="string">
            <text:p>008638087-7</text:p>
          </table:table-cell>
          <table:table-cell office:value-type="string">
            <text:p>Rgyud bziʼi ʼgrel pa mes poʼi źal luṅ /Zur-mkhar-ba Blo-gros-rgyal-po.</text:p>
          </table:table-cell>
          <table:table-cell table:number-columns-repeated="1008"/>
        </table:table-row>
        <table:table-row table:style-name="ro1">
          <table:table-cell office:value-type="string">
            <text:p>W1PD45154</text:p>
          </table:table-cell>
          <table:table-cell office:value-type="string">
            <text:p>008084392-1</text:p>
          </table:table-cell>
          <table:table-cell office:value-type="string">
            <text:p>Sgra gźuṅ phyogs bsgrigs /Khro-ru-tshe-rnam gyis brtsams.</text:p>
          </table:table-cell>
          <table:table-cell table:number-columns-repeated="1008"/>
        </table:table-row>
        <table:table-row table:style-name="ro1">
          <table:table-cell office:value-type="string">
            <text:p>W1PD53256</text:p>
          </table:table-cell>
          <table:table-cell office:value-type="string">
            <text:p>012174207-5</text:p>
          </table:table-cell>
          <table:table-cell office:value-type="string">
            <text:p>Rigs śes kun grol /Źogs-duṅ gis brtsams.</text:p>
          </table:table-cell>
          <table:table-cell table:number-columns-repeated="1008"/>
        </table:table-row>
        <table:table-row table:style-name="ro1">
          <table:table-cell office:value-type="string">
            <text:p>W1PD53257</text:p>
          </table:table-cell>
          <table:table-cell office:value-type="string">
            <text:p>012174426-4</text:p>
          </table:table-cell>
          <table:table-cell office:value-type="string">
            <text:p>Ran gśis gduṅ 'bod /Phun-tshogs-rgyal gyis brtsams.</text:p>
          </table:table-cell>
          <table:table-cell table:number-columns-repeated="1008"/>
        </table:table-row>
        <table:table-row table:style-name="ro1">
          <table:table-cell office:value-type="string">
            <text:p>W1PD53258</text:p>
          </table:table-cell>
          <table:table-cell office:value-type="string">
            <text:p>012174220-2</text:p>
          </table:table-cell>
          <table:table-cell office:value-type="string">
            <text:p>Rtsom rig daṅ mi :Bod kyi rtsom rig gsar paʼi dgag sgrub /Bya-gźuṅ Dbyaṅs-bhas brtsams.</text:p>
          </table:table-cell>
          <table:table-cell table:number-columns-repeated="1008"/>
        </table:table-row>
        <table:table-row table:style-name="ro1">
          <table:table-cell office:value-type="string">
            <text:p>W1PD53259</text:p>
          </table:table-cell>
          <table:table-cell office:value-type="string">
            <text:p>012174451-5</text:p>
          </table:table-cell>
          <table:table-cell office:value-type="string">
            <text:p>Rig gnas daṅ mi gśis /Saṅs-rgyas-don-grub kyis brtsams.</text:p>
          </table:table-cell>
          <table:table-cell table:number-columns-repeated="1008"/>
        </table:table-row>
        <table:table-row table:style-name="ro1">
          <table:table-cell office:value-type="string">
            <text:p>W1PD53265</text:p>
          </table:table-cell>
          <table:table-cell office:value-type="string">
            <text:p>007412692-X</text:p>
          </table:table-cell>
          <table:table-cell office:value-type="string">
            <text:p>Rnam par rgyal baʾi Grwa tshaṅ Phan bde legs bśad glin ʾdus sdeʾi źal ʾdon gyi rim pa phyogs gcig tu sdebs pa :the collected ritual texts of the Rnam-rgyal Grwa-tshaṅ Phan-bde-legs-bśad-gliṅ.</text:p>
          </table:table-cell>
          <table:table-cell table:number-columns-repeated="1008"/>
        </table:table-row>
        <table:table-row table:style-name="ro1">
          <table:table-cell office:value-type="string">
            <text:p>W1PD53271</text:p>
          </table:table-cell>
          <table:table-cell office:value-type="string">
            <text:p>012125060-1</text:p>
          </table:table-cell>
          <table:table-cell office:value-type="string">
            <text:p>Bod spyi bśad /Bkra-śis-tshe-riṅ gis gtso sgrig byas.</text:p>
          </table:table-cell>
          <table:table-cell table:number-columns-repeated="1008"/>
        </table:table-row>
        <table:table-row table:style-name="ro1">
          <table:table-cell office:value-type="string">
            <text:p>W1PD76588</text:p>
          </table:table-cell>
          <table:table-cell office:value-type="string">
            <text:p>010468852-1</text:p>
          </table:table-cell>
          <table:table-cell office:value-type="string">
            <text:p>Bstan pa spyiʼi rgyas byed las mdo sde spyiʼi rnam bźag bkaʼ bsdu ba bźi pa źes bya baʼi bstan bcos bźugs so /Pad-dkar-bzaṅ-pos brtsams.</text:p>
          </table:table-cell>
          <table:table-cell table:number-columns-repeated="1008"/>
        </table:table-row>
        <table:table-row table:style-name="ro1">
          <table:table-cell office:value-type="string">
            <text:p>W1PD83960</text:p>
          </table:table-cell>
          <table:table-cell office:value-type="string">
            <text:p>012581469-0</text:p>
          </table:table-cell>
          <table:table-cell office:value-type="string">
            <text:p>Roṅ-ston gsuṅ ʼbum /Bsod-nams-tshe-ʼphel gyis bsgrigs.</text:p>
          </table:table-cell>
          <table:table-cell table:number-columns-repeated="1008"/>
        </table:table-row>
        <table:table-row table:style-name="ro1">
          <table:table-cell office:value-type="string">
            <text:p>W1PD83965</text:p>
          </table:table-cell>
          <table:table-cell office:value-type="string">
            <text:p>012824688-X</text:p>
          </table:table-cell>
          <table:table-cell office:value-type="string">
            <text:p>Sṅa-ʼgyur Rgyal-ba Dpal-yul-baʼi Ri chos gsum gyi khrid yig bźugs /[Gnam-chos Mi-ʼgyur-rdo-rje daṅ Kun-bzaṅ-śes-rab kyis mdzad].</text:p>
          </table:table-cell>
          <table:table-cell table:number-columns-repeated="1008"/>
        </table:table-row>
        <table:table-row table:style-name="ro1">
          <table:table-cell office:value-type="string">
            <text:p>W1PD83974</text:p>
          </table:table-cell>
          <table:table-cell office:value-type="string">
            <text:p>011564602-7</text:p>
          </table:table-cell>
          <table:table-cell office:value-type="string">
            <text:p>O-rgyan Gu-ru Pad-ma-ʼbyuṅ-gnas kyi rnam thar rnam graṅs bcu gñis kyi bdag ñid can dri ma med paʼi rgyan źes bya ba bźugs so /Ye-śes-mtsho-rgyal daṅ Bai-ro-tsa-nas mdzad paʼo.</text:p>
          </table:table-cell>
          <table:table-cell table:number-columns-repeated="1008"/>
        </table:table-row>
        <table:table-row table:style-name="ro1">
          <table:table-cell office:value-type="string">
            <text:p>W1PD83976</text:p>
          </table:table-cell>
          <table:table-cell office:value-type="string">
            <text:p>011790948-3</text:p>
          </table:table-cell>
          <table:table-cell office:value-type="string">
            <text:p>Sṅa-ʼgyur Bka-maʼi gźugs byaṅ yid bźin rin po cheʼi mdzod źes bya ba bźugs so /Thub-bstan-ʼjam-dbyaṅs-legs-bśad-bstan-paʼi-rgyal-mtshan gyis brtsams.</text:p>
          </table:table-cell>
          <table:table-cell table:number-columns-repeated="1008"/>
        </table:table-row>
        <table:table-row table:style-name="ro1">
          <table:table-cell office:value-type="string">
            <text:p>W1PD87837</text:p>
          </table:table-cell>
          <table:table-cell office:value-type="string">
            <text:p>012124997-2</text:p>
          </table:table-cell>
          <table:table-cell office:value-type="string">
            <text:p>Mṅaʼ-ris smad Maṅ-yul Skyid-groṅ rgya dgu'i lo rgyus daṅ ʼbrel baʼi Skyid-groṅ grwa khaṅ dkar baʼi sman pa mkhas grags can Blo-bzaṅ-sgrol-maʼi naṅ miʼi lo rgyus nor buʼi me loṅ bźugs so /Nor-bu-chos-ʼphel gyis rtsom sgrig bgyis ; źu sgrig daṅ mchan bu Jo-sras Bkra-śis-tshe-riṅ gis btabs.</text:p>
          </table:table-cell>
          <table:table-cell table:number-columns-repeated="1008"/>
        </table:table-row>
        <table:table-row table:style-name="ro1">
          <table:table-cell office:value-type="string">
            <text:p>W1PD89</text:p>
          </table:table-cell>
          <table:table-cell office:value-type="string">
            <text:p>010193603-6</text:p>
          </table:table-cell>
          <table:table-cell office:value-type="string">
            <text:p>Sñan tshigs rtsom phyogs bsgrigs phyugs rdziʼi gliṅ bu /Dor-źi Gdoṅ-drug-sñems-blos brtsams.</text:p>
          </table:table-cell>
          <table:table-cell table:number-columns-repeated="1008"/>
        </table:table-row>
        <table:table-row table:style-name="ro1">
          <table:table-cell office:value-type="string">
            <text:p>W1PD89084</text:p>
          </table:table-cell>
          <table:table-cell office:value-type="string">
            <text:p>012333064-5</text:p>
          </table:table-cell>
          <table:table-cell office:value-type="string">
            <text:p>Bkaʼ-gdams gsuṅ ʼbum phyogs bsgrigs bźugs so /Dpal-brtsegs Bod-yig Dpe-rñiṅ Źib-ʼjug-khaṅ nas bsgrigs ; [dpe sgrig ʼgan ʼkhur ba, Dbyaṅs-can-lha-mo ... et al.].</text:p>
          </table:table-cell>
          <table:table-cell table:number-columns-repeated="1008"/>
        </table:table-row>
        <table:table-row table:style-name="ro1">
          <table:table-cell office:value-type="string">
            <text:p>W1PD90033</text:p>
          </table:table-cell>
          <table:table-cell office:value-type="string">
            <text:p>008768180-3</text:p>
          </table:table-cell>
          <table:table-cell office:value-type="string">
            <text:p>Rṅa-ba khul sa gnas lo rgyus /Si-khron Źiṅ-chen Rṅa-ba Bod rigs chaʼaṅ rigs raṅ skyoṅ khul sa gnas lo rgyus rtsom sgrig u yon lhan khaṅ gis bsgrigs.</text:p>
          </table:table-cell>
          <table:table-cell table:number-columns-repeated="1008"/>
        </table:table-row>
        <table:table-row table:style-name="ro1">
          <table:table-cell office:value-type="string">
            <text:p>W1PD90704</text:p>
          </table:table-cell>
          <table:table-cell office:value-type="string">
            <text:p>013779268-9</text:p>
          </table:table-cell>
          <table:table-cell office:value-type="string">
            <text:p>Sa-skyaʼi chos ʼbyuṅ gces bsdus /Sa-skyaʼi dpe rñiṅ bsdu sgrig u lhan nas bsgrigs.</text:p>
          </table:table-cell>
          <table:table-cell table:number-columns-repeated="1008"/>
        </table:table-row>
        <table:table-row table:style-name="ro1">
          <table:table-cell office:value-type="string">
            <text:p>W1PD91</text:p>
          </table:table-cell>
          <table:table-cell office:value-type="string">
            <text:p>010193536-6</text:p>
          </table:table-cell>
          <table:table-cell office:value-type="string">
            <text:p>Sñan rtsom rig paʼi śes bya gnad bsdus kyi bśad sbyar rtsom rig ʼjug sgo /Dor-źi Gdoṅ-drug-sñems-blos brtsams.</text:p>
          </table:table-cell>
          <table:table-cell table:number-columns-repeated="1008"/>
        </table:table-row>
        <table:table-row table:style-name="ro1">
          <table:table-cell office:value-type="string">
            <text:p>W1PD95675</text:p>
          </table:table-cell>
          <table:table-cell office:value-type="string">
            <text:p>006425911-0</text:p>
          </table:table-cell>
          <table:table-cell office:value-type="string">
            <text:p>880-01Gan Qing Zang chuan fo jiao si yuan /Pu Wencheng zhu bian.</text:p>
          </table:table-cell>
          <table:table-cell table:number-columns-repeated="1008"/>
        </table:table-row>
        <table:table-row table:style-name="ro1">
          <table:table-cell office:value-type="string">
            <text:p>W1PD95727</text:p>
          </table:table-cell>
          <table:table-cell office:value-type="string">
            <text:p>009864696-6</text:p>
          </table:table-cell>
          <table:table-cell office:value-type="string">
            <text:p>Gaṅs-ljoṅs rig bcuʾi sñiṅ bcud chen mo bźugs so /Kho-tshe Tshul-khrims kyis bsgrigs.</text:p>
          </table:table-cell>
          <table:table-cell table:number-columns-repeated="1008"/>
        </table:table-row>
        <table:table-row table:style-name="ro1">
          <table:table-cell office:value-type="string">
            <text:p>W1PD95746</text:p>
          </table:table-cell>
          <table:table-cell office:value-type="string">
            <text:p>012581463-1</text:p>
          </table:table-cell>
          <table:table-cell office:value-type="string">
            <text:p>Jo-naṅ mdo sṅags rig paʼi dpe tshogs /[sphyi khyab jus ʼgod pa, Kun-dgaʼ-ñi-ma ; dpe sgrig ʼgan ʼkhur ba, Bkra-śis, Padma-tshul-khrims, Mgon-po-skyabs].</text:p>
          </table:table-cell>
          <table:table-cell table:number-columns-repeated="1008"/>
        </table:table-row>
        <table:table-row table:style-name="ro1">
          <table:table-cell office:value-type="string">
            <text:p>W1PD95791</text:p>
          </table:table-cell>
          <table:table-cell office:value-type="string">
            <text:p>009143170-0</text:p>
          </table:table-cell>
          <table:table-cell office:value-type="string">
            <text:p>Bod-dang-sa-'brel-khag gi sa-khra.</text:p>
          </table:table-cell>
          <table:table-cell table:number-columns-repeated="1008"/>
        </table:table-row>
        <table:table-row table:style-name="ro1">
          <table:table-cell office:value-type="string">
            <text:p>W1PD95791</text:p>
          </table:table-cell>
          <table:table-cell office:value-type="string">
            <text:p>009351993-1</text:p>
          </table:table-cell>
          <table:table-cell office:value-type="string">
            <text:p>Tibet and adjacent areas under Communist China's occupation /compiled by Atelier Golok for Amnye Machen Institute.</text:p>
          </table:table-cell>
          <table:table-cell table:number-columns-repeated="1008"/>
        </table:table-row>
        <table:table-row table:style-name="ro1">
          <table:table-cell office:value-type="string">
            <text:p>W1PD95799</text:p>
          </table:table-cell>
          <table:table-cell office:value-type="string">
            <text:p>011429515-8</text:p>
          </table:table-cell>
          <table:table-cell office:value-type="string">
            <text:p>880-01Chang jian Zang yu ren ming di ming ci dian =Dictionary of common Tibetan personal and place names = Rgya Dbyin Bod gsum śan sbyar gyi Bod skad kyi mi miṅ daṅ sa miṅ gter mdzod /Chen Guansheng, An Caidan zhu bian.</text:p>
          </table:table-cell>
          <table:table-cell table:number-columns-repeated="1008"/>
        </table:table-row>
        <table:table-row table:style-name="ro1">
          <table:table-cell office:value-type="string">
            <text:p>W1PD95844</text:p>
          </table:table-cell>
          <table:table-cell office:value-type="string">
            <text:p>008515456-3</text:p>
          </table:table-cell>
          <table:table-cell office:value-type="string">
            <text:p>Bstan ʾgyur /Kruṅ-goʾi Bod-kyi Śes-rig Źib-ʾjug Lte-gnas-kyi Bkaʾ Bstan Dpe-sdur-khaṅ gis dpe bsdur źus.</text:p>
          </table:table-cell>
          <table:table-cell table:number-columns-repeated="1008"/>
        </table:table-row>
        <table:table-row table:style-name="ro1">
          <table:table-cell office:value-type="string">
            <text:p>W1PD97485</text:p>
          </table:table-cell>
          <table:table-cell office:value-type="string">
            <text:p>012333054-8</text:p>
          </table:table-cell>
          <table:table-cell office:value-type="string">
            <text:p>Bo-doṅ Phyogs-las-rnam-rgyal gyi gsuṅ ʼbum gsar rñed skor bźugs so /Dpal-brtsegs Bod yig dpe rñiṅ źib ʼjug khaṅ nas bsgrigs.</text:p>
          </table:table-cell>
          <table:table-cell table:number-columns-repeated="1008"/>
        </table:table-row>
        <table:table-row table:style-name="ro1">
          <table:table-cell office:value-type="string">
            <text:p>W20017</text:p>
          </table:table-cell>
          <table:table-cell office:value-type="string">
            <text:p>008079335-5</text:p>
          </table:table-cell>
          <table:table-cell office:value-type="string">
            <text:p>Bkol bdeʾi zas sman lag len gsal baʾi me loṅ /[Mā-can-cun daṅ Skal-klu-rgyal gñis kyis brtsams].</text:p>
          </table:table-cell>
          <table:table-cell table:number-columns-repeated="1008"/>
        </table:table-row>
        <table:table-row table:style-name="ro1">
          <table:table-cell office:value-type="string">
            <text:p>W20026</text:p>
          </table:table-cell>
          <table:table-cell office:value-type="string">
            <text:p>008079355-X</text:p>
          </table:table-cell>
          <table:table-cell office:value-type="string">
            <text:p>Rin gter sman yig gces btus /Slob-dpon Pad-ʼbyuṅ sogs kyis mdzad.</text:p>
          </table:table-cell>
          <table:table-cell table:number-columns-repeated="1008"/>
        </table:table-row>
        <table:table-row table:style-name="ro1">
          <table:table-cell office:value-type="string">
            <text:p>W20040</text:p>
          </table:table-cell>
          <table:table-cell office:value-type="string">
            <text:p>008097969-6</text:p>
          </table:table-cell>
          <table:table-cell office:value-type="string">
            <text:p>Rgyun spyod Bod sman sbyor phan rnam graṅs kun gsal me loṅ /Bkra-śis kyis brtsams.</text:p>
          </table:table-cell>
          <table:table-cell table:number-columns-repeated="1008"/>
        </table:table-row>
        <table:table-row table:style-name="ro1">
          <table:table-cell office:value-type="string">
            <text:p>W20041</text:p>
          </table:table-cell>
          <table:table-cell office:value-type="string">
            <text:p>008378395-4</text:p>
          </table:table-cell>
          <table:table-cell office:value-type="string">
            <text:p>Man ṅag lhan thabs /[Sde-srid Saṅs-rgyas-mtshos brtsams].</text:p>
          </table:table-cell>
          <table:table-cell table:number-columns-repeated="1008"/>
        </table:table-row>
        <table:table-row table:style-name="ro1">
          <table:table-cell office:value-type="string">
            <text:p>W20042</text:p>
          </table:table-cell>
          <table:table-cell office:value-type="string">
            <text:p>008079317-7</text:p>
          </table:table-cell>
          <table:table-cell office:value-type="string">
            <text:p>Gso rig man ṅag myoṅ byaṅ phyogs bsgrigs phan bde nor buʾi sñe ba /[Khams-gtsaṅ ʾBrug-rgyal gyis brtsams ; A-bu-dkar-los dag sgrig byas]</text:p>
          </table:table-cell>
          <table:table-cell table:number-columns-repeated="1008"/>
        </table:table-row>
        <table:table-row table:style-name="ro1">
          <table:table-cell office:value-type="string">
            <text:p>W20043</text:p>
          </table:table-cell>
          <table:table-cell office:value-type="string">
            <text:p>008109238-5</text:p>
          </table:table-cell>
          <table:table-cell office:value-type="string">
            <text:p>Bdud rtsi sman gyi ʾkhruṅ dpe legs bśad nor buʾi phreṅ mdzes /Karma-chos-ʾphel gyis rtsom sgrig byas.</text:p>
          </table:table-cell>
          <table:table-cell table:number-columns-repeated="1008"/>
        </table:table-row>
        <table:table-row table:style-name="ro1">
          <table:table-cell office:value-type="string">
            <text:p>W20066</text:p>
          </table:table-cell>
          <table:table-cell office:value-type="string">
            <text:p>012096025-7</text:p>
          </table:table-cell>
          <table:table-cell office:value-type="string">
            <text:p>Bod sman kun ʾdus miṅ mdzod =Shi yong Zang yao ming ku /Mgar-rtse Skal-bzaṅ-bkra-śis kyis rtsom sgrig byas.</text:p>
          </table:table-cell>
          <table:table-cell table:number-columns-repeated="1008"/>
        </table:table-row>
        <table:table-row table:style-name="ro1">
          <table:table-cell office:value-type="string">
            <text:p>W20068</text:p>
          </table:table-cell>
          <table:table-cell office:value-type="string">
            <text:p>008324580-4</text:p>
          </table:table-cell>
          <table:table-cell office:value-type="string">
            <text:p>Gso rig rgyud bzhiʾi dkaʾtshig kun gyi ʾgrel pa Blo gsar mgul rgyan /Bkra-śis.</text:p>
          </table:table-cell>
          <table:table-cell table:number-columns-repeated="1008"/>
        </table:table-row>
        <table:table-row table:style-name="ro1">
          <table:table-cell office:value-type="string">
            <text:p>W20069</text:p>
          </table:table-cell>
          <table:table-cell office:value-type="string">
            <text:p>008107402-6</text:p>
          </table:table-cell>
          <table:table-cell office:value-type="string">
            <text:p>ʾKhruṅs dpe dri med śel gyi me loṅ /Dgaʾ-baʾi-rdo-rjes brtsams.</text:p>
          </table:table-cell>
          <table:table-cell table:number-columns-repeated="1008"/>
        </table:table-row>
        <table:table-row table:style-name="ro1">
          <table:table-cell office:value-type="string">
            <text:p>W20076</text:p>
          </table:table-cell>
          <table:table-cell office:value-type="string">
            <text:p>008343068-7</text:p>
          </table:table-cell>
          <table:table-cell office:value-type="string">
            <text:p>Rtsis rig Rab gsal me lon /Sde-tsha Sbin-pa-dar-rgyas kyis brtsams.</text:p>
          </table:table-cell>
          <table:table-cell table:number-columns-repeated="1008"/>
        </table:table-row>
        <table:table-row table:style-name="ro1">
          <table:table-cell office:value-type="string">
            <text:p>W20081</text:p>
          </table:table-cell>
          <table:table-cell office:value-type="string">
            <text:p>008454670-0</text:p>
          </table:table-cell>
          <table:table-cell office:value-type="string">
            <text:p>Legs bśad rin po cheʾi gter mdzod /Śar-rdza Bkra-śis-rgyal-mtshan gyis brtsams pa.</text:p>
          </table:table-cell>
          <table:table-cell table:number-columns-repeated="1008"/>
        </table:table-row>
        <table:table-row table:style-name="ro1">
          <table:table-cell office:value-type="string">
            <text:p>W20084</text:p>
          </table:table-cell>
          <table:table-cell office:value-type="string">
            <text:p>008084304-2</text:p>
          </table:table-cell>
          <table:table-cell office:value-type="string">
            <text:p>Thog gliṅ gʾyul ʾgyed :Gliṅ Ge-sar rgyal poʾi sgruṅ /ʾDzin-mdaʾi-bu Thub-dgaʾ daṅ Chos-skyoṅ-bkra-śis gñis kyis dag sgrig byas ; [bśad mkhan Tshe-riṅ-dbaṅ-ʾdus].</text:p>
          </table:table-cell>
          <table:table-cell table:number-columns-repeated="1008"/>
        </table:table-row>
        <table:table-row table:style-name="ro1">
          <table:table-cell office:value-type="string">
            <text:p>W20097</text:p>
          </table:table-cell>
          <table:table-cell office:value-type="string">
            <text:p>008137233-7</text:p>
          </table:table-cell>
          <table:table-cell office:value-type="string">
            <text:p>Gliṅ Ge-sar rgyal poʾi gsol mchod skor phyogs bsgrigs /ʾJu-mi-pham gyis brtsams.</text:p>
          </table:table-cell>
          <table:table-cell table:number-columns-repeated="1008"/>
        </table:table-row>
        <table:table-row table:style-name="ro1">
          <table:table-cell office:value-type="string">
            <text:p>W20101</text:p>
          </table:table-cell>
          <table:table-cell office:value-type="string">
            <text:p>008079347-9</text:p>
          </table:table-cell>
          <table:table-cell office:value-type="string">
            <text:p>Gliṅ rje Ge-sar rgyal poʾi sgruṅ Byaṅ bdud Ku-ra ʾdul baʾi rtogs brjod /[Sga Blo-gros-rgya-mtshos legs bsgrigs byas].</text:p>
          </table:table-cell>
          <table:table-cell table:number-columns-repeated="1008"/>
        </table:table-row>
        <table:table-row table:style-name="ro1">
          <table:table-cell office:value-type="string">
            <text:p>W20109</text:p>
          </table:table-cell>
          <table:table-cell office:value-type="string">
            <text:p>008098017-1</text:p>
          </table:table-cell>
          <table:table-cell office:value-type="string">
            <text:p>Gñen bśad thos pa kun dgaʾ /Karma-mkhaʾ-ʾbum daṅ Bkra-śis-rgyal-mtshan gñis kyis bdams te bsgrigs.</text:p>
          </table:table-cell>
          <table:table-cell table:number-columns-repeated="1008"/>
        </table:table-row>
        <table:table-row table:style-name="ro1">
          <table:table-cell office:value-type="string">
            <text:p>W20112</text:p>
          </table:table-cell>
          <table:table-cell office:value-type="string">
            <text:p>008098016-3</text:p>
          </table:table-cell>
          <table:table-cell office:value-type="string">
            <text:p>Gnaʾ rgyaʾi tshe lo /Karma-mkhaʾ-ʾbum daṅ Bkra-śis-rgyal-mtshan gñis kyis bdams te bsgrigs.</text:p>
          </table:table-cell>
          <table:table-cell table:number-columns-repeated="1008"/>
        </table:table-row>
        <table:table-row table:style-name="ro1">
          <table:table-cell office:value-type="string">
            <text:p>W20123</text:p>
          </table:table-cell>
          <table:table-cell office:value-type="string">
            <text:p>008084310-7</text:p>
          </table:table-cell>
          <table:table-cell office:value-type="string">
            <text:p>Sñan ṅag gi rnam bśad /[ʾJu-skal-bzaṅ, Dor-źi Gdoṅ-drug-sñems-blo] ; ʾGyur-med gyis bsgrigs.</text:p>
          </table:table-cell>
          <table:table-cell table:number-columns-repeated="1008"/>
        </table:table-row>
        <table:table-row table:style-name="ro1">
          <table:table-cell office:value-type="string">
            <text:p>W20124</text:p>
          </table:table-cell>
          <table:table-cell office:value-type="string">
            <text:p>009817863-6</text:p>
          </table:table-cell>
          <table:table-cell office:value-type="string">
            <text:p>Sprin gyi sgra dbyaṅs /ʾGyur-med kyis bsgrigs.</text:p>
          </table:table-cell>
          <table:table-cell table:number-columns-repeated="1008"/>
        </table:table-row>
        <table:table-row table:style-name="ro1">
          <table:table-cell office:value-type="string">
            <text:p>W20129</text:p>
          </table:table-cell>
          <table:table-cell office:value-type="string">
            <text:p>008406934-1</text:p>
          </table:table-cell>
          <table:table-cell office:value-type="string">
            <text:p>Rta nag sgrog ʼgros /ʼGyur-med kyis bsgrigs.</text:p>
          </table:table-cell>
          <table:table-cell table:number-columns-repeated="1008"/>
        </table:table-row>
        <table:table-row table:style-name="ro1">
          <table:table-cell office:value-type="string">
            <text:p>W20135</text:p>
          </table:table-cell>
          <table:table-cell office:value-type="string">
            <text:p>012364022-9</text:p>
          </table:table-cell>
          <table:table-cell office:value-type="string">
            <text:p>Dpe chos tshig mdzod /Dpaʾ-ris Saṅs-rgyas kyis rtsom sgrig byas.</text:p>
          </table:table-cell>
          <table:table-cell table:number-columns-repeated="1008"/>
        </table:table-row>
        <table:table-row table:style-name="ro1">
          <table:table-cell office:value-type="string">
            <text:p>W20166</text:p>
          </table:table-cell>
          <table:table-cell office:value-type="string">
            <text:p>006066104-6</text:p>
          </table:table-cell>
          <table:table-cell office:value-type="string">
            <text:p>Guide to the holy places of central Tibet.[Edited by] Alfonsa Ferrari. Completed and edited by Luciano Petech, with the collaboration of Hugh Richardson.</text:p>
          </table:table-cell>
          <table:table-cell table:number-columns-repeated="1008"/>
        </table:table-row>
        <table:table-row table:style-name="ro1">
          <table:table-cell office:value-type="string">
            <text:p>W20170</text:p>
          </table:table-cell>
          <table:table-cell office:value-type="string">
            <text:p>009817821-0</text:p>
          </table:table-cell>
          <table:table-cell office:value-type="string">
            <text:p>Lcags stag źib gźuṅ /Bod raṅ skyoṅ ljoṅs lo rgyus yig tshags khaṅ gis bsgrigs ; Ye-śes-tshul-khrims ... [et al.] kyis dag sgrig byas.</text:p>
          </table:table-cell>
          <table:table-cell table:number-columns-repeated="1008"/>
        </table:table-row>
        <table:table-row table:style-name="ro1">
          <table:table-cell office:value-type="string">
            <text:p>W20179</text:p>
          </table:table-cell>
          <table:table-cell office:value-type="string">
            <text:p>008079346-0</text:p>
          </table:table-cell>
          <table:table-cell office:value-type="string">
            <text:p>Tshaṅs-dbyaṅs-rgya-mtshoʾi mgur glu =Tsʻang-yang-chia-tsʻo chʻing ko.</text:p>
          </table:table-cell>
          <table:table-cell table:number-columns-repeated="1008"/>
        </table:table-row>
        <table:table-row table:style-name="ro1">
          <table:table-cell office:value-type="string">
            <text:p>W20181</text:p>
          </table:table-cell>
          <table:table-cell office:value-type="string">
            <text:p>012362811-3</text:p>
          </table:table-cell>
          <table:table-cell office:value-type="string">
            <text:p>Dag yig rig paʾi gab pa mṅon phyuṅ /Dpaʾ-ris Saṅs-rgyas kyis brtsams.</text:p>
          </table:table-cell>
          <table:table-cell table:number-columns-repeated="1008"/>
        </table:table-row>
        <table:table-row table:style-name="ro1">
          <table:table-cell office:value-type="string">
            <text:p>W20187</text:p>
          </table:table-cell>
          <table:table-cell office:value-type="string">
            <text:p>008107296-1</text:p>
          </table:table-cell>
          <table:table-cell office:value-type="string">
            <text:p>Sñiṅ gtam śel dkar me loṅ /Gcod-pa Don-grub kyis brtsams.</text:p>
          </table:table-cell>
          <table:table-cell table:number-columns-repeated="1008"/>
        </table:table-row>
        <table:table-row table:style-name="ro1">
          <table:table-cell office:value-type="string">
            <text:p>W20189</text:p>
          </table:table-cell>
          <table:table-cell office:value-type="string">
            <text:p>008079353-3</text:p>
          </table:table-cell>
          <table:table-cell office:value-type="string">
            <text:p>Rluṅ nag khrod paʾi bya rgod /ʾChi-med-rdo-rjes brtsams.</text:p>
          </table:table-cell>
          <table:table-cell table:number-columns-repeated="1008"/>
        </table:table-row>
        <table:table-row table:style-name="ro1">
          <table:table-cell office:value-type="string">
            <text:p>W20197</text:p>
          </table:table-cell>
          <table:table-cell office:value-type="string">
            <text:p>009878308-4</text:p>
          </table:table-cell>
          <table:table-cell office:value-type="string">
            <text:p>ʾJu Mi-pham-phyogs-las-rnam-rgyal gyi [sic] mchog gi sprul paʾi zlos gar Dgu-roṅ-rgyal-sras Rin-po-cheʾi rnam thar ʾjam dpal dgyes paʾi mchod sprin źes bya ba bźugs so /Ldoṅ-ka-ba O-rgyan gyis brtsams.</text:p>
          </table:table-cell>
          <table:table-cell table:number-columns-repeated="1008"/>
        </table:table-row>
        <table:table-row table:style-name="ro1">
          <table:table-cell office:value-type="string">
            <text:p>W20209</text:p>
          </table:table-cell>
          <table:table-cell office:value-type="string">
            <text:p>009865222-2</text:p>
          </table:table-cell>
          <table:table-cell office:value-type="string">
            <text:p>Bya-bral Rin-po-che mkhan chen Chos-dbyiṅs-khyab-brdal gyi rnam thar bźugs /[Padma-ʾod-gsal-mthaʾ-yas kyis brtsams ; Tshe-riṅ-rgya-mtshos bsgyur].</text:p>
          </table:table-cell>
          <table:table-cell table:number-columns-repeated="1008"/>
        </table:table-row>
        <table:table-row table:style-name="ro1">
          <table:table-cell office:value-type="string">
            <text:p>W20218</text:p>
          </table:table-cell>
          <table:table-cell office:value-type="string">
            <text:p>008079342-8</text:p>
          </table:table-cell>
          <table:table-cell office:value-type="string">
            <text:p>Klu ʾbum mi rgod /Nag-po Skal-bzaṅ gis brtsams.</text:p>
          </table:table-cell>
          <table:table-cell table:number-columns-repeated="1008"/>
        </table:table-row>
        <table:table-row table:style-name="ro1">
          <table:table-cell office:value-type="string">
            <text:p>W20228</text:p>
          </table:table-cell>
          <table:table-cell office:value-type="string">
            <text:p>008079354-1</text:p>
          </table:table-cell>
          <table:table-cell office:value-type="string">
            <text:p>Bkras-zur-tshaṅ gi gsaṅ baʾi gtam rgyud /Brag-gdoṅ Bkras-gliṅ Dbaṅ-rdor.</text:p>
          </table:table-cell>
          <table:table-cell table:number-columns-repeated="1008"/>
        </table:table-row>
        <table:table-row table:style-name="ro1">
          <table:table-cell office:value-type="string">
            <text:p>W20250</text:p>
          </table:table-cell>
          <table:table-cell office:value-type="string">
            <text:p>008084302-6</text:p>
          </table:table-cell>
          <table:table-cell office:value-type="string">
            <text:p>O-rgyan-smin-grol-gliṅ gi dkar chag /Bstan-paʾi-sgron-mes-brtsams.</text:p>
          </table:table-cell>
          <table:table-cell table:number-columns-repeated="1008"/>
        </table:table-row>
        <table:table-row table:style-name="ro1">
          <table:table-cell office:value-type="string">
            <text:p>W20337</text:p>
          </table:table-cell>
          <table:table-cell office:value-type="string">
            <text:p>008084370-0</text:p>
          </table:table-cell>
          <table:table-cell office:value-type="string">
            <text:p>Sñan ṅag gi bstan bcos chen mo me loṅ las byuṅ baʾi rgyan rnams kyi dper brjod legs bśad bdud rtsiʾi mchod yon /Źwa-dmar Dge-ʾdun-bstan-ʾdzin-rgya-mtshos mdzad ; [Mtsho-lho mi rigs dge rgan slob grwaʾi Bod yig khrid dpyod tshan chuṅ gis bsgrigs].</text:p>
          </table:table-cell>
          <table:table-cell table:number-columns-repeated="1008"/>
        </table:table-row>
        <table:table-row table:style-name="ro1">
          <table:table-cell office:value-type="string">
            <text:p>W20406</text:p>
          </table:table-cell>
          <table:table-cell office:value-type="string">
            <text:p>008517269-3</text:p>
          </table:table-cell>
          <table:table-cell office:value-type="string">
            <text:p>Tshad maʾi dgoṅs don gsal bar byed pa gtan tshigs dus kyi sgron me /Chu-skyes Dge-ʾdun-bsam-gtan gyis brtsams.</text:p>
          </table:table-cell>
          <table:table-cell table:number-columns-repeated="1008"/>
        </table:table-row>
        <table:table-row table:style-name="ro1">
          <table:table-cell office:value-type="string">
            <text:p>W20407</text:p>
          </table:table-cell>
          <table:table-cell office:value-type="string">
            <text:p>008517268-5</text:p>
          </table:table-cell>
          <table:table-cell office:value-type="string">
            <text:p>Rje Sgo Blo gsum gyi phar phyin yig chaʾi tshig zin gyi bźed tshul rin chen sil maʾi do śal /Dge-ʾdun-blo-bzaṅ.</text:p>
          </table:table-cell>
          <table:table-cell table:number-columns-repeated="1008"/>
        </table:table-row>
        <table:table-row table:style-name="ro1">
          <table:table-cell office:value-type="string">
            <text:p>W20415</text:p>
          </table:table-cell>
          <table:table-cell office:value-type="string">
            <text:p>010392401-9</text:p>
          </table:table-cell>
          <table:table-cell office:value-type="string">
            <text:p>Ś̀am-bha-laʼi coṅ sgra /Byams-pa-dge-legs kyis brtsams.</text:p>
          </table:table-cell>
          <table:table-cell table:number-columns-repeated="1008"/>
        </table:table-row>
        <table:table-row table:style-name="ro1">
          <table:table-cell office:value-type="string">
            <text:p>W20423</text:p>
          </table:table-cell>
          <table:table-cell office:value-type="string">
            <text:p>008084441-3</text:p>
          </table:table-cell>
          <table:table-cell office:value-type="string">
            <text:p>Dpal Bkaʾ-brgyud paʾi lugs kyi źal ʾdon phyogs bsgrigs dgos pa kun tshaṅ /Nor-braṅ O-rgyan gyis phyogs bsgrigs źus pa.</text:p>
          </table:table-cell>
          <table:table-cell table:number-columns-repeated="1008"/>
        </table:table-row>
        <table:table-row table:style-name="ro1">
          <table:table-cell office:value-type="string">
            <text:p>W20436</text:p>
          </table:table-cell>
          <table:table-cell office:value-type="string">
            <text:p>008669928-8</text:p>
          </table:table-cell>
          <table:table-cell office:value-type="string">
            <text:p>Duṅ ṅe bar dran paʾi Bod :sku źabs Bsod-nams-don-grub lags kyi mtshon ris = Remembering Tibet : the paintings of Sonam Dhondup.</text:p>
          </table:table-cell>
          <table:table-cell table:number-columns-repeated="1008"/>
        </table:table-row>
        <table:table-row table:style-name="ro1">
          <table:table-cell office:value-type="string">
            <text:p>W20441</text:p>
          </table:table-cell>
          <table:table-cell office:value-type="string">
            <text:p>008084385-9</text:p>
          </table:table-cell>
          <table:table-cell office:value-type="string">
            <text:p>Śaṅs-pa Bkaʾ-brgyud bla rabs kyi rnam thar /[Nam-mkhaʾ-bsam-grub-rgyal-mtshan sogs kyis brtsams].</text:p>
          </table:table-cell>
          <table:table-cell table:number-columns-repeated="1008"/>
        </table:table-row>
        <table:table-row table:style-name="ro1">
          <table:table-cell office:value-type="string">
            <text:p>W20454</text:p>
          </table:table-cell>
          <table:table-cell office:value-type="string">
            <text:p>008098009-0</text:p>
          </table:table-cell>
          <table:table-cell office:value-type="string">
            <text:p>Grub mthaʾ rin chen phreṅ baʾi tshig ʾgrel thor bu /Dkon-mchog ʾJigs-med-dbaṅ-pos brtsams pa ; Mkhyen-rab-dbaṅ-phyug gis mchan ʾgrel bkod.</text:p>
          </table:table-cell>
          <table:table-cell table:number-columns-repeated="1008"/>
        </table:table-row>
        <table:table-row table:style-name="ro1">
          <table:table-cell office:value-type="string">
            <text:p>W20455</text:p>
          </table:table-cell>
          <table:table-cell office:value-type="string">
            <text:p>009365860-5</text:p>
          </table:table-cell>
          <table:table-cell office:value-type="string">
            <text:p>Dbu ma rtsa ba śes rab rtsa ʼgrel bźugs /[Dpal-mgon ʼPhags-pa-klu-sgrub kyis rtsa ba mdzad,- Go-rams-pa Bsod-nams-seṅ-ges ʼgrel pa brtsams].</text:p>
          </table:table-cell>
          <table:table-cell table:number-columns-repeated="1008"/>
        </table:table-row>
        <table:table-row table:style-name="ro1">
          <table:table-cell office:value-type="string">
            <text:p>W20468</text:p>
          </table:table-cell>
          <table:table-cell office:value-type="string">
            <text:p>008079312-6</text:p>
          </table:table-cell>
          <table:table-cell office:value-type="string">
            <text:p>Kun mkhyen Kloṅ-chen Rab-ʾbyams kyi rnam thar /[Glag-bla Chos-ʾgrub daṅ Chos-grags-bzaṅ-pos brtsams].</text:p>
          </table:table-cell>
          <table:table-cell table:number-columns-repeated="1008"/>
        </table:table-row>
        <table:table-row table:style-name="ro1">
          <table:table-cell office:value-type="string">
            <text:p>W20482</text:p>
          </table:table-cell>
          <table:table-cell office:value-type="string">
            <text:p>008646484-1</text:p>
          </table:table-cell>
          <table:table-cell office:value-type="string">
            <text:p>Mdzod ʼgrel mṅon paʼi rgyan /Mchims ʼJam-paʼi-dbyaṅs.</text:p>
          </table:table-cell>
          <table:table-cell table:number-columns-repeated="1008"/>
        </table:table-row>
        <table:table-row table:style-name="ro1">
          <table:table-cell office:value-type="string">
            <text:p>W20486</text:p>
          </table:table-cell>
          <table:table-cell office:value-type="string">
            <text:p>008107362-3</text:p>
          </table:table-cell>
          <table:table-cell office:value-type="string">
            <text:p>Theg pa chen po rgyud bla maʾi bstan bcos /Rje-btsun Byams-pa-mgon-pos mdzad pa.</text:p>
          </table:table-cell>
          <table:table-cell table:number-columns-repeated="1008"/>
        </table:table-row>
        <table:table-row table:style-name="ro1">
          <table:table-cell office:value-type="string">
            <text:p>W20489</text:p>
          </table:table-cell>
          <table:table-cell office:value-type="string">
            <text:p>007412703-9</text:p>
          </table:table-cell>
          <table:table-cell office:value-type="string">
            <text:p>Sñan ṅag gi bstan bcos chen po me loṅ la ʼjug paʼi bśad sbyar Daṇḍiʼi dgońs rgyan źes bya ba bźugs so /[Bod-mkhas-pa Mi-pham-dge-legs-rnam-par-rgyal-baʼi-lhas rdzogs].</text:p>
          </table:table-cell>
          <table:table-cell table:number-columns-repeated="1008"/>
        </table:table-row>
        <table:table-row table:style-name="ro1">
          <table:table-cell office:value-type="string">
            <text:p>W20509</text:p>
          </table:table-cell>
          <table:table-cell office:value-type="string">
            <text:p>011211157-2</text:p>
          </table:table-cell>
          <table:table-cell office:value-type="string">
            <text:p>The collected songs of esoteric experience of Bya-bral Ṅag-dbaṅ-rnam-rgyal.</text:p>
          </table:table-cell>
          <table:table-cell table:number-columns-repeated="1008"/>
        </table:table-row>
        <table:table-row table:style-name="ro1">
          <table:table-cell office:value-type="string">
            <text:p>W20515</text:p>
          </table:table-cell>
          <table:table-cell office:value-type="string">
            <text:p>001570490-4</text:p>
          </table:table-cell>
          <table:table-cell office:value-type="string">
            <text:p>The literary arts in Ladakh :a reproduction of a collection of Bhotia manuscripts on poetics, prosody, Sanskrit grammar, lexicography, etc., from the library of the former ruling family.</text:p>
          </table:table-cell>
          <table:table-cell table:number-columns-repeated="1008"/>
        </table:table-row>
        <table:table-row table:style-name="ro1">
          <table:table-cell office:value-type="string">
            <text:p>W20517</text:p>
          </table:table-cell>
          <table:table-cell office:value-type="string">
            <text:p>008079315-0</text:p>
          </table:table-cell>
          <table:table-cell office:value-type="string">
            <text:p>Bstan bcos sñan ṅag me loṅ gi ʼgrel bśad sṅon med bu ram śin gi ljon pa /Karma-tshe-dbaṅ-dpal-ʼbar gyis brtsams.</text:p>
          </table:table-cell>
          <table:table-cell table:number-columns-repeated="1008"/>
        </table:table-row>
        <table:table-row table:style-name="ro1">
          <table:table-cell office:value-type="string">
            <text:p>W20522</text:p>
          </table:table-cell>
          <table:table-cell office:value-type="string">
            <text:p>007366334-4</text:p>
          </table:table-cell>
          <table:table-cell office:value-type="string">
            <text:p>Phyag chen khrid yig of Ṅag-dbaṅ-bstan-paʼi-ñi-ma and other texts on the Mahamudra and Na ro chos drug precepts of Stag-luṅ-pa Dkar-brgyud-pa tradition.Reproduced from MSS. from the libiary of Ri-bo-che Rje-druṅ Rin-po-che of Padma-bkod by Tseten Dorji.</text:p>
          </table:table-cell>
          <table:table-cell table:number-columns-repeated="1008"/>
        </table:table-row>
        <table:table-row table:style-name="ro1">
          <table:table-cell office:value-type="string">
            <text:p>W20528</text:p>
          </table:table-cell>
          <table:table-cell office:value-type="string">
            <text:p>001502607-8</text:p>
          </table:table-cell>
          <table:table-cell office:value-type="string">
            <text:p>Grub dbaṅ Bde chen rdo rjeʾi rnam thar Bsam gyis mi khyab pa las sa bon tsam spel ba Źiṅ khams rgya mtshoʾi rgyan :the biography of Dpal-me Mkhyen-brtse Kun-bzaṅ-ʾgro-ʾdul /by Zur-maṅ Mkhan-po Karma-tshogs-gñis-rgya-mtsho.</text:p>
          </table:table-cell>
          <table:table-cell table:number-columns-repeated="1008"/>
        </table:table-row>
        <table:table-row table:style-name="ro1">
          <table:table-cell office:value-type="string">
            <text:p>W20530</text:p>
          </table:table-cell>
          <table:table-cell office:value-type="string">
            <text:p>001350723-0</text:p>
          </table:table-cell>
          <table:table-cell office:value-type="string">
            <text:p>History of Buddhism in Mongolia :Čhen-po Hor-gyi yul-du dam-paʾi čhos ǰi-ltar byuṅ-baʾi chul bśad pa Bstan-pa rin-po-čhe gsal-bar byed-paʾi sgron-me or Hor čhos ʾbyuṅ /written by Gu-šri Dkaʾ-bču Che-ʾphel alias ʾJ̌igs-med Rig-paʾi rdo rǰe of Eastern Thu-med in 1819.</text:p>
          </table:table-cell>
          <table:table-cell table:number-columns-repeated="1008"/>
        </table:table-row>
        <table:table-row table:style-name="ro1">
          <table:table-cell office:value-type="string">
            <text:p>W20531</text:p>
          </table:table-cell>
          <table:table-cell office:value-type="string">
            <text:p>000740709-2</text:p>
          </table:table-cell>
          <table:table-cell office:value-type="string">
            <text:p>Dharmatala's Annals of Buddhism.</text:p>
          </table:table-cell>
          <table:table-cell table:number-columns-repeated="1008"/>
        </table:table-row>
        <table:table-row table:style-name="ro1">
          <table:table-cell office:value-type="string">
            <text:p>W20534</text:p>
          </table:table-cell>
          <table:table-cell office:value-type="string">
            <text:p>002421492-2</text:p>
          </table:table-cell>
          <table:table-cell office:value-type="string">
            <text:p>Gter chen chos kyi rgyal po Khrag ʼthung Bdud ʼjoms gling paʼi rnam par thar pa zhal gsungs ma :the autobiography of Bdud ʼjoms-gling-pa /edited by Padma-lung rtogs rgya-mtsho, together with his Rdzogs chen gsang khrid and a rare Rdzogs-chen instruction, Man ngag ʼphrul gyi glegs bam.</text:p>
          </table:table-cell>
          <table:table-cell table:number-columns-repeated="1008"/>
        </table:table-row>
        <table:table-row table:style-name="ro1">
          <table:table-cell office:value-type="string">
            <text:p>W20539</text:p>
          </table:table-cell>
          <table:table-cell office:value-type="string">
            <text:p>001570539-0</text:p>
          </table:table-cell>
          <table:table-cell office:value-type="string">
            <text:p>Gter ston brgya rtsaʾi rnam thar :(Zab moʾi gter daṅ gter stoṅ [sic] grub thob ji ltar byon paʾi lo rgyus mdor bsdus bkod pa rin chen bai ḍūryaʾi phren [sic] ba źes bya ba) ; a collection of biographies of the rediscoverers of concealed teachings and recipients of remarkable visions of Lamaism /by ʾJam-mgon Koṅ-sprul Blo-gros-mthaʾ-yas.</text:p>
          </table:table-cell>
          <table:table-cell table:number-columns-repeated="1008"/>
        </table:table-row>
        <table:table-row table:style-name="ro1">
          <table:table-cell office:value-type="string">
            <text:p>W20560</text:p>
          </table:table-cell>
          <table:table-cell office:value-type="string">
            <text:p>008324567-7</text:p>
          </table:table-cell>
          <table:table-cell office:value-type="string">
            <text:p>Gso rig sniṅ bsdus skya rens gsar pa /Bsam-gtan.</text:p>
          </table:table-cell>
          <table:table-cell table:number-columns-repeated="1008"/>
        </table:table-row>
        <table:table-row table:style-name="ro1">
          <table:table-cell office:value-type="string">
            <text:p>W20563</text:p>
          </table:table-cell>
          <table:table-cell office:value-type="string">
            <text:p>010252793-8</text:p>
          </table:table-cell>
          <table:table-cell office:value-type="string">
            <text:p>Skyabs rje Padma-skal-bzaṅ Rin-po-cheʼi sñan rtsom gces btus.</text:p>
          </table:table-cell>
          <table:table-cell table:number-columns-repeated="1008"/>
        </table:table-row>
        <table:table-row table:style-name="ro1">
          <table:table-cell office:value-type="string">
            <text:p>W20565</text:p>
          </table:table-cell>
          <table:table-cell office:value-type="string">
            <text:p>008079324-X</text:p>
          </table:table-cell>
          <table:table-cell office:value-type="string">
            <text:p>Sñan ʼgrel yaṅ gsal snaṅ mdzod las don rgyan so lṅaʼi tshig ʼgrel dbyaṅs can pi waṅ /ʼJam-dbyaṅs-grags-pas.</text:p>
          </table:table-cell>
          <table:table-cell table:number-columns-repeated="1008"/>
        </table:table-row>
        <table:table-row table:style-name="ro1">
          <table:table-cell office:value-type="string">
            <text:p>W20572</text:p>
          </table:table-cell>
          <table:table-cell office:value-type="string">
            <text:p>008107289-9</text:p>
          </table:table-cell>
          <table:table-cell office:value-type="string">
            <text:p>Źaṅ-źuṅ Chos-dbaṅ-grags-pas Rā-na-ṇaʾi gtam rgyud la sbyar te brtsams paʾi sñan ṅag gi ʾgrel ba /Mkhaʾ-ʾbum.</text:p>
          </table:table-cell>
          <table:table-cell table:number-columns-repeated="1008"/>
        </table:table-row>
        <table:table-row table:style-name="ro1">
          <table:table-cell office:value-type="string">
            <text:p>W20751</text:p>
          </table:table-cell>
          <table:table-cell office:value-type="string">
            <text:p>009719428-X</text:p>
          </table:table-cell>
          <table:table-cell office:value-type="string">
            <text:p>Sa-skya bkaʾ ʾbum ma phyi gsar rñed phyogs bsgrigs.</text:p>
          </table:table-cell>
          <table:table-cell table:number-columns-repeated="1008"/>
        </table:table-row>
        <table:table-row table:style-name="ro1">
          <table:table-cell office:value-type="string">
            <text:p>W20812</text:p>
          </table:table-cell>
          <table:table-cell office:value-type="string">
            <text:p>001835712-1</text:p>
          </table:table-cell>
          <table:table-cell office:value-type="string">
            <text:p>Dge-sloṅ Ṅag-dbaṅ-blo-bzaṅ-bstan-ʾdzin-tshul-khrims-rgyal-mtshan gyi spyod tshul draṅ por brjod pa Myoṅ snaṅ ʾkhrul paʾi zlos gar :the autobiography of a famed Gelukpa contemplative of Stod, Śel-dkar Bkaʾ-ʾgyur Bla-ma Ṅag-dbaṅ-blo-bzaṅ-bstan-ʾdzin-tshul-khrims-rgyal-mtshan.</text:p>
          </table:table-cell>
          <table:table-cell table:number-columns-repeated="1008"/>
        </table:table-row>
        <table:table-row table:style-name="ro1">
          <table:table-cell office:value-type="string">
            <text:p>W20814</text:p>
          </table:table-cell>
          <table:table-cell office:value-type="string">
            <text:p>012037787-X</text:p>
          </table:table-cell>
          <table:table-cell office:value-type="string">
            <text:p>880-01Mang tshogs sgyu rtsal =Qinghai qun zhong yi shu.</text:p>
          </table:table-cell>
          <table:table-cell table:number-columns-repeated="1008"/>
        </table:table-row>
        <table:table-row table:style-name="ro1">
          <table:table-cell office:value-type="string">
            <text:p>W20817</text:p>
          </table:table-cell>
          <table:table-cell office:value-type="string">
            <text:p>008134924-6</text:p>
          </table:table-cell>
          <table:table-cell office:value-type="string">
            <text:p>Bod kyi rtsom rig sgyu rtsal =Hsi-tsang wen i.</text:p>
          </table:table-cell>
          <table:table-cell table:number-columns-repeated="1008"/>
        </table:table-row>
        <table:table-row table:style-name="ro1">
          <table:table-cell office:value-type="string">
            <text:p>W20828</text:p>
          </table:table-cell>
          <table:table-cell office:value-type="string">
            <text:p>008079356-8</text:p>
          </table:table-cell>
          <table:table-cell office:value-type="string">
            <text:p>Gnas yig phyogs bsgrigs /Dge-ʾdun-chos-ʾphel sogs kyis brtsams.</text:p>
          </table:table-cell>
          <table:table-cell table:number-columns-repeated="1008"/>
        </table:table-row>
        <table:table-row table:style-name="ro1">
          <table:table-cell office:value-type="string">
            <text:p>W20837</text:p>
          </table:table-cell>
          <table:table-cell office:value-type="string">
            <text:p>009980736-X</text:p>
          </table:table-cell>
          <table:table-cell office:value-type="string">
            <text:p>Boṅ-stag lo rgyus bgres poʾi ṅag sgros raṅ grol /Boṅ-stag-pa Phun-tshogs kyis brtsams.</text:p>
          </table:table-cell>
          <table:table-cell table:number-columns-repeated="1008"/>
        </table:table-row>
        <table:table-row table:style-name="ro1">
          <table:table-cell office:value-type="string">
            <text:p>W20846</text:p>
          </table:table-cell>
          <table:table-cell office:value-type="string">
            <text:p>008378394-6</text:p>
          </table:table-cell>
          <table:table-cell office:value-type="string">
            <text:p>Dge ldan bstan paʼi ʼbyuṅ khuṅs dpal ldan Bya-khyuṅ-theg-chen-yon-tan-dar-rgyas-gliṅ gi gdan rabs dkar chags yid ʼphrog gtam gyi ñiṅ khu /Tshe-tan Źabs-druṅ gis brtsams.</text:p>
          </table:table-cell>
          <table:table-cell table:number-columns-repeated="1008"/>
        </table:table-row>
        <table:table-row table:style-name="ro1">
          <table:table-cell office:value-type="string">
            <text:p>W20849</text:p>
          </table:table-cell>
          <table:table-cell office:value-type="string">
            <text:p>012041507-0</text:p>
          </table:table-cell>
          <table:table-cell office:value-type="string">
            <text:p>Bstan paʼi rnam bśad dar rgyas gsal baʼi sgron me /Spa Bstan-rgyal-bzaṅ-pos brtsams.</text:p>
          </table:table-cell>
          <table:table-cell table:number-columns-repeated="1008"/>
        </table:table-row>
        <table:table-row table:style-name="ro1">
          <table:table-cell office:value-type="string">
            <text:p>W20850</text:p>
          </table:table-cell>
          <table:table-cell office:value-type="string">
            <text:p>008084371-9</text:p>
          </table:table-cell>
          <table:table-cell office:value-type="string">
            <text:p>Mtshu-phu-dgon gyi dkar chag kun gsal me loṅ /Rin-chen-dpal-bzaṅ gis brtsams.</text:p>
          </table:table-cell>
          <table:table-cell table:number-columns-repeated="1008"/>
        </table:table-row>
        <table:table-row table:style-name="ro1">
          <table:table-cell office:value-type="string">
            <text:p>W20856</text:p>
          </table:table-cell>
          <table:table-cell office:value-type="string">
            <text:p>009817882-2</text:p>
          </table:table-cell>
          <table:table-cell office:value-type="string">
            <text:p>Bkaʼ chems ka khol ma /[Jo-bo A-ti-śas gter nas bton pa].</text:p>
          </table:table-cell>
          <table:table-cell table:number-columns-repeated="1008"/>
        </table:table-row>
        <table:table-row table:style-name="ro1">
          <table:table-cell office:value-type="string">
            <text:p>W20865</text:p>
          </table:table-cell>
          <table:table-cell office:value-type="string">
            <text:p>001604942-X</text:p>
          </table:table-cell>
          <table:table-cell office:value-type="string">
            <text:p>Collected works of Lha-btsun Nam-mkhaʼ-ʼjigs-med.</text:p>
          </table:table-cell>
          <table:table-cell table:number-columns-repeated="1008"/>
        </table:table-row>
        <table:table-row table:style-name="ro1">
          <table:table-cell office:value-type="string">
            <text:p>W20866</text:p>
          </table:table-cell>
          <table:table-cell office:value-type="string">
            <text:p>007366346-8</text:p>
          </table:table-cell>
          <table:table-cell office:value-type="string">
            <text:p>Dpal Dgyes pa rdo rjeʾi rgyud kyi rgyal po Brtag pa gñis paʾi tshig don rnam par ʾgrol ba gźom med rdo rjeʾi gsaṅ ba ʾbyed pa źes bya ba bźugs so /[Karma-ṅag-dbaṅ-yon-tan-rgya-mtsho-phrin-las-kun-khyab-dpal-bzaṅ-po, ʾam Blo-gros-mthaʾ-yas-paʾi-sdes grub par bgyis pa].</text:p>
          </table:table-cell>
          <table:table-cell table:number-columns-repeated="1008"/>
        </table:table-row>
        <table:table-row table:style-name="ro1">
          <table:table-cell office:value-type="string">
            <text:p>W20867</text:p>
          </table:table-cell>
          <table:table-cell office:value-type="string">
            <text:p>010005250-9</text:p>
          </table:table-cell>
          <table:table-cell office:value-type="string">
            <text:p>Lam rim ye shes snying poơi ơgrel pa ye shes snang ba rab tu rgyas pa :a commentary on the rediscovered Lam rim ye shes snying po, a profound excursus on the principles of esoteric Buddhism /by ơJam-mgon Kong-sprul Blo-gros-mthaơ-yas.</text:p>
          </table:table-cell>
          <table:table-cell table:number-columns-repeated="1008"/>
        </table:table-row>
        <table:table-row table:style-name="ro1">
          <table:table-cell office:value-type="string">
            <text:p>W20873</text:p>
          </table:table-cell>
          <table:table-cell office:value-type="string">
            <text:p>007366350-6</text:p>
          </table:table-cell>
          <table:table-cell office:value-type="string">
            <text:p>Rnal ʾbyor bla na med paʾi rgyud sde rgya mtshoʾi sñiṅ po bsdus pa Zab mo naṅ gi don ñuṅ ṅuʾi tshig gis rnam par ʾgrol ba zab don snaṅ byed ces bya ba bźugs so /[Karma-ṅag-dbaṅ-yon-tan-rgya-mtsho-phrin-las-kun-khyab-dpal-bzaṅ-po, ʾam Blo-gros-mthaʾ-yas-paʾi-sdes bris pa].</text:p>
          </table:table-cell>
          <table:table-cell table:number-columns-repeated="1008"/>
        </table:table-row>
        <table:table-row table:style-name="ro1">
          <table:table-cell office:value-type="string">
            <text:p>W20874</text:p>
          </table:table-cell>
          <table:table-cell office:value-type="string">
            <text:p>007366386-7</text:p>
          </table:table-cell>
          <table:table-cell office:value-type="string">
            <text:p>Theg pa chen po Rgyud bla maʾi bstan bcos sñiṅ poʾi don mṅon sum lam gyi bśad srol daṅ sbyar baʾi rnam par ʾgrel ba phyir mi ldog pa seṅ geʾi Ṅa-ro źes bya ba bźugs so.</text:p>
          </table:table-cell>
          <table:table-cell table:number-columns-repeated="1008"/>
        </table:table-row>
        <table:table-row table:style-name="ro1">
          <table:table-cell office:value-type="string">
            <text:p>W20875</text:p>
          </table:table-cell>
          <table:table-cell office:value-type="string">
            <text:p>001570322-3</text:p>
          </table:table-cell>
          <table:table-cell office:value-type="string">
            <text:p>Bkaʾ brgyud sṅags mdzod :a treasury of precious teachings of the Mar-pa Bkaʾ-brgyud-pa tradition /compiled and largely written by ʾJam-mgon Koṅ-sprul Yon-tan-rgya-mtsho.</text:p>
          </table:table-cell>
          <table:table-cell table:number-columns-repeated="1008"/>
        </table:table-row>
        <table:table-row table:style-name="ro1">
          <table:table-cell office:value-type="string">
            <text:p>W20878</text:p>
          </table:table-cell>
          <table:table-cell office:value-type="string">
            <text:p>001570541-2</text:p>
          </table:table-cell>
          <table:table-cell office:value-type="string">
            <text:p>The autobiography of ʾJam-mgon Koṅ-sprul Blo-gros-mthaʾ-yas /completed and supplemented by his disciple Gnas-gsar Bkra-ʾphel (ʾJam-dbyaṅs-chos-Kyi-ñi-ma-blo-gros-rgyas-paʾi-sde).</text:p>
          </table:table-cell>
          <table:table-cell table:number-columns-repeated="1008"/>
        </table:table-row>
        <table:table-row table:style-name="ro1">
          <table:table-cell office:value-type="string">
            <text:p>W20905</text:p>
          </table:table-cell>
          <table:table-cell office:value-type="string">
            <text:p>001345794-2</text:p>
          </table:table-cell>
          <table:table-cell office:value-type="string">
            <text:p>Biographies of the successive embodiments of the Rgyal-dbaṅ ʾBrug-chen.</text:p>
          </table:table-cell>
          <table:table-cell table:number-columns-repeated="1008"/>
        </table:table-row>
        <table:table-row table:style-name="ro1">
          <table:table-cell office:value-type="string">
            <text:p>W20906</text:p>
          </table:table-cell>
          <table:table-cell office:value-type="string">
            <text:p>001357018-8</text:p>
          </table:table-cell>
          <table:table-cell office:value-type="string">
            <text:p>Rgyal kun khyab bdag ʾgro baʾi bla ma Bstan ʾdzin Rin po che legs paʾi don grub źabs kyi rnam par thar pa Ṅo mtshar nor buʾi mchod sdoṅ :the life of Sgaṅ-steṅ Sprul-sku Bstan-ʾdzin-legs-paʾi-don-grub /by Rje Mkhan-chen X Bstan-ʾdzin-chos-rgyal ; Rgyal kun brtse baʾi spyi gzugs Sems dpaʾ chen po Gsuṅ dbaṅ sprin dbyaṅs kyi rtogs pa brjod pa Rig ʾdzin kun tu dgaʾ baʾi zlos gar : the life of Skyabs-phra Mtshams-brag Bla-ma Ṅag-dbaṅ-ʾbrug-pa.</text:p>
          </table:table-cell>
          <table:table-cell table:number-columns-repeated="1008"/>
        </table:table-row>
        <table:table-row table:style-name="ro1">
          <table:table-cell office:value-type="string">
            <text:p>W20912</text:p>
          </table:table-cell>
          <table:table-cell office:value-type="string">
            <text:p>008380638-5</text:p>
          </table:table-cell>
          <table:table-cell office:value-type="string">
            <text:p>Mchod rten dpe ris blo gsar mgul rgyan bźugs =Bon stupa : illustrations and explanations /Menyag Geshe Namdak Tsukphu.</text:p>
          </table:table-cell>
          <table:table-cell table:number-columns-repeated="1008"/>
        </table:table-row>
        <table:table-row table:style-name="ro1">
          <table:table-cell office:value-type="string">
            <text:p>W20913</text:p>
          </table:table-cell>
          <table:table-cell office:value-type="string">
            <text:p>011208040-5</text:p>
          </table:table-cell>
          <table:table-cell office:value-type="string">
            <text:p>Byaṅ chub sems dpaʼi spyod pa la ʼjug paʼi ṭīkka rin po cheʼi phreṅ ba :a detailed commentary on the Bodhicaryāvatāra of Śāntideva /by Rgyal Mkhan-po Grags-pa-rgyal-mtshan.</text:p>
          </table:table-cell>
          <table:table-cell table:number-columns-repeated="1008"/>
        </table:table-row>
        <table:table-row table:style-name="ro1">
          <table:table-cell office:value-type="string">
            <text:p>W20916</text:p>
          </table:table-cell>
          <table:table-cell office:value-type="string">
            <text:p>008638089-3</text:p>
          </table:table-cell>
          <table:table-cell office:value-type="string">
            <text:p>Gu-bkraʼi chos ʼbyuṅ /Gu-ru Bkra-śis.</text:p>
          </table:table-cell>
          <table:table-cell table:number-columns-repeated="1008"/>
        </table:table-row>
        <table:table-row table:style-name="ro1">
          <table:table-cell office:value-type="string">
            <text:p>W21019</text:p>
          </table:table-cell>
          <table:table-cell office:value-type="string">
            <text:p>011208465-6</text:p>
          </table:table-cell>
          <table:table-cell office:value-type="string">
            <text:p>The complete works of Rtse-le Rgod-tshaṅ-pa Padma-legs-grub.</text:p>
          </table:table-cell>
          <table:table-cell table:number-columns-repeated="1008"/>
        </table:table-row>
        <table:table-row table:style-name="ro1">
          <table:table-cell office:value-type="string">
            <text:p>W21020</text:p>
          </table:table-cell>
          <table:table-cell office:value-type="string">
            <text:p>001368862-6</text:p>
          </table:table-cell>
          <table:table-cell office:value-type="string">
            <text:p>ʾJam dpal ʾdus rgyud Rig sṅags brgya rtsa (ʾJam dpal sras rgyud Ya ma rā tsa) :a collection of tantric magical spells and incantations for achieving various desired results /rediscovered from its place of concealment by Grwa-sgom Chos-kyi-rdo-rje.</text:p>
          </table:table-cell>
          <table:table-cell table:number-columns-repeated="1008"/>
        </table:table-row>
        <table:table-row table:style-name="ro1">
          <table:table-cell office:value-type="string">
            <text:p>W21024</text:p>
          </table:table-cell>
          <table:table-cell office:value-type="string">
            <text:p>007366403-0</text:p>
          </table:table-cell>
          <table:table-cell office:value-type="string">
            <text:p>Kloṅ chen sñiṅ thig :treasured Rñiṅ-ma-pa precepts and rituals received in a vision of Kloṅ-chen-pa Dri-med-ʼod-zer /by ʼJigs-med-gliṅ-pa Rang-byuṅ-rdo-rje Mkhyen-brtseʼi-ʼod-zer.</text:p>
          </table:table-cell>
          <table:table-cell table:number-columns-repeated="1008"/>
        </table:table-row>
        <table:table-row table:style-name="ro1">
          <table:table-cell office:value-type="string">
            <text:p>W21142</text:p>
          </table:table-cell>
          <table:table-cell office:value-type="string">
            <text:p>008515044-4</text:p>
          </table:table-cell>
          <table:table-cell office:value-type="string">
            <text:p>Dpal mkhaʾ ʾgro sñan brgyud las ʾKhor-lo-sdom-paʾi sgrub thabs ʾbriṅ po rnal ʾbyor bźi pa mdun bum bdag bskyed bcas kyi cho ga nag ʾgros su bsgrigs pa bźugs /[Bstan-ʾdzin-chos-kyi-ñi-ma].</text:p>
          </table:table-cell>
          <table:table-cell table:number-columns-repeated="1008"/>
        </table:table-row>
        <table:table-row table:style-name="ro1">
          <table:table-cell office:value-type="string">
            <text:p>W21208</text:p>
          </table:table-cell>
          <table:table-cell office:value-type="string">
            <text:p>007386115-4</text:p>
          </table:table-cell>
          <table:table-cell office:value-type="string">
            <text:p>The ʾDzam-thang edition of the collected works (gsung-ʾbum) of Kun-mkhyen Dol-po-pa Shes-rab-rgyal-mtshan /collected and presented by Matthew Kapstein.</text:p>
          </table:table-cell>
          <table:table-cell table:number-columns-repeated="1008"/>
        </table:table-row>
        <table:table-row table:style-name="ro1">
          <table:table-cell office:value-type="string">
            <text:p>W21217</text:p>
          </table:table-cell>
          <table:table-cell office:value-type="string">
            <text:p>007366380-8</text:p>
          </table:table-cell>
          <table:table-cell office:value-type="string">
            <text:p>Bkaʾ brgyud gser phreng chen mo :biographies of eminent gurus in the transmission lineage of teachings of the ʾBaʾ-ra Dkar-brgyud-pa sect.</text:p>
          </table:table-cell>
          <table:table-cell table:number-columns-repeated="1008"/>
        </table:table-row>
        <table:table-row table:style-name="ro1">
          <table:table-cell office:value-type="string">
            <text:p>W2123</text:p>
          </table:table-cell>
          <table:table-cell office:value-type="string">
            <text:p>002657265-6</text:p>
          </table:table-cell>
          <table:table-cell office:value-type="string">
            <text:p>Gsuṅ rab rnam dag chuʾi dri ma sel byed nor bu ke ta kaʾi tshig don la dogs dpyod sñan sgron du gsol ba nor bu ke ta kaʾi byi dor źes bya ba bźugs so /[Dharma-badzras (Thuʾu-bkwan Chos-kyi-rdo-rje) sug bris su bgyis].</text:p>
          </table:table-cell>
          <table:table-cell table:number-columns-repeated="1008"/>
        </table:table-row>
        <table:table-row table:style-name="ro1">
          <table:table-cell office:value-type="string">
            <text:p>W21499</text:p>
          </table:table-cell>
          <table:table-cell office:value-type="string">
            <text:p>007366554-1</text:p>
          </table:table-cell>
          <table:table-cell office:value-type="string">
            <text:p>Mdo-khams Cha-phreṅ gi lo rgyus gser gyi sñe ma /Kar-rgyal-don-drub.</text:p>
          </table:table-cell>
          <table:table-cell table:number-columns-repeated="1008"/>
        </table:table-row>
        <table:table-row table:style-name="ro1">
          <table:table-cell office:value-type="string">
            <text:p>W21518</text:p>
          </table:table-cell>
          <table:table-cell office:value-type="string">
            <text:p>002657337-7</text:p>
          </table:table-cell>
          <table:table-cell office:value-type="string">
            <text:p>Rñiṅ maʾi rgyud ʾbum :a collection of treasured tantras translated during the period of the first propagation of Buddhism in Tibet.</text:p>
          </table:table-cell>
          <table:table-cell table:number-columns-repeated="1008"/>
        </table:table-row>
        <table:table-row table:style-name="ro1">
          <table:table-cell office:value-type="string">
            <text:p>W21519</text:p>
          </table:table-cell>
          <table:table-cell office:value-type="string">
            <text:p>002657177-3</text:p>
          </table:table-cell>
          <table:table-cell office:value-type="string">
            <text:p>The Rgyud ʼbum of Vairocana :a collection of ancient tantras and esoteric instructions /compiled and translated by the eighth century Tibetan master.</text:p>
          </table:table-cell>
          <table:table-cell table:number-columns-repeated="1008"/>
        </table:table-row>
        <table:table-row table:style-name="ro1">
          <table:table-cell office:value-type="string">
            <text:p>W21522</text:p>
          </table:table-cell>
          <table:table-cell office:value-type="string">
            <text:p>002657773-9</text:p>
          </table:table-cell>
          <table:table-cell office:value-type="string">
            <text:p>Dam tshig thams cad kyi ñams chag skoṅ baʾi luṅ :bśags pa thams cad kyi rgyud Dri ma med paʾi rgyal po źes bya ba bźugs so.</text:p>
          </table:table-cell>
          <table:table-cell table:number-columns-repeated="1008"/>
        </table:table-row>
        <table:table-row table:style-name="ro1">
          <table:table-cell office:value-type="string">
            <text:p>W21526</text:p>
          </table:table-cell>
          <table:table-cell office:value-type="string">
            <text:p>002691173-6</text:p>
          </table:table-cell>
          <table:table-cell office:value-type="string">
            <text:p>Bstan bcos Bai ḍūr dkar po daṅ Ñin byed snaṅ baʾi dgoṅs don gsal bar ston pa :Rtsis gźiʾi man ṅag rigs ldan sñiṅ gi thig le źes bya ba bźugs so = Rigs-lden sning-gi thig-le : important instructions Fundamental guide books on Astrology which lucidly explains Bai-dur-ya Dkar-po &amp;amp; Nin-bybyed [sic] snan ba /Mkhas-dbaṅ Bod-kyi-sman-rtsis-slob-dpon-chen-po Mkhyen-rab-nor-bus mdzad.</text:p>
          </table:table-cell>
          <table:table-cell table:number-columns-repeated="1008"/>
        </table:table-row>
        <table:table-row table:style-name="ro1">
          <table:table-cell office:value-type="string">
            <text:p>W21550</text:p>
          </table:table-cell>
          <table:table-cell office:value-type="string">
            <text:p>001834741-X</text:p>
          </table:table-cell>
          <table:table-cell office:value-type="string">
            <text:p>Sñan rgyud rdo rjeʼi tshig rkaṅ gi ʼbrel zab lam chu bo kun ʼdus nor buʼi ʼbyuṅ gnas :a detailed exposition of the Sñan rgyud rdo rje tshig rkaṅ and the precepts of the six teachings of Nāropa (Na ro chos drug) /by Stag-luṅ-pa Nag-dbaṅ-bstan-paʼi-ñi-ma.</text:p>
          </table:table-cell>
          <table:table-cell table:number-columns-repeated="1008"/>
        </table:table-row>
        <table:table-row table:style-name="ro1">
          <table:table-cell office:value-type="string">
            <text:p>W21551</text:p>
          </table:table-cell>
          <table:table-cell office:value-type="string">
            <text:p>007366379-4</text:p>
          </table:table-cell>
          <table:table-cell office:value-type="string">
            <text:p>Dpal Stag luṅ paʾi lhag paʾi lha bźi bcu rtsa gsum gyi rje gnaṅ gi cho ga Rig ʾdzin gźon paʾi dgaʾ ston :a manual outlining the history, methods of visualization, and ritual for conferring the blessings, and permission to invoke (anujna) [sic] of the forty-three deities, tutelary and protective, regarded as special by the Stag-luṅ Dkar-brgyud-pa tradition /by Stag-luṅ-pa Khri Bkra-śis-dpal-grub.</text:p>
          </table:table-cell>
          <table:table-cell table:number-columns-repeated="1008"/>
        </table:table-row>
        <table:table-row table:style-name="ro1">
          <table:table-cell office:value-type="string">
            <text:p>W21555</text:p>
          </table:table-cell>
          <table:table-cell office:value-type="string">
            <text:p>011215496-4</text:p>
          </table:table-cell>
          <table:table-cell office:value-type="string">
            <text:p>O rgyan Padma ʼbyuṅ gnas kyi ʼkhruṅs rabs Saṅs rgyas bstan paʼi chos ʼbyuṅ mun sel sgron me :the famed life of Guru Padmasambhava revealed from its place of concealment /by Gter-chen Padma-gliṅ-pa. Sprul paʼi sras mchog Zla ba rgyal mtshan gyi rnam thar rin chen rgyan mdzes : the life of Padma-gliṅ-paʼs chief disciple, Thugs-sras Zla-ba-rgyal-mtshan.</text:p>
          </table:table-cell>
          <table:table-cell table:number-columns-repeated="1008"/>
        </table:table-row>
        <table:table-row table:style-name="ro1">
          <table:table-cell office:value-type="string">
            <text:p>W21577</text:p>
          </table:table-cell>
          <table:table-cell office:value-type="string">
            <text:p>001368742-5</text:p>
          </table:table-cell>
          <table:table-cell office:value-type="string">
            <text:p>Gu ru drag po mthiṅ nag gnam lcags thog gi ral griʼi chos skor; teachings focussing upon the Guru Rimpoche in a wrathful aspect /revealed by Chos-rgyal-rdo-rje ; with liturgical notes by Tshogs-gñis Padma-dri-med-ʼod-zer.</text:p>
          </table:table-cell>
          <table:table-cell table:number-columns-repeated="1008"/>
        </table:table-row>
        <table:table-row table:style-name="ro1">
          <table:table-cell office:value-type="string">
            <text:p>W21605</text:p>
          </table:table-cell>
          <table:table-cell office:value-type="string">
            <text:p>008150640-6</text:p>
          </table:table-cell>
          <table:table-cell office:value-type="string">
            <text:p>Gaṅs-can rig brgyaʾi sgo ʾbyed lde mig /Kruṅ-go Bod brgyud Mtho-rim Naṅ-bstan Slob-gliṅ gis bsgrigs pa.</text:p>
          </table:table-cell>
          <table:table-cell table:number-columns-repeated="1008"/>
        </table:table-row>
        <table:table-row table:style-name="ro1">
          <table:table-cell office:value-type="string">
            <text:p>W21606</text:p>
          </table:table-cell>
          <table:table-cell office:value-type="string">
            <text:p>008512754-X</text:p>
          </table:table-cell>
          <table:table-cell office:value-type="string">
            <text:p>Bod yig dpyad rtsom gyi dkar chag gces bdus :spyi lo 1979 nas 1989 loʾi bar /Khri-bsam-gtan gyis bsgrigs.</text:p>
          </table:table-cell>
          <table:table-cell table:number-columns-repeated="1008"/>
        </table:table-row>
        <table:table-row table:style-name="ro1">
          <table:table-cell office:value-type="string">
            <text:p>W21615</text:p>
          </table:table-cell>
          <table:table-cell office:value-type="string">
            <text:p>008097893-2</text:p>
          </table:table-cell>
          <table:table-cell office:value-type="string">
            <text:p>Pho-braṅ Po-ta-laʾi lo rgyus phyogs bsgrigs /Bod Raṅ-skyoṅ-ljoṅs Rig-dṅos Do-dam-u-yon-lhan-khaṅ gis bsgrigs.</text:p>
          </table:table-cell>
          <table:table-cell table:number-columns-repeated="1008"/>
        </table:table-row>
        <table:table-row table:style-name="ro1">
          <table:table-cell office:value-type="string">
            <text:p>W21625</text:p>
          </table:table-cell>
          <table:table-cell office:value-type="string">
            <text:p>012191508-5</text:p>
          </table:table-cell>
          <table:table-cell office:value-type="string">
            <text:p>Mgo-log Dkon-mchog-bsam-gtan gyis sñan rtsom gces sgrig lhag bsam dkar poʼi raṅ mdaṅs źes bya ba bźugs so.</text:p>
          </table:table-cell>
          <table:table-cell table:number-columns-repeated="1008"/>
        </table:table-row>
        <table:table-row table:style-name="ro1">
          <table:table-cell office:value-type="string">
            <text:p>W21634</text:p>
          </table:table-cell>
          <table:table-cell office:value-type="string">
            <text:p>008183345-8</text:p>
          </table:table-cell>
          <table:table-cell office:value-type="string">
            <text:p>Bkra-śis-lhun-po Dpal-gyi-sde-chen-phyogs-thams-cad-las-rnam-par-rgyal-baʾi-gliṅ gi sṅon byuṅ Gsal baʾi ñi ma źes bya ba bźugs so /Bkras Dgon Lo-rgyus Rtsom-ʾbri-tshogs-chuṅ gis brtsams.</text:p>
          </table:table-cell>
          <table:table-cell table:number-columns-repeated="1008"/>
        </table:table-row>
        <table:table-row table:style-name="ro1">
          <table:table-cell office:value-type="string">
            <text:p>W21638</text:p>
          </table:table-cell>
          <table:table-cell office:value-type="string">
            <text:p>007350152-2</text:p>
          </table:table-cell>
          <table:table-cell office:value-type="string">
            <text:p>880-01Mo'erduo shen shan zhi /Zhongguo ren min zheng zhi xie shang hui yi Danba Xian wei yuan hui zheng li.</text:p>
          </table:table-cell>
          <table:table-cell table:number-columns-repeated="1008"/>
        </table:table-row>
        <table:table-row table:style-name="ro1">
          <table:table-cell office:value-type="string">
            <text:p>W21641</text:p>
          </table:table-cell>
          <table:table-cell office:value-type="string">
            <text:p>008327133-3</text:p>
          </table:table-cell>
          <table:table-cell office:value-type="string">
            <text:p>Mñam med Tsoṅ-kha-pa chen pos mdzad paʾi Byaṅ chub Lam rim che ba bźugs so.</text:p>
          </table:table-cell>
          <table:table-cell table:number-columns-repeated="1008"/>
        </table:table-row>
        <table:table-row table:style-name="ro1">
          <table:table-cell office:value-type="string">
            <text:p>W21664</text:p>
          </table:table-cell>
          <table:table-cell office:value-type="string">
            <text:p>008079254-5</text:p>
          </table:table-cell>
          <table:table-cell office:value-type="string">
            <text:p>880-01Zang chuan fo hua du liang jing /bian yi Gazang.</text:p>
          </table:table-cell>
          <table:table-cell table:number-columns-repeated="1008"/>
        </table:table-row>
        <table:table-row table:style-name="ro1">
          <table:table-cell office:value-type="string">
            <text:p>W21675</text:p>
          </table:table-cell>
          <table:table-cell office:value-type="string">
            <text:p>008109245-8</text:p>
          </table:table-cell>
          <table:table-cell office:value-type="string">
            <text:p>ʾJigs mdzad [sic] dpaʾ bo gcig paʾi dbaṅ gi brgyud ʾdebs byin rlabs myur ʾjug /Bsaṅ-chuʾi rdzoṅ rtsom sgyur cus nas legs bsgrigs byas.</text:p>
          </table:table-cell>
          <table:table-cell table:number-columns-repeated="1008"/>
        </table:table-row>
        <table:table-row table:style-name="ro1">
          <table:table-cell office:value-type="string">
            <text:p>W21680</text:p>
          </table:table-cell>
          <table:table-cell office:value-type="string">
            <text:p>008378372-5</text:p>
          </table:table-cell>
          <table:table-cell office:value-type="string">
            <text:p>Gliṅ Ge-sar rgyal poʾi sgruṅ, Bhe gliṅ gyul ʾgyed.</text:p>
          </table:table-cell>
          <table:table-cell table:number-columns-repeated="1008"/>
        </table:table-row>
        <table:table-row table:style-name="ro1">
          <table:table-cell office:value-type="string">
            <text:p>W21689</text:p>
          </table:table-cell>
          <table:table-cell office:value-type="string">
            <text:p>012364285-X</text:p>
          </table:table-cell>
          <table:table-cell office:value-type="string">
            <text:p>ʼJam-dbyaṅs-mkhyen-brtse sku phreṅ goṅ ʼog gi rnam thar /Blo-gros-phun-tshogs kyis brtsams.</text:p>
          </table:table-cell>
          <table:table-cell table:number-columns-repeated="1008"/>
        </table:table-row>
        <table:table-row table:style-name="ro1">
          <table:table-cell office:value-type="string">
            <text:p>W21693</text:p>
          </table:table-cell>
          <table:table-cell office:value-type="string">
            <text:p>009817935-7</text:p>
          </table:table-cell>
          <table:table-cell office:value-type="string">
            <text:p>Kun-mkhyen ʾJam-dbyaṅs-bźad-paʾi rnam thar /Kun-mkhyen ʾJigs-med-dbaṅ-pos mdzad.</text:p>
          </table:table-cell>
          <table:table-cell table:number-columns-repeated="1008"/>
        </table:table-row>
        <table:table-row table:style-name="ro1">
          <table:table-cell office:value-type="string">
            <text:p>W21712</text:p>
          </table:table-cell>
          <table:table-cell office:value-type="string">
            <text:p>008099121-1</text:p>
          </table:table-cell>
          <table:table-cell office:value-type="string">
            <text:p>Źiṅ mchog Ri-bo dwaṅs bsil gyi gnas bśad dad paʾi padmo rgyas byed ṅo mtshar ñi maʾi snaṅ ba /[Lcaṅ-skya Rol-paʾi-rdo-rjes brtsams]</text:p>
          </table:table-cell>
          <table:table-cell table:number-columns-repeated="1008"/>
        </table:table-row>
        <table:table-row table:style-name="ro1">
          <table:table-cell office:value-type="string">
            <text:p>W21713</text:p>
          </table:table-cell>
          <table:table-cell office:value-type="string">
            <text:p>007556557-9</text:p>
          </table:table-cell>
          <table:table-cell office:value-type="string">
            <text:p>ʼJigs-med-gling-pa's "Discourse on India" of 1789 :a critical edition and annotated translation of the Lho-phyogs rgya-gar-gyi gtam brtag-pa brgyad-kyi me-long /Michael Aris.</text:p>
          </table:table-cell>
          <table:table-cell table:number-columns-repeated="1008"/>
        </table:table-row>
        <table:table-row table:style-name="ro1">
          <table:table-cell office:value-type="string">
            <text:p>W21717</text:p>
          </table:table-cell>
          <table:table-cell office:value-type="string">
            <text:p>008517266-9</text:p>
          </table:table-cell>
          <table:table-cell office:value-type="string">
            <text:p>A-bhya Padma-guhya man traʾi sprul miṅ Ri-sul Smyon-paʾi rnam thar u dum wa raʾi do śal /Rnal-ʾbyor-ba Chos-dpal-bzaṅ-pos brtsams.</text:p>
          </table:table-cell>
          <table:table-cell table:number-columns-repeated="1008"/>
        </table:table-row>
        <table:table-row table:style-name="ro1">
          <table:table-cell office:value-type="string">
            <text:p>W21718</text:p>
          </table:table-cell>
          <table:table-cell office:value-type="string">
            <text:p>002419180-9</text:p>
          </table:table-cell>
          <table:table-cell office:value-type="string">
            <text:p>Sgra-bsgyur Mar-pa Lo-tsʾaʾi rNam-par-thar. pa mThong-ba Don-yod bZhugs so =the biography of Marpa the translator /by the Yogi Khrag-ʾThung rGyal-po.</text:p>
          </table:table-cell>
          <table:table-cell table:number-columns-repeated="1008"/>
        </table:table-row>
        <table:table-row table:style-name="ro1">
          <table:table-cell office:value-type="string">
            <text:p>W21720</text:p>
          </table:table-cell>
          <table:table-cell office:value-type="string">
            <text:p>007386150-2</text:p>
          </table:table-cell>
          <table:table-cell office:value-type="string">
            <text:p>Ñag roṅ gtam rgan ma /Ñag-roṅ Duṅ-khuṅs Rdo-rgyal-tshaṅ A-brtan gyis brtsams ; Bkra-śis-tshe-riṅ gi źus dag daṅ mchan bu btab.</text:p>
          </table:table-cell>
          <table:table-cell table:number-columns-repeated="1008"/>
        </table:table-row>
        <table:table-row table:style-name="ro1">
          <table:table-cell office:value-type="string">
            <text:p>W21722</text:p>
          </table:table-cell>
          <table:table-cell office:value-type="string">
            <text:p>007412866-3</text:p>
          </table:table-cell>
          <table:table-cell office:value-type="string">
            <text:p>Btsan rgol rgyal skyob /Tsoṅ-kha Lha-mo-tshe-riṅ gis brtsams ; Bkra-śis-tshe-riṅ gis rtsom sgrig rgyus ston źus.</text:p>
          </table:table-cell>
          <table:table-cell table:number-columns-repeated="1008"/>
        </table:table-row>
        <table:table-row table:style-name="ro1">
          <table:table-cell office:value-type="string">
            <text:p>W21727</text:p>
          </table:table-cell>
          <table:table-cell office:value-type="string">
            <text:p>007430609-X</text:p>
          </table:table-cell>
          <table:table-cell office:value-type="string">
            <text:p>The rediscovered teachings of the great Padma-gliṅ-pa.</text:p>
          </table:table-cell>
          <table:table-cell table:number-columns-repeated="1008"/>
        </table:table-row>
        <table:table-row table:style-name="ro1">
          <table:table-cell office:value-type="string">
            <text:p>W21728</text:p>
          </table:table-cell>
          <table:table-cell office:value-type="string">
            <text:p>011207258-5</text:p>
          </table:table-cell>
          <table:table-cell office:value-type="string">
            <text:p>The collected gter-ma rediscoveries of Gter-chen Bdud-ʼjoms-gliṅ-pa /edited by H. H. Bdud-ʼjoms ʼJigs-bral-ye-śes-rdo-rje.</text:p>
          </table:table-cell>
          <table:table-cell table:number-columns-repeated="1008"/>
        </table:table-row>
        <table:table-row table:style-name="ro1">
          <table:table-cell office:value-type="string">
            <text:p>W21729</text:p>
          </table:table-cell>
          <table:table-cell office:value-type="string">
            <text:p>011215858-7</text:p>
          </table:table-cell>
          <table:table-cell office:value-type="string">
            <text:p>Dag snaṅ ye śes drwa ba las Gnas lugs raṅ byuṅ gi rgyud rdo rjeʼi sñiṅ po :a systematic presentation of the teachings of the Rdzogs-chen approach of Rñiṅ-ma-pa Buddhism /revealed by Bdud-ʼjoms-gliṅ-pa and edited by Bdud-ʼjoms ʼJigs-bral-ye-śes-rdo-rje.</text:p>
          </table:table-cell>
          <table:table-cell table:number-columns-repeated="1008"/>
        </table:table-row>
        <table:table-row table:style-name="ro1">
          <table:table-cell office:value-type="string">
            <text:p>W21730</text:p>
          </table:table-cell>
          <table:table-cell office:value-type="string">
            <text:p>001856876-9</text:p>
          </table:table-cell>
          <table:table-cell office:value-type="string">
            <text:p>Collected rediscovered teachings of Ratna-gliṅ-pa.</text:p>
          </table:table-cell>
          <table:table-cell table:number-columns-repeated="1008"/>
        </table:table-row>
        <table:table-row table:style-name="ro1">
          <table:table-cell office:value-type="string">
            <text:p>W21761</text:p>
          </table:table-cell>
          <table:table-cell office:value-type="string">
            <text:p>008101265-9</text:p>
          </table:table-cell>
          <table:table-cell office:value-type="string">
            <text:p>Bod kyi brda sprod gʹzuṅ la legs par ʾjug paʾi lam ston zla ba gaṅ baʾi ñams snaṅ ʹzes bya ba bʹzugs so /Bkra-thaṅ-ʾjam-dpal-ye-ʹse-rgyal-mtshan gyis brtsams.</text:p>
          </table:table-cell>
          <table:table-cell table:number-columns-repeated="1008"/>
        </table:table-row>
        <table:table-row table:style-name="ro1">
          <table:table-cell office:value-type="string">
            <text:p>W21762</text:p>
          </table:table-cell>
          <table:table-cell office:value-type="string">
            <text:p>012364697-9</text:p>
          </table:table-cell>
          <table:table-cell office:value-type="string">
            <text:p>Rnal ʼbyor gyi dbaṅ phyug chen po Mi-la-ras-paʼi rnam mgur /Rus-paʼi-rgyan-can gyis brtsams.</text:p>
          </table:table-cell>
          <table:table-cell table:number-columns-repeated="1008"/>
        </table:table-row>
        <table:table-row table:style-name="ro1">
          <table:table-cell office:value-type="string">
            <text:p>W21763</text:p>
          </table:table-cell>
          <table:table-cell office:value-type="string">
            <text:p>008323140-4</text:p>
          </table:table-cell>
          <table:table-cell office:value-type="string">
            <text:p>Rnal ʾbyor gyi dbaṅ phyug chen po Rje btsun Mi-la-ras-paʾi rnam mgur /Gtsaṅ-smyon He-ru-ka.</text:p>
          </table:table-cell>
          <table:table-cell table:number-columns-repeated="1008"/>
        </table:table-row>
        <table:table-row table:style-name="ro1">
          <table:table-cell office:value-type="string">
            <text:p>W21778</text:p>
          </table:table-cell>
          <table:table-cell office:value-type="string">
            <text:p>008098007-4</text:p>
          </table:table-cell>
          <table:table-cell office:value-type="string">
            <text:p>Rtsom rig rnam bśad /Bsod-nams-dbaṅ-ldan daṅ Bu-bźi gñis kyis brtsams.</text:p>
          </table:table-cell>
          <table:table-cell table:number-columns-repeated="1008"/>
        </table:table-row>
        <table:table-row table:style-name="ro1">
          <table:table-cell office:value-type="string">
            <text:p>W21780</text:p>
          </table:table-cell>
          <table:table-cell office:value-type="string">
            <text:p>008084410-3</text:p>
          </table:table-cell>
          <table:table-cell office:value-type="string">
            <text:p>Gser gyi sbram buʾi miṅ tshig mchan ʾgrel nor buʾi do śal /Bla-braṅ Sgrol-ma-skyabs kyis bsgrigs.</text:p>
          </table:table-cell>
          <table:table-cell table:number-columns-repeated="1008"/>
        </table:table-row>
        <table:table-row table:style-name="ro1">
          <table:table-cell office:value-type="string">
            <text:p>W21784</text:p>
          </table:table-cell>
          <table:table-cell office:value-type="string">
            <text:p>008084219-4</text:p>
          </table:table-cell>
          <table:table-cell office:value-type="string">
            <text:p>Mkhas-pa-ldeʾus mdzad paʾi rgya Bod kyi chos ʾbyuṅ rgyas pa /Bod raṅ skyoṅ ljoṅs spyi tshogs tshan khaṅ Bod yig spe rñiṅ dpe skrun khaṅ gra sgrig nas bsgrigs.</text:p>
          </table:table-cell>
          <table:table-cell table:number-columns-repeated="1008"/>
        </table:table-row>
        <table:table-row table:style-name="ro1">
          <table:table-cell office:value-type="string">
            <text:p>W21807</text:p>
          </table:table-cell>
          <table:table-cell office:value-type="string">
            <text:p>007366325-5</text:p>
          </table:table-cell>
          <table:table-cell office:value-type="string">
            <text:p>The collected works (gsuṅ ʾbum) of the great ʾJam-dbyaṅs Mkhyen-brtseʾi-dbaṅ-po.</text:p>
          </table:table-cell>
          <table:table-cell table:number-columns-repeated="1008"/>
        </table:table-row>
        <table:table-row table:style-name="ro1">
          <table:table-cell office:value-type="string">
            <text:p>W21808</text:p>
          </table:table-cell>
          <table:table-cell office:value-type="string">
            <text:p>007366339-5</text:p>
          </table:table-cell>
          <table:table-cell office:value-type="string">
            <text:p>Rgya chen bkaʾ mdzod :a collection of the writings of ʾJam-mgon Koṅ-sprul Blo-gros-mthaʾ-yas.</text:p>
          </table:table-cell>
          <table:table-cell table:number-columns-repeated="1008"/>
        </table:table-row>
        <table:table-row table:style-name="ro1">
          <table:table-cell office:value-type="string">
            <text:p>W21809</text:p>
          </table:table-cell>
          <table:table-cell office:value-type="string">
            <text:p>007386190-1</text:p>
          </table:table-cell>
          <table:table-cell office:value-type="string">
            <text:p>The collected writings of Skyabs-rje Dil-mgo Mkhyen-brtse Rin-po-che, 1910-1991.</text:p>
          </table:table-cell>
          <table:table-cell table:number-columns-repeated="1008"/>
        </table:table-row>
        <table:table-row table:style-name="ro1">
          <table:table-cell office:value-type="string">
            <text:p>W21810</text:p>
          </table:table-cell>
          <table:table-cell office:value-type="string">
            <text:p>007430650-2</text:p>
          </table:table-cell>
          <table:table-cell office:value-type="string">
            <text:p>The collected visionary revelations and textual rediscoveries (gter chos) of Las-rab-gliṅ-pa, alias Ṅag-bla Bsod-rgyal (1856-1926).</text:p>
          </table:table-cell>
          <table:table-cell table:number-columns-repeated="1008"/>
        </table:table-row>
        <table:table-row table:style-name="ro1">
          <table:table-cell office:value-type="string">
            <text:p>W21814</text:p>
          </table:table-cell>
          <table:table-cell office:value-type="string">
            <text:p>007366370-0</text:p>
          </table:table-cell>
          <table:table-cell office:value-type="string">
            <text:p>Gsuṅ ʾbum.</text:p>
          </table:table-cell>
          <table:table-cell table:number-columns-repeated="1008"/>
        </table:table-row>
        <table:table-row table:style-name="ro1">
          <table:table-cell office:value-type="string">
            <text:p>W21818</text:p>
          </table:table-cell>
          <table:table-cell office:value-type="string">
            <text:p>002658787-4</text:p>
          </table:table-cell>
          <table:table-cell office:value-type="string">
            <text:p>Sgyu ʾphrul lcags byaṅ maʾi chos skor :a collection of Rdo rje sems dpaʾ and Źi khro precepts from the rediscoveries of Gter-chen Mchog-gyur-gliṅ-pa /with ritual and initiatory texts by Karma-pa Mkhaʾ-khyab-rdo-rje.</text:p>
          </table:table-cell>
          <table:table-cell table:number-columns-repeated="1008"/>
        </table:table-row>
        <table:table-row table:style-name="ro1">
          <table:table-cell office:value-type="string">
            <text:p>W21819</text:p>
          </table:table-cell>
          <table:table-cell office:value-type="string">
            <text:p>001579696-5</text:p>
          </table:table-cell>
          <table:table-cell office:value-type="string">
            <text:p>Rdzogs chen sde gsum skor;revelations of a system of Dzogchen practice forming a part of the precepts known as the "Bai ro tsa naʾi sñiṅ thig."Recovered from its place of concealment at ʾDzom-nang Padma-shel-phug, a meditation cave of the Gu-ru Rin-po-che, by Mchog-gyur-gliṅ-pa, with liturgical instructions by ʾJam-mgon Koṅ-sprul Blo-gros-mthaʾ-yas and Mkhan-po Karma-rin-chen-dar-rgyas. Reproduced from the ms. once preserved at Gnas-brtan Dgon-pa in Khams by Tulku Ugyen Topgyal.</text:p>
          </table:table-cell>
          <table:table-cell table:number-columns-repeated="1008"/>
        </table:table-row>
        <table:table-row table:style-name="ro1">
          <table:table-cell office:value-type="string">
            <text:p>W21822</text:p>
          </table:table-cell>
          <table:table-cell office:value-type="string">
            <text:p>010172963-4</text:p>
          </table:table-cell>
          <table:table-cell office:value-type="string">
            <text:p>Han Zang fo xue ci dian =Rgya Bod śan sbyar Saṅs-rgyas chos gźuṅ gi tshig mdzod /[zhu bian, Ma-śes-rab ... [et al.]].</text:p>
          </table:table-cell>
          <table:table-cell table:number-columns-repeated="1008"/>
        </table:table-row>
        <table:table-row table:style-name="ro1">
          <table:table-cell office:value-type="string">
            <text:p>W21824</text:p>
          </table:table-cell>
          <table:table-cell office:value-type="string">
            <text:p>008378375-X</text:p>
          </table:table-cell>
          <table:table-cell office:value-type="string">
            <text:p>Bod kyi śes rig dpyad rtsom phyogs bsgrigs blo gsal buṅ ba ʾdren paʾi dpyid kyi pho ña źes bya ba.</text:p>
          </table:table-cell>
          <table:table-cell table:number-columns-repeated="1008"/>
        </table:table-row>
        <table:table-row table:style-name="ro1">
          <table:table-cell office:value-type="string">
            <text:p>W21826</text:p>
          </table:table-cell>
          <table:table-cell office:value-type="string">
            <text:p>001579344-3</text:p>
          </table:table-cell>
          <table:table-cell office:value-type="string">
            <text:p>Rtsa gsum sgrub skor gces btus :a collection of rare sādhana practices for the three roots of esoteric Buddhism from the rediscoveries of Mchog-gyur-gliṅ-pa.</text:p>
          </table:table-cell>
          <table:table-cell table:number-columns-repeated="1008"/>
        </table:table-row>
        <table:table-row table:style-name="ro1">
          <table:table-cell office:value-type="string">
            <text:p>W21827</text:p>
          </table:table-cell>
          <table:table-cell office:value-type="string">
            <text:p>008131440-X</text:p>
          </table:table-cell>
          <table:table-cell office:value-type="string">
            <text:p>Kloṅ chen sñiṅ thig gi sṅon ʼgroʼi ṅag ʼdon rtsa ʼgrel bźugs /[Jigs-med-phrin-las-ʼod-zer daṅ Mkhyen-brtseʼi-dban-po, Chos-kyi-grags-pa gsum gyis gsuṅs].</text:p>
          </table:table-cell>
          <table:table-cell table:number-columns-repeated="1008"/>
        </table:table-row>
        <table:table-row table:style-name="ro1">
          <table:table-cell office:value-type="string">
            <text:p>W21847</text:p>
          </table:table-cell>
          <table:table-cell office:value-type="string">
            <text:p>008098003-1</text:p>
          </table:table-cell>
          <table:table-cell office:value-type="string">
            <text:p>Mdo Mkhyen-brtse Ye-śes-rdo-rjeʾi rnam thar.</text:p>
          </table:table-cell>
          <table:table-cell table:number-columns-repeated="1008"/>
        </table:table-row>
        <table:table-row table:style-name="ro1">
          <table:table-cell office:value-type="string">
            <text:p>W21851</text:p>
          </table:table-cell>
          <table:table-cell office:value-type="string">
            <text:p>008512720-5</text:p>
          </table:table-cell>
          <table:table-cell office:value-type="string">
            <text:p>Dpe chos rna baʾi bdud rtsi /Dpaʾ-ris Saṅs-rgyas kyis bsgrigs.</text:p>
          </table:table-cell>
          <table:table-cell table:number-columns-repeated="1008"/>
        </table:table-row>
        <table:table-row table:style-name="ro1">
          <table:table-cell office:value-type="string">
            <text:p>W21853</text:p>
          </table:table-cell>
          <table:table-cell office:value-type="string">
            <text:p>001579886-0</text:p>
          </table:table-cell>
          <table:table-cell office:value-type="string">
            <text:p>Bla maʾi thugs sgrub bar chad kun sel chos skor :texts recovered from their place of concealment at Zla-ñin-kha-la-roṅ-sgo /by Mchog-gyur-gliṅ-pa.</text:p>
          </table:table-cell>
          <table:table-cell table:number-columns-repeated="1008"/>
        </table:table-row>
        <table:table-row table:style-name="ro1">
          <table:table-cell office:value-type="string">
            <text:p>W21855</text:p>
          </table:table-cell>
          <table:table-cell office:value-type="string">
            <text:p>001835972-8</text:p>
          </table:table-cell>
          <table:table-cell office:value-type="string">
            <text:p>Zab chos bdun pa Sbas yul sgo ʾbyed Yid bźin ʾod ʾphroʾi sgrub skor las tshogs daṅ bcas pa :a collection of rare Nyingmapa teachings /rediscovered by Rdo-rje-thogs-med.</text:p>
          </table:table-cell>
          <table:table-cell table:number-columns-repeated="1008"/>
        </table:table-row>
        <table:table-row table:style-name="ro1">
          <table:table-cell office:value-type="string">
            <text:p>W21856</text:p>
          </table:table-cell>
          <table:table-cell office:value-type="string">
            <text:p>001835968-X</text:p>
          </table:table-cell>
          <table:table-cell office:value-type="string">
            <text:p>Zab chos bdun pa Sbas yul sgo ʼbyed Yid bźin ʼod ʼphroʼi gter skor :a collection of rare Nyingmapa teachings /rediscovered by Rdo-rje-thogs-med.</text:p>
          </table:table-cell>
          <table:table-cell table:number-columns-repeated="1008"/>
        </table:table-row>
        <table:table-row table:style-name="ro1">
          <table:table-cell office:value-type="string">
            <text:p>W21858</text:p>
          </table:table-cell>
          <table:table-cell office:value-type="string">
            <text:p>008454666-2</text:p>
          </table:table-cell>
          <table:table-cell office:value-type="string">
            <text:p>Bod yig mṅon brjod gcig śes kun ʾgrol /Rnam-rgyal-tshe-riṅ gis bsgrig rtsom byas.</text:p>
          </table:table-cell>
          <table:table-cell table:number-columns-repeated="1008"/>
        </table:table-row>
        <table:table-row table:style-name="ro1">
          <table:table-cell office:value-type="string">
            <text:p>W21860</text:p>
          </table:table-cell>
          <table:table-cell office:value-type="string">
            <text:p>008098005-8</text:p>
          </table:table-cell>
          <table:table-cell office:value-type="string">
            <text:p>Chʻang yung Tsang tsu yen yü tzʻu tien /Kao Ping-chʻen pien i ; To-chi-chieh-po chiao ting.</text:p>
          </table:table-cell>
          <table:table-cell table:number-columns-repeated="1008"/>
        </table:table-row>
        <table:table-row table:style-name="ro1">
          <table:table-cell office:value-type="string">
            <text:p>W21870</text:p>
          </table:table-cell>
          <table:table-cell office:value-type="string">
            <text:p>008079359-2</text:p>
          </table:table-cell>
          <table:table-cell office:value-type="string">
            <text:p>Sgra rig blo gsar dgaʾ skyed /Tshogs-gñis-rab-rgyas daṅ Mgon-po-grags-pa gñis kyis bsgrigs.</text:p>
          </table:table-cell>
          <table:table-cell table:number-columns-repeated="1008"/>
        </table:table-row>
        <table:table-row table:style-name="ro1">
          <table:table-cell office:value-type="string">
            <text:p>W21875</text:p>
          </table:table-cell>
          <table:table-cell office:value-type="string">
            <text:p>008343081-4</text:p>
          </table:table-cell>
          <table:table-cell office:value-type="string">
            <text:p>Dzla baʾi bo laʾi sla gdzugs kyi rnam bsad /Sgo-ra-naṅ-pa Phun-tshogs-dbaṅ-rgyal ; Thub-bstan-phun-tshogs kyis bsgyur.</text:p>
          </table:table-cell>
          <table:table-cell table:number-columns-repeated="1008"/>
        </table:table-row>
        <table:table-row table:style-name="ro1">
          <table:table-cell office:value-type="string">
            <text:p>W21880</text:p>
          </table:table-cell>
          <table:table-cell office:value-type="string">
            <text:p>008099123-8</text:p>
          </table:table-cell>
          <table:table-cell office:value-type="string">
            <text:p>Dmaṅs srol yig cha phyogs bsgrigs /Tshe-riṅ daṅ ʾBrug-rgyal-mkhar gyis phyogs sgrig byas.</text:p>
          </table:table-cell>
          <table:table-cell table:number-columns-repeated="1008"/>
        </table:table-row>
        <table:table-row table:style-name="ro1">
          <table:table-cell office:value-type="string">
            <text:p>W21883</text:p>
          </table:table-cell>
          <table:table-cell office:value-type="string">
            <text:p>001381086-3</text:p>
          </table:table-cell>
          <table:table-cell office:value-type="string">
            <text:p>The white annals =Deb-ther dkar-po /by Gedun Chos-ʾphel ; translated from the Tibetan by Samten Norboo.</text:p>
          </table:table-cell>
          <table:table-cell table:number-columns-repeated="1008"/>
        </table:table-row>
        <table:table-row table:style-name="ro1">
          <table:table-cell office:value-type="string">
            <text:p>W21892</text:p>
          </table:table-cell>
          <table:table-cell office:value-type="string">
            <text:p>002405593-X</text:p>
          </table:table-cell>
          <table:table-cell office:value-type="string">
            <text:p>The biography of Atisha :how he preached the law of the Buddha in India, and his journey to Suvarnadvipa, etc. = Jo-bo rjesu Rgya-gar du bstan pa ji ltar spel paʾi mdzad pa daṅ rnam thar bźugso.</text:p>
          </table:table-cell>
          <table:table-cell table:number-columns-repeated="1008"/>
        </table:table-row>
        <table:table-row table:style-name="ro1">
          <table:table-cell office:value-type="string">
            <text:p>W21895</text:p>
          </table:table-cell>
          <table:table-cell office:value-type="string">
            <text:p>010283358-3</text:p>
          </table:table-cell>
          <table:table-cell office:value-type="string">
            <text:p>Gliṅ sgruṅ gces btus /gtso sgrig pa, ʼJam-dpal-rgya-mtsho.</text:p>
          </table:table-cell>
          <table:table-cell table:number-columns-repeated="1008"/>
        </table:table-row>
        <table:table-row table:style-name="ro1">
          <table:table-cell office:value-type="string">
            <text:p>W21912</text:p>
          </table:table-cell>
          <table:table-cell office:value-type="string">
            <text:p>008079343-6</text:p>
          </table:table-cell>
          <table:table-cell office:value-type="string">
            <text:p>Śes rab kyi pha rol tu phyin paʾi man ṅag gi bstan bcos mṅon par rtogs paʾi rgyan gi dkaʾ ʾgrel legs bśad luṅ gi rgya mtsho /[Thub-bstan-ʾphrin-las nas brstams].</text:p>
          </table:table-cell>
          <table:table-cell table:number-columns-repeated="1008"/>
        </table:table-row>
        <table:table-row table:style-name="ro1">
          <table:table-cell office:value-type="string">
            <text:p>W21913</text:p>
          </table:table-cell>
          <table:table-cell office:value-type="string">
            <text:p>008323932-4</text:p>
          </table:table-cell>
          <table:table-cell office:value-type="string">
            <text:p>Dbu ma bźi brgya pa rtsa ʼgrel /[Slob-dpon ʼPhags-pa-lhas rtsa ba mdzad ; Red-mdaʼ-ba Gźon-nu-blo-gros kyis ʼgrel pa brtsams].</text:p>
          </table:table-cell>
          <table:table-cell table:number-columns-repeated="1008"/>
        </table:table-row>
        <table:table-row table:style-name="ro1">
          <table:table-cell office:value-type="string">
            <text:p>W21918</text:p>
          </table:table-cell>
          <table:table-cell office:value-type="string">
            <text:p>008099131-9</text:p>
          </table:table-cell>
          <table:table-cell office:value-type="string">
            <text:p>Rdzogs-pa chen po mkhaʾ ʾgro sñiṅ thig gi khrid yig thar lam bgrod byed śiṅ rta bzaṅ po /Ṅes-don Bstan-ʾdzin-bzaṅ-pos gsuṅs.</text:p>
          </table:table-cell>
          <table:table-cell table:number-columns-repeated="1008"/>
        </table:table-row>
        <table:table-row table:style-name="ro1">
          <table:table-cell office:value-type="string">
            <text:p>W21923</text:p>
          </table:table-cell>
          <table:table-cell office:value-type="string">
            <text:p>008084259-3</text:p>
          </table:table-cell>
          <table:table-cell office:value-type="string">
            <text:p>Gliṅ Ge-sar rgyal poʾi sgruṅ gtam gyi tshig ʾgrel gsal sgron /Dkon-mchog-tshe-brtan gyis bsgrigs.</text:p>
          </table:table-cell>
          <table:table-cell table:number-columns-repeated="1008"/>
        </table:table-row>
        <table:table-row table:style-name="ro1">
          <table:table-cell office:value-type="string">
            <text:p>W21924</text:p>
          </table:table-cell>
          <table:table-cell office:value-type="string">
            <text:p>008340104-0</text:p>
          </table:table-cell>
          <table:table-cell office:value-type="string">
            <text:p>Rgya nag chos ʼbyuṅ /Mgon-po-skyabs-kyis brtsams.</text:p>
          </table:table-cell>
          <table:table-cell table:number-columns-repeated="1008"/>
        </table:table-row>
        <table:table-row table:style-name="ro1">
          <table:table-cell office:value-type="string">
            <text:p>W21925</text:p>
          </table:table-cell>
          <table:table-cell office:value-type="string">
            <text:p>008378158-7</text:p>
          </table:table-cell>
          <table:table-cell office:value-type="string">
            <text:p>Rgya nag chos ʼbyuṅ /Mgon-po-skyabs kyis brtsams.</text:p>
          </table:table-cell>
          <table:table-cell table:number-columns-repeated="1008"/>
        </table:table-row>
        <table:table-row table:style-name="ro1">
          <table:table-cell office:value-type="string">
            <text:p>W21926</text:p>
          </table:table-cell>
          <table:table-cell office:value-type="string">
            <text:p>009795767-4</text:p>
          </table:table-cell>
          <table:table-cell office:value-type="string">
            <text:p>Chu ṅogs gtam rgyud rgyas pa /Hri-rnaʼi-yan daṅ Loʼo-kon-kruṅ gis brtsams.</text:p>
          </table:table-cell>
          <table:table-cell table:number-columns-repeated="1008"/>
        </table:table-row>
        <table:table-row table:style-name="ro1">
          <table:table-cell office:value-type="string">
            <text:p>W21933</text:p>
          </table:table-cell>
          <table:table-cell office:value-type="string">
            <text:p>009955217-5</text:p>
          </table:table-cell>
          <table:table-cell office:value-type="string">
            <text:p>ʾDul ba rgya mtshoʾi dkaʾ gnad mdor bsdus pa nor buʾi phreṅ ba źes bya baʾi dgoṅs ʾgrel kun bzaṅ źiṅ gi ñi ma gźan phan snaṅ baʾi mdzod ces bya ba bźugs so /Rje Lha-moʾi Blo-bzaṅ-tshul-khrims-rgya-mtshos mdzad ; Cha-ris Skal-bzaṅ-thogs-med kyis źu dag byas.</text:p>
          </table:table-cell>
          <table:table-cell table:number-columns-repeated="1008"/>
        </table:table-row>
        <table:table-row table:style-name="ro1">
          <table:table-cell office:value-type="string">
            <text:p>W21943</text:p>
          </table:table-cell>
          <table:table-cell office:value-type="string">
            <text:p>008084404-9</text:p>
          </table:table-cell>
          <table:table-cell office:value-type="string">
            <text:p>Bon gyi tha sñad rig gnas bstan bcos phyogs sgrig /[Kun-bzaṅ-rgyal-mtshan sogs kyis brtsams].</text:p>
          </table:table-cell>
          <table:table-cell table:number-columns-repeated="1008"/>
        </table:table-row>
        <table:table-row table:style-name="ro1">
          <table:table-cell office:value-type="string">
            <text:p>W21945</text:p>
          </table:table-cell>
          <table:table-cell office:value-type="string">
            <text:p>010193542-0</text:p>
          </table:table-cell>
          <table:table-cell office:value-type="string">
            <text:p>Bźad gad kyi gtam /Kun-rnam gyis bsgyur.</text:p>
          </table:table-cell>
          <table:table-cell table:number-columns-repeated="1008"/>
        </table:table-row>
        <table:table-row table:style-name="ro1">
          <table:table-cell office:value-type="string">
            <text:p>W21947</text:p>
          </table:table-cell>
          <table:table-cell office:value-type="string">
            <text:p>011207063-9</text:p>
          </table:table-cell>
          <table:table-cell office:value-type="string">
            <text:p>Rituals for the propitiation of the various protective deities of the Bla ma nor bu rgya mtsho cycle of revelations of Padma-gliṅ-pa, arranged for convenient liturgical recitation.</text:p>
          </table:table-cell>
          <table:table-cell table:number-columns-repeated="1008"/>
        </table:table-row>
        <table:table-row table:style-name="ro1">
          <table:table-cell office:value-type="string">
            <text:p>W21955</text:p>
          </table:table-cell>
          <table:table-cell office:value-type="string">
            <text:p>001835969-8</text:p>
          </table:table-cell>
          <table:table-cell office:value-type="string">
            <text:p>Rdzogs chen bskaṅ gsoʾi chos skor /collected rites used at Rdzogs-chen Monastery and its affiliates.</text:p>
          </table:table-cell>
          <table:table-cell table:number-columns-repeated="1008"/>
        </table:table-row>
        <table:table-row table:style-name="ro1">
          <table:table-cell office:value-type="string">
            <text:p>W21958</text:p>
          </table:table-cell>
          <table:table-cell office:value-type="string">
            <text:p>007412869-8</text:p>
          </table:table-cell>
          <table:table-cell office:value-type="string">
            <text:p>The collected works of Pad-ma-bdud-ʾdul-rdo-rjeʾi chos skor.</text:p>
          </table:table-cell>
          <table:table-cell table:number-columns-repeated="1008"/>
        </table:table-row>
        <table:table-row table:style-name="ro1">
          <table:table-cell office:value-type="string">
            <text:p>W21962</text:p>
          </table:table-cell>
          <table:table-cell office:value-type="string">
            <text:p>002407536-1</text:p>
          </table:table-cell>
          <table:table-cell office:value-type="string">
            <text:p>Mchog gi dṅos grub mṅon du byed paʾi myur lam bkaʾ brgyud bla ma rnams kyi do rjeʾi mgur dbyaṅs ye śes char ʾbebs raṅ grol lhun grub bde chen rab ʾbar ṅes don rgya mtshoʾi sñiṅ po źes bya ba bźugs so.</text:p>
          </table:table-cell>
          <table:table-cell table:number-columns-repeated="1008"/>
        </table:table-row>
        <table:table-row table:style-name="ro1">
          <table:table-cell office:value-type="string">
            <text:p>W21963</text:p>
          </table:table-cell>
          <table:table-cell office:value-type="string">
            <text:p>007366567-3</text:p>
          </table:table-cell>
          <table:table-cell office:value-type="string">
            <text:p>Bkaʾ-brgud [i.e. brgyud] Rinpocheʾi mgur mtsho ye shes byin ʾbebs :the collected songs of esoteric spiritual realisation (Mgur) of the Bkaʾ-brgyud-pa school in general and the ʾBri-guṅ Bkaʾ-brgyud-pa school in particular /arranged and edited by the 7th ʾBri-guṅ Skyabs-mgon Che-tshaṅ Dkon-mchog-bstan-ʾdzin-ʾphrin-las-lhun-ʾgrub.</text:p>
          </table:table-cell>
          <table:table-cell table:number-columns-repeated="1008"/>
        </table:table-row>
        <table:table-row table:style-name="ro1">
          <table:table-cell office:value-type="string">
            <text:p>W21974</text:p>
          </table:table-cell>
          <table:table-cell office:value-type="string">
            <text:p>002662946-1</text:p>
          </table:table-cell>
          <table:table-cell office:value-type="string">
            <text:p>Rtsa gsum yi dam dgoṅs ʼdus :a collection of Nyingmapa teachings /rediscovered by Stag-śam Nus-ldan-rdo-rje.</text:p>
          </table:table-cell>
          <table:table-cell table:number-columns-repeated="1008"/>
        </table:table-row>
        <table:table-row table:style-name="ro1">
          <table:table-cell office:value-type="string">
            <text:p>W21982</text:p>
          </table:table-cell>
          <table:table-cell office:value-type="string">
            <text:p>008079321-5</text:p>
          </table:table-cell>
          <table:table-cell office:value-type="string">
            <text:p>Bde smon phyogs bsgrigs /[Karma-chags-med sogs kyis mdzad].</text:p>
          </table:table-cell>
          <table:table-cell table:number-columns-repeated="1008"/>
        </table:table-row>
        <table:table-row table:style-name="ro1">
          <table:table-cell office:value-type="string">
            <text:p>W21990</text:p>
          </table:table-cell>
          <table:table-cell office:value-type="string">
            <text:p>008611066-7</text:p>
          </table:table-cell>
          <table:table-cell office:value-type="string">
            <text:p>Rgyal ba'i bstan pa rin po che 'dzam gliṅ gi yul gru so sor dar ba'i tshul mdor bsdus su bkod pa dris lan nor bu'i gter mdzod ces bya ba bźugs so /Cha-ris Skal-bzaṅ-thogs-med.</text:p>
          </table:table-cell>
          <table:table-cell table:number-columns-repeated="1008"/>
        </table:table-row>
        <table:table-row table:style-name="ro1">
          <table:table-cell office:value-type="string">
            <text:p>W21992</text:p>
          </table:table-cell>
          <table:table-cell office:value-type="string">
            <text:p>001835716-4</text:p>
          </table:table-cell>
          <table:table-cell office:value-type="string">
            <text:p>Gsaṅ baʾi rnam thar rgya can ma :a record of the visionary experiences of the Fifth Dalai Lama Ṅag-dbaṅ-blo-bzaṅ-rgya-mtsho.</text:p>
          </table:table-cell>
          <table:table-cell table:number-columns-repeated="1008"/>
        </table:table-row>
        <table:table-row table:style-name="ro1">
          <table:table-cell office:value-type="string">
            <text:p>W21993</text:p>
          </table:table-cell>
          <table:table-cell office:value-type="string">
            <text:p>001555661-1</text:p>
          </table:table-cell>
          <table:table-cell office:value-type="string">
            <text:p>Miscellaneous writings (bkaʼ ʼbum thor bu) of ʼBri-gung Chos-rje Kun-dgaʼ-rin-chen.</text:p>
          </table:table-cell>
          <table:table-cell table:number-columns-repeated="1008"/>
        </table:table-row>
        <table:table-row table:style-name="ro1">
          <table:table-cell office:value-type="string">
            <text:p>W21998</text:p>
          </table:table-cell>
          <table:table-cell office:value-type="string">
            <text:p>008156400-7</text:p>
          </table:table-cell>
          <table:table-cell office:value-type="string">
            <text:p>Mdzaṅs blun ʹzes bya baʾi mdo.</text:p>
          </table:table-cell>
          <table:table-cell table:number-columns-repeated="1008"/>
        </table:table-row>
        <table:table-row table:style-name="ro1">
          <table:table-cell office:value-type="string">
            <text:p>W22002</text:p>
          </table:table-cell>
          <table:table-cell office:value-type="string">
            <text:p>008332073-3</text:p>
          </table:table-cell>
          <table:table-cell office:value-type="string">
            <text:p>ʾJam dpal mtshan brjod rtsa ʾgrel bʹzugs /ʾJigs med yon tan mgon pos mdzad.</text:p>
          </table:table-cell>
          <table:table-cell table:number-columns-repeated="1008"/>
        </table:table-row>
        <table:table-row table:style-name="ro1">
          <table:table-cell office:value-type="string">
            <text:p>W22004</text:p>
          </table:table-cell>
          <table:table-cell office:value-type="string">
            <text:p>008098038-4</text:p>
          </table:table-cell>
          <table:table-cell office:value-type="string">
            <text:p>Mṅon rtogs rgyan daṅ Dbu ma ʾjug paʾi rtsa ba bźugs.</text:p>
          </table:table-cell>
          <table:table-cell table:number-columns-repeated="1008"/>
        </table:table-row>
        <table:table-row table:style-name="ro1">
          <table:table-cell office:value-type="string">
            <text:p>W22005</text:p>
          </table:table-cell>
          <table:table-cell office:value-type="string">
            <text:p>008174754-3</text:p>
          </table:table-cell>
          <table:table-cell office:value-type="string">
            <text:p>Gliṅ Ge-sar rgyal poʾi sgruṅ :Bdud leʾu /[Bod-ljoṅs spyi tshogs tshan rig khaṅ gi Ye-ʹses-dbaṅ-mos lag bris ma gʹzir bzuṅ phyogs sgrig byas pa].</text:p>
          </table:table-cell>
          <table:table-cell table:number-columns-repeated="1008"/>
        </table:table-row>
        <table:table-row table:style-name="ro1">
          <table:table-cell office:value-type="string">
            <text:p>W22018</text:p>
          </table:table-cell>
          <table:table-cell office:value-type="string">
            <text:p>008378183-8</text:p>
          </table:table-cell>
          <table:table-cell office:value-type="string">
            <text:p>Sñigs dus ʾgro ba yoṅs kyi skyabs mgon Źabs dkar Rdo rje ʾchaṅ chen poʾi rnam par thar pa rgyas par bśad pa skal bzaṅ gdul bya thar ʾdod rnams kyi re ba skoṅ baʾi yid bźin gyi nor bu bsam ʾphel dbaṅ girgyal po rgyal po.</text:p>
          </table:table-cell>
          <table:table-cell table:number-columns-repeated="1008"/>
        </table:table-row>
        <table:table-row table:style-name="ro1">
          <table:table-cell office:value-type="string">
            <text:p>W22021</text:p>
          </table:table-cell>
          <table:table-cell office:value-type="string">
            <text:p>008084306-9</text:p>
          </table:table-cell>
          <table:table-cell office:value-type="string">
            <text:p>Bod kyi lo rgyus deb ther khag lṅa /[dpe sgrig ʾgan ʾkhur ba Ldan-lhun Saṅs-rgyas-chos-ʾphel, Bre-sraṅ].</text:p>
          </table:table-cell>
          <table:table-cell table:number-columns-repeated="1008"/>
        </table:table-row>
        <table:table-row table:style-name="ro1">
          <table:table-cell office:value-type="string">
            <text:p>W22022</text:p>
          </table:table-cell>
          <table:table-cell office:value-type="string">
            <text:p>008378393-8</text:p>
          </table:table-cell>
          <table:table-cell office:value-type="string">
            <text:p>Bod kyi lo rgyus yig tshags daṅ gźuṅ yig phyogs bsdus dwaṅs śel me loṅ /Bkra-śis-dbaṅ-ʾdus kyis bsgrigs pa.</text:p>
          </table:table-cell>
          <table:table-cell table:number-columns-repeated="1008"/>
        </table:table-row>
        <table:table-row table:style-name="ro1">
          <table:table-cell office:value-type="string">
            <text:p>W22027</text:p>
          </table:table-cell>
          <table:table-cell office:value-type="string">
            <text:p>008378397-0</text:p>
          </table:table-cell>
          <table:table-cell office:value-type="string">
            <text:p>ʾDzam gliṅ Ge-sar rgyal poʾi rnam thar las me ri thog rdzoṅ gnam gcags sprin gyi ṅa ro /[Bu Thub-dgaʾ daṅ Chos-skyoṅ-bkra-śis gñis kyi bsdus śiṅ bsgrigs pa].</text:p>
          </table:table-cell>
          <table:table-cell table:number-columns-repeated="1008"/>
        </table:table-row>
        <table:table-row table:style-name="ro1">
          <table:table-cell office:value-type="string">
            <text:p>W22032</text:p>
          </table:table-cell>
          <table:table-cell office:value-type="string">
            <text:p>011071553-5</text:p>
          </table:table-cell>
          <table:table-cell office:value-type="string">
            <text:p>Dri med śel goṅ and Dri med śel phreṅ :Dil-dmar Dge-bśes Bstan̂ʼdzin-phun-tshogsʼ presentation of the principals [sic] of Tibetan pharmacognosy and materia medica.</text:p>
          </table:table-cell>
          <table:table-cell table:number-columns-repeated="1008"/>
        </table:table-row>
        <table:table-row table:style-name="ro1">
          <table:table-cell office:value-type="string">
            <text:p>W22034</text:p>
          </table:table-cell>
          <table:table-cell office:value-type="string">
            <text:p>008378398-9</text:p>
          </table:table-cell>
          <table:table-cell office:value-type="string">
            <text:p>Khyuṅ tsha spun lṅa ʾdul baʾi drag poʾi gʾyul ʾkhrug, gliṅ Ge-sar rgyal poʾi sgruṅ /[Gcod-pa Don-grub kyis bsgrigs].</text:p>
          </table:table-cell>
          <table:table-cell table:number-columns-repeated="1008"/>
        </table:table-row>
        <table:table-row table:style-name="ro1">
          <table:table-cell office:value-type="string">
            <text:p>W22038</text:p>
          </table:table-cell>
          <table:table-cell office:value-type="string">
            <text:p>008084402-2</text:p>
          </table:table-cell>
          <table:table-cell office:value-type="string">
            <text:p>Gliṅ rje Ge-sar rgyal poʾi sgruṅ.ʾKhruṅ gliṅ /sgruṅ mkhan Grags-pa ; Bod-ljoṅs slob che Ge-sar źib ʾjug khaṅ nas bsgrigs.</text:p>
          </table:table-cell>
          <table:table-cell table:number-columns-repeated="1008"/>
        </table:table-row>
        <table:table-row table:style-name="ro1">
          <table:table-cell office:value-type="string">
            <text:p>W22043</text:p>
          </table:table-cell>
          <table:table-cell office:value-type="string">
            <text:p>008109241-5</text:p>
          </table:table-cell>
          <table:table-cell office:value-type="string">
            <text:p>Gliṅ Ge-sar rgyal poʾi sgruṅ.Skyes mchog Nor-bu-dgra-ʾdul gyi rnam thar spos chuʾi rgya mtsho las mdzad pa tha maʾi źal gdams /Bdu snon pa Tshul-khrims ; [Pa-ru Rgyal-blo nas bśad pa].</text:p>
          </table:table-cell>
          <table:table-cell table:number-columns-repeated="1008"/>
        </table:table-row>
        <table:table-row table:style-name="ro1">
          <table:table-cell office:value-type="string">
            <text:p>W22045</text:p>
          </table:table-cell>
          <table:table-cell office:value-type="string">
            <text:p>008067687-1</text:p>
          </table:table-cell>
          <table:table-cell office:value-type="string">
            <text:p>Gliṅ Ge-sar rgyal poʾi sgruṅ bkra śis smon lam lṅa /sgruṅ bśad mkhan Tshe-riṅ-dbaṅ-ʾdus ; zin bris mkhan Skal-bzaṅ ; dag sgrig byed mkhan Chab-ʾgag Rdo-rje-tshe-riṅ, Gcod-pa Don-grub.</text:p>
          </table:table-cell>
          <table:table-cell table:number-columns-repeated="1008"/>
        </table:table-row>
        <table:table-row table:style-name="ro1">
          <table:table-cell office:value-type="string">
            <text:p>W22054</text:p>
          </table:table-cell>
          <table:table-cell office:value-type="string">
            <text:p>008917340-6</text:p>
          </table:table-cell>
          <table:table-cell office:value-type="string">
            <text:p>ʾGu-log gi lo rgyus gñan po g.yu rtseʾi bsaṅ dud /ʾGu-log Dam-chos-dpal-bzaṅ.</text:p>
          </table:table-cell>
          <table:table-cell table:number-columns-repeated="1008"/>
        </table:table-row>
        <table:table-row table:style-name="ro1">
          <table:table-cell office:value-type="string">
            <text:p>W22059</text:p>
          </table:table-cell>
          <table:table-cell office:value-type="string">
            <text:p>008183460-8</text:p>
          </table:table-cell>
          <table:table-cell office:value-type="string">
            <text:p>Tibetan carving art =Bod rigs kyi brkos bzoʾi sgyu rtsal = Zang zu diao ke yi shu.</text:p>
          </table:table-cell>
          <table:table-cell table:number-columns-repeated="1008"/>
        </table:table-row>
        <table:table-row table:style-name="ro1">
          <table:table-cell office:value-type="string">
            <text:p>W22065</text:p>
          </table:table-cell>
          <table:table-cell office:value-type="string">
            <text:p>008170728-2</text:p>
          </table:table-cell>
          <table:table-cell office:value-type="string">
            <text:p>Smug gu drel rdzoṅ :Gliṅ Ge-sar rgyal poʾi sgruṅ.</text:p>
          </table:table-cell>
          <table:table-cell table:number-columns-repeated="1008"/>
        </table:table-row>
        <table:table-row table:style-name="ro1">
          <table:table-cell office:value-type="string">
            <text:p>W22071</text:p>
          </table:table-cell>
          <table:table-cell office:value-type="string">
            <text:p>008164482-5</text:p>
          </table:table-cell>
          <table:table-cell office:value-type="string">
            <text:p>ʾDzam gliṅ Ge-sar rgyal poʾi sgruṅ :Ri nub /[Mtsho-sṅon ʹZiṅ-chen dmaṅs khrod rig rtsal ʹzib ʾjug tshogs pas ʾtshol bsdu byas pa].</text:p>
          </table:table-cell>
          <table:table-cell table:number-columns-repeated="1008"/>
        </table:table-row>
        <table:table-row table:style-name="ro1">
          <table:table-cell office:value-type="string">
            <text:p>W22074</text:p>
          </table:table-cell>
          <table:table-cell office:value-type="string">
            <text:p>007412852-3</text:p>
          </table:table-cell>
          <table:table-cell office:value-type="string">
            <text:p>Bod chen poʾi rgyal rabs las phyi ʾbrel gyi mdzad phyogs la dpyad paʾi gtam tshaṅs paʾi thig gi spun zla /[Ser-byes Blo-bzaṅ-rnam-rgyal].</text:p>
          </table:table-cell>
          <table:table-cell table:number-columns-repeated="1008"/>
        </table:table-row>
        <table:table-row table:style-name="ro1">
          <table:table-cell office:value-type="string">
            <text:p>W22075</text:p>
          </table:table-cell>
          <table:table-cell office:value-type="string">
            <text:p>008151885-4</text:p>
          </table:table-cell>
          <table:table-cell office:value-type="string">
            <text:p>Bod gźuṅ rtse yig tshaṅ daṅ phyi rgyal las khuṅs kyi ʾzin skyoṅ, sa gter sogs lo rgyus phyogs bsdebs /Sneʾu-śar Thub-bstan-thar-pa.</text:p>
          </table:table-cell>
          <table:table-cell table:number-columns-repeated="1008"/>
        </table:table-row>
        <table:table-row table:style-name="ro1">
          <table:table-cell office:value-type="string">
            <text:p>W22080</text:p>
          </table:table-cell>
          <table:table-cell office:value-type="string">
            <text:p>001834839-4</text:p>
          </table:table-cell>
          <table:table-cell office:value-type="string">
            <text:p>Collected works (gsuṅ ʾbum) of Kun-mkhyen Padma-dkar-po.</text:p>
          </table:table-cell>
          <table:table-cell table:number-columns-repeated="1008"/>
        </table:table-row>
        <table:table-row table:style-name="ro1">
          <table:table-cell office:value-type="string">
            <text:p>W22082</text:p>
          </table:table-cell>
          <table:table-cell office:value-type="string">
            <text:p>008512776-0</text:p>
          </table:table-cell>
          <table:table-cell office:value-type="string">
            <text:p>The collected works (gsuṅ ʼbum) of kun mkhyen Rig-pa-ʼdzin-pa chen po Chos-kyi-grags-pa.</text:p>
          </table:table-cell>
          <table:table-cell table:number-columns-repeated="1008"/>
        </table:table-row>
        <table:table-row table:style-name="ro1">
          <table:table-cell office:value-type="string">
            <text:p>W22083</text:p>
          </table:table-cell>
          <table:table-cell office:value-type="string">
            <text:p>007414904-0</text:p>
          </table:table-cell>
          <table:table-cell office:value-type="string">
            <text:p>The Tog Palace manuscript of the Tibetan Kanjur.</text:p>
          </table:table-cell>
          <table:table-cell table:number-columns-repeated="1008"/>
        </table:table-row>
        <table:table-row table:style-name="ro1">
          <table:table-cell office:value-type="string">
            <text:p>W22085</text:p>
          </table:table-cell>
          <table:table-cell office:value-type="string">
            <text:p>007412782-9</text:p>
          </table:table-cell>
          <table:table-cell office:value-type="string">
            <text:p>ʾBrug dkar po :ʾBrug rgyal khab kyi chos srid gnas staṅs /Slob-dpon Gnag-mdog.</text:p>
          </table:table-cell>
          <table:table-cell table:number-columns-repeated="1008"/>
        </table:table-row>
        <table:table-row table:style-name="ro1">
          <table:table-cell office:value-type="string">
            <text:p>W22096</text:p>
          </table:table-cell>
          <table:table-cell office:value-type="string">
            <text:p>008328703-5</text:p>
          </table:table-cell>
          <table:table-cell office:value-type="string">
            <text:p>The collected work (gsuṅ ʾbum) of Smin-gliṅ Gter-chen Rig-ʾdzin-ʾgyur-med-rdo-rje.</text:p>
          </table:table-cell>
          <table:table-cell table:number-columns-repeated="1008"/>
        </table:table-row>
        <table:table-row table:style-name="ro1">
          <table:table-cell office:value-type="string">
            <text:p>W22098</text:p>
          </table:table-cell>
          <table:table-cell office:value-type="string">
            <text:p>008638090-7</text:p>
          </table:table-cell>
          <table:table-cell office:value-type="string">
            <text:p>Kun-mkhyen ʼJam-dbyaṅs-bźad-pa sku ʼphreṅ gsum paʼi rnam thar /Mkhan-po Ṅag-dbaṅ-thub-bstan-rgya-mtshos mdzad.</text:p>
          </table:table-cell>
          <table:table-cell table:number-columns-repeated="1008"/>
        </table:table-row>
        <table:table-row table:style-name="ro1">
          <table:table-cell office:value-type="string">
            <text:p>W22099</text:p>
          </table:table-cell>
          <table:table-cell office:value-type="string">
            <text:p>008079341-X</text:p>
          </table:table-cell>
          <table:table-cell office:value-type="string">
            <text:p>Gliṅ rje Ge-sar rgyal poʾi sgruṅ.Hor-phyi-pa ra rdzoṅ /sgruṅ mkhan Grags-pa ; Bod-ljoṅs slob cheʾi Ge-sar źib ʾjug khaṅ nas bsgrigs.</text:p>
          </table:table-cell>
          <table:table-cell table:number-columns-repeated="1008"/>
        </table:table-row>
        <table:table-row table:style-name="ro1">
          <table:table-cell office:value-type="string">
            <text:p>W22103</text:p>
          </table:table-cell>
          <table:table-cell office:value-type="string">
            <text:p>002405740-1</text:p>
          </table:table-cell>
          <table:table-cell office:value-type="string">
            <text:p>Encyclopedia Tibetica :the collected works of Bo-doṅ Paṇ-chen Phyogs-las-rnam-rgyal /edited by S. T. Kazi.</text:p>
          </table:table-cell>
          <table:table-cell table:number-columns-repeated="1008"/>
        </table:table-row>
        <table:table-row table:style-name="ro1">
          <table:table-cell office:value-type="string">
            <text:p>W22104</text:p>
          </table:table-cell>
          <table:table-cell office:value-type="string">
            <text:p>011971698-4</text:p>
          </table:table-cell>
          <table:table-cell office:value-type="string">
            <text:p>Dharmasaṁgrahaḥ =Excellent collection of doctrines of Ācārya Nāgārjuna /translated into English by Tashi Zangmo and Dechen Chime.</text:p>
          </table:table-cell>
          <table:table-cell table:number-columns-repeated="1008"/>
        </table:table-row>
        <table:table-row table:style-name="ro1">
          <table:table-cell office:value-type="string">
            <text:p>W22108</text:p>
          </table:table-cell>
          <table:table-cell office:value-type="string">
            <text:p>000176919-7</text:p>
          </table:table-cell>
          <table:table-cell office:value-type="string">
            <text:p>Tibetsko-russko-angliĭskiĭ slovarʹ :s sanskritskimi paralleli͡ami /I͡U.N. Rerikh ; pod obshcheĭ redakt͡sieĭ I͡U. Parfionovicha i V. Dylykovoĭ.</text:p>
          </table:table-cell>
          <table:table-cell table:number-columns-repeated="1008"/>
        </table:table-row>
        <table:table-row table:style-name="ro1">
          <table:table-cell office:value-type="string">
            <text:p>W22115</text:p>
          </table:table-cell>
          <table:table-cell office:value-type="string">
            <text:p>010908369-5</text:p>
          </table:table-cell>
          <table:table-cell office:value-type="string">
            <text:p>Collected writings of Yol-mo Sprul-sku Bstan-ʼdzin-nor-bu.</text:p>
          </table:table-cell>
          <table:table-cell table:number-columns-repeated="1008"/>
        </table:table-row>
        <table:table-row table:style-name="ro1">
          <table:table-cell office:value-type="string">
            <text:p>W22118</text:p>
          </table:table-cell>
          <table:table-cell office:value-type="string">
            <text:p>011215422-0</text:p>
          </table:table-cell>
          <table:table-cell office:value-type="string">
            <text:p>Bstan bcos Mṅon par rtogs paʼi rgyan ʼgrel pa daṅ bcas paʼi rgyasʼgrel bśad sbyar yid kyi mun sel :a detailed commentary on the Abhisamayālṅkāra and the Prajñāpāramitā literature /by Ña-dbon Kun-dgaʼ-dpal.</text:p>
          </table:table-cell>
          <table:table-cell table:number-columns-repeated="1008"/>
        </table:table-row>
        <table:table-row table:style-name="ro1">
          <table:table-cell office:value-type="string">
            <text:p>W22123</text:p>
          </table:table-cell>
          <table:table-cell office:value-type="string">
            <text:p>008589231-9</text:p>
          </table:table-cell>
          <table:table-cell office:value-type="string">
            <text:p>Collected revelations and writings of Spo bo Gter ston Bdud ʾdul Rdo rje of Kaḥ thog /introduction by Ven. 3rd Gźi-chen Bairo Rinpoche, Pad ma rgyal mtshan.</text:p>
          </table:table-cell>
          <table:table-cell table:number-columns-repeated="1008"/>
        </table:table-row>
        <table:table-row table:style-name="ro1">
          <table:table-cell office:value-type="string">
            <text:p>W22130</text:p>
          </table:table-cell>
          <table:table-cell office:value-type="string">
            <text:p>007593411-6</text:p>
          </table:table-cell>
          <table:table-cell office:value-type="string">
            <text:p>The collected works (gsuṅ ʼbum) of Sle-luṅ Rje-druṅ Bźad-pa'i-rdo-rje.</text:p>
          </table:table-cell>
          <table:table-cell table:number-columns-repeated="1008"/>
        </table:table-row>
        <table:table-row table:style-name="ro1">
          <table:table-cell office:value-type="string">
            <text:p>W22133</text:p>
          </table:table-cell>
          <table:table-cell office:value-type="string">
            <text:p>001604747-8</text:p>
          </table:table-cell>
          <table:table-cell office:value-type="string">
            <text:p>Dpal Sa-skya-pa Chen-po Sṅags-ʾchaṅ Ṅag-dbaṅ-kun-dgaʾ-theg-chen-dpal-ʾbar-ʾphrin-las-bsam-ʾphel-dbaṅ-gi-rgyal-poʾi thob yig rin chen nor buʾi phreṅ ba :the record of teachings received of H.H. the present Khri-ʾdzin of Saskya.</text:p>
          </table:table-cell>
          <table:table-cell table:number-columns-repeated="1008"/>
        </table:table-row>
        <table:table-row table:style-name="ro1">
          <table:table-cell office:value-type="string">
            <text:p>W22135</text:p>
          </table:table-cell>
          <table:table-cell office:value-type="string">
            <text:p>011214426-8</text:p>
          </table:table-cell>
          <table:table-cell office:value-type="string">
            <text:p>Rigs brgyaʼi cod pan Sa skya pa chen po Sṅags ʼchaṅ Ṅag dbaṅ kun dgaʼ bsod nams grags pa rgyal mtshan dpal bzaṅ poʼi rtogs pa brjod pa ṅo mtshar rgya mtshoʼi rba rlabs kyi ʼphros gleṅ ba dad paʼi chu rgyun :a continuation of the life of ʼJam-mgon A-myes-źabs Ṅag-dbaṅ-kun-dgaʼ-bsod-nams covering the period 1652-1659 /by Kun-dgaʼ-blo-gros. Yab rje dam pa khams gsum chos kyi rgyal po dpal Sa skya pa chen po Sṅags ʼchaṅ bla ma Thams cad mkhyen pa Ṅag dbaṅ bsod nams dbaṅ phyug bkra śis grags pa rgyal mtshan dpal bzaṅ poʼi rnam par thar pa dad paʼi me tog byin rlabs char ʼbebs : a biography of Sa-skya Bdag-chen Ṅag-dbaṅ-bsod-nams-dbaṅ-phyug (1638-1685) / by Ṅag-dbaṅ-kun-dgaʼ-bkra-śis.</text:p>
          </table:table-cell>
          <table:table-cell table:number-columns-repeated="1008"/>
        </table:table-row>
        <table:table-row table:style-name="ro1">
          <table:table-cell office:value-type="string">
            <text:p>W22139</text:p>
          </table:table-cell>
          <table:table-cell office:value-type="string">
            <text:p>007366475-8</text:p>
          </table:table-cell>
          <table:table-cell office:value-type="string">
            <text:p>The collected works (gsuṅ ʾbum) of Mkhan-po Karma-rin-chen-dar-rgyas of Lho Karma-dgon in Tibet.</text:p>
          </table:table-cell>
          <table:table-cell table:number-columns-repeated="1008"/>
        </table:table-row>
        <table:table-row table:style-name="ro1">
          <table:table-cell office:value-type="string">
            <text:p>W22147</text:p>
          </table:table-cell>
          <table:table-cell office:value-type="string">
            <text:p>008109169-9</text:p>
          </table:table-cell>
          <table:table-cell office:value-type="string">
            <text:p>Gliṅ Ge-sar rgyal poʾi sgruṅ, Hor ser ʾgyod paʾi mig chu.</text:p>
          </table:table-cell>
          <table:table-cell table:number-columns-repeated="1008"/>
        </table:table-row>
        <table:table-row table:style-name="ro1">
          <table:table-cell office:value-type="string">
            <text:p>W22154</text:p>
          </table:table-cell>
          <table:table-cell office:value-type="string">
            <text:p>008079334-7</text:p>
          </table:table-cell>
          <table:table-cell office:value-type="string">
            <text:p>ʾTsho byed las daṅ po ba la ñe bar mkho baʾi zin tig gces par bsdus paʾi kha skoṅ yaṅ tig sman gyi sbyor sde ʾchi med bdud rtsiʾi bcud len /Karma-rgyal-mtshan gyis brtsams.</text:p>
          </table:table-cell>
          <table:table-cell table:number-columns-repeated="1008"/>
        </table:table-row>
        <table:table-row table:style-name="ro1">
          <table:table-cell office:value-type="string">
            <text:p>W22156</text:p>
          </table:table-cell>
          <table:table-cell office:value-type="string">
            <text:p>008067684-7</text:p>
          </table:table-cell>
          <table:table-cell office:value-type="string">
            <text:p>Gliṅ Ge-sar rgyal poʾi sgruṅ, gliṅ dpaʾ brtul brgyad bcuʾi rnam thar /[Bsod-bde daṅ Bde-skyid kyis bsgrigs ; Dkon-mchog-tshe-brtan gyis ye ge źus].</text:p>
          </table:table-cell>
          <table:table-cell table:number-columns-repeated="1008"/>
        </table:table-row>
        <table:table-row table:style-name="ro1">
          <table:table-cell office:value-type="string">
            <text:p>W22164</text:p>
          </table:table-cell>
          <table:table-cell office:value-type="string">
            <text:p>003145425-9</text:p>
          </table:table-cell>
          <table:table-cell office:value-type="string">
            <text:p>880-01Zang Han Fo xue ci dian =Bod Rgya Saṅs rgyas chos gʹzun gi tshig mdzod /zhu bian Wang Yinuan ; fu zhu bian Jianbaipingcuo ; bian xie Tang Jingfu ... [et al. ; Xi bei min zu xue yuan min zi yan jiu suo].</text:p>
          </table:table-cell>
          <table:table-cell table:number-columns-repeated="1008"/>
        </table:table-row>
        <table:table-row table:style-name="ro1">
          <table:table-cell office:value-type="string">
            <text:p>W22166</text:p>
          </table:table-cell>
          <table:table-cell office:value-type="string">
            <text:p>008079344-4</text:p>
          </table:table-cell>
          <table:table-cell office:value-type="string">
            <text:p>Theg pa spyi bciṅs rtsa ʼgrel /[Dam-pa-bde-gśegs daṅ Ye-śes-rgyal-mtshan kyis mdzad].</text:p>
          </table:table-cell>
          <table:table-cell table:number-columns-repeated="1008"/>
        </table:table-row>
        <table:table-row table:style-name="ro1">
          <table:table-cell office:value-type="string">
            <text:p>W22168</text:p>
          </table:table-cell>
          <table:table-cell office:value-type="string">
            <text:p>008099158-0</text:p>
          </table:table-cell>
          <table:table-cell office:value-type="string">
            <text:p>Yon tan mdzod rtsa ʼgrel /ʼJigs-med-gliṅ-bas rtsa ba daṅ Rdo-grub-rgan gyis ʼgrel ba mdzad.</text:p>
          </table:table-cell>
          <table:table-cell table:number-columns-repeated="1008"/>
        </table:table-row>
        <table:table-row table:style-name="ro1">
          <table:table-cell office:value-type="string">
            <text:p>W22170</text:p>
          </table:table-cell>
          <table:table-cell office:value-type="string">
            <text:p>008099125-4</text:p>
          </table:table-cell>
          <table:table-cell office:value-type="string">
            <text:p>Thuʾu-bkwan Chos-kyi-ñi-maʾi rtogs brjod padma dkar po /Guṅ-thaṅ Bstan-paʾi-sgron-mes mdzad.</text:p>
          </table:table-cell>
          <table:table-cell table:number-columns-repeated="1008"/>
        </table:table-row>
        <table:table-row table:style-name="ro1">
          <table:table-cell office:value-type="string">
            <text:p>W22171</text:p>
          </table:table-cell>
          <table:table-cell office:value-type="string">
            <text:p>008288722-5</text:p>
          </table:table-cell>
          <table:table-cell office:value-type="string">
            <text:p>880-01Zang Han dui zhao Xizang da zang jing zong mu lu /Huang Xianming bian yi.</text:p>
          </table:table-cell>
          <table:table-cell table:number-columns-repeated="1008"/>
        </table:table-row>
        <table:table-row table:style-name="ro1">
          <table:table-cell office:value-type="string">
            <text:p>W22172</text:p>
          </table:table-cell>
          <table:table-cell office:value-type="string">
            <text:p>008084331-X</text:p>
          </table:table-cell>
          <table:table-cell office:value-type="string">
            <text:p>Bzo rig ñer mkho bdams bsgrigs /dpe sgrig ʾgan ʾkhur ba, Tshe-riṅ-dpal-ʾbyor.</text:p>
          </table:table-cell>
          <table:table-cell table:number-columns-repeated="1008"/>
        </table:table-row>
        <table:table-row table:style-name="ro1">
          <table:table-cell office:value-type="string">
            <text:p>W22184</text:p>
          </table:table-cell>
          <table:table-cell office:value-type="string">
            <text:p>007412848-5</text:p>
          </table:table-cell>
          <table:table-cell office:value-type="string">
            <text:p>The biography of Sde-gzhung A-ʾjam Sprul-sku ʾJam-dbyang-kun-dgaʾ-bstan-paʾi-rgyal-mtsan /by Skye-rgu Mkhan-po ʾPhrin-las-chos-ʾphel.</text:p>
          </table:table-cell>
          <table:table-cell table:number-columns-repeated="1008"/>
        </table:table-row>
        <table:table-row table:style-name="ro1">
          <table:table-cell office:value-type="string">
            <text:p>W22191</text:p>
          </table:table-cell>
          <table:table-cell office:value-type="string">
            <text:p>011207473-1</text:p>
          </table:table-cell>
          <table:table-cell office:value-type="string">
            <text:p>Rig ʼdzin chen po Gter bton Las ʼphro gliṅ paʼi dus gsum gyi skye brgyud daṅ rnam par thar pa che loṅ tsam źig bkod pa me tog ʼphreṅ mdzes :a detailed account of the former existences and autobiography of ʼGro-ʼdul-las-ʼphro-gliṅ-pa /completed by his disciple ʼOd-gsal-rgya-mtsho.</text:p>
          </table:table-cell>
          <table:table-cell table:number-columns-repeated="1008"/>
        </table:table-row>
        <table:table-row table:style-name="ro1">
          <table:table-cell office:value-type="string">
            <text:p>W22197</text:p>
          </table:table-cell>
          <table:table-cell office:value-type="string">
            <text:p>002656616-8</text:p>
          </table:table-cell>
          <table:table-cell office:value-type="string">
            <text:p>Collected works (gsuṅ ʾbum) of Smin-gliṅ Lo-chen Dharma-śrī.</text:p>
          </table:table-cell>
          <table:table-cell table:number-columns-repeated="1008"/>
        </table:table-row>
        <table:table-row table:style-name="ro1">
          <table:table-cell office:value-type="string">
            <text:p>W22249</text:p>
          </table:table-cell>
          <table:table-cell office:value-type="string">
            <text:p>008515040-1</text:p>
          </table:table-cell>
          <table:table-cell office:value-type="string">
            <text:p>Material for use in inducing the practice of the Phyag chen lṅa ldan according to the tradition of the ʼBri-guṅ Bkaʼ-brgyud-pa school /by Grub-dbaṅ No-no Dkon-mchog-bstan-pa.</text:p>
          </table:table-cell>
          <table:table-cell table:number-columns-repeated="1008"/>
        </table:table-row>
        <table:table-row table:style-name="ro1">
          <table:table-cell office:value-type="string">
            <text:p>W22280</text:p>
          </table:table-cell>
          <table:table-cell office:value-type="string">
            <text:p>008363348-0</text:p>
          </table:table-cell>
          <table:table-cell office:value-type="string">
            <text:p>Tshad ma legs par bśad pa thams cad kyi yoṅs su ʾdu ba rigs paʾi gźuṅ lugs kyi rgya mtsho źes bya ba bźugs so /Karma-pa sku phreṅ bdun pa Chos-grags-rgya-mtsho = A treatise on the corpus of syllogistics pramana literature / by 7th Karmapa Chodrak Gyatso.</text:p>
          </table:table-cell>
          <table:table-cell table:number-columns-repeated="1008"/>
        </table:table-row>
        <table:table-row table:style-name="ro1">
          <table:table-cell office:value-type="string">
            <text:p>W22281</text:p>
          </table:table-cell>
          <table:table-cell office:value-type="string">
            <text:p>008079316-9</text:p>
          </table:table-cell>
          <table:table-cell office:value-type="string">
            <text:p>Gaṅs-can yul gyi sa la spyod paʾi mtho ris kyi rgyal blon gtso bor brjod paʾi deb ther rdzogs ldan gźon nuʾi dgaʾ ston dpyid kyi rgyal moʾi glu dbyaṅs kyi ʾgrel pa yid kyi dgaʾ ston /Nor-braṅ O-rgyan gyis brtsams.</text:p>
          </table:table-cell>
          <table:table-cell table:number-columns-repeated="1008"/>
        </table:table-row>
        <table:table-row table:style-name="ro1">
          <table:table-cell office:value-type="string">
            <text:p>W22289</text:p>
          </table:table-cell>
          <table:table-cell office:value-type="string">
            <text:p>008099115-7</text:p>
          </table:table-cell>
          <table:table-cell office:value-type="string">
            <text:p>Rab rno sum ʾdzoms /Chos-bzaṅ-o-dpal gyis bsgrigs.</text:p>
          </table:table-cell>
          <table:table-cell table:number-columns-repeated="1008"/>
        </table:table-row>
        <table:table-row table:style-name="ro1">
          <table:table-cell office:value-type="string">
            <text:p>W22290</text:p>
          </table:table-cell>
          <table:table-cell office:value-type="string">
            <text:p>008109244-X</text:p>
          </table:table-cell>
          <table:table-cell office:value-type="string">
            <text:p>Bsaṅ mchod bkra śis ʾkhyil ba /[dpe sgrig ʾgan ʾkhur ba Saṅs-rgyas].</text:p>
          </table:table-cell>
          <table:table-cell table:number-columns-repeated="1008"/>
        </table:table-row>
        <table:table-row table:style-name="ro1">
          <table:table-cell office:value-type="string">
            <text:p>W22292</text:p>
          </table:table-cell>
          <table:table-cell office:value-type="string">
            <text:p>008107381-X</text:p>
          </table:table-cell>
          <table:table-cell office:value-type="string">
            <text:p>Bstod smon phyogs bsgrigs /[dpe sgrig ʾgan khur ba Saṅs-rgyas].</text:p>
          </table:table-cell>
          <table:table-cell table:number-columns-repeated="1008"/>
        </table:table-row>
        <table:table-row table:style-name="ro1">
          <table:table-cell office:value-type="string">
            <text:p>W22295</text:p>
          </table:table-cell>
          <table:table-cell office:value-type="string">
            <text:p>008131498-1</text:p>
          </table:table-cell>
          <table:table-cell office:value-type="string">
            <text:p>Dpal ri bo dge ldan paʾi chos spyod sna tshogs kyi ʾgrel ba phyogs sgrigs /Cha-ris-skal-bzaṅ-thogs-med daṅ Rṅog-rgyud-ʾjam-dbyaṅs-ʾphrin-las gñis kyis ʹzu dag byas.</text:p>
          </table:table-cell>
          <table:table-cell table:number-columns-repeated="1008"/>
        </table:table-row>
        <table:table-row table:style-name="ro1">
          <table:table-cell office:value-type="string">
            <text:p>W22297</text:p>
          </table:table-cell>
          <table:table-cell office:value-type="string">
            <text:p>002232877-7</text:p>
          </table:table-cell>
          <table:table-cell office:value-type="string">
            <text:p>The life and teaching of Nāropa /translated from the original Tibetan with a philosophical commentary based on the Oral transmission by Herbert V. Guenther.</text:p>
          </table:table-cell>
          <table:table-cell table:number-columns-repeated="1008"/>
        </table:table-row>
        <table:table-row table:style-name="ro1">
          <table:table-cell office:value-type="string">
            <text:p>W22309</text:p>
          </table:table-cell>
          <table:table-cell office:value-type="string">
            <text:p>007412829-9</text:p>
          </table:table-cell>
          <table:table-cell office:value-type="string">
            <text:p>Mtsho-ldan-maʾi Brda-sprod gzhung gi ʾgrel bshad ngag gi ʾod zer :a commentary on the Sarasvati Vyakarana-sutra of Anubhuti /by the Seventh Tai Situ Tenpai Nyinche (Bstan-paʾi-nyin-byed, otherwise known as Situ Penchen Chokyi Jungne (Si-tu Pan-chen Chos-kyi-ʾbyung-gnas)</text:p>
          </table:table-cell>
          <table:table-cell table:number-columns-repeated="1008"/>
        </table:table-row>
        <table:table-row table:style-name="ro1">
          <table:table-cell office:value-type="string">
            <text:p>W22313</text:p>
          </table:table-cell>
          <table:table-cell office:value-type="string">
            <text:p>008107332-1</text:p>
          </table:table-cell>
          <table:table-cell office:value-type="string">
            <text:p>Tshad ma rnam ʼgrel gyi gźuṅ gsal bor bśad pa legs bśad snaṅ baʼi gter /ʼJu Mi-pham-ʼjam-dbyaṅs-rnam-rgyal-rgya-mtsho.</text:p>
          </table:table-cell>
          <table:table-cell table:number-columns-repeated="1008"/>
        </table:table-row>
        <table:table-row table:style-name="ro1">
          <table:table-cell office:value-type="string">
            <text:p>W22378</text:p>
          </table:table-cell>
          <table:table-cell office:value-type="string">
            <text:p>007386198-7</text:p>
          </table:table-cell>
          <table:table-cell office:value-type="string">
            <text:p>Dge ldan chos ʾbyuṅ gser gyi mchod sdoṅ ʾbar ba :chos ʾbyun gser gyi mchod sdon ʾbar ba /Yonten Gyatso.</text:p>
          </table:table-cell>
          <table:table-cell table:number-columns-repeated="1008"/>
        </table:table-row>
        <table:table-row table:style-name="ro1">
          <table:table-cell office:value-type="string">
            <text:p>W22379</text:p>
          </table:table-cell>
          <table:table-cell office:value-type="string">
            <text:p>007386122-7</text:p>
          </table:table-cell>
          <table:table-cell office:value-type="string">
            <text:p>ʾJam mgon rgyal baʻi rgyal tshab Yoṅs-ʾdzin Gliṅ-sprul Rdo-rje-ʾchaṅ Thub-bstan-luṅ-rtogs-rnam-rgyal-ʾphrin-las dpal bzaṅ poʾi źal sṅa nas kyi thun moṅ baʾi mdzad pa rnam thar mdo tsam brjod pa nor buʾi do śal źes bya ba bźugs so /[Śākyaʾi Dge-sbyoṅ Bstan-ʾdzin-rgya-mtsho].</text:p>
          </table:table-cell>
          <table:table-cell table:number-columns-repeated="1008"/>
        </table:table-row>
        <table:table-row table:style-name="ro1">
          <table:table-cell office:value-type="string">
            <text:p>W22389</text:p>
          </table:table-cell>
          <table:table-cell office:value-type="string">
            <text:p>008515434-2</text:p>
          </table:table-cell>
          <table:table-cell office:value-type="string">
            <text:p>Sṅa-ʾgyur bstan paʾi gsal byed ʾdul ʾdzin mkhas grub gñis ldan Glag-bla Bsod-nams-chos-ʾgrub kyi gsuṅ ʾbum.</text:p>
          </table:table-cell>
          <table:table-cell table:number-columns-repeated="1008"/>
        </table:table-row>
        <table:table-row table:style-name="ro1">
          <table:table-cell office:value-type="string">
            <text:p>W22432</text:p>
          </table:table-cell>
          <table:table-cell office:value-type="string">
            <text:p>012503562-4</text:p>
          </table:table-cell>
          <table:table-cell office:value-type="string">
            <text:p>Bod kyi sgra sgyur lo rgyus daṅ lo tsā ba rim byon gyi mdzad rnam gsal baʼi me loṅ /Dbaṅ-ʼdus-tshe-riṅ, ʼPhrin-las-rgya-mtsho.</text:p>
          </table:table-cell>
          <table:table-cell table:number-columns-repeated="1008"/>
        </table:table-row>
        <table:table-row table:style-name="ro1">
          <table:table-cell office:value-type="string">
            <text:p>W22509</text:p>
          </table:table-cell>
          <table:table-cell office:value-type="string">
            <text:p>011209868-1</text:p>
          </table:table-cell>
          <table:table-cell office:value-type="string">
            <text:p>Gdams ṅag mdzod :a treasury of precious methods and instructions of the major and minor Buddhist traditions of Tibet, brought together and structured into a coherent system /by ʼJam-mgon Koṅ-sprul ; edited from a set of the Dpal-spuṅs prints and published at the order of H.H. Dingo Chhentse Rimpoche.</text:p>
          </table:table-cell>
          <table:table-cell table:number-columns-repeated="1008"/>
        </table:table-row>
        <table:table-row table:style-name="ro1">
          <table:table-cell office:value-type="string">
            <text:p>W22639</text:p>
          </table:table-cell>
          <table:table-cell office:value-type="string">
            <text:p>007424595-3</text:p>
          </table:table-cell>
          <table:table-cell office:value-type="string">
            <text:p>Rin chen gter mdzod chen mo :a reproduction of the Stod-luṅ Mtshur-phu redaction of ʾJam-mgon Koṅ-sprul's great work on the unity of the gter-ma traditions of Tibet, with supplemental texts from the Dpal-spuṅs redaction and other manuscripts.</text:p>
          </table:table-cell>
          <table:table-cell table:number-columns-repeated="1008"/>
        </table:table-row>
        <table:table-row table:style-name="ro1">
          <table:table-cell office:value-type="string">
            <text:p>W22642</text:p>
          </table:table-cell>
          <table:table-cell office:value-type="string">
            <text:p>007366436-7</text:p>
          </table:table-cell>
          <table:table-cell office:value-type="string">
            <text:p>The treasury of revelations and teachings of Gter-chen Mchog-gyur-bde-chen-gliṅ-pa.</text:p>
          </table:table-cell>
          <table:table-cell table:number-columns-repeated="1008"/>
        </table:table-row>
        <table:table-row table:style-name="ro1">
          <table:table-cell office:value-type="string">
            <text:p>W22712</text:p>
          </table:table-cell>
          <table:table-cell office:value-type="string">
            <text:p>011211332-X</text:p>
          </table:table-cell>
          <table:table-cell office:value-type="string">
            <text:p>Mñam med Dwags po'i Chos bźir grags pa'i gźuṅ gi ʼgrel pa sñiṅ po gsal baʼi rgyan :a detailed study on Sgam-popa's Chos bźi presentation of fundamantal Buddhist practice /by La-yag-pa Byaṅ-chub-dṅos-grub, and two historical works on the lives of masters of the ʼBri-guṅ-pa tradition / by Ṅes-don-rgya-mtsho and the 6th Che-tshaṅ Bstan-ʼdzin-chos-kyi-blo-gros.</text:p>
          </table:table-cell>
          <table:table-cell table:number-columns-repeated="1008"/>
        </table:table-row>
        <table:table-row table:style-name="ro1">
          <table:table-cell office:value-type="string">
            <text:p>W22714</text:p>
          </table:table-cell>
          <table:table-cell office:value-type="string">
            <text:p>007366668-8</text:p>
          </table:table-cell>
          <table:table-cell office:value-type="string">
            <text:p>A 17th century Sa-skya-pa manual of elementary dialectics =Bsdus gzhung rig pa mi zad paʾi gter mdzod ʾdod ʾjoʾi ba mo /by Rta-nag Thub-bstan Mkhan-po Chos-rnam-rgyal.</text:p>
          </table:table-cell>
          <table:table-cell table:number-columns-repeated="1008"/>
        </table:table-row>
        <table:table-row table:style-name="ro1">
          <table:table-cell office:value-type="string">
            <text:p>W22854</text:p>
          </table:table-cell>
          <table:table-cell office:value-type="string">
            <text:p>010908319-9</text:p>
          </table:table-cell>
          <table:table-cell office:value-type="string">
            <text:p>Bkaʼ brgyud sṅags mdzod :a collection of precious initiations and teachings of the Mar-pa Bkaʼ-brgyud-pa tradition /structured and prepared for use by ʼJam-mgon Koṅ-sprul Blo-gros-mthaʼ-yas ; supplemented and enlarged at the order of the Ven. Dil-mgo Mkhyen-brtse Rin-po-che.</text:p>
          </table:table-cell>
          <table:table-cell table:number-columns-repeated="1008"/>
        </table:table-row>
        <table:table-row table:style-name="ro1">
          <table:table-cell office:value-type="string">
            <text:p>W23151</text:p>
          </table:table-cell>
          <table:table-cell office:value-type="string">
            <text:p>001350633-1</text:p>
          </table:table-cell>
          <table:table-cell office:value-type="string">
            <text:p>The collected works (gsung-ʾbum) of Cha-har- Dge-bshes Blo-bzang-tshul-khrims.</text:p>
          </table:table-cell>
          <table:table-cell table:number-columns-repeated="1008"/>
        </table:table-row>
        <table:table-row table:style-name="ro1">
          <table:table-cell office:value-type="string">
            <text:p>W23158</text:p>
          </table:table-cell>
          <table:table-cell office:value-type="string">
            <text:p>001834725-8</text:p>
          </table:table-cell>
          <table:table-cell office:value-type="string">
            <text:p>Dam chos Dgoṅs pa yaṅ zab kyi chos skor :a collection of the more important rediscoveries of the famed Gter-ston Gnam-lcags-me-ʾbar (ʾBri-guṅ-pa Rin-chen-phun-tshogs [sic]).</text:p>
          </table:table-cell>
          <table:table-cell table:number-columns-repeated="1008"/>
        </table:table-row>
        <table:table-row table:style-name="ro1">
          <table:table-cell office:value-type="string">
            <text:p>W23159</text:p>
          </table:table-cell>
          <table:table-cell office:value-type="string">
            <text:p>011204756-4</text:p>
          </table:table-cell>
          <table:table-cell office:value-type="string">
            <text:p>ʼPhags pa Śes rab kyi pha rold tu phyind paʼi sñiṅ po rgya cher bśad pa :the Tibetan translation of the Ārya-Prajñāpāramitāhṛdayaṭīkā of Vimalamitra.</text:p>
          </table:table-cell>
          <table:table-cell table:number-columns-repeated="1008"/>
        </table:table-row>
        <table:table-row table:style-name="ro1">
          <table:table-cell office:value-type="string">
            <text:p>W23163</text:p>
          </table:table-cell>
          <table:table-cell office:value-type="string">
            <text:p>007593663-1</text:p>
          </table:table-cell>
          <table:table-cell office:value-type="string">
            <text:p>Collected writtings [sic] of the VIIth Ripa Karma-bag-yod Karma-sgrub-brgyud-ʾphrin-las-rab-rgyas-dpal-bzaṅ-po, 1876-1942 /collected and arranged by the Vth Ripa Gsal-byed Rinpoche Karma-rab-ʾbyams-chos-dbyiṅs-dri-med-sñiṅ-po, 1907-1991 and the IInd Ripa A-leb Rtogs-ldan Rinpoche Mdo-sñags-bstan-paʾi-ñi-ma-bśad-sgrub-phrin-las-mthar-phyin, 1921-1973 between 1943-1957 ; with introduction and detailed list of contents by Tashi Tshering.</text:p>
          </table:table-cell>
          <table:table-cell table:number-columns-repeated="1008"/>
        </table:table-row>
        <table:table-row table:style-name="ro1">
          <table:table-cell office:value-type="string">
            <text:p>W23166</text:p>
          </table:table-cell>
          <table:table-cell office:value-type="string">
            <text:p>010908178-1</text:p>
          </table:table-cell>
          <table:table-cell office:value-type="string">
            <text:p>ʼJam dpal Gśin rjeʼi gśed Yaṅ bzlog meʼi spu griʼi chos skor :a cycle of revelations of a practice focussing upon Yamāntaka /from the visions of ʼBri-guṅ Rig-ʼdzin Chos kyi-gragspa, with liturgical notes by Dkon-mchog-phrin-las, Padmaʼirgyal-mtshan, etc.</text:p>
          </table:table-cell>
          <table:table-cell table:number-columns-repeated="1008"/>
        </table:table-row>
        <table:table-row table:style-name="ro1">
          <table:table-cell office:value-type="string">
            <text:p>W23170</text:p>
          </table:table-cell>
          <table:table-cell office:value-type="string">
            <text:p>011204711-4</text:p>
          </table:table-cell>
          <table:table-cell office:value-type="string">
            <text:p>Dpal Kyai rdo rjeʼi phyi naṅ gi bskyed rim gyi rnam par bśad pa dge legs nor buʼi phreṅ ba gsaṅ sṅags mdzes rgyan :a detailed explanation of the utpattikrama or visualization of the Hevajra Tantra /by ʼJam-mgon A-myes-źabs Ṅag-dbaṅ-kun-dgaʼ-bsod-nams.</text:p>
          </table:table-cell>
          <table:table-cell table:number-columns-repeated="1008"/>
        </table:table-row>
        <table:table-row table:style-name="ro1">
          <table:table-cell office:value-type="string">
            <text:p>W23176</text:p>
          </table:table-cell>
          <table:table-cell office:value-type="string">
            <text:p>001502083-5</text:p>
          </table:table-cell>
          <table:table-cell office:value-type="string">
            <text:p>Selected writings of Kaḥ-thog Rig-'dzin Tshe-dbaṅ-nor-bu.</text:p>
          </table:table-cell>
          <table:table-cell table:number-columns-repeated="1008"/>
        </table:table-row>
        <table:table-row table:style-name="ro1">
          <table:table-cell office:value-type="string">
            <text:p>W23177</text:p>
          </table:table-cell>
          <table:table-cell office:value-type="string">
            <text:p>007366565-7</text:p>
          </table:table-cell>
          <table:table-cell office:value-type="string">
            <text:p>Dam chos dgoṅs pa gcig paʾi gsal byed :a detailed explanation of the ʾBri-guṅ Bkaʾ-brgyud-pa dgoṅs gcig teaching /by the Fourth Źwa-dmar Rin-po-che Chos-grags-ye-śes, with additional material on the dgoṅs gcig by other Karma-pa authors.</text:p>
          </table:table-cell>
          <table:table-cell table:number-columns-repeated="1008"/>
        </table:table-row>
        <table:table-row table:style-name="ro1">
          <table:table-cell office:value-type="string">
            <text:p>W23179</text:p>
          </table:table-cell>
          <table:table-cell office:value-type="string">
            <text:p>007366564-9</text:p>
          </table:table-cell>
          <table:table-cell office:value-type="string">
            <text:p>Phyag rgya chen poʼi khrid yig chen mo gñug maʼi de ñid gsal ba :an introductory manual for the practice of the Mahāmudra precepts /by Dwags-po Paṇ-chen Bkra-śis-rnam-rgyal.</text:p>
          </table:table-cell>
          <table:table-cell table:number-columns-repeated="1008"/>
        </table:table-row>
        <table:table-row table:style-name="ro1">
          <table:table-cell office:value-type="string">
            <text:p>W23181</text:p>
          </table:table-cell>
          <table:table-cell office:value-type="string">
            <text:p>001593184-6</text:p>
          </table:table-cell>
          <table:table-cell office:value-type="string">
            <text:p>Bkaʼ brgyud Yid bźin nor bu yi ʼphreṅ ba :a precious rosary of lives of eminent masters of the ʼBri-guṅ-pa Dkar-brgyud-pa tradition /by Grub-thob O-rgyan-pa Rin-chen-dpal.</text:p>
          </table:table-cell>
          <table:table-cell table:number-columns-repeated="1008"/>
        </table:table-row>
        <table:table-row table:style-name="ro1">
          <table:table-cell office:value-type="string">
            <text:p>W23184</text:p>
          </table:table-cell>
          <table:table-cell office:value-type="string">
            <text:p>007366563-0</text:p>
          </table:table-cell>
          <table:table-cell office:value-type="string">
            <text:p>Srid źiʾi gtsug rgyan dam pa Rje-btsun Dge-ʾdun-bstan-ʾdzin-nor-bu dpal bzaṅ poʾi rnam par thar pa gtam du brjod pa rnam sad lhaʾi rṅa chen skal bzaṅ gdul byaʾi re skoṅ :biography of the VIIth La-mo Źabs-druṅ Dkar-po Dge-ʾdun-bstan-ʾdzin-nor-bu (1873-1927) ; and, Mkhas btsun bzaṅ gsum gyi bdag ñid luṅ rtogs yon tan gyi gter mdzod Tsha-gan-ho-thog-thu Dge-ʾdun-bstan-ʾdzin-nor-bu dpal bzaṅ poʾi sku gduṅ rin po che dge legs ʾod ʾbar gyi dkar chag Ut-pal gźon nuʾi chun po : an account of the funeral ceremonies and entombment rites of the VIIth La-mo Źabs-druṅ Dkar-po /by A-lags Bla-ko ʾJigs-med-ʾphrin-las-rgya-mtsho, with detailed introduction by Yontan Gyamtso.</text:p>
          </table:table-cell>
          <table:table-cell table:number-columns-repeated="1008"/>
        </table:table-row>
        <table:table-row table:style-name="ro1">
          <table:table-cell office:value-type="string">
            <text:p>W23185</text:p>
          </table:table-cell>
          <table:table-cell office:value-type="string">
            <text:p>008152113-8</text:p>
          </table:table-cell>
          <table:table-cell office:value-type="string">
            <text:p>Tre-hor Khaṅ-gsar skyabs mgon Blo-bzaṅ-tshul-khrims Bstan-paʼi-rgyal-mtshan dpal bzaṅ poʼi rnam thar dad paʼi padmo bźad paʼi ñin byed /[Byams-pa-chos-grags].</text:p>
          </table:table-cell>
          <table:table-cell table:number-columns-repeated="1008"/>
        </table:table-row>
        <table:table-row table:style-name="ro1">
          <table:table-cell office:value-type="string">
            <text:p>W23187</text:p>
          </table:table-cell>
          <table:table-cell office:value-type="string">
            <text:p>001350659-5</text:p>
          </table:table-cell>
          <table:table-cell office:value-type="string">
            <text:p>Padma gsaṅ thig :Rñiṅ-ma-pa teachings from the rediscoveries of Ri-bo-che Rje-druṅ Byams-pa-ʾbyuṅ-gnas.</text:p>
          </table:table-cell>
          <table:table-cell table:number-columns-repeated="1008"/>
        </table:table-row>
        <table:table-row table:style-name="ro1">
          <table:table-cell office:value-type="string">
            <text:p>W23188</text:p>
          </table:table-cell>
          <table:table-cell office:value-type="string">
            <text:p>001570255-3</text:p>
          </table:table-cell>
          <table:table-cell office:value-type="string">
            <text:p>The liturgy of the Hevajra Tantra according to the Stag-lun̥ Dkar-brgyud-pa tradition;a collection of texts outlining the sadhana, consecrations, chants, laying out of the mandala, and other rites, by various Stag-lun̥-pa teachers.Reproduced from original MSS. from the library of Ri-bo-che Rje-drun̥ of Padma-bkod by Tseten Dorji.</text:p>
          </table:table-cell>
          <table:table-cell table:number-columns-repeated="1008"/>
        </table:table-row>
        <table:table-row table:style-name="ro1">
          <table:table-cell office:value-type="string">
            <text:p>W23190</text:p>
          </table:table-cell>
          <table:table-cell office:value-type="string">
            <text:p>011210928-4</text:p>
          </table:table-cell>
          <table:table-cell office:value-type="string">
            <text:p>The Five Bhāvanakrama of Kamalaśīla and Vimalamitra :a collection of texts on the nature and practice of Buddhist contemplative realisation.</text:p>
          </table:table-cell>
          <table:table-cell table:number-columns-repeated="1008"/>
        </table:table-row>
        <table:table-row table:style-name="ro1">
          <table:table-cell office:value-type="string">
            <text:p>W23191</text:p>
          </table:table-cell>
          <table:table-cell office:value-type="string">
            <text:p>001935355-3</text:p>
          </table:table-cell>
          <table:table-cell office:value-type="string">
            <text:p>Three ʾdas-log stories :three accounts of visions of after death by Bla-ma Byams-pa-bde-legs, Khams-pa A-kruṅ, and Gliṅ-bzaʾ Chos-skyid.</text:p>
          </table:table-cell>
          <table:table-cell table:number-columns-repeated="1008"/>
        </table:table-row>
        <table:table-row table:style-name="ro1">
          <table:table-cell office:value-type="string">
            <text:p>W23192</text:p>
          </table:table-cell>
          <table:table-cell office:value-type="string">
            <text:p>001873339-5</text:p>
          </table:table-cell>
          <table:table-cell office:value-type="string">
            <text:p>Two visionary accounts of returns from death :the "Rnam thar" of Karma-dbaṅ-ʾdzin and of Gliṅ-bzaʾ Chos-skyid.</text:p>
          </table:table-cell>
          <table:table-cell table:number-columns-repeated="1008"/>
        </table:table-row>
        <table:table-row table:style-name="ro1">
          <table:table-cell office:value-type="string">
            <text:p>W23194</text:p>
          </table:table-cell>
          <table:table-cell office:value-type="string">
            <text:p>001872835-9</text:p>
          </table:table-cell>
          <table:table-cell office:value-type="string">
            <text:p>Ro dṅos grub can gyi sgruṅ :a manuscript collection of thirty-seven Tibetan Vetala stories.</text:p>
          </table:table-cell>
          <table:table-cell table:number-columns-repeated="1008"/>
        </table:table-row>
        <table:table-row table:style-name="ro1">
          <table:table-cell office:value-type="string">
            <text:p>W23218</text:p>
          </table:table-cell>
          <table:table-cell office:value-type="string">
            <text:p>001555693-X</text:p>
          </table:table-cell>
          <table:table-cell office:value-type="string">
            <text:p>The collected works (gsuṅ ʾbum) of Bde-chen-chos-ʾkhor Yoṅs-ʾdzin II Kun-dgaʾ-lhun-grub.</text:p>
          </table:table-cell>
          <table:table-cell table:number-columns-repeated="1008"/>
        </table:table-row>
        <table:table-row table:style-name="ro1">
          <table:table-cell office:value-type="string">
            <text:p>W23219</text:p>
          </table:table-cell>
          <table:table-cell office:value-type="string">
            <text:p>001834902-1</text:p>
          </table:table-cell>
          <table:table-cell office:value-type="string">
            <text:p>An introduction to the principles and practices of esoteric Buddhism :being the text of Bla med nang rgyud sde gsum gyi rgyab chos padmaʾi zhal gdams Lam rim ye snying ʾgrel pa ye shes snang baʾi zur rgyan brgyud ldan bla maʾi zhal rgyun rnams brjed byang gcig bsdus ye shes lam ʾjug, a subcommentary on ʾJam-mgon Kong-sprulʾs Ye shes snang ba, itself a commentary on the gter ma Lam rim ye shes snying po rediscovered by Mkhyen-brtseʾi-dbang-po and Mchog-ʾgyur-gling-pa /by Padma-phrin-las-snying-po. Together with three other texts on concepts of esoteric Buddhism from the library of Dookpa Thoosay Rimpoche.</text:p>
          </table:table-cell>
          <table:table-cell table:number-columns-repeated="1008"/>
        </table:table-row>
        <table:table-row table:style-name="ro1">
          <table:table-cell office:value-type="string">
            <text:p>W23228</text:p>
          </table:table-cell>
          <table:table-cell office:value-type="string">
            <text:p>007593695-X</text:p>
          </table:table-cell>
          <table:table-cell office:value-type="string">
            <text:p>Rim ngaʾi mtha dpyod gsaṅ don kun da bźad pa legs bshad rgyu skar bdag po :exhaustive explanation of the five spiritual levels /by Lob-zaṅ-phun-tshog.</text:p>
          </table:table-cell>
          <table:table-cell table:number-columns-repeated="1008"/>
        </table:table-row>
        <table:table-row table:style-name="ro1">
          <table:table-cell office:value-type="string">
            <text:p>W23229</text:p>
          </table:table-cell>
          <table:table-cell office:value-type="string">
            <text:p>007593708-5</text:p>
          </table:table-cell>
          <table:table-cell office:value-type="string">
            <text:p>Rdzogs pa chen po klong chen snyin thig gi sngon ʼgroʼi khrid yig Kun-bzang-bla-maʼi zhal lung gi zin bris /notes by Mkhan-po Ngag-dbang-dpal-bzang (1879-1941) upon Dpal-sprul Rin-po-che's famed Kun-bzang Bla-maʼi zhal lung.</text:p>
          </table:table-cell>
          <table:table-cell table:number-columns-repeated="1008"/>
        </table:table-row>
        <table:table-row table:style-name="ro1">
          <table:table-cell office:value-type="string">
            <text:p>W23230</text:p>
          </table:table-cell>
          <table:table-cell office:value-type="string">
            <text:p>007412860-4</text:p>
          </table:table-cell>
          <table:table-cell office:value-type="string">
            <text:p>Manual of Rdzogs-chen preliminary practice :Rdzogs pa chen po klong chen snying thig gi sngon ʾgro zin bris lhag bsam rab dkar blo dman yid kyi mun sel /by Nub-pa ʾPhrin-las Rin-poche.</text:p>
          </table:table-cell>
          <table:table-cell table:number-columns-repeated="1008"/>
        </table:table-row>
        <table:table-row table:style-name="ro1">
          <table:table-cell office:value-type="string">
            <text:p>W23345</text:p>
          </table:table-cell>
          <table:table-cell office:value-type="string">
            <text:p>008235752-8</text:p>
          </table:table-cell>
          <table:table-cell office:value-type="string">
            <text:p>Blo gsal gliṅ mkhas grub rim byon gyi gsuṅ thor bu phyogs bsgrigs :a collection of rare writings of the scholars of Blo-gsal-gliṅ College of 'Bras-spuńs Monastery of past and present.</text:p>
          </table:table-cell>
          <table:table-cell table:number-columns-repeated="1008"/>
        </table:table-row>
        <table:table-row table:style-name="ro1">
          <table:table-cell office:value-type="string">
            <text:p>W23346</text:p>
          </table:table-cell>
          <table:table-cell office:value-type="string">
            <text:p>001956359-0</text:p>
          </table:table-cell>
          <table:table-cell office:value-type="string">
            <text:p>Selected writings of Sgam-po-pa Bsod-nams-rin-chen (Dwags-po Lha-rje) :with the biography written by his descendent Sgam-po-pa Bsod-nams-lhun-grub.</text:p>
          </table:table-cell>
          <table:table-cell table:number-columns-repeated="1008"/>
        </table:table-row>
        <table:table-row table:style-name="ro1">
          <table:table-cell office:value-type="string">
            <text:p>W23430</text:p>
          </table:table-cell>
          <table:table-cell office:value-type="string">
            <text:p>001350452-5</text:p>
          </table:table-cell>
          <table:table-cell office:value-type="string">
            <text:p>Collected works (gsuṅ ʾbum) of Blo-bzaṅ-chos-kyi-rgyal-mtshan, the first Paṇ-chen bla-ma of Bkra-śis-lhun-po.</text:p>
          </table:table-cell>
          <table:table-cell table:number-columns-repeated="1008"/>
        </table:table-row>
        <table:table-row table:style-name="ro1">
          <table:table-cell office:value-type="string">
            <text:p>W23435</text:p>
          </table:table-cell>
          <table:table-cell office:value-type="string">
            <text:p>001811632-9</text:p>
          </table:table-cell>
          <table:table-cell office:value-type="string">
            <text:p>History of the Karma Bka-ʼbrgyud-pa [sic] sect :being the text of "Sgrub brgyud Karma Kaṃ tshang brgyud pa rin po cheʼi rnam par thar pa Rab ʼbyams nor bu zla ba chu śel gyi phreṅ ba /by Si-tu Paṇ-chen Chos-kyi-ʼbyuṅ-gnas and ʼBe-lo Tshe-dbaṅ-kun-khyab.</text:p>
          </table:table-cell>
          <table:table-cell table:number-columns-repeated="1008"/>
        </table:table-row>
        <table:table-row table:style-name="ro1">
          <table:table-cell office:value-type="string">
            <text:p>W23436</text:p>
          </table:table-cell>
          <table:table-cell office:value-type="string">
            <text:p>011224068-2</text:p>
          </table:table-cell>
          <table:table-cell office:value-type="string">
            <text:p>Dkar brgyud gser ʼphreṅ :a thirteenth century collection of verse hagiographies of the succession of eminent masters of the ʼBrug-pa Dkar-brgyud-pa tradition /by Rgyal-thaṅ-pa Bde-chen-rdo-rje.</text:p>
          </table:table-cell>
          <table:table-cell table:number-columns-repeated="1008"/>
        </table:table-row>
        <table:table-row table:style-name="ro1">
          <table:table-cell office:value-type="string">
            <text:p>W23437</text:p>
          </table:table-cell>
          <table:table-cell office:value-type="string">
            <text:p>009378664-6</text:p>
          </table:table-cell>
          <table:table-cell office:value-type="string">
            <text:p>Źal ʾdon phyogs bsdebs bde nas bde bar bgrod paʾi them skas źes bya ba bźugs so.</text:p>
          </table:table-cell>
          <table:table-cell table:number-columns-repeated="1008"/>
        </table:table-row>
        <table:table-row table:style-name="ro1">
          <table:table-cell office:value-type="string">
            <text:p>W23438</text:p>
          </table:table-cell>
          <table:table-cell office:value-type="string">
            <text:p>010061522-8</text:p>
          </table:table-cell>
          <table:table-cell office:value-type="string">
            <text:p>Kun mkhyen Pad-dkar gyi bla sgrub ye śes mchog ster bźugs /[chief editor Khenpo Shedup Tenzin].</text:p>
          </table:table-cell>
          <table:table-cell table:number-columns-repeated="1008"/>
        </table:table-row>
        <table:table-row table:style-name="ro1">
          <table:table-cell office:value-type="string">
            <text:p>W23440</text:p>
          </table:table-cell>
          <table:table-cell office:value-type="string">
            <text:p>009292006-3</text:p>
          </table:table-cell>
          <table:table-cell office:value-type="string">
            <text:p>Smad-ʾbrug Bstan-paʾi Mṅaʾ-bdag Rgyal-ba Lo-ras-pa Grags-pa Dbaṅ-phyug mchog gi gsuṅ ʾbum rin po che.</text:p>
          </table:table-cell>
          <table:table-cell table:number-columns-repeated="1008"/>
        </table:table-row>
        <table:table-row table:style-name="ro1">
          <table:table-cell office:value-type="string">
            <text:p>W23446</text:p>
          </table:table-cell>
          <table:table-cell office:value-type="string">
            <text:p>009233387-7</text:p>
          </table:table-cell>
          <table:table-cell office:value-type="string">
            <text:p>Skyabs rje ʾZi-sgar [sic] mchog sprul yid bzhin nor buʾi gsuṅ phyogs bsdebs /edited by ʾZi-sgar Mkhan-po ʾJam-dbyaṅs.</text:p>
          </table:table-cell>
          <table:table-cell table:number-columns-repeated="1008"/>
        </table:table-row>
        <table:table-row table:style-name="ro1">
          <table:table-cell office:value-type="string">
            <text:p>W23448</text:p>
          </table:table-cell>
          <table:table-cell office:value-type="string">
            <text:p>009291912-X</text:p>
          </table:table-cell>
          <table:table-cell office:value-type="string">
            <text:p>ʾDzi Bkra-śis Thub-bstan Chos-ʾkhor-gliṅ gi źal ʾdon phyogs bsgrigs Dgos ʾdod kun ʾbyuṅ bźugs so /[edited by ʾZi-sgar Mkhen-po ʾJam-dbyaṅs].</text:p>
          </table:table-cell>
          <table:table-cell table:number-columns-repeated="1008"/>
        </table:table-row>
        <table:table-row table:style-name="ro1">
          <table:table-cell office:value-type="string">
            <text:p>W23450</text:p>
          </table:table-cell>
          <table:table-cell office:value-type="string">
            <text:p>001380460-X</text:p>
          </table:table-cell>
          <table:table-cell office:value-type="string">
            <text:p>Dpal yul chos spyod :collected liturgical texts recited at the monastery of Dpal-yul in Khams.</text:p>
          </table:table-cell>
          <table:table-cell table:number-columns-repeated="1008"/>
        </table:table-row>
        <table:table-row table:style-name="ro1">
          <table:table-cell office:value-type="string">
            <text:p>W23451</text:p>
          </table:table-cell>
          <table:table-cell office:value-type="string">
            <text:p>001380505-3</text:p>
          </table:table-cell>
          <table:table-cell office:value-type="string">
            <text:p>Dpal yul gyi bsaṅs skor :collected rituals for the offering of bsaṅs of the Dpal-yul tradition.</text:p>
          </table:table-cell>
          <table:table-cell table:number-columns-repeated="1008"/>
        </table:table-row>
        <table:table-row table:style-name="ro1">
          <table:table-cell office:value-type="string">
            <text:p>W23454</text:p>
          </table:table-cell>
          <table:table-cell office:value-type="string">
            <text:p>007593381-0</text:p>
          </table:table-cell>
          <table:table-cell office:value-type="string">
            <text:p>Źi khro dgoṅs pa raṅ grol gyi chos skor :a collection of Źi khro texts /revealed by Gter-ston Karma-gliṅ-pa ; with liturgical works by Ñi-zla-ʼod-zer and Rgya-ra-ba Nammkhaʼ-chos-kyi-rgya-mtsho.</text:p>
          </table:table-cell>
          <table:table-cell table:number-columns-repeated="1008"/>
        </table:table-row>
        <table:table-row table:style-name="ro1">
          <table:table-cell office:value-type="string">
            <text:p>W23457</text:p>
          </table:table-cell>
          <table:table-cell office:value-type="string">
            <text:p>011186849-1</text:p>
          </table:table-cell>
          <table:table-cell office:value-type="string">
            <text:p>Źi khro Dgoṅs pa kun ʼdus and Ma mo rbod gtoṅ :rituals for the practice of the new Bonpo revelations of Rig-ʼdzin Kun-grol-grags-pa.</text:p>
          </table:table-cell>
          <table:table-cell table:number-columns-repeated="1008"/>
        </table:table-row>
        <table:table-row table:style-name="ro1">
          <table:table-cell office:value-type="string">
            <text:p>W23469</text:p>
          </table:table-cell>
          <table:table-cell office:value-type="string">
            <text:p>002657902-2</text:p>
          </table:table-cell>
          <table:table-cell office:value-type="string">
            <text:p>ʾBum Ñi ma dgu śar =Bon ñid kyi sñiṅ po thugs rje ñi ma dgu śar gyi ʾbum : a Bonpo Prajñāpāramitā text from the rediscoveries from Brag Yer-pa.</text:p>
          </table:table-cell>
          <table:table-cell table:number-columns-repeated="1008"/>
        </table:table-row>
        <table:table-row table:style-name="ro1">
          <table:table-cell office:value-type="string">
            <text:p>W23506</text:p>
          </table:table-cell>
          <table:table-cell office:value-type="string">
            <text:p>011205444-7</text:p>
          </table:table-cell>
          <table:table-cell office:value-type="string">
            <text:p>Rnam thar gʹyuṅ druṅ gsaṅ baʼi mdzod chen :an account of the life of Dran-pa Nam-mkhaʼ as a sage of the Bon-po tradition /revealed from its place of concealment by Ñag-roṅ Gter-ston Gsaṅ-sṅags-gliṅ-pa.</text:p>
          </table:table-cell>
          <table:table-cell table:number-columns-repeated="1008"/>
        </table:table-row>
        <table:table-row table:style-name="ro1">
          <table:table-cell office:value-type="string">
            <text:p>W23543</text:p>
          </table:table-cell>
          <table:table-cell office:value-type="string">
            <text:p>002405619-7</text:p>
          </table:table-cell>
          <table:table-cell office:value-type="string">
            <text:p>Co-ne Bla-ma Rin-po-che Blo-bzaṅ-rgya-mtsho-sprin-gtsug-lag-chos-kyi-ʾdodʾjo-dpal-bzaṅ-poʾi gsuṅ ʾbum bźugs so.</text:p>
          </table:table-cell>
          <table:table-cell table:number-columns-repeated="1008"/>
        </table:table-row>
        <table:table-row table:style-name="ro1">
          <table:table-cell office:value-type="string">
            <text:p>W23545</text:p>
          </table:table-cell>
          <table:table-cell office:value-type="string">
            <text:p>001872878-2</text:p>
          </table:table-cell>
          <table:table-cell office:value-type="string">
            <text:p>Mdo maṅ;a collection of Bonpo canonical texts and dhāraṇi of the Gśen-tshaṅ,compiled by Gśen Mkhas-grub Tshul-khrims-rgyal-mtshan (Śi-la-dhwa-dza). Reproduced from an original ms. from Klu-brag Dgon-pa in Mustang..</text:p>
          </table:table-cell>
          <table:table-cell table:number-columns-repeated="1008"/>
        </table:table-row>
        <table:table-row table:style-name="ro1">
          <table:table-cell office:value-type="string">
            <text:p>W23547</text:p>
          </table:table-cell>
          <table:table-cell office:value-type="string">
            <text:p>001357024-2</text:p>
          </table:table-cell>
          <table:table-cell office:value-type="string">
            <text:p>Gzuṅs ʾdus;a collection of Bonpo dhāraṇi and related liturgical texts,compiled and arranged by Bru-ston Rgyal-ba-gʾyuṅ-druṅ. Photographically reproduced from a ms. from the Bonpo monastery in Dhorpatan (northwestern Nepal).</text:p>
          </table:table-cell>
          <table:table-cell table:number-columns-repeated="1008"/>
        </table:table-row>
        <table:table-row table:style-name="ro1">
          <table:table-cell office:value-type="string">
            <text:p>W23548</text:p>
          </table:table-cell>
          <table:table-cell office:value-type="string">
            <text:p>011201880-7</text:p>
          </table:table-cell>
          <table:table-cell office:value-type="string">
            <text:p>ʼPhrul ṅag bden paʼi Bon bskal pa bzaṅ poʼi mdo :a Bonpo Bhadrakalpikasūtra rediscovered by Khod-spo Blo-gros-thogs-med.</text:p>
          </table:table-cell>
          <table:table-cell table:number-columns-repeated="1008"/>
        </table:table-row>
        <table:table-row table:style-name="ro1">
          <table:table-cell office:value-type="string">
            <text:p>W23549</text:p>
          </table:table-cell>
          <table:table-cell office:value-type="string">
            <text:p>001350282-4</text:p>
          </table:table-cell>
          <table:table-cell office:value-type="string">
            <text:p>Byaṅ chub lam rim gyi sgo nas raṅ sems dge sbyor la ʾjug paʾi man ṅag rin chen sñiṅ po :practical instructions and parables illustrating the various approaches to Buddhist life through the practice of the Lam rim precepts /by Skyu-ra Yoṅs-ʾdzin Byams-pa-kun-khyab ; with a pref. by Ts. Damdinsüren.</text:p>
          </table:table-cell>
          <table:table-cell table:number-columns-repeated="1008"/>
        </table:table-row>
        <table:table-row table:style-name="ro1">
          <table:table-cell office:value-type="string">
            <text:p>W23550</text:p>
          </table:table-cell>
          <table:table-cell office:value-type="string">
            <text:p>001350652-8</text:p>
          </table:table-cell>
          <table:table-cell office:value-type="string">
            <text:p>Rdzogs chen Gser gyi thur ma :a revealed cycle of Bonpo Rdzogs-chen practice /recovered from its place of concealment by Bon-źig-gʼyuṅ-druṅ-gliṅ-pa.</text:p>
          </table:table-cell>
          <table:table-cell table:number-columns-repeated="1008"/>
        </table:table-row>
        <table:table-row table:style-name="ro1">
          <table:table-cell office:value-type="string">
            <text:p>W23556</text:p>
          </table:table-cell>
          <table:table-cell office:value-type="string">
            <text:p>007412923-6</text:p>
          </table:table-cell>
          <table:table-cell office:value-type="string">
            <text:p>ʼJam-paʼi-dbyaṅs Mkhas-dbaṅ Saṅs-rgyas-rdo-rjeʼi gsuṅ ʼbum rin po che =The collected works of Mkhas-dbaṅ Saṅs-rgyas rdo-rje.</text:p>
          </table:table-cell>
          <table:table-cell table:number-columns-repeated="1008"/>
        </table:table-row>
        <table:table-row table:style-name="ro1">
          <table:table-cell office:value-type="string">
            <text:p>W23557</text:p>
          </table:table-cell>
          <table:table-cell office:value-type="string">
            <text:p>007386170-7</text:p>
          </table:table-cell>
          <table:table-cell office:value-type="string">
            <text:p>Sangs-rgyas-gling-paʼ [i.e. paʼi] rnam mthar [i.e. thar].</text:p>
          </table:table-cell>
          <table:table-cell table:number-columns-repeated="1008"/>
        </table:table-row>
        <table:table-row table:style-name="ro1">
          <table:table-cell office:value-type="string">
            <text:p>W23558</text:p>
          </table:table-cell>
          <table:table-cell office:value-type="string">
            <text:p>007366571-1</text:p>
          </table:table-cell>
          <table:table-cell office:value-type="string">
            <text:p>Khams Gru-gu lha brag ʾYe-brdzu gñan poʾi chos skor.</text:p>
          </table:table-cell>
          <table:table-cell table:number-columns-repeated="1008"/>
        </table:table-row>
        <table:table-row table:style-name="ro1">
          <table:table-cell office:value-type="string">
            <text:p>W23562</text:p>
          </table:table-cell>
          <table:table-cell office:value-type="string">
            <text:p>007412876-0</text:p>
          </table:table-cell>
          <table:table-cell office:value-type="string">
            <text:p>Rig ʼdzin Kun grol 'ja' tshon sñiṅ po'i rnam thar gsuṅ pod bźugs /[Namkha Yeshes].</text:p>
          </table:table-cell>
          <table:table-cell table:number-columns-repeated="1008"/>
        </table:table-row>
        <table:table-row table:style-name="ro1">
          <table:table-cell office:value-type="string">
            <text:p>W23563</text:p>
          </table:table-cell>
          <table:table-cell office:value-type="string">
            <text:p>008335423-9</text:p>
          </table:table-cell>
          <table:table-cell office:value-type="string">
            <text:p>Grub-dbaṅ Śākya-śrī-dzñāʾi gsuṅ ʾbum =The collected works of Rig-ʾdzin Grub-dbaṅ Śākya-śrī.</text:p>
          </table:table-cell>
          <table:table-cell table:number-columns-repeated="1008"/>
        </table:table-row>
        <table:table-row table:style-name="ro1">
          <table:table-cell office:value-type="string">
            <text:p>W23564</text:p>
          </table:table-cell>
          <table:table-cell office:value-type="string">
            <text:p>001345700-4</text:p>
          </table:table-cell>
          <table:table-cell office:value-type="string">
            <text:p>Bkaʾbrgyud gser ʾphreṅ :a golden rosary of lives of eminent Bkaʾ-brgyud-pa masters.</text:p>
          </table:table-cell>
          <table:table-cell table:number-columns-repeated="1008"/>
        </table:table-row>
        <table:table-row table:style-name="ro1">
          <table:table-cell office:value-type="string">
            <text:p>W23570</text:p>
          </table:table-cell>
          <table:table-cell office:value-type="string">
            <text:p>011198963-9</text:p>
          </table:table-cell>
          <table:table-cell office:value-type="string">
            <text:p>Kun bzaṅ bla ma i źal luṅ =Rdzogs pa chen po Kloṅ chen sñiṅ tig gi sṅon ʼgroʼi khrid yig Kun bzaṅ bla maʼi źal luṅ : a detailed introduction to the practice of the Kloṅ chen sñiṅ tig precepts /by Rdza Dpal-sprul ʼJigs-med-chos-kyi-dbaṅ-po.</text:p>
          </table:table-cell>
          <table:table-cell table:number-columns-repeated="1008"/>
        </table:table-row>
        <table:table-row table:style-name="ro1">
          <table:table-cell office:value-type="string">
            <text:p>W23575</text:p>
          </table:table-cell>
          <table:table-cell office:value-type="string">
            <text:p>001809980-7</text:p>
          </table:table-cell>
          <table:table-cell office:value-type="string">
            <text:p>Mñam med Dpal ldan ʾBrug paʾi gdams ṅag las sgom pa Nā roʾi chos drug gi khrid kyi źal śes zab mo go bder bkod pa rmoṅs mun śes byed ñi ʾod :a detailed exegesis of a presentation of the Six doctrines of Nāropa by Rtogs-ldan Śākya-śrī /written in 1911 by Smon-lam-rab-bzaṅ, alias Mi-pham-śes-bya-rdo-rje.</text:p>
          </table:table-cell>
          <table:table-cell table:number-columns-repeated="1008"/>
        </table:table-row>
        <table:table-row table:style-name="ro1">
          <table:table-cell office:value-type="string">
            <text:p>W23576</text:p>
          </table:table-cell>
          <table:table-cell office:value-type="string">
            <text:p>010908312-1</text:p>
          </table:table-cell>
          <table:table-cell office:value-type="string">
            <text:p>O rgyan źal gdams sñiṅ thur :a collection of esoteric instructions on the practice of Buddhism /by Ye-śes-mtsho-rgyal.</text:p>
          </table:table-cell>
          <table:table-cell table:number-columns-repeated="1008"/>
        </table:table-row>
        <table:table-row table:style-name="ro1">
          <table:table-cell office:value-type="string">
            <text:p>W23602</text:p>
          </table:table-cell>
          <table:table-cell office:value-type="string">
            <text:p>008330420-7</text:p>
          </table:table-cell>
          <table:table-cell office:value-type="string">
            <text:p>Dapl [sic] rgyal ba She chen paʾi lugs kyi dbyangs yig =A collection of chanting and intrumenttal [sic] notations for the various rites performed at Shechen Manastery [sic].</text:p>
          </table:table-cell>
          <table:table-cell table:number-columns-repeated="1008"/>
        </table:table-row>
        <table:table-row table:style-name="ro1">
          <table:table-cell office:value-type="string">
            <text:p>W23603</text:p>
          </table:table-cell>
          <table:table-cell office:value-type="string">
            <text:p>007366465-0</text:p>
          </table:table-cell>
          <table:table-cell office:value-type="string">
            <text:p>The revealed teachings of the sku gsum dgoṅs ʼdus /ʼGro-ʼdul-pad-rgyal-gliṅ-pa (b. in 1923).</text:p>
          </table:table-cell>
          <table:table-cell table:number-columns-repeated="1008"/>
        </table:table-row>
        <table:table-row table:style-name="ro1">
          <table:table-cell office:value-type="string">
            <text:p>W23606</text:p>
          </table:table-cell>
          <table:table-cell office:value-type="string">
            <text:p>007980287-7</text:p>
          </table:table-cell>
          <table:table-cell office:value-type="string">
            <text:p>Legs bśad ñi zlaʾi gliṅ gi slob tshan daṅ ʾbrel baʾi rig gźuṅ.</text:p>
          </table:table-cell>
          <table:table-cell table:number-columns-repeated="1008"/>
        </table:table-row>
        <table:table-row table:style-name="ro1">
          <table:table-cell office:value-type="string">
            <text:p>W23607</text:p>
          </table:table-cell>
          <table:table-cell office:value-type="string">
            <text:p>008917337-6</text:p>
          </table:table-cell>
          <table:table-cell office:value-type="string">
            <text:p>Źe-chen lugs srol cho gaʾi lag len skor =Zhe Chen lugs srol cho gaʾi lag len skor.</text:p>
          </table:table-cell>
          <table:table-cell table:number-columns-repeated="1008"/>
        </table:table-row>
        <table:table-row table:style-name="ro1">
          <table:table-cell office:value-type="string">
            <text:p>W23609</text:p>
          </table:table-cell>
          <table:table-cell office:value-type="string">
            <text:p>008979209-2</text:p>
          </table:table-cell>
          <table:table-cell office:value-type="string">
            <text:p>Mkhas śiṅ dṅos grub brñes paʼi rdo rje slob dpon ʼJam-dbyangs-dgyes-paʼi-blo-gros Mtsho-skyes-bźad-paʼi-sgra-dbyaṅs kyi rtogs brjod mdor bsdus pa skal bzaṅ mgul rgyan :[the biography of Shechen Ontrul Thutop Namgyal (Zhe-chen Dbon-sprul ʼGyur-med-mthu-stobs-rnam-rgyal, born in 1787), written at the behest of ʼJam-dbyangs-mkhyen-brtseʼi-dbang-po /Rdo-rje-rab-brtan a.k.a. Bshad-sgrub-nyi-ma].</text:p>
          </table:table-cell>
          <table:table-cell table:number-columns-repeated="1008"/>
        </table:table-row>
        <table:table-row table:style-name="ro1">
          <table:table-cell office:value-type="string">
            <text:p>W23610</text:p>
          </table:table-cell>
          <table:table-cell office:value-type="string">
            <text:p>008979223-8</text:p>
          </table:table-cell>
          <table:table-cell office:value-type="string">
            <text:p>Sdom pa gsum rnam par nges paʼi mchan ʼgrel Rig pa ʼdzin paʼi ʼjug ngogs /[Mkhan-po Yon-tan-rgya-mtsho].</text:p>
          </table:table-cell>
          <table:table-cell table:number-columns-repeated="1008"/>
        </table:table-row>
        <table:table-row table:style-name="ro1">
          <table:table-cell office:value-type="string">
            <text:p>W23623</text:p>
          </table:table-cell>
          <table:table-cell office:value-type="string">
            <text:p>011198103-4</text:p>
          </table:table-cell>
          <table:table-cell office:value-type="string">
            <text:p>Yon tan rin po cheʼi mdzod kyi dkaʼ gnad rdo rjeʼi rgya mdud ʼgrol byed legs bśad gser gyi thur ma :a detailed commentary expanding the text of ʼJigs-med-gliṅ-paʼs masterpiece of Buddhist philosophy, the Yon tan mdzod /by Sog-po Bstan-dar [i.e. A-lag-śa Ṅag-dbaṅ-bstan-dar]</text:p>
          </table:table-cell>
          <table:table-cell table:number-columns-repeated="1008"/>
        </table:table-row>
        <table:table-row table:style-name="ro1">
          <table:table-cell office:value-type="string">
            <text:p>W23625</text:p>
          </table:table-cell>
          <table:table-cell office:value-type="string">
            <text:p>001584835-3</text:p>
          </table:table-cell>
          <table:table-cell office:value-type="string">
            <text:p>Kloṅ chen sñiṅ gi thig le las :Thun moṅ gi sṅon ʼgro sems sbyoṅ rnam pa bdun daṅ Bla ma rgyaṅ ʼbod kyi rtsa ba rdo rjeʼi tshig ʼgrel ma bu lhan thabs man ṅag gi zab khrid sñiṅ poʼi bcud bsdus thar paʼi myur lam : instructions on the practice of the visionary Kloṅ chen sñiṅ thig teachings /by the Eighth Bde-chen-chos-ʼkhor Yoṅs-ʼdzin Ṅag-gi-dbaṅ-po.</text:p>
          </table:table-cell>
          <table:table-cell table:number-columns-repeated="1008"/>
        </table:table-row>
        <table:table-row table:style-name="ro1">
          <table:table-cell office:value-type="string">
            <text:p>W23627</text:p>
          </table:table-cell>
          <table:table-cell office:value-type="string">
            <text:p>002657344-X</text:p>
          </table:table-cell>
          <table:table-cell office:value-type="string">
            <text:p>The collected works (gsuṅ ʾbum) of Rdo Grub-chen ʾJigs-med-bstan-paʾi-ñi-ma.</text:p>
          </table:table-cell>
          <table:table-cell table:number-columns-repeated="1008"/>
        </table:table-row>
        <table:table-row table:style-name="ro1">
          <table:table-cell office:value-type="string">
            <text:p>W23630</text:p>
          </table:table-cell>
          <table:table-cell office:value-type="string">
            <text:p>008773931-3</text:p>
          </table:table-cell>
          <table:table-cell office:value-type="string">
            <text:p>Bla-ma Dam-pa Bsod-nams-rgyal-mtshan gyi bkaʾ ʾbum =The collection works of Bla-ma Dam-pa Bsod-nams-rgyal-mtshen.</text:p>
          </table:table-cell>
          <table:table-cell table:number-columns-repeated="1008"/>
        </table:table-row>
        <table:table-row table:style-name="ro1">
          <table:table-cell office:value-type="string">
            <text:p>W23636</text:p>
          </table:table-cell>
          <table:table-cell office:value-type="string">
            <text:p>008651280-3</text:p>
          </table:table-cell>
          <table:table-cell office:value-type="string">
            <text:p>Maṅ-thos-klu-sgrub-rgya-mtshoʼi gsuṅ skor =The collected works of Mang-thos-klu-sgrub-rgya-mtso.</text:p>
          </table:table-cell>
          <table:table-cell table:number-columns-repeated="1008"/>
        </table:table-row>
        <table:table-row table:style-name="ro1">
          <table:table-cell office:value-type="string">
            <text:p>W23637</text:p>
          </table:table-cell>
          <table:table-cell office:value-type="string">
            <text:p>008651283-8</text:p>
          </table:table-cell>
          <table:table-cell office:value-type="string">
            <text:p>Roṅ-ston Śākya-rgyal-mtshan gyi gsuṅ skor =The collected works of Rong-ston Sha-kya Rgyal-mtsen.</text:p>
          </table:table-cell>
          <table:table-cell table:number-columns-repeated="1008"/>
        </table:table-row>
        <table:table-row table:style-name="ro1">
          <table:table-cell office:value-type="string">
            <text:p>W23638</text:p>
          </table:table-cell>
          <table:table-cell office:value-type="string">
            <text:p>008651281-1</text:p>
          </table:table-cell>
          <table:table-cell office:value-type="string">
            <text:p>Dpaṅ-lo-blo-gros-brtan-paʾi mṅon pa kun btus kyi ʾgrel pa =The collected works of Dpang-lo-blo-gros-brten-pa /[Blo-gros-brtan-pa].</text:p>
          </table:table-cell>
          <table:table-cell table:number-columns-repeated="1008"/>
        </table:table-row>
        <table:table-row table:style-name="ro1">
          <table:table-cell office:value-type="string">
            <text:p>W23651</text:p>
          </table:table-cell>
          <table:table-cell office:value-type="string">
            <text:p>011204691-6</text:p>
          </table:table-cell>
          <table:table-cell office:value-type="string">
            <text:p>Selected writings of the First Źwa-nag Karma-pa Dus-gsum-mkhyen-pa.</text:p>
          </table:table-cell>
          <table:table-cell table:number-columns-repeated="1008"/>
        </table:table-row>
        <table:table-row table:style-name="ro1">
          <table:table-cell office:value-type="string">
            <text:p>W23653</text:p>
          </table:table-cell>
          <table:table-cell office:value-type="string">
            <text:p>007593375-6</text:p>
          </table:table-cell>
          <table:table-cell office:value-type="string">
            <text:p>The collected works and gter chos of ʾBri-guṅ Rig-ʾdzin Nus-ldan-rdo-rje.</text:p>
          </table:table-cell>
          <table:table-cell table:number-columns-repeated="1008"/>
        </table:table-row>
        <table:table-row table:style-name="ro1">
          <table:table-cell office:value-type="string">
            <text:p>W23670</text:p>
          </table:table-cell>
          <table:table-cell office:value-type="string">
            <text:p>009857907-X</text:p>
          </table:table-cell>
          <table:table-cell office:value-type="string">
            <text:p>Mdo-smad byaṅ śar gyi Bod kyi Tsho-ba-śog-paʾi lo rgyus daṅ rig gnas bcas par dpyad pa /ʾBrug-thar gyis brtsams pa.</text:p>
          </table:table-cell>
          <table:table-cell table:number-columns-repeated="1008"/>
        </table:table-row>
        <table:table-row table:style-name="ro1">
          <table:table-cell office:value-type="string">
            <text:p>W23682</text:p>
          </table:table-cell>
          <table:table-cell office:value-type="string">
            <text:p>007593687-9</text:p>
          </table:table-cell>
          <table:table-cell office:value-type="string">
            <text:p>Raṅ bźin rdzogs pa chen poʾi chos ʾbyuṅ rig ʾdzin brgyud paʾi rnam thar ṅo mtshar nor bu baidūryaʾi phreṅ ba /written by Nyoshul Khenpo Jamyang Dorje.</text:p>
          </table:table-cell>
          <table:table-cell table:number-columns-repeated="1008"/>
        </table:table-row>
        <table:table-row table:style-name="ro1">
          <table:table-cell office:value-type="string">
            <text:p>W23697</text:p>
          </table:table-cell>
          <table:table-cell office:value-type="string">
            <text:p>007386203-7</text:p>
          </table:table-cell>
          <table:table-cell office:value-type="string">
            <text:p>Byang chub sems paʼi spyod pa la ʼjug paʼi zin bris ʼjam dpal źal lung =Insight into the Bodhisattva way of life /by Sakya Pandita.</text:p>
          </table:table-cell>
          <table:table-cell table:number-columns-repeated="1008"/>
        </table:table-row>
        <table:table-row table:style-name="ro1">
          <table:table-cell office:value-type="string">
            <text:p>W23699</text:p>
          </table:table-cell>
          <table:table-cell office:value-type="string">
            <text:p>001462475-3</text:p>
          </table:table-cell>
          <table:table-cell office:value-type="string">
            <text:p>The collected works (Gsuṅ-bum) of Gtsaṅ-pa Rgya-ras Ye-śes-rdo-rje.</text:p>
          </table:table-cell>
          <table:table-cell table:number-columns-repeated="1008"/>
        </table:table-row>
        <table:table-row table:style-name="ro1">
          <table:table-cell office:value-type="string">
            <text:p>W23701</text:p>
          </table:table-cell>
          <table:table-cell office:value-type="string">
            <text:p>008768187-0</text:p>
          </table:table-cell>
          <table:table-cell office:value-type="string">
            <text:p>Ṅes don phyag rgya chen poʾi khrid mdzod dkar chag daṅ bkaʾ babs bźi ʾdzin gyi brgyud paʾi lo rgyus.</text:p>
          </table:table-cell>
          <table:table-cell table:number-columns-repeated="1008"/>
        </table:table-row>
        <table:table-row table:style-name="ro1">
          <table:table-cell office:value-type="string">
            <text:p>W23708</text:p>
          </table:table-cell>
          <table:table-cell office:value-type="string">
            <text:p>001834747-9</text:p>
          </table:table-cell>
          <table:table-cell office:value-type="string">
            <text:p>Śaṅs-pa Bkaʾ-brgyud-pa texts :a collection of rare manuscripts of doctrinal, ritual, and biographical works of scholars of the Śaṅs-pa Bkaʾ-brgyud-pa tradition from the monastery of Gsaṅ-sṅags-chos-gliṅ in Kinnaur.</text:p>
          </table:table-cell>
          <table:table-cell table:number-columns-repeated="1008"/>
        </table:table-row>
        <table:table-row table:style-name="ro1">
          <table:table-cell office:value-type="string">
            <text:p>W23712</text:p>
          </table:table-cell>
          <table:table-cell office:value-type="string">
            <text:p>011222273-0</text:p>
          </table:table-cell>
          <table:table-cell office:value-type="string">
            <text:p>Bkaʼ thaṅ sde lṅa :an account of the gods and demons, kings, queens, scholar saints, and ministers of the past /revealed from its place of concealment by Gter-ston O-rgyan-gliṅ-pa.</text:p>
          </table:table-cell>
          <table:table-cell table:number-columns-repeated="1008"/>
        </table:table-row>
        <table:table-row table:style-name="ro1">
          <table:table-cell office:value-type="string">
            <text:p>W23714</text:p>
          </table:table-cell>
          <table:table-cell office:value-type="string">
            <text:p>007366576-2</text:p>
          </table:table-cell>
          <table:table-cell office:value-type="string">
            <text:p>Mdo-khams Rdzogs-chen Dgon gyi lo rgyus nor buʾi phreṅ ba =A history of hierarchs of Rdzogs-chen Monastery in Khams /by Rgyal-dbaṅ-chos-kyi-ñi-ma.</text:p>
          </table:table-cell>
          <table:table-cell table:number-columns-repeated="1008"/>
        </table:table-row>
        <table:table-row table:style-name="ro1">
          <table:table-cell office:value-type="string">
            <text:p>W23716</text:p>
          </table:table-cell>
          <table:table-cell office:value-type="string">
            <text:p>008515430-X</text:p>
          </table:table-cell>
          <table:table-cell office:value-type="string">
            <text:p>ʾPhrul mo sna tshogs phan bdeʾi 'byung gnas =A compendium of twenty-two divination manuals in Tibetan Buddhism.</text:p>
          </table:table-cell>
          <table:table-cell table:number-columns-repeated="1008"/>
        </table:table-row>
        <table:table-row table:style-name="ro1">
          <table:table-cell office:value-type="string">
            <text:p>W23725</text:p>
          </table:table-cell>
          <table:table-cell office:value-type="string">
            <text:p>011208467-2</text:p>
          </table:table-cell>
          <table:table-cell office:value-type="string">
            <text:p>Źi khro Dgoṅs pa raṅ grol :a collection of the revelations of Karma-gliṅ-pa, with related liturgical texts according to the spiritual traditions followed in Bhutan.</text:p>
          </table:table-cell>
          <table:table-cell table:number-columns-repeated="1008"/>
        </table:table-row>
        <table:table-row table:style-name="ro1">
          <table:table-cell office:value-type="string">
            <text:p>W23735</text:p>
          </table:table-cell>
          <table:table-cell office:value-type="string">
            <text:p>002656610-9</text:p>
          </table:table-cell>
          <table:table-cell office:value-type="string">
            <text:p>U rgyan Pad ma ʼbyuṅ gnas kyi bkaʼ chems :a rediscovered version of the life of the Guru Padmasambhava.</text:p>
          </table:table-cell>
          <table:table-cell table:number-columns-repeated="1008"/>
        </table:table-row>
        <table:table-row table:style-name="ro1">
          <table:table-cell office:value-type="string">
            <text:p>W23737</text:p>
          </table:table-cell>
          <table:table-cell office:value-type="string">
            <text:p>007386206-1</text:p>
          </table:table-cell>
          <table:table-cell office:value-type="string">
            <text:p>Dpal Sa-skyoṅ Sde-dge chos kyi rgyal po rim byon gyi rnam thar dge legs nor buʾi phreṅ ba ʾdod dgu rab ʾphel =A brief history in verse of the Sde-dge principality and its rulars [sic] /by Tshe-dbaṅ-rdo-rje-rig-ʾdzin alias Byams-pa-kun-dgaʾ-saṅs-rgyas-bstan-paʾi-rgyal-mtshan.</text:p>
          </table:table-cell>
          <table:table-cell table:number-columns-repeated="1008"/>
        </table:table-row>
        <table:table-row table:style-name="ro1">
          <table:table-cell office:value-type="string">
            <text:p>W23738</text:p>
          </table:table-cell>
          <table:table-cell office:value-type="string">
            <text:p>011159918-0</text:p>
          </table:table-cell>
          <table:table-cell office:value-type="string">
            <text:p>Mes poʼi źal luṅ :a detailed commentary on the four Tibetan medical tantras (Rgyud bźi) /by Zur-mkhar Blo-gros-rgyal-po (Legs-bśad-ʼtshol)</text:p>
          </table:table-cell>
          <table:table-cell table:number-columns-repeated="1008"/>
        </table:table-row>
        <table:table-row table:style-name="ro1">
          <table:table-cell office:value-type="string">
            <text:p>W23740</text:p>
          </table:table-cell>
          <table:table-cell office:value-type="string">
            <text:p>001811706-6</text:p>
          </table:table-cell>
          <table:table-cell office:value-type="string">
            <text:p>gu ru drag po Rdo rje drag rtsal /teachings from the miraculous rediscoveries of Stag-sham Nus-ldan-rdo-rje.</text:p>
          </table:table-cell>
          <table:table-cell table:number-columns-repeated="1008"/>
        </table:table-row>
        <table:table-row table:style-name="ro1">
          <table:table-cell office:value-type="string">
            <text:p>W23742</text:p>
          </table:table-cell>
          <table:table-cell office:value-type="string">
            <text:p>008512759-0</text:p>
          </table:table-cell>
          <table:table-cell office:value-type="string">
            <text:p>Phyag skor mchod ʾbul sogs rnam dkar dge sbyor bya tshul las brtsams paʾi dris lan blo mun sel baʾi sgron me /Dge-bśes Dpal-ldan-grags-pa.</text:p>
          </table:table-cell>
          <table:table-cell table:number-columns-repeated="1008"/>
        </table:table-row>
        <table:table-row table:style-name="ro1">
          <table:table-cell office:value-type="string">
            <text:p>W23750</text:p>
          </table:table-cell>
          <table:table-cell office:value-type="string">
            <text:p>009769251-4</text:p>
          </table:table-cell>
          <table:table-cell office:value-type="string">
            <text:p>Mkhas ʾjug bśad sbyar rnam grol ʾbyuṅ gnas źes bya ba bźugs so.</text:p>
          </table:table-cell>
          <table:table-cell table:number-columns-repeated="1008"/>
        </table:table-row>
        <table:table-row table:style-name="ro1">
          <table:table-cell office:value-type="string">
            <text:p>W23759</text:p>
          </table:table-cell>
          <table:table-cell office:value-type="string">
            <text:p>011203683-X</text:p>
          </table:table-cell>
          <table:table-cell office:value-type="string">
            <text:p>Miscellaneous writings of Brag-dkar-rta-so Sprul-sku Mi-pham-chos-kyi-dbaṅ-phyug.</text:p>
          </table:table-cell>
          <table:table-cell table:number-columns-repeated="1008"/>
        </table:table-row>
        <table:table-row table:style-name="ro1">
          <table:table-cell office:value-type="string">
            <text:p>W23762</text:p>
          </table:table-cell>
          <table:table-cell office:value-type="string">
            <text:p>007385993-1</text:p>
          </table:table-cell>
          <table:table-cell office:value-type="string">
            <text:p>Principles of Lamaist pharmacognosy :being the texts of the Dri med shel gong, Dri med shel phreng, and the Lag len gces bsdus /of Dil-dmar dge-bshes Bstan-ʼdzin-phun-tshogs.</text:p>
          </table:table-cell>
          <table:table-cell table:number-columns-repeated="1008"/>
        </table:table-row>
        <table:table-row table:style-name="ro1">
          <table:table-cell office:value-type="string">
            <text:p>W23763</text:p>
          </table:table-cell>
          <table:table-cell office:value-type="string">
            <text:p>011199012-2</text:p>
          </table:table-cell>
          <table:table-cell office:value-type="string">
            <text:p>Rim lṅaʼi ʼgrel chen Rdo rje ʼchaṅ chen poʼi dgoṅs pa :a detailed commentary on the Pañcakrama instructions on the practice of the Guhyasamaja Tantra /by Jo-naṅ Rje-btsun Tāranātha.</text:p>
          </table:table-cell>
          <table:table-cell table:number-columns-repeated="1008"/>
        </table:table-row>
        <table:table-row table:style-name="ro1">
          <table:table-cell office:value-type="string">
            <text:p>W23765</text:p>
          </table:table-cell>
          <table:table-cell office:value-type="string">
            <text:p>008512726-4</text:p>
          </table:table-cell>
          <table:table-cell office:value-type="string">
            <text:p>Bkris-lhun-po dpal gyi bde chen phyogs thams cad las rnam par rgyal baʾi gliṅ gi dge ʾdun dbu dmaṅs daṅ, bla braṅ naṅ ma sogs lto zan khoṅs gtogs daṅ bcas pa spyi khyab tu ṅes dgos paʾi yi ge khrims gñis srog gi chad mthud rab brdzid gser gyi rdo rjeʾi gñaʾ śiṅ dge /Kruṅ-go Bod brgyud Naṅ-bstan Mtho-rim Slob-gliṅ gis bsgrigs.</text:p>
          </table:table-cell>
          <table:table-cell table:number-columns-repeated="1008"/>
        </table:table-row>
        <table:table-row table:style-name="ro1">
          <table:table-cell office:value-type="string">
            <text:p>W23767</text:p>
          </table:table-cell>
          <table:table-cell office:value-type="string">
            <text:p>011214439-X</text:p>
          </table:table-cell>
          <table:table-cell office:value-type="string">
            <text:p>Mgon poʼi dbaṅ skor :ṅes gsaṅ don brgyud sñiṅ poʼi bstan sruṅ yoṅs ʼdus kyi smin byed rjes gnaṅ phyogs bsdus legs bśad nor buʼi drwa ba : a collection of propitiatory and initiation rituals for invoking the host of protective deities of the ʼBrug-pa Dkar-brgyud-pa tradition /compiled by Byams-me-lha-mchog Ṅag-dbaṅ-bstan-ʼdzin-bio-gros.</text:p>
          </table:table-cell>
          <table:table-cell table:number-columns-repeated="1008"/>
        </table:table-row>
        <table:table-row table:style-name="ro1">
          <table:table-cell office:value-type="string">
            <text:p>W23770</text:p>
          </table:table-cell>
          <table:table-cell office:value-type="string">
            <text:p>001356954-6</text:p>
          </table:table-cell>
          <table:table-cell office:value-type="string">
            <text:p>Rgyal rabs gsal baʾi me loṅ :a history of Tibet during the period of the Royal Lha Dynasty /Sa-skya Bla-ma Dam-pa Bsod-nams-rgyal-mtshan.</text:p>
          </table:table-cell>
          <table:table-cell table:number-columns-repeated="1008"/>
        </table:table-row>
        <table:table-row table:style-name="ro1">
          <table:table-cell office:value-type="string">
            <text:p>W23771</text:p>
          </table:table-cell>
          <table:table-cell office:value-type="string">
            <text:p>007412728-4</text:p>
          </table:table-cell>
          <table:table-cell office:value-type="string">
            <text:p>Rituals of Rdo-rje-brag :a collection of manuscripts and blockprints explaining the rites and ceremonies performed at Rdo-rje-brag, chief convent of the Byang-gter tradition, and its affiliates /selected and edited from library of Brag-thog Monastery in Ladakh by Pema Choden.</text:p>
          </table:table-cell>
          <table:table-cell table:number-columns-repeated="1008"/>
        </table:table-row>
        <table:table-row table:style-name="ro1">
          <table:table-cell office:value-type="string">
            <text:p>W23772</text:p>
          </table:table-cell>
          <table:table-cell office:value-type="string">
            <text:p>007412839-6</text:p>
          </table:table-cell>
          <table:table-cell office:value-type="string">
            <text:p>Bde bar gśegs paʾi mchod rten gyi rnam bźag chos skuʾi mchod sdoṅ gi mdzes rgyan nor bu sna tshogs kyi phra tshom :the clusters of various jewels to adorn the stupas, an elucidation of the great chaityas of the Sugatas /by Khenpo Lodo Donyo.</text:p>
          </table:table-cell>
          <table:table-cell table:number-columns-repeated="1008"/>
        </table:table-row>
        <table:table-row table:style-name="ro1">
          <table:table-cell office:value-type="string">
            <text:p>W23773</text:p>
          </table:table-cell>
          <table:table-cell office:value-type="string">
            <text:p>001919189-8</text:p>
          </table:table-cell>
          <table:table-cell office:value-type="string">
            <text:p>Bye ba riṇ bsrel /instructions of the great Zur-mkhar Mñam--ñid-rdo-rje on medical treatment, comprising the Ma yig, Bu yig, and Kha ʾthor collections.</text:p>
          </table:table-cell>
          <table:table-cell table:number-columns-repeated="1008"/>
        </table:table-row>
        <table:table-row table:style-name="ro1">
          <table:table-cell office:value-type="string">
            <text:p>W23775</text:p>
          </table:table-cell>
          <table:table-cell office:value-type="string">
            <text:p>001810563-7</text:p>
          </table:table-cell>
          <table:table-cell office:value-type="string">
            <text:p>Phur pa dril sgrub;a collection of Vajrakila rituals performed at the Rdo-rje-brag Monastery and its affiliates throughout Tibet.Rediscovered from their place of concealment by Rig-ʾ dzin Rgod-ldem. Reproduced from MSS. and blockprints belonging to Pema Choden and supplemented by missing texts in the possession of Talung Tsetul Rinpoche.</text:p>
          </table:table-cell>
          <table:table-cell table:number-columns-repeated="1008"/>
        </table:table-row>
        <table:table-row table:style-name="ro1">
          <table:table-cell office:value-type="string">
            <text:p>W23784</text:p>
          </table:table-cell>
          <table:table-cell office:value-type="string">
            <text:p>009357819-9</text:p>
          </table:table-cell>
          <table:table-cell office:value-type="string">
            <text:p>The collected works (gsuṅ ʾbum) of Spyan sṅa Śes rab ʾbyuṅ gnas, a chief disciple of the Skyob-pa-ʾjig-rten-gsum-mgon, 1187-1241 /[edited] by Drikung Kyabgon Chetsang (Konchog Tenzin Kunzang Thinley Lhundub).</text:p>
          </table:table-cell>
          <table:table-cell table:number-columns-repeated="1008"/>
        </table:table-row>
        <table:table-row table:style-name="ro1">
          <table:table-cell office:value-type="string">
            <text:p>W23785</text:p>
          </table:table-cell>
          <table:table-cell office:value-type="string">
            <text:p>009365640-8</text:p>
          </table:table-cell>
          <table:table-cell office:value-type="string">
            <text:p>The collected works (gsuṅ ʾbum) of Grags pa ʾbyuṅ gnas, a chief disciple of the Skyob-pa-ʾjig-rten-gsum-mgon, 1175-1255 /[edited] by H.H. Drikung Kyabgon Chetsang (Konchog Tenzin Kunzang Thinley Lhundub).</text:p>
          </table:table-cell>
          <table:table-cell table:number-columns-repeated="1008"/>
        </table:table-row>
        <table:table-row table:style-name="ro1">
          <table:table-cell office:value-type="string">
            <text:p>W23794</text:p>
          </table:table-cell>
          <table:table-cell office:value-type="string">
            <text:p>011211128-9</text:p>
          </table:table-cell>
          <table:table-cell office:value-type="string">
            <text:p>Bśes paʼi ʼphriṅ yig gi ṭī ka and ʼPhags pa Klu sgrub kyi rtogs brjod mdor bsdus :commentary on the Suhṛllekha of Nāgārjuna with a brief biography ; by Ṅag-gi-dbaṅ-phyug-dge-legs-rgya-mtshoʼi-sde. Byis pa bde blag tu ʼjug paʼi rnam par bśad pa mkhas pa ʼjug paʼi sgo : an introduction to the principles of Tibetan Buddhist scholasticism /by Sa-skya Paṇḍita Kun-dgaʼ-rgyal-mtshan.</text:p>
          </table:table-cell>
          <table:table-cell table:number-columns-repeated="1008"/>
        </table:table-row>
        <table:table-row table:style-name="ro1">
          <table:table-cell office:value-type="string">
            <text:p>W23795</text:p>
          </table:table-cell>
          <table:table-cell office:value-type="string">
            <text:p>011209833-9</text:p>
          </table:table-cell>
          <table:table-cell office:value-type="string">
            <text:p>Collected writings and autobiographical material of Mdo-Chen-pa Tshe-dbaṅ-ʼchi-med-mgon-po /edited and supplemented by Brag-dkar-rta-so Sprul-sku Chos-kyi-dbaṅ-phyug.</text:p>
          </table:table-cell>
          <table:table-cell table:number-columns-repeated="1008"/>
        </table:table-row>
        <table:table-row table:style-name="ro1">
          <table:table-cell office:value-type="string">
            <text:p>W238</text:p>
          </table:table-cell>
          <table:table-cell office:value-type="string">
            <text:p>007366648-3</text:p>
          </table:table-cell>
          <table:table-cell office:value-type="string">
            <text:p>The collected works (gsung ʾbum) of Vth Dalai Lama Ngag-dbang-blo-bzang-rgya-mtsho.</text:p>
          </table:table-cell>
          <table:table-cell table:number-columns-repeated="1008"/>
        </table:table-row>
        <table:table-row table:style-name="ro1">
          <table:table-cell office:value-type="string">
            <text:p>W23810</text:p>
          </table:table-cell>
          <table:table-cell office:value-type="string">
            <text:p>011204745-9</text:p>
          </table:table-cell>
          <table:table-cell office:value-type="string">
            <text:p>Srid pa gsum gyi bla ma dpal Sa-skya-pa chen po Sṅags-ʼchaṅ Ṅag-gi-dbaṅ-po Kun-dgaʼ-rin-chen gyi rnam par thar pa ṅo mtshar rgya mtsho źes bya ba /Ṅag-dbaṅ-kun-dgaʼ-bsod-nams-grags-pa-rgyal-mtshan dpal bzaṅ pos. mdzad.</text:p>
          </table:table-cell>
          <table:table-cell table:number-columns-repeated="1008"/>
        </table:table-row>
        <table:table-row table:style-name="ro1">
          <table:table-cell office:value-type="string">
            <text:p>W23827</text:p>
          </table:table-cell>
          <table:table-cell office:value-type="string">
            <text:p>001368797-2</text:p>
          </table:table-cell>
          <table:table-cell office:value-type="string">
            <text:p>The autobiography of Rig-ʼdzin Chos-rgyal-rdo-rje, together with his Phyag chen źal gdams and works from his visionary cycle O rgyan mkhaʼ ʼgro nor lhaʼi sgrub thabs.</text:p>
          </table:table-cell>
          <table:table-cell table:number-columns-repeated="1008"/>
        </table:table-row>
        <table:table-row table:style-name="ro1">
          <table:table-cell office:value-type="string">
            <text:p>W23828</text:p>
          </table:table-cell>
          <table:table-cell office:value-type="string">
            <text:p>007412723-3</text:p>
          </table:table-cell>
          <table:table-cell office:value-type="string">
            <text:p>The collected works (gsuṅ ʾbum) of Paṇ-chen Bsod-nams-grags-pa.</text:p>
          </table:table-cell>
          <table:table-cell table:number-columns-repeated="1008"/>
        </table:table-row>
        <table:table-row table:style-name="ro1">
          <table:table-cell office:value-type="string">
            <text:p>W23834</text:p>
          </table:table-cell>
          <table:table-cell office:value-type="string">
            <text:p>007366556-8</text:p>
          </table:table-cell>
          <table:table-cell office:value-type="string">
            <text:p>Phyag chen ṅes don rgya mtshoʾi bsdus don rtsa tshig khyer bder bkod pa ṅes don sgo ʾbyed /by Bokar Tulku Rinpoche.</text:p>
          </table:table-cell>
          <table:table-cell table:number-columns-repeated="1008"/>
        </table:table-row>
        <table:table-row table:style-name="ro1">
          <table:table-cell office:value-type="string">
            <text:p>W23837</text:p>
          </table:table-cell>
          <table:table-cell office:value-type="string">
            <text:p>001368750-6</text:p>
          </table:table-cell>
          <table:table-cell office:value-type="string">
            <text:p>Collected initiatory texts of the ʼBri-guṅ Dkar-brgyud-pa tradition :with related accounts of the history and design of the various maṇḍalas /by Rig-ʼdzin Chos-kyi-grags-pa and others.</text:p>
          </table:table-cell>
          <table:table-cell table:number-columns-repeated="1008"/>
        </table:table-row>
        <table:table-row table:style-name="ro1">
          <table:table-cell office:value-type="string">
            <text:p>W23838</text:p>
          </table:table-cell>
          <table:table-cell office:value-type="string">
            <text:p>007385736-X</text:p>
          </table:table-cell>
          <table:table-cell office:value-type="string">
            <text:p>Bcom ldan ʼdas dpal dus kyi ʼkhor loʼi sgrub dkyil gyi rnam bśad chen mo Rje Tā-ra-nā-thaʼi gsuṅ las dkyus kyi tshig don rnams mṅon du phyuṅ ba rdo rje rin po cheʼi phra tshom :the diamond clusters, the essential points extracted from the great commentaries of Tāranātha on the Sādhana and Maṇdala Ritual of the Kālachakra Tantra of Jo-nang tradition /by Khenpo Lodo Donyo.</text:p>
          </table:table-cell>
          <table:table-cell table:number-columns-repeated="1008"/>
        </table:table-row>
        <table:table-row table:style-name="ro1">
          <table:table-cell office:value-type="string">
            <text:p>W23847</text:p>
          </table:table-cell>
          <table:table-cell office:value-type="string">
            <text:p>009584154-7</text:p>
          </table:table-cell>
          <table:table-cell office:value-type="string">
            <text:p>Gaṅs-can-ljoṅs kyi gnas bśad lam yig gsar ma /Chos-ʾphel gyis brtsams.</text:p>
          </table:table-cell>
          <table:table-cell table:number-columns-repeated="1008"/>
        </table:table-row>
        <table:table-row table:style-name="ro1">
          <table:table-cell office:value-type="string">
            <text:p>W23847</text:p>
          </table:table-cell>
          <table:table-cell office:value-type="string">
            <text:p>010205064-3</text:p>
          </table:table-cell>
          <table:table-cell office:value-type="string">
            <text:p>Gaṅs-can-ljoṅs kyi gnas bśad lam yig gsar ma /Chos-ʼphel gyis brtsams.</text:p>
          </table:table-cell>
          <table:table-cell table:number-columns-repeated="1008"/>
        </table:table-row>
        <table:table-row table:style-name="ro1">
          <table:table-cell office:value-type="string">
            <text:p>W23850</text:p>
          </table:table-cell>
          <table:table-cell office:value-type="string">
            <text:p>008768185-4</text:p>
          </table:table-cell>
          <table:table-cell office:value-type="string">
            <text:p>Sa-skya-paʾi mkhas pa rnams kyi gsuṅ skor =The collection works of the ancient Sa-skya-pa scholars.</text:p>
          </table:table-cell>
          <table:table-cell table:number-columns-repeated="1008"/>
        </table:table-row>
        <table:table-row table:style-name="ro1">
          <table:table-cell office:value-type="string">
            <text:p>W23862</text:p>
          </table:table-cell>
          <table:table-cell office:value-type="string">
            <text:p>002664897-0</text:p>
          </table:table-cell>
          <table:table-cell office:value-type="string">
            <text:p>The autobiography of Tshul-khrims-rin-chen of Sde-dge and other of his selected writings.</text:p>
          </table:table-cell>
          <table:table-cell table:number-columns-repeated="1008"/>
        </table:table-row>
        <table:table-row table:style-name="ro1">
          <table:table-cell office:value-type="string">
            <text:p>W23865</text:p>
          </table:table-cell>
          <table:table-cell office:value-type="string">
            <text:p>002421563-5</text:p>
          </table:table-cell>
          <table:table-cell office:value-type="string">
            <text:p>The life of Lady Mandāravā, the Indian consort of Padmasambhava /rediscovered from its place of concealment by Bsam-gtan-gliṅ-pa (Khrag-ʼthuṅ-nag-po O-rgyan-ʼjigs-med-mi-ʼgyur Bsam-gtan-gliṅ-pa Phrin-ʼgro-ʼdul-las-rab-bde-ba-rtsal) ; together with the Rtsa gsum ʼod gsal sñiṅ-thig teachings (instructions on Sñiṅ-thig practice received in visions by ʼJam-dbyaṅs Mkhyen-brtseʼi-dbaṅ-po).</text:p>
          </table:table-cell>
          <table:table-cell table:number-columns-repeated="1008"/>
        </table:table-row>
        <table:table-row table:style-name="ro1">
          <table:table-cell office:value-type="string">
            <text:p>W23866</text:p>
          </table:table-cell>
          <table:table-cell office:value-type="string">
            <text:p>002666689-8</text:p>
          </table:table-cell>
          <table:table-cell office:value-type="string">
            <text:p>Ro sñoms phyag rgya chen por sgaṅ dril ba /Rgyal ba Rgod-tshaṅ-paʾi gsuṅ bźugs so.</text:p>
          </table:table-cell>
          <table:table-cell table:number-columns-repeated="1008"/>
        </table:table-row>
        <table:table-row table:style-name="ro1">
          <table:table-cell office:value-type="string">
            <text:p>W23868</text:p>
          </table:table-cell>
          <table:table-cell office:value-type="string">
            <text:p>001834904-8</text:p>
          </table:table-cell>
          <table:table-cell office:value-type="string">
            <text:p>Phyag rgya chen poʾi sṅon ʾgroʾi khrid yig gi sa bcad daṅ rtsa tshig zur khol du phyuṅ nas dran thor bkod pa :an outline with quotations elucidating the fundamental meaning of the preliminary instruction for the Mahamudra /by ʾKhrul-źig rin-po-che Padma-chos-rgyal. Mi-rtag pa daṅ źen log bsgom lugs / by Yaṅ-dgon-pa Rgyal-mtshan-dpal.</text:p>
          </table:table-cell>
          <table:table-cell table:number-columns-repeated="1008"/>
        </table:table-row>
        <table:table-row table:style-name="ro1">
          <table:table-cell office:value-type="string">
            <text:p>W23874</text:p>
          </table:table-cell>
          <table:table-cell office:value-type="string">
            <text:p>007356220-3</text:p>
          </table:table-cell>
          <table:table-cell office:value-type="string">
            <text:p>Yum don gsal baʾi sgron me rnam kun mṅon rdzogs kyi skab su mgo baʾi zur rgyan dpyid kyi me tog gsar paʾi ʾphreṅ ba źes bya ba bźugso.</text:p>
          </table:table-cell>
          <table:table-cell table:number-columns-repeated="1008"/>
        </table:table-row>
        <table:table-row table:style-name="ro1">
          <table:table-cell office:value-type="string">
            <text:p>W23879</text:p>
          </table:table-cell>
          <table:table-cell office:value-type="string">
            <text:p>001350315-4</text:p>
          </table:table-cell>
          <table:table-cell office:value-type="string">
            <text:p>The collected works (gsuṅ ʼbum) of Gu-ge Yoṅs-ʼdzin Blo-bzaṅ-bstan-ʼdzin alias Gdoṅ-drug-grub-paʼi-rdo-rje.</text:p>
          </table:table-cell>
          <table:table-cell table:number-columns-repeated="1008"/>
        </table:table-row>
        <table:table-row table:style-name="ro1">
          <table:table-cell office:value-type="string">
            <text:p>W2388</text:p>
          </table:table-cell>
          <table:table-cell office:value-type="string">
            <text:p>001381074-X</text:p>
          </table:table-cell>
          <table:table-cell office:value-type="string">
            <text:p>The collected works of Dbal-maṅ Dkon-mchog-rgyal-mtshan.</text:p>
          </table:table-cell>
          <table:table-cell table:number-columns-repeated="1008"/>
        </table:table-row>
        <table:table-row table:style-name="ro1">
          <table:table-cell office:value-type="string">
            <text:p>W23883</text:p>
          </table:table-cell>
          <table:table-cell office:value-type="string">
            <text:p>007366613-0</text:p>
          </table:table-cell>
          <table:table-cell office:value-type="string">
            <text:p>Dpal dus kyi ʾkhor loʾi bskyed rim gyi rnam bźag ʾjam dpal źal luṅ /[ʾJam-dbyaṅs-thub-bstan-ñi-ma].</text:p>
          </table:table-cell>
          <table:table-cell table:number-columns-repeated="1008"/>
        </table:table-row>
        <table:table-row table:style-name="ro1">
          <table:table-cell office:value-type="string">
            <text:p>W23884</text:p>
          </table:table-cell>
          <table:table-cell office:value-type="string">
            <text:p>002409852-3</text:p>
          </table:table-cell>
          <table:table-cell office:value-type="string">
            <text:p>Legs bśad sñiṅ poʾi dkaʾ ʾgrel bstan paʾi sgron me bźugs so.</text:p>
          </table:table-cell>
          <table:table-cell table:number-columns-repeated="1008"/>
        </table:table-row>
        <table:table-row table:style-name="ro1">
          <table:table-cell office:value-type="string">
            <text:p>W23890</text:p>
          </table:table-cell>
          <table:table-cell office:value-type="string">
            <text:p>007356053-7</text:p>
          </table:table-cell>
          <table:table-cell office:value-type="string">
            <text:p>Phyag chen sṅon ʾgro :gdams ṅag ñams len par mkho ba zab khrid mthaʾ dag gi sṅon ʾgroʾ i ṅag ʾdon gyi rim par dmigs khrid don ʾgrel ñuṅ ṅur bkod pa mchog gi byin rlabs ʾdren paʾi śiṅ rta /by Kun-gzigs-chos-kyi-snaṅ-ba, the 8th Rgyal-dbaṅ ʾBrug-pa.</text:p>
          </table:table-cell>
          <table:table-cell table:number-columns-repeated="1008"/>
        </table:table-row>
        <table:table-row table:style-name="ro1">
          <table:table-cell office:value-type="string">
            <text:p>W23891</text:p>
          </table:table-cell>
          <table:table-cell office:value-type="string">
            <text:p>009865308-3</text:p>
          </table:table-cell>
          <table:table-cell office:value-type="string">
            <text:p>Dus gsum saṅs rgyas thams cad kyi thug rjeʾi rnam rol dpal ldan Phag-gru Rdo-rje-rgyal-po mchog gi gsuṅ ʾbum rin po che glegs bam =The collected works of Phag-mo-dru-pa (sic).</text:p>
          </table:table-cell>
          <table:table-cell table:number-columns-repeated="1008"/>
        </table:table-row>
        <table:table-row table:style-name="ro1">
          <table:table-cell office:value-type="string">
            <text:p>W23892</text:p>
          </table:table-cell>
          <table:table-cell office:value-type="string">
            <text:p>009804288-2</text:p>
          </table:table-cell>
          <table:table-cell office:value-type="string">
            <text:p>The collected works (gsuṅ ʼbum) of rg[y]al dbaṅ Kun-dgaʼ-rin-chen (1475-1527).</text:p>
          </table:table-cell>
          <table:table-cell table:number-columns-repeated="1008"/>
        </table:table-row>
        <table:table-row table:style-name="ro1">
          <table:table-cell office:value-type="string">
            <text:p>W23893</text:p>
          </table:table-cell>
          <table:table-cell office:value-type="string">
            <text:p>009865804-2</text:p>
          </table:table-cell>
          <table:table-cell office:value-type="string">
            <text:p>Zhabs-dkar Tshogs-drug-rang-grol kyi bkaʾ ʾbum =The collected works of Zhabs-dkar Tshogs-drug-rang-drol (1781-1851).</text:p>
          </table:table-cell>
          <table:table-cell table:number-columns-repeated="1008"/>
        </table:table-row>
        <table:table-row table:style-name="ro1">
          <table:table-cell office:value-type="string">
            <text:p>W23897</text:p>
          </table:table-cell>
          <table:table-cell office:value-type="string">
            <text:p>008979221-1</text:p>
          </table:table-cell>
          <table:table-cell office:value-type="string">
            <text:p>The collected works (gsuṅ ʼbum) of ʼBri-guṅ Ṅes-don Rin-po-che Ṅes-don-ʼdzam-gliṅ-chos-bsgrags-rgya-mtsho.</text:p>
          </table:table-cell>
          <table:table-cell table:number-columns-repeated="1008"/>
        </table:table-row>
        <table:table-row table:style-name="ro1">
          <table:table-cell office:value-type="string">
            <text:p>W23900</text:p>
          </table:table-cell>
          <table:table-cell office:value-type="string">
            <text:p>001872926-6</text:p>
          </table:table-cell>
          <table:table-cell office:value-type="string">
            <text:p>Two histories of the Bkaʾ-gdams-pa tradition from the library of Burmiok Athing.</text:p>
          </table:table-cell>
          <table:table-cell table:number-columns-repeated="1008"/>
        </table:table-row>
        <table:table-row table:style-name="ro1">
          <table:table-cell office:value-type="string">
            <text:p>W23908</text:p>
          </table:table-cell>
          <table:table-cell office:value-type="string">
            <text:p>008773930-5</text:p>
          </table:table-cell>
          <table:table-cell office:value-type="string">
            <text:p>Lho-brag Mkhar-chu Bdud-ʾjoms-gliṅ gi ʾdon chaʾi skor =Lho-brag Mkhar-chhu Bdud-ʾjoms-gling gi ʾdon chhʾi [sic] skor.</text:p>
          </table:table-cell>
          <table:table-cell table:number-columns-repeated="1008"/>
        </table:table-row>
        <table:table-row table:style-name="ro1">
          <table:table-cell office:value-type="string">
            <text:p>W23911</text:p>
          </table:table-cell>
          <table:table-cell office:value-type="string">
            <text:p>011197814-9</text:p>
          </table:table-cell>
          <table:table-cell office:value-type="string">
            <text:p>The Tradition of Pha Dam-pa Saṅs-rgyas :a treasured collection of his teachings transmitted /by Thugs-sras-Kun-dgaʼ ; edited with an English introduction by Barbara Nimri Aziz.</text:p>
          </table:table-cell>
          <table:table-cell table:number-columns-repeated="1008"/>
        </table:table-row>
        <table:table-row table:style-name="ro1">
          <table:table-cell office:value-type="string">
            <text:p>W23912</text:p>
          </table:table-cell>
          <table:table-cell office:value-type="string">
            <text:p>011199535-3</text:p>
          </table:table-cell>
          <table:table-cell office:value-type="string">
            <text:p>Rigs daṅ dkyil ʼkhor rgya mtshoʼi khyab bdag He ru kah dpal ṅur smrig gar rol skyabs gcig Pha boṅ kha pa Bde chen sñiṅ po dpal bzaṅ poʼi rnam par thar pa don ldan tshaṅs paʼi dbyaṅs sñan :the detailed biography of Rje Pha-boṅ-kha-pa Byams-pa-bstan-ʼdzin-ʼphrin-las rgya-mtsho /by Ldan-ma Blo-bzaṅ-rdo-rje.</text:p>
          </table:table-cell>
          <table:table-cell table:number-columns-repeated="1008"/>
        </table:table-row>
        <table:table-row table:style-name="ro1">
          <table:table-cell office:value-type="string">
            <text:p>W23921</text:p>
          </table:table-cell>
          <table:table-cell office:value-type="string">
            <text:p>007385996-6</text:p>
          </table:table-cell>
          <table:table-cell office:value-type="string">
            <text:p>Thaṅ stoṅ sñan brgyud;a treasured collection of Gcod practices received by Thaṅ-stoṅ Rgyal-po in a vision of Vārāhī in the Raśmīśvara Cemetery in Kashmir.Reproduced from MSS. in the possession of Gongna Tulku of Derge Gonsar Monastery by Trayang.</text:p>
          </table:table-cell>
          <table:table-cell table:number-columns-repeated="1008"/>
        </table:table-row>
        <table:table-row table:style-name="ro1">
          <table:table-cell office:value-type="string">
            <text:p>W23925</text:p>
          </table:table-cell>
          <table:table-cell office:value-type="string">
            <text:p>007593675-5</text:p>
          </table:table-cell>
          <table:table-cell office:value-type="string">
            <text:p>Rgyas paʼi bstan bcos tshad ma rnam ʼgrel gyi bsdus don blo gsal ʼjug ṅogs /by Khenpo Kunga Wangchuk.</text:p>
          </table:table-cell>
          <table:table-cell table:number-columns-repeated="1008"/>
        </table:table-row>
        <table:table-row table:style-name="ro1">
          <table:table-cell office:value-type="string">
            <text:p>W23928</text:p>
          </table:table-cell>
          <table:table-cell office:value-type="string">
            <text:p>001592741-5</text:p>
          </table:table-cell>
          <table:table-cell office:value-type="string">
            <text:p>The collected writings (gsuṅ ʾbum) of the second Źwadmar Mkhaʾ-spyod-dbaṅ-po.</text:p>
          </table:table-cell>
          <table:table-cell table:number-columns-repeated="1008"/>
        </table:table-row>
        <table:table-row table:style-name="ro1">
          <table:table-cell office:value-type="string">
            <text:p>W23933</text:p>
          </table:table-cell>
          <table:table-cell office:value-type="string">
            <text:p>001810492-4</text:p>
          </table:table-cell>
          <table:table-cell office:value-type="string">
            <text:p>Dam paʾi chos Mṅon pa kun las btus paʾi ʾgrel pa śes bya rab gsal snaṅ ba :a commentary, with text, on the Abhidharmasamuccaya of the great Asaṅga /by Sa-bzaṅ Ma-ti Paṇ-chen ʾJam-dbyaṅs-blo-gros.</text:p>
          </table:table-cell>
          <table:table-cell table:number-columns-repeated="1008"/>
        </table:table-row>
        <table:table-row table:style-name="ro1">
          <table:table-cell office:value-type="string">
            <text:p>W23940</text:p>
          </table:table-cell>
          <table:table-cell office:value-type="string">
            <text:p>001919632-6</text:p>
          </table:table-cell>
          <table:table-cell office:value-type="string">
            <text:p>Grub chen O rgyan paʼi rnam par thar pa Byin brlabs kyi chu rgyun :a biography of the famed Tibetan Mahāsiddha O-rgyan-pa Seṅ-ge-dpal /by Zla-ba-seṅ-ge.</text:p>
          </table:table-cell>
          <table:table-cell table:number-columns-repeated="1008"/>
        </table:table-row>
        <table:table-row table:style-name="ro1">
          <table:table-cell office:value-type="string">
            <text:p>W23944</text:p>
          </table:table-cell>
          <table:table-cell office:value-type="string">
            <text:p>010908485-3</text:p>
          </table:table-cell>
          <table:table-cell office:value-type="string">
            <text:p>Legs par bśes paʼi spriṅ yig gi rnam bśad thar lam bde baʼi them skas :a commentary on the Suhrllekha of Nāgārjuna /by Roṅ-ston Śes-bya-kun-rig.</text:p>
          </table:table-cell>
          <table:table-cell table:number-columns-repeated="1008"/>
        </table:table-row>
        <table:table-row table:style-name="ro1">
          <table:table-cell office:value-type="string">
            <text:p>W23945</text:p>
          </table:table-cell>
          <table:table-cell office:value-type="string">
            <text:p>010908323-7</text:p>
          </table:table-cell>
          <table:table-cell office:value-type="string">
            <text:p>Skyabs rje thams cad mkhyen pa grub paʼi dbaṅ phyug zab gter rgya mtshoʼi mṅaʼ bdag rin po che Padma ʼgro ʼdul gsaṅ sṅags gliṅ paʼi rnam par thar pa sñiṅ gi mun sel dad paʼi śiṅ rta ratnaʼi chun ʼphyaṅ utpalaʼi ʼphreṅ ba :a biography of Thugs-sras Dri-med, the son of Bdud-ʼjoms-gliṅ-pa /by Mkhaʼ-ʼgro Bde skyoṅ-dbaṅ-mo.</text:p>
          </table:table-cell>
          <table:table-cell table:number-columns-repeated="1008"/>
        </table:table-row>
        <table:table-row table:style-name="ro1">
          <table:table-cell office:value-type="string">
            <text:p>W23992</text:p>
          </table:table-cell>
          <table:table-cell office:value-type="string">
            <text:p>002691166-3</text:p>
          </table:table-cell>
          <table:table-cell office:value-type="string">
            <text:p>Dbu ma gźan stoṅ smra baʾi srol Legs par phye baʾi sgron me źes bya ba bźugs so /[Mi-bskyod-dgaʾ-baʾi-dbyaṅs kyis bgyis]</text:p>
          </table:table-cell>
          <table:table-cell table:number-columns-repeated="1008"/>
        </table:table-row>
        <table:table-row table:style-name="ro1">
          <table:table-cell office:value-type="string">
            <text:p>W23994</text:p>
          </table:table-cell>
          <table:table-cell office:value-type="string">
            <text:p>001810792-3</text:p>
          </table:table-cell>
          <table:table-cell office:value-type="string">
            <text:p>Rgya yul du blaṅ dor luṅ bstan gnam yig phebs pa Bod skad du bsgyur ba :Tibetan translation of a late 19th century prophecy urging moral reform that had miraculously appeared from the heavens at Hrun-than Phug near Peking.</text:p>
          </table:table-cell>
          <table:table-cell table:number-columns-repeated="1008"/>
        </table:table-row>
        <table:table-row table:style-name="ro1">
          <table:table-cell office:value-type="string">
            <text:p>W23997</text:p>
          </table:table-cell>
          <table:table-cell office:value-type="string">
            <text:p>001579637-X</text:p>
          </table:table-cell>
          <table:table-cell office:value-type="string">
            <text:p>Rdo rje gro lod rtsa gsum sgrub thabs skor :teachings from the rediscoveries of Yoṅs-dge Gter-ston Mi-ʻgyur-rdo-rje.</text:p>
          </table:table-cell>
          <table:table-cell table:number-columns-repeated="1008"/>
        </table:table-row>
        <table:table-row table:style-name="ro1">
          <table:table-cell office:value-type="string">
            <text:p>W23998</text:p>
          </table:table-cell>
          <table:table-cell office:value-type="string">
            <text:p>010908329-6</text:p>
          </table:table-cell>
          <table:table-cell office:value-type="string">
            <text:p>Poetical biographies of Dharmakirti and the Tenth Karma-pa Chos-dbyiṅs-rdo-rje :with a collection of instructions on Buddhist practice /by Gtsaṅ Mkhan-chen ʼJam-dbyaṅs-dpal-ldan-rgya-mtsho.</text:p>
          </table:table-cell>
          <table:table-cell table:number-columns-repeated="1008"/>
        </table:table-row>
        <table:table-row table:style-name="ro1">
          <table:table-cell office:value-type="string">
            <text:p>W24026</text:p>
          </table:table-cell>
          <table:table-cell office:value-type="string">
            <text:p>001380826-5</text:p>
          </table:table-cell>
          <table:table-cell office:value-type="string">
            <text:p>Slob ma la phan paʾi zin tig :a collection of instructions on Tibetan medicine and treatment /by Gtsaṅ-sman Dar-ma-mgon-po.</text:p>
          </table:table-cell>
          <table:table-cell table:number-columns-repeated="1008"/>
        </table:table-row>
        <table:table-row table:style-name="ro1">
          <table:table-cell office:value-type="string">
            <text:p>W24027</text:p>
          </table:table-cell>
          <table:table-cell office:value-type="string">
            <text:p>001380799-4</text:p>
          </table:table-cell>
          <table:table-cell office:value-type="string">
            <text:p>Collected works (gsuṅ ʾbum) of the Eighth Khams-sprul Skal-bzaṅ-don-brgyud-ñi-ma.</text:p>
          </table:table-cell>
          <table:table-cell table:number-columns-repeated="1008"/>
        </table:table-row>
        <table:table-row table:style-name="ro1">
          <table:table-cell office:value-type="string">
            <text:p>W24031</text:p>
          </table:table-cell>
          <table:table-cell office:value-type="string">
            <text:p>011209051-6</text:p>
          </table:table-cell>
          <table:table-cell office:value-type="string">
            <text:p>Bstan paʼi sñiṅ po Gsaṅ chen Sṅa ʼgyur ṅes don zab moʼi chos kyi ʼbyuṅ ba gsal bar byed paʼi legs bśad mkhas pa dgaʼ byed ṅo mtshar gdam gyi rol mtsho :a detailed history of the Nyingmapa traditions of Tibetan Buddhism written in 1807-1809 /by Stag-sgaṅ Mkhas-mchog Ṅag-dbaṅ-blo-gros alias Gu-ru Bkra-śis.</text:p>
          </table:table-cell>
          <table:table-cell table:number-columns-repeated="1008"/>
        </table:table-row>
        <table:table-row table:style-name="ro1">
          <table:table-cell office:value-type="string">
            <text:p>W24036</text:p>
          </table:table-cell>
          <table:table-cell office:value-type="string">
            <text:p>008982210-2</text:p>
          </table:table-cell>
          <table:table-cell office:value-type="string">
            <text:p>Khyad chos che ba drug gi tshul nas brjod paʾi mkhan slob chos rgyal lo pan rnams kyi bkaʾ drin rjes dran gyi gtam Mchod sprin kun tu dgyes paʾi me tog =Recollecting the kindness of the ancient masters : a history of the ancient Tibetan Buddhism and principal deeds of great translators /by Tshe-dbang-don-rgyal.</text:p>
          </table:table-cell>
          <table:table-cell table:number-columns-repeated="1008"/>
        </table:table-row>
        <table:table-row table:style-name="ro1">
          <table:table-cell office:value-type="string">
            <text:p>W24040</text:p>
          </table:table-cell>
          <table:table-cell office:value-type="string">
            <text:p>011073655-9</text:p>
          </table:table-cell>
          <table:table-cell office:value-type="string">
            <text:p>Rgyal-po Sindha-ra-dzaʼi rnam thar źes bya ba bźugs so /[Padma-gliṅ-pa]</text:p>
          </table:table-cell>
          <table:table-cell table:number-columns-repeated="1008"/>
        </table:table-row>
        <table:table-row table:style-name="ro1">
          <table:table-cell office:value-type="string">
            <text:p>W24042</text:p>
          </table:table-cell>
          <table:table-cell office:value-type="string">
            <text:p>007412838-8</text:p>
          </table:table-cell>
          <table:table-cell office:value-type="string">
            <text:p>Dpal-ldan ʾBrug-paʾi chos dpyod las ñer dguʾi tshogs ʾdon nag ʾgros su bkod pa.</text:p>
          </table:table-cell>
          <table:table-cell table:number-columns-repeated="1008"/>
        </table:table-row>
        <table:table-row table:style-name="ro1">
          <table:table-cell office:value-type="string">
            <text:p>W24046</text:p>
          </table:table-cell>
          <table:table-cell office:value-type="string">
            <text:p>007412834-5</text:p>
          </table:table-cell>
          <table:table-cell office:value-type="string">
            <text:p>Rigs daṅ dkyil ʾkhor rgya mtshoʾi mṅaʾ bdag Rje Gser-khaṅ-pa Blo-bzaṅ-bstan-ʾdzin-rgya-mtshoʾi źal sṅa nas kyi rnam par thar pa mdo tsam brjod pa thams cad mkhyen par bgrod paʾi them skas :Biography of Gser-khaṅ-pa Blo-bzaṅ-bstan-ʾdzin-rgya-mtsho (1780-1840) /by Rñe Sprul-sku Blo-bzaṅ-bstan-paʾi-rgyal-mtshan ; with introduction by Yonten Gyamtso.</text:p>
          </table:table-cell>
          <table:table-cell table:number-columns-repeated="1008"/>
        </table:table-row>
        <table:table-row table:style-name="ro1">
          <table:table-cell office:value-type="string">
            <text:p>W24047</text:p>
          </table:table-cell>
          <table:table-cell office:value-type="string">
            <text:p>001502331-1</text:p>
          </table:table-cell>
          <table:table-cell office:value-type="string">
            <text:p>Rgyal yum Gsaṅ ba ye śes las ʾphros paʾi theg pa spyi daṅ bye brag gi chos ʾbyuṅ ʾkhrul mun sel byed luṅ rig ñi maʾi od zer :a history of the practices focussing upon the Gsaṅ-ba-ye-śes cycle /by ʾJigs-med-ʾphrin-las-rnam-rgyal.</text:p>
          </table:table-cell>
          <table:table-cell table:number-columns-repeated="1008"/>
        </table:table-row>
        <table:table-row table:style-name="ro1">
          <table:table-cell office:value-type="string">
            <text:p>W24062</text:p>
          </table:table-cell>
          <table:table-cell office:value-type="string">
            <text:p>002667050-X</text:p>
          </table:table-cell>
          <table:table-cell office:value-type="string">
            <text:p>O-rgyan Gu-ru Padma-ʼbyuṅ gnas kyi skyes rabs rnam par thar pa rgyas par bkod pa Padma bkaʼi thaṅ yig ces bya ba bźugs so.</text:p>
          </table:table-cell>
          <table:table-cell table:number-columns-repeated="1008"/>
        </table:table-row>
        <table:table-row table:style-name="ro1">
          <table:table-cell office:value-type="string">
            <text:p>W24121</text:p>
          </table:table-cell>
          <table:table-cell office:value-type="string">
            <text:p>002657621-X</text:p>
          </table:table-cell>
          <table:table-cell office:value-type="string">
            <text:p>The biography, with a selection of the songs, of Ñag-bla Padma-bdud-ʾdul /written and arranged by Ñag-roṅ-pa Ye-śes-rdo-rje.</text:p>
          </table:table-cell>
          <table:table-cell table:number-columns-repeated="1008"/>
        </table:table-row>
        <table:table-row table:style-name="ro1">
          <table:table-cell office:value-type="string">
            <text:p>W24309</text:p>
          </table:table-cell>
          <table:table-cell office:value-type="string">
            <text:p>001493275-X</text:p>
          </table:table-cell>
          <table:table-cell office:value-type="string">
            <text:p>Tshe dpag med Gnam lcags rdo rje dṅos grub kun ʾdus chos skor :texts concerned with the propitiation of Amitāyus /rediscovered by Rig-ʾdzin ʾJaʾ-tshon-sñiṅ-po.</text:p>
          </table:table-cell>
          <table:table-cell table:number-columns-repeated="1008"/>
        </table:table-row>
        <table:table-row table:style-name="ro1">
          <table:table-cell office:value-type="string">
            <text:p>W24575</text:p>
          </table:table-cell>
          <table:table-cell office:value-type="string">
            <text:p>011359056-3</text:p>
          </table:table-cell>
          <table:table-cell office:value-type="string">
            <text:p>Rig-ʼdzin Chen-po Dpal-ldan-bkra-śis kyi gsuṅ rtsom phyogs bsgrigs /Rig-ʼdzin-dpal-ldan-bkra-śis kyis mdzad ; Hūṃ-chen daṅ Ñi-zlas bsgrigs.</text:p>
          </table:table-cell>
          <table:table-cell table:number-columns-repeated="1008"/>
        </table:table-row>
        <table:table-row table:style-name="ro1">
          <table:table-cell office:value-type="string">
            <text:p>W24591</text:p>
          </table:table-cell>
          <table:table-cell office:value-type="string">
            <text:p>010003371-7</text:p>
          </table:table-cell>
          <table:table-cell office:value-type="string">
            <text:p>Dkaʼ gnad sdom tshig Si-tu dgoṅs gsal :Mi-ñag Bu-phrug gi gsuṅ rtsom phyogs bsgrigs /Kun-dgaʼ-rgyal-mtshan daṅ ʼPhrin-las-rgyal-mtshan gñis kyis dag bsgrigs byas.</text:p>
          </table:table-cell>
          <table:table-cell table:number-columns-repeated="1008"/>
        </table:table-row>
        <table:table-row table:style-name="ro1">
          <table:table-cell office:value-type="string">
            <text:p>W24630</text:p>
          </table:table-cell>
          <table:table-cell office:value-type="string">
            <text:p>011359126-8</text:p>
          </table:table-cell>
          <table:table-cell office:value-type="string">
            <text:p>Gter-ston Bla-ma ʾJigs-med-rdo-rje-dpaʾ-boʾi gsuṅ ʾbum /Sṅags maṅ źib ʾjug khaṅ gis rtsom sgrig byas.</text:p>
          </table:table-cell>
          <table:table-cell table:number-columns-repeated="1008"/>
        </table:table-row>
        <table:table-row table:style-name="ro1">
          <table:table-cell office:value-type="string">
            <text:p>W24664</text:p>
          </table:table-cell>
          <table:table-cell office:value-type="string">
            <text:p>010193610-9</text:p>
          </table:table-cell>
          <table:table-cell office:value-type="string">
            <text:p>Rdzogs-chen ma rig mun sel /Chos-rgyal-ṅag-dbaṅ-dar-rgyas kyis mdzad ; Hum̐-chen daṅ Ñi-zlas bsgrigs.</text:p>
          </table:table-cell>
          <table:table-cell table:number-columns-repeated="1008"/>
        </table:table-row>
        <table:table-row table:style-name="ro1">
          <table:table-cell office:value-type="string">
            <text:p>W24771</text:p>
          </table:table-cell>
          <table:table-cell office:value-type="string">
            <text:p>011211016-9</text:p>
          </table:table-cell>
          <table:table-cell office:value-type="string">
            <text:p>Byams paʼi smon lam yon tan gyi rgya mtsho la rnam bśad dad paʼi ṅaṅ mo rnam par rtse ba :a commentary on a Maitreyapraṇidhāna of Sthiramati /by Gźuṅ-brgya-pa Dṅos-grub-dpal-ʼbar.</text:p>
          </table:table-cell>
          <table:table-cell table:number-columns-repeated="1008"/>
        </table:table-row>
        <table:table-row table:style-name="ro1">
          <table:table-cell office:value-type="string">
            <text:p>W24816</text:p>
          </table:table-cell>
          <table:table-cell office:value-type="string">
            <text:p>010281262-4</text:p>
          </table:table-cell>
          <table:table-cell office:value-type="string">
            <text:p>Rje-btsun A-rol rdo rje ʼchaṅ sku phren gsum pa Blo-bzaṅ-luṅ-rtogs-bstan-paʼi-rgyal-mtshan gyi gsuṅ rtsom phyogs bsgrigs /Mtsho-lho-khul Bod kyi skad yig bya baʼi u yon lhan khaṅ gis tshol sdud legs sgrig byas.</text:p>
          </table:table-cell>
          <table:table-cell table:number-columns-repeated="1008"/>
        </table:table-row>
        <table:table-row table:style-name="ro1">
          <table:table-cell office:value-type="string">
            <text:p>W24828</text:p>
          </table:table-cell>
          <table:table-cell office:value-type="string">
            <text:p>010172767-4</text:p>
          </table:table-cell>
          <table:table-cell office:value-type="string">
            <text:p>Nub-byaṅ Mi-rigs Slob-grwa Chen-moʼi Bod-yig Sde-khag tshugs nas lo ʼkhor lṅa bcu lon paʼi rig gźuṅ dpyad rtsom /gtso sgrig pa, Kha-sgaṅ Bkra-śis-tshe-riṅ ; rtsom sgrig u yon, Rdo-rje-rin-chen ... [et al.].</text:p>
          </table:table-cell>
          <table:table-cell table:number-columns-repeated="1008"/>
        </table:table-row>
        <table:table-row table:style-name="ro1">
          <table:table-cell office:value-type="string">
            <text:p>W24829</text:p>
          </table:table-cell>
          <table:table-cell office:value-type="string">
            <text:p>009976892-5</text:p>
          </table:table-cell>
          <table:table-cell office:value-type="string">
            <text:p>Dpal-sprul O-rgyan-ʼjigs-med-chos-kyi-dbaṅ-poʼi gsuṅ ʼbum bźugs.</text:p>
          </table:table-cell>
          <table:table-cell table:number-columns-repeated="1008"/>
        </table:table-row>
        <table:table-row table:style-name="ro1">
          <table:table-cell office:value-type="string">
            <text:p>W24880</text:p>
          </table:table-cell>
          <table:table-cell office:value-type="string">
            <text:p>008948965-9</text:p>
          </table:table-cell>
          <table:table-cell office:value-type="string">
            <text:p>Bod lugs rten rdzas kha btags kyi gleṅ ba /Blo-bzaṅ-don-ldan, Dbaṅ-ʾdus-tshe-riṅ, Saṅs-rgyas-bstan-dar.</text:p>
          </table:table-cell>
          <table:table-cell table:number-columns-repeated="1008"/>
        </table:table-row>
        <table:table-row table:style-name="ro1">
          <table:table-cell office:value-type="string">
            <text:p>W24881</text:p>
          </table:table-cell>
          <table:table-cell office:value-type="string">
            <text:p>008971687-6</text:p>
          </table:table-cell>
          <table:table-cell office:value-type="string">
            <text:p>Bod-gźuṅ sman rtsis slob dge mkhas dbaṅ paṇḍita Bar-źi Phun-tshogs-dbaṅ-rgyal gyi rnam thar lṅa rig padmaʾi ʾdab brgya ʾbyed paʾi ñin byed ces bya ba bźugs so, 1914-1983 /Bar-źi Rtse-mgron Ṅag-dbaṅ-bstan-skyoṅ.</text:p>
          </table:table-cell>
          <table:table-cell table:number-columns-repeated="1008"/>
        </table:table-row>
        <table:table-row table:style-name="ro1">
          <table:table-cell office:value-type="string">
            <text:p>W24882</text:p>
          </table:table-cell>
          <table:table-cell office:value-type="string">
            <text:p>008365769-X</text:p>
          </table:table-cell>
          <table:table-cell office:value-type="string">
            <text:p>Mi tsheʾi lo rgyus kyi kha byaṅ las brtsams paʾi tshigs su bcad pa dpyid ñi riṅ moʾi dus tshod /Bar-źi Rtse-mgron Ṅag-dbaṅ-bstan-skyoṅ.</text:p>
          </table:table-cell>
          <table:table-cell table:number-columns-repeated="1008"/>
        </table:table-row>
        <table:table-row table:style-name="ro1">
          <table:table-cell office:value-type="string">
            <text:p>W24883</text:p>
          </table:table-cell>
          <table:table-cell office:value-type="string">
            <text:p>008359924-X</text:p>
          </table:table-cell>
          <table:table-cell office:value-type="string">
            <text:p>Bod naṅ daṅ, btsan byol du yoṅ skabs kyi lo rgyus hrag bsdus (1958-1960) /Naṅ-chen ʾBroṅ-stod Skal-bzaṅ.</text:p>
          </table:table-cell>
          <table:table-cell table:number-columns-repeated="1008"/>
        </table:table-row>
        <table:table-row table:style-name="ro1">
          <table:table-cell office:value-type="string">
            <text:p>W24884</text:p>
          </table:table-cell>
          <table:table-cell office:value-type="string">
            <text:p>008365726-6</text:p>
          </table:table-cell>
          <table:table-cell office:value-type="string">
            <text:p>Sger zur khaṅ gi gʾyog nas Bod kyi bkaʾ blon khri pa bar gyi lo rgyus bśad pa /Dbaṅ-ʾdud-rdo-rje.</text:p>
          </table:table-cell>
          <table:table-cell table:number-columns-repeated="1008"/>
        </table:table-row>
        <table:table-row table:style-name="ro1">
          <table:table-cell office:value-type="string">
            <text:p>W24885</text:p>
          </table:table-cell>
          <table:table-cell office:value-type="string">
            <text:p>008013746-6</text:p>
          </table:table-cell>
          <table:table-cell office:value-type="string">
            <text:p>ʾBri-guṅ- mtshams pa grub thob A-mgon Rin-po-cheʾi rnam thar /ʾBri-gun-pa Chos-ʾbyor.</text:p>
          </table:table-cell>
          <table:table-cell table:number-columns-repeated="1008"/>
        </table:table-row>
        <table:table-row table:style-name="ro1">
          <table:table-cell office:value-type="string">
            <text:p>W24886</text:p>
          </table:table-cell>
          <table:table-cell office:value-type="string">
            <text:p>007878832-3</text:p>
          </table:table-cell>
          <table:table-cell office:value-type="string">
            <text:p>Sku tsheʾi lo rgyus hrag bsdus /Pha-lha Thub-bstan-ʾod-ldan.</text:p>
          </table:table-cell>
          <table:table-cell table:number-columns-repeated="1008"/>
        </table:table-row>
        <table:table-row table:style-name="ro1">
          <table:table-cell office:value-type="string">
            <text:p>W24887</text:p>
          </table:table-cell>
          <table:table-cell office:value-type="string">
            <text:p>008909988-5</text:p>
          </table:table-cell>
          <table:table-cell office:value-type="string">
            <text:p>Mi tsheʾi lo rgyus Bod kyi bu mo źes bya ba bźugs so /Rtsom pa po, Phreṅ-riṅ Rin-chen-sgrol-ma (1909-2000) ; Bdyin skad nas Bod skad du phab sgyur byed po, Tshe-dbaṅ-rta-mgrin.</text:p>
          </table:table-cell>
          <table:table-cell table:number-columns-repeated="1008"/>
        </table:table-row>
        <table:table-row table:style-name="ro1">
          <table:table-cell office:value-type="string">
            <text:p>W24888</text:p>
          </table:table-cell>
          <table:table-cell office:value-type="string">
            <text:p>007878833-1</text:p>
          </table:table-cell>
          <table:table-cell office:value-type="string">
            <text:p>Bod rgyal khab daṅ mi rigs kyi ched dgra bor dṅos su gdoṅ bstan te ṅo rgol mthar skyel mdzad mkhan mtshan sṅan ... Tshe-dbaṅ-rab-brtan, 1897-1966, nam yoṅs grags sku ṅo Klu-khaṅ-pa dam pa de ñid kyi sku tsheʾi mdzad rjes sñiṅ bsdus /ʾPhrin-las-rnam-rgyal nas brtsams bsgrigs.</text:p>
          </table:table-cell>
          <table:table-cell table:number-columns-repeated="1008"/>
        </table:table-row>
        <table:table-row table:style-name="ro1">
          <table:table-cell office:value-type="string">
            <text:p>W24889</text:p>
          </table:table-cell>
          <table:table-cell office:value-type="string">
            <text:p>008974822-0</text:p>
          </table:table-cell>
          <table:table-cell office:value-type="string">
            <text:p>Myaṅ stod sger Pha-lha baʾi mi rgyud rim byuṅ gi sri źuʾi skor daṅ ʾbrel baʾi raṅ gi byuṅ ba brjod pa sroṅ poʾi gtam źes bya ba bźugs so /Pha-lha Rdo-rje-dbaṅ-ʾdud.</text:p>
          </table:table-cell>
          <table:table-cell table:number-columns-repeated="1008"/>
        </table:table-row>
        <table:table-row table:style-name="ro1">
          <table:table-cell office:value-type="string">
            <text:p>W24891</text:p>
          </table:table-cell>
          <table:table-cell office:value-type="string">
            <text:p>001350328-6</text:p>
          </table:table-cell>
          <table:table-cell office:value-type="string">
            <text:p>Bde mchog mkhaʼ ʼgro sñan rgyud (Ras chuṅ sñan rgyud); a manuscript collection of orally transmitted precepts focussing upon the tutelaries Cakrasamvara and Vajravārāhī, representing the yig-cha compiled by Byaṅ-chub-bzaṅ-po. Reproduced from a rare MS. in the library of Apho Rimpoche.</text:p>
          </table:table-cell>
          <table:table-cell table:number-columns-repeated="1008"/>
        </table:table-row>
        <table:table-row table:style-name="ro1">
          <table:table-cell office:value-type="string">
            <text:p>W24924</text:p>
          </table:table-cell>
          <table:table-cell office:value-type="string">
            <text:p>007366561-4</text:p>
          </table:table-cell>
          <table:table-cell office:value-type="string">
            <text:p>Collected writings of A-rab Rinpoche Dge-ʾdun-dar-rgyas of Bu-dgon-bshad-sgrub-chos-ʾkhor, Brag-g-yab [i.e. Brag-gʾyab], Khams.</text:p>
          </table:table-cell>
          <table:table-cell table:number-columns-repeated="1008"/>
        </table:table-row>
        <table:table-row table:style-name="ro1">
          <table:table-cell office:value-type="string">
            <text:p>W24989</text:p>
          </table:table-cell>
          <table:table-cell office:value-type="string">
            <text:p>009882001-X</text:p>
          </table:table-cell>
          <table:table-cell office:value-type="string">
            <text:p>Bod kyi yig rñiṅ źib ʾjug /gtsi sgrig pa, Kha-sg̣aṅ Bkra-śis-tshe-riṅ ; khoṅs mi, Rdo-rje-rin-chen ... [et al.].</text:p>
          </table:table-cell>
          <table:table-cell table:number-columns-repeated="1008"/>
        </table:table-row>
        <table:table-row table:style-name="ro1">
          <table:table-cell office:value-type="string">
            <text:p>W25007</text:p>
          </table:table-cell>
          <table:table-cell office:value-type="string">
            <text:p>010078960-9</text:p>
          </table:table-cell>
          <table:table-cell office:value-type="string">
            <text:p>Mkhas śiṅ grub paʾi dbaṅ phyug chen po Rdo Grub-chen ʾJigs-med-bstan-paʾi-ñi-ma dpal bzaṅ poʾi gsuṅ ʾbum legs bśad nor buʾi baṅ mdzod bźugs /[Mgo-log khul gnaʾ rtsom bya baʾi gźuṅ las khaṅ gis ʾtshol sdud dag sgrig byas].</text:p>
          </table:table-cell>
          <table:table-cell table:number-columns-repeated="1008"/>
        </table:table-row>
        <table:table-row table:style-name="ro1">
          <table:table-cell office:value-type="string">
            <text:p>W25050</text:p>
          </table:table-cell>
          <table:table-cell office:value-type="string">
            <text:p>010193587-0</text:p>
          </table:table-cell>
          <table:table-cell office:value-type="string">
            <text:p>Bod kyi rtsom rig byuṅ ʼphel gyi lo rgyus skal bzaṅ mig sgron źes bya ba bźugs so /gtso sgrig pa, Rgya-ye-bkra-bho.</text:p>
          </table:table-cell>
          <table:table-cell table:number-columns-repeated="1008"/>
        </table:table-row>
        <table:table-row table:style-name="ro1">
          <table:table-cell office:value-type="string">
            <text:p>W25052</text:p>
          </table:table-cell>
          <table:table-cell office:value-type="string">
            <text:p>010172756-9</text:p>
          </table:table-cell>
          <table:table-cell office:value-type="string">
            <text:p>Bod kyi sñan ṅag gi mdzes ñams /Sum-pa Don-grub-tshe-riṅ gis brtsams.</text:p>
          </table:table-cell>
          <table:table-cell table:number-columns-repeated="1008"/>
        </table:table-row>
        <table:table-row table:style-name="ro1">
          <table:table-cell office:value-type="string">
            <text:p>W25059</text:p>
          </table:table-cell>
          <table:table-cell office:value-type="string">
            <text:p>012360556-3</text:p>
          </table:table-cell>
          <table:table-cell office:value-type="string">
            <text:p>Na zug skyur moʼi dbyaṅs rta /Bsod-ʼphel gyis brtsams.</text:p>
          </table:table-cell>
          <table:table-cell table:number-columns-repeated="1008"/>
        </table:table-row>
        <table:table-row table:style-name="ro1">
          <table:table-cell office:value-type="string">
            <text:p>W25093</text:p>
          </table:table-cell>
          <table:table-cell office:value-type="string">
            <text:p>008102770-2</text:p>
          </table:table-cell>
          <table:table-cell office:value-type="string">
            <text:p>Tshad maʾi gźuṅ don ʾbyed paʾi bsdus grwa daṅ blo rtags kyi rnam gźag rigs lam ʾphrul gyi lde mig /Yoṅs-ʾdzin Phur-lcog-pa Blo-bzaṅ-tshul-khrims-byams-pa-rgya-mtshos brtsams.</text:p>
          </table:table-cell>
          <table:table-cell table:number-columns-repeated="1008"/>
        </table:table-row>
        <table:table-row table:style-name="ro1">
          <table:table-cell office:value-type="string">
            <text:p>W25094</text:p>
          </table:table-cell>
          <table:table-cell office:value-type="string">
            <text:p>009865303-2</text:p>
          </table:table-cell>
          <table:table-cell office:value-type="string">
            <text:p>Tshad maʾi dgoṅs don rtsa ʾgrel mkhas paʾi mgul rgyan /Su-dhi-pra-ka daṅ Bse Ṅag-dban-bkra-śis kyis brtsams.</text:p>
          </table:table-cell>
          <table:table-cell table:number-columns-repeated="1008"/>
        </table:table-row>
        <table:table-row table:style-name="ro1">
          <table:table-cell office:value-type="string">
            <text:p>W25094</text:p>
          </table:table-cell>
          <table:table-cell office:value-type="string">
            <text:p>008330097-X</text:p>
          </table:table-cell>
          <table:table-cell office:value-type="string">
            <text:p>Tshad maʼi dgoṅs don rtsa grelo mkhas paʼi mgul rgyan /Sudhiprasaka daṅ bse Nag-dbaṅ-bkra-ʹsis kyis brtsams.</text:p>
          </table:table-cell>
          <table:table-cell table:number-columns-repeated="1008"/>
        </table:table-row>
        <table:table-row table:style-name="ro1">
          <table:table-cell office:value-type="string">
            <text:p>W25096</text:p>
          </table:table-cell>
          <table:table-cell office:value-type="string">
            <text:p>009963215-2</text:p>
          </table:table-cell>
          <table:table-cell office:value-type="string">
            <text:p>Bod Sog gi rig gnas ʾbrel baʾi źib ʾjug /Saṅs-rgyas-rin-chen daṅ ʾBrug-thar gyis brtsams.</text:p>
          </table:table-cell>
          <table:table-cell table:number-columns-repeated="1008"/>
        </table:table-row>
        <table:table-row table:style-name="ro1">
          <table:table-cell office:value-type="string">
            <text:p>W25111</text:p>
          </table:table-cell>
          <table:table-cell office:value-type="string">
            <text:p>009959888-4</text:p>
          </table:table-cell>
          <table:table-cell office:value-type="string">
            <text:p>Bcom ldan ʾdas dpal chen rdo rje gźon nuʾi ʾphrin las kyi rnam par bśad pa He-ru-ka dpal bźad paʾi źal luṅ /Mag-gsar Kun-bzaṅ-stobs-ldan-dbaṅ-pos mdzad.</text:p>
          </table:table-cell>
          <table:table-cell table:number-columns-repeated="1008"/>
        </table:table-row>
        <table:table-row table:style-name="ro1">
          <table:table-cell office:value-type="string">
            <text:p>W25116</text:p>
          </table:table-cell>
          <table:table-cell office:value-type="string">
            <text:p>009918454-0</text:p>
          </table:table-cell>
          <table:table-cell office:value-type="string">
            <text:p>Sgruṅ dpyad sñiṅ gi legs skyes /Chab-ʾgag Rta-mgrin gyis brtsams.</text:p>
          </table:table-cell>
          <table:table-cell table:number-columns-repeated="1008"/>
        </table:table-row>
        <table:table-row table:style-name="ro1">
          <table:table-cell office:value-type="string">
            <text:p>W25120</text:p>
          </table:table-cell>
          <table:table-cell office:value-type="string">
            <text:p>009532069-5</text:p>
          </table:table-cell>
          <table:table-cell office:value-type="string">
            <text:p>Laṅ tshoʾi mchod yon /Gʾyaṅ-ʾbum-tshe-riṅ gis brtsams.</text:p>
          </table:table-cell>
          <table:table-cell table:number-columns-repeated="1008"/>
        </table:table-row>
        <table:table-row table:style-name="ro1">
          <table:table-cell office:value-type="string">
            <text:p>W25120</text:p>
          </table:table-cell>
          <table:table-cell office:value-type="string">
            <text:p>012191329-5</text:p>
          </table:table-cell>
          <table:table-cell office:value-type="string">
            <text:p>Gaṅs rgyal Ti-ser phul baʼi glu dbyaṅs /Rṅa-ba Kun-grol-rgya-mtsho.</text:p>
          </table:table-cell>
          <table:table-cell table:number-columns-repeated="1008"/>
        </table:table-row>
        <table:table-row table:style-name="ro1">
          <table:table-cell office:value-type="string">
            <text:p>W25124</text:p>
          </table:table-cell>
          <table:table-cell office:value-type="string">
            <text:p>009795925-1</text:p>
          </table:table-cell>
          <table:table-cell office:value-type="string">
            <text:p>Śo bśad /Bde-chen-sgrol-dkar gyis legs bsgrigs byas.</text:p>
          </table:table-cell>
          <table:table-cell table:number-columns-repeated="1008"/>
        </table:table-row>
        <table:table-row table:style-name="ro1">
          <table:table-cell office:value-type="string">
            <text:p>W25139</text:p>
          </table:table-cell>
          <table:table-cell office:value-type="string">
            <text:p>009772478-5</text:p>
          </table:table-cell>
          <table:table-cell office:value-type="string">
            <text:p>Lha ldan Jo-bo Rin-po-che Śākya-mu-neʾi byuṅ ba mdo tsam brjod pa ṅo mtshar nor buʾi gzi byin źes bya ba bźugs so /Gar-dbaṅ-rdo-rje.</text:p>
          </table:table-cell>
          <table:table-cell table:number-columns-repeated="1008"/>
        </table:table-row>
        <table:table-row table:style-name="ro1">
          <table:table-cell office:value-type="string">
            <text:p>W25141</text:p>
          </table:table-cell>
          <table:table-cell office:value-type="string">
            <text:p>010005479-X</text:p>
          </table:table-cell>
          <table:table-cell office:value-type="string">
            <text:p>ʼPhrin yig dper brjod utpala gźon ṅuʼi do s̋al źes bya ba bźugs so /ʼJam-dbyaṅs-mkhyen-brtses brtsams ; Liʼu-kroʼo-chis bsgyur.</text:p>
          </table:table-cell>
          <table:table-cell table:number-columns-repeated="1008"/>
        </table:table-row>
        <table:table-row table:style-name="ro1">
          <table:table-cell office:value-type="string">
            <text:p>W25148</text:p>
          </table:table-cell>
          <table:table-cell office:value-type="string">
            <text:p>009793797-5</text:p>
          </table:table-cell>
          <table:table-cell office:value-type="string">
            <text:p>Lhag bsam gyi sprin dkar /Boṅ-stag Bstan-ʾdzin-blo-bzaṅ-rgyal-mtshan gyis brtsams.</text:p>
          </table:table-cell>
          <table:table-cell table:number-columns-repeated="1008"/>
        </table:table-row>
        <table:table-row table:style-name="ro1">
          <table:table-cell office:value-type="string">
            <text:p>W25151</text:p>
          </table:table-cell>
          <table:table-cell office:value-type="string">
            <text:p>009962128-2</text:p>
          </table:table-cell>
          <table:table-cell office:value-type="string">
            <text:p>Bla braṅ dus ʾkhor ba Smad-sog Badzra gyi gsuṅ ʾbm bźugs so.</text:p>
          </table:table-cell>
          <table:table-cell table:number-columns-repeated="1008"/>
        </table:table-row>
        <table:table-row table:style-name="ro1">
          <table:table-cell office:value-type="string">
            <text:p>W25167</text:p>
          </table:table-cell>
          <table:table-cell office:value-type="string">
            <text:p>009879210-5</text:p>
          </table:table-cell>
          <table:table-cell office:value-type="string">
            <text:p>ʾByuṅ rtsis dpyad don rmad byuṅ utpal sṅon poʾi do śal /Dge-rtse ʾGyur-med-bstan-paʾi-rnam-rgyal gyis brtsams ; Dpal-bsdus kyi bsgrigs.</text:p>
          </table:table-cell>
          <table:table-cell table:number-columns-repeated="1008"/>
        </table:table-row>
        <table:table-row table:style-name="ro1">
          <table:table-cell office:value-type="string">
            <text:p>W25168</text:p>
          </table:table-cell>
          <table:table-cell office:value-type="string">
            <text:p>009865299-0</text:p>
          </table:table-cell>
          <table:table-cell office:value-type="string">
            <text:p>Legs pa bśad pa padma dkar poʾi źal gyi luṅ źes bya ba bźugs so /Phug-pa Lhun-grub-rgya-mtsho [daṅ Mkhas-grub Nor-bzaṅ-rgya-mtsho] sogs kyis mdzad.</text:p>
          </table:table-cell>
          <table:table-cell table:number-columns-repeated="1008"/>
        </table:table-row>
        <table:table-row table:style-name="ro1">
          <table:table-cell office:value-type="string">
            <text:p>W25187</text:p>
          </table:table-cell>
          <table:table-cell office:value-type="string">
            <text:p>009794610-9</text:p>
          </table:table-cell>
          <table:table-cell office:value-type="string">
            <text:p>Sñan ṅag la ʾjug paʾi sgo /Bse-tshaṅ Blo-bzaṅ-dpal-ldan gyis brtsams.</text:p>
          </table:table-cell>
          <table:table-cell table:number-columns-repeated="1008"/>
        </table:table-row>
        <table:table-row table:style-name="ro1">
          <table:table-cell office:value-type="string">
            <text:p>W25197</text:p>
          </table:table-cell>
          <table:table-cell office:value-type="string">
            <text:p>009794533-1</text:p>
          </table:table-cell>
          <table:table-cell office:value-type="string">
            <text:p>Rtsom yig la ʾjug paʾi sgo tshig sbyor baṅ mdzod /Bo-thar Bkra-śis-chos-ʾphel gyis brtsams.</text:p>
          </table:table-cell>
          <table:table-cell table:number-columns-repeated="1008"/>
        </table:table-row>
        <table:table-row table:style-name="ro1">
          <table:table-cell office:value-type="string">
            <text:p>W25199</text:p>
          </table:table-cell>
          <table:table-cell office:value-type="string">
            <text:p>009865298-2</text:p>
          </table:table-cell>
          <table:table-cell office:value-type="string">
            <text:p>Rtsā thaṅ me tog gi dri źim /Bsod-nams kyis brtsams.</text:p>
          </table:table-cell>
          <table:table-cell table:number-columns-repeated="1008"/>
        </table:table-row>
        <table:table-row table:style-name="ro1">
          <table:table-cell office:value-type="string">
            <text:p>W25213</text:p>
          </table:table-cell>
          <table:table-cell office:value-type="string">
            <text:p>010265242-2</text:p>
          </table:table-cell>
          <table:table-cell office:value-type="string">
            <text:p>Smon ʼdun gyi laṅ tsho /Ka-skyes ʼJigs-med-raṅ-grol gyis brtsams.</text:p>
          </table:table-cell>
          <table:table-cell table:number-columns-repeated="1008"/>
        </table:table-row>
        <table:table-row table:style-name="ro1">
          <table:table-cell office:value-type="string">
            <text:p>W25221</text:p>
          </table:table-cell>
          <table:table-cell office:value-type="string">
            <text:p>009782235-3</text:p>
          </table:table-cell>
          <table:table-cell office:value-type="string">
            <text:p>Legs par bśad paʾi gtam mu tig gi phreṅ baʾi mdzes rgyab źes bya ba bźugs so /Saṅs-rgyas-rin-chen gyis brtsams.</text:p>
          </table:table-cell>
          <table:table-cell table:number-columns-repeated="1008"/>
        </table:table-row>
        <table:table-row table:style-name="ro1">
          <table:table-cell office:value-type="string">
            <text:p>W25245</text:p>
          </table:table-cell>
          <table:table-cell office:value-type="string">
            <text:p>009793888-2</text:p>
          </table:table-cell>
          <table:table-cell office:value-type="string">
            <text:p>Saṅs-rgyas chos lugs kyi spyi don gsar dpyad ces bya ba bźugs so /Khu-byug gis brtsams.</text:p>
          </table:table-cell>
          <table:table-cell table:number-columns-repeated="1008"/>
        </table:table-row>
        <table:table-row table:style-name="ro1">
          <table:table-cell office:value-type="string">
            <text:p>W25246</text:p>
          </table:table-cell>
          <table:table-cell office:value-type="string">
            <text:p>009918397-8</text:p>
          </table:table-cell>
          <table:table-cell office:value-type="string">
            <text:p>Gaṅs-can ʾchad rtsod rtsom gsum gyi gźi rten skye dguʾi gces nor yigs gzugs sbyoṅ rim skal ldan buṅ ba ʾdu baʾi pad tshal bźugs so /[Blo-bzaṅ-rdo-rje].</text:p>
          </table:table-cell>
          <table:table-cell table:number-columns-repeated="1008"/>
        </table:table-row>
        <table:table-row table:style-name="ro1">
          <table:table-cell office:value-type="string">
            <text:p>W25254</text:p>
          </table:table-cell>
          <table:table-cell office:value-type="string">
            <text:p>010204780-4</text:p>
          </table:table-cell>
          <table:table-cell office:value-type="string">
            <text:p>Gaṅs can Bod yul du spriṅs paʼi ʼphrin yig /ʼBroṅ-bu Rdo-rje-rin-chen gyis brtsams.</text:p>
          </table:table-cell>
          <table:table-cell table:number-columns-repeated="1008"/>
        </table:table-row>
        <table:table-row table:style-name="ro1">
          <table:table-cell office:value-type="string">
            <text:p>W25256</text:p>
          </table:table-cell>
          <table:table-cell office:value-type="string">
            <text:p>010252761-X</text:p>
          </table:table-cell>
          <table:table-cell office:value-type="string">
            <text:p>Brda chad rig paʼi gźuṅ lugs mdor bsdus /Khri Bsam-gtan, Dge-ʼdun.</text:p>
          </table:table-cell>
          <table:table-cell table:number-columns-repeated="1008"/>
        </table:table-row>
        <table:table-row table:style-name="ro1">
          <table:table-cell office:value-type="string">
            <text:p>W25257</text:p>
          </table:table-cell>
          <table:table-cell office:value-type="string">
            <text:p>009865209-5</text:p>
          </table:table-cell>
          <table:table-cell office:value-type="string">
            <text:p>Skuṅ yig gsal byed nor buʾi me loṅ źes bya ba bźugs so /Śes-rab kyis bsgrigs.</text:p>
          </table:table-cell>
          <table:table-cell table:number-columns-repeated="1008"/>
        </table:table-row>
        <table:table-row table:style-name="ro1">
          <table:table-cell office:value-type="string">
            <text:p>W25264</text:p>
          </table:table-cell>
          <table:table-cell office:value-type="string">
            <text:p>009783184-0</text:p>
          </table:table-cell>
          <table:table-cell office:value-type="string">
            <text:p>Lha brag dkar poʾi sñan sgra /Saṅs-rgays-rgya-mtshos brtsams.</text:p>
          </table:table-cell>
          <table:table-cell table:number-columns-repeated="1008"/>
        </table:table-row>
        <table:table-row table:style-name="ro1">
          <table:table-cell office:value-type="string">
            <text:p>W25285</text:p>
          </table:table-cell>
          <table:table-cell office:value-type="string">
            <text:p>001502082-7</text:p>
          </table:table-cell>
          <table:table-cell office:value-type="string">
            <text:p>The Sde-dge Mtshal-par Bkaʾ-ʾgyur :a facsimile edition of the 18th century redaction of Si-tu Chos-kyi-ʾbyuṅ-gnas prepared under the direction of H.H the 16th Rgyal-dbaṅ Karma-pa.</text:p>
          </table:table-cell>
          <table:table-cell table:number-columns-repeated="1008"/>
        </table:table-row>
        <table:table-row table:style-name="ro1">
          <table:table-cell office:value-type="string">
            <text:p>W2572</text:p>
          </table:table-cell>
          <table:table-cell office:value-type="string">
            <text:p>001356832-9</text:p>
          </table:table-cell>
          <table:table-cell office:value-type="string">
            <text:p>The collected works (gsuṅ ʾbum) of the Seventh Dalai Lama Blo-bzaṅ-bskal-bzaṅ-rgya-mtsho.</text:p>
          </table:table-cell>
          <table:table-cell table:number-columns-repeated="1008"/>
        </table:table-row>
        <table:table-row table:style-name="ro1">
          <table:table-cell office:value-type="string">
            <text:p>W25975</text:p>
          </table:table-cell>
          <table:table-cell office:value-type="string">
            <text:p>009258097-1</text:p>
          </table:table-cell>
          <table:table-cell office:value-type="string">
            <text:p>Go ʾjo Bla chung Thub btsan shes rab rgya mtshoʾi gsung thor phyogs bsdus bzhugs so =Collection of miscellaneous writings of Go ʾjo Bla chung Apho Thub bstan shes rab rgya mtsho, 1905-1975 /collected and compiled by Tashi Tsering ; edited by Tashi Tsering and Ngawang Lungtok.</text:p>
          </table:table-cell>
          <table:table-cell table:number-columns-repeated="1008"/>
        </table:table-row>
        <table:table-row table:style-name="ro1">
          <table:table-cell office:value-type="string">
            <text:p>W25992</text:p>
          </table:table-cell>
          <table:table-cell office:value-type="string">
            <text:p>009959904-X</text:p>
          </table:table-cell>
          <table:table-cell office:value-type="string">
            <text:p>Rje btsun Hor-chen-pa Ye-śes-rgya-mtshoʼi dogs dpyod phyogs bsdus bźugs so.</text:p>
          </table:table-cell>
          <table:table-cell table:number-columns-repeated="1008"/>
        </table:table-row>
        <table:table-row table:style-name="ro1">
          <table:table-cell office:value-type="string">
            <text:p>W25998</text:p>
          </table:table-cell>
          <table:table-cell office:value-type="string">
            <text:p>009933728-2</text:p>
          </table:table-cell>
          <table:table-cell office:value-type="string">
            <text:p>Tshad maʾi don bsdus blo gros sgo ʾbyed ṅo mtshar ʾphrul gyi lde mig /Reb-goṅ Rdo-rje-mkhar gyis brtsams.</text:p>
          </table:table-cell>
          <table:table-cell table:number-columns-repeated="1008"/>
        </table:table-row>
        <table:table-row table:style-name="ro1">
          <table:table-cell office:value-type="string">
            <text:p>W26001</text:p>
          </table:table-cell>
          <table:table-cell office:value-type="string">
            <text:p>009112210-4</text:p>
          </table:table-cell>
          <table:table-cell office:value-type="string">
            <text:p>Rgyal ba sku ʾphreng brgyad pa ʾJam-dpal-rgya-mtshoʾi gsung ʾbum =Collected works of the Eighth Dalai Lama Jampel Gyatso.</text:p>
          </table:table-cell>
          <table:table-cell table:number-columns-repeated="1008"/>
        </table:table-row>
        <table:table-row table:style-name="ro1">
          <table:table-cell office:value-type="string">
            <text:p>W26008</text:p>
          </table:table-cell>
          <table:table-cell office:value-type="string">
            <text:p>010248432-5</text:p>
          </table:table-cell>
          <table:table-cell office:value-type="string">
            <text:p>Dkar chag ʼPhaṅ-thaṅ-ma.Sgra sbyor bam po gñis pa /[Bod-ljoṅs rten rdzas bśams mdzod khaṅ nas bsgrigs].</text:p>
          </table:table-cell>
          <table:table-cell table:number-columns-repeated="1008"/>
        </table:table-row>
        <table:table-row table:style-name="ro1">
          <table:table-cell office:value-type="string">
            <text:p>W26010</text:p>
          </table:table-cell>
          <table:table-cell office:value-type="string">
            <text:p>009956755-5</text:p>
          </table:table-cell>
          <table:table-cell office:value-type="string">
            <text:p>Dge baʼi bśes gñen chen po Dmu-dge Thub-bstan-rgya-mtsho sogs kyi gsuṅ rtsom phyogs bsgrigs bźugs so.</text:p>
          </table:table-cell>
          <table:table-cell table:number-columns-repeated="1008"/>
        </table:table-row>
        <table:table-row table:style-name="ro1">
          <table:table-cell office:value-type="string">
            <text:p>W26032</text:p>
          </table:table-cell>
          <table:table-cell office:value-type="string">
            <text:p>001918757-2</text:p>
          </table:table-cell>
          <table:table-cell office:value-type="string">
            <text:p>ʾDzin pa raṅ grol gyi chos skor :the collected visionary teachings on the practice of the Gcod precepts /from the revelations of Mdo Mkhyen-brtse Ye-śes-rdo-rje.</text:p>
          </table:table-cell>
          <table:table-cell table:number-columns-repeated="1008"/>
        </table:table-row>
        <table:table-row table:style-name="ro1">
          <table:table-cell office:value-type="string">
            <text:p>W26039</text:p>
          </table:table-cell>
          <table:table-cell office:value-type="string">
            <text:p>011215495-6</text:p>
          </table:table-cell>
          <table:table-cell office:value-type="string">
            <text:p>The autobiography and songs of Dri-med-gliṅ-pa =Bdag ʼdra Theg gliṅ ʼGro don mthar phyin nam O rgyan Dri med gliṅ pa gar dbaṅ bdud ʼdul las rab rtsal du ʼbod paʼi rnam thar mgur ʼbum don gyi me loṅ tshaṅs paʼi sgra dbyaṅs.</text:p>
          </table:table-cell>
          <table:table-cell table:number-columns-repeated="1008"/>
        </table:table-row>
        <table:table-row table:style-name="ro1">
          <table:table-cell office:value-type="string">
            <text:p>W26073</text:p>
          </table:table-cell>
          <table:table-cell office:value-type="string">
            <text:p>011208346-3</text:p>
          </table:table-cell>
          <table:table-cell office:value-type="string">
            <text:p>Bkaʼ brgyad thugs kyi me loṅ gi sgrub skor :a collection of texts for the practice of the Eight pronouncement revelations of Gter-chen Padma-gliṅ-pa.</text:p>
          </table:table-cell>
          <table:table-cell table:number-columns-repeated="1008"/>
        </table:table-row>
        <table:table-row table:style-name="ro1">
          <table:table-cell office:value-type="string">
            <text:p>W26082</text:p>
          </table:table-cell>
          <table:table-cell office:value-type="string">
            <text:p>001502596-9</text:p>
          </table:table-cell>
          <table:table-cell office:value-type="string">
            <text:p>Dpal Gsaṅ baʾi sñiṅ poʾi rgyud kyi spyi don ñuṅ ṅuʾi ṅag gis rnam par ʾbyed pa Rin chen mdzod gyi lde mig :a general commentary on the Guhyagarbha tantra and various writings on Rdzogs-chen practice /Rdo-grub ʾJigs-med-bstan-paʾi-ñi-ma.</text:p>
          </table:table-cell>
          <table:table-cell table:number-columns-repeated="1008"/>
        </table:table-row>
        <table:table-row table:style-name="ro1">
          <table:table-cell office:value-type="string">
            <text:p>W26185</text:p>
          </table:table-cell>
          <table:table-cell office:value-type="string">
            <text:p>008098000-7</text:p>
          </table:table-cell>
          <table:table-cell office:value-type="string">
            <text:p>Rtsa rluṅ ʾphrul ʾkhor /Mar-pa Lo-tsā-ba daṅ Dpal-ʾbyor-don-grub kyis mdzad ; Thub-bstan-phun-tshogs kyis bsgrigs.</text:p>
          </table:table-cell>
          <table:table-cell table:number-columns-repeated="1008"/>
        </table:table-row>
        <table:table-row table:style-name="ro1">
          <table:table-cell office:value-type="string">
            <text:p>W2625</text:p>
          </table:table-cell>
          <table:table-cell office:value-type="string">
            <text:p>008067618-9</text:p>
          </table:table-cell>
          <table:table-cell office:value-type="string">
            <text:p>Dpag bsam rin po cheʾi sne ma /[Lcaṅ-skya Rol-paʾi-rdo-rjes brtsams].</text:p>
          </table:table-cell>
          <table:table-cell table:number-columns-repeated="1008"/>
        </table:table-row>
        <table:table-row table:style-name="ro1">
          <table:table-cell office:value-type="string">
            <text:p>W26372</text:p>
          </table:table-cell>
          <table:table-cell office:value-type="string">
            <text:p>009689178-5</text:p>
          </table:table-cell>
          <table:table-cell office:value-type="string">
            <text:p>Mkhas dbaṅ Duṅ-dkar Blo-bzaṅ-ʾphrin-las mchog gis mdzad paʾi Bod rig paʾi tshig mdzod chen mo śes bya rab gsal źes bya ba bźugs so.</text:p>
          </table:table-cell>
          <table:table-cell table:number-columns-repeated="1008"/>
        </table:table-row>
        <table:table-row table:style-name="ro1">
          <table:table-cell office:value-type="string">
            <text:p>W26450</text:p>
          </table:table-cell>
          <table:table-cell office:value-type="string">
            <text:p>011208025-1</text:p>
          </table:table-cell>
          <table:table-cell office:value-type="string">
            <text:p>Grub dbaṅ Rig ʼdzin rgyal poʼi phyi naṅ gsaṅ ba ṅes don gyi rnam thar źal gdams bkaʼ ʼbum :the life and songs of spiritual insight of Grub-dbaṅ Rig-ʼdzin-rgyal-po.</text:p>
          </table:table-cell>
          <table:table-cell table:number-columns-repeated="1008"/>
        </table:table-row>
        <table:table-row table:style-name="ro1">
          <table:table-cell office:value-type="string">
            <text:p>W26626</text:p>
          </table:table-cell>
          <table:table-cell office:value-type="string">
            <text:p>002409849-3</text:p>
          </table:table-cell>
          <table:table-cell office:value-type="string">
            <text:p>Dpal Rje btsun Rdo rje rnal ʼbyor maʼi gsaṅ baʼi sgrub thabs kyi rnam bśad Zab mo rnam ʼbyed :a detailed explanation of the 12 esoteric instructions on the Guhyasādhana of Vajrayoginī transmitted by Nāropa /written by Dpaʼ-bo Gtsug-lag-ʼphreṅ-ba of Gnas-naṅ.</text:p>
          </table:table-cell>
          <table:table-cell table:number-columns-repeated="1008"/>
        </table:table-row>
        <table:table-row table:style-name="ro1">
          <table:table-cell office:value-type="string">
            <text:p>W26630</text:p>
          </table:table-cell>
          <table:table-cell office:value-type="string">
            <text:p>007412901-5</text:p>
          </table:table-cell>
          <table:table-cell office:value-type="string">
            <text:p>Taʾi Si-tu-pa Kun-mkhyen Chos-kyi-ʾbyuṅ-gnas-bstan-paʾi-ñin-byed kyi bkaʾ ʾbum =Collected works of the great Taʾi Si-tu-pa Kun-mkhyen Chos-kyi-ʾbyuṅ-gnas-bstan-paʾi-nyin-byed.</text:p>
          </table:table-cell>
          <table:table-cell table:number-columns-repeated="1008"/>
        </table:table-row>
        <table:table-row table:style-name="ro1">
          <table:table-cell office:value-type="string">
            <text:p>W26672</text:p>
          </table:table-cell>
          <table:table-cell office:value-type="string">
            <text:p>009826751-5</text:p>
          </table:table-cell>
          <table:table-cell office:value-type="string">
            <text:p>Sṅa-ʾgyur Byaṅ-gter chos skor las ʾdon chaʾi skor.</text:p>
          </table:table-cell>
          <table:table-cell table:number-columns-repeated="1008"/>
        </table:table-row>
        <table:table-row table:style-name="ro1">
          <table:table-cell office:value-type="string">
            <text:p>W26675</text:p>
          </table:table-cell>
          <table:table-cell office:value-type="string">
            <text:p>010001955-2</text:p>
          </table:table-cell>
          <table:table-cell office:value-type="string">
            <text:p>Bod-ljoṅs Mdo-khams Naṅ-chen spyi daṅ bye brag gi byuṅ ba brjod pa Ldoṅ ʼBroṅ-paʼi deb gter smyug po źes bya ba bźugs so /ʼBroṅ-pa Rgyal-pos brtsams ; [edited by Tashi Tsering].</text:p>
          </table:table-cell>
          <table:table-cell table:number-columns-repeated="1008"/>
        </table:table-row>
        <table:table-row table:style-name="ro1">
          <table:table-cell office:value-type="string">
            <text:p>W26677</text:p>
          </table:table-cell>
          <table:table-cell office:value-type="string">
            <text:p>011212063-6</text:p>
          </table:table-cell>
          <table:table-cell office:value-type="string">
            <text:p>Rare Rdzogs-chen instructions from the revelations of Bdud-ʼjoms-gliṅ-pa.</text:p>
          </table:table-cell>
          <table:table-cell table:number-columns-repeated="1008"/>
        </table:table-row>
        <table:table-row table:style-name="ro1">
          <table:table-cell office:value-type="string">
            <text:p>W26741</text:p>
          </table:table-cell>
          <table:table-cell office:value-type="string">
            <text:p>002657782-8</text:p>
          </table:table-cell>
          <table:table-cell office:value-type="string">
            <text:p>Bod kyi jo mo Ye-śes-mtsho-rgyal gyi mdzad tshul rnam par thar pa Gab pa mṅon byuṅ rgyud maṅs dri zaʼi glu phreṅ bźugs so :Jo moʼi rnam thar Skabs don brgyad pa ithi /[Dpaʼ-bo Stag-śam-rdo-rjeʼi gter maʼo]</text:p>
          </table:table-cell>
          <table:table-cell table:number-columns-repeated="1008"/>
        </table:table-row>
        <table:table-row table:style-name="ro1">
          <table:table-cell office:value-type="string">
            <text:p>W26963</text:p>
          </table:table-cell>
          <table:table-cell office:value-type="string">
            <text:p>009525224-X</text:p>
          </table:table-cell>
          <table:table-cell office:value-type="string">
            <text:p>Gtsaṅ khul gyi yul glu legs btus /Gźis-rtse Sa-khul gyi dmaṅs rtsom rnam gsum legs btus spyi khyab rtsom sgrig u yon lhan khaṅ gis bsgrigs.</text:p>
          </table:table-cell>
          <table:table-cell table:number-columns-repeated="1008"/>
        </table:table-row>
        <table:table-row table:style-name="ro1">
          <table:table-cell office:value-type="string">
            <text:p>W27015</text:p>
          </table:table-cell>
          <table:table-cell office:value-type="string">
            <text:p>010265231-7</text:p>
          </table:table-cell>
          <table:table-cell office:value-type="string">
            <text:p>Sde bdun la ʼjug paʼi sgo rigs lam legs bśad kun btus blo gsal lde mig ces bya ba bźugs so /ʼJam-dbyaṅs-rgya-mtshos brtsams.</text:p>
          </table:table-cell>
          <table:table-cell table:number-columns-repeated="1008"/>
        </table:table-row>
        <table:table-row table:style-name="ro1">
          <table:table-cell office:value-type="string">
            <text:p>W27016</text:p>
          </table:table-cell>
          <table:table-cell office:value-type="string">
            <text:p>010003375-X</text:p>
          </table:table-cell>
          <table:table-cell office:value-type="string">
            <text:p>Śes rab kyi pha rol tu phyin pa mṅon par rtogs paʾi rgyan gyi don gsal bar byed paʾi dogs sloṅ rig brgyaʾi sgo ʾbyed lde mig ces bya ba bźugs so /ʾJam-dbyaṅs-rgya-mtshos brstams.</text:p>
          </table:table-cell>
          <table:table-cell table:number-columns-repeated="1008"/>
        </table:table-row>
        <table:table-row table:style-name="ro1">
          <table:table-cell office:value-type="string">
            <text:p>W27020</text:p>
          </table:table-cell>
          <table:table-cell office:value-type="string">
            <text:p>009843416-0</text:p>
          </table:table-cell>
          <table:table-cell office:value-type="string">
            <text:p>ʾBri-guṅ chos ʾbyuṅ =History of Drikung /Dkon-mchog-rgya-mtshos brtsams.</text:p>
          </table:table-cell>
          <table:table-cell table:number-columns-repeated="1008"/>
        </table:table-row>
        <table:table-row table:style-name="ro1">
          <table:table-cell office:value-type="string">
            <text:p>W27022</text:p>
          </table:table-cell>
          <table:table-cell office:value-type="string">
            <text:p>009980722-X</text:p>
          </table:table-cell>
          <table:table-cell office:value-type="string">
            <text:p>Gsaṅ chen sṅa ʾgyur bstan paʾi mṅaʾ bdag Dpal-yul Rnam-rgyal-byaṅ-chub-chos-gliṅ gi gdan rabs kyi byuṅ ba brjod pa pad ma dkar poʾi do śal źes bya ba bźugs so /Mu-po nas.</text:p>
          </table:table-cell>
          <table:table-cell table:number-columns-repeated="1008"/>
        </table:table-row>
        <table:table-row table:style-name="ro1">
          <table:table-cell office:value-type="string">
            <text:p>W27300</text:p>
          </table:table-cell>
          <table:table-cell office:value-type="string">
            <text:p>007366446-4</text:p>
          </table:table-cell>
          <table:table-cell office:value-type="string">
            <text:p>The collected works of ʼJigs-med-gliṅ-pa Raṅ-byuṅ-rdo-rje Mkhyen-brtseʼi-ʼod-zer, 1730-1798.</text:p>
          </table:table-cell>
          <table:table-cell table:number-columns-repeated="1008"/>
        </table:table-row>
        <table:table-row table:style-name="ro1">
          <table:table-cell office:value-type="string">
            <text:p>W27301</text:p>
          </table:table-cell>
          <table:table-cell office:value-type="string">
            <text:p>009889311-4</text:p>
          </table:table-cell>
          <table:table-cell office:value-type="string">
            <text:p>Reb-goṅ-gser-mo-ljoṅs źes yoṅs su grags paʾi chos srid kyi byuṅ ba mdo tsam brjod pa ʾdod ʾbyuṅ gter gyi bum bzaṅ /Gliṅ-rgya-ba Bla-ma-tshe-riṅ gis brtsams.</text:p>
          </table:table-cell>
          <table:table-cell table:number-columns-repeated="1008"/>
        </table:table-row>
        <table:table-row table:style-name="ro1">
          <table:table-cell office:value-type="string">
            <text:p>W27302</text:p>
          </table:table-cell>
          <table:table-cell office:value-type="string">
            <text:p>008084401-4</text:p>
          </table:table-cell>
          <table:table-cell office:value-type="string">
            <text:p>Dam paʼi chos kyi byuṅ baʼi legs bśad Lho-roṅ chos ʼbyuṅ ṅam Rta-tshag chos ʼbyuṅ źes rtsom paʼi yul miṅ du chags paʼi ṅo mtshar źiṅ dkon paʼi dpe khyad par can /[Rta-tshag Tshe-dbaṅ-rgyal gyis mdzad].</text:p>
          </table:table-cell>
          <table:table-cell table:number-columns-repeated="1008"/>
        </table:table-row>
        <table:table-row table:style-name="ro1">
          <table:table-cell office:value-type="string">
            <text:p>W27307</text:p>
          </table:table-cell>
          <table:table-cell office:value-type="string">
            <text:p>008109258-X</text:p>
          </table:table-cell>
          <table:table-cell office:value-type="string">
            <text:p>Mu-li chos ʾbyuṅ =Mu-li cheng chiao shih /Ṅag-dbaṅ-mkhyen-rab kyis brtsams.</text:p>
          </table:table-cell>
          <table:table-cell table:number-columns-repeated="1008"/>
        </table:table-row>
        <table:table-row table:style-name="ro1">
          <table:table-cell office:value-type="string">
            <text:p>W27308</text:p>
          </table:table-cell>
          <table:table-cell office:value-type="string">
            <text:p>009543835-1</text:p>
          </table:table-cell>
          <table:table-cell office:value-type="string">
            <text:p>ʼJam paʼi dbyaṅ Dkon-mchog-bstan-paʼi-sgron-meʼi phar phyin mdzod ʼdul gyi bsdus don sogs phyogs gcig tu bsgrigs pa bźugs so /[Cha-ris Skal-bzaṅ-thogs-med kyis dag sgrig byas].</text:p>
          </table:table-cell>
          <table:table-cell table:number-columns-repeated="1008"/>
        </table:table-row>
        <table:table-row table:style-name="ro1">
          <table:table-cell office:value-type="string">
            <text:p>W27309</text:p>
          </table:table-cell>
          <table:table-cell office:value-type="string">
            <text:p>008079274-X</text:p>
          </table:table-cell>
          <table:table-cell office:value-type="string">
            <text:p>Sa-skyaʼi gduṅ rabs ṅo mtshar baṅ mdzod kyi kha skoṅ /Kun-dgaʼ-blo-gros kyis brtsams pa ; dpe sgrig ʼgan ʼkhur pa, Dbyaṅs-can-seṅ-ge].</text:p>
          </table:table-cell>
          <table:table-cell table:number-columns-repeated="1008"/>
        </table:table-row>
        <table:table-row table:style-name="ro1">
          <table:table-cell office:value-type="string">
            <text:p>W27314</text:p>
          </table:table-cell>
          <table:table-cell office:value-type="string">
            <text:p>011980574-X</text:p>
          </table:table-cell>
          <table:table-cell office:value-type="string">
            <text:p>Bod-ljoṅs kyi lo rgyus go bab dpyad źib :Zwa-sgab-paʼi "Bod kyi srid don rgyal rabs" daṅ Hphan-phu-rag gi "Bod-ljoṅs gyi do bab dpyad gtam brjod pa /Dbaṅ-rgod, Śes-rab-ñi-ma, Thaṅ-ca-we gsum gyis brtsams ; Skal-don sogs lyis bsgyur.</text:p>
          </table:table-cell>
          <table:table-cell table:number-columns-repeated="1008"/>
        </table:table-row>
        <table:table-row table:style-name="ro1">
          <table:table-cell office:value-type="string">
            <text:p>W27315</text:p>
          </table:table-cell>
          <table:table-cell office:value-type="string">
            <text:p>007356357-9</text:p>
          </table:table-cell>
          <table:table-cell office:value-type="string">
            <text:p>Mdo-smad bstan paʾi gnas gźi Roṅ-bo-dpal-gyi-dgon-chen phyogs thams cad las rnam par rgyal ba Bde-chen-chos-ʾkhor-gliṅ gtso byas paʾi gser ljoṅs rig pa ʾbyuṅ baʾi groṅ khyer du dam paʾi chos dar tshul che loṅ tsam brjod pa rdzogs ldan gtam gyi raṅ sgra /[ʾJigs-med-theg-mchog gis brtsams ; rtsom sgrig ʾgan khur pa, Grags-pa].</text:p>
          </table:table-cell>
          <table:table-cell table:number-columns-repeated="1008"/>
        </table:table-row>
        <table:table-row table:style-name="ro1">
          <table:table-cell office:value-type="string">
            <text:p>W27318</text:p>
          </table:table-cell>
          <table:table-cell office:value-type="string">
            <text:p>002425222-0</text:p>
          </table:table-cell>
          <table:table-cell office:value-type="string">
            <text:p>Rdo rje c̕haṅ Drag śul phrin las chen gyi rtogs brojod :the autobiographical reminiscences of Khri-chen Drag-śul-phrin-las-rin-chen of Sa-skya.</text:p>
          </table:table-cell>
          <table:table-cell table:number-columns-repeated="1008"/>
        </table:table-row>
        <table:table-row table:style-name="ro1">
          <table:table-cell office:value-type="string">
            <text:p>W27321</text:p>
          </table:table-cell>
          <table:table-cell office:value-type="string">
            <text:p>010022853-4</text:p>
          </table:table-cell>
          <table:table-cell office:value-type="string">
            <text:p>Dpal ldan dus kyi ʾkhor lo Jo-naṅ-paʾi lugs kyi bla ma rgyud paʾi rnam thar /Byaṅ-sems-rgyal-ba-ye-śes kyi brtsams.</text:p>
          </table:table-cell>
          <table:table-cell table:number-columns-repeated="1008"/>
        </table:table-row>
        <table:table-row table:style-name="ro1">
          <table:table-cell office:value-type="string">
            <text:p>W27323</text:p>
          </table:table-cell>
          <table:table-cell office:value-type="string">
            <text:p>009843639-2</text:p>
          </table:table-cell>
          <table:table-cell office:value-type="string">
            <text:p>Ka rtsom nor buʾi thaṅ ma /Gtsaṅ-rigs Skal-bzaṅ-rnam-ʾdren gyis brtsams.</text:p>
          </table:table-cell>
          <table:table-cell table:number-columns-repeated="1008"/>
        </table:table-row>
        <table:table-row table:style-name="ro1">
          <table:table-cell office:value-type="string">
            <text:p>W27401</text:p>
          </table:table-cell>
          <table:table-cell office:value-type="string">
            <text:p>010078668-5</text:p>
          </table:table-cell>
          <table:table-cell office:value-type="string">
            <text:p>Sṅa-ʾgyur grub dbaṅ rgyal ba Rdzogs-chen-paʾi gdan rabs chos brgyud daṅ bcas paʾi ʾbyuṅ ba brjod paʾi gtam yid bźin dbaṅ gi rgyal poʾi phreṅ ba źes bya ba bźugs so /Bstan-ʾdzin-kun-bzaṅ Luṅ-rtogs-bstan-paʾi-ñi-mas brtsams.</text:p>
          </table:table-cell>
          <table:table-cell table:number-columns-repeated="1008"/>
        </table:table-row>
        <table:table-row table:style-name="ro1">
          <table:table-cell office:value-type="string">
            <text:p>W27411</text:p>
          </table:table-cell>
          <table:table-cell office:value-type="string">
            <text:p>001579406-7</text:p>
          </table:table-cell>
          <table:table-cell office:value-type="string">
            <text:p>Gto ʾbum :a collection of various gto and mdos rituals from the famed rediscovered teachings of the past.</text:p>
          </table:table-cell>
          <table:table-cell table:number-columns-repeated="1008"/>
        </table:table-row>
        <table:table-row table:style-name="ro1">
          <table:table-cell office:value-type="string">
            <text:p>W27414</text:p>
          </table:table-cell>
          <table:table-cell office:value-type="string">
            <text:p>011216012-3</text:p>
          </table:table-cell>
          <table:table-cell office:value-type="string">
            <text:p>Dam can bstan sruṅ rgya mtshoʼi rnam par thar pa cha śas tsam brjod pa sṅon med legs bśad :a study of the sources, origins, and natures of the Buddhist protective deities of Tibet /by Sle-luṅ Rje-druṅ Bźad-paʼi-rdo-rje.</text:p>
          </table:table-cell>
          <table:table-cell table:number-columns-repeated="1008"/>
        </table:table-row>
        <table:table-row table:style-name="ro1">
          <table:table-cell office:value-type="string">
            <text:p>W27418</text:p>
          </table:table-cell>
          <table:table-cell office:value-type="string">
            <text:p>011215856-0</text:p>
          </table:table-cell>
          <table:table-cell office:value-type="string">
            <text:p>Ñe brgyud Gcod kyi Khrid yig gsal bar bkod pa legs bśad bdud rtsiʼi rol mtsho :a detailed introduction to the practice of the Gcod teachings according to the revelations of Bdud-ʼjoms-gliṅ-pa focussing upon Ma-gcig Khros-ma Nag-mo /by Sprul-sku Padma-luṅ-rtogs-rgya-mtsho.</text:p>
          </table:table-cell>
          <table:table-cell table:number-columns-repeated="1008"/>
        </table:table-row>
        <table:table-row table:style-name="ro1">
          <table:table-cell office:value-type="string">
            <text:p>W27476</text:p>
          </table:table-cell>
          <table:table-cell office:value-type="string">
            <text:p>001835715-6</text:p>
          </table:table-cell>
          <table:table-cell office:value-type="string">
            <text:p>Rgya Bod Hor Sog gi mchog dman bar pa rnams la ʾphrin yig sñan ṅag tu bkod pa Rab sñan rgyud maṅ :letters to various notables of China, Tibet and Mongolia /written by H.H. the Fifth Dalai Lama Ṅag-dbaṅ-blo-bzaṅ-rgya-mtsho.</text:p>
          </table:table-cell>
          <table:table-cell table:number-columns-repeated="1008"/>
        </table:table-row>
        <table:table-row table:style-name="ro1">
          <table:table-cell office:value-type="string">
            <text:p>W27478</text:p>
          </table:table-cell>
          <table:table-cell office:value-type="string">
            <text:p>001810746-X</text:p>
          </table:table-cell>
          <table:table-cell office:value-type="string">
            <text:p>Sñan ṅag me loṅ leʼu gñis pa don rgyan gyi dper brjod pa lhaʼi glu sñan :examples illustrating the adornments of meaning (arthālaṅkāra) as expounded in the Kāvyādarśa of the great Daṇḍin /by Druṅ-yig Rta-mgrin-dbaṅ-rgyal.</text:p>
          </table:table-cell>
          <table:table-cell table:number-columns-repeated="1008"/>
        </table:table-row>
        <table:table-row table:style-name="ro1">
          <table:table-cell office:value-type="string">
            <text:p>W27479</text:p>
          </table:table-cell>
          <table:table-cell office:value-type="string">
            <text:p>007385989-3</text:p>
          </table:table-cell>
          <table:table-cell office:value-type="string">
            <text:p>Roṅ zom bkaʼ ʼbum :a collection of writings /by Roṅ-zom Chos-kyi-bzaṅ-po.</text:p>
          </table:table-cell>
          <table:table-cell table:number-columns-repeated="1008"/>
        </table:table-row>
        <table:table-row table:style-name="ro1">
          <table:table-cell office:value-type="string">
            <text:p>W27480</text:p>
          </table:table-cell>
          <table:table-cell office:value-type="string">
            <text:p>001368675-5</text:p>
          </table:table-cell>
          <table:table-cell office:value-type="string">
            <text:p>Chos spyiʾi sṅon du ʾgro baʾi lhan thabs gtam rgyud and Rgyu ʾbras gsal baʾi ʾphreṅ ba :two works of as yet unknown authorship on aspects of Buddhism.</text:p>
          </table:table-cell>
          <table:table-cell table:number-columns-repeated="1008"/>
        </table:table-row>
        <table:table-row table:style-name="ro1">
          <table:table-cell office:value-type="string">
            <text:p>W27482</text:p>
          </table:table-cell>
          <table:table-cell office:value-type="string">
            <text:p>001502420-2</text:p>
          </table:table-cell>
          <table:table-cell office:value-type="string">
            <text:p>Bstan pa d̓zin pai̓ skyes bu thams cad kyi rnam par thar pa la gus śiṅ rjes su j̓ug pai̓ rtogs brjod pha rol tu phyin pa daṅ gzuṅs daṅ tiṅ ne d̓zin gyi sgo maṅ po rim par phye bai̓ gtam :the autobiography of Gtsaṅ Mkhan-chen J̓am -dbyaṅs Dpal-ldan-rgya-mtsho. Dpal ldan bla ma dam pa Grags pa rgya mtshoi̓ rnam par thar pa dad pai̓ sgo rab tu byed par byed pai̓ dge bai̓ lde mig : the autobiography of Gtsaṅ Mkhan-chen's disciple Grags-pa-rgya-mtsho.</text:p>
          </table:table-cell>
          <table:table-cell table:number-columns-repeated="1008"/>
        </table:table-row>
        <table:table-row table:style-name="ro1">
          <table:table-cell office:value-type="string">
            <text:p>W27484</text:p>
          </table:table-cell>
          <table:table-cell office:value-type="string">
            <text:p>011204620-7</text:p>
          </table:table-cell>
          <table:table-cell office:value-type="string">
            <text:p>Autobiograpies of three spiritual masters of Kutang :lives of Padma-don-grub, Padma-dbaṅ-ʼdus, and Padma-lhun-grub (O-rgyan-bstan-ʼdzin), Rñiṅ-ma-pa religious figures from Nubri and Kutang in Nepal /presented with an introduction by Michael Aris.</text:p>
          </table:table-cell>
          <table:table-cell table:number-columns-repeated="1008"/>
        </table:table-row>
        <table:table-row table:style-name="ro1">
          <table:table-cell office:value-type="string">
            <text:p>W27485</text:p>
          </table:table-cell>
          <table:table-cell office:value-type="string">
            <text:p>011208313-7</text:p>
          </table:table-cell>
          <table:table-cell office:value-type="string">
            <text:p>Two rare Vajrakīla teachings from the miraculous Lotus-born Gu-ru Rin-po-che Padmasambhava.</text:p>
          </table:table-cell>
          <table:table-cell table:number-columns-repeated="1008"/>
        </table:table-row>
        <table:table-row table:style-name="ro1">
          <table:table-cell office:value-type="string">
            <text:p>W27492</text:p>
          </table:table-cell>
          <table:table-cell office:value-type="string">
            <text:p>001810500-9</text:p>
          </table:table-cell>
          <table:table-cell office:value-type="string">
            <text:p>The collected rediscovered teachings (gter ma) of Rtsa-gsum Gter-bdag-gliṅ-pa or Gar-dbaṅ Gnam-lcags-rdo-rje /collected from the surviving manuscripts available in India, Nepal, and Bhutan.</text:p>
          </table:table-cell>
          <table:table-cell table:number-columns-repeated="1008"/>
        </table:table-row>
        <table:table-row table:style-name="ro1">
          <table:table-cell office:value-type="string">
            <text:p>W27500</text:p>
          </table:table-cell>
          <table:table-cell office:value-type="string">
            <text:p>010176019-1</text:p>
          </table:table-cell>
          <table:table-cell office:value-type="string">
            <text:p>Dag snaṅ ye śes drwa ba las Gnas lugs raṅ byuṅ gi rgyud rdo rjeʼi sñiṅ po bźugs so /Khrag-thuṅ Bdud-joms-rdo-rjes gsuṅs.</text:p>
          </table:table-cell>
          <table:table-cell table:number-columns-repeated="1008"/>
        </table:table-row>
        <table:table-row table:style-name="ro1">
          <table:table-cell office:value-type="string">
            <text:p>W27513</text:p>
          </table:table-cell>
          <table:table-cell office:value-type="string">
            <text:p>011215423-9</text:p>
          </table:table-cell>
          <table:table-cell office:value-type="string">
            <text:p>Gsol ʼdebs leʼu bdun pa daṅ bsam pa lhun grub rten bskyed daṅ bcas pabźugs so.</text:p>
          </table:table-cell>
          <table:table-cell table:number-columns-repeated="1008"/>
        </table:table-row>
        <table:table-row table:style-name="ro1">
          <table:table-cell office:value-type="string">
            <text:p>W27515</text:p>
          </table:table-cell>
          <table:table-cell office:value-type="string">
            <text:p>002407541-8</text:p>
          </table:table-cell>
          <table:table-cell office:value-type="string">
            <text:p>Gto ʾbum mdos chog ñer mkhoʾi rigs phyogs gcig tu bsdebs pa dgos ʾdod kun ʾbyuṅ.</text:p>
          </table:table-cell>
          <table:table-cell table:number-columns-repeated="1008"/>
        </table:table-row>
        <table:table-row table:style-name="ro1">
          <table:table-cell office:value-type="string">
            <text:p>W27606</text:p>
          </table:table-cell>
          <table:table-cell office:value-type="string">
            <text:p>008515432-6</text:p>
          </table:table-cell>
          <table:table-cell office:value-type="string">
            <text:p>Gu-ruʼi tshig bdun gsol ʼdebs kyi rnam bshad rdo rjeʼi tshig gi mdud ʼgrol =A short explanation of the seven-line prayer to Guru Padmasambhava /by Mkhan-po Rig-ʼdzin-rdo-rje.</text:p>
          </table:table-cell>
          <table:table-cell table:number-columns-repeated="1008"/>
        </table:table-row>
        <table:table-row table:style-name="ro1">
          <table:table-cell office:value-type="string">
            <text:p>W27872</text:p>
          </table:table-cell>
          <table:table-cell office:value-type="string">
            <text:p>001810657-9</text:p>
          </table:table-cell>
          <table:table-cell office:value-type="string">
            <text:p>Mkhaʼ ʼgro Bdud ʼdul drag moʼi chos skor gter gźuṅ :the complete texts of the revealed cycle of teachings of the Lion-Faced Wrathful Ḍākinī /rediscovered from their place of concealment by Stag-śam Nus-ldan-rdo-rje (Bsam-gtangliṅ-pa).</text:p>
          </table:table-cell>
          <table:table-cell table:number-columns-repeated="1008"/>
        </table:table-row>
        <table:table-row table:style-name="ro1">
          <table:table-cell office:value-type="string">
            <text:p>W27884</text:p>
          </table:table-cell>
          <table:table-cell office:value-type="string">
            <text:p>010176490-1</text:p>
          </table:table-cell>
          <table:table-cell office:value-type="string">
            <text:p>ʼJigs-med-rgyal-baʼi-myu-guʼi rnam thar =The biography of ʼJigs-med-rgyal-baʼi-myu-gu.</text:p>
          </table:table-cell>
          <table:table-cell table:number-columns-repeated="1008"/>
        </table:table-row>
        <table:table-row table:style-name="ro1">
          <table:table-cell office:value-type="string">
            <text:p>W27914</text:p>
          </table:table-cell>
          <table:table-cell office:value-type="string">
            <text:p>010908368-7</text:p>
          </table:table-cell>
          <table:table-cell office:value-type="string">
            <text:p>Gsaṅ sṅags sṅa ʼgyur la Bod du rtsod pa sṅa phyir byuṅ ba rnams kyi lan du brjod pa ṅes don gyi ʼbrug sgra :a reply to various polemicists who have written against Rñiṅ-ma-pa /by Sog-bzlog-pa Blo-gros-rgyal-mtshan.</text:p>
          </table:table-cell>
          <table:table-cell table:number-columns-repeated="1008"/>
        </table:table-row>
        <table:table-row table:style-name="ro1">
          <table:table-cell office:value-type="string">
            <text:p>W27918</text:p>
          </table:table-cell>
          <table:table-cell office:value-type="string">
            <text:p>007366649-1</text:p>
          </table:table-cell>
          <table:table-cell office:value-type="string">
            <text:p>Yon tan rin po cheʼi mdzod kyi mchan ʼgrel theg gsum bdud rtsiʼi nying khu :a detailed commentary expanding the text of ʼJigs-med-glin-paʼs masterpiece of Buddhist philosophy, the yon tan mdzod /by Bkaʼ-ʼgyur Rin-po-che Klong-chen Ye-shes-rdo-rje, 1898-1975 ; edited by Kyabje Dilgo Khyentse Rinpoche, 1910-1991 and reproduced from a recently calligraphed manuscript.</text:p>
          </table:table-cell>
          <table:table-cell table:number-columns-repeated="1008"/>
        </table:table-row>
        <table:table-row table:style-name="ro1">
          <table:table-cell office:value-type="string">
            <text:p>W27921</text:p>
          </table:table-cell>
          <table:table-cell office:value-type="string">
            <text:p>007366575-4</text:p>
          </table:table-cell>
          <table:table-cell office:value-type="string">
            <text:p>ʾJigs rten dbang phyug dpal Karma-pa chen po bco lnga paʾi gsung gi gsang ba bsam gyis mi khyab pa las ngo tshar spar du bzhugs paʾi glegs bam rnams kyi dkar chag chos tshul rnam par ʾbyed paʾi zla snang :a short biography of the XVth Karmapa Khakhyap Dorjee (Mkhaʾ-khyab-Rdo-rje) followed by the list of contents of his ten volume collected writings /by his son, Karse Kongtrul Khyentse Oser (Kar-sras Kong-sprul Mkhyen-brtseʾi-ʾod-zer).</text:p>
          </table:table-cell>
          <table:table-cell table:number-columns-repeated="1008"/>
        </table:table-row>
        <table:table-row table:style-name="ro1">
          <table:table-cell office:value-type="string">
            <text:p>W27928</text:p>
          </table:table-cell>
          <table:table-cell office:value-type="string">
            <text:p>002414525-4</text:p>
          </table:table-cell>
          <table:table-cell office:value-type="string">
            <text:p>Dpal Rdo-rje-ʼjigs-byed Dpaʼ-bo-gcig-paʼi rdzogs rim gyi rnam bźag ʼjam dpal dgyes paʼi mchod sprin źes bya ba bźugs so.</text:p>
          </table:table-cell>
          <table:table-cell table:number-columns-repeated="1008"/>
        </table:table-row>
        <table:table-row table:style-name="ro1">
          <table:table-cell office:value-type="string">
            <text:p>W2793</text:p>
          </table:table-cell>
          <table:table-cell office:value-type="string">
            <text:p>008634482-X</text:p>
          </table:table-cell>
          <table:table-cell office:value-type="string">
            <text:p>Grub mthaʾ thub bstan lhun poʾi mdzes rgyan /Lcaṅ-skya Rol-paʾi-rdo-rje.</text:p>
          </table:table-cell>
          <table:table-cell table:number-columns-repeated="1008"/>
        </table:table-row>
        <table:table-row table:style-name="ro1">
          <table:table-cell office:value-type="string">
            <text:p>W27942</text:p>
          </table:table-cell>
          <table:table-cell office:value-type="string">
            <text:p>001446845-X</text:p>
          </table:table-cell>
          <table:table-cell office:value-type="string">
            <text:p>Rdzogs chen Lce btsun sñiṅ tig gi skor :texts connected with the practice of the Lce btsun sñiṅ tig /by A-ʾdzom ʾBrug-pa-ʾGro-ʾdul-dpaʾ-bo-rdo-rje.</text:p>
          </table:table-cell>
          <table:table-cell table:number-columns-repeated="1008"/>
        </table:table-row>
        <table:table-row table:style-name="ro1">
          <table:table-cell office:value-type="string">
            <text:p>W28064</text:p>
          </table:table-cell>
          <table:table-cell office:value-type="string">
            <text:p>008378174-9</text:p>
          </table:table-cell>
          <table:table-cell office:value-type="string">
            <text:p>Mdo-smad chos ʼbyuṅ /[Brag-dgon-pa Dkon-mchog-bstan-pa-rab-rgyas kyis brtsam]s.</text:p>
          </table:table-cell>
          <table:table-cell table:number-columns-repeated="1008"/>
        </table:table-row>
        <table:table-row table:style-name="ro1">
          <table:table-cell office:value-type="string">
            <text:p>W28261</text:p>
          </table:table-cell>
          <table:table-cell office:value-type="string">
            <text:p>011209819-3</text:p>
          </table:table-cell>
          <table:table-cell office:value-type="string">
            <text:p>Bod kyi brda sprod sgra rig gi bstan bcos Sum cu pa daṅ Rtags kyi ʼjug pa gñis kyi rtsa ʼgrel legs par bśad pa tshig ñuṅ don bzaṅ utpa la yi rna rgyan :a detailed commentary on the fundamental principles of Tibetan grammar as set forth in the work of Thon-mi Sambho-ṭa /by Rdo-riṅ Bkaʼ-blon Bstan-ʼdzin-dpal-ʼbyor.</text:p>
          </table:table-cell>
          <table:table-cell table:number-columns-repeated="1008"/>
        </table:table-row>
        <table:table-row table:style-name="ro1">
          <table:table-cell office:value-type="string">
            <text:p>W28263</text:p>
          </table:table-cell>
          <table:table-cell office:value-type="string">
            <text:p>011073558-7</text:p>
          </table:table-cell>
          <table:table-cell office:value-type="string">
            <text:p>Bod kyi srid don rgyal rabs := an advanced political history of Tibet /W.D. Shakabpa.</text:p>
          </table:table-cell>
          <table:table-cell table:number-columns-repeated="1008"/>
        </table:table-row>
        <table:table-row table:style-name="ro1">
          <table:table-cell office:value-type="string">
            <text:p>W28523</text:p>
          </table:table-cell>
          <table:table-cell office:value-type="string">
            <text:p>007593382-9</text:p>
          </table:table-cell>
          <table:table-cell office:value-type="string">
            <text:p>The collected works of H. H. the Fifteenth Źwa-nag Karma-pa Mkhaʾ-khyab-rdo-rje.</text:p>
          </table:table-cell>
          <table:table-cell table:number-columns-repeated="1008"/>
        </table:table-row>
        <table:table-row table:style-name="ro1">
          <table:table-cell office:value-type="string">
            <text:p>W28792</text:p>
          </table:table-cell>
          <table:table-cell office:value-type="string">
            <text:p>011206444-2</text:p>
          </table:table-cell>
          <table:table-cell office:value-type="string">
            <text:p>Chos ʼbyuṅ mkhas paʼi dgaʼ ston :a detailed history of the development of Buddhism in India and Tibet /by the Second Dpaʼ-bo of Gnas-naṅ, Gtsug-lag-ʼphreṅ-ba.</text:p>
          </table:table-cell>
          <table:table-cell table:number-columns-repeated="1008"/>
        </table:table-row>
        <table:table-row table:style-name="ro1">
          <table:table-cell office:value-type="string">
            <text:p>W28802</text:p>
          </table:table-cell>
          <table:table-cell office:value-type="string">
            <text:p>001397452-1</text:p>
          </table:table-cell>
          <table:table-cell office:value-type="string">
            <text:p>Gal mdo :texts concerned with the logical establishment of the authenticity of the Rdzogs-chen teachings of Bon.</text:p>
          </table:table-cell>
          <table:table-cell table:number-columns-repeated="1008"/>
        </table:table-row>
        <table:table-row table:style-name="ro1">
          <table:table-cell office:value-type="string">
            <text:p>W28803</text:p>
          </table:table-cell>
          <table:table-cell office:value-type="string">
            <text:p>010172532-9</text:p>
          </table:table-cell>
          <table:table-cell office:value-type="string">
            <text:p>Reb-koṅ sṅags maṅ gi lo rgyus phyogs bsgrigs dpal chen khrag ʼthuṅ khros paʼi rdo rjeʼi gad rgyaṅs źes bya ba bźugs so /Lce-nag-tshaṅ Hūm̐-chen daṅ Ye-śes-ʼod-zer-sgrol-mas bsgrigs.</text:p>
          </table:table-cell>
          <table:table-cell table:number-columns-repeated="1008"/>
        </table:table-row>
        <table:table-row table:style-name="ro1">
          <table:table-cell office:value-type="string">
            <text:p>W28810</text:p>
          </table:table-cell>
          <table:table-cell office:value-type="string">
            <text:p>009769881-4</text:p>
          </table:table-cell>
          <table:table-cell office:value-type="string">
            <text:p>Chos sde chen po dpal ldan ʾBras-spuṅs Bkra-śis-sgo-maṅ Grwā-tshaṅ gi chos ʾbyuṅ dun gʾyas su ʾkhyil baʾi sgra dbyaṅs źes bya ba bźugs so /Bstan-pa-bstan-ʾdzin.</text:p>
          </table:table-cell>
          <table:table-cell table:number-columns-repeated="1008"/>
        </table:table-row>
        <table:table-row table:style-name="ro1">
          <table:table-cell office:value-type="string">
            <text:p>W28828</text:p>
          </table:table-cell>
          <table:table-cell office:value-type="string">
            <text:p>008990105-3</text:p>
          </table:table-cell>
          <table:table-cell office:value-type="string">
            <text:p>Religion and secular culture in Tibet :Tibetan studies II : PIATS 2000 : Tibetan studies : proceedings of the Ninth Seminar of the International Association for Tibetan Studies, Leiden 2000 /edited by Henk Blezer with the assistance of Abel Zadoks.</text:p>
          </table:table-cell>
          <table:table-cell table:number-columns-repeated="1008"/>
        </table:table-row>
        <table:table-row table:style-name="ro1">
          <table:table-cell office:value-type="string">
            <text:p>W28834</text:p>
          </table:table-cell>
          <table:table-cell office:value-type="string">
            <text:p>008323965-0</text:p>
          </table:table-cell>
          <table:table-cell office:value-type="string">
            <text:p>Ṅag sgron rtsa ʼgrel daṅ deʼi yaṅ ʼgrel /Dpal-khaṅ Lo-tsā-bas rtsa ba mdzad ; Bstan-ʼdzin-rgyal-mtshan gyis ʼgrel pa mdzad ; Kun-bzaṅ-rnam-rgyal gyis yaṅ ʼgrel brtsams.</text:p>
          </table:table-cell>
          <table:table-cell table:number-columns-repeated="1008"/>
        </table:table-row>
        <table:table-row table:style-name="ro1">
          <table:table-cell office:value-type="string">
            <text:p>W28835</text:p>
          </table:table-cell>
          <table:table-cell office:value-type="string">
            <text:p>009884162-9</text:p>
          </table:table-cell>
          <table:table-cell office:value-type="string">
            <text:p>Rnal ʾbyor spyod paʾi sa las btus paʾi tha sñad Bod Rgya śan sbyar /[Huṅ-śan-miṅ daṅ Go-kri gñis kyis bsgrigs].</text:p>
          </table:table-cell>
          <table:table-cell table:number-columns-repeated="1008"/>
        </table:table-row>
        <table:table-row table:style-name="ro1">
          <table:table-cell office:value-type="string">
            <text:p>W28838</text:p>
          </table:table-cell>
          <table:table-cell office:value-type="string">
            <text:p>008084301-8</text:p>
          </table:table-cell>
          <table:table-cell office:value-type="string">
            <text:p>Dpal ldan bla ma dam pa thams cad mkhyen pa phyogs thams cad las rnam par rgyal baʾi źabs kyi rnam par thar pa ṅo mtshar gyi dgaʾ ston /[Dpal-ldan-ʾjigs-med-ʾbaṅs alias A-mo-gha-si-dhi].</text:p>
          </table:table-cell>
          <table:table-cell table:number-columns-repeated="1008"/>
        </table:table-row>
        <table:table-row table:style-name="ro1">
          <table:table-cell office:value-type="string">
            <text:p>W28839</text:p>
          </table:table-cell>
          <table:table-cell office:value-type="string">
            <text:p>008910125-1</text:p>
          </table:table-cell>
          <table:table-cell office:value-type="string">
            <text:p>Bod kyi ri mo spyiʾi rnam gźag blo gsal ʾjug sgo /Brtson-ʾgrus-rab-rgyas daṅ Rdo-rje-rin-chen gyis brtsams.</text:p>
          </table:table-cell>
          <table:table-cell table:number-columns-repeated="1008"/>
        </table:table-row>
        <table:table-row table:style-name="ro1">
          <table:table-cell office:value-type="string">
            <text:p>W28840</text:p>
          </table:table-cell>
          <table:table-cell office:value-type="string">
            <text:p>009525193-6</text:p>
          </table:table-cell>
          <table:table-cell office:value-type="string">
            <text:p>Tshad ma rnam ʼgrel gyi bsdus don gser śiṅ chun po daṅ ;Rnam bśad thar lam gsal bar byed paʼi sa bcad mdzod kyi lde mig ces bya ba bźugs so /Mdzod-tshaṅ Blo-bzaṅ-brtson-ʼgrus kyis brtsams.</text:p>
          </table:table-cell>
          <table:table-cell table:number-columns-repeated="1008"/>
        </table:table-row>
        <table:table-row table:style-name="ro1">
          <table:table-cell office:value-type="string">
            <text:p>W28848</text:p>
          </table:table-cell>
          <table:table-cell office:value-type="string">
            <text:p>010252739-3</text:p>
          </table:table-cell>
          <table:table-cell office:value-type="string">
            <text:p>Dpyid rluṅ /Śes-rab-rgya-mtshos brtsams.</text:p>
          </table:table-cell>
          <table:table-cell table:number-columns-repeated="1008"/>
        </table:table-row>
        <table:table-row table:style-name="ro1">
          <table:table-cell office:value-type="string">
            <text:p>W28849</text:p>
          </table:table-cell>
          <table:table-cell office:value-type="string">
            <text:p>010085042-1</text:p>
          </table:table-cell>
          <table:table-cell office:value-type="string">
            <text:p>Gso rig rgyud bźiʾi ʾgrel chen draṅ sroṅ źal luṅ /Khro-ru Tshe-rnam gyis brtsam.</text:p>
          </table:table-cell>
          <table:table-cell table:number-columns-repeated="1008"/>
        </table:table-row>
        <table:table-row table:style-name="ro1">
          <table:table-cell office:value-type="string">
            <text:p>W28851</text:p>
          </table:table-cell>
          <table:table-cell office:value-type="string">
            <text:p>010005481-1</text:p>
          </table:table-cell>
          <table:table-cell office:value-type="string">
            <text:p>Bod kyi skye khams rig pa spyi bśad ʾdzam gliṅ skye dguʾi spyi nor /Bsam-grub-tshe-riṅ gis gtso sgrig byas.</text:p>
          </table:table-cell>
          <table:table-cell table:number-columns-repeated="1008"/>
        </table:table-row>
        <table:table-row table:style-name="ro1">
          <table:table-cell office:value-type="string">
            <text:p>W28852</text:p>
          </table:table-cell>
          <table:table-cell office:value-type="string">
            <text:p>011359196-9</text:p>
          </table:table-cell>
          <table:table-cell office:value-type="string">
            <text:p>Rgyal ba sku gsum gyi rnam thar Yoṅs ʼdus ljon pa /Gter-ston ʼJigs-med-sna-tshogs-raṅ-grol gyis mdzad.</text:p>
          </table:table-cell>
          <table:table-cell table:number-columns-repeated="1008"/>
        </table:table-row>
        <table:table-row table:style-name="ro1">
          <table:table-cell office:value-type="string">
            <text:p>W28855</text:p>
          </table:table-cell>
          <table:table-cell office:value-type="string">
            <text:p>008326947-9</text:p>
          </table:table-cell>
          <table:table-cell office:value-type="string">
            <text:p>Dag yig Ma nor lam bzaṅ.</text:p>
          </table:table-cell>
          <table:table-cell table:number-columns-repeated="1008"/>
        </table:table-row>
        <table:table-row table:style-name="ro1">
          <table:table-cell office:value-type="string">
            <text:p>W28856</text:p>
          </table:table-cell>
          <table:table-cell office:value-type="string">
            <text:p>008084394-8</text:p>
          </table:table-cell>
          <table:table-cell office:value-type="string">
            <text:p>Legs par bśad pa Bkaʾ-gdams rin po cheʾi gsuṅ gi gces btus nor buʾi baṅ mdzod /[ʾgan ʾkhriʾi dpe sgrig pa Mkhaʾ-ʾgro-tshe-riṅ].</text:p>
          </table:table-cell>
          <table:table-cell table:number-columns-repeated="1008"/>
        </table:table-row>
        <table:table-row table:style-name="ro1">
          <table:table-cell office:value-type="string">
            <text:p>W28857</text:p>
          </table:table-cell>
          <table:table-cell office:value-type="string">
            <text:p>009961319-0</text:p>
          </table:table-cell>
          <table:table-cell office:value-type="string">
            <text:p>Dpal Kyeʼi-rdo-rje źes bya baʼi rgyud kyi rgyal poʼi ʼgrel pa /Sgam-po Bkra-śis-rnam-rgyal gyis mdzad.</text:p>
          </table:table-cell>
          <table:table-cell table:number-columns-repeated="1008"/>
        </table:table-row>
        <table:table-row table:style-name="ro1">
          <table:table-cell office:value-type="string">
            <text:p>W28858</text:p>
          </table:table-cell>
          <table:table-cell office:value-type="string">
            <text:p>009793889-0</text:p>
          </table:table-cell>
          <table:table-cell office:value-type="string">
            <text:p>Raṅ bźin Rdzogs-pa chen po ma bsgom saṅs rgyas kyi zin bris dpal ldan bla maʼi źal rgyun nag ʼgros su bkod pa tshig don rab gsal skal ldan dgyes paʼi mgul rgyan źes bya ba bźugs so /Dbus-bzaʼ Mkhaʼ-ʼgro-mas brtsams.</text:p>
          </table:table-cell>
          <table:table-cell table:number-columns-repeated="1008"/>
        </table:table-row>
        <table:table-row table:style-name="ro1">
          <table:table-cell office:value-type="string">
            <text:p>W28867</text:p>
          </table:table-cell>
          <table:table-cell office:value-type="string">
            <text:p>008634486-2</text:p>
          </table:table-cell>
          <table:table-cell office:value-type="string">
            <text:p>Skar rtsis kun ʾdus nor bu /Bsam-ʾgrub-rgya-mtsho.</text:p>
          </table:table-cell>
          <table:table-cell table:number-columns-repeated="1008"/>
        </table:table-row>
        <table:table-row table:style-name="ro1">
          <table:table-cell office:value-type="string">
            <text:p>W28869</text:p>
          </table:table-cell>
          <table:table-cell office:value-type="string">
            <text:p>010209220-6</text:p>
          </table:table-cell>
          <table:table-cell office:value-type="string">
            <text:p>Rab ʼbyams gźuṅ lugs kun gzigs A-rig Dge-bśes chen mo yab sras kyi gsuṅ ʼbum legs bśad nor buʼi sñiṅ po bźugs /Mgo-log khul gnaʼ rtsom bya baʼi gźuṅ las khaṅ gis ʼtshol sdud dag sgrig byas.</text:p>
          </table:table-cell>
          <table:table-cell table:number-columns-repeated="1008"/>
        </table:table-row>
        <table:table-row table:style-name="ro1">
          <table:table-cell office:value-type="string">
            <text:p>W28886</text:p>
          </table:table-cell>
          <table:table-cell office:value-type="string">
            <text:p>010083347-0</text:p>
          </table:table-cell>
          <table:table-cell office:value-type="string">
            <text:p>Rgyal baʼi dbaṅ po skyabs rje Karma-pa sku phreṅ bcu pa Chos-dbyiṅs-rdo-rje mchog gi gsuṅ ʼbum legs bśad nor buʼi gtsug rgyan bźugs /Mgo-log-khul gnaʼ rtsom bya baʼi gźuṅ las khaṅ gis ʼtshol sdud dag sgrig byas.</text:p>
          </table:table-cell>
          <table:table-cell table:number-columns-repeated="1008"/>
        </table:table-row>
        <table:table-row table:style-name="ro1">
          <table:table-cell office:value-type="string">
            <text:p>W28898</text:p>
          </table:table-cell>
          <table:table-cell office:value-type="string">
            <text:p>010209000-9</text:p>
          </table:table-cell>
          <table:table-cell office:value-type="string">
            <text:p>Rab ʼbyams gźuṅ brgya smra baʼi khyu mchog A-skoṅ Mkhan-chen Blo-bzaṅ-rdo-rje dpal bzaṅ poʼi gsuṅ legs bśad nor buʼi sprin phuṅ bźugs /Mgo-log-khul gnaʼ rtsom bya baʼi gźuṅ las khaṅ gis ʼtshol sdud dag sgrig byas.</text:p>
          </table:table-cell>
          <table:table-cell table:number-columns-repeated="1008"/>
        </table:table-row>
        <table:table-row table:style-name="ro1">
          <table:table-cell office:value-type="string">
            <text:p>W28922</text:p>
          </table:table-cell>
          <table:table-cell office:value-type="string">
            <text:p>010176352-2</text:p>
          </table:table-cell>
          <table:table-cell office:value-type="string">
            <text:p>Gsum-ldan Rdo-rje-ʼdzin-pa Śar-wod Chos-mdzad Grags-pa-bzaṅ-po Mchog gi gsuṅ ʼbum legs bśad Nor buʼi lhun po bźugs /Mgo-log Khul Gnaʼ-rtsom Bya-baʼi Gźuṅ-las-khaṅ gis ʼtshol sdud dag sgrig byas ; [dpe sgrig ʼgan ʼkhur ba, Bkra-śis].</text:p>
          </table:table-cell>
          <table:table-cell table:number-columns-repeated="1008"/>
        </table:table-row>
        <table:table-row table:style-name="ro1">
          <table:table-cell office:value-type="string">
            <text:p>W28936</text:p>
          </table:table-cell>
          <table:table-cell office:value-type="string">
            <text:p>010209249-4</text:p>
          </table:table-cell>
          <table:table-cell office:value-type="string">
            <text:p>Yoṅs-ʼdzin Chen-po A-mdo Dge-bśes ʼJam-dpal-rol-baʼi-blo-gros kyi gsuṅ ʼbum legs bśad Nor buʼi thaṅ ma bźugs /Mgo-log Khul Gnaʼ-rtsom Bya-baʼi Gźuṅ-las-khaṅ gis ʼtshol sdud dag sgrig byas.</text:p>
          </table:table-cell>
          <table:table-cell table:number-columns-repeated="1008"/>
        </table:table-row>
        <table:table-row table:style-name="ro1">
          <table:table-cell office:value-type="string">
            <text:p>W28941</text:p>
          </table:table-cell>
          <table:table-cell office:value-type="string">
            <text:p>010209401-2</text:p>
          </table:table-cell>
          <table:table-cell office:value-type="string">
            <text:p>Zab gsaṅ A-ti-yo-gaʼi rnal ʼbyor chen po Sder-naṅ Gter-chen Padma-mkhyen-brtseʼi-ʼod-zer gyi gsuṅ ʼbum legs bśad nor buʼi yaṅ źun bźugs /Mgo-log-khul gnaʼ rtsom bya baʼi gźuṅ las khaṅ gis ʼtshol sdud dag sgrig byas.</text:p>
          </table:table-cell>
          <table:table-cell table:number-columns-repeated="1008"/>
        </table:table-row>
        <table:table-row table:style-name="ro1">
          <table:table-cell office:value-type="string">
            <text:p>W28948</text:p>
          </table:table-cell>
          <table:table-cell office:value-type="string">
            <text:p>010173077-2</text:p>
          </table:table-cell>
          <table:table-cell office:value-type="string">
            <text:p>Mkhas-dbaṅ Duṅ-dkar Blo-bzaṅ-ʼphrin-las kyi gsuṅ ʼbum /[Rnam-rgyal Ra ʼPhrin-las-rgya-mtshos phyogs bsgrigs mdzad].</text:p>
          </table:table-cell>
          <table:table-cell table:number-columns-repeated="1008"/>
        </table:table-row>
        <table:table-row table:style-name="ro1">
          <table:table-cell office:value-type="string">
            <text:p>W28949</text:p>
          </table:table-cell>
          <table:table-cell office:value-type="string">
            <text:p>010281292-6</text:p>
          </table:table-cell>
          <table:table-cell office:value-type="string">
            <text:p>ʼBras-spuṅs dgon du bźugs su gsol baʼi dpe rñiṅ dkar chag /Dpal brtsegs Bod yig dpe rñiṅ źib ʼjug khaṅ nas bsgrigs.</text:p>
          </table:table-cell>
          <table:table-cell table:number-columns-repeated="1008"/>
        </table:table-row>
        <table:table-row table:style-name="ro1">
          <table:table-cell office:value-type="string">
            <text:p>W28958</text:p>
          </table:table-cell>
          <table:table-cell office:value-type="string">
            <text:p>010252874-8</text:p>
          </table:table-cell>
          <table:table-cell office:value-type="string">
            <text:p>Bod kyi rtsis gźuṅ brtag thabs śes rab ral gri bźugs so /Stod-gtsaṅ Dpal-chen-rgyal gyis brtsams.</text:p>
          </table:table-cell>
          <table:table-cell table:number-columns-repeated="1008"/>
        </table:table-row>
        <table:table-row table:style-name="ro1">
          <table:table-cell office:value-type="string">
            <text:p>W28959</text:p>
          </table:table-cell>
          <table:table-cell office:value-type="string">
            <text:p>010255055-7</text:p>
          </table:table-cell>
          <table:table-cell office:value-type="string">
            <text:p>Bod kyi ʼbyuṅ rtsis rnam gźag /Rmeʼu-tsha Bstan-ʼdzin-rnam-rgyal gyis brtsams.</text:p>
          </table:table-cell>
          <table:table-cell table:number-columns-repeated="1008"/>
        </table:table-row>
        <table:table-row table:style-name="ro1">
          <table:table-cell office:value-type="string">
            <text:p>W28961</text:p>
          </table:table-cell>
          <table:table-cell office:value-type="string">
            <text:p>009834791-8</text:p>
          </table:table-cell>
          <table:table-cell office:value-type="string">
            <text:p>Mkhyen-rab-ʼod-gsal gyi gsuṅ rtsom phyogs bsgrigs.</text:p>
          </table:table-cell>
          <table:table-cell table:number-columns-repeated="1008"/>
        </table:table-row>
        <table:table-row table:style-name="ro1">
          <table:table-cell office:value-type="string">
            <text:p>W28962</text:p>
          </table:table-cell>
          <table:table-cell office:value-type="string">
            <text:p>011585113-5</text:p>
          </table:table-cell>
          <table:table-cell office:value-type="string">
            <text:p>Chab-ʼgag Rta-mgrin gyi ched rtsom phyogs bsgrigs.</text:p>
          </table:table-cell>
          <table:table-cell table:number-columns-repeated="1008"/>
        </table:table-row>
        <table:table-row table:style-name="ro1">
          <table:table-cell office:value-type="string">
            <text:p>W28965</text:p>
          </table:table-cell>
          <table:table-cell office:value-type="string">
            <text:p>010208511-0</text:p>
          </table:table-cell>
          <table:table-cell office:value-type="string">
            <text:p>Rgyal-roṅ źib ʼjug dpyad yig phyogs bsgrigs /Btsan-lha Ṅag-dbaṅ-rdo-rje, Tā-res-kyid bcas kyis bsgrigs.</text:p>
          </table:table-cell>
          <table:table-cell table:number-columns-repeated="1008"/>
        </table:table-row>
        <table:table-row table:style-name="ro1">
          <table:table-cell office:value-type="string">
            <text:p>W28969</text:p>
          </table:table-cell>
          <table:table-cell office:value-type="string">
            <text:p>010594752-0</text:p>
          </table:table-cell>
          <table:table-cell office:value-type="string">
            <text:p>Rgya Bod tshan rtsal lo tsāʼi gźuṅ lugs kyi rnam bśad =Han zang ke ji fan yi li lun xin tan /Śa-bo Tshe-riṅ gis brtsams = Xiawu Cairang zhu.</text:p>
          </table:table-cell>
          <table:table-cell table:number-columns-repeated="1008"/>
        </table:table-row>
        <table:table-row table:style-name="ro1">
          <table:table-cell office:value-type="string">
            <text:p>W28970</text:p>
          </table:table-cell>
          <table:table-cell office:value-type="string">
            <text:p>010193518-8</text:p>
          </table:table-cell>
          <table:table-cell office:value-type="string">
            <text:p>Bod kyi dmaṅs khrod rtsom rig spyi bśad blo gsar ʼdren paʼi skya reṅs źes bya ba /ʼBaʼ-stod Padma-dbaṅ-rgyal, Bcud-rdza Gʼyaṅ-mo-skyid.</text:p>
          </table:table-cell>
          <table:table-cell table:number-columns-repeated="1008"/>
        </table:table-row>
        <table:table-row table:style-name="ro1">
          <table:table-cell office:value-type="string">
            <text:p>W28971</text:p>
          </table:table-cell>
          <table:table-cell office:value-type="string">
            <text:p>010278131-1</text:p>
          </table:table-cell>
          <table:table-cell office:value-type="string">
            <text:p>Gźan phan gzi ʼod ʼphro baʼi źabs rjes /Dhīḥ-tsha Mun-ʼjoms-sgron-mes brtsams.</text:p>
          </table:table-cell>
          <table:table-cell table:number-columns-repeated="1008"/>
        </table:table-row>
        <table:table-row table:style-name="ro1">
          <table:table-cell office:value-type="string">
            <text:p>W28972</text:p>
          </table:table-cell>
          <table:table-cell office:value-type="string">
            <text:p>010562720-8</text:p>
          </table:table-cell>
          <table:table-cell office:value-type="string">
            <text:p>Rgyal khams glu ru byas paʼi rol mo /Dhīḥ-tsha Mun-ʼjoms-sgron-mes brtsams.</text:p>
          </table:table-cell>
          <table:table-cell table:number-columns-repeated="1008"/>
        </table:table-row>
        <table:table-row table:style-name="ro1">
          <table:table-cell office:value-type="string">
            <text:p>W28973</text:p>
          </table:table-cell>
          <table:table-cell office:value-type="string">
            <text:p>010280847-3</text:p>
          </table:table-cell>
          <table:table-cell office:value-type="string">
            <text:p>Bod miʼi tshe srog gleṅ baʼi lhag bsam /Dhīḥ-tsha Mun-ʼjoms-sgron-mes brtsams.</text:p>
          </table:table-cell>
          <table:table-cell table:number-columns-repeated="1008"/>
        </table:table-row>
        <table:table-row table:style-name="ro1">
          <table:table-cell office:value-type="string">
            <text:p>W28974</text:p>
          </table:table-cell>
          <table:table-cell office:value-type="string">
            <text:p>010278090-0</text:p>
          </table:table-cell>
          <table:table-cell office:value-type="string">
            <text:p>Draṅ bden źi bde ʼbod paʼi legs skyes /Dhīḥ-tsha Mun-ʼjoms-sgron-mes brtsams.</text:p>
          </table:table-cell>
          <table:table-cell table:number-columns-repeated="1008"/>
        </table:table-row>
        <table:table-row table:style-name="ro1">
          <table:table-cell office:value-type="string">
            <text:p>W28976</text:p>
          </table:table-cell>
          <table:table-cell office:value-type="string">
            <text:p>009416195-X</text:p>
          </table:table-cell>
          <table:table-cell office:value-type="string">
            <text:p>Mongġol Ġanjuur, Danjuur-un ġarcaġ /"Mongġol Ġanjuur, Danjuur-un ġarcaġ"-un Nayiraġulqu Jȯblel nayiraġulba ; [ġool nayiraġuluġci, U̇rinkiraġ-a].</text:p>
          </table:table-cell>
          <table:table-cell table:number-columns-repeated="1008"/>
        </table:table-row>
        <table:table-row table:style-name="ro1">
          <table:table-cell office:value-type="string">
            <text:p>W28977</text:p>
          </table:table-cell>
          <table:table-cell office:value-type="string">
            <text:p>009223927-7</text:p>
          </table:table-cell>
          <table:table-cell office:value-type="string">
            <text:p>880-01Zang chuan Fo jiao zhong shen :Qianlong Man wen da Zang jing hui hua = Tibetan Buddhist pantheon from Machu Kanjur /Gu gong bo wu yuan bian.</text:p>
          </table:table-cell>
          <table:table-cell table:number-columns-repeated="1008"/>
        </table:table-row>
        <table:table-row table:style-name="ro1">
          <table:table-cell office:value-type="string">
            <text:p>W28981</text:p>
          </table:table-cell>
          <table:table-cell office:value-type="string">
            <text:p>010433975-6</text:p>
          </table:table-cell>
          <table:table-cell office:value-type="string">
            <text:p>ʼPhyoṅs rgyas Zla-ba-sgrol-ma /Mkhas-grub kyis brtsams.</text:p>
          </table:table-cell>
          <table:table-cell table:number-columns-repeated="1008"/>
        </table:table-row>
        <table:table-row table:style-name="ro1">
          <table:table-cell office:value-type="string">
            <text:p>W29007</text:p>
          </table:table-cell>
          <table:table-cell office:value-type="string">
            <text:p>002409845-0</text:p>
          </table:table-cell>
          <table:table-cell office:value-type="string">
            <text:p>Dge ldan thun moṅ ma yin pa draṅ ba daṅ ṅes paʾi don rnam par phye baʾi bstan bcos Legs bśad sñiṅ poʾi rgya cher bśad pa Draṅ ṅes bźi ʾdril :a detailed exegesis of Tsoṅ-kha-pa Blo-bzaṅ-grags pa's Legs bśad sñiṅ po, incorporating the interpretations of the major yig cha /by Don-grub-rgyal-mtshan (a student of Guṅ-thaṅ Dkon-mchog-bstan-paʾi-sgron-me).</text:p>
          </table:table-cell>
          <table:table-cell table:number-columns-repeated="1008"/>
        </table:table-row>
        <table:table-row table:style-name="ro1">
          <table:table-cell office:value-type="string">
            <text:p>W29011</text:p>
          </table:table-cell>
          <table:table-cell office:value-type="string">
            <text:p>009533123-9</text:p>
          </table:table-cell>
          <table:table-cell office:value-type="string">
            <text:p>Źe saʾi lag deb blo gsar dgaʾ ston /rtsom sgrig mkhan, Gsaṅ-bdag Rdo-rje daṅ Lhun-par Bstan-ʾdzin-lha-ʾdzoms ; dbyin yig tu sgyur mkhan Anna M. Roos.</text:p>
          </table:table-cell>
          <table:table-cell table:number-columns-repeated="1008"/>
        </table:table-row>
        <table:table-row table:style-name="ro1">
          <table:table-cell office:value-type="string">
            <text:p>W29012</text:p>
          </table:table-cell>
          <table:table-cell office:value-type="string">
            <text:p>009842176-X</text:p>
          </table:table-cell>
          <table:table-cell office:value-type="string">
            <text:p>Bod yig brda rñiṅ tshig mdzod /Rnam-rgyal-tshe-riṅ gis bsgrigs.</text:p>
          </table:table-cell>
          <table:table-cell table:number-columns-repeated="1008"/>
        </table:table-row>
        <table:table-row table:style-name="ro1">
          <table:table-cell office:value-type="string">
            <text:p>W29035</text:p>
          </table:table-cell>
          <table:table-cell office:value-type="string">
            <text:p>009590203-1</text:p>
          </table:table-cell>
          <table:table-cell office:value-type="string">
            <text:p>Lcaṅ-skya Rol-paʼi-rdo-rjeʼi gsuṅ ʼbum.</text:p>
          </table:table-cell>
          <table:table-cell table:number-columns-repeated="1008"/>
        </table:table-row>
        <table:table-row table:style-name="ro1">
          <table:table-cell office:value-type="string">
            <text:p>W29040</text:p>
          </table:table-cell>
          <table:table-cell office:value-type="string">
            <text:p>010252499-8</text:p>
          </table:table-cell>
          <table:table-cell office:value-type="string">
            <text:p>Bod kyi dmaṅs srol daṅ ʼbrel baʼi skar rtsis /Byaṅ-chub-ʼjam-dbyaṅs-skyabs daṅ Dkon-mchog-skyabs kyis rtsom sgrig byas ; bar ʼjug ri mo, Sgeʼu-steṅ Phun-tshogs daṅ Rdo-rje-tshe-brtan gyis bris.</text:p>
          </table:table-cell>
          <table:table-cell table:number-columns-repeated="1008"/>
        </table:table-row>
        <table:table-row table:style-name="ro1">
          <table:table-cell office:value-type="string">
            <text:p>W29042</text:p>
          </table:table-cell>
          <table:table-cell office:value-type="string">
            <text:p>009795072-6</text:p>
          </table:table-cell>
          <table:table-cell office:value-type="string">
            <text:p>Gźuṅ źabs mi sna khag gcig gi lo rgyus phyogs bsdebs /Ṅag rgyun lo rgyus sde tshan nas btus bsgrigs.</text:p>
          </table:table-cell>
          <table:table-cell table:number-columns-repeated="1008"/>
        </table:table-row>
        <table:table-row table:style-name="ro1">
          <table:table-cell office:value-type="string">
            <text:p>W29058</text:p>
          </table:table-cell>
          <table:table-cell office:value-type="string">
            <text:p>010434061-4</text:p>
          </table:table-cell>
          <table:table-cell office:value-type="string">
            <text:p>Bod kyi yi geʼi rnam bśad Seṅ geʼi ṅa ro/Dpal-bsdus kyis brtsams.</text:p>
          </table:table-cell>
          <table:table-cell table:number-columns-repeated="1008"/>
        </table:table-row>
        <table:table-row table:style-name="ro1">
          <table:table-cell office:value-type="string">
            <text:p>W29059</text:p>
          </table:table-cell>
          <table:table-cell office:value-type="string">
            <text:p>010176113-9</text:p>
          </table:table-cell>
          <table:table-cell office:value-type="string">
            <text:p>Bod Sprul Mdo-sṅags Bstan-paʼi-ñi-maʼi gsuṅ ʼbum bźugs so.</text:p>
          </table:table-cell>
          <table:table-cell table:number-columns-repeated="1008"/>
        </table:table-row>
        <table:table-row table:style-name="ro1">
          <table:table-cell office:value-type="string">
            <text:p>W29090</text:p>
          </table:table-cell>
          <table:table-cell office:value-type="string">
            <text:p>010598116-8</text:p>
          </table:table-cell>
          <table:table-cell office:value-type="string">
            <text:p>Bod skad tshig rkaṅ 300 bslab =Poegae ciggang sumgya lab = Xue shuo zang yu 300 ju /[Byams-pa-ʼbrug-skyid kyis brtsams].</text:p>
          </table:table-cell>
          <table:table-cell table:number-columns-repeated="1008"/>
        </table:table-row>
        <table:table-row table:style-name="ro1">
          <table:table-cell office:value-type="string">
            <text:p>W29143</text:p>
          </table:table-cell>
          <table:table-cell office:value-type="string">
            <text:p>011563592-0</text:p>
          </table:table-cell>
          <table:table-cell office:value-type="string">
            <text:p>Gcod-pa Don-grub daṅ Sñiṅ-bo-tshe-riṅ gi ched rtsom phyogs bsgrigs.</text:p>
          </table:table-cell>
          <table:table-cell table:number-columns-repeated="1008"/>
        </table:table-row>
        <table:table-row table:style-name="ro1">
          <table:table-cell office:value-type="string">
            <text:p>W29144</text:p>
          </table:table-cell>
          <table:table-cell office:value-type="string">
            <text:p>008164512-0</text:p>
          </table:table-cell>
          <table:table-cell office:value-type="string">
            <text:p>ʾDzam gliṅ Ge-sar rgyal poʾi sgruṅ :Me gliṅ gser rdzoṅ /[Mtsho-sṅon ʹZiṅ-chen dmaṅs khrod rig rtsal ʹzib ʾjug tshogs pas ʾtshol bsdu byas pa].</text:p>
          </table:table-cell>
          <table:table-cell table:number-columns-repeated="1008"/>
        </table:table-row>
        <table:table-row table:style-name="ro1">
          <table:table-cell office:value-type="string">
            <text:p>W29148</text:p>
          </table:table-cell>
          <table:table-cell office:value-type="string">
            <text:p>009976931-X</text:p>
          </table:table-cell>
          <table:table-cell office:value-type="string">
            <text:p>Gtam rgyud gsar bsgrigs /Rdo-tshe-brtan gyis sgrig rtsom byas.</text:p>
          </table:table-cell>
          <table:table-cell table:number-columns-repeated="1008"/>
        </table:table-row>
        <table:table-row table:style-name="ro1">
          <table:table-cell office:value-type="string">
            <text:p>W29149</text:p>
          </table:table-cell>
          <table:table-cell office:value-type="string">
            <text:p>008170047-4</text:p>
          </table:table-cell>
          <table:table-cell office:value-type="string">
            <text:p>Gliṅ gi bro ra yid ʾphrog pad dkar phreṅ mdzes /[ʾJigs-med daṅ Gcod-pa-don-grub gñi kyis dag sgrig byas].</text:p>
          </table:table-cell>
          <table:table-cell table:number-columns-repeated="1008"/>
        </table:table-row>
        <table:table-row table:style-name="ro1">
          <table:table-cell office:value-type="string">
            <text:p>W29151</text:p>
          </table:table-cell>
          <table:table-cell office:value-type="string">
            <text:p>010281305-1</text:p>
          </table:table-cell>
          <table:table-cell office:value-type="string">
            <text:p>Byaṅ chub sems dpaʼi rtogs pa brjod pa dpag bsam gyi khri śiṅ źes bya ba bźugs so /Rgyal-po Dge-baʼi-dbaṅ-pos mdzad ; Śoṅ-ston Rdo-rjes-rgyal-mtshan sogs kyis bsgyur.</text:p>
          </table:table-cell>
          <table:table-cell table:number-columns-repeated="1008"/>
        </table:table-row>
        <table:table-row table:style-name="ro1">
          <table:table-cell office:value-type="string">
            <text:p>W29154</text:p>
          </table:table-cell>
          <table:table-cell office:value-type="string">
            <text:p>010289248-2</text:p>
          </table:table-cell>
          <table:table-cell office:value-type="string">
            <text:p>Zab-bu-luṅ gi gnas yig /[rtsom sgrig ʼgan ʼkhur ba, Don-grub-phun-tshogs].</text:p>
          </table:table-cell>
          <table:table-cell table:number-columns-repeated="1008"/>
        </table:table-row>
        <table:table-row table:style-name="ro1">
          <table:table-cell office:value-type="string">
            <text:p>W29185</text:p>
          </table:table-cell>
          <table:table-cell office:value-type="string">
            <text:p>010259567-4</text:p>
          </table:table-cell>
          <table:table-cell office:value-type="string">
            <text:p>Bod Rgya Dbyin skad kyi rtsis ʼkhor tshig mdzod =Zang Han Ying ji suan ji ci dian = Tibetan-Chinese-English computer dictionary /[rtsom sgrig gtso bo, Zla-ba-blo-gros ; rtsom sgrig gźon pa, Skal-bzaṅ-ʼphrin-las, Bum-pa-tshe-brtan ; rtsom sgrig pa, Btsun-thar-rgyal, Saṅs-rgyas-don-grub, Rin-chen-rdo-rje].</text:p>
          </table:table-cell>
          <table:table-cell table:number-columns-repeated="1008"/>
        </table:table-row>
        <table:table-row table:style-name="ro1">
          <table:table-cell office:value-type="string">
            <text:p>W29186</text:p>
          </table:table-cell>
          <table:table-cell office:value-type="string">
            <text:p>010199587-3</text:p>
          </table:table-cell>
          <table:table-cell office:value-type="string">
            <text:p>Rje-btsun Ye-śes-rgya-mtshoʼi gsuṅ ʼbum /[Mtsho Lho Khul Guṅ-ho Rdzoṅ Bod Skad-yig Gźuṅ Las-khaṅ gis bsgrigs].</text:p>
          </table:table-cell>
          <table:table-cell table:number-columns-repeated="1008"/>
        </table:table-row>
        <table:table-row table:style-name="ro1">
          <table:table-cell office:value-type="string">
            <text:p>W29192</text:p>
          </table:table-cell>
          <table:table-cell office:value-type="string">
            <text:p>008513895-9</text:p>
          </table:table-cell>
          <table:table-cell office:value-type="string">
            <text:p>Tā-khu-reʾi Bkaʾ-bcu-pa mkhas dbaṅ Aṅ-ki Tshe-riṅ-rdo-rjeʾi gsuṅ bum.</text:p>
          </table:table-cell>
          <table:table-cell table:number-columns-repeated="1008"/>
        </table:table-row>
        <table:table-row table:style-name="ro1">
          <table:table-cell office:value-type="string">
            <text:p>W29196</text:p>
          </table:table-cell>
          <table:table-cell office:value-type="string">
            <text:p>010249511-4</text:p>
          </table:table-cell>
          <table:table-cell office:value-type="string">
            <text:p>Chos mṅon paʼi mdzod kyi rtsa ba daṅ bśad sbyar ʼPhags paʼi gaṅ zag rnams kyi ʼbyuṅ gnas.</text:p>
          </table:table-cell>
          <table:table-cell table:number-columns-repeated="1008"/>
        </table:table-row>
        <table:table-row table:style-name="ro1">
          <table:table-cell office:value-type="string">
            <text:p>W29197</text:p>
          </table:table-cell>
          <table:table-cell office:value-type="string">
            <text:p>010249762-1</text:p>
          </table:table-cell>
          <table:table-cell office:value-type="string">
            <text:p>Dbu ma la ʼjug paʼi rtsa ba ;daṅ, bshad sbyar Rtsod med che baʼi byuṅ gnas, Dran snaṅ bla maʼi sṅon byuṅ źes bya ba bcas bźugs /[Zla-ba-grags-pa ... sbyar].</text:p>
          </table:table-cell>
          <table:table-cell table:number-columns-repeated="1008"/>
        </table:table-row>
        <table:table-row table:style-name="ro1">
          <table:table-cell office:value-type="string">
            <text:p>W29198</text:p>
          </table:table-cell>
          <table:table-cell office:value-type="string">
            <text:p>010193685-0</text:p>
          </table:table-cell>
          <table:table-cell office:value-type="string">
            <text:p>Dpal Sa-skya-paʼi thugs dam chag med rnam bźi gtsos źal don gces btus khag bźugs so.</text:p>
          </table:table-cell>
          <table:table-cell table:number-columns-repeated="1008"/>
        </table:table-row>
        <table:table-row table:style-name="ro1">
          <table:table-cell office:value-type="string">
            <text:p>W29206</text:p>
          </table:table-cell>
          <table:table-cell office:value-type="string">
            <text:p>002657315-6</text:p>
          </table:table-cell>
          <table:table-cell office:value-type="string">
            <text:p>Mkhas paʾi tshul la ʾjug paʾi sgoʾi mchan ʾgrel legs bśad snaṅ baʾi ʾod zer :a commentary expanding the text of Mi-pham Rin-po-che's Mkhas ʾjug /by Mkhan-po Nus-ldan of Kaḥ-thog.</text:p>
          </table:table-cell>
          <table:table-cell table:number-columns-repeated="1008"/>
        </table:table-row>
        <table:table-row table:style-name="ro1">
          <table:table-cell office:value-type="string">
            <text:p>W29208</text:p>
          </table:table-cell>
          <table:table-cell office:value-type="string">
            <text:p>007386194-4</text:p>
          </table:table-cell>
          <table:table-cell office:value-type="string">
            <text:p>Rje btsun bla ma dam pa Gser-koṅ Rdo-rje-ʾchaṅ chen po Ṅag-dbaṅ-tshul-khrims-don-ldan dpal bzaṅ poʾi rnam par thar pa skal bzaṅ re ba skoṅ baʾi mdzaʾ moʾi sñin gtam /[Rak-ra Rin-po-che Thub-bstan-chos-dar gyis mdzad pa].</text:p>
          </table:table-cell>
          <table:table-cell table:number-columns-repeated="1008"/>
        </table:table-row>
        <table:table-row table:style-name="ro1">
          <table:table-cell office:value-type="string">
            <text:p>W29210</text:p>
          </table:table-cell>
          <table:table-cell office:value-type="string">
            <text:p>007412883-3</text:p>
          </table:table-cell>
          <table:table-cell office:value-type="string">
            <text:p>ʾKhor ʾdas lam gsum ston byed srid ʾkhor rnam bśad /[Padma-tshe-dbaṅ].</text:p>
          </table:table-cell>
          <table:table-cell table:number-columns-repeated="1008"/>
        </table:table-row>
        <table:table-row table:style-name="ro1">
          <table:table-cell office:value-type="string">
            <text:p>W29212</text:p>
          </table:table-cell>
          <table:table-cell office:value-type="string">
            <text:p>009884096-7</text:p>
          </table:table-cell>
          <table:table-cell office:value-type="string">
            <text:p>Skyid-śod-sde-paʾi skor /Yon-tan-rgya-mtsho.</text:p>
          </table:table-cell>
          <table:table-cell table:number-columns-repeated="1008"/>
        </table:table-row>
        <table:table-row table:style-name="ro1">
          <table:table-cell office:value-type="string">
            <text:p>W29222</text:p>
          </table:table-cell>
          <table:table-cell office:value-type="string">
            <text:p>009273318-2</text:p>
          </table:table-cell>
          <table:table-cell office:value-type="string">
            <text:p>SKyob pa'i gsuṅ bstan bcos tsin dha ma ṇi rin po che ʾbar baʾi phreṅ ba'i 'grel pa /[Grags-pa-rin-chen].</text:p>
          </table:table-cell>
          <table:table-cell table:number-columns-repeated="1008"/>
        </table:table-row>
        <table:table-row table:style-name="ro2">
          <table:table-cell office:value-type="string">
            <text:p>W29228</text:p>
          </table:table-cell>
          <table:table-cell office:value-type="string">
            <text:p>001070593-7</text:p>
          </table:table-cell>
          <table:table-cell office:value-type="string">
            <text:p>The collected works of Dalai Lama XIII.</text:p>
          </table:table-cell>
          <table:table-cell table:number-columns-repeated="1008"/>
        </table:table-row>
        <table:table-row table:style-name="ro1">
          <table:table-cell office:value-type="string">
            <text:p>W29229</text:p>
          </table:table-cell>
          <table:table-cell office:value-type="string">
            <text:p>009882154-7</text:p>
          </table:table-cell>
          <table:table-cell office:value-type="string">
            <text:p>Gaṅs-ljoṅs skyes maʾi lo rgyus spyi bśad /Dkon-mchog-rgya-mtshos brtsams.</text:p>
          </table:table-cell>
          <table:table-cell table:number-columns-repeated="1008"/>
        </table:table-row>
        <table:table-row table:style-name="ro1">
          <table:table-cell office:value-type="string">
            <text:p>W29230</text:p>
          </table:table-cell>
          <table:table-cell office:value-type="string">
            <text:p>008512773-6</text:p>
          </table:table-cell>
          <table:table-cell office:value-type="string">
            <text:p>ʾBri-guṅ skyob pa 'Jig-rten-mgon-poʾi dṅos slob ʾphrin las raṅ mñam bcu gsum las dpal Gños Rgyal-ba-lha-naṅ-paʾi rnam thar /rtsom pa po, Jñā-na-vadzra ; [ʾBri-guṅ Bkaʾ-brgyud gtsug lag slob gñer khaṅ, Thon-miʾi Sam-bho-ṭaʾi źib ʾjug khaṅ nas bsgrigs].</text:p>
          </table:table-cell>
          <table:table-cell table:number-columns-repeated="1008"/>
        </table:table-row>
        <table:table-row table:style-name="ro1">
          <table:table-cell office:value-type="string">
            <text:p>W29232</text:p>
          </table:table-cell>
          <table:table-cell office:value-type="string">
            <text:p>010267038-2</text:p>
          </table:table-cell>
          <table:table-cell office:value-type="string">
            <text:p>Źaṅ-ston Bstan-pa-rgya-mtshoʼi gsuṅ ʼbum bźugs so /[gtso-sgrig-pa, Cha-ris Skal-bzaṅ-thogs-med, Dam-chos ; gtso-sgrig gźon-pa, Skal-bzaṅ-rgya-mtsho ... (et al.)].</text:p>
          </table:table-cell>
          <table:table-cell table:number-columns-repeated="1008"/>
        </table:table-row>
        <table:table-row table:style-name="ro1">
          <table:table-cell office:value-type="string">
            <text:p>W29233</text:p>
          </table:table-cell>
          <table:table-cell office:value-type="string">
            <text:p>010278114-1</text:p>
          </table:table-cell>
          <table:table-cell office:value-type="string">
            <text:p>Mdo-smad rtsis don ñuṅ bsdus /Grags-pa-rgya-mtsho daṅ ʼJigs-byed-skyabs kyis rtsom sgrig byas.</text:p>
          </table:table-cell>
          <table:table-cell table:number-columns-repeated="1008"/>
        </table:table-row>
        <table:table-row table:style-name="ro1">
          <table:table-cell office:value-type="string">
            <text:p>W29237</text:p>
          </table:table-cell>
          <table:table-cell office:value-type="string">
            <text:p>010176092-2</text:p>
          </table:table-cell>
          <table:table-cell office:value-type="string">
            <text:p>Mi gźiʼi sñiṅ stobs /Me-lces brtsams.</text:p>
          </table:table-cell>
          <table:table-cell table:number-columns-repeated="1008"/>
        </table:table-row>
        <table:table-row table:style-name="ro1">
          <table:table-cell office:value-type="string">
            <text:p>W29242</text:p>
          </table:table-cell>
          <table:table-cell office:value-type="string">
            <text:p>010199334-X</text:p>
          </table:table-cell>
          <table:table-cell office:value-type="string">
            <text:p>ʼDzam gliṅ duṅ zla dkar bo /Reb-goṅ Rdo-rje-rgyal gyis brtsams.</text:p>
          </table:table-cell>
          <table:table-cell table:number-columns-repeated="1008"/>
        </table:table-row>
        <table:table-row table:style-name="ro1">
          <table:table-cell office:value-type="string">
            <text:p>W29248</text:p>
          </table:table-cell>
          <table:table-cell office:value-type="string">
            <text:p>001350464-9</text:p>
          </table:table-cell>
          <table:table-cell office:value-type="string">
            <text:p>The collected works of Ri-bo-che Rje-druṅ ʾPhrin-las-byams-paʾi-ʾbyuṅ-gnas alias Bdud-ʾjoms-nam-mkhaʾi-rdo-rje.</text:p>
          </table:table-cell>
          <table:table-cell table:number-columns-repeated="1008"/>
        </table:table-row>
        <table:table-row table:style-name="ro1">
          <table:table-cell office:value-type="string">
            <text:p>W29250</text:p>
          </table:table-cell>
          <table:table-cell office:value-type="string">
            <text:p>001368929-0</text:p>
          </table:table-cell>
          <table:table-cell office:value-type="string">
            <text:p>The biography of Chag Lo-tsā-ba Chos rje dpal (Dharmasvāmin) /by Śākyaʾi dge bsñen chos dpal dar dpyaṅ ; critically edited by Champa Thupten Zongtse. With a preface by Gustav Roth.</text:p>
          </table:table-cell>
          <table:table-cell table:number-columns-repeated="1008"/>
        </table:table-row>
        <table:table-row table:style-name="ro1">
          <table:table-cell office:value-type="string">
            <text:p>W29251</text:p>
          </table:table-cell>
          <table:table-cell office:value-type="string">
            <text:p>001810551-3</text:p>
          </table:table-cell>
          <table:table-cell office:value-type="string">
            <text:p>Phur-pa texts of the Byaṅ-gter tradition :a collection of Vajrakīla teachings from the revelations of Rgod-kyildem-ʾphru-can /with liturgical presentations by ʾPhrin-las-bdud-ʾjoms, Rdo-brag Padma-phrin-las, and the 5th Dalai Lama Ṅag-dbaṅ-blo-bzaṅ-rgya-mtsho.</text:p>
          </table:table-cell>
          <table:table-cell table:number-columns-repeated="1008"/>
        </table:table-row>
        <table:table-row table:style-name="ro1">
          <table:table-cell office:value-type="string">
            <text:p>W29252</text:p>
          </table:table-cell>
          <table:table-cell office:value-type="string">
            <text:p>001935091-0</text:p>
          </table:table-cell>
          <table:table-cell office:value-type="string">
            <text:p>Three texts reflecting the views of Pha-boṅ-kha-pa Bde-chen-sñiṅ-po on the questions of heresies and intersectarian relations in Tibet /by Ldan-ma Blo-bzaṅ-rdo-rje and others.</text:p>
          </table:table-cell>
          <table:table-cell table:number-columns-repeated="1008"/>
        </table:table-row>
        <table:table-row table:style-name="ro1">
          <table:table-cell office:value-type="string">
            <text:p>W29260</text:p>
          </table:table-cell>
          <table:table-cell office:value-type="string">
            <text:p>009371077-1</text:p>
          </table:table-cell>
          <table:table-cell office:value-type="string">
            <text:p>Chos kyi ʾkhor lo legs par gtan la phab pa theg pa chen poʾi tshul ʾoṅ ges źus pa źes bya ba bźugs so /ʾJig-rten-gsum-mgon ; ʾBri-guṅ Bkaʾ-brgyud gsuṅ rab ñams gso khaṅ nas bsgrigs.</text:p>
          </table:table-cell>
          <table:table-cell table:number-columns-repeated="1008"/>
        </table:table-row>
        <table:table-row table:style-name="ro1">
          <table:table-cell office:value-type="string">
            <text:p>W29262</text:p>
          </table:table-cell>
          <table:table-cell office:value-type="string">
            <text:p>007412772-1</text:p>
          </table:table-cell>
          <table:table-cell office:value-type="string">
            <text:p>Tre-hor skyor-dpon Rin-po-cheʾi rnam thar Ṅo mtshar rin chen do śal /Ser-smad-ri-ʾbur Sprul-skus brtsams paʾo.</text:p>
          </table:table-cell>
          <table:table-cell table:number-columns-repeated="1008"/>
        </table:table-row>
        <table:table-row table:style-name="ro1">
          <table:table-cell office:value-type="string">
            <text:p>W29265</text:p>
          </table:table-cell>
          <table:table-cell office:value-type="string">
            <text:p>009892702-7</text:p>
          </table:table-cell>
          <table:table-cell office:value-type="string">
            <text:p>Mi tsheʾi myoṅ tshor gsal bar bśad pa /Rtse-druṅ Śar-rtse Ye-śes-thub-bstan.</text:p>
          </table:table-cell>
          <table:table-cell table:number-columns-repeated="1008"/>
        </table:table-row>
        <table:table-row table:style-name="ro1">
          <table:table-cell office:value-type="string">
            <text:p>W29267</text:p>
          </table:table-cell>
          <table:table-cell office:value-type="string">
            <text:p>009794466-1</text:p>
          </table:table-cell>
          <table:table-cell office:value-type="string">
            <text:p>Dam chos dgoṅs gcig gi dgoṅs rgyan /Dkon-mchog-rgya-mtshos brtsams.</text:p>
          </table:table-cell>
          <table:table-cell table:number-columns-repeated="1008"/>
        </table:table-row>
        <table:table-row table:style-name="ro1">
          <table:table-cell office:value-type="string">
            <text:p>W29282</text:p>
          </table:table-cell>
          <table:table-cell office:value-type="string">
            <text:p>009241811-2</text:p>
          </table:table-cell>
          <table:table-cell office:value-type="string">
            <text:p>Dpal ʾBri-guṅ Bkaʾ-brgyud kyi gdan saʾi lo rgyus gtso bor brjod pa daṅ kho bo Don-grub Khaṅ-gsar gyi mi tsheʾi lo rgyus spyi'i byuṅ ba brjod pa lugs gñis ʾbel gtam rna baʾi dgaʾ ston /Dkon-mchog-bsam-gtan.</text:p>
          </table:table-cell>
          <table:table-cell table:number-columns-repeated="1008"/>
        </table:table-row>
        <table:table-row table:style-name="ro1">
          <table:table-cell office:value-type="string">
            <text:p>W29283</text:p>
          </table:table-cell>
          <table:table-cell office:value-type="string">
            <text:p>007412835-3</text:p>
          </table:table-cell>
          <table:table-cell office:value-type="string">
            <text:p>Dge sdig las kyi myoṅ ba /Ser Smad Ri-ʾbur Sprul-sku.</text:p>
          </table:table-cell>
          <table:table-cell table:number-columns-repeated="1008"/>
        </table:table-row>
        <table:table-row table:style-name="ro1">
          <table:table-cell office:value-type="string">
            <text:p>W29284</text:p>
          </table:table-cell>
          <table:table-cell office:value-type="string">
            <text:p>010281320-5</text:p>
          </table:table-cell>
          <table:table-cell office:value-type="string">
            <text:p>Grub dbaṅ Padma-raṅ-grol gyi gsuṅ rtsom phyogs bsgrigs /Sṅags maṅ źib ʼjug khaṅ gis bsgrigs.</text:p>
          </table:table-cell>
          <table:table-cell table:number-columns-repeated="1008"/>
        </table:table-row>
        <table:table-row table:style-name="ro1">
          <table:table-cell office:value-type="string">
            <text:p>W29295</text:p>
          </table:table-cell>
          <table:table-cell office:value-type="string">
            <text:p>010359624-0</text:p>
          </table:table-cell>
          <table:table-cell office:value-type="string">
            <text:p>Mdo-kham gnas yig phyogs bsgrigs dad bskul lha dbaṅ rṅa sgra źes bya ba bźusgs so /Karma-rgyal-mtshan [gyis phyogs bsgrigs byas].</text:p>
          </table:table-cell>
          <table:table-cell table:number-columns-repeated="1008"/>
        </table:table-row>
        <table:table-row table:style-name="ro1">
          <table:table-cell office:value-type="string">
            <text:p>W29296</text:p>
          </table:table-cell>
          <table:table-cell office:value-type="string">
            <text:p>010265513-8</text:p>
          </table:table-cell>
          <table:table-cell office:value-type="string">
            <text:p>Dbu ma la ʼjug paʼi mthaʼ dpyod luṅ rigs gter mdzod zab don kun gsal skal bzaṅ ʼjug ṅogs źes bya ba bźugs so /ʼJam-dbyaṅs-bźad-pa Ṅag-dbaṅ-brtson-ʼgrus kyis brtsams.</text:p>
          </table:table-cell>
          <table:table-cell table:number-columns-repeated="1008"/>
        </table:table-row>
        <table:table-row table:style-name="ro1">
          <table:table-cell office:value-type="string">
            <text:p>W29297</text:p>
          </table:table-cell>
          <table:table-cell office:value-type="string">
            <text:p>010272636-1</text:p>
          </table:table-cell>
          <table:table-cell office:value-type="string">
            <text:p>Phyi rgyal gyi tshad ma rig paʼi źib ʼjug /Yul-naṅ Ṅag-dbaṅ-bstan-ʼdzin gyis bsgyur.</text:p>
          </table:table-cell>
          <table:table-cell table:number-columns-repeated="1008"/>
        </table:table-row>
        <table:table-row table:style-name="ro1">
          <table:table-cell office:value-type="string">
            <text:p>W29298</text:p>
          </table:table-cell>
          <table:table-cell office:value-type="string">
            <text:p>010590995-5</text:p>
          </table:table-cell>
          <table:table-cell office:value-type="string">
            <text:p>Bźo luṅ /Dpal-mos rtsom sgrig byas.</text:p>
          </table:table-cell>
          <table:table-cell table:number-columns-repeated="1008"/>
        </table:table-row>
        <table:table-row table:style-name="ro1">
          <table:table-cell office:value-type="string">
            <text:p>W29329</text:p>
          </table:table-cell>
          <table:table-cell office:value-type="string">
            <text:p>004487435-9</text:p>
          </table:table-cell>
          <table:table-cell office:value-type="string">
            <text:p>880-01Bod rgya tshig mdzod chen mo =Zang Han da ci dian /Zhang Yisun zhu bian.</text:p>
          </table:table-cell>
          <table:table-cell table:number-columns-repeated="1008"/>
        </table:table-row>
        <table:table-row table:style-name="ro1">
          <table:table-cell office:value-type="string">
            <text:p>W29337</text:p>
          </table:table-cell>
          <table:table-cell office:value-type="string">
            <text:p>010199633-0</text:p>
          </table:table-cell>
          <table:table-cell office:value-type="string">
            <text:p>Rig-!zin !j!-tshon snyiṅ-po! zab-gter !j!-tshon-pod-drug-gi !don cha!I-skor yan-lag-daṅ bcas-pa phan-bde!i bum-bzaṅ zhes-bya-ba bzhugs-so /edited by Nub-ri-ba Chos-kyi nyi-ma Rin-po-che.</text:p>
          </table:table-cell>
          <table:table-cell table:number-columns-repeated="1008"/>
        </table:table-row>
        <table:table-row table:style-name="ro1">
          <table:table-cell office:value-type="string">
            <text:p>W29338</text:p>
          </table:table-cell>
          <table:table-cell office:value-type="string">
            <text:p>010292675-1</text:p>
          </table:table-cell>
          <table:table-cell office:value-type="string">
            <text:p>Byaṅ gter ʼdon chaʼi skor smad cha bkaʼ dgoṅs phur gsum yan lag daṅ bcas pa phrin las kun ʼgrub ces bya ba bzhugs so /edited by Nub-ri-ba Chos-kyi-nyi-ma Rin-po-che.</text:p>
          </table:table-cell>
          <table:table-cell table:number-columns-repeated="1008"/>
        </table:table-row>
        <table:table-row table:style-name="ro1">
          <table:table-cell office:value-type="string">
            <text:p>W29339</text:p>
          </table:table-cell>
          <table:table-cell office:value-type="string">
            <text:p>010272481-4</text:p>
          </table:table-cell>
          <table:table-cell office:value-type="string">
            <text:p>Byaṅ gter don chaʼi skor stod cha sgrub skor rnam gsum yan lag daṅ bcas pa dṅos grub mchog sbyin zhes bya ba bzhugs so /edited by Nub-ri-ba Chos-kyi-nyi-ma Rin-po-che.</text:p>
          </table:table-cell>
          <table:table-cell table:number-columns-repeated="1008"/>
        </table:table-row>
        <table:table-row table:style-name="ro1">
          <table:table-cell office:value-type="string">
            <text:p>W29340</text:p>
          </table:table-cell>
          <table:table-cell office:value-type="string">
            <text:p>010199704-3</text:p>
          </table:table-cell>
          <table:table-cell office:value-type="string">
            <text:p>ʼOd zer skor gsum las, Gsaṅ sṅags Rdo rje theg paʼi spyi don mdor bsdus legs bśad /[by Dwags-po Pan-chen Bkra-śis-rnam-rgyal (1513-1587)].</text:p>
          </table:table-cell>
          <table:table-cell table:number-columns-repeated="1008"/>
        </table:table-row>
        <table:table-row table:style-name="ro1">
          <table:table-cell office:value-type="string">
            <text:p>W29382</text:p>
          </table:table-cell>
          <table:table-cell office:value-type="string">
            <text:p>010281033-8</text:p>
          </table:table-cell>
          <table:table-cell office:value-type="string">
            <text:p>Mi-bskyod Mkhas-grub-rgya-mtshoʼi gsuṅ rtsom phyogs bsgrigs /Sṅags maṅ źib ʼjug khaṅ gis bsgrigs ; [Hūm̐-chen daṅ Ñi-zlas bsgrigs].</text:p>
          </table:table-cell>
          <table:table-cell table:number-columns-repeated="1008"/>
        </table:table-row>
        <table:table-row table:style-name="ro1">
          <table:table-cell office:value-type="string">
            <text:p>W29489</text:p>
          </table:table-cell>
          <table:table-cell office:value-type="string">
            <text:p>010265193-0</text:p>
          </table:table-cell>
          <table:table-cell office:value-type="string">
            <text:p>Ro laṅs /Gñan [gyis brtsams].</text:p>
          </table:table-cell>
          <table:table-cell table:number-columns-repeated="1008"/>
        </table:table-row>
        <table:table-row table:style-name="ro1">
          <table:table-cell office:value-type="string">
            <text:p>W29493</text:p>
          </table:table-cell>
          <table:table-cell office:value-type="string">
            <text:p>010730881-9</text:p>
          </table:table-cell>
          <table:table-cell office:value-type="string">
            <text:p>Rigs lam ʼphrul lde /[Phur-lcog-pa Blo-bzaṅ-tshul-khrims-byams-pa-rgya-mtshos brtsams].</text:p>
          </table:table-cell>
          <table:table-cell table:number-columns-repeated="1008"/>
        </table:table-row>
        <table:table-row table:style-name="ro1">
          <table:table-cell office:value-type="string">
            <text:p>W29508</text:p>
          </table:table-cell>
          <table:table-cell office:value-type="string">
            <text:p>010259157-1</text:p>
          </table:table-cell>
          <table:table-cell office:value-type="string">
            <text:p>Tshe-riṅ Bzo-rigs Slob-grwaʼi lha sku bźeṅ thabs kyi sṅon ʼgro nag gros su bkod pa thar paʼi lam ston chen mo źes bya bźugs so =The path to liberation : the Tsering Art School manual for the basic gradual stages of study of deity drawing /by Konchog Lhadrepa.</text:p>
          </table:table-cell>
          <table:table-cell table:number-columns-repeated="1008"/>
        </table:table-row>
        <table:table-row table:style-name="ro1">
          <table:table-cell office:value-type="string">
            <text:p>W29513</text:p>
          </table:table-cell>
          <table:table-cell office:value-type="string">
            <text:p>010199486-9</text:p>
          </table:table-cell>
          <table:table-cell office:value-type="string">
            <text:p>Skyabs rje Khaṅ-sar Rin-po-che Dbon-sprul Bstan-paʼi-dbaṅ-phyug gi gsuṅ ʼbum bźugs so.</text:p>
          </table:table-cell>
          <table:table-cell table:number-columns-repeated="1008"/>
        </table:table-row>
        <table:table-row table:style-name="ro1">
          <table:table-cell office:value-type="string">
            <text:p>W29514</text:p>
          </table:table-cell>
          <table:table-cell office:value-type="string">
            <text:p>011210627-7</text:p>
          </table:table-cell>
          <table:table-cell office:value-type="string">
            <text:p>Bla med Rdo rje theg paʼi lam gyi Sṅon ʼgro thun moṅ daṅ thun moṅ ma yin paʼi khrid rim thar pa thams cad mkhyen paʼi lam gyi sgron me :an explanation of the preliminaries to the practice of Vajrāyana Buddhism according to the Sa-skya-pa tradition /by Byams-pa-ṅag-dbaṅ-blo-gros-rin-chen.</text:p>
          </table:table-cell>
          <table:table-cell table:number-columns-repeated="1008"/>
        </table:table-row>
        <table:table-row table:style-name="ro1">
          <table:table-cell office:value-type="string">
            <text:p>W29515</text:p>
          </table:table-cell>
          <table:table-cell office:value-type="string">
            <text:p>010252526-9</text:p>
          </table:table-cell>
          <table:table-cell office:value-type="string">
            <text:p>Sṅa rabs Bod kyi srid khrims :Lho-nub mi rigs slob gliṅ Bod rig paʼi tshan khag srid khrims ʼdzin grwaʼi khrid deb /Bsod-nams-tshe-riṅ gis rtsom sgrig byas.</text:p>
          </table:table-cell>
          <table:table-cell table:number-columns-repeated="1008"/>
        </table:table-row>
        <table:table-row table:style-name="ro1">
          <table:table-cell office:value-type="string">
            <text:p>W29520</text:p>
          </table:table-cell>
          <table:table-cell office:value-type="string">
            <text:p>010280888-0</text:p>
          </table:table-cell>
          <table:table-cell office:value-type="string">
            <text:p>Bya nag spun gsum /Gcod-pa Don-grub kyis brtsams.</text:p>
          </table:table-cell>
          <table:table-cell table:number-columns-repeated="1008"/>
        </table:table-row>
        <table:table-row table:style-name="ro1">
          <table:table-cell office:value-type="string">
            <text:p>W29522</text:p>
          </table:table-cell>
          <table:table-cell office:value-type="string">
            <text:p>009990703-8</text:p>
          </table:table-cell>
          <table:table-cell office:value-type="string">
            <text:p>Bon-brgyaʾi lo rgyus lugs gñis gsal baʾi me loṅ źes bya ba bźugs so /Bstan-ʾdzin-mkhas-grub kyis brtsams.</text:p>
          </table:table-cell>
          <table:table-cell table:number-columns-repeated="1008"/>
        </table:table-row>
        <table:table-row table:style-name="ro1">
          <table:table-cell office:value-type="string">
            <text:p>W29553</text:p>
          </table:table-cell>
          <table:table-cell office:value-type="string">
            <text:p>009865301-6</text:p>
          </table:table-cell>
          <table:table-cell office:value-type="string">
            <text:p>Dpyod śes rgyaṅ ʾbod /Źogs-duṅ gis brtsams.</text:p>
          </table:table-cell>
          <table:table-cell table:number-columns-repeated="1008"/>
        </table:table-row>
        <table:table-row table:style-name="ro1">
          <table:table-cell office:value-type="string">
            <text:p>W29567</text:p>
          </table:table-cell>
          <table:table-cell office:value-type="string">
            <text:p>001873618-1</text:p>
          </table:table-cell>
          <table:table-cell office:value-type="string">
            <text:p>Rdo rjeʾi tshig rkang :the essence (mula) of the Lam-ʾbras teachings of Sa-skya-pa Buddhism /by Virupa ; together with the explanation "Sras don ma" given orally by Sa-chen Kun-dgaʾ-snying-po and handed down in an unbroken transmission to Yar-ston Byang-chub-grags.</text:p>
          </table:table-cell>
          <table:table-cell table:number-columns-repeated="1008"/>
        </table:table-row>
        <table:table-row table:style-name="ro1">
          <table:table-cell office:value-type="string">
            <text:p>W29568</text:p>
          </table:table-cell>
          <table:table-cell office:value-type="string">
            <text:p>002409907-4</text:p>
          </table:table-cell>
          <table:table-cell office:value-type="string">
            <text:p>Gso spyad sṅo sbyor tshogs kyi man ṅag Rin chen ʾkhruṅs dpe bstan pa :a Tibetan botanical treatise on the recognition of medicinal plants.</text:p>
          </table:table-cell>
          <table:table-cell table:number-columns-repeated="1008"/>
        </table:table-row>
        <table:table-row table:style-name="ro1">
          <table:table-cell office:value-type="string">
            <text:p>W29570</text:p>
          </table:table-cell>
          <table:table-cell office:value-type="string">
            <text:p>001919191-X</text:p>
          </table:table-cell>
          <table:table-cell office:value-type="string">
            <text:p>Bye ba riṅ bsrel :a collection of instructions of Zur-mkhar Mñam-ñid-rdo-rje on medicine, containing a seemingly larger collection of the Kha thor collection than that found in the printed redaction.</text:p>
          </table:table-cell>
          <table:table-cell table:number-columns-repeated="1008"/>
        </table:table-row>
        <table:table-row table:style-name="ro1">
          <table:table-cell office:value-type="string">
            <text:p>W29571</text:p>
          </table:table-cell>
          <table:table-cell office:value-type="string">
            <text:p>002662828-7</text:p>
          </table:table-cell>
          <table:table-cell office:value-type="string">
            <text:p>Gso ba rig paʾi bstan bcos Sman blaʾi dgoṅs rgyan Rgyud bźiʾi gsal byed Bai ḍūr sṅon poʾi ma lli ka /Sde-srid Saṅs-rgyas-rgya-mtsho's detailed commentary on the Rgyud bźi, the fundamental text of Tibetan ayurvedic medicine.</text:p>
          </table:table-cell>
          <table:table-cell table:number-columns-repeated="1008"/>
        </table:table-row>
        <table:table-row table:style-name="ro1">
          <table:table-cell office:value-type="string">
            <text:p>W29573</text:p>
          </table:table-cell>
          <table:table-cell office:value-type="string">
            <text:p>011227375-0</text:p>
          </table:table-cell>
          <table:table-cell office:value-type="string">
            <text:p>Yan lag brgyad paʼi sñiṅ po bsdus pa :the Aṣṭāṅgahrdayasaṃhitā, an Ayurvedic medical work by Vāgbhaṭa, in its Tibetan translation /by Jarandhana (Jarandhara) and Lo-chen Rin-chen-bzaṅ-pa ; with annotations (mchan) by an unknown author.</text:p>
          </table:table-cell>
          <table:table-cell table:number-columns-repeated="1008"/>
        </table:table-row>
        <table:table-row table:style-name="ro1">
          <table:table-cell office:value-type="string">
            <text:p>W29609</text:p>
          </table:table-cell>
          <table:table-cell office:value-type="string">
            <text:p>011224374-6</text:p>
          </table:table-cell>
          <table:table-cell office:value-type="string">
            <text:p>Mkhas maṅ Blo gsal Bye baʼi gliṅ gi thun moṅ ma yin paʼi chos spyod bʼzugs so =Chhos-spyod.</text:p>
          </table:table-cell>
          <table:table-cell table:number-columns-repeated="1008"/>
        </table:table-row>
        <table:table-row table:style-name="ro1">
          <table:table-cell office:value-type="string">
            <text:p>W29617</text:p>
          </table:table-cell>
          <table:table-cell office:value-type="string">
            <text:p>007412722-5</text:p>
          </table:table-cell>
          <table:table-cell office:value-type="string">
            <text:p>Man ngag phan bde ʾbum phrag and Man ngag phan bdeʾi yang snying :two treatises on Lamaist medical practices during the 18th century.</text:p>
          </table:table-cell>
          <table:table-cell table:number-columns-repeated="1008"/>
        </table:table-row>
        <table:table-row table:style-name="ro1">
          <table:table-cell office:value-type="string">
            <text:p>W29634</text:p>
          </table:table-cell>
          <table:table-cell office:value-type="string">
            <text:p>008512768-X</text:p>
          </table:table-cell>
          <table:table-cell office:value-type="string">
            <text:p>Skyob-paʾi rnam thar phyogs bcu dus gsum ma /ʾBri-guṅ-gliṅ-pa Śes-rab-ʾbyuṅ-gnas ; ʾBri-guṅ Bkaʾ-brgyud rdo rje dbyiṅs gtsug lag slob gñer khaṅ nas bsgrigs.</text:p>
          </table:table-cell>
          <table:table-cell table:number-columns-repeated="1008"/>
        </table:table-row>
        <table:table-row table:style-name="ro1">
          <table:table-cell office:value-type="string">
            <text:p>W29635</text:p>
          </table:table-cell>
          <table:table-cell office:value-type="string">
            <text:p>008512785-X</text:p>
          </table:table-cell>
          <table:table-cell office:value-type="string">
            <text:p>Bstan rgyas smon lam rdo rjeʾi sgra dbyaṅs /ʾBri-guṅ Skyabs-mgon Dkon-mchog-bstan-ʾdzin-kun-bzaṅ-ʾphrin-las-lhun-grub ; ʾBri-guṅ Bkaʾ-brgyud rdo rje dbyiṅs gtsug lag slob gñer khaṅ nas bsgrigs.</text:p>
          </table:table-cell>
          <table:table-cell table:number-columns-repeated="1008"/>
        </table:table-row>
        <table:table-row table:style-name="ro1">
          <table:table-cell office:value-type="string">
            <text:p>W29641</text:p>
          </table:table-cell>
          <table:table-cell office:value-type="string">
            <text:p>010265225-2</text:p>
          </table:table-cell>
          <table:table-cell office:value-type="string">
            <text:p>Gnas mchog Sa-skya :Sa-skyaʼi bstan ʼdzin Ṅor Rdzoṅ Tshar gsum daṅ gdan saʼi gnas yig /Sa-skya Blo-gros-rgya-mtshos rtsom sgrig byas.</text:p>
          </table:table-cell>
          <table:table-cell table:number-columns-repeated="1008"/>
        </table:table-row>
        <table:table-row table:style-name="ro1">
          <table:table-cell office:value-type="string">
            <text:p>W29645</text:p>
          </table:table-cell>
          <table:table-cell office:value-type="string">
            <text:p>008099118-1</text:p>
          </table:table-cell>
          <table:table-cell office:value-type="string">
            <text:p>Źe-chen Rgyal-tshab chos ʾbyuṅ /[Źe-chen Rgyal-tshab ʾGyur-med-padma-rnam-rgyal gyis brtsams]</text:p>
          </table:table-cell>
          <table:table-cell table:number-columns-repeated="1008"/>
        </table:table-row>
        <table:table-row table:style-name="ro1">
          <table:table-cell office:value-type="string">
            <text:p>W29651</text:p>
          </table:table-cell>
          <table:table-cell office:value-type="string">
            <text:p>010258904-6</text:p>
          </table:table-cell>
          <table:table-cell office:value-type="string">
            <text:p>Rgyal sras lag len rtsa ʼgrel /[Dṅul-chu Thogs-med kyis mdzad] ; Mkhan-po Rdo-rjes bsgrigs.</text:p>
          </table:table-cell>
          <table:table-cell table:number-columns-repeated="1008"/>
        </table:table-row>
        <table:table-row table:style-name="ro1">
          <table:table-cell office:value-type="string">
            <text:p>W29654</text:p>
          </table:table-cell>
          <table:table-cell office:value-type="string">
            <text:p>010359538-4</text:p>
          </table:table-cell>
          <table:table-cell office:value-type="string">
            <text:p>Sṅon byuṅ Bod kyi lo rgyus ñuṅ ṅur brjod pa blo gsar ʼjug paʼi ʼbab stegs źes bya bźugs so /Tshogs-gñis-rab-rgyas nas.</text:p>
          </table:table-cell>
          <table:table-cell table:number-columns-repeated="1008"/>
        </table:table-row>
        <table:table-row table:style-name="ro1">
          <table:table-cell office:value-type="string">
            <text:p>W29678</text:p>
          </table:table-cell>
          <table:table-cell office:value-type="string">
            <text:p>009832839-5</text:p>
          </table:table-cell>
          <table:table-cell office:value-type="string">
            <text:p>Sum rtags ʼgrel pa nor buʼi me loṅ źes bya ba bźugs so =The mirror of jewel, a commentary on thirty stanzas of Tibetan grammar /rtsa ba Thu-mi Sambho-ṭa ; ʼgrel pa mdzad pa po Mkhan-chen Thub-bstan-brtson-ʼgrus.</text:p>
          </table:table-cell>
          <table:table-cell table:number-columns-repeated="1008"/>
        </table:table-row>
        <table:table-row table:style-name="ro1">
          <table:table-cell office:value-type="string">
            <text:p>W29684</text:p>
          </table:table-cell>
          <table:table-cell office:value-type="string">
            <text:p>013333486-4</text:p>
          </table:table-cell>
          <table:table-cell office:value-type="string">
            <text:p>Dam chos ʼdul ba mdo rtsaʼi ṭi kaʼi ṭi ka rin po cheʼi sgrom bu źes bya ba bźugs so /[Ātsārya Ba-ra-ya-na [i.e. Ācārya Varayana].</text:p>
          </table:table-cell>
          <table:table-cell table:number-columns-repeated="1008"/>
        </table:table-row>
        <table:table-row table:style-name="ro1">
          <table:table-cell office:value-type="string">
            <text:p>W29691</text:p>
          </table:table-cell>
          <table:table-cell office:value-type="string">
            <text:p>001625709-X</text:p>
          </table:table-cell>
          <table:table-cell office:value-type="string">
            <text:p>The mirror of mindfulness :the cycle of the four Bardos /Tsele Natsok Rangdröl ; translated by Erik Pema Kunsang ; forewords by Dilgo Khyentse Rinpoche and Tulku Chökyi Nyima Rinpoche ; introductory discourse by Tulku Urgyen Rinpoche.</text:p>
          </table:table-cell>
          <table:table-cell table:number-columns-repeated="1008"/>
        </table:table-row>
        <table:table-row table:style-name="ro1">
          <table:table-cell office:value-type="string">
            <text:p>W29692</text:p>
          </table:table-cell>
          <table:table-cell office:value-type="string">
            <text:p>009066181-8</text:p>
          </table:table-cell>
          <table:table-cell office:value-type="string">
            <text:p>The autobiography of Jamgön Kongtrul :a gem of many colors /Jamgön Kongtrul Lodrö Thayé ; translated by Richard Barron (Chökyi Nyima).</text:p>
          </table:table-cell>
          <table:table-cell table:number-columns-repeated="1008"/>
        </table:table-row>
        <table:table-row table:style-name="ro1">
          <table:table-cell office:value-type="string">
            <text:p>W29693</text:p>
          </table:table-cell>
          <table:table-cell office:value-type="string">
            <text:p>007872216-0</text:p>
          </table:table-cell>
          <table:table-cell office:value-type="string">
            <text:p>Natural liberation :Padmasambhava's teachings on the six bardos /Padmasambhava ; commentary by Gyatrul Rinpoche ; translated by B. Alan Wallace.</text:p>
          </table:table-cell>
          <table:table-cell table:number-columns-repeated="1008"/>
        </table:table-row>
        <table:table-row table:style-name="ro1">
          <table:table-cell office:value-type="string">
            <text:p>W29703</text:p>
          </table:table-cell>
          <table:table-cell office:value-type="string">
            <text:p>007366368-9</text:p>
          </table:table-cell>
          <table:table-cell office:value-type="string">
            <text:p>Gso rig dgos pa kun ʾbyung :an exhaustive treatise on Tibetan medicine /by Gong-sman Dkon-mchog-bde-legs.</text:p>
          </table:table-cell>
          <table:table-cell table:number-columns-repeated="1008"/>
        </table:table-row>
        <table:table-row table:style-name="ro1">
          <table:table-cell office:value-type="string">
            <text:p>W29704</text:p>
          </table:table-cell>
          <table:table-cell office:value-type="string">
            <text:p>001579675-2</text:p>
          </table:table-cell>
          <table:table-cell office:value-type="string">
            <text:p>Ma ʼons luṅ bstan gsal baʼi sgron me :reproductions of two manuscripts containing a collection of the prophecies of Guru Padmasambhava (being chapters 89-108 of the ʼRnam thar chen mo mthoṅ ba don ldanʼ), related accounts of the various sbas-yul from the rediscoveries of Rig-ʼdzin Rgod-kyi-ldem-ʼphru-can and others ; and the ʻBkaʼchems Bkaʼ khol maʼ of Sroṅ-bstan-sgam-po in thirteen chapters.</text:p>
          </table:table-cell>
          <table:table-cell table:number-columns-repeated="1008"/>
        </table:table-row>
        <table:table-row table:style-name="ro1">
          <table:table-cell office:value-type="string">
            <text:p>W2986</text:p>
          </table:table-cell>
          <table:table-cell office:value-type="string">
            <text:p>010248442-2</text:p>
          </table:table-cell>
          <table:table-cell office:value-type="string">
            <text:p>Byaṅ chub bde lam gyi khrid dmigs skyoṅ tshul śin tu gsal bar bkod pa dge legs ʼod snaṅ ʼgyed paʼi ñin byed ces bya ba bźugs so /Źwa-dmar Paṇḍi-ta Dge-ʼdun-bstan-ʼdzin-rgya-mtshos mdzad.</text:p>
          </table:table-cell>
          <table:table-cell table:number-columns-repeated="1008"/>
        </table:table-row>
        <table:table-row table:style-name="ro1">
          <table:table-cell office:value-type="string">
            <text:p>W29903</text:p>
          </table:table-cell>
          <table:table-cell office:value-type="string">
            <text:p>010975473-5</text:p>
          </table:table-cell>
          <table:table-cell office:value-type="string">
            <text:p>Ston mchog thams cad mkhyen pa thub paʼi dbaṅ boʼi skyes rabs gsal bar brjod pa brgya lṅa bcu pa nor buʼi phreṅ ba źes bya ba bźugs so /ʼJam-dbyaṅs Blo-gter-dbaṅ-pos mdzad.</text:p>
          </table:table-cell>
          <table:table-cell table:number-columns-repeated="1008"/>
        </table:table-row>
        <table:table-row table:style-name="ro1">
          <table:table-cell office:value-type="string">
            <text:p>W29912</text:p>
          </table:table-cell>
          <table:table-cell office:value-type="string">
            <text:p>007366421-9</text:p>
          </table:table-cell>
          <table:table-cell office:value-type="string">
            <text:p>Si tu Sman bsdus E waṃ :two formularies of medical magical, and religious preparations /by Si-tu Dbon Karma-ṅes-legs-bstan-ʾdzin ; together with Rin chen dbaṅ ril daṅ rin chen rta ri maʾi sbyor sde bgyis tshul Gźan phan zla ʾod gźon nuʾi khri śiṅ / by Si-tu Dbon-sprul Karma-ṅes-don-bstan-ʾdzin-ʾphrin-las-rab-rgyas.</text:p>
          </table:table-cell>
          <table:table-cell table:number-columns-repeated="1008"/>
        </table:table-row>
        <table:table-row table:style-name="ro1">
          <table:table-cell office:value-type="string">
            <text:p>W29985</text:p>
          </table:table-cell>
          <table:table-cell office:value-type="string">
            <text:p>010433985-3</text:p>
          </table:table-cell>
          <table:table-cell office:value-type="string">
            <text:p>Bod-ljoṅs mdzaʼ gźas /Bde-chen-sgrol-dkar gyis legs sgrig byas.</text:p>
          </table:table-cell>
          <table:table-cell table:number-columns-repeated="1008"/>
        </table:table-row>
        <table:table-row table:style-name="ro1">
          <table:table-cell office:value-type="string">
            <text:p>W2CZ10142</text:p>
          </table:table-cell>
          <table:table-cell office:value-type="string">
            <text:p>008098015-5</text:p>
          </table:table-cell>
          <table:table-cell office:value-type="string">
            <text:p>Koṅ-sprul Yon-tan-rgya-mtshoʾi rnam thar /[Koṅ-sprul Yon-tan-rgya-mtsho daṅ Karma Bkra-śis-chos-ʾphel gñis kyis brtsams].</text:p>
          </table:table-cell>
          <table:table-cell table:number-columns-repeated="1008"/>
        </table:table-row>
        <table:table-row table:style-name="ro1">
          <table:table-cell office:value-type="string">
            <text:p>W2CZ10542</text:p>
          </table:table-cell>
          <table:table-cell office:value-type="string">
            <text:p>007366397-2</text:p>
          </table:table-cell>
          <table:table-cell office:value-type="string">
            <text:p>Chos spyod kyi rim pa thar lam rab gsal źes bya ba bźugs so.</text:p>
          </table:table-cell>
          <table:table-cell table:number-columns-repeated="1008"/>
        </table:table-row>
        <table:table-row table:style-name="ro1">
          <table:table-cell office:value-type="string">
            <text:p>W2CZ5019</text:p>
          </table:table-cell>
          <table:table-cell office:value-type="string">
            <text:p>008515436-9</text:p>
          </table:table-cell>
          <table:table-cell office:value-type="string">
            <text:p>O-rgyan-'jigs-med-chos-kyi-dbang-po'i rnam thar dad paʼi gsos sman bdud rtsi bum bcud =A short biography of Rdza Dpal-sprul Rin-po-che, 1808-1887 /by Mkhan-chen Kun-bzang-dpal-ldan.</text:p>
          </table:table-cell>
          <table:table-cell table:number-columns-repeated="1008"/>
        </table:table-row>
        <table:table-row table:style-name="ro1">
          <table:table-cell office:value-type="string">
            <text:p>W2CZ5022</text:p>
          </table:table-cell>
          <table:table-cell office:value-type="string">
            <text:p>002409846-9</text:p>
          </table:table-cell>
          <table:table-cell office:value-type="string">
            <text:p>Collected works )gsuri ʾbum) of Źogs-pa Don-yod-mkhas-grub.</text:p>
          </table:table-cell>
          <table:table-cell table:number-columns-repeated="1008"/>
        </table:table-row>
        <table:table-row table:style-name="ro1">
          <table:table-cell office:value-type="string">
            <text:p>W2CZ6031</text:p>
          </table:table-cell>
          <table:table-cell office:value-type="string">
            <text:p>011207685-8</text:p>
          </table:table-cell>
          <table:table-cell office:value-type="string">
            <text:p>Ṅes don bstan paʼi sñiṅ po Mgon po ʼBri guṅ pa chen poʼi gdan rabs chos kyi byuṅ tshul gser gyi phreṅ ba :a detailed historical account of the various masters of the ʼBri-guṅ Bkaʼ-brgyud-pa sect /by the Fourth Che-tshaṅ Sprul-sku Bstan-ʼdzin-padmaʼi-rgyal-mtshan.</text:p>
          </table:table-cell>
          <table:table-cell table:number-columns-repeated="1008"/>
        </table:table-row>
        <table:table-row table:style-name="ro1">
          <table:table-cell office:value-type="string">
            <text:p>W2CZ6639</text:p>
          </table:table-cell>
          <table:table-cell office:value-type="string">
            <text:p>007430619-7</text:p>
          </table:table-cell>
          <table:table-cell office:value-type="string">
            <text:p>Nes pa don gyi grub paʾi dbaṅ phyug rje Tshul-khrims-ni-ma-dpal-bzaṅ-poʾi rnam par thar pa mdo tsam brjod pa dad gsum ṅin byed ʾdren paʾi skya reṅs :the biography of Tshul-khrims-ni-ma, founder of Ri-rdzoṅ Monastery /compiled by Ri-rdzoṅ Sras-sprul Blo-bzaṅ-tshul-khrims-chos-ʾphel and Tshul-khrims-rdo-rje; corrected by Phur-bu-lcog Byams-pa-rgya-mtsho.</text:p>
          </table:table-cell>
          <table:table-cell table:number-columns-repeated="1008"/>
        </table:table-row>
        <table:table-row table:style-name="ro1">
          <table:table-cell office:value-type="string">
            <text:p>W2CZ6656</text:p>
          </table:table-cell>
          <table:table-cell office:value-type="string">
            <text:p>007980339-3</text:p>
          </table:table-cell>
          <table:table-cell office:value-type="string">
            <text:p>Legs tshogs kun gyi rtsa ba bshes gnyen dam pas rjes su bzung baʾi tshul dang bshes gnyen dam pa de dag gi rnam par thar pa mdo rtsam brjod pa skal mnyam re ba kun skong =Autobiographical writings of the 3rd Rgyal-thang Gyang-dmar Chos-ʾphel Sprul-sku Ngag-dbang-chos-ʾphel-bstan-ʾdzin, with biographical notes on various root gurus /3rd Rgyal-thang Gyang-dmar Chos-ʾphel Sprul-sku Ngag-dbang-chos-ʾphel-bstan-ʾdzin.</text:p>
          </table:table-cell>
          <table:table-cell table:number-columns-repeated="1008"/>
        </table:table-row>
        <table:table-row table:style-name="ro1">
          <table:table-cell office:value-type="string">
            <text:p>W2CZ6772</text:p>
          </table:table-cell>
          <table:table-cell office:value-type="string">
            <text:p>007366560-6</text:p>
          </table:table-cell>
          <table:table-cell office:value-type="string">
            <text:p>Gesar.Rtsi-roṅ-lug-rdzoṅ :ʾdzam gliṅ Gesar rgyal poʾi rnam thar las mtsho mi nub kyi dar gʾyaṅ blaṅs paʾi stod cha Rtsi-roṅ-lug-rdzoṅ ʾbebs pa be ha ra tisma : an account of King Gesar of Gliṅʾs conquest of Sbe-ra Khri-bdud-rgyal-po (Rtsi-roṅ) and his treasure of sheep /edited by Tashi Tsering.</text:p>
          </table:table-cell>
          <table:table-cell table:number-columns-repeated="1008"/>
        </table:table-row>
        <table:table-row table:style-name="ro1">
          <table:table-cell office:value-type="string">
            <text:p>W2CZ6778</text:p>
          </table:table-cell>
          <table:table-cell office:value-type="string">
            <text:p>001368555-4</text:p>
          </table:table-cell>
          <table:table-cell office:value-type="string">
            <text:p>ʾDzam gliṅ Seṅ chen Nor bu ḋgra ʾdul gyi rnam thar las Dmyal gliṅ rdzogs pa chen po :the Dmyal gliṅ episode of the Gesar epic recounting the conquest of the realm of the dwellers of Hell /written by ʾDan Bla-ma Chos-kyi-dbaṅ-phyug and concealed in the ʾGu-log country for subsequent revelation by Gliṅ-tshaṅ Drag-rtsal-rdo-rje.</text:p>
          </table:table-cell>
          <table:table-cell table:number-columns-repeated="1008"/>
        </table:table-row>
        <table:table-row table:style-name="ro1">
          <table:table-cell office:value-type="string">
            <text:p>W2CZ6779</text:p>
          </table:table-cell>
          <table:table-cell office:value-type="string">
            <text:p>011208332-3</text:p>
          </table:table-cell>
          <table:table-cell office:value-type="string">
            <text:p>Rgyan drug mchog gñis kyi rnam thar daṅ lta ba mdor bsdus pa :lives and brief accounts of the philosophy of the eight Mahāyāna sages of India known as the "Rgyan drug Mchog gñisʼ and Śer leʼi rnam bśad blo bzaṅ rgyan : a commentary on the ninth chapter of the Bodhicaryāvatāra of Śāntideva /by Mkhan-po Blo-gros-bzaṅ-po.</text:p>
          </table:table-cell>
          <table:table-cell table:number-columns-repeated="1008"/>
        </table:table-row>
        <table:table-row table:style-name="ro1">
          <table:table-cell office:value-type="string">
            <text:p>W2CZ7701</text:p>
          </table:table-cell>
          <table:table-cell office:value-type="string">
            <text:p>001446570-1</text:p>
          </table:table-cell>
          <table:table-cell office:value-type="string">
            <text:p>Mkhas grub bye baʾi bsti gnas ʾBrog Ri bo Dge ldan rnam par rgyal baʾi gliṅ gi ya gyal Śar rtse Nor bu gliṅ gi chos ʾbyuṅ lo rgyus ʾjam dpal sñiṅ poʾi dgoṅs rgyan :a history of the Śar-rtse Grwa-tshaṅ of Dgaʾ-ldan Monastery near Lhasa /by Se-ra Smad-pa Grags-pa-mkhas-grub.</text:p>
          </table:table-cell>
          <table:table-cell table:number-columns-repeated="1008"/>
        </table:table-row>
        <table:table-row table:style-name="ro1">
          <table:table-cell office:value-type="string">
            <text:p>W2CZ7848</text:p>
          </table:table-cell>
          <table:table-cell office:value-type="string">
            <text:p>009724154-7</text:p>
          </table:table-cell>
          <table:table-cell office:value-type="string">
            <text:p>Bod rgyal khab kyi chab srid daṅ ʾbrel baʾi dmag don lo rgyus /rtsom sgrig pa Rgyal-rtse Rnam-rgyal-dbaṅ-ʾdus.</text:p>
          </table:table-cell>
          <table:table-cell table:number-columns-repeated="1008"/>
        </table:table-row>
        <table:table-row table:style-name="ro1">
          <table:table-cell office:value-type="string">
            <text:p>W2CZ7862</text:p>
          </table:table-cell>
          <table:table-cell office:value-type="string">
            <text:p>009258028-9</text:p>
          </table:table-cell>
          <table:table-cell office:value-type="string">
            <text:p>Rnam thar gser phreṅ.</text:p>
          </table:table-cell>
          <table:table-cell table:number-columns-repeated="1008"/>
        </table:table-row>
        <table:table-row table:style-name="ro1">
          <table:table-cell office:value-type="string">
            <text:p>W2CZ7873</text:p>
          </table:table-cell>
          <table:table-cell office:value-type="string">
            <text:p>008892126-3</text:p>
          </table:table-cell>
          <table:table-cell office:value-type="string">
            <text:p>Roṅ chen bstan paʾi sgron meʾi sgos kyi bkaʾ sruṅ rgyal chen Srog-bdag Rdo-rje-dpaʾ-bo-rtsal gyi sku bsten la lha sgo phye gnaṅ mdzad paʾi lo rgyus kyi byuṅ rim /[Kirti Jepa Datsang Institute of Higher Tibetan Studies].</text:p>
          </table:table-cell>
          <table:table-cell table:number-columns-repeated="1008"/>
        </table:table-row>
        <table:table-row table:style-name="ro1">
          <table:table-cell office:value-type="string">
            <text:p>W2CZ7883</text:p>
          </table:table-cell>
          <table:table-cell office:value-type="string">
            <text:p>009961334-4</text:p>
          </table:table-cell>
          <table:table-cell office:value-type="string">
            <text:p>Kirti tshaṅ daṅ ʾbrel baʾi ṅag rgyun lo rgyus ñams myoṅ rgan poʾi gtam phreṅ /dris lan byed po, Ja-tshogs Sprul-sku Blo-bzaṅ-don-grub.</text:p>
          </table:table-cell>
          <table:table-cell table:number-columns-repeated="1008"/>
        </table:table-row>
        <table:table-row table:style-name="ro1">
          <table:table-cell office:value-type="string">
            <text:p>W2CZ7918</text:p>
          </table:table-cell>
          <table:table-cell office:value-type="string">
            <text:p>002419399-2</text:p>
          </table:table-cell>
          <table:table-cell office:value-type="string">
            <text:p>Dbu maʾi mthaʾ dpyod luṅ rigs gter mdzod kyi dgoṅs don gsal bar byed paʾi ñin byed snaṅ ba zab lam lta baʾi mig byed :a detailed exegesis of ʾJam-dbyaṅs-bźad-paʾi-rdo-rjeʾs ʾDbu ma la ʾjug paʾi mthaʾ dpyod,ʾ basic presentation of Madhyamika philosophy of the Sgo-maṅ tradition /by Blo-gros-rgya-mtsho.</text:p>
          </table:table-cell>
          <table:table-cell table:number-columns-repeated="1008"/>
        </table:table-row>
        <table:table-row table:style-name="ro1">
          <table:table-cell office:value-type="string">
            <text:p>W2CZ7955</text:p>
          </table:table-cell>
          <table:table-cell office:value-type="string">
            <text:p>001834789-4</text:p>
          </table:table-cell>
          <table:table-cell office:value-type="string">
            <text:p>Bya rog ma bstan sruṅ bcas kyi chos skor :collected tantras and related texts concerned with the propitiation of Mahakala and his retinue, arranged according to the traditions transmitted by Phag-mo-gru-pa.</text:p>
          </table:table-cell>
          <table:table-cell table:number-columns-repeated="1008"/>
        </table:table-row>
        <table:table-row table:style-name="ro1">
          <table:table-cell office:value-type="string">
            <text:p>W2CZ7958</text:p>
          </table:table-cell>
          <table:table-cell office:value-type="string">
            <text:p>001350467-3</text:p>
          </table:table-cell>
          <table:table-cell office:value-type="string">
            <text:p>The collected works (gsun ʾbum) of Khri-tsho Mkhan-po Blo-gros-bzaṅ-po.</text:p>
          </table:table-cell>
          <table:table-cell table:number-columns-repeated="1008"/>
        </table:table-row>
        <table:table-row table:style-name="ro1">
          <table:table-cell office:value-type="string">
            <text:p>W2CZ7967</text:p>
          </table:table-cell>
          <table:table-cell office:value-type="string">
            <text:p>001918991-5</text:p>
          </table:table-cell>
          <table:table-cell office:value-type="string">
            <text:p>Zla gsaṅ beʾu bum :collected rites for invoking Gśin-rje for various purposes.</text:p>
          </table:table-cell>
          <table:table-cell table:number-columns-repeated="1008"/>
        </table:table-row>
        <table:table-row table:style-name="ro1">
          <table:table-cell office:value-type="string">
            <text:p>W2CZ7968</text:p>
          </table:table-cell>
          <table:table-cell office:value-type="string">
            <text:p>001570593-5</text:p>
          </table:table-cell>
          <table:table-cell office:value-type="string">
            <text:p>Gtsaṅ ma Klu ʾbum chen mo :a reproduction of a manuscript copy based upon the Tāranātha tradition of the famed Bonpo recitational classic.</text:p>
          </table:table-cell>
          <table:table-cell table:number-columns-repeated="1008"/>
        </table:table-row>
        <table:table-row table:style-name="ro1">
          <table:table-cell office:value-type="string">
            <text:p>W2CZ7990</text:p>
          </table:table-cell>
          <table:table-cell office:value-type="string">
            <text:p>012529925-7</text:p>
          </table:table-cell>
          <table:table-cell office:value-type="string">
            <text:p>Lhar-bcas-ʼgro-baʼi-ʼdren-mchog Srid-źiʼi-gtsug-rgyan Spyi-nor Goṅ-sa Skyab-mgon Rgyal-baʼi-dbaṅ-po Thams-cad-mkhyen-pa Sku-phreṅ Bcu-bźi-pa Chen-poʼi rnam par thar pa Rgya chen sñiṅ rjeʼi rol mtsho rlabs ʼphreṅ brgya ldan źes bya ba ... /Nor-gliṅ Mdzad-rnam Sde-tshan nas rtsom sgrig.</text:p>
          </table:table-cell>
          <table:table-cell table:number-columns-repeated="1008"/>
        </table:table-row>
        <table:table-row table:style-name="ro1">
          <table:table-cell office:value-type="string">
            <text:p>W2CZ8008</text:p>
          </table:table-cell>
          <table:table-cell office:value-type="string">
            <text:p>008369596-6</text:p>
          </table:table-cell>
          <table:table-cell office:value-type="string">
            <text:p>880-03Chibettogo yaku Daitō Seiiki ki :genpon fukusei tsuketari kanbun genntenn narabini kaisetsu /[hensha Ōtani Daigaku].</text:p>
          </table:table-cell>
          <table:table-cell table:number-columns-repeated="1008"/>
        </table:table-row>
        <table:table-row table:style-name="ro1">
          <table:table-cell office:value-type="string">
            <text:p>W2CZ8012</text:p>
          </table:table-cell>
          <table:table-cell office:value-type="string">
            <text:p>007356215-7</text:p>
          </table:table-cell>
          <table:table-cell office:value-type="string">
            <text:p>Paṇ chen thams cad mkhyen paʾi yum don yaṅ gsal sgron me bźin don bdun cu zur du bkol baʾi legs bśad blo gsal dgaʾ ston źes bya ba bźugs so.</text:p>
          </table:table-cell>
          <table:table-cell table:number-columns-repeated="1008"/>
        </table:table-row>
        <table:table-row table:style-name="ro1">
          <table:table-cell office:value-type="string">
            <text:p>W2CZ8023</text:p>
          </table:table-cell>
          <table:table-cell office:value-type="string">
            <text:p>002405586-7</text:p>
          </table:table-cell>
          <table:table-cell office:value-type="string">
            <text:p>Grub-chen ʾBrug-pa Kun-dgaʾ-legs-paʾi rnam tharbźugs so = The autobiography of Dugpa Kunleg /Ye-śes-chos-dar Wā-rā-ṇa-sīr spar bskrun źus paʾo.</text:p>
          </table:table-cell>
          <table:table-cell table:number-columns-repeated="1008"/>
        </table:table-row>
        <table:table-row table:style-name="ro1">
          <table:table-cell office:value-type="string">
            <text:p>W2CZ8040</text:p>
          </table:table-cell>
          <table:table-cell office:value-type="string">
            <text:p>008323927-8</text:p>
          </table:table-cell>
          <table:table-cell office:value-type="string">
            <text:p>Phug lugs rtsis kyi legs bśad bai ḍūr dkar po /Sde-srid Saṅs-rgyas-rgya-mtsho.</text:p>
          </table:table-cell>
          <table:table-cell table:number-columns-repeated="1008"/>
        </table:table-row>
        <table:table-row table:style-name="ro1">
          <table:table-cell office:value-type="string">
            <text:p>W2CZ8047</text:p>
          </table:table-cell>
          <table:table-cell office:value-type="string">
            <text:p>010467304-4</text:p>
          </table:table-cell>
          <table:table-cell office:value-type="string">
            <text:p>Rigs lam sgo brgya ʼbyed paʼi phrul gyi lde mig =Regs lam sgo brgya hbyed pai hprul gyi lde mig.</text:p>
          </table:table-cell>
          <table:table-cell table:number-columns-repeated="1008"/>
        </table:table-row>
        <table:table-row table:style-name="ro1">
          <table:table-cell office:value-type="string">
            <text:p>W2CZ8048</text:p>
          </table:table-cell>
          <table:table-cell office:value-type="string">
            <text:p>009843523-X</text:p>
          </table:table-cell>
          <table:table-cell office:value-type="string">
            <text:p>Śes rab kyi pha rol tu phyin paʾi man ṅag gi bstan bcos mṅon par rtogs paʾi rgyan ʾgrel ba daṅ bcas paʾi rgya cher bśad pa legs bśad gser gyi phreṅ ba źes bya baʾi bsdus don ʾjam mgon bla maʾi dgoṅs rgyan ces bya ba bźugs so /Mdzod-tshaṅ Blo-bzaṅ-brtson-ʾgrus kyis brtsams.</text:p>
          </table:table-cell>
          <table:table-cell table:number-columns-repeated="1008"/>
        </table:table-row>
        <table:table-row table:style-name="ro1">
          <table:table-cell office:value-type="string">
            <text:p>W2CZ8056</text:p>
          </table:table-cell>
          <table:table-cell office:value-type="string">
            <text:p>002657322-9</text:p>
          </table:table-cell>
          <table:table-cell office:value-type="string">
            <text:p>Dbu ma rtsa baʼi rnam bśad Zab moʼi de kho na ñid snaṅ ba źes bya ba bźugs so :commentary to Ārya Nagarjuna's 'Mūla-madhyamika-kārikā' /by Rongton Sheja Kunrig.</text:p>
          </table:table-cell>
          <table:table-cell table:number-columns-repeated="1008"/>
        </table:table-row>
        <table:table-row table:style-name="ro1">
          <table:table-cell office:value-type="string">
            <text:p>W2CZ8061</text:p>
          </table:table-cell>
          <table:table-cell office:value-type="string">
            <text:p>010908257-5</text:p>
          </table:table-cell>
          <table:table-cell office:value-type="string">
            <text:p>Bstan bcos Sum cu pa daṅ Rtags kyi ʼjug paʼi don bsdus Si tuʼi dgoṅs rgyan gyi tshig ʼgrel byis paʼi rol mtsho :a commentary on the essential principles of Tibetan grammer [sic] /by Dge-bśes Brag-phug Dge-ʼdun-rin-chen.</text:p>
          </table:table-cell>
          <table:table-cell table:number-columns-repeated="1008"/>
        </table:table-row>
        <table:table-row table:style-name="ro1">
          <table:table-cell office:value-type="string">
            <text:p>W2CZ8063</text:p>
          </table:table-cell>
          <table:table-cell office:value-type="string">
            <text:p>007356214-9</text:p>
          </table:table-cell>
          <table:table-cell office:value-type="string">
            <text:p>Chos mṅon pa mdzod kyi brjed byaṅ bźugs so.</text:p>
          </table:table-cell>
          <table:table-cell table:number-columns-repeated="1008"/>
        </table:table-row>
        <table:table-row table:style-name="ro1">
          <table:table-cell office:value-type="string">
            <text:p>W2CZ8065</text:p>
          </table:table-cell>
          <table:table-cell office:value-type="string">
            <text:p>002657619-8</text:p>
          </table:table-cell>
          <table:table-cell office:value-type="string">
            <text:p>Rdzogs pa chen po Kloṅ chen sñiṅ tig gi sṅon ʼgroʼi ʼbru ʼbrel rnam mkhyen thar gliṅ ʼgrod paʼi them skas źes bya ba bźugs so /[Mgon-po-tshe-brtan gyis grub par bgyis]</text:p>
          </table:table-cell>
          <table:table-cell table:number-columns-repeated="1008"/>
        </table:table-row>
        <table:table-row table:style-name="ro1">
          <table:table-cell office:value-type="string">
            <text:p>W2CZ8070</text:p>
          </table:table-cell>
          <table:table-cell office:value-type="string">
            <text:p>007386124-3</text:p>
          </table:table-cell>
          <table:table-cell office:value-type="string">
            <text:p>Three texts on Lam-rim teachings :from the collection of Library of Tibetan Works and Archives, Dharamsala.</text:p>
          </table:table-cell>
          <table:table-cell table:number-columns-repeated="1008"/>
        </table:table-row>
        <table:table-row table:style-name="ro1">
          <table:table-cell office:value-type="string">
            <text:p>W2CZ8075</text:p>
          </table:table-cell>
          <table:table-cell office:value-type="string">
            <text:p>007880254-7</text:p>
          </table:table-cell>
          <table:table-cell office:value-type="string">
            <text:p>Byaṅ chub lam gyi rim paʾi khrid gser gyi yaṅ źun /Bsod-nams-rgya-mtsho.</text:p>
          </table:table-cell>
          <table:table-cell table:number-columns-repeated="1008"/>
        </table:table-row>
        <table:table-row table:style-name="ro1">
          <table:table-cell office:value-type="string">
            <text:p>W2CZ8076</text:p>
          </table:table-cell>
          <table:table-cell office:value-type="string">
            <text:p>010249251-4</text:p>
          </table:table-cell>
          <table:table-cell office:value-type="string">
            <text:p>Mngon par rtogs paʼi rgyan gyi ʼgrel bshad theg pa chen po la ʼjug pa zhes bya ba =An extensive explanation on mngon rtogs rgyan (abhisamayalaṃkāra (sic)) /ʼJam-paʼi-rdo-rje (Gnyal-zhig-pa i.e. Gñal-źig-pa).</text:p>
          </table:table-cell>
          <table:table-cell table:number-columns-repeated="1008"/>
        </table:table-row>
        <table:table-row table:style-name="ro1">
          <table:table-cell office:value-type="string">
            <text:p>W2CZ8076</text:p>
          </table:table-cell>
          <table:table-cell office:value-type="string">
            <text:p>010249253-0</text:p>
          </table:table-cell>
          <table:table-cell office:value-type="string">
            <text:p>Mngon par rtogs paʼi rgyan gyi ʼgrel bshad Theg pa Chen po la ʼjug pa zhes bya ba :an extensive explanation on mNgon rtogs rgyan (Abhisamayalaṃkāra [sic]) /ʼJam-paʼi-rdo-rje (gNyal-zhig-pa).</text:p>
          </table:table-cell>
          <table:table-cell table:number-columns-repeated="1008"/>
        </table:table-row>
        <table:table-row table:style-name="ro2">
          <table:table-cell office:value-type="string">
            <text:p>W2CZ8088</text:p>
          </table:table-cell>
          <table:table-cell office:value-type="string">
            <text:p>002859608-0</text:p>
          </table:table-cell>
          <table:table-cell office:value-type="string">
            <text:p>Tibetan-Sanskrit dictionary,based on a closed comparative study of Sanskrit originals and Tibetan translations of several texts.</text:p>
          </table:table-cell>
          <table:table-cell table:number-columns-repeated="1008"/>
        </table:table-row>
        <table:table-row table:style-name="ro1">
          <table:table-cell office:value-type="string">
            <text:p>W2CZ8088</text:p>
          </table:table-cell>
          <table:table-cell office:value-type="string">
            <text:p>004171427-X</text:p>
          </table:table-cell>
          <table:table-cell office:value-type="string">
            <text:p>The collected works of Bu-ston.Edited by Lokesh Chandra from the collections of Raghu Vira.</text:p>
          </table:table-cell>
          <table:table-cell table:number-columns-repeated="1008"/>
        </table:table-row>
        <table:table-row table:style-name="ro1">
          <table:table-cell office:value-type="string">
            <text:p>W2CZ8088</text:p>
          </table:table-cell>
          <table:table-cell office:value-type="string">
            <text:p>004360160-X</text:p>
          </table:table-cell>
          <table:table-cell office:value-type="string">
            <text:p>History and doctrine of Bon-po Niṣpanna-yoga :original Tibetan texts on the transmission, teaching, rites and dieties of the Rdzogs chen Zhaṅ zhuṅ school of the Bon-po's.</text:p>
          </table:table-cell>
          <table:table-cell table:number-columns-repeated="1008"/>
        </table:table-row>
        <table:table-row table:style-name="ro1">
          <table:table-cell office:value-type="string">
            <text:p>W2CZ8088</text:p>
          </table:table-cell>
          <table:table-cell office:value-type="string">
            <text:p>004532489-1</text:p>
          </table:table-cell>
          <table:table-cell office:value-type="string">
            <text:p>Bod kyi deb ther Dpyid kyi rgyal moʾi glu dbyaṅs :the history of Tibet /Rgyal-ba Lṅa-pa-chen-poʾi źabs.</text:p>
          </table:table-cell>
          <table:table-cell table:number-columns-repeated="1008"/>
        </table:table-row>
        <table:table-row table:style-name="ro1">
          <table:table-cell office:value-type="string">
            <text:p>W2CZ8088</text:p>
          </table:table-cell>
          <table:table-cell office:value-type="string">
            <text:p>004558834-1</text:p>
          </table:table-cell>
          <table:table-cell office:value-type="string">
            <text:p>The Samye monastery.Tibetan text edited by Lokesh Chandra, with a foreword by Giuseppe Tucci.</text:p>
          </table:table-cell>
          <table:table-cell table:number-columns-repeated="1008"/>
        </table:table-row>
        <table:table-row table:style-name="ro1">
          <table:table-cell office:value-type="string">
            <text:p>W2CZ8088</text:p>
          </table:table-cell>
          <table:table-cell office:value-type="string">
            <text:p>006978656-9</text:p>
          </table:table-cell>
          <table:table-cell office:value-type="string">
            <text:p>Eminent Tibetan polymaths of Mongolia.Based on the work of Ye-śes-thabs-mkhas, entitled Bla-ma dam-pa-rnams-kyi gsuṅ-ḥbum-gyi dkar-chag Gn︢en-ḥbel-dran-gsoḥi-me-loṅ zhes-bya-ba bzhugs-so.By Lokesh Chandra.</text:p>
          </table:table-cell>
          <table:table-cell table:number-columns-repeated="1008"/>
        </table:table-row>
        <table:table-row table:style-name="ro1">
          <table:table-cell office:value-type="string">
            <text:p>W2CZ8088</text:p>
          </table:table-cell>
          <table:table-cell office:value-type="string">
            <text:p>007352370-4</text:p>
          </table:table-cell>
          <table:table-cell office:value-type="string">
            <text:p>Rje btsun bla ma Tsoṅ-kha-pa chen poi̓ ṅo mtshar rmad du byuṅ bai̓ rnam par thar pa dad pai̓ j̓ug ṅogs źes bya bai̓ bźugs so /[Dge-legs-dpal-bzaṅ-pos ... sbyar].</text:p>
          </table:table-cell>
          <table:table-cell table:number-columns-repeated="1008"/>
        </table:table-row>
        <table:table-row table:style-name="ro1">
          <table:table-cell office:value-type="string">
            <text:p>W2CZ8088</text:p>
          </table:table-cell>
          <table:table-cell office:value-type="string">
            <text:p>007352371-2</text:p>
          </table:table-cell>
          <table:table-cell office:value-type="string">
            <text:p>Rgyal-ba Tshaṅs-dbyaṅs-rgya-mtshoʾi Mgul glu bźugs so /the love songs of the 6th Dalai Lama Tshang-yang Gya-tsho.</text:p>
          </table:table-cell>
          <table:table-cell table:number-columns-repeated="1008"/>
        </table:table-row>
        <table:table-row table:style-name="ro1">
          <table:table-cell office:value-type="string">
            <text:p>W2CZ8088</text:p>
          </table:table-cell>
          <table:table-cell office:value-type="string">
            <text:p>007352374-7</text:p>
          </table:table-cell>
          <table:table-cell office:value-type="string">
            <text:p>ʾDzam gliṅ Ge-sar rgyal poʾi rnam thar Lho śiṅ khri btul baʾi lo rgyus Rnam par rgyal ba nor buʾi phreṅ ba bźugs so.</text:p>
          </table:table-cell>
          <table:table-cell table:number-columns-repeated="1008"/>
        </table:table-row>
        <table:table-row table:style-name="ro1">
          <table:table-cell office:value-type="string">
            <text:p>W2CZ8088</text:p>
          </table:table-cell>
          <table:table-cell office:value-type="string">
            <text:p>007352375-5</text:p>
          </table:table-cell>
          <table:table-cell office:value-type="string">
            <text:p>ʾDzam gliṅ Ge-sar ʾphrul gyi rgyal poʾi rtogs brjod las :Phyi gliṅ ʾJar gliṅ rgyal khaṃs btul baʾi gʹyul ʾgyed Dpaʾ bo sniṅ gi dgaʾ ston ṅo mtshar gtam gyi leʾu daṅ ʾbrel baʾi dril rdzoṅ daṅ go rdzoṅ gtsor gyur paʾi gʹyaṅ gter gyi sgo mo phyes paʾi gtam ṅo mtshar dgos ʾbyuṅ bsam ʾphel nor buʾi mdzod khaṅ bźugs so /[Dharma-ma-ti[s] sbyar]</text:p>
          </table:table-cell>
          <table:table-cell table:number-columns-repeated="1008"/>
        </table:table-row>
        <table:table-row table:style-name="ro1">
          <table:table-cell office:value-type="string">
            <text:p>W2CZ8088</text:p>
          </table:table-cell>
          <table:table-cell office:value-type="string">
            <text:p>007352376-3</text:p>
          </table:table-cell>
          <table:table-cell office:value-type="string">
            <text:p>Gsol ʼdebs leʼu bdun paʼi lo rgyus dmigs rim phan yon daṅ bcas pa sñan rgyud zab mo yi ger bkod pa bźugs so /[Rā-ga-a-se ... bkod]</text:p>
          </table:table-cell>
          <table:table-cell table:number-columns-repeated="1008"/>
        </table:table-row>
        <table:table-row table:style-name="ro1">
          <table:table-cell office:value-type="string">
            <text:p>W2CZ8088</text:p>
          </table:table-cell>
          <table:table-cell office:value-type="string">
            <text:p>007352377-1</text:p>
          </table:table-cell>
          <table:table-cell office:value-type="string">
            <text:p>Ma saṅ[s] skyes buʾi rnam thar las Kha cheʾi gýu rdzoṅ phab paʾi rtogs brjod [ṅo] mtshar gtam gyi phreṅ ba bźugs.</text:p>
          </table:table-cell>
          <table:table-cell table:number-columns-repeated="1008"/>
        </table:table-row>
        <table:table-row table:style-name="ro1">
          <table:table-cell office:value-type="string">
            <text:p>W2CZ8088</text:p>
          </table:table-cell>
          <table:table-cell office:value-type="string">
            <text:p>007352379-8</text:p>
          </table:table-cell>
          <table:table-cell office:value-type="string">
            <text:p>The epic of Gesar, Tibet's hero-king /edited and published by Lobpon Tenzin Namdak.</text:p>
          </table:table-cell>
          <table:table-cell table:number-columns-repeated="1008"/>
        </table:table-row>
        <table:table-row table:style-name="ro1">
          <table:table-cell office:value-type="string">
            <text:p>W2CZ8088</text:p>
          </table:table-cell>
          <table:table-cell office:value-type="string">
            <text:p>007352382-8</text:p>
          </table:table-cell>
          <table:table-cell office:value-type="string">
            <text:p>Skabs bźi paʼi bsdus don Rgyal mkhan po Grags-pa-rgyal-mtshan-pa la gnaṅ ba bźugs so /[Dkon-mchog-bstan-paʼi-sgron-me-dpal-bzaṅ-po sgrig]</text:p>
          </table:table-cell>
          <table:table-cell table:number-columns-repeated="1008"/>
        </table:table-row>
        <table:table-row table:style-name="ro1">
          <table:table-cell office:value-type="string">
            <text:p>W2CZ8088</text:p>
          </table:table-cell>
          <table:table-cell office:value-type="string">
            <text:p>007352386-0</text:p>
          </table:table-cell>
          <table:table-cell office:value-type="string">
            <text:p>Blo rigs kyi rnam bźag mdor bsdus Mun sel sgron me bźugs so /[Karma Tshul-khrims-rgya-mtsho-pas ... bris]</text:p>
          </table:table-cell>
          <table:table-cell table:number-columns-repeated="1008"/>
        </table:table-row>
        <table:table-row table:style-name="ro1">
          <table:table-cell office:value-type="string">
            <text:p>W2CZ8088</text:p>
          </table:table-cell>
          <table:table-cell office:value-type="string">
            <text:p>007352388-7</text:p>
          </table:table-cell>
          <table:table-cell office:value-type="string">
            <text:p>Dpe chos rin chen spuṅs pa bźugs so /[Po-to-baʾi man ṅag]</text:p>
          </table:table-cell>
          <table:table-cell table:number-columns-repeated="1008"/>
        </table:table-row>
        <table:table-row table:style-name="ro1">
          <table:table-cell office:value-type="string">
            <text:p>W2CZ8088</text:p>
          </table:table-cell>
          <table:table-cell office:value-type="string">
            <text:p>007352392-5</text:p>
          </table:table-cell>
          <table:table-cell office:value-type="string">
            <text:p>Rtogs brjod Dpag bsam ʼkhri śiṅ gi sñan tshig gi rgyan lhug par bkrol pa Mthoṅ ba don ldan źes bya ba /[Chos-rgyal Dge-baʼi-dbaṅ-pos leʼu brgya daṅ bdun ; phyi ma leʼu gcig sras Zla-baʼi-dbaṅ-pos mdzad]</text:p>
          </table:table-cell>
          <table:table-cell table:number-columns-repeated="1008"/>
        </table:table-row>
        <table:table-row table:style-name="ro1">
          <table:table-cell office:value-type="string">
            <text:p>W2CZ8088</text:p>
          </table:table-cell>
          <table:table-cell office:value-type="string">
            <text:p>007352394-1</text:p>
          </table:table-cell>
          <table:table-cell office:value-type="string">
            <text:p>Mtshuṅs don man ṅag Rdo rjeʼi thol glu spros bral sgra dbyaṅs źes bya ba bźugs so :Patul Rinpotche's compendium of the essential teaching editor: Tarthang Tulku.</text:p>
          </table:table-cell>
          <table:table-cell table:number-columns-repeated="1008"/>
        </table:table-row>
        <table:table-row table:style-name="ro1">
          <table:table-cell office:value-type="string">
            <text:p>W2CZ8088</text:p>
          </table:table-cell>
          <table:table-cell office:value-type="string">
            <text:p>007352395-X</text:p>
          </table:table-cell>
          <table:table-cell office:value-type="string">
            <text:p>Thog mthaʼ bar gsum du dge baʼi gtam lta sgom spyod gsum ñams len Dam paʼi sñiṅ nor źes bya ba bźugs so :Patul Rinpotche's instructions in the Triyana ; editor: Tarthang Tulku.</text:p>
          </table:table-cell>
          <table:table-cell table:number-columns-repeated="1008"/>
        </table:table-row>
        <table:table-row table:style-name="ro1">
          <table:table-cell office:value-type="string">
            <text:p>W2CZ8088</text:p>
          </table:table-cell>
          <table:table-cell office:value-type="string">
            <text:p>007352396-8</text:p>
          </table:table-cell>
          <table:table-cell office:value-type="string">
            <text:p>Śer phyin Mṅon par rtogs paʾi rgyan gyi tshig don rnam par bśad pa Ma pham źal luṅ źes bya ba bźugs /[Mco-sṅags-bstan-paʾ-ñi-mas sbyar]</text:p>
          </table:table-cell>
          <table:table-cell table:number-columns-repeated="1008"/>
        </table:table-row>
        <table:table-row table:style-name="ro1">
          <table:table-cell office:value-type="string">
            <text:p>W2CZ8088</text:p>
          </table:table-cell>
          <table:table-cell office:value-type="string">
            <text:p>007352397-6</text:p>
          </table:table-cell>
          <table:table-cell office:value-type="string">
            <text:p>Lta grub śan ʾbyed Gnad kyi sgron me bźugs so / [Dwags-po-pa Mdo-sṅags-bstan-paʾi-ñi-ma...bris]</text:p>
          </table:table-cell>
          <table:table-cell table:number-columns-repeated="1008"/>
        </table:table-row>
        <table:table-row table:style-name="ro1">
          <table:table-cell office:value-type="string">
            <text:p>W2CZ8088</text:p>
          </table:table-cell>
          <table:table-cell office:value-type="string">
            <text:p>007352401-8</text:p>
          </table:table-cell>
          <table:table-cell office:value-type="string">
            <text:p>Mthaʾ dpyod blo gsal yid gsos ʾJam-dbyaṅs-bźad-paʾi-rdo-rjes bgyis pa Legs bśad dgaʾ ston Yid bźin nor bu bźugs so.</text:p>
          </table:table-cell>
          <table:table-cell table:number-columns-repeated="1008"/>
        </table:table-row>
        <table:table-row table:style-name="ro1">
          <table:table-cell office:value-type="string">
            <text:p>W2CZ8088</text:p>
          </table:table-cell>
          <table:table-cell office:value-type="string">
            <text:p>007352402-6</text:p>
          </table:table-cell>
          <table:table-cell office:value-type="string">
            <text:p>Dpal Nā-ro-paʾi chos drug las :Rtsa ba tsaṇḍā lī daṅ poʾi las can rnams kyi bgo [sic] skal du rnam par phye baʾi zin ris [sic] Ku mut ʾdzum paʾi zla tshes źes bya ba bźugs so /[ʾJam-dpal-dgaʾ-baʾi-śes-rab bam miṅ gźan Theg-pa-mchog-gi-rnal-ʾbyor-pa He-ru-ka-nanda-badzra ... sbyar]</text:p>
          </table:table-cell>
          <table:table-cell table:number-columns-repeated="1008"/>
        </table:table-row>
        <table:table-row table:style-name="ro1">
          <table:table-cell office:value-type="string">
            <text:p>W2CZ8088</text:p>
          </table:table-cell>
          <table:table-cell office:value-type="string">
            <text:p>007352404-2</text:p>
          </table:table-cell>
          <table:table-cell office:value-type="string">
            <text:p>Luṅ ston pa Sum cu paʼi dgoṅs don legs par ʼgrel ba Rab gsal zla śel snaṅ ba źes bya ba bźugs so /[ʼJam-dpal-rol-paʼi-blo-gros brtsam]</text:p>
          </table:table-cell>
          <table:table-cell table:number-columns-repeated="1008"/>
        </table:table-row>
        <table:table-row table:style-name="ro1">
          <table:table-cell office:value-type="string">
            <text:p>W2CZ8088</text:p>
          </table:table-cell>
          <table:table-cell office:value-type="string">
            <text:p>007352405-0</text:p>
          </table:table-cell>
          <table:table-cell office:value-type="string">
            <text:p>Rdzogs pa chen po Kloṅ-chen sñiṅ tig gi gdod maʼi lam gyi rim paʼi khrid yig Ye śes bla ma źes bya ba bźugs /[Raṅ-byuṅ-rdo-rje ʼJigs-med-gliṅ-pas bkod]</text:p>
          </table:table-cell>
          <table:table-cell table:number-columns-repeated="1008"/>
        </table:table-row>
        <table:table-row table:style-name="ro1">
          <table:table-cell office:value-type="string">
            <text:p>W2CZ8088</text:p>
          </table:table-cell>
          <table:table-cell office:value-type="string">
            <text:p>007352408-5</text:p>
          </table:table-cell>
          <table:table-cell office:value-type="string">
            <text:p>Sprul-sku Karma-gliṅ-paʼi gter byon Badzra gu ruʼi phan yon daṅ ʼbru ʼgrel bźugs so.</text:p>
          </table:table-cell>
          <table:table-cell table:number-columns-repeated="1008"/>
        </table:table-row>
        <table:table-row table:style-name="ro1">
          <table:table-cell office:value-type="string">
            <text:p>W2CZ8088</text:p>
          </table:table-cell>
          <table:table-cell office:value-type="string">
            <text:p>007352417-4</text:p>
          </table:table-cell>
          <table:table-cell office:value-type="string">
            <text:p>Rgyud-stod Kun-dgaʼ-don-ʼgrub kyis mdzad paʼi Dpal Gsaṅ ba ʼdus paʼi ṭikka chen mo bźugs so /[Kun-dgaʼ-don-grub-dpal-bzaṅ-poʼi gsuṅ]</text:p>
          </table:table-cell>
          <table:table-cell table:number-columns-repeated="1008"/>
        </table:table-row>
        <table:table-row table:style-name="ro1">
          <table:table-cell office:value-type="string">
            <text:p>W2CZ8088</text:p>
          </table:table-cell>
          <table:table-cell office:value-type="string">
            <text:p>007352424-7</text:p>
          </table:table-cell>
          <table:table-cell office:value-type="string">
            <text:p>Don rnam par ṅes pa Śes rab ral gri bźugs so /[ʾJam-dpal-dgyes-pas bris]</text:p>
          </table:table-cell>
          <table:table-cell table:number-columns-repeated="1008"/>
        </table:table-row>
        <table:table-row table:style-name="ro1">
          <table:table-cell office:value-type="string">
            <text:p>W2CZ8088</text:p>
          </table:table-cell>
          <table:table-cell office:value-type="string">
            <text:p>007352425-5</text:p>
          </table:table-cell>
          <table:table-cell office:value-type="string">
            <text:p>Tshad maʾi gźuṅ don ʾbyed paʾi bsdus grwaʾi rnam bźag Rigs lam ʾphrul gyi lde mig ces bya ba las :Rigs lam chuṅ ṅuʾi rnam par bśad pa bźugs so /[Byams-pa-rgya-mtsho]</text:p>
          </table:table-cell>
          <table:table-cell table:number-columns-repeated="1008"/>
        </table:table-row>
        <table:table-row table:style-name="ro1">
          <table:table-cell office:value-type="string">
            <text:p>W2CZ8088</text:p>
          </table:table-cell>
          <table:table-cell office:value-type="string">
            <text:p>007352426-3</text:p>
          </table:table-cell>
          <table:table-cell office:value-type="string">
            <text:p>ʼPhags-ma Sgrol-dkar Yid-bźin-ʼkhor-loʼi sgrub thabs, bsñen pa, sbyin sreg sogs /Ñer mkhoʾi chos tshan sna tshogs phyogs gcig tu bkod pa.</text:p>
          </table:table-cell>
          <table:table-cell table:number-columns-repeated="1008"/>
        </table:table-row>
        <table:table-row table:style-name="ro1">
          <table:table-cell office:value-type="string">
            <text:p>W2CZ8088</text:p>
          </table:table-cell>
          <table:table-cell office:value-type="string">
            <text:p>007352428-X</text:p>
          </table:table-cell>
          <table:table-cell office:value-type="string">
            <text:p>Mkhas ʾjug gi sdom byaṅ bźugs so /[Mi-pham-ʾjam-dpal-dgyes-pas bkad]</text:p>
          </table:table-cell>
          <table:table-cell table:number-columns-repeated="1008"/>
        </table:table-row>
        <table:table-row table:style-name="ro1">
          <table:table-cell office:value-type="string">
            <text:p>W2CZ8088</text:p>
          </table:table-cell>
          <table:table-cell office:value-type="string">
            <text:p>007352433-6</text:p>
          </table:table-cell>
          <table:table-cell office:value-type="string">
            <text:p>Bod brdaʾi tshig mdzod =Tibetan dictionary /L.S. Dagyab.</text:p>
          </table:table-cell>
          <table:table-cell table:number-columns-repeated="1008"/>
        </table:table-row>
        <table:table-row table:style-name="ro1">
          <table:table-cell office:value-type="string">
            <text:p>W2CZ8088</text:p>
          </table:table-cell>
          <table:table-cell office:value-type="string">
            <text:p>007352434-4</text:p>
          </table:table-cell>
          <table:table-cell office:value-type="string">
            <text:p>Brda gsar rñiṅ gi rnam gźag legs par ston pa Gsar buʼi ñer mkho źes bya ba bźugs so /[Lhun-grub-blo-ldan ... bgyis]</text:p>
          </table:table-cell>
          <table:table-cell table:number-columns-repeated="1008"/>
        </table:table-row>
        <table:table-row table:style-name="ro1">
          <table:table-cell office:value-type="string">
            <text:p>W2CZ8088</text:p>
          </table:table-cell>
          <table:table-cell office:value-type="string">
            <text:p>007352435-2</text:p>
          </table:table-cell>
          <table:table-cell office:value-type="string">
            <text:p>Kā ri kā lṅa bcu pa bźugs so /[Slob-dpon Klu-sgrub kyis mdzad]</text:p>
          </table:table-cell>
          <table:table-cell table:number-columns-repeated="1008"/>
        </table:table-row>
        <table:table-row table:style-name="ro1">
          <table:table-cell office:value-type="string">
            <text:p>W2CZ8088</text:p>
          </table:table-cell>
          <table:table-cell office:value-type="string">
            <text:p>007352437-9</text:p>
          </table:table-cell>
          <table:table-cell office:value-type="string">
            <text:p>Tibetan fairy tales of the Vetala.</text:p>
          </table:table-cell>
          <table:table-cell table:number-columns-repeated="1008"/>
        </table:table-row>
        <table:table-row table:style-name="ro1">
          <table:table-cell office:value-type="string">
            <text:p>W2CZ8088</text:p>
          </table:table-cell>
          <table:table-cell office:value-type="string">
            <text:p>007352439-5</text:p>
          </table:table-cell>
          <table:table-cell office:value-type="string">
            <text:p>Zab lam Dgaʾ-ldan lha brgya maʾi rnal ʾbyor ñams su len tshul sñan brgyud źal śes lhug par bkod paʾi man ṅag Rin chen gter gyi baṅ mdzod ces bya ba bźugs so /[Pha-bo-khaʾi-sprul-miṅ-pas sbyar]</text:p>
          </table:table-cell>
          <table:table-cell table:number-columns-repeated="1008"/>
        </table:table-row>
        <table:table-row table:style-name="ro1">
          <table:table-cell office:value-type="string">
            <text:p>W2CZ8088</text:p>
          </table:table-cell>
          <table:table-cell office:value-type="string">
            <text:p>007352441-7</text:p>
          </table:table-cell>
          <table:table-cell office:value-type="string">
            <text:p>Bod kyi brdaʾ dag sa mthaʾi rnam dbye Rab gsal sgron me źes bya ba bźugs so /[Śes-rab-ʾod-zer gyi(s) sbyar]</text:p>
          </table:table-cell>
          <table:table-cell table:number-columns-repeated="1008"/>
        </table:table-row>
        <table:table-row table:style-name="ro1">
          <table:table-cell office:value-type="string">
            <text:p>W2CZ8088</text:p>
          </table:table-cell>
          <table:table-cell office:value-type="string">
            <text:p>007352444-1</text:p>
          </table:table-cell>
          <table:table-cell office:value-type="string">
            <text:p>Sumbha Mkhan-po Ye-śes-dpal-ʾbyor gyi gsuṅ, Rgya-gar ʾPhags yul, Rgya-nag chen-po, Gaṅs-can Bod yul, Sog yul rnams su dam chos rin chen byuṅ tshul Dpag bsam ljon bzaṅ las :Gaṅs-can Bod kyi yul du dam chos dar tshul gyi dpe deb bźugs so.</text:p>
          </table:table-cell>
          <table:table-cell table:number-columns-repeated="1008"/>
        </table:table-row>
        <table:table-row table:style-name="ro1">
          <table:table-cell office:value-type="string">
            <text:p>W2CZ8088</text:p>
          </table:table-cell>
          <table:table-cell office:value-type="string">
            <text:p>007352450-6</text:p>
          </table:table-cell>
          <table:table-cell office:value-type="string">
            <text:p>Dbu ma rgyan gyi tshig leʾur byas pa bźugs so /[Slob-dpon Źi-ba-ʾtsho ... mdzad]</text:p>
          </table:table-cell>
          <table:table-cell table:number-columns-repeated="1008"/>
        </table:table-row>
        <table:table-row table:style-name="ro1">
          <table:table-cell office:value-type="string">
            <text:p>W2CZ8088</text:p>
          </table:table-cell>
          <table:table-cell office:value-type="string">
            <text:p>007352454-9</text:p>
          </table:table-cell>
          <table:table-cell office:value-type="string">
            <text:p>Dam paʼi chos rin po che ʼPhags-paʼi yul du ji ltar dar baʼi tshul gsal bar ston pa Dgos ʼdod kun ʼbyuṅ źes bya ba bźugs so /[Tā-ra-nā-thas sbyar]</text:p>
          </table:table-cell>
          <table:table-cell table:number-columns-repeated="1008"/>
        </table:table-row>
        <table:table-row table:style-name="ro1">
          <table:table-cell office:value-type="string">
            <text:p>W2CZ8088</text:p>
          </table:table-cell>
          <table:table-cell office:value-type="string">
            <text:p>007353590-7</text:p>
          </table:table-cell>
          <table:table-cell office:value-type="string">
            <text:p>Bstan bcos mṅon par rtogs paʾi rgyan ʾgrel pa daṅ bcas paʾi rnam bśad rnam pa gñis kyi dkaʾ baʾi gnad gsal bar byed pa legs bśad Skal bzaṅ klu dbaṅ gi rol mtsho źes bya ba /[Rje-btsun Chos-kyi-rgyal-mtshan gyis mdzad pa]</text:p>
          </table:table-cell>
          <table:table-cell table:number-columns-repeated="1008"/>
        </table:table-row>
        <table:table-row table:style-name="ro1">
          <table:table-cell office:value-type="string">
            <text:p>W2CZ8088</text:p>
          </table:table-cell>
          <table:table-cell office:value-type="string">
            <text:p>007353600-8</text:p>
          </table:table-cell>
          <table:table-cell office:value-type="string">
            <text:p>O-rgyan chen poʼi ma ʼoṅs luṅ bstan /Gar-dbaṅ-rdo-rje daṅ Bya-btaṅ Gro-lod gñis kyi gter nas spyan draṅs pa bźugs so.</text:p>
          </table:table-cell>
          <table:table-cell table:number-columns-repeated="1008"/>
        </table:table-row>
        <table:table-row table:style-name="ro1">
          <table:table-cell office:value-type="string">
            <text:p>W2CZ8088</text:p>
          </table:table-cell>
          <table:table-cell office:value-type="string">
            <text:p>007353601-6</text:p>
          </table:table-cell>
          <table:table-cell office:value-type="string">
            <text:p>ʾJam-mgon Sa-skya paṇḍi-tas mdzad paʾi Mkhas pa ʾjug paʾi sgo źes bya baʾi bstan bcos bźugs so =mKHas Pa ʾJug Paʾi sGo, way of the wise ; guide to propagation, disputation and composition of classics /by Sa sKya Pan Dita, Kun dGaʾ rGyal mTSHAN.</text:p>
          </table:table-cell>
          <table:table-cell table:number-columns-repeated="1008"/>
        </table:table-row>
        <table:table-row table:style-name="ro1">
          <table:table-cell office:value-type="string">
            <text:p>W2CZ8088</text:p>
          </table:table-cell>
          <table:table-cell office:value-type="string">
            <text:p>007353610-5</text:p>
          </table:table-cell>
          <table:table-cell office:value-type="string">
            <text:p>Byaṅ chub lam gyi rim paʾi dmar khrid Thams cad mkhyen par bgrod paʾi bde lam źes bya ba bźugs so /[Blo-bzaṅ-chos-kyi-rgyal-mtshan gyis ... btab]</text:p>
          </table:table-cell>
          <table:table-cell table:number-columns-repeated="1008"/>
        </table:table-row>
        <table:table-row table:style-name="ro1">
          <table:table-cell office:value-type="string">
            <text:p>W2CZ8088</text:p>
          </table:table-cell>
          <table:table-cell office:value-type="string">
            <text:p>007353612-1</text:p>
          </table:table-cell>
          <table:table-cell office:value-type="string">
            <text:p>Theg pa chen poʾi man ṅag gi bstan bcos Yid bźin rin po cheʾimdzod kyi ʾgrel pa Padma dkar po. /[Tshul-khrims-blo-gros kyis ... legs par bkod].</text:p>
          </table:table-cell>
          <table:table-cell table:number-columns-repeated="1008"/>
        </table:table-row>
        <table:table-row table:style-name="ro1">
          <table:table-cell office:value-type="string">
            <text:p>W2CZ8088</text:p>
          </table:table-cell>
          <table:table-cell office:value-type="string">
            <text:p>007353613-X</text:p>
          </table:table-cell>
          <table:table-cell office:value-type="string">
            <text:p>Tshad ma rigs paʼi gter gyi legs bśad Bzaṅ po gsum ldan ces bya ba bźugs so /[Bha-dra-ma-tis sbyar]</text:p>
          </table:table-cell>
          <table:table-cell table:number-columns-repeated="1008"/>
        </table:table-row>
        <table:table-row table:style-name="ro1">
          <table:table-cell office:value-type="string">
            <text:p>W2CZ8088</text:p>
          </table:table-cell>
          <table:table-cell office:value-type="string">
            <text:p>007353614-8</text:p>
          </table:table-cell>
          <table:table-cell office:value-type="string">
            <text:p>Yi geʼi bśad pa Mkhas paʼi kha rgyan :daṅ Dag yig gces bsdus ʼkhrul spoṅ legs par bśad pa i Skya rens gsar ba źes bya ba bźugs so /[A-lag-śa Ṅag-bdaṅ-bstan-dar gyis bgyis].</text:p>
          </table:table-cell>
          <table:table-cell table:number-columns-repeated="1008"/>
        </table:table-row>
        <table:table-row table:style-name="ro1">
          <table:table-cell office:value-type="string">
            <text:p>W2CZ8088</text:p>
          </table:table-cell>
          <table:table-cell office:value-type="string">
            <text:p>007353617-2</text:p>
          </table:table-cell>
          <table:table-cell office:value-type="string">
            <text:p>Naṅ paʾi bstan pa la ʾjug paʾi sgo daṅ po bźugs so /by K. G. Bakula.</text:p>
          </table:table-cell>
          <table:table-cell table:number-columns-repeated="1008"/>
        </table:table-row>
        <table:table-row table:style-name="ro1">
          <table:table-cell office:value-type="string">
            <text:p>W2CZ8088</text:p>
          </table:table-cell>
          <table:table-cell office:value-type="string">
            <text:p>007353618-0</text:p>
          </table:table-cell>
          <table:table-cell office:value-type="string">
            <text:p>Tibetan grammer [sic] book :Bod kyi skad la ñe bar mkho baʼi bstan bcos Sum Rtags gñis kyi rnam bśad phyogs bsdebs Kun phan me loṅ źes bya ba bźugs so.</text:p>
          </table:table-cell>
          <table:table-cell table:number-columns-repeated="1008"/>
        </table:table-row>
        <table:table-row table:style-name="ro1">
          <table:table-cell office:value-type="string">
            <text:p>W2CZ8088</text:p>
          </table:table-cell>
          <table:table-cell office:value-type="string">
            <text:p>007353619-9</text:p>
          </table:table-cell>
          <table:table-cell office:value-type="string">
            <text:p>Bla ma dgoṅs pa ʾdus paʾi skoṅ chog las byaṅ khrigs su bsdebs pa Rig pa ʾdzin paʾi lam bzaṅ źes bya ba bźugs so /[ʾJigs-bral-ye-śes-rdo-rjes sbyar].</text:p>
          </table:table-cell>
          <table:table-cell table:number-columns-repeated="1008"/>
        </table:table-row>
        <table:table-row table:style-name="ro1">
          <table:table-cell office:value-type="string">
            <text:p>W2CZ8088</text:p>
          </table:table-cell>
          <table:table-cell office:value-type="string">
            <text:p>007353620-2</text:p>
          </table:table-cell>
          <table:table-cell office:value-type="string">
            <text:p>ʾBum gyi bsdus don sñiṅ po daṅ bcas pa bźugs so /[Atīśa]</text:p>
          </table:table-cell>
          <table:table-cell table:number-columns-repeated="1008"/>
        </table:table-row>
        <table:table-row table:style-name="ro1">
          <table:table-cell office:value-type="string">
            <text:p>W2CZ8088</text:p>
          </table:table-cell>
          <table:table-cell office:value-type="string">
            <text:p>007353622-9</text:p>
          </table:table-cell>
          <table:table-cell office:value-type="string">
            <text:p>Sman blaʾi mdo chog Yid bźin dbaṅ rgyal źes bya ba bźugs so.</text:p>
          </table:table-cell>
          <table:table-cell table:number-columns-repeated="1008"/>
        </table:table-row>
        <table:table-row table:style-name="ro1">
          <table:table-cell office:value-type="string">
            <text:p>W2CZ8088</text:p>
          </table:table-cell>
          <table:table-cell office:value-type="string">
            <text:p>007353624-5</text:p>
          </table:table-cell>
          <table:table-cell office:value-type="string">
            <text:p>Lta baʾi śan ʾbyed Theg mchog gnad kyi zla zer źes bya ba bźugs so /[Bsod-nams-seṅges sbyar]</text:p>
          </table:table-cell>
          <table:table-cell table:number-columns-repeated="1008"/>
        </table:table-row>
        <table:table-row table:style-name="ro1">
          <table:table-cell office:value-type="string">
            <text:p>W2CZ8088</text:p>
          </table:table-cell>
          <table:table-cell office:value-type="string">
            <text:p>007353625-3</text:p>
          </table:table-cell>
          <table:table-cell office:value-type="string">
            <text:p>Spyi nor Goṅ-sa Skyabs-mgon-chen-po mchog nas rim stsal Bkaʾ slob khag ʾgaʾ śas phyogs bsdebs źus pa.</text:p>
          </table:table-cell>
          <table:table-cell table:number-columns-repeated="1008"/>
        </table:table-row>
        <table:table-row table:style-name="ro1">
          <table:table-cell office:value-type="string">
            <text:p>W2CZ8088</text:p>
          </table:table-cell>
          <table:table-cell office:value-type="string">
            <text:p>007353626-1</text:p>
          </table:table-cell>
          <table:table-cell office:value-type="string">
            <text:p>Rje-btsun Chos-kyi-rgyal-mtshan-dpal-bzaṅ-poʾi gsuṅ Mkhas paʾi mgul rgyan ces bya ba Sa lam rnam gźag bźugs so.</text:p>
          </table:table-cell>
          <table:table-cell table:number-columns-repeated="1008"/>
        </table:table-row>
        <table:table-row table:style-name="ro1">
          <table:table-cell office:value-type="string">
            <text:p>W2CZ8088</text:p>
          </table:table-cell>
          <table:table-cell office:value-type="string">
            <text:p>007353631-8</text:p>
          </table:table-cell>
          <table:table-cell office:value-type="string">
            <text:p>Goṅ-sa Rgyal-dbaṅ Lṅa-pa-chen-po-mchog gis mdzad paʾi Bod kyi rgyal rabs rdzogs ldan gźon nuʾi dgaʾ ston :Early history of Tibet /by Ṅag dBaṅ Blo bZan rGya mTsho ; edited by Ngawang Gelek Demo.</text:p>
          </table:table-cell>
          <table:table-cell table:number-columns-repeated="1008"/>
        </table:table-row>
        <table:table-row table:style-name="ro1">
          <table:table-cell office:value-type="string">
            <text:p>W2CZ8088</text:p>
          </table:table-cell>
          <table:table-cell office:value-type="string">
            <text:p>007353632-6</text:p>
          </table:table-cell>
          <table:table-cell office:value-type="string">
            <text:p>A mirror of the rTag-jug grammar /by Kachen Padma.</text:p>
          </table:table-cell>
          <table:table-cell table:number-columns-repeated="1008"/>
        </table:table-row>
        <table:table-row table:style-name="ro1">
          <table:table-cell office:value-type="string">
            <text:p>W2CZ8088</text:p>
          </table:table-cell>
          <table:table-cell office:value-type="string">
            <text:p>007353633-4</text:p>
          </table:table-cell>
          <table:table-cell office:value-type="string">
            <text:p>Modern Tibetan grammar /by Kachen-Padma ; edited, L. Jamspal.</text:p>
          </table:table-cell>
          <table:table-cell table:number-columns-repeated="1008"/>
        </table:table-row>
        <table:table-row table:style-name="ro1">
          <table:table-cell office:value-type="string">
            <text:p>W2CZ8088</text:p>
          </table:table-cell>
          <table:table-cell office:value-type="string">
            <text:p>007353639-3</text:p>
          </table:table-cell>
          <table:table-cell office:value-type="string">
            <text:p>Thig gi lag len du ma gsal bar bśad pa Bzo rig mdzes paʾi kha rgyan źes bźugs so / [Rȯn-tha Blo-bzaṅ-dam-chos-rgya-mtshos mdzad]</text:p>
          </table:table-cell>
          <table:table-cell table:number-columns-repeated="1008"/>
        </table:table-row>
        <table:table-row table:style-name="ro1">
          <table:table-cell office:value-type="string">
            <text:p>W2CZ8088</text:p>
          </table:table-cell>
          <table:table-cell office:value-type="string">
            <text:p>007353649-0</text:p>
          </table:table-cell>
          <table:table-cell office:value-type="string">
            <text:p>Bod kyi brda sprod paʼi bstan bcos Sum cu pa daṅ Rtags kyi ʼjug paʼi rnam bśad Thon-miʼi dgoṅs ʼgrel źes bya ba bźugs so :A Tibetan grammar based on the Sumcupa and rTagskyihjukpa /with a commentary by Dorje Wangchuk Kharto.</text:p>
          </table:table-cell>
          <table:table-cell table:number-columns-repeated="1008"/>
        </table:table-row>
        <table:table-row table:style-name="ro1">
          <table:table-cell office:value-type="string">
            <text:p>W2CZ8088</text:p>
          </table:table-cell>
          <table:table-cell office:value-type="string">
            <text:p>007353655-5</text:p>
          </table:table-cell>
          <table:table-cell office:value-type="string">
            <text:p>ʾOd zer ʾphreṅ ba [and] Ye śes snaṅ ba rnam ʾbyed =ʾAod zer phreng ba and Ye shes snang ba rnam ʾbyed : Garland of rays [and] Wisdom, appearance, absolute discrimination thereof /by Mi-Pham-Rinpoche Ajitaguru.</text:p>
          </table:table-cell>
          <table:table-cell table:number-columns-repeated="1008"/>
        </table:table-row>
        <table:table-row table:style-name="ro1">
          <table:table-cell office:value-type="string">
            <text:p>W2CZ8088</text:p>
          </table:table-cell>
          <table:table-cell office:value-type="string">
            <text:p>007353657-1</text:p>
          </table:table-cell>
          <table:table-cell office:value-type="string">
            <text:p>Brgal lan ñin byed snaṅ ba =Brgal lan nyin byed snang ba zhes bya ba bzhugs so /by Mi-Pham-Rin-poche (Ajitaguru).</text:p>
          </table:table-cell>
          <table:table-cell table:number-columns-repeated="1008"/>
        </table:table-row>
        <table:table-row table:style-name="ro1">
          <table:table-cell office:value-type="string">
            <text:p>W2CZ8088</text:p>
          </table:table-cell>
          <table:table-cell office:value-type="string">
            <text:p>007353660-1</text:p>
          </table:table-cell>
          <table:table-cell office:value-type="string">
            <text:p>ʾDul ba mdo rtsa baʾi rnam bśad Ñi maʾi ʾod zer legs bśad luṅ gi rgya mtsho źes bya ba bźugs so /[ʾDul-ʾdzin Mtsho-sna-ba Chen-pos mdzod]</text:p>
          </table:table-cell>
          <table:table-cell table:number-columns-repeated="1008"/>
        </table:table-row>
        <table:table-row table:style-name="ro1">
          <table:table-cell office:value-type="string">
            <text:p>W2CZ8088</text:p>
          </table:table-cell>
          <table:table-cell office:value-type="string">
            <text:p>007353661-X</text:p>
          </table:table-cell>
          <table:table-cell office:value-type="string">
            <text:p>Chos skyoṅ spyi yi tshogs ʾkhor gyi yi ge Bdud rtsiʾi sprin phuṅ źes bya ba bźugs so /[Ṅag-dbaṅ-dge-legs pas smras]</text:p>
          </table:table-cell>
          <table:table-cell table:number-columns-repeated="1008"/>
        </table:table-row>
        <table:table-row table:style-name="ro1">
          <table:table-cell office:value-type="string">
            <text:p>W2CZ8088</text:p>
          </table:table-cell>
          <table:table-cell office:value-type="string">
            <text:p>007353673-3</text:p>
          </table:table-cell>
          <table:table-cell office:value-type="string">
            <text:p>Sdig sgrib kun ʾjoms bźugs so.</text:p>
          </table:table-cell>
          <table:table-cell table:number-columns-repeated="1008"/>
        </table:table-row>
        <table:table-row table:style-name="ro1">
          <table:table-cell office:value-type="string">
            <text:p>W2CZ8088</text:p>
          </table:table-cell>
          <table:table-cell office:value-type="string">
            <text:p>007353675-X</text:p>
          </table:table-cell>
          <table:table-cell office:value-type="string">
            <text:p>Śes byaʾi mkhaʾ dbyiṅs daṅ Ka lā pa na bcas bźugs.</text:p>
          </table:table-cell>
          <table:table-cell table:number-columns-repeated="1008"/>
        </table:table-row>
        <table:table-row table:style-name="ro1">
          <table:table-cell office:value-type="string">
            <text:p>W2CZ8088</text:p>
          </table:table-cell>
          <table:table-cell office:value-type="string">
            <text:p>007353685-7</text:p>
          </table:table-cell>
          <table:table-cell office:value-type="string">
            <text:p>Byaṅ-chub-sems-dpaʾ Sems-dpaʾ-chen-po Grags-pa-byaṅ-chub-dpal-bzaṅ-poʾi rtogs pa brjod paʾi sñan dṅags Byin rlabs kyi lhun po źes bya ba /[Tsoṅ-kha-pa Blo-bzaṅ-grags-paʾi-dpal gyis ... sbyar]</text:p>
          </table:table-cell>
          <table:table-cell table:number-columns-repeated="1008"/>
        </table:table-row>
        <table:table-row table:style-name="ro1">
          <table:table-cell office:value-type="string">
            <text:p>W2CZ8088</text:p>
          </table:table-cell>
          <table:table-cell office:value-type="string">
            <text:p>007353687-3</text:p>
          </table:table-cell>
          <table:table-cell office:value-type="string">
            <text:p>Bod kyi rgyal rabs daṅ ʾbrel baʾi Goṅ-sa Sku-phreṅ Bcu-gsum-pa-chen-poʾi srid phyogs kyi mdzad pa gtso bor ston pa /[Bkaʾ-blon Thub-bstan-nor-bzaṅ nas gsuṅ]</text:p>
          </table:table-cell>
          <table:table-cell table:number-columns-repeated="1008"/>
        </table:table-row>
        <table:table-row table:style-name="ro1">
          <table:table-cell office:value-type="string">
            <text:p>W2CZ8088</text:p>
          </table:table-cell>
          <table:table-cell office:value-type="string">
            <text:p>007353688-1</text:p>
          </table:table-cell>
          <table:table-cell office:value-type="string">
            <text:p>ʾDzam gliṅ gi bde ba gsar pa /[Mkhan-chuṅ Thub-bstan-bzaṅ-po nas bsam]</text:p>
          </table:table-cell>
          <table:table-cell table:number-columns-repeated="1008"/>
        </table:table-row>
        <table:table-row table:style-name="ro1">
          <table:table-cell office:value-type="string">
            <text:p>W2CZ8088</text:p>
          </table:table-cell>
          <table:table-cell office:value-type="string">
            <text:p>007356047-2</text:p>
          </table:table-cell>
          <table:table-cell office:value-type="string">
            <text:p>Bla maʾi rnal ʾbyor bde chen byin rlabs chu rgyun :a guruyoga connected with the 7th Bde-chen-chos-ʾkhor Yons-ʾdzin-ʾJam-dpal-śes-bya-kun mkhyen-mi-pham-ye-śes-snan-ba.</text:p>
          </table:table-cell>
          <table:table-cell table:number-columns-repeated="1008"/>
        </table:table-row>
        <table:table-row table:style-name="ro1">
          <table:table-cell office:value-type="string">
            <text:p>W2CZ8088</text:p>
          </table:table-cell>
          <table:table-cell office:value-type="string">
            <text:p>007356048-0</text:p>
          </table:table-cell>
          <table:table-cell office:value-type="string">
            <text:p>Bod chen poʾi srid lugs daṅ ʾbrel baʾi rgyal rabs deb ther dkar po źes bya ba bźugs so /[Mdo-smad-pa Dge-ʾdun-chos-ʾphel gyis mdzad pa].</text:p>
          </table:table-cell>
          <table:table-cell table:number-columns-repeated="1008"/>
        </table:table-row>
        <table:table-row table:style-name="ro1">
          <table:table-cell office:value-type="string">
            <text:p>W2CZ8088</text:p>
          </table:table-cell>
          <table:table-cell office:value-type="string">
            <text:p>007356049-9</text:p>
          </table:table-cell>
          <table:table-cell office:value-type="string">
            <text:p>Rgya gar gyi gnas chen khag la bgrod paʾi lam yig =Guide to Buddhist sacred places in India, Saṅs-rgyas mya ṅan las ʾdas nas lo ñis stoṅ bźi brgya gya gñis pa la /Mdo-smad-pa Dge- ʾdun-chos-ʾphel gyis bris.</text:p>
          </table:table-cell>
          <table:table-cell table:number-columns-repeated="1008"/>
        </table:table-row>
        <table:table-row table:style-name="ro1">
          <table:table-cell office:value-type="string">
            <text:p>W2CZ8088</text:p>
          </table:table-cell>
          <table:table-cell office:value-type="string">
            <text:p>007356059-6</text:p>
          </table:table-cell>
          <table:table-cell office:value-type="string">
            <text:p>Bśags paʾi rgyal po doṅ sprug, from the Rdo rje sems dpaʾi yaṅ sñiṅ.</text:p>
          </table:table-cell>
          <table:table-cell table:number-columns-repeated="1008"/>
        </table:table-row>
        <table:table-row table:style-name="ro1">
          <table:table-cell office:value-type="string">
            <text:p>W2CZ8088</text:p>
          </table:table-cell>
          <table:table-cell office:value-type="string">
            <text:p>007356067-7</text:p>
          </table:table-cell>
          <table:table-cell office:value-type="string">
            <text:p>Ārya Aṣṭasāhasr̥kā [sic] prajñā pārāmitā [sic] =Arya Ashta Sahsrika Pragya Paramita (in Tibetan).</text:p>
          </table:table-cell>
          <table:table-cell table:number-columns-repeated="1008"/>
        </table:table-row>
        <table:table-row table:style-name="ro1">
          <table:table-cell office:value-type="string">
            <text:p>W2CZ8088</text:p>
          </table:table-cell>
          <table:table-cell office:value-type="string">
            <text:p>007356068-5</text:p>
          </table:table-cell>
          <table:table-cell office:value-type="string">
            <text:p>Bstan pa yoṅs kyi mṅaʾ bdag :7 Goṅ sa yid bźin nor bu mchog gis spyi lo 1959 paʾi spyi zla dgu paʾi tshes dgu ñin ʾDzam gliṅ spyi tshogs Druṅ yig chen mor sñan źu ʾbul gnaṅ mdzad pa daṅ ... yaṅ ʾdzam gliṅ khrims źib Bod don źib rtogs tshogs pa rnams kyi dri lan gnaṅ baʾi ʾdra śus ṅo ma phyogs sgrig Nor buʾi do śal źes bya ba bźugs so.</text:p>
          </table:table-cell>
          <table:table-cell table:number-columns-repeated="1008"/>
        </table:table-row>
        <table:table-row table:style-name="ro1">
          <table:table-cell office:value-type="string">
            <text:p>W2CZ8088</text:p>
          </table:table-cell>
          <table:table-cell office:value-type="string">
            <text:p>007356070-7</text:p>
          </table:table-cell>
          <table:table-cell office:value-type="string">
            <text:p>Sdig bśags gser gyi spu gri.</text:p>
          </table:table-cell>
          <table:table-cell table:number-columns-repeated="1008"/>
        </table:table-row>
        <table:table-row table:style-name="ro1">
          <table:table-cell office:value-type="string">
            <text:p>W2CZ8088</text:p>
          </table:table-cell>
          <table:table-cell office:value-type="string">
            <text:p>007356073-1</text:p>
          </table:table-cell>
          <table:table-cell office:value-type="string">
            <text:p>Dpal ʾKhor lo sdom paʾi rgyun bśags :ritual for the practice of the Chakrasamvaratantra /by Bhū-ri-pa.</text:p>
          </table:table-cell>
          <table:table-cell table:number-columns-repeated="1008"/>
        </table:table-row>
        <table:table-row table:style-name="ro1">
          <table:table-cell office:value-type="string">
            <text:p>W2CZ8088</text:p>
          </table:table-cell>
          <table:table-cell office:value-type="string">
            <text:p>007356074-X</text:p>
          </table:table-cell>
          <table:table-cell office:value-type="string">
            <text:p>Sṅa ʾgyur Rñiṅ-ma-baʾi bstan paʾi rnam bźag Legs bśad snaṅ baʾi dgaʾ ston bźugs /[ʾJigs-bral-ye-śes-rdo-rjes brjod]</text:p>
          </table:table-cell>
          <table:table-cell table:number-columns-repeated="1008"/>
        </table:table-row>
        <table:table-row table:style-name="ro1">
          <table:table-cell office:value-type="string">
            <text:p>W2CZ8088</text:p>
          </table:table-cell>
          <table:table-cell office:value-type="string">
            <text:p>007356075-8</text:p>
          </table:table-cell>
          <table:table-cell office:value-type="string">
            <text:p>Rtsa gsum sruṅ maʾi gsol bsdus phrin las re skoṅ bźugs /[ʾJigs-bral-ye-ses-rdo-rjes bris]</text:p>
          </table:table-cell>
          <table:table-cell table:number-columns-repeated="1008"/>
        </table:table-row>
        <table:table-row table:style-name="ro1">
          <table:table-cell office:value-type="string">
            <text:p>W2CZ8088</text:p>
          </table:table-cell>
          <table:table-cell office:value-type="string">
            <text:p>007356079-0</text:p>
          </table:table-cell>
          <table:table-cell office:value-type="string">
            <text:p>Lam rim yon tan gźir gyur ma sa gźuṅ sbyar ba :an instruction on the Lam-rim /by Ri-rdzoṅ Sras-sprul Blo-bzaṅ-tshul-khrims-chos-ʾphel.</text:p>
          </table:table-cell>
          <table:table-cell table:number-columns-repeated="1008"/>
        </table:table-row>
        <table:table-row table:style-name="ro1">
          <table:table-cell office:value-type="string">
            <text:p>W2CZ8088</text:p>
          </table:table-cell>
          <table:table-cell office:value-type="string">
            <text:p>007356080-4</text:p>
          </table:table-cell>
          <table:table-cell office:value-type="string">
            <text:p>Rje btsun bla ma Tshul khrims ñi ma dpal bzaṅ poʾi rnam thar gsol ʾdebs Ṅo mtshar dad paʾi gsos sman :a reverential petition to Tshul-khrims-ñi-ma recounting the major events in his life /by Ri-rdzoṅ Sras-sprul Blo-bzaṅ-tshul-khrims-chos-ʾphel.</text:p>
          </table:table-cell>
          <table:table-cell table:number-columns-repeated="1008"/>
        </table:table-row>
        <table:table-row table:style-name="ro1">
          <table:table-cell office:value-type="string">
            <text:p>W2CZ8088</text:p>
          </table:table-cell>
          <table:table-cell office:value-type="string">
            <text:p>007356081-2</text:p>
          </table:table-cell>
          <table:table-cell office:value-type="string">
            <text:p>Thun drug gi rnal ʾbyor śes rab sgom tshul bsdus pa :a concise yoga to be performed six times a day /by Ri-rdzoṅ Sras-sprul Blo-bzaṅ-tshul-khrims-chos-ʾphel.</text:p>
          </table:table-cell>
          <table:table-cell table:number-columns-repeated="1008"/>
        </table:table-row>
        <table:table-row table:style-name="ro1">
          <table:table-cell office:value-type="string">
            <text:p>W2CZ8088</text:p>
          </table:table-cell>
          <table:table-cell office:value-type="string">
            <text:p>007356082-0</text:p>
          </table:table-cell>
          <table:table-cell office:value-type="string">
            <text:p>ʾPhags pa Thugs rje chen po Bcu gcig źal gyi sgrub thabs :a ritual for the propitiation of Avalokiteśvara in the form Ekādaśamukhamahākāruṇika /by Ri-rdzoṅ Sras-sprul Blo-bzaṅ-tshul-khrims-chos-ʾphel.</text:p>
          </table:table-cell>
          <table:table-cell table:number-columns-repeated="1008"/>
        </table:table-row>
        <table:table-row table:style-name="ro1">
          <table:table-cell office:value-type="string">
            <text:p>W2CZ8088</text:p>
          </table:table-cell>
          <table:table-cell office:value-type="string">
            <text:p>007356085-5</text:p>
          </table:table-cell>
          <table:table-cell office:value-type="string">
            <text:p>ʾPhags pa Spyan ras gzigs kyi sgrub thabs mdor bsdus :a short ritual for the propitiation of Avalokiteśvara /by Ri-rdzoṅ Sras-sprul Blo-bzaṅ-tshul-khrims-chos-ʾphel.</text:p>
          </table:table-cell>
          <table:table-cell table:number-columns-repeated="1008"/>
        </table:table-row>
        <table:table-row table:style-name="ro1">
          <table:table-cell office:value-type="string">
            <text:p>W2CZ8088</text:p>
          </table:table-cell>
          <table:table-cell office:value-type="string">
            <text:p>007356087-1</text:p>
          </table:table-cell>
          <table:table-cell office:value-type="string">
            <text:p>Dge-sloṅ-ma Dpal-moʼi rnam thar Ṅes ʼbyuṅ rgyud la skye baʼi chos gtam źes bya ba bźugs so :the biography of Kamala Bhikshuni, Princess of King Dharma Pal, an ancient king of Kashmir (India) /by Lama Rapten; edited, printed and published by G. Tharchin.</text:p>
          </table:table-cell>
          <table:table-cell table:number-columns-repeated="1008"/>
        </table:table-row>
        <table:table-row table:style-name="ro1">
          <table:table-cell office:value-type="string">
            <text:p>W2CZ8088</text:p>
          </table:table-cell>
          <table:table-cell office:value-type="string">
            <text:p>007356089-8</text:p>
          </table:table-cell>
          <table:table-cell office:value-type="string">
            <text:p>Rnam bśad sñiṅ po rgyan gyi don rigs lam bźin du gsal bar ʾchad paʾi Yum don yaṅ gsal sgron me źes bya ba bźugs so /[Bsod-nams-grags-pas sbyar]</text:p>
          </table:table-cell>
          <table:table-cell table:number-columns-repeated="1008"/>
        </table:table-row>
        <table:table-row table:style-name="ro1">
          <table:table-cell office:value-type="string">
            <text:p>W2CZ8088</text:p>
          </table:table-cell>
          <table:table-cell office:value-type="string">
            <text:p>007356090-1</text:p>
          </table:table-cell>
          <table:table-cell office:value-type="string">
            <text:p>Bstan bcos mṅon par rtogs paʾi rgyan ʾgrel pa daṅ bcas paʾi Rnam bśad sñiṅ poʾi rgyan gyi dgoṅs ʾgrel Tshig don rab gsal źes bya ba bźugs so /[Paṇ-chen Bsod-nams-grags-paʾi gsuṅ]</text:p>
          </table:table-cell>
          <table:table-cell table:number-columns-repeated="1008"/>
        </table:table-row>
        <table:table-row table:style-name="ro1">
          <table:table-cell office:value-type="string">
            <text:p>W2CZ8088</text:p>
          </table:table-cell>
          <table:table-cell office:value-type="string">
            <text:p>007356092-8</text:p>
          </table:table-cell>
          <table:table-cell office:value-type="string">
            <text:p>Rgyas paʼi bstan bcos Tshad ma rnam ʼgrel gyi dkaʼ ʼgrel dgoṅs pa rab gsal źes bya ba Mkhas-paʼi-dbaṅ-po Bsod-nams-grags-pas mdzad pa Blo gsal mkhas paʼi mgrin rgyan bźugs so.</text:p>
          </table:table-cell>
          <table:table-cell table:number-columns-repeated="1008"/>
        </table:table-row>
        <table:table-row table:style-name="ro1">
          <table:table-cell office:value-type="string">
            <text:p>W2CZ8088</text:p>
          </table:table-cell>
          <table:table-cell office:value-type="string">
            <text:p>007356093-6</text:p>
          </table:table-cell>
          <table:table-cell office:value-type="string">
            <text:p>Chos mṅom pa kun btus kyi dkaʾ baʾi gnad dgrol baʾi dkaʾ grel Mkhas paʾi yid ʾphrog ces bya ba bźugs so /[Bsod-nams-grags-pa]</text:p>
          </table:table-cell>
          <table:table-cell table:number-columns-repeated="1008"/>
        </table:table-row>
        <table:table-row table:style-name="ro1">
          <table:table-cell office:value-type="string">
            <text:p>W2CZ8088</text:p>
          </table:table-cell>
          <table:table-cell office:value-type="string">
            <text:p>007356101-0</text:p>
          </table:table-cell>
          <table:table-cell office:value-type="string">
            <text:p>Rgan byis gsum gyi ʾbel gtam Snaṅ ba rab gsal źes bya ba bźugs so :'a moral advice of an old woman' to two young women, regarding mortal decay /by Changchan Gung Sonam Gyalpo of Lhasa. Edited and published by G. Tharchin.</text:p>
          </table:table-cell>
          <table:table-cell table:number-columns-repeated="1008"/>
        </table:table-row>
        <table:table-row table:style-name="ro1">
          <table:table-cell office:value-type="string">
            <text:p>W2CZ8088</text:p>
          </table:table-cell>
          <table:table-cell office:value-type="string">
            <text:p>007356108-8</text:p>
          </table:table-cell>
          <table:table-cell office:value-type="string">
            <text:p>Grub paʾi mthaʾi rnam par bźag pa Rin po cheʾi phreṅ ba źes bya ba bźugs so /[Dkon-mchog-ʾjigs-med-dbaṅ-pos sbyar]</text:p>
          </table:table-cell>
          <table:table-cell table:number-columns-repeated="1008"/>
        </table:table-row>
        <table:table-row table:style-name="ro1">
          <table:table-cell office:value-type="string">
            <text:p>W2CZ8088</text:p>
          </table:table-cell>
          <table:table-cell office:value-type="string">
            <text:p>007356110-X</text:p>
          </table:table-cell>
          <table:table-cell office:value-type="string">
            <text:p>Phag moʾi smre bśags :a rediscovered teaching printed from the blocks preserved at the Hemis Rgod-tshaṅ Hermitage.</text:p>
          </table:table-cell>
          <table:table-cell table:number-columns-repeated="1008"/>
        </table:table-row>
        <table:table-row table:style-name="ro1">
          <table:table-cell office:value-type="string">
            <text:p>W2CZ8088</text:p>
          </table:table-cell>
          <table:table-cell office:value-type="string">
            <text:p>007356111-8</text:p>
          </table:table-cell>
          <table:table-cell office:value-type="string">
            <text:p>Slob sbyoṅ dmar khrid lag len gsal baʾi ñi snaṅ /[Dze-smad Sprul-pa]</text:p>
          </table:table-cell>
          <table:table-cell table:number-columns-repeated="1008"/>
        </table:table-row>
        <table:table-row table:style-name="ro1">
          <table:table-cell office:value-type="string">
            <text:p>W2CZ8088</text:p>
          </table:table-cell>
          <table:table-cell office:value-type="string">
            <text:p>007356114-2</text:p>
          </table:table-cell>
          <table:table-cell office:value-type="string">
            <text:p>Bsam bloʾi tshan rig Śes rab snaṅ baʾi ʾod zer /[Dze-smad Sprul-miṅ-pas]</text:p>
          </table:table-cell>
          <table:table-cell table:number-columns-repeated="1008"/>
        </table:table-row>
        <table:table-row table:style-name="ro1">
          <table:table-cell office:value-type="string">
            <text:p>W2CZ8088</text:p>
          </table:table-cell>
          <table:table-cell office:value-type="string">
            <text:p>007356116-9</text:p>
          </table:table-cell>
          <table:table-cell office:value-type="string">
            <text:p>Phrug gu chuṅ rigs la slob ston bya tshul byis pa Dgaʾ baʾi zlos gar /[Dze-smad Sprul-miṅ-pas]</text:p>
          </table:table-cell>
          <table:table-cell table:number-columns-repeated="1008"/>
        </table:table-row>
        <table:table-row table:style-name="ro1">
          <table:table-cell office:value-type="string">
            <text:p>W2CZ8088</text:p>
          </table:table-cell>
          <table:table-cell office:value-type="string">
            <text:p>007356117-7</text:p>
          </table:table-cell>
          <table:table-cell office:value-type="string">
            <text:p>Slob sbyoṅ lta ba blo gsar Gźon nuʾi gsos sman /[Dze-smad Sprul-miṅ-pas]</text:p>
          </table:table-cell>
          <table:table-cell table:number-columns-repeated="1008"/>
        </table:table-row>
        <table:table-row table:style-name="ro1">
          <table:table-cell office:value-type="string">
            <text:p>W2CZ8088</text:p>
          </table:table-cell>
          <table:table-cell office:value-type="string">
            <text:p>007356118-5</text:p>
          </table:table-cell>
          <table:table-cell office:value-type="string">
            <text:p>O rgyan Gu ru Padma ʼbyuṅ gnas kyi gsuṅs paʼi Bkaʼ ʼgyur ro cog gi gzuṅs bsdus paʼi sñiṅ po /rediscovered by Gter-ston Gu-ru Chos-kyi-dbaṅ-phyug.</text:p>
          </table:table-cell>
          <table:table-cell table:number-columns-repeated="1008"/>
        </table:table-row>
        <table:table-row table:style-name="ro1">
          <table:table-cell office:value-type="string">
            <text:p>W2CZ8088</text:p>
          </table:table-cell>
          <table:table-cell office:value-type="string">
            <text:p>007356120-7</text:p>
          </table:table-cell>
          <table:table-cell office:value-type="string">
            <text:p>Theg pa chen po Mdo sdeʼi rgyan gyi gźuṅ ʼbrel Kun bzaṅ mchod sprin źes bya ba bźugs so /[ʼJam-dbyaṅs-dgaʼ-baʼi-blo-gros kyis bgyis]</text:p>
          </table:table-cell>
          <table:table-cell table:number-columns-repeated="1008"/>
        </table:table-row>
        <table:table-row table:style-name="ro1">
          <table:table-cell office:value-type="string">
            <text:p>W2CZ8088</text:p>
          </table:table-cell>
          <table:table-cell office:value-type="string">
            <text:p>007356123-1</text:p>
          </table:table-cell>
          <table:table-cell office:value-type="string">
            <text:p>U rgyan Padmaʼi rnam thar Bkaʼ thaṅ bsdus pa :a brief biography of Padmasambhava /rediscovered by the Gter-ston O-rgyan-gliṅ-pa at Bsam-yas ʼChim-phu.</text:p>
          </table:table-cell>
          <table:table-cell table:number-columns-repeated="1008"/>
        </table:table-row>
        <table:table-row table:style-name="ro1">
          <table:table-cell office:value-type="string">
            <text:p>W2CZ8088</text:p>
          </table:table-cell>
          <table:table-cell office:value-type="string">
            <text:p>007356125-8</text:p>
          </table:table-cell>
          <table:table-cell office:value-type="string">
            <text:p>Gnas dus daṅ mthun paʾi gźuṅ sger źu phrin rnam gźag /[Khe-smad Bsod-nams-dbaṅ-ʾdus]</text:p>
          </table:table-cell>
          <table:table-cell table:number-columns-repeated="1008"/>
        </table:table-row>
        <table:table-row table:style-name="ro1">
          <table:table-cell office:value-type="string">
            <text:p>W2CZ8088</text:p>
          </table:table-cell>
          <table:table-cell office:value-type="string">
            <text:p>007356126-6</text:p>
          </table:table-cell>
          <table:table-cell office:value-type="string">
            <text:p>Gsuṅs bśad don tshan bcu bdun skor /[Khe-smad Bsod-nams-dbaṅ-ʾdus zin bris]</text:p>
          </table:table-cell>
          <table:table-cell table:number-columns-repeated="1008"/>
        </table:table-row>
        <table:table-row table:style-name="ro1">
          <table:table-cell office:value-type="string">
            <text:p>W2CZ8088</text:p>
          </table:table-cell>
          <table:table-cell office:value-type="string">
            <text:p>007356128-2</text:p>
          </table:table-cell>
          <table:table-cell office:value-type="string">
            <text:p>Rñiṅ ma paʾi chas spyod.</text:p>
          </table:table-cell>
          <table:table-cell table:number-columns-repeated="1008"/>
        </table:table-row>
        <table:table-row table:style-name="ro1">
          <table:table-cell office:value-type="string">
            <text:p>W2CZ8088</text:p>
          </table:table-cell>
          <table:table-cell office:value-type="string">
            <text:p>007356129-0</text:p>
          </table:table-cell>
          <table:table-cell office:value-type="string">
            <text:p>dmyal khams nas mtho ris su =naraka loka se svara loka meṃ = from hell to paradise ; a true statement /related by Ashang Lobzang Jampa. Edited by G. Tharchin.</text:p>
          </table:table-cell>
          <table:table-cell table:number-columns-repeated="1008"/>
        </table:table-row>
        <table:table-row table:style-name="ro1">
          <table:table-cell office:value-type="string">
            <text:p>W2CZ8088</text:p>
          </table:table-cell>
          <table:table-cell office:value-type="string">
            <text:p>007356133-9</text:p>
          </table:table-cell>
          <table:table-cell office:value-type="string">
            <text:p>ʾPhags pa bkra śis brgyad paʾi tshigs su bcad pa /by Mi-pham-rgya-mtsho.</text:p>
          </table:table-cell>
          <table:table-cell table:number-columns-repeated="1008"/>
        </table:table-row>
        <table:table-row table:style-name="ro1">
          <table:table-cell office:value-type="string">
            <text:p>W2CZ8088</text:p>
          </table:table-cell>
          <table:table-cell office:value-type="string">
            <text:p>007356134-7</text:p>
          </table:table-cell>
          <table:table-cell office:value-type="string">
            <text:p>Rgyal po lugs kyi bstan bcos Sa gźi skyoṅ baʾi rgyan źes bya ba bźugs so =Rajniti shastra bhupalsya [sic] alankara in Tibetan /by Kheschhog Mipham.</text:p>
          </table:table-cell>
          <table:table-cell table:number-columns-repeated="1008"/>
        </table:table-row>
        <table:table-row table:style-name="ro1">
          <table:table-cell office:value-type="string">
            <text:p>W2CZ8088</text:p>
          </table:table-cell>
          <table:table-cell office:value-type="string">
            <text:p>007356136-3</text:p>
          </table:table-cell>
          <table:table-cell office:value-type="string">
            <text:p>Gsuṅ ṅag rin po che lam ʾbras bu daṅ bcas paʾi bla ma brgyud pa la gsol ʾdebs pa ñuṅ gsal bźugs so /[ʾJam-dbyaṅs Mkhyen-brtseʾi-dbaṅ-pos bris]</text:p>
          </table:table-cell>
          <table:table-cell table:number-columns-repeated="1008"/>
        </table:table-row>
        <table:table-row table:style-name="ro1">
          <table:table-cell office:value-type="string">
            <text:p>W2CZ8088</text:p>
          </table:table-cell>
          <table:table-cell office:value-type="string">
            <text:p>007356138-X</text:p>
          </table:table-cell>
          <table:table-cell office:value-type="string">
            <text:p>Lugs zuṅ gi bslab bya Mu thi laʼi ʼphreṅ ba bźugs so /[Ṅag-dban-blo-bzaṅ-rgya-mtsho-ʼjigs-med-go-cha-thub-bstan-laṅ-tshoʼi-sdes sbyar]</text:p>
          </table:table-cell>
          <table:table-cell table:number-columns-repeated="1008"/>
        </table:table-row>
        <table:table-row table:style-name="ro1">
          <table:table-cell office:value-type="string">
            <text:p>W2CZ8088</text:p>
          </table:table-cell>
          <table:table-cell office:value-type="string">
            <text:p>007356139-8</text:p>
          </table:table-cell>
          <table:table-cell office:value-type="string">
            <text:p>Goṅ-sa Lṅa-pa-chen-po-mchog gis mdzad paʼi Lugs zuṅ daṅ ʼbrel baʼi bslab bya Mu thi liʼi phreṅ ba źes bya ba bźugs so :precepts on religion and politics entitled ʻPearls Necklaceʼ /by His Holiness the Fift Dalai Lama. Edited, printed and published by G. Tharchin.</text:p>
          </table:table-cell>
          <table:table-cell table:number-columns-repeated="1008"/>
        </table:table-row>
        <table:table-row table:style-name="ro2">
          <table:table-cell office:value-type="string">
            <text:p>W2CZ8088</text:p>
          </table:table-cell>
          <table:table-cell office:value-type="string">
            <text:p>007356141-X</text:p>
          </table:table-cell>
          <table:table-cell office:value-type="string">
            <text:p>The Tibetan an [sic] professor tales /edited and published by K. S. Tulku.</text:p>
          </table:table-cell>
          <table:table-cell table:number-columns-repeated="1008"/>
        </table:table-row>
        <table:table-row table:style-name="ro1">
          <table:table-cell office:value-type="string">
            <text:p>W2CZ8088</text:p>
          </table:table-cell>
          <table:table-cell office:value-type="string">
            <text:p>007356143-6</text:p>
          </table:table-cell>
          <table:table-cell office:value-type="string">
            <text:p>Ṅes don Phyag rgya chen poʾi smon lam /by Raṅ-byuṅ-rdo-rje, the 3rd Rgyal-dbaṅ Karma-pa</text:p>
          </table:table-cell>
          <table:table-cell table:number-columns-repeated="1008"/>
        </table:table-row>
        <table:table-row table:style-name="ro1">
          <table:table-cell office:value-type="string">
            <text:p>W2CZ8088</text:p>
          </table:table-cell>
          <table:table-cell office:value-type="string">
            <text:p>007356147-9</text:p>
          </table:table-cell>
          <table:table-cell office:value-type="string">
            <text:p>Tshad maʾi mdo sde bdun daṅ bcas paʾi spyi don Rigs paʾi sñiṅ po źes bya ba bźugs so /[Padma-dkar-pos mdzad]</text:p>
          </table:table-cell>
          <table:table-cell table:number-columns-repeated="1008"/>
        </table:table-row>
        <table:table-row table:style-name="ro1">
          <table:table-cell office:value-type="string">
            <text:p>W2CZ8088</text:p>
          </table:table-cell>
          <table:table-cell office:value-type="string">
            <text:p>007356148-7</text:p>
          </table:table-cell>
          <table:table-cell office:value-type="string">
            <text:p>Rdo-rje-slob-dpon-chen-po Padma-dkar-poʾi tshul rnam par gleṅ ba Kun-tu-bzaṅ-poʾi zlos gar źes bya ba bźugs so /[Padma-dkar-po ... bgyis]</text:p>
          </table:table-cell>
          <table:table-cell table:number-columns-repeated="1008"/>
        </table:table-row>
        <table:table-row table:style-name="ro1">
          <table:table-cell office:value-type="string">
            <text:p>W2CZ8088</text:p>
          </table:table-cell>
          <table:table-cell office:value-type="string">
            <text:p>007356155-X</text:p>
          </table:table-cell>
          <table:table-cell office:value-type="string">
            <text:p>Goṅ-sa Rgyal-dbaṅ Sku-ʾphreṅ 13-pa-chen-po-mchog sṅon spyi lo 1911 lor Rdor-gliṅ du sku bźugs gnaṅ skabs Mi-dbaṅ Śel-gliṅ-mchog nas brtsams mdzad Lha-sa dran glu daṅ Ka bśad bcas bźugs so.</text:p>
          </table:table-cell>
          <table:table-cell table:number-columns-repeated="1008"/>
        </table:table-row>
        <table:table-row table:style-name="ro1">
          <table:table-cell office:value-type="string">
            <text:p>W2CZ8088</text:p>
          </table:table-cell>
          <table:table-cell office:value-type="string">
            <text:p>007356165-7</text:p>
          </table:table-cell>
          <table:table-cell office:value-type="string">
            <text:p>Yuthok's Treatise on Tibetan medicine /edited by Lokesh Chandra.</text:p>
          </table:table-cell>
          <table:table-cell table:number-columns-repeated="1008"/>
        </table:table-row>
        <table:table-row table:style-name="ro1">
          <table:table-cell office:value-type="string">
            <text:p>W2CZ8088</text:p>
          </table:table-cell>
          <table:table-cell office:value-type="string">
            <text:p>007356168-1</text:p>
          </table:table-cell>
          <table:table-cell office:value-type="string">
            <text:p>Bod skad kyi sgrog dpe gñis pa Yon tan ñer ʾphel źes bya ba bźugs so =The Tibetan second book /by G. Tharchin.</text:p>
          </table:table-cell>
          <table:table-cell table:number-columns-repeated="1008"/>
        </table:table-row>
        <table:table-row table:style-name="ro1">
          <table:table-cell office:value-type="string">
            <text:p>W2CZ8088</text:p>
          </table:table-cell>
          <table:table-cell office:value-type="string">
            <text:p>007356169-X</text:p>
          </table:table-cell>
          <table:table-cell office:value-type="string">
            <text:p>Dbu med kyi ka dpe daṅ po Byis pa dgaʾ baʾi mgrin rgyan źes bya ba bźugs so =The Tibetan primer of current hand writing = Tibbatī bhāṣā kā pracalita hastalekha śikṣā /by Rev. G. Tharchin.</text:p>
          </table:table-cell>
          <table:table-cell table:number-columns-repeated="1008"/>
        </table:table-row>
        <table:table-row table:style-name="ro1">
          <table:table-cell office:value-type="string">
            <text:p>W2CZ8088</text:p>
          </table:table-cell>
          <table:table-cell office:value-type="string">
            <text:p>007356172-X</text:p>
          </table:table-cell>
          <table:table-cell office:value-type="string">
            <text:p>Chos mṅon paʾi mdzod kyi tshig leʾur byas pa bźugs so / [Slob-dpon Śākyaʾi-dge-sloṅ Dbyig-gñen gyis mdzad pa rdzogs so]</text:p>
          </table:table-cell>
          <table:table-cell table:number-columns-repeated="1008"/>
        </table:table-row>
        <table:table-row table:style-name="ro1">
          <table:table-cell office:value-type="string">
            <text:p>W2CZ8088</text:p>
          </table:table-cell>
          <table:table-cell office:value-type="string">
            <text:p>007356182-7</text:p>
          </table:table-cell>
          <table:table-cell office:value-type="string">
            <text:p>Paṇ-chen Bsod-nams-grags-pas mdzad paʾi Phar phyin daṅ Dbu maʾi spyi thal sogs kyi dogs gnas ʾgaʾ źig las brtsams paʾi dri lan Som ñiʾi khoṅs skran stsal baʾi byi tshe phag mo źes bya ba bźugs so /[Tshul-khrims-rnam-rgyal gyis sgrigs]</text:p>
          </table:table-cell>
          <table:table-cell table:number-columns-repeated="1008"/>
        </table:table-row>
        <table:table-row table:style-name="ro1">
          <table:table-cell office:value-type="string">
            <text:p>W2CZ8088</text:p>
          </table:table-cell>
          <table:table-cell office:value-type="string">
            <text:p>007356183-5</text:p>
          </table:table-cell>
          <table:table-cell office:value-type="string">
            <text:p>Goṅ-sa Skyabs-mgon Rgyal-baʾi-dbaṅ-po Sku-phreṅ Bcu-gsum-pa-chen-po-mchog gis Bod rigs ser skya mi dmaṅs rnams la chu spre lo 1932-33. Goṅ-sa Sku-phreṅ Bcu-bźi-pa-chen-po-mchog gis śiṅ lug lo spyi lo 1955 lor bstsal baʾi Ma ʾoṅs luṅ bstan gyi źal gdams Bkaʾ slob sñiṅ gi nor bu źes bya ba bźugs so =The political testament and warning by H.H. the 13th Dalai Lama to his People in 1932-33, and an advice by H.H. the 14th Dalai Lama to his people in 1955.</text:p>
          </table:table-cell>
          <table:table-cell table:number-columns-repeated="1008"/>
        </table:table-row>
        <table:table-row table:style-name="ro1">
          <table:table-cell office:value-type="string">
            <text:p>W2CZ8088</text:p>
          </table:table-cell>
          <table:table-cell office:value-type="string">
            <text:p>007424603-8</text:p>
          </table:table-cell>
          <table:table-cell office:value-type="string">
            <text:p>Rnam dag źiṅ gi smon lam /by Karma-chags-med.</text:p>
          </table:table-cell>
          <table:table-cell table:number-columns-repeated="1008"/>
        </table:table-row>
        <table:table-row table:style-name="ro1">
          <table:table-cell office:value-type="string">
            <text:p>W2CZ8088</text:p>
          </table:table-cell>
          <table:table-cell office:value-type="string">
            <text:p>007424611-9</text:p>
          </table:table-cell>
          <table:table-cell office:value-type="string">
            <text:p>Sdig bśags gser gyi spu gri.</text:p>
          </table:table-cell>
          <table:table-cell table:number-columns-repeated="1008"/>
        </table:table-row>
        <table:table-row table:style-name="ro1">
          <table:table-cell office:value-type="string">
            <text:p>W2CZ8088</text:p>
          </table:table-cell>
          <table:table-cell office:value-type="string">
            <text:p>007424612-7</text:p>
          </table:table-cell>
          <table:table-cell office:value-type="string">
            <text:p>Rdo rje gcod paʾi phan yon :the benefits to be derived from the Vajracchedikā Prajñāpāramitā.</text:p>
          </table:table-cell>
          <table:table-cell table:number-columns-repeated="1008"/>
        </table:table-row>
        <table:table-row table:style-name="ro1">
          <table:table-cell office:value-type="string">
            <text:p>W2CZ8088</text:p>
          </table:table-cell>
          <table:table-cell office:value-type="string">
            <text:p>007424623-2</text:p>
          </table:table-cell>
          <table:table-cell office:value-type="string">
            <text:p>Dbu maʼi rtsa ba śes rab kyi ṅag don bśad pa Rin po cheʼi phreṅ ba źes bya ba bźugs so /[Dge-ʼdun-grug-pa-dpal-bźan-pos sbyar]</text:p>
          </table:table-cell>
          <table:table-cell table:number-columns-repeated="1008"/>
        </table:table-row>
        <table:table-row table:style-name="ro1">
          <table:table-cell office:value-type="string">
            <text:p>W2CZ8088</text:p>
          </table:table-cell>
          <table:table-cell office:value-type="string">
            <text:p>007424624-0</text:p>
          </table:table-cell>
          <table:table-cell office:value-type="string">
            <text:p>Dus gsum Saṅs-rgyas thams cad kyi brgod pa gcig paʾi lam gyi mchog zab mo bla maʾi rnal ʾbyor gyi ñams len gsaṅ baʾi ñe lam bźugs[Dkon-mchog-lhun-grub kyis sbyar]</text:p>
          </table:table-cell>
          <table:table-cell table:number-columns-repeated="1008"/>
        </table:table-row>
        <table:table-row table:style-name="ro1">
          <table:table-cell office:value-type="string">
            <text:p>W2CZ8088</text:p>
          </table:table-cell>
          <table:table-cell office:value-type="string">
            <text:p>007424625-9</text:p>
          </table:table-cell>
          <table:table-cell office:value-type="string">
            <text:p>Theg-pa-chen-poʾi gso sbyoṅ raṅ gis len paʾi cho ga bźugs so /[Dkon-mchog-lhun-grub kyi gsuṅ rab]</text:p>
          </table:table-cell>
          <table:table-cell table:number-columns-repeated="1008"/>
        </table:table-row>
        <table:table-row table:style-name="ro1">
          <table:table-cell office:value-type="string">
            <text:p>W2CZ8088</text:p>
          </table:table-cell>
          <table:table-cell office:value-type="string">
            <text:p>007424628-3</text:p>
          </table:table-cell>
          <table:table-cell office:value-type="string">
            <text:p>Lhar bcas ʾgro baʾi ʾdren mchog Goṅ-sa Skyabs-mgon Rgyal-dbaṅ Sku-phren-bcu-bźi-pa Bstan-ʾdzin-rgya-mtsho-chen-po mchog thog mar rtsad dpyod ṅos ʾdzin gdan źu ji ltar źus skor raṅ myon ma bcos Lhug par bkod paʾi bden gtam Rna baʾi bdud ertsi /[Kun-rtse Bsod-nams-dbaṅ-ʾdus ... bgyis]</text:p>
          </table:table-cell>
          <table:table-cell table:number-columns-repeated="1008"/>
        </table:table-row>
        <table:table-row table:style-name="ro1">
          <table:table-cell office:value-type="string">
            <text:p>W2CZ8088</text:p>
          </table:table-cell>
          <table:table-cell office:value-type="string">
            <text:p>007424631-3</text:p>
          </table:table-cell>
          <table:table-cell office:value-type="string">
            <text:p>Au ḍi yā ṇa pa Ṅag dbaṅ rgya mtshoʾi rnam thar legs bris Bai ḍūrya dkar poʾi rgyud maṅ :the biography of Stag-tshaṅ-ras-pa Ṅag-dbaṅ-rgya-mtsho /by Kun-dgaʾ-lhun-grub, Bde-chen-chos-ʾkhor Yongs-ʾdzin II.</text:p>
          </table:table-cell>
          <table:table-cell table:number-columns-repeated="1008"/>
        </table:table-row>
        <table:table-row table:style-name="ro1">
          <table:table-cell office:value-type="string">
            <text:p>W2CZ8088</text:p>
          </table:table-cell>
          <table:table-cell office:value-type="string">
            <text:p>007430604-9</text:p>
          </table:table-cell>
          <table:table-cell office:value-type="string">
            <text:p>ʼPhags pa Śes rab kyi pha rol tu phyin pa sdud pa :the Prajñāpāramitāsañcayagathā /translated into Tibetan by Źwa-lu lo-tsā-ba Chos-skyoṅ-bzaṅ-po.</text:p>
          </table:table-cell>
          <table:table-cell table:number-columns-repeated="1008"/>
        </table:table-row>
        <table:table-row table:style-name="ro1">
          <table:table-cell office:value-type="string">
            <text:p>W2CZ8088</text:p>
          </table:table-cell>
          <table:table-cell office:value-type="string">
            <text:p>007430622-7</text:p>
          </table:table-cell>
          <table:table-cell office:value-type="string">
            <text:p>ʾPhags pa ʾJam dpal gyi mtshan yaṅ dag par brjod pa :the Mañjuśrīnāmāsaṅgīti translated into Tibetan.</text:p>
          </table:table-cell>
          <table:table-cell table:number-columns-repeated="1008"/>
        </table:table-row>
        <table:table-row table:style-name="ro1">
          <table:table-cell office:value-type="string">
            <text:p>W2CZ8088</text:p>
          </table:table-cell>
          <table:table-cell office:value-type="string">
            <text:p>007430635-9</text:p>
          </table:table-cell>
          <table:table-cell office:value-type="string">
            <text:p>Stotras :a collection of poems in praise of Gelukpa lamas of Ladakh.</text:p>
          </table:table-cell>
          <table:table-cell table:number-columns-repeated="1008"/>
        </table:table-row>
        <table:table-row table:style-name="ro1">
          <table:table-cell office:value-type="string">
            <text:p>W2CZ8088</text:p>
          </table:table-cell>
          <table:table-cell office:value-type="string">
            <text:p>007430636-7</text:p>
          </table:table-cell>
          <table:table-cell office:value-type="string">
            <text:p>Gser ʼod g.yaṅ skyab :a section from the Suvarṇaprabhāsa.</text:p>
          </table:table-cell>
          <table:table-cell table:number-columns-repeated="1008"/>
        </table:table-row>
        <table:table-row table:style-name="ro1">
          <table:table-cell office:value-type="string">
            <text:p>W2CZ8088</text:p>
          </table:table-cell>
          <table:table-cell office:value-type="string">
            <text:p>007430637-5</text:p>
          </table:table-cell>
          <table:table-cell office:value-type="string">
            <text:p>ʾPhags pa Gser ʾod dam pa mdo sdeʾi dbaṅ poʾi rgyal po źes bya ba theg pa chen poʾi mdo bźugs so.</text:p>
          </table:table-cell>
          <table:table-cell table:number-columns-repeated="1008"/>
        </table:table-row>
        <table:table-row table:style-name="ro1">
          <table:table-cell office:value-type="string">
            <text:p>W2CZ8088</text:p>
          </table:table-cell>
          <table:table-cell office:value-type="string">
            <text:p>007430638-3</text:p>
          </table:table-cell>
          <table:table-cell office:value-type="string">
            <text:p>Mtsho Padmaʼi gsol ʼdebs :verses in praise of Mtsho-padma, the birthplace of Padmasambhava /by Stag-tshaṅ-ras-pa sprul-sku.</text:p>
          </table:table-cell>
          <table:table-cell table:number-columns-repeated="1008"/>
        </table:table-row>
        <table:table-row table:style-name="ro1">
          <table:table-cell office:value-type="string">
            <text:p>W2CZ8088</text:p>
          </table:table-cell>
          <table:table-cell office:value-type="string">
            <text:p>007430639-1</text:p>
          </table:table-cell>
          <table:table-cell office:value-type="string">
            <text:p>Garźwaʾi ʾPhags pa ʾGro ba drug sgrol gyi gsol ʾdebs Byin rlabs sprin phuṅ :a hymn in praise of the miraculous alabaster statue of Avalokiteśvara in the form of Trailokyanath at Garźwa /by O-rgyan-ʾchi-med-padma-gar-dbaṅ-ʾgro-ʾdul-gliṅ-pa.</text:p>
          </table:table-cell>
          <table:table-cell table:number-columns-repeated="1008"/>
        </table:table-row>
        <table:table-row table:style-name="ro1">
          <table:table-cell office:value-type="string">
            <text:p>W2CZ8088</text:p>
          </table:table-cell>
          <table:table-cell office:value-type="string">
            <text:p>007430640-5</text:p>
          </table:table-cell>
          <table:table-cell office:value-type="string">
            <text:p>Log smon rdzas ṅan nub paʼi smon lam :a prayer /by O-rgyan-ʼchi-med-padma-gar-dbaṅ-ʼgro-ʼdul-gliṅ-pa.</text:p>
          </table:table-cell>
          <table:table-cell table:number-columns-repeated="1008"/>
        </table:table-row>
        <table:table-row table:style-name="ro1">
          <table:table-cell office:value-type="string">
            <text:p>W2CZ8088</text:p>
          </table:table-cell>
          <table:table-cell office:value-type="string">
            <text:p>007430645-6</text:p>
          </table:table-cell>
          <table:table-cell office:value-type="string">
            <text:p>Lugs kyi bslab bya Legs par bśad paʾi gter :Sunīti śāstram; a moral lessons [sic] in simple poetry /by Shakya Pandit, and Dudjom Rinpochhe. Edited and published by G. Tharchin.</text:p>
          </table:table-cell>
          <table:table-cell table:number-columns-repeated="1008"/>
        </table:table-row>
        <table:table-row table:style-name="ro1">
          <table:table-cell office:value-type="string">
            <text:p>W2CZ8088</text:p>
          </table:table-cell>
          <table:table-cell office:value-type="string">
            <text:p>007430659-6</text:p>
          </table:table-cell>
          <table:table-cell office:value-type="string">
            <text:p>Abhidharma kośa =Chos mṅon paʾi mdzod kyi tshig leʾur byas pa bźugs so /Ācārya Vasu Bandhu kr̥ta.</text:p>
          </table:table-cell>
          <table:table-cell table:number-columns-repeated="1008"/>
        </table:table-row>
        <table:table-row table:style-name="ro1">
          <table:table-cell office:value-type="string">
            <text:p>W2CZ8088</text:p>
          </table:table-cell>
          <table:table-cell office:value-type="string">
            <text:p>007430661-8</text:p>
          </table:table-cell>
          <table:table-cell office:value-type="string">
            <text:p>Rje-btsun Rdo-rje-rnal-ʼbyor-ma Nā-ro Mkhaʼ-spyod kyi sindhu raʼi dkyil ʼkhor sgrub mchod bdag ʼjug gi cho ga Mkhaʼ spyod sgrub paʼi ñe lam gyi lhan thabs dkyus su bcug pa nag ʼgros Bklag chog gsal baʼi me loṅ źes bya ba bźugs so /[Blo-gsal gyis bkod]</text:p>
          </table:table-cell>
          <table:table-cell table:number-columns-repeated="1008"/>
        </table:table-row>
        <table:table-row table:style-name="ro1">
          <table:table-cell office:value-type="string">
            <text:p>W2CZ8088</text:p>
          </table:table-cell>
          <table:table-cell office:value-type="string">
            <text:p>007593387-X</text:p>
          </table:table-cell>
          <table:table-cell office:value-type="string">
            <text:p>Khri-sroṅ, Khri Ral, bzo źiṅ ʾbrog gsum bcas kyi gźas tshig khag cha tshaṅ thog :Tshaṅs-dbyaṅs gsuṅs Mgur tshig gśags ʾdra min sna tshogs bcas kyi gźas deb phyogs bsdus.</text:p>
          </table:table-cell>
          <table:table-cell table:number-columns-repeated="1008"/>
        </table:table-row>
        <table:table-row table:style-name="ro1">
          <table:table-cell office:value-type="string">
            <text:p>W2CZ8088</text:p>
          </table:table-cell>
          <table:table-cell office:value-type="string">
            <text:p>007593392-6</text:p>
          </table:table-cell>
          <table:table-cell office:value-type="string">
            <text:p>Bsam lhun tshogs kyi bskaṅ ba and Bsam lhun rtsa gsum tshogs mchod :propitiatory rituals from the Chos dbyiṅs nam mkhaʾi kloṅ mdzod /revealed to ʾJigs-bral-bde-chen-gliṅ-pa.</text:p>
          </table:table-cell>
          <table:table-cell table:number-columns-repeated="1008"/>
        </table:table-row>
        <table:table-row table:style-name="ro1">
          <table:table-cell office:value-type="string">
            <text:p>W2CZ8088</text:p>
          </table:table-cell>
          <table:table-cell office:value-type="string">
            <text:p>007593393-4</text:p>
          </table:table-cell>
          <table:table-cell office:value-type="string">
            <text:p>Dpyad gsum ʾbras rtsis radṇaʾi baṅ mdzod :snaṅ baʾi dgaʾ ston źes bya ba bźugs pa legs so /[Hor gyi btsun miṅ pa ʾJigs-med-nam-mkhaʾi-rod-rjeʾi źal bkod bźin bgyis pa]</text:p>
          </table:table-cell>
          <table:table-cell table:number-columns-repeated="1008"/>
        </table:table-row>
        <table:table-row table:style-name="ro1">
          <table:table-cell office:value-type="string">
            <text:p>W2CZ8088</text:p>
          </table:table-cell>
          <table:table-cell office:value-type="string">
            <text:p>007593395-0</text:p>
          </table:table-cell>
          <table:table-cell office:value-type="string">
            <text:p>Tibetan Buddhist studies of Kloṅ-rdol bla-ma Nag-dbaṅ-blo bzaṅ.Edited from the Lhasa zylograph by Ven. Dalama, with original illus. and a foreword by Lokesh Chandra.</text:p>
          </table:table-cell>
          <table:table-cell table:number-columns-repeated="1008"/>
        </table:table-row>
        <table:table-row table:style-name="ro1">
          <table:table-cell office:value-type="string">
            <text:p>W2CZ8088</text:p>
          </table:table-cell>
          <table:table-cell office:value-type="string">
            <text:p>008235744-7</text:p>
          </table:table-cell>
          <table:table-cell office:value-type="string">
            <text:p>Bod yig gi slob dpe /Dge-sloṅ ʾJam-dpal.</text:p>
          </table:table-cell>
          <table:table-cell table:number-columns-repeated="1008"/>
        </table:table-row>
        <table:table-row table:style-name="ro1">
          <table:table-cell office:value-type="string">
            <text:p>W2CZ8088</text:p>
          </table:table-cell>
          <table:table-cell office:value-type="string">
            <text:p>010004012-8</text:p>
          </table:table-cell>
          <table:table-cell office:value-type="string">
            <text:p>Bod kyi deb ther Dpyid kyi rgyal moơi glu dbyaṅs :the history of Tibet /Rgyal-ba Lṅa-pa-chen-poơi źabs.</text:p>
          </table:table-cell>
          <table:table-cell table:number-columns-repeated="1008"/>
        </table:table-row>
        <table:table-row table:style-name="ro1">
          <table:table-cell office:value-type="string">
            <text:p>W2CZ8088</text:p>
          </table:table-cell>
          <table:table-cell office:value-type="string">
            <text:p>007352351-8</text:p>
          </table:table-cell>
          <table:table-cell office:value-type="string">
            <text:p>ʾPhags-yul, Rgya-nag-chen-po, Bod, daṅ Sog-yul rnams su dam chos rin chen byuṅ tshul Dpag bsam ljon bzaṅ las Rgya-gar ʾphags paʾi yul du dam chos dar tshul gyi dpe debbźugs so /Sumbha Mkhan-po Ye-śes-dpal-ʾbyor gyi gsuṅ.</text:p>
          </table:table-cell>
          <table:table-cell table:number-columns-repeated="1008"/>
        </table:table-row>
        <table:table-row table:style-name="ro1">
          <table:table-cell office:value-type="string">
            <text:p>W2CZ8088</text:p>
          </table:table-cell>
          <table:table-cell office:value-type="string">
            <text:p>007352356-9</text:p>
          </table:table-cell>
          <table:table-cell office:value-type="string">
            <text:p>Baiḍūrya ser po =Vaiḍūrya-ser-po : a history of the Dge-lugs-pa monasteries of Tibet /written by the Regent Saṅs-rgyas-rgya-mtsho; and, Tshaṅs glu gsar sñan = The annals of Kokonor / written by Sum-pa-mkhan-po Ye-śes-dpal-ḥbyor ; edited by Lokesh Chandra ; with a foreword by L. Petech.</text:p>
          </table:table-cell>
          <table:table-cell table:number-columns-repeated="1008"/>
        </table:table-row>
        <table:table-row table:style-name="ro1">
          <table:table-cell office:value-type="string">
            <text:p>W2CZ8088</text:p>
          </table:table-cell>
          <table:table-cell office:value-type="string">
            <text:p>007352363-1</text:p>
          </table:table-cell>
          <table:table-cell office:value-type="string">
            <text:p>Śes rab leʼuʼi tshig don go sla bar rnam par bśad pa nor bu ke ta ka źes bya ba :Sher-hgrel-norbu-ketaka /commentaries by Ajitaguru.</text:p>
          </table:table-cell>
          <table:table-cell table:number-columns-repeated="1008"/>
        </table:table-row>
        <table:table-row table:style-name="ro1">
          <table:table-cell office:value-type="string">
            <text:p>W2CZ8088</text:p>
          </table:table-cell>
          <table:table-cell office:value-type="string">
            <text:p>007352393-3</text:p>
          </table:table-cell>
          <table:table-cell office:value-type="string">
            <text:p>Ri chos kyi gdams pa Thar ʾdod yid kyi bdud rtsi źes bya ba bźugs so /[Skal-bzaṅ Don-brgyud-ñi-ma ... sbyar]</text:p>
          </table:table-cell>
          <table:table-cell table:number-columns-repeated="1008"/>
        </table:table-row>
        <table:table-row table:style-name="ro1">
          <table:table-cell office:value-type="string">
            <text:p>W2CZ8088</text:p>
          </table:table-cell>
          <table:table-cell office:value-type="string">
            <text:p>007352418-2</text:p>
          </table:table-cell>
          <table:table-cell office:value-type="string">
            <text:p>Gsaṅ ʾgrel Phyogs bcuʾi mun sel gyi spyi don ʾOd gsal sñiṅ po bźugs so /[ʾJam-dpal-dgyes-paʾi-rdo-rjes bgyis]</text:p>
          </table:table-cell>
          <table:table-cell table:number-columns-repeated="1008"/>
        </table:table-row>
        <table:table-row table:style-name="ro1">
          <table:table-cell office:value-type="string">
            <text:p>W2CZ8088</text:p>
          </table:table-cell>
          <table:table-cell office:value-type="string">
            <text:p>007352431-X</text:p>
          </table:table-cell>
          <table:table-cell office:value-type="string">
            <text:p>Dag yig Ma nor lam bzaṅ /Tshe-dbaṅ-rnam-rgyal gyis brtsams pa.</text:p>
          </table:table-cell>
          <table:table-cell table:number-columns-repeated="1008"/>
        </table:table-row>
        <table:table-row table:style-name="ro1">
          <table:table-cell office:value-type="string">
            <text:p>W2CZ8088</text:p>
          </table:table-cell>
          <table:table-cell office:value-type="string">
            <text:p>007352511-1</text:p>
          </table:table-cell>
          <table:table-cell office:value-type="string">
            <text:p>Gaṅs ljoṅs rgyal bstan yoṅs rdzogs kyi phyi mo sṅa 'gyur rdo rje theg pa'i bstan pa rin po che ji ltar byuṅ ba'i tshul dag ciṅ gsal bar brjod pa Lha dbaṅ g'yul las rgyal ba'i rṅa bo che'i sgra dbyaṅs źes bya ba bźugs so /[Thub-bstan-śes-rab-rgya-mtshos ... ched du brjod pa]</text:p>
          </table:table-cell>
          <table:table-cell table:number-columns-repeated="1008"/>
        </table:table-row>
        <table:table-row table:style-name="ro1">
          <table:table-cell office:value-type="string">
            <text:p>W2CZ8088</text:p>
          </table:table-cell>
          <table:table-cell office:value-type="string">
            <text:p>007353584-2</text:p>
          </table:table-cell>
          <table:table-cell office:value-type="string">
            <text:p>Sṅags mkho che ba ʾgaʾ źig klog ʾdon bya tshul bśad pa legs sbyar smra baʾi ñin byedces bya ba bźugs so /[Dbyaṅs-can-grub-paʾi-rdo rje]</text:p>
          </table:table-cell>
          <table:table-cell table:number-columns-repeated="1008"/>
        </table:table-row>
        <table:table-row table:style-name="ro1">
          <table:table-cell office:value-type="string">
            <text:p>W2CZ8088</text:p>
          </table:table-cell>
          <table:table-cell office:value-type="string">
            <text:p>007353592-3</text:p>
          </table:table-cell>
          <table:table-cell office:value-type="string">
            <text:p>Bstan bcos chen po Dbu ma la ʾjug paʾi rnam bśad dgoṅs pa rab gsal :bźugs so /[Tsoṅ-kha-pa Blo-bzaṅ-grags-paʾi dpal gyis ... sbyar baʾo]</text:p>
          </table:table-cell>
          <table:table-cell table:number-columns-repeated="1008"/>
        </table:table-row>
        <table:table-row table:style-name="ro1">
          <table:table-cell office:value-type="string">
            <text:p>W2CZ8088</text:p>
          </table:table-cell>
          <table:table-cell office:value-type="string">
            <text:p>007353593-1</text:p>
          </table:table-cell>
          <table:table-cell office:value-type="string">
            <text:p>Bstan bcos Dbu ma la ʾjug paʾi rnam bśad dgoṅs pa rab gsal gyi dkaʾ gnad gsal bar byed paʾi spyi don legs bśad skal bzaṅ mgul rgyan źes bya ba :bźugs so / [rje btsun Chos-kyi-rgyal-mtshan gyis mdzad pa ...]</text:p>
          </table:table-cell>
          <table:table-cell table:number-columns-repeated="1008"/>
        </table:table-row>
        <table:table-row table:style-name="ro1">
          <table:table-cell office:value-type="string">
            <text:p>W2CZ8088</text:p>
          </table:table-cell>
          <table:table-cell office:value-type="string">
            <text:p>007353599-0</text:p>
          </table:table-cell>
          <table:table-cell office:value-type="string">
            <text:p>ʾDod paʾi bstan bcos bźugs so /Dge-ʾdun-chos-ʾphel gyis mdzad paʾo.</text:p>
          </table:table-cell>
          <table:table-cell table:number-columns-repeated="1008"/>
        </table:table-row>
        <table:table-row table:style-name="ro1">
          <table:table-cell office:value-type="string">
            <text:p>W2CZ8088</text:p>
          </table:table-cell>
          <table:table-cell office:value-type="string">
            <text:p>007353602-4</text:p>
          </table:table-cell>
          <table:table-cell office:value-type="string">
            <text:p>Bśes paʼi spriṅ yig bźugs so /[Phags-pa Klu-grub kyis ... rdzogs so]</text:p>
          </table:table-cell>
          <table:table-cell table:number-columns-repeated="1008"/>
        </table:table-row>
        <table:table-row table:style-name="ro1">
          <table:table-cell office:value-type="string">
            <text:p>W2CZ8088</text:p>
          </table:table-cell>
          <table:table-cell office:value-type="string">
            <text:p>007353603-2</text:p>
          </table:table-cell>
          <table:table-cell office:value-type="string">
            <text:p>Ltuṅ bśags :Spyi bśags, Gtso rgyal ma, Bzaṅ spyod, Byams smon, Spyod ʾjug, Thog mthaʾ ma, Bde smon, Byams paʾi sku gzugs, Bde chen lhun grub, Bar doʾi gsol ʾdebs, Blo bzaṅ rgyas bstan ma, Rje Rin po cheʾi bstan pa daṅ mjal paʾi smon lam bcas bźugs so.</text:p>
          </table:table-cell>
          <table:table-cell table:number-columns-repeated="1008"/>
        </table:table-row>
        <table:table-row table:style-name="ro1">
          <table:table-cell office:value-type="string">
            <text:p>W2CZ8088</text:p>
          </table:table-cell>
          <table:table-cell office:value-type="string">
            <text:p>007353628-8</text:p>
          </table:table-cell>
          <table:table-cell office:value-type="string">
            <text:p>Thub-dbaṅ Gnas-brtan bcu drug bcas la phyag mchod gsol ba gdab paʼi cho ga Thub bstan rgyas paʼi dpal yon kun ʼbyuṅ źes bya ba bźugs so /[Ṅag-dbaṅ-blo-gros-sñiṅ-po-gźan-phan-mthaʼ-yas-paʼi-ʼod-zer ... sbyar]</text:p>
          </table:table-cell>
          <table:table-cell table:number-columns-repeated="1008"/>
        </table:table-row>
        <table:table-row table:style-name="ro1">
          <table:table-cell office:value-type="string">
            <text:p>W2CZ8088</text:p>
          </table:table-cell>
          <table:table-cell office:value-type="string">
            <text:p>007353645-8</text:p>
          </table:table-cell>
          <table:table-cell office:value-type="string">
            <text:p>Bstan pa la ʼjug paʼi sgo dam pa Skyabs ʼgroʼi bslab bya daṅ Ltuṅ ba sde lṅaʼi mdo źes bya ba sogs bźugs so.</text:p>
          </table:table-cell>
          <table:table-cell table:number-columns-repeated="1008"/>
        </table:table-row>
        <table:table-row table:style-name="ro1">
          <table:table-cell office:value-type="string">
            <text:p>W2CZ8088</text:p>
          </table:table-cell>
          <table:table-cell office:value-type="string">
            <text:p>007353662-8</text:p>
          </table:table-cell>
          <table:table-cell office:value-type="string">
            <text:p>Bod kyi brda dag /[Tshe-dbaṅ-rnam-rgyal nas mtshams]</text:p>
          </table:table-cell>
          <table:table-cell table:number-columns-repeated="1008"/>
        </table:table-row>
        <table:table-row table:style-name="ro1">
          <table:table-cell office:value-type="string">
            <text:p>W2CZ8088</text:p>
          </table:table-cell>
          <table:table-cell office:value-type="string">
            <text:p>007356024-3</text:p>
          </table:table-cell>
          <table:table-cell office:value-type="string">
            <text:p>Legs par bśad pa chu daṅ śiṅ gi bstan bcos brda don daṅ bcas bźugs so =Jalavr̥kṣam dr̥ṣṭānta sunīti śāstram = Chhu shing gi bstancho : a moral lessons [sic] illustrated with water, trees and plants /[Guṅ-thaṅ Bstan-sgron-mchog nas mdzad pa ; bstan-bchos rnam gñis kyi don ʾdi A-kyā Yoṅs-ʾdzin ... Dbyaṅs-can-dgaʾ-baʾi-blo-gros kyis mdzad pa ; Mthar-phyin pas slar yoṅ par du bskrun pa]</text:p>
          </table:table-cell>
          <table:table-cell table:number-columns-repeated="1008"/>
        </table:table-row>
        <table:table-row table:style-name="ro1">
          <table:table-cell office:value-type="string">
            <text:p>W2CZ8088</text:p>
          </table:table-cell>
          <table:table-cell office:value-type="string">
            <text:p>007356025-1</text:p>
          </table:table-cell>
          <table:table-cell office:value-type="string">
            <text:p>Lha ldan gtsug lag khaṅ gi dkar chag :a guide to the Great Temple of Lhasa /by Ṅag-dbaṅ Blo-bzaṅ Rgya-mtsho, the great 5th Dalai Lama ; edited and published by Ngawang Gelek Demo.</text:p>
          </table:table-cell>
          <table:table-cell table:number-columns-repeated="1008"/>
        </table:table-row>
        <table:table-row table:style-name="ro1">
          <table:table-cell office:value-type="string">
            <text:p>W2CZ8088</text:p>
          </table:table-cell>
          <table:table-cell office:value-type="string">
            <text:p>007356026-X</text:p>
          </table:table-cell>
          <table:table-cell office:value-type="string">
            <text:p>Hymns to Tārā /edited by Lokesh Chandra.</text:p>
          </table:table-cell>
          <table:table-cell table:number-columns-repeated="1008"/>
        </table:table-row>
        <table:table-row table:style-name="ro1">
          <table:table-cell office:value-type="string">
            <text:p>W2CZ8088</text:p>
          </table:table-cell>
          <table:table-cell office:value-type="string">
            <text:p>007356027-8</text:p>
          </table:table-cell>
          <table:table-cell office:value-type="string">
            <text:p>Dpal ʾkhor lo sdom pa lhan cig skyes paʾi dkyil ʾkhor gyi cho ga byin rlabs bdud rtsiʾi gter bum :a method for the ritual of the mandala of the Cakrasamvara tantra /by Kun-gzigs-chos-kyi-snaṅ-ba, the 8th Rgyal-dbaṅ ʾBrug-pa.</text:p>
          </table:table-cell>
          <table:table-cell table:number-columns-repeated="1008"/>
        </table:table-row>
        <table:table-row table:style-name="ro1">
          <table:table-cell office:value-type="string">
            <text:p>W2CZ8088</text:p>
          </table:table-cell>
          <table:table-cell office:value-type="string">
            <text:p>007356030-8</text:p>
          </table:table-cell>
          <table:table-cell office:value-type="string">
            <text:p>ʾDzam gliṅ dmag chen daṅ gñis skor gyi zin bris sgyu maʾi ʾkhor loźes bya ba.</text:p>
          </table:table-cell>
          <table:table-cell table:number-columns-repeated="1008"/>
        </table:table-row>
        <table:table-row table:style-name="ro1">
          <table:table-cell office:value-type="string">
            <text:p>W2CZ8088</text:p>
          </table:table-cell>
          <table:table-cell office:value-type="string">
            <text:p>007356031-6</text:p>
          </table:table-cell>
          <table:table-cell office:value-type="string">
            <text:p>Gsol ʼdebs leʼu bdun ma :reverential petition to Padmasambhava said to have been concealed by Prince Mu-khri-btsan-po /rediscovered by gter-ston Bzaṅ-po-grags-pa and set down by Rig-ʼdzin Rgod-kyi-ldem-ʼphru-can.</text:p>
          </table:table-cell>
          <table:table-cell table:number-columns-repeated="1008"/>
        </table:table-row>
        <table:table-row table:style-name="ro1">
          <table:table-cell office:value-type="string">
            <text:p>W2CZ8088</text:p>
          </table:table-cell>
          <table:table-cell office:value-type="string">
            <text:p>007356042-1</text:p>
          </table:table-cell>
          <table:table-cell office:value-type="string">
            <text:p>ʾDzam gliṅ Ge-sar ʾphrul gyi rgyal poʾ i rtogs brjod las, phyi gliṅ ʾJar gyi rgyal khams btul baʾi gýul ʾgyed dpaʾ boʾi sñiṅ gi dgaʾ ston ṅo mtshar gtam gyi leʾu daṅ ʾbrel rdzoṅ gtsor gyur paʾi gýaṅ gter mdzod khaṅbźugs so.</text:p>
          </table:table-cell>
          <table:table-cell table:number-columns-repeated="1008"/>
        </table:table-row>
        <table:table-row table:style-name="ro1">
          <table:table-cell office:value-type="string">
            <text:p>W2CZ8088</text:p>
          </table:table-cell>
          <table:table-cell office:value-type="string">
            <text:p>007356043-X</text:p>
          </table:table-cell>
          <table:table-cell office:value-type="string">
            <text:p>Bzaṅ spyod smon lam :The Bhadracaryāpraṇidhāna translated into Tibetan.</text:p>
          </table:table-cell>
          <table:table-cell table:number-columns-repeated="1008"/>
        </table:table-row>
        <table:table-row table:style-name="ro1">
          <table:table-cell office:value-type="string">
            <text:p>W2CZ8088</text:p>
          </table:table-cell>
          <table:table-cell office:value-type="string">
            <text:p>007356044-8</text:p>
          </table:table-cell>
          <table:table-cell office:value-type="string">
            <text:p>Sman gźuṅ cha lag bco brgyad =Eighteen pars [sic] of the medical scridtue [sic] /Gʹyu-thog Yon-tan-mgon-pos mdzad pa.</text:p>
          </table:table-cell>
          <table:table-cell table:number-columns-repeated="1008"/>
        </table:table-row>
        <table:table-row table:style-name="ro1">
          <table:table-cell office:value-type="string">
            <text:p>W2CZ8088</text:p>
          </table:table-cell>
          <table:table-cell office:value-type="string">
            <text:p>007356045-6</text:p>
          </table:table-cell>
          <table:table-cell office:value-type="string">
            <text:p>Ja chaṅ lha moʾi rtsod gleṅ bstan bcos bźugs so =The dispute between tea and beer /edited by ... G. Tharchin.</text:p>
          </table:table-cell>
          <table:table-cell table:number-columns-repeated="1008"/>
        </table:table-row>
        <table:table-row table:style-name="ro1">
          <table:table-cell office:value-type="string">
            <text:p>W2CZ8088</text:p>
          </table:table-cell>
          <table:table-cell office:value-type="string">
            <text:p>007356051-0</text:p>
          </table:table-cell>
          <table:table-cell office:value-type="string">
            <text:p>ʾPhȧgs yul gyi sñan ṅag mkhan Rgyal-baʾi-sdes mdzad paʾi Gźon nu drug gi rtogs pa brjod pa bźugs so.</text:p>
          </table:table-cell>
          <table:table-cell table:number-columns-repeated="1008"/>
        </table:table-row>
        <table:table-row table:style-name="ro1">
          <table:table-cell office:value-type="string">
            <text:p>W2CZ8088</text:p>
          </table:table-cell>
          <table:table-cell office:value-type="string">
            <text:p>007356052-9</text:p>
          </table:table-cell>
          <table:table-cell office:value-type="string">
            <text:p>Thugs-rje-chen-po Źal-bcu-gcig-pa Dpal-mo lugs kyi sgrub thabs smyuṅ bar gnas paʾi cho ga daṅ deʾi Bla ma brgyud paʾi gsol ʾdebs bcas /[Skal-bzaṅ-rgya-mtshos sbyar ba.</text:p>
          </table:table-cell>
          <table:table-cell table:number-columns-repeated="1008"/>
        </table:table-row>
        <table:table-row table:style-name="ro1">
          <table:table-cell office:value-type="string">
            <text:p>W2CZ8088</text:p>
          </table:table-cell>
          <table:table-cell office:value-type="string">
            <text:p>007356096-0</text:p>
          </table:table-cell>
          <table:table-cell office:value-type="string">
            <text:p>Bya sprel gyi gtam brgyud bźugs so =the story of birds and monkeys /edited, printed and published by G. Tharchin.</text:p>
          </table:table-cell>
          <table:table-cell table:number-columns-repeated="1008"/>
        </table:table-row>
        <table:table-row table:style-name="ro1">
          <table:table-cell office:value-type="string">
            <text:p>W2CZ8088</text:p>
          </table:table-cell>
          <table:table-cell office:value-type="string">
            <text:p>007356099-5</text:p>
          </table:table-cell>
          <table:table-cell office:value-type="string">
            <text:p>Smon lam raṅ ʾbyuṅ kloṅ yaṅs /Ye-śes-grub-pa.</text:p>
          </table:table-cell>
          <table:table-cell table:number-columns-repeated="1008"/>
        </table:table-row>
        <table:table-row table:style-name="ro1">
          <table:table-cell office:value-type="string">
            <text:p>W2CZ8088</text:p>
          </table:table-cell>
          <table:table-cell office:value-type="string">
            <text:p>007356100-2</text:p>
          </table:table-cell>
          <table:table-cell office:value-type="string">
            <text:p>ʾTsho byed las daṅ po pa la Ñe bar mkho baʾi zin tig gces par btus pa Bdud rtsiʾi thigs pa źes bya ba bźugs so /[Karma-ṅag-dbaṅ-yon-tan-rgya-mtsho-blo-gros-mthaʾ-yas-paʾi-sdes bris]</text:p>
          </table:table-cell>
          <table:table-cell table:number-columns-repeated="1008"/>
        </table:table-row>
        <table:table-row table:style-name="ro1">
          <table:table-cell office:value-type="string">
            <text:p>W2CZ8088</text:p>
          </table:table-cell>
          <table:table-cell office:value-type="string">
            <text:p>007356103-7</text:p>
          </table:table-cell>
          <table:table-cell office:value-type="string">
            <text:p>Dpal-ldan Mi-rje Bkaʾ-druṅ Nor-naṅ-mchog nas brtsams mdzad mkhas rnams dgyes paʾi Yig bskur rnam gźag ces bya ba bźugs so :Tibetan letter-writer /by Shri Kadrung Norgye Nangpa.</text:p>
          </table:table-cell>
          <table:table-cell table:number-columns-repeated="1008"/>
        </table:table-row>
        <table:table-row table:style-name="ro1">
          <table:table-cell office:value-type="string">
            <text:p>W2CZ8088</text:p>
          </table:table-cell>
          <table:table-cell office:value-type="string">
            <text:p>007356105-3</text:p>
          </table:table-cell>
          <table:table-cell office:value-type="string">
            <text:p>Deṅ dus tshan rig paʾi lugs kyi Ñi zla skar gsum gyi rnam gźag bźugs :The sun, the moon and the stars.</text:p>
          </table:table-cell>
          <table:table-cell table:number-columns-repeated="1008"/>
        </table:table-row>
        <table:table-row table:style-name="ro1">
          <table:table-cell office:value-type="string">
            <text:p>W2CZ8088</text:p>
          </table:table-cell>
          <table:table-cell office:value-type="string">
            <text:p>007356106-1</text:p>
          </table:table-cell>
          <table:table-cell office:value-type="string">
            <text:p>Tshad ma rnam ʼgrel Legs par bśad pa źes bya ba /Thams-cad-mkhyen-pa Dge-ʼdun-grub kyis mdzad pa.</text:p>
          </table:table-cell>
          <table:table-cell table:number-columns-repeated="1008"/>
        </table:table-row>
        <table:table-row table:style-name="ro1">
          <table:table-cell office:value-type="string">
            <text:p>W2CZ8088</text:p>
          </table:table-cell>
          <table:table-cell office:value-type="string">
            <text:p>007356107-X</text:p>
          </table:table-cell>
          <table:table-cell office:value-type="string">
            <text:p>Dge tshul phyir bcos :an introduction to Buddhist monastic discipline for novices.</text:p>
          </table:table-cell>
          <table:table-cell table:number-columns-repeated="1008"/>
        </table:table-row>
        <table:table-row table:style-name="ro1">
          <table:table-cell office:value-type="string">
            <text:p>W2CZ8088</text:p>
          </table:table-cell>
          <table:table-cell office:value-type="string">
            <text:p>007424600-3</text:p>
          </table:table-cell>
          <table:table-cell office:value-type="string">
            <text:p>Dpal Rdo-rje-ʾjigs-byed Rwa lugs kyi sgrub thabs bdud ʾjoms snaṅ baźe[s] bya ba bźugs so /[Dkon-mchog-lhun-grub kyis sbyar ba].</text:p>
          </table:table-cell>
          <table:table-cell table:number-columns-repeated="1008"/>
        </table:table-row>
        <table:table-row table:style-name="ro1">
          <table:table-cell office:value-type="string">
            <text:p>W2CZ8088</text:p>
          </table:table-cell>
          <table:table-cell office:value-type="string">
            <text:p>007430610-3</text:p>
          </table:table-cell>
          <table:table-cell office:value-type="string">
            <text:p>Btsan po Khri-sroṅ-lde-btsan daṅ mkhan po Slob-dpon Padmaʼi dus mdo sṅags so sor mdzad paʼi Sba bźed Źabs btags ma bźugs so.</text:p>
          </table:table-cell>
          <table:table-cell table:number-columns-repeated="1008"/>
        </table:table-row>
        <table:table-row table:style-name="ro1">
          <table:table-cell office:value-type="string">
            <text:p>W2CZ8088</text:p>
          </table:table-cell>
          <table:table-cell office:value-type="string">
            <text:p>007430628-6</text:p>
          </table:table-cell>
          <table:table-cell office:value-type="string">
            <text:p>Rje-btsun Rdo-rje-rnal-ʾbyor-ma Nā-ro-mkhaʾ-spyod-maʾ sbyin bsreg gi cho ga Mkhaʾ spyod bsgrub paʾi dgaʾ ston źes bya ba /Rdo-rje-ʾchaṅ Dbaṅ-phyug-rab-brtan gyi mdzad par lhan thabs nag po ʾgro śes bkod pa bźugs so.</text:p>
          </table:table-cell>
          <table:table-cell table:number-columns-repeated="1008"/>
        </table:table-row>
        <table:table-row table:style-name="ro1">
          <table:table-cell office:value-type="string">
            <text:p>W2CZ8088</text:p>
          </table:table-cell>
          <table:table-cell office:value-type="string">
            <text:p>010906768-1</text:p>
          </table:table-cell>
          <table:table-cell office:value-type="string">
            <text:p>Yoṅs rdzogs bstan paʼi ñams len sdom gsum gtan la ʼbebs pa ʼJam-dbyaṅs Bla-maʼi dgoṅs rgyan ces bya ba bźugs so /[Ṅag-dbaṅ-blo-gros-sñiṅ-po-gźan-phan-mthaʼ-yas-paʼi-od-zer ... bgyis]</text:p>
          </table:table-cell>
          <table:table-cell table:number-columns-repeated="1008"/>
        </table:table-row>
        <table:table-row table:style-name="ro1">
          <table:table-cell office:value-type="string">
            <text:p>W2CZ8088</text:p>
          </table:table-cell>
          <table:table-cell office:value-type="string">
            <text:p>010916551-9</text:p>
          </table:table-cell>
          <table:table-cell office:value-type="string">
            <text:p>Dmangs-kyi-ring-lugs /Bkra-shis-rab-rgyas-pas-sbyar-pa'o.</text:p>
          </table:table-cell>
          <table:table-cell table:number-columns-repeated="1008"/>
        </table:table-row>
        <table:table-row table:style-name="ro1">
          <table:table-cell office:value-type="string">
            <text:p>W2CZ8088</text:p>
          </table:table-cell>
          <table:table-cell office:value-type="string">
            <text:p>002971596-2</text:p>
          </table:table-cell>
          <table:table-cell office:value-type="string">
            <text:p>Gilgit manuscripts,edited by Nalinaksha Dutt, with the assistance of D. M. Bhattacharya and Shiv Nath Sharma.</text:p>
          </table:table-cell>
          <table:table-cell table:number-columns-repeated="1008"/>
        </table:table-row>
        <table:table-row table:style-name="ro1">
          <table:table-cell office:value-type="string">
            <text:p>W2CZ8088</text:p>
          </table:table-cell>
          <table:table-cell office:value-type="string">
            <text:p>003322898-1</text:p>
          </table:table-cell>
          <table:table-cell office:value-type="string">
            <text:p>Pentaglot dictionary of Buddhist terms in Sanskrit, Tibetan, Manchurian, Mongolian and Chinese.Edited by Raghu Vira.</text:p>
          </table:table-cell>
          <table:table-cell table:number-columns-repeated="1008"/>
        </table:table-row>
        <table:table-row table:style-name="ro1">
          <table:table-cell office:value-type="string">
            <text:p>W2CZ8088</text:p>
          </table:table-cell>
          <table:table-cell office:value-type="string">
            <text:p>003564262-9</text:p>
          </table:table-cell>
          <table:table-cell office:value-type="string">
            <text:p>Samantabhadracaryā-praṇidhānarāja,critically edited by Sushama Devi.</text:p>
          </table:table-cell>
          <table:table-cell table:number-columns-repeated="1008"/>
        </table:table-row>
        <table:table-row table:style-name="ro1">
          <table:table-cell office:value-type="string">
            <text:p>W2CZ8088</text:p>
          </table:table-cell>
          <table:table-cell office:value-type="string">
            <text:p>003573642-9</text:p>
          </table:table-cell>
          <table:table-cell office:value-type="string">
            <text:p>Sanskrit texts from the Imperial Palace at Peking,in the Manch urian, Chinese, Mongolian and Tibetan scripts.Edited by Lokesh Chandra, from the collection of Raghu Vira.</text:p>
          </table:table-cell>
          <table:table-cell table:number-columns-repeated="1008"/>
        </table:table-row>
        <table:table-row table:style-name="ro1">
          <table:table-cell office:value-type="string">
            <text:p>W2CZ8088</text:p>
          </table:table-cell>
          <table:table-cell office:value-type="string">
            <text:p>006438728-3</text:p>
          </table:table-cell>
          <table:table-cell office:value-type="string">
            <text:p>Catalogue du Tanǰur Mongol imprimé,par Rintchen.</text:p>
          </table:table-cell>
          <table:table-cell table:number-columns-repeated="1008"/>
        </table:table-row>
        <table:table-row table:style-name="ro1">
          <table:table-cell office:value-type="string">
            <text:p>W2CZ8093</text:p>
          </table:table-cell>
          <table:table-cell office:value-type="string">
            <text:p>008084269-0</text:p>
          </table:table-cell>
          <table:table-cell office:value-type="string">
            <text:p>Bod Rgya naṅ don rig paʾi tshig mdzod =Tsang Han Fo hsüeh tzʻu tien /"Tsang Han ta tzʻu tien" pen hsieh tsu.</text:p>
          </table:table-cell>
          <table:table-cell table:number-columns-repeated="1008"/>
        </table:table-row>
        <table:table-row table:style-name="ro1">
          <table:table-cell office:value-type="string">
            <text:p>W2CZ9108</text:p>
          </table:table-cell>
          <table:table-cell office:value-type="string">
            <text:p>010005157-X</text:p>
          </table:table-cell>
          <table:table-cell office:value-type="string">
            <text:p>ơGal byed ces pa ơbyuṅ ba gsum ldan lcags mo phag gi ri tho blaṅ dor gsal sgron źes bya ba bźugs so :rab lo 945, phyi lo 1971.</text:p>
          </table:table-cell>
          <table:table-cell table:number-columns-repeated="1008"/>
        </table:table-row>
        <table:table-row table:style-name="ro1">
          <table:table-cell office:value-type="string">
            <text:p>W2CZ9109</text:p>
          </table:table-cell>
          <table:table-cell office:value-type="string">
            <text:p>007386019-0</text:p>
          </table:table-cell>
          <table:table-cell office:value-type="string">
            <text:p>Yoṅs ʾdzin źes ʾbod ʾbyuṅ ba gsum ldan chu pho byi ba loʾi lo tho dgeʾo :rab lo 946, phyi lo 1972.</text:p>
          </table:table-cell>
          <table:table-cell table:number-columns-repeated="1008"/>
        </table:table-row>
        <table:table-row table:style-name="ro1">
          <table:table-cell office:value-type="string">
            <text:p>W2DB16425</text:p>
          </table:table-cell>
          <table:table-cell office:value-type="string">
            <text:p>009281189-2</text:p>
          </table:table-cell>
          <table:table-cell office:value-type="string">
            <text:p>Dpal ldan Gle-luṅ chos sde chen poʼi Gñags-ston-paʼi gduṅ rabs gdan rabs daṅ bcas paʼi rnam thar skal bzaṅ mdzes paʼi rgyan phreṅ las btus pa mthoṅ ba don ldan źes bya ba bźugs so =History of Lelung Monastery : an account on Nyag masters and the line of abbots /[edited by Tenzin Jampel].</text:p>
          </table:table-cell>
          <table:table-cell table:number-columns-repeated="1008"/>
        </table:table-row>
        <table:table-row table:style-name="ro1">
          <table:table-cell office:value-type="string">
            <text:p>W2DB16429</text:p>
          </table:table-cell>
          <table:table-cell office:value-type="string">
            <text:p>011916970-3</text:p>
          </table:table-cell>
          <table:table-cell office:value-type="string">
            <text:p>Kun-mkhyen Blo-gros-rin-chen-seṅ-geʼi gsuṅ rtsom bźugs /Dpal-brtsegs Bod-yig Dpe-rñiṅ Źib-ʼjug-khaṅ nas bsgrigs.</text:p>
          </table:table-cell>
          <table:table-cell table:number-columns-repeated="1008"/>
        </table:table-row>
        <table:table-row table:style-name="ro1">
          <table:table-cell office:value-type="string">
            <text:p>W2DB16432</text:p>
          </table:table-cell>
          <table:table-cell office:value-type="string">
            <text:p>011940524-5</text:p>
          </table:table-cell>
          <table:table-cell office:value-type="string">
            <text:p>Guṅ-ru Rgyal-mstan-bzaṅ-poʼi gsuṅ ʼbum ... bzugs /Dpal-brtsegs Bod-yig Dpe-rñiṅ Źib-ʼjug-khaṅ nas bsgrigs.</text:p>
          </table:table-cell>
          <table:table-cell table:number-columns-repeated="1008"/>
        </table:table-row>
        <table:table-row table:style-name="ro1">
          <table:table-cell office:value-type="string">
            <text:p>W2DB4566</text:p>
          </table:table-cell>
          <table:table-cell office:value-type="string">
            <text:p>011305823-3</text:p>
          </table:table-cell>
          <table:table-cell office:value-type="string">
            <text:p>Gso rig sman gyi ro nus ṅos ʼdzin gsal ston phyogs sgrig rin chen sgron me bźugs so /Dpal-brtsegs Bod-yig Dpe-rñiṅ Źib-ʼjugs-khaṅ nas bsgrigs.</text:p>
          </table:table-cell>
          <table:table-cell table:number-columns-repeated="1008"/>
        </table:table-row>
        <table:table-row table:style-name="ro1">
          <table:table-cell office:value-type="string">
            <text:p>W2DB4566</text:p>
          </table:table-cell>
          <table:table-cell office:value-type="string">
            <text:p>011324506-8</text:p>
          </table:table-cell>
          <table:table-cell office:value-type="string">
            <text:p>Sman blaʼi mdo ;daṅ, Mdo chog phyogs sgrig rin chen sgron me bźugs so /Ston-pa Bcom-ldan-ʼdas daṅ Mkhan-chen Źi-mtsho sogs kyis brtsams ; Dpal-brtsegs Bod-yig Dpe-rñiṅ Źib-ʼjugs-khaṅ nas bsgrigs.</text:p>
          </table:table-cell>
          <table:table-cell table:number-columns-repeated="1008"/>
        </table:table-row>
        <table:table-row table:style-name="ro1">
          <table:table-cell office:value-type="string">
            <text:p>W2DB4567</text:p>
          </table:table-cell>
          <table:table-cell office:value-type="string">
            <text:p>011308478-1</text:p>
          </table:table-cell>
          <table:table-cell office:value-type="string">
            <text:p>Sa-skya bkaʼ ʼbum dpe bsdur ma las Kun-dgaʼ-sñiṅ-poʼi gsuṅ ʼbum ... bźugs so /Dpal-brtsegs Bod-yig Dpe-rñiṅ Źib-ʼjug-khaṅ nas bsgrigs.</text:p>
          </table:table-cell>
          <table:table-cell table:number-columns-repeated="1008"/>
        </table:table-row>
        <table:table-row table:style-name="ro1">
          <table:table-cell office:value-type="string">
            <text:p>W2DB4567</text:p>
          </table:table-cell>
          <table:table-cell office:value-type="string">
            <text:p>011309654-2</text:p>
          </table:table-cell>
          <table:table-cell office:value-type="string">
            <text:p>Sa-skya goṅ ma rnam lṅa las Rje-btsun Dkar-po Rnam-gsum gyi gsuṅ rab kha skoṅ ... bźugs so /Dpal-brtsegs Bod-yig Dpe-rñiṅ Źib-ʼjugs-khaṅ nas bsgrigs.</text:p>
          </table:table-cell>
          <table:table-cell table:number-columns-repeated="1008"/>
        </table:table-row>
        <table:table-row table:style-name="ro1">
          <table:table-cell office:value-type="string">
            <text:p>W2DB4567</text:p>
          </table:table-cell>
          <table:table-cell office:value-type="string">
            <text:p>011310367-0</text:p>
          </table:table-cell>
          <table:table-cell office:value-type="string">
            <text:p>Sa-skya bkaʼ ʼbum dpe bsdur ma las rje btsun goṅ ma lṅaʼi gsuṅ rab kha skoṅ bźugs so /Dpal-brtsegs Bod-yig Dpe-rñiṅ Źib-ʼjugs-khaṅ nas bsgrigs.</text:p>
          </table:table-cell>
          <table:table-cell table:number-columns-repeated="1008"/>
        </table:table-row>
        <table:table-row table:style-name="ro1">
          <table:table-cell office:value-type="string">
            <text:p>W2DB4567</text:p>
          </table:table-cell>
          <table:table-cell office:value-type="string">
            <text:p>011324888-1</text:p>
          </table:table-cell>
          <table:table-cell office:value-type="string">
            <text:p>Sa-skya Paṇḍi-ta Kun-dgaʼ-rgyal-mtshan-dpal-bzaṅ-poʼi źabs kyi gsuṅ rab kha skoṅ ... bźugs so /Dpal-brtsegs Bod-yig Dpe-rñiṅ Źib-ʼjug-khaṅ nas bsgrigs.</text:p>
          </table:table-cell>
          <table:table-cell table:number-columns-repeated="1008"/>
        </table:table-row>
        <table:table-row table:style-name="ro1">
          <table:table-cell office:value-type="string">
            <text:p>W2DB4567</text:p>
          </table:table-cell>
          <table:table-cell office:value-type="string">
            <text:p>011903706-8</text:p>
          </table:table-cell>
          <table:table-cell office:value-type="string">
            <text:p>Sa-skya bkaʼ ʼbum dpe bsdur ma las Bsod-nams-rtse-moʼi gsuṅ ʼbum ... bźugs so /Dpal-brtsegs Bod-yig Dpe-rñiṅ Źib-ʼjug-khaṅ nas bsgrigs.</text:p>
          </table:table-cell>
          <table:table-cell table:number-columns-repeated="1008"/>
        </table:table-row>
        <table:table-row table:style-name="ro1">
          <table:table-cell office:value-type="string">
            <text:p>W2DB4567</text:p>
          </table:table-cell>
          <table:table-cell office:value-type="string">
            <text:p>011905242-3</text:p>
          </table:table-cell>
          <table:table-cell office:value-type="string">
            <text:p>Sa-skya bkaʼ ʼbum dpe bsdur ma las Grags-pa-rgyal-mtshan gsuṅ ʼbum pod ... bźugs so /Dpal brtsegs Bod yig dpe rñiṅ źib ʼjug khaṅ nas bsgrigs.</text:p>
          </table:table-cell>
          <table:table-cell table:number-columns-repeated="1008"/>
        </table:table-row>
        <table:table-row table:style-name="ro1">
          <table:table-cell office:value-type="string">
            <text:p>W2DB4567</text:p>
          </table:table-cell>
          <table:table-cell office:value-type="string">
            <text:p>011914693-2</text:p>
          </table:table-cell>
          <table:table-cell office:value-type="string">
            <text:p>Sa-skya bkaʼ ʼbum dpe bsdur ma las ʼGro-mgon Chos-rgyal ʼPhags-paʼi gsuṅ ʼbum ... bźugs so /Dpal brtsegs Bod-yig Dpe-rñiṅ Źib-ʼjug-khaṅ nas bsgrigs.</text:p>
          </table:table-cell>
          <table:table-cell table:number-columns-repeated="1008"/>
        </table:table-row>
        <table:table-row table:style-name="ro1">
          <table:table-cell office:value-type="string">
            <text:p>W2DB4567</text:p>
          </table:table-cell>
          <table:table-cell office:value-type="string">
            <text:p>011915886-8</text:p>
          </table:table-cell>
          <table:table-cell office:value-type="string">
            <text:p>Sa-skya bkaʼ ʼbum dpe bsdur ma las Sa-paṇ Kun-dgaʼ-rgyal-mtshan gyi gsuṅ ʼbum ... bźugs so /Dpal brtsegs Bod yig dpe rñiṅ źib ʼjug khaṅ nas bsgrigs.</text:p>
          </table:table-cell>
          <table:table-cell table:number-columns-repeated="1008"/>
        </table:table-row>
        <table:table-row table:style-name="ro1">
          <table:table-cell office:value-type="string">
            <text:p>W2DB4575</text:p>
          </table:table-cell>
          <table:table-cell office:value-type="string">
            <text:p>011515628-3</text:p>
          </table:table-cell>
          <table:table-cell office:value-type="string">
            <text:p>Ñe brgyud gcod kyi khrid yig gsal bar bkod pa Legs bśad bdud rtsiʼi rol mtsho bźugs so /Padma-luṅ-rtogs-rgya-mtshos ʼgrel.</text:p>
          </table:table-cell>
          <table:table-cell table:number-columns-repeated="1008"/>
        </table:table-row>
        <table:table-row table:style-name="ro1">
          <table:table-cell office:value-type="string">
            <text:p>W2DB4576</text:p>
          </table:table-cell>
          <table:table-cell office:value-type="string">
            <text:p>011917207-0</text:p>
          </table:table-cell>
          <table:table-cell office:value-type="string">
            <text:p>Rgyal rabs maṅ poʼi legs bśad rnam graṅs yid ʼdzin nor buʼi phreng ba bźugs /Stag-tshaṅ Dpal-ʼbyor-bzaṅ-pos brtsams ; Dpal-brtsegs Bod-yig Dpe-rñiṅ Źib-ʼjug-khaṅ nas bsgrigs.</text:p>
          </table:table-cell>
          <table:table-cell table:number-columns-repeated="1008"/>
        </table:table-row>
        <table:table-row table:style-name="ro1">
          <table:table-cell office:value-type="string">
            <text:p>W2DB4577</text:p>
          </table:table-cell>
          <table:table-cell office:value-type="string">
            <text:p>011811212-0</text:p>
          </table:table-cell>
          <table:table-cell office:value-type="string">
            <text:p>Stag-tshaṅ Lo-tsā-ba Śes-rab-rin-chen gyi gsuṅ ʼbum ... bzugs /Dpal brtsegs Bod yig dpe rñiṅ źib ʼjug khaṅ nas bsgrigs.</text:p>
          </table:table-cell>
          <table:table-cell table:number-columns-repeated="1008"/>
        </table:table-row>
        <table:table-row table:style-name="ro1">
          <table:table-cell office:value-type="string">
            <text:p>W2DB4582</text:p>
          </table:table-cell>
          <table:table-cell office:value-type="string">
            <text:p>011325300-1</text:p>
          </table:table-cell>
          <table:table-cell office:value-type="string">
            <text:p>Ar Byaṅ-chub-ye-śes kyi gsuṅ chos skor /Dpal brtsegs Bod yig dpe rñiṅ źib ʼjug khaṅ nas bsgrigs.</text:p>
          </table:table-cell>
          <table:table-cell table:number-columns-repeated="1008"/>
        </table:table-row>
        <table:table-row table:style-name="ro1">
          <table:table-cell office:value-type="string">
            <text:p>W2DB4603</text:p>
          </table:table-cell>
          <table:table-cell office:value-type="string">
            <text:p>011310933-4</text:p>
          </table:table-cell>
          <table:table-cell office:value-type="string">
            <text:p>Sṅags maṅ źib ʼjug :sṅags paʼi śes rig dus deb = Ngakmang research /[Mtsho-sṅon Źiṅ-chen Naṅ bstan rig gnas źib ʼjug lte gnas kyis gtso gñer byas]</text:p>
          </table:table-cell>
          <table:table-cell table:number-columns-repeated="1008"/>
        </table:table-row>
        <table:table-row table:style-name="ro1">
          <table:table-cell office:value-type="string">
            <text:p>W2DB4612</text:p>
          </table:table-cell>
          <table:table-cell office:value-type="string">
            <text:p>011304256-6</text:p>
          </table:table-cell>
          <table:table-cell office:value-type="string">
            <text:p>Ri chos ṅes don rgya mtsho źes bya ba mthar thug thun moṅ ma yin paʼi man ṅag bźugs /Kun-mkhyen Rtog-pa-bźi-ldan gyis brtsam ; [gtso sgrig pa, Ṅag-dbaṅ-kun-dgaʼ-ʼjam-dbyaṅs-blo-gros].</text:p>
          </table:table-cell>
          <table:table-cell table:number-columns-repeated="1008"/>
        </table:table-row>
        <table:table-row table:style-name="ro1">
          <table:table-cell office:value-type="string">
            <text:p>W2DB4614</text:p>
          </table:table-cell>
          <table:table-cell office:value-type="string">
            <text:p>011304627-8</text:p>
          </table:table-cell>
          <table:table-cell office:value-type="string">
            <text:p>Theg pa chen po rgyud bla maʼi bstan bcos kyi ʼgrel bśad rnam gñis bźugs so /Kun-mkhyen Rtog-pa-bźi-ldan gyis brtsam ; [gtso sgrig pa, Ṅag-dbaṅ-kun-dgaʼ-ʼjam-dbyaṅs-blo-gros].</text:p>
          </table:table-cell>
          <table:table-cell table:number-columns-repeated="1008"/>
        </table:table-row>
        <table:table-row table:style-name="ro1">
          <table:table-cell office:value-type="string">
            <text:p>W2DB4615</text:p>
          </table:table-cell>
          <table:table-cell office:value-type="string">
            <text:p>011304850-5</text:p>
          </table:table-cell>
          <table:table-cell office:value-type="string">
            <text:p>Śes rab kyi pha rol tu phyin pa man ṅag gi bstan bcos mṅon par rtogs paʼi rgyan gyi rnam bśad mdoʼi don bde blag tu rtogs pa źes bya ba bźugs so /Kun-mkhyen Rtog-pa-bźi-ldan gyis brtsam ; [gtso sgrig pa, Ṅag-dbaṅ-kun-dgaʼ-ʼjam-dbyaṅs-blo-gros].</text:p>
          </table:table-cell>
          <table:table-cell table:number-columns-repeated="1008"/>
        </table:table-row>
        <table:table-row table:style-name="ro1">
          <table:table-cell office:value-type="string">
            <text:p>W2DB4616</text:p>
          </table:table-cell>
          <table:table-cell office:value-type="string">
            <text:p>011305150-6</text:p>
          </table:table-cell>
          <table:table-cell office:value-type="string">
            <text:p>Bstan bcos mṅon par rtogs paʼi rgyan ʼgrel ba daṅ bcas paʼi rgyas ʼgrel bśad sbyar yid kyi mun sel źes bya ba bźugs so /Ña-dbon Kun-dgaʼ-dpal gyis mdzad ; [gtso sgrig pa, Ṅag-dbaṅ-kun-dgaʼ-ʼjam-dbyaṅs-blo-gros].</text:p>
          </table:table-cell>
          <table:table-cell table:number-columns-repeated="1008"/>
        </table:table-row>
        <table:table-row table:style-name="ro1">
          <table:table-cell office:value-type="string">
            <text:p>W2DB4617</text:p>
          </table:table-cell>
          <table:table-cell office:value-type="string">
            <text:p>011305217-0</text:p>
          </table:table-cell>
          <table:table-cell office:value-type="string">
            <text:p>Dam paʼi chos mṅon pa kun las btus paʼi ʼgrel ba śes bya rab gsal snaṅ ba źes bya ba bźugs so /Sa-bzaṅ Ma-ti Paṇ-chen Blo-gros-rgyal-mtshan gyis brtsams ; [gtso sgrig pa, Ṅag-dbaṅ-kun-dgaʼ-ʼjam-dbyaṅs-blo-gros].</text:p>
          </table:table-cell>
          <table:table-cell table:number-columns-repeated="1008"/>
        </table:table-row>
        <table:table-row table:style-name="ro1">
          <table:table-cell office:value-type="string">
            <text:p>W2DB4618</text:p>
          </table:table-cell>
          <table:table-cell office:value-type="string">
            <text:p>011305308-8</text:p>
          </table:table-cell>
          <table:table-cell office:value-type="string">
            <text:p>Dris lan blaṅ dor rab gsal snaṅ baʼi gźuṅ rnam par dag paʼi yi ge luṅ daṅ mthun pa bźugs so /Sa-bzaṅ Ma-ti Paṇ-chen Blo-gros-rgyal-mtshan gyis brtsams ; [gtso sgrig pa, Ṅag-dbaṅ-kun-dgaʼ-ʼjam-dbyaṅs-blo-gros].</text:p>
          </table:table-cell>
          <table:table-cell table:number-columns-repeated="1008"/>
        </table:table-row>
        <table:table-row table:style-name="ro1">
          <table:table-cell office:value-type="string">
            <text:p>W2DB4619</text:p>
          </table:table-cell>
          <table:table-cell office:value-type="string">
            <text:p>011305642-7</text:p>
          </table:table-cell>
          <table:table-cell office:value-type="string">
            <text:p>Rgyas paʼi bstan bcos tshad ma rnam ʼgrel gyi ʼgrel bśad rin chen phreṅ ba bźugs so /Mtshal-min-pa Bsod-nams-bzaṅ-pos brtsams ; [gtso sgrig pa, Ṅag-dbaṅ-kun-dgaʼ-ʼjam-dbyaṅs-blo-gros].</text:p>
          </table:table-cell>
          <table:table-cell table:number-columns-repeated="1008"/>
        </table:table-row>
        <table:table-row table:style-name="ro1">
          <table:table-cell office:value-type="string">
            <text:p>W2DB4620</text:p>
          </table:table-cell>
          <table:table-cell office:value-type="string">
            <text:p>011305698-2</text:p>
          </table:table-cell>
          <table:table-cell office:value-type="string">
            <text:p>Theg mchog śin tu rgyas paʼi dbu ma chen po rnam par ṅes pa źes bya ba bźugs so /Rje-btsun Tā-ra-nā-thas brtsams ; [gtso sgrig pa, Ṅag-dbaṅ-kun-dgaʼ-ʼjam-dbyaṅs-blo-gros].</text:p>
          </table:table-cell>
          <table:table-cell table:number-columns-repeated="1008"/>
        </table:table-row>
        <table:table-row table:style-name="ro1">
          <table:table-cell office:value-type="string">
            <text:p>W2DB57569</text:p>
          </table:table-cell>
          <table:table-cell office:value-type="string">
            <text:p>008607676-0</text:p>
          </table:table-cell>
          <table:table-cell office:value-type="string">
            <text:p>Theg pa chen po'i blo sbyoṅ gi khrid yig blo bzaṅ dgoṅs rgyan źes bya ba bźugs so /[Yoṅs-'dzin Ye-śes Rgyal-mthan]</text:p>
          </table:table-cell>
          <table:table-cell table:number-columns-repeated="1008"/>
        </table:table-row>
        <table:table-row table:style-name="ro1">
          <table:table-cell office:value-type="string">
            <text:p>W2GS1123</text:p>
          </table:table-cell>
          <table:table-cell office:value-type="string">
            <text:p>012362894-6</text:p>
          </table:table-cell>
          <table:table-cell office:value-type="string">
            <text:p>Dpal-ldan ʼBras-spuṅs dgon gyi dkar chag dri med dwaṅs gsal śel gyi me loṅ źes bya ba bźugs so /Bod-ljoṅs Spyi-tshogs Tshan-rig Khaṅ Chos-lugs Źib-ʼjug Tshan-paʼi ʼBras-spuṅs dgon gyi dkar chag tsom sgrig tshogs chuṅ gis rtsom sgrig źus.</text:p>
          </table:table-cell>
          <table:table-cell table:number-columns-repeated="1008"/>
        </table:table-row>
        <table:table-row table:style-name="ro1">
          <table:table-cell office:value-type="string">
            <text:p>W30025</text:p>
          </table:table-cell>
          <table:table-cell office:value-type="string">
            <text:p>010195799-8</text:p>
          </table:table-cell>
          <table:table-cell office:value-type="string">
            <text:p>Byaṅ ʼbroṅ gi rmig sgra /Sñan-bzaṅ Yum-skyabs-rgyal gyis brtsams.</text:p>
          </table:table-cell>
          <table:table-cell table:number-columns-repeated="1008"/>
        </table:table-row>
        <table:table-row table:style-name="ro1">
          <table:table-cell office:value-type="string">
            <text:p>W30026</text:p>
          </table:table-cell>
          <table:table-cell office:value-type="string">
            <text:p>008107364-X</text:p>
          </table:table-cell>
          <table:table-cell office:value-type="string">
            <text:p>Gliṅ Ge-sar rgyal poʾi sgruṅ las ʾDan-maʾi nas rdzoṅ ʾbru sṅon gʾyaṅ gi gter sgo ʾbyed pa /[Mtsho-sṅon Źiṅ-chen "Ge-sar sgruṅ" źib ʾjug khaṅ gis ma yig ʾdon sprod byas ; Gcod-pa Don-grub daṅ Rdo-rje-tshe-riṅ gis dag sgrig byas].</text:p>
          </table:table-cell>
          <table:table-cell table:number-columns-repeated="1008"/>
        </table:table-row>
        <table:table-row table:style-name="ro1">
          <table:table-cell office:value-type="string">
            <text:p>W30027</text:p>
          </table:table-cell>
          <table:table-cell office:value-type="string">
            <text:p>009881513-X</text:p>
          </table:table-cell>
          <table:table-cell office:value-type="string">
            <text:p>Sgra rig pa las brtsams paʾi rjod byed kyi sgraʾi go don daṅ ṅes don don la tha sñad rig pa daṅ gnas skabs rig pa bcas kyi ʾbrel yod rig gźuṅ daṅ sbyar nad dpyad pa skya reṅs gsar paʾi ʾdzum mdaṅs blo gsal dgyes paʾi mchod sprin źes bya ba bźugs so /Nor-bu-rgya-mtshos brtsams.</text:p>
          </table:table-cell>
          <table:table-cell table:number-columns-repeated="1008"/>
        </table:table-row>
        <table:table-row table:style-name="ro1">
          <table:table-cell office:value-type="string">
            <text:p>W30030</text:p>
          </table:table-cell>
          <table:table-cell office:value-type="string">
            <text:p>010258950-X</text:p>
          </table:table-cell>
          <table:table-cell office:value-type="string">
            <text:p>Bod kyi chaṅ gźas phyogs bsgrigs /[bsdu sgrig pa], Bsod-tshe.</text:p>
          </table:table-cell>
          <table:table-cell table:number-columns-repeated="1008"/>
        </table:table-row>
        <table:table-row table:style-name="ro1">
          <table:table-cell office:value-type="string">
            <text:p>W30031</text:p>
          </table:table-cell>
          <table:table-cell office:value-type="string">
            <text:p>010171569-2</text:p>
          </table:table-cell>
          <table:table-cell office:value-type="string">
            <text:p>Slob gso lag len rnam bśad :do dam paʼi gsam gígs daṅ gsar btod /Gcan-roṅ Bstan-ʼdzin gyis brtsams.</text:p>
          </table:table-cell>
          <table:table-cell table:number-columns-repeated="1008"/>
        </table:table-row>
        <table:table-row table:style-name="ro1">
          <table:table-cell office:value-type="string">
            <text:p>W30032</text:p>
          </table:table-cell>
          <table:table-cell office:value-type="string">
            <text:p>009989888-8</text:p>
          </table:table-cell>
          <table:table-cell office:value-type="string">
            <text:p>Rma-lho Sog-rdzoṅ gi rtsom rig brtsams chos bdams bsgrigs /Tshe-riṅ-don-ʼgrub daṅ Bde-skyid-sgrol-mas bsgrigs.</text:p>
          </table:table-cell>
          <table:table-cell table:number-columns-repeated="1008"/>
        </table:table-row>
        <table:table-row table:style-name="ro1">
          <table:table-cell office:value-type="string">
            <text:p>W30037</text:p>
          </table:table-cell>
          <table:table-cell office:value-type="string">
            <text:p>009843355-5</text:p>
          </table:table-cell>
          <table:table-cell office:value-type="string">
            <text:p>Rdzogs-chen mkhan chen Padma-badzraʼi gsun thor bu.</text:p>
          </table:table-cell>
          <table:table-cell table:number-columns-repeated="1008"/>
        </table:table-row>
        <table:table-row table:style-name="ro1">
          <table:table-cell office:value-type="string">
            <text:p>W30049</text:p>
          </table:table-cell>
          <table:table-cell office:value-type="string">
            <text:p>010434002-9</text:p>
          </table:table-cell>
          <table:table-cell office:value-type="string">
            <text:p>So lha daṅ gzab ñan :Bod kyi sñan ṅag gsar ba bdams dpyad /Tshe-grub kyis brtsams.</text:p>
          </table:table-cell>
          <table:table-cell table:number-columns-repeated="1008"/>
        </table:table-row>
        <table:table-row table:style-name="ro1">
          <table:table-cell office:value-type="string">
            <text:p>W30059</text:p>
          </table:table-cell>
          <table:table-cell office:value-type="string">
            <text:p>009986655-2</text:p>
          </table:table-cell>
          <table:table-cell office:value-type="string">
            <text:p>Bod skad rgyaṅ sgrog śes bya rab gsal źes bya ba bźugs so /Blo-brtan-tshe-riṅ gis brtsams.</text:p>
          </table:table-cell>
          <table:table-cell table:number-columns-repeated="1008"/>
        </table:table-row>
        <table:table-row table:style-name="ro1">
          <table:table-cell office:value-type="string">
            <text:p>W30061</text:p>
          </table:table-cell>
          <table:table-cell office:value-type="string">
            <text:p>010252822-5</text:p>
          </table:table-cell>
          <table:table-cell office:value-type="string">
            <text:p>Lam rim dmar khrid chen mo /[Blo-bzaṅ-ye-śes kyis mdzad] ; Mkhan-po Rdo-rjes bsgrigs.</text:p>
          </table:table-cell>
          <table:table-cell table:number-columns-repeated="1008"/>
        </table:table-row>
        <table:table-row table:style-name="ro1">
          <table:table-cell office:value-type="string">
            <text:p>W30064</text:p>
          </table:table-cell>
          <table:table-cell office:value-type="string">
            <text:p>009794543-9</text:p>
          </table:table-cell>
          <table:table-cell office:value-type="string">
            <text:p>Bod gaṅs can gyi sgra rig paʾi ma lag cha tshaṅ bar brjod paʾi btsan bcos skal ldan stoṅ gi ʾjug ṅogs źes bya ba bźugs so /ʾBaʾ Don-grub-rgyal byis brtsams.</text:p>
          </table:table-cell>
          <table:table-cell table:number-columns-repeated="1008"/>
        </table:table-row>
        <table:table-row table:style-name="ro1">
          <table:table-cell office:value-type="string">
            <text:p>W30064</text:p>
          </table:table-cell>
          <table:table-cell office:value-type="string">
            <text:p>010252718-0</text:p>
          </table:table-cell>
          <table:table-cell office:value-type="string">
            <text:p>Ban Bon grub mthaʼ gcig tu sgrub pa śāk gśen dgʼyes paʼi mchod sprin źes bya ba bźugs so /ʼBaʼ Don-grub-rgyal gyis brtsams.</text:p>
          </table:table-cell>
          <table:table-cell table:number-columns-repeated="1008"/>
        </table:table-row>
        <table:table-row table:style-name="ro1">
          <table:table-cell office:value-type="string">
            <text:p>W30064</text:p>
          </table:table-cell>
          <table:table-cell office:value-type="string">
            <text:p>010278104-4</text:p>
          </table:table-cell>
          <table:table-cell office:value-type="string">
            <text:p>"Brgal lan ñi ʼod zegs ma" la phul baʼi rtsod lan nam mkhaʼi kloṅ chen /ʼBaʼ Don-grub-rgyal gyis brtsams.</text:p>
          </table:table-cell>
          <table:table-cell table:number-columns-repeated="1008"/>
        </table:table-row>
        <table:table-row table:style-name="ro1">
          <table:table-cell office:value-type="string">
            <text:p>W30068</text:p>
          </table:table-cell>
          <table:table-cell office:value-type="string">
            <text:p>011542966-2</text:p>
          </table:table-cell>
          <table:table-cell office:value-type="string">
            <text:p>Phyogs-thams-cad-las-rnam-par-rgyal-ba Chen-po ʼJam-mgon Sa-skya Paṇḍi-ta Kun-dgaʼ-rgyal-mtshan Dpal-bzaṅ-po źabs kyi gsuṅ rab glegs bam gñis pa las Tshad ma rigs paʼi gter źes bya baʼi bstan bcos bźugs so /Dpal-brtsegs Bod-yig Dpe-rñiṅ Źib-ʼjugs-khaṅ nas bsgrigs.</text:p>
          </table:table-cell>
          <table:table-cell table:number-columns-repeated="1008"/>
        </table:table-row>
        <table:table-row table:style-name="ro1">
          <table:table-cell office:value-type="string">
            <text:p>W30070</text:p>
          </table:table-cell>
          <table:table-cell office:value-type="string">
            <text:p>009984390-0</text:p>
          </table:table-cell>
          <table:table-cell office:value-type="string">
            <text:p>Źaṅ Bod chos daṅ rig gnas skor gyi legs bśad skya reṅs gsar pa /Kun-gsal-sñin-pos brtsams.</text:p>
          </table:table-cell>
          <table:table-cell table:number-columns-repeated="1008"/>
        </table:table-row>
        <table:table-row table:style-name="ro1">
          <table:table-cell office:value-type="string">
            <text:p>W30083</text:p>
          </table:table-cell>
          <table:table-cell office:value-type="string">
            <text:p>009543820-3</text:p>
          </table:table-cell>
          <table:table-cell office:value-type="string">
            <text:p>Phar phyin skabs gsum pa phyogs bsgrigs bźugs so /[Sgrol-ma-skyabs kyis dag sgrig byas ; Cha-ris Skal-bzaṅ-thogs-med kyis źu dag byas].</text:p>
          </table:table-cell>
          <table:table-cell table:number-columns-repeated="1008"/>
        </table:table-row>
        <table:table-row table:style-name="ro1">
          <table:table-cell office:value-type="string">
            <text:p>W30087</text:p>
          </table:table-cell>
          <table:table-cell office:value-type="string">
            <text:p>009543752-5</text:p>
          </table:table-cell>
          <table:table-cell office:value-type="string">
            <text:p>Dam paʾi chos ʾdul ba rgya mtshoʾi sñiṅ po bsdus pa thar ʾdod yig kyi mun sel źes bya baʾi ʾgrel pa tshig don rab gsal bźugs so /Blo-bzaṅ-thar-pas brtsams.</text:p>
          </table:table-cell>
          <table:table-cell table:number-columns-repeated="1008"/>
        </table:table-row>
        <table:table-row table:style-name="ro1">
          <table:table-cell office:value-type="string">
            <text:p>W30090</text:p>
          </table:table-cell>
          <table:table-cell office:value-type="string">
            <text:p>008638088-5</text:p>
          </table:table-cell>
          <table:table-cell office:value-type="string">
            <text:p>Jo-naṅ chos ʾbyuṅ zla baʾi sgron me /[Ṅag-dbaṅ-blo-gros-grags-pas brtsams].</text:p>
          </table:table-cell>
          <table:table-cell table:number-columns-repeated="1008"/>
        </table:table-row>
        <table:table-row table:style-name="ro1">
          <table:table-cell office:value-type="string">
            <text:p>W30092</text:p>
          </table:table-cell>
          <table:table-cell office:value-type="string">
            <text:p>012364492-5</text:p>
          </table:table-cell>
          <table:table-cell office:value-type="string">
            <text:p>Mchod sdoṅ ʼdzam gliṅ rgyan gcig rten gtsug lag khaṅ daṅ bcas paʼi dkar chag thar gliṅ rgya mtshor bgrod paʼi gru rdziṅs byin rlabs kyi baṅ mdzod ces bya ba bźugs /[Sde-srid Saṅs-rgyas-rgya-mtshos brtsams].</text:p>
          </table:table-cell>
          <table:table-cell table:number-columns-repeated="1008"/>
        </table:table-row>
        <table:table-row table:style-name="ro1">
          <table:table-cell office:value-type="string">
            <text:p>W30100</text:p>
          </table:table-cell>
          <table:table-cell office:value-type="string">
            <text:p>001570664-8</text:p>
          </table:table-cell>
          <table:table-cell office:value-type="string">
            <text:p>Gu ru drag po Ye śes rab ʾbar :a collection of the rediscovered texts /of Kloṅ-gsal-sñiṅ-po of Kaḥ-thog.</text:p>
          </table:table-cell>
          <table:table-cell table:number-columns-repeated="1008"/>
        </table:table-row>
        <table:table-row table:style-name="ro1">
          <table:table-cell office:value-type="string">
            <text:p>W30101</text:p>
          </table:table-cell>
          <table:table-cell office:value-type="string">
            <text:p>001350398-7</text:p>
          </table:table-cell>
          <table:table-cell office:value-type="string">
            <text:p>The collected writings (Gsung-ʾbum) of ʾBri-gung Chos-rje ʾJig-rten-mgon-po Rin-chen-dpal.Reproduced photographically from the ʾBri-gung Yang-re-sgar xylographic ed. by Khangsar Talku [sic].</text:p>
          </table:table-cell>
          <table:table-cell table:number-columns-repeated="1008"/>
        </table:table-row>
        <table:table-row table:style-name="ro1">
          <table:table-cell office:value-type="string">
            <text:p>W30102</text:p>
          </table:table-cell>
          <table:table-cell office:value-type="string">
            <text:p>001163048-5</text:p>
          </table:table-cell>
          <table:table-cell office:value-type="string">
            <text:p>Works of Agwangdamba (Ṅag-dbaṅ-bstan-pa) /Choi Lubsanjab.</text:p>
          </table:table-cell>
          <table:table-cell table:number-columns-repeated="1008"/>
        </table:table-row>
        <table:table-row table:style-name="ro1">
          <table:table-cell office:value-type="string">
            <text:p>W30104</text:p>
          </table:table-cell>
          <table:table-cell office:value-type="string">
            <text:p>001570618-4</text:p>
          </table:table-cell>
          <table:table-cell office:value-type="string">
            <text:p>Gźuṅ bśad klog skya ma and other related esoteric Sa-skya-pa texts.</text:p>
          </table:table-cell>
          <table:table-cell table:number-columns-repeated="1008"/>
        </table:table-row>
        <table:table-row table:style-name="ro1">
          <table:table-cell office:value-type="string">
            <text:p>W30106</text:p>
          </table:table-cell>
          <table:table-cell office:value-type="string">
            <text:p>010433996-9</text:p>
          </table:table-cell>
          <table:table-cell office:value-type="string">
            <text:p>Grub chen brgyad cuʼi rnam thar daṅ źal thaṅ /Tshe-dbaṅ-rin-chen gyis bsgrigs.</text:p>
          </table:table-cell>
          <table:table-cell table:number-columns-repeated="1008"/>
        </table:table-row>
        <table:table-row table:style-name="ro1">
          <table:table-cell office:value-type="string">
            <text:p>W30112</text:p>
          </table:table-cell>
          <table:table-cell office:value-type="string">
            <text:p>001956181-4</text:p>
          </table:table-cell>
          <table:table-cell office:value-type="string">
            <text:p>Shangs pa gser ʾphreng :a golden rosary of lives of masters of the Shangs-pa Dkar-brgyud-pa schools.</text:p>
          </table:table-cell>
          <table:table-cell table:number-columns-repeated="1008"/>
        </table:table-row>
        <table:table-row table:style-name="ro1">
          <table:table-cell office:value-type="string">
            <text:p>W30113</text:p>
          </table:table-cell>
          <table:table-cell office:value-type="string">
            <text:p>001570128-X</text:p>
          </table:table-cell>
          <table:table-cell office:value-type="string">
            <text:p>Gab pa mṅon byuṅ; a collection of Ma ṇi bkaʾ ʾbum texts.Reproduced from a MS. from the library of the Gar-źwa Jo-bo of Khaṅ-gsar Mkhar (Lahul) by Topden Tshering.</text:p>
          </table:table-cell>
          <table:table-cell table:number-columns-repeated="1008"/>
        </table:table-row>
        <table:table-row table:style-name="ro1">
          <table:table-cell office:value-type="string">
            <text:p>W30114</text:p>
          </table:table-cell>
          <table:table-cell office:value-type="string">
            <text:p>002407874-3</text:p>
          </table:table-cell>
          <table:table-cell office:value-type="string">
            <text:p>ʾDzam gliṅ Ge sar rgyal pos śar phyogs U yan rgyal khams cham la phab ciṅ dṅul gʾyaṅ sogs nor gter sna tshogs bźes paʾi rtogs brjod;an account of Gesar's conquest of the Kingdom of U-yan and acquisition of the treasures and wealth of the defeated,by the Eighth Khams-sprul Don-brgyud-ñi-ma.</text:p>
          </table:table-cell>
          <table:table-cell table:number-columns-repeated="1008"/>
        </table:table-row>
        <table:table-row table:style-name="ro1">
          <table:table-cell office:value-type="string">
            <text:p>W30115</text:p>
          </table:table-cell>
          <table:table-cell office:value-type="string">
            <text:p>007366372-7</text:p>
          </table:table-cell>
          <table:table-cell office:value-type="string">
            <text:p>A grags gyi rdzoṅ phabs paʾi sgruṅ yig /edited and published by T.G. Dhongthog.</text:p>
          </table:table-cell>
          <table:table-cell table:number-columns-repeated="1008"/>
        </table:table-row>
        <table:table-row table:style-name="ro1">
          <table:table-cell office:value-type="string">
            <text:p>W30116</text:p>
          </table:table-cell>
          <table:table-cell office:value-type="string">
            <text:p>002657554-X</text:p>
          </table:table-cell>
          <table:table-cell office:value-type="string">
            <text:p>The Vaiḍūrya dkar po of Sde-srid Saṅs-rgyas-rgya-mtsho :the fundamental treatise on Tibetan astrology and calendrical calculations.</text:p>
          </table:table-cell>
          <table:table-cell table:number-columns-repeated="1008"/>
        </table:table-row>
        <table:table-row table:style-name="ro1">
          <table:table-cell office:value-type="string">
            <text:p>W30119</text:p>
          </table:table-cell>
          <table:table-cell office:value-type="string">
            <text:p>001368556-2</text:p>
          </table:table-cell>
          <table:table-cell office:value-type="string">
            <text:p>Gliṅ rje Ge sar rgyal poʾi mdzad sgruṅs las Dmyal baʾi leʾu :an episode from the Gesar epic cycle recounting the King of Ling's conquest of hell /written by ʾDan Bla-ma Chos-kyi-dbaṅ-phyug, concealed as a gter-ma in the Mgo-log country, and rediscovered by Gliṅ-tshan Gter-ston Drag-rtsal-rdo-rje.</text:p>
          </table:table-cell>
          <table:table-cell table:number-columns-repeated="1008"/>
        </table:table-row>
        <table:table-row table:style-name="ro1">
          <table:table-cell office:value-type="string">
            <text:p>W30121</text:p>
          </table:table-cell>
          <table:table-cell office:value-type="string">
            <text:p>002663997-1</text:p>
          </table:table-cell>
          <table:table-cell office:value-type="string">
            <text:p>Rare Dkar-brgyud-pa texts from Himachal Pradesh :a collection of biographical works and philosophical treatises /reproduced from prints from ancient western Tibetan blocks by Urgyan Dorje.</text:p>
          </table:table-cell>
          <table:table-cell table:number-columns-repeated="1008"/>
        </table:table-row>
        <table:table-row table:style-name="ro1">
          <table:table-cell office:value-type="string">
            <text:p>W30122</text:p>
          </table:table-cell>
          <table:table-cell office:value-type="string">
            <text:p>001357011-0</text:p>
          </table:table-cell>
          <table:table-cell office:value-type="string">
            <text:p>The autobiography of the third Rdo-rje-brag Rig-ʼdzin Bskal-bzaṅ-padma-dbaṅ-phyug :being the text of "Lha rigs kyi btsun pa Bskal bzaṅ padmaʼi miṅ can raṅ ṅid [sic] kyi rtogs par brjod pa ʼjam gñen utpal gźad paʼi dgaʼ tshal gźon nu buṅ baʼi yid ʼphrog".</text:p>
          </table:table-cell>
          <table:table-cell table:number-columns-repeated="1008"/>
        </table:table-row>
        <table:table-row table:style-name="ro1">
          <table:table-cell office:value-type="string">
            <text:p>W30123</text:p>
          </table:table-cell>
          <table:table-cell office:value-type="string">
            <text:p>001835707-5</text:p>
          </table:table-cell>
          <table:table-cell office:value-type="string">
            <text:p>Dkar brgyud gser ʼphreng :a golden rosary of lives of eminent gurus /compiled by Mon-rtse-pa Kun-dgaʼ-dpal-ldan and edited by Kun-dgaʼ-ʼbrug-dpal.</text:p>
          </table:table-cell>
          <table:table-cell table:number-columns-repeated="1008"/>
        </table:table-row>
        <table:table-row table:style-name="ro1">
          <table:table-cell office:value-type="string">
            <text:p>W30125</text:p>
          </table:table-cell>
          <table:table-cell office:value-type="string">
            <text:p>001835943-4</text:p>
          </table:table-cell>
          <table:table-cell office:value-type="string">
            <text:p>Selected writings (Gsuṅ thor bu) of Roṅ-zom Chos-kyi-bzaṅ-po.</text:p>
          </table:table-cell>
          <table:table-cell table:number-columns-repeated="1008"/>
        </table:table-row>
        <table:table-row table:style-name="ro1">
          <table:table-cell office:value-type="string">
            <text:p>W30126</text:p>
          </table:table-cell>
          <table:table-cell office:value-type="string">
            <text:p>001835563-3</text:p>
          </table:table-cell>
          <table:table-cell office:value-type="string">
            <text:p>Ayurveda in Tibet :a survey of the history and literature of Lamaist medicine, being the text of Dpal ldan gso ba rig paʾi Khog ʾbugs Legs bshad Bai duryaʾi me long Drang srong dgyes paʾi dgaʾ ston /by Sde-srid Sangs-rgyas-rgya-mtsho.</text:p>
          </table:table-cell>
          <table:table-cell table:number-columns-repeated="1008"/>
        </table:table-row>
        <table:table-row table:style-name="ro1">
          <table:table-cell office:value-type="string">
            <text:p>W30128</text:p>
          </table:table-cell>
          <table:table-cell office:value-type="string">
            <text:p>011204340-2</text:p>
          </table:table-cell>
          <table:table-cell office:value-type="string">
            <text:p>Sñan nag me loṅ gi rgya cher ʼgrel pa :a detailed commentary on the Kavyadarśa of Daṇḍin /by Snar-thaṅ Dge-ʼdun-dpal.</text:p>
          </table:table-cell>
          <table:table-cell table:number-columns-repeated="1008"/>
        </table:table-row>
        <table:table-row table:style-name="ro1">
          <table:table-cell office:value-type="string">
            <text:p>W30129</text:p>
          </table:table-cell>
          <table:table-cell office:value-type="string">
            <text:p>011197673-1</text:p>
          </table:table-cell>
          <table:table-cell office:value-type="string">
            <text:p>Chos grwa chen po Bkra śis lhun poʼi Gsaṅ sṅags rgyud pa grwa tshaṅ gi rdo rje slob dpon rnams kyi rtogs pa brjod pa Dpag bsam ljon paʼi dbaṅ po :lives of the successive vajrācārya or hierarchs of the Tantric College of Tashilhunpo /written by Gu-ge Yoṅs-ʼdzin Blo-bzaṅ-bstan-ʼdzin and revised and completed to 1959 by Bkaʼ-chen Blo-bzaṅ-bzod-pa ; Dpal ldan bla ma dam pa Khyab bdag Rdo rje sems dpaʼi ṅo bo Yoṅs ʼdzin No min han ṅes don gyi Mahā paṇḍi ta Blo bzaṅ bstan ʼdzin dpal bzaṅ poʼi źal sṅa nas kyi sku gsuṅ thugs kyi rtogs pa brjod paʼi gtam rdzu ʼphrul ʼod zer phyogs brgyar ʼgyed paʼi ñin byed : a biography of Gu-ge Yoṅs-ʼdzin Blo-bzaṅ-bstan-ʼdzin by the Fourth Panchen Bstan-paʼi-ñi-ma.</text:p>
          </table:table-cell>
          <table:table-cell table:number-columns-repeated="1008"/>
        </table:table-row>
        <table:table-row table:style-name="ro1">
          <table:table-cell office:value-type="string">
            <text:p>W30131</text:p>
          </table:table-cell>
          <table:table-cell office:value-type="string">
            <text:p>000317383-6</text:p>
          </table:table-cell>
          <table:table-cell office:value-type="string">
            <text:p>Biography of Dam-tshig-rdo-rje /[Mkhan-miṅ-pa Rabʾbyams-pa Skal-bzaṅ-ye-śes].</text:p>
          </table:table-cell>
          <table:table-cell table:number-columns-repeated="1008"/>
        </table:table-row>
        <table:table-row table:style-name="ro1">
          <table:table-cell office:value-type="string">
            <text:p>W30132</text:p>
          </table:table-cell>
          <table:table-cell office:value-type="string">
            <text:p>001605036-3</text:p>
          </table:table-cell>
          <table:table-cell office:value-type="string">
            <text:p>ʼDzam gliṅ byaṅ phyogs kyi Thub paʼi rgyal tshab chen po Dpal ldan Sa skya paʼi gduṅ rabs rin po che ji ltar byon paʼi tshul gyi rnam par thar pa ṅo tshar rin po cheʼi baṅ mdzod dgos ʼdod kun ʼbyuṅ :a history of the ʼKhon lineage of prince-abbots of Sa-skya /by ʼJam-mgon A-myes-źabs Ṅag-dbaṅ-kun-dgaʼ-bsod-nams.</text:p>
          </table:table-cell>
          <table:table-cell table:number-columns-repeated="1008"/>
        </table:table-row>
        <table:table-row table:style-name="ro1">
          <table:table-cell office:value-type="string">
            <text:p>W30135</text:p>
          </table:table-cell>
          <table:table-cell office:value-type="string">
            <text:p>007366355-7</text:p>
          </table:table-cell>
          <table:table-cell office:value-type="string">
            <text:p>Gso rig bstan bcos mthaʾ dag gi sñiṅ po rnams phyogs gcig tu bsdus pa man ṅag rin chen ʾbyuṅ gnas :a treatise on Tibetan ayurvedic practice containing numerous instructions and medical formulae /by ʾJam-dpal-rdo-rje.</text:p>
          </table:table-cell>
          <table:table-cell table:number-columns-repeated="1008"/>
        </table:table-row>
        <table:table-row table:style-name="ro1">
          <table:table-cell office:value-type="string">
            <text:p>W30140</text:p>
          </table:table-cell>
          <table:table-cell office:value-type="string">
            <text:p>001380807-9</text:p>
          </table:table-cell>
          <table:table-cell office:value-type="string">
            <text:p>Commentaries on the Rtsa rgyud, Bśad rgyud, and Phyi ma rgyrud (three of the four medical tantras) /by Goṅ-sman Dkon-mchog-bde-legs.</text:p>
          </table:table-cell>
          <table:table-cell table:number-columns-repeated="1008"/>
        </table:table-row>
        <table:table-row table:style-name="ro1">
          <table:table-cell office:value-type="string">
            <text:p>W30146</text:p>
          </table:table-cell>
          <table:table-cell office:value-type="string">
            <text:p>001836039-4</text:p>
          </table:table-cell>
          <table:table-cell office:value-type="string">
            <text:p>Gaṅs Śug Ma ṇi Lo chen Rig ʾdzin Chos ñid bzaṅ moʾi rnam par thar pa Rnam mkhyen bde ster :the autobiographical reminiscences of the famed religious master and reembodiment of Kloṅ-chen-pa, Śug-gseb Rje-btsun Rig-ʾdzin-chos-ñid-bzaṅ-mo.</text:p>
          </table:table-cell>
          <table:table-cell table:number-columns-repeated="1008"/>
        </table:table-row>
        <table:table-row table:style-name="ro1">
          <table:table-cell office:value-type="string">
            <text:p>W30147</text:p>
          </table:table-cell>
          <table:table-cell office:value-type="string">
            <text:p>001919056-5</text:p>
          </table:table-cell>
          <table:table-cell office:value-type="string">
            <text:p>The life of Klong-rdol Ngag-dbang-blo-bzang :being the text of Rje btsun bla ma dam pa kun spangs sems dpaʼ chen po grub paʼi dbang phyug Ngag dbang blo bzang dpal bzang poʼi rnam thar Mos gus rin chen ʼdren paʼi shing rta rgyal sras spyod rgyan /by Rta-tshag Rje-drung Ye-shes-blo-bzang-bstan-paʼi-mgon-po ; edited by Ngawang Gelek Demo.</text:p>
          </table:table-cell>
          <table:table-cell table:number-columns-repeated="1008"/>
        </table:table-row>
        <table:table-row table:style-name="ro1">
          <table:table-cell office:value-type="string">
            <text:p>W30148</text:p>
          </table:table-cell>
          <table:table-cell office:value-type="string">
            <text:p>001584634-2</text:p>
          </table:table-cell>
          <table:table-cell office:value-type="string">
            <text:p>The autobiographical reminiscences of Ngag-dbang-dpal-bzang, late abbot of Kaḥ-thog Monastery /critically edited from three original Tibetan texts by Bya-bral Sangs-rgyas-rdo-rje ; with an English preface by E. Gene Smith.</text:p>
          </table:table-cell>
          <table:table-cell table:number-columns-repeated="1008"/>
        </table:table-row>
        <table:table-row table:style-name="ro1">
          <table:table-cell office:value-type="string">
            <text:p>W30151</text:p>
          </table:table-cell>
          <table:table-cell office:value-type="string">
            <text:p>001350800-8</text:p>
          </table:table-cell>
          <table:table-cell office:value-type="string">
            <text:p>Life and works of Jibcundampa I.</text:p>
          </table:table-cell>
          <table:table-cell table:number-columns-repeated="1008"/>
        </table:table-row>
        <table:table-row table:style-name="ro1">
          <table:table-cell office:value-type="string">
            <text:p>W30152</text:p>
          </table:table-cell>
          <table:table-cell office:value-type="string">
            <text:p>010576810-3</text:p>
          </table:table-cell>
          <table:table-cell office:value-type="string">
            <text:p>ʼJam mgon Byams-pa-phrin-las-yon-tan gyi gsuṅ pod dgeʼo =The collected works of Jamgon Jampa Trinlye Yonten.</text:p>
          </table:table-cell>
          <table:table-cell table:number-columns-repeated="1008"/>
        </table:table-row>
        <table:table-row table:style-name="ro1">
          <table:table-cell office:value-type="string">
            <text:p>W30154</text:p>
          </table:table-cell>
          <table:table-cell office:value-type="string">
            <text:p>002660241-5</text:p>
          </table:table-cell>
          <table:table-cell office:value-type="string">
            <text:p>The secret biography of the Sixth Dalai Lama Tshangs-dbyangs-rgya-mtsho :being the text of Thams cad mkhyen pa Ngag dbang chos grags dpal bzang po'i rnam par thar pa phul du byung ba'i mdzad pa bzang po'i gtan snyan lha'i tambu ra'i rgyud kyi sgra dbyangs /by Dar-rgyas No-mon-han Lhun-grub-dar-rgyas ; together with a collection of biographies of eminent Gelukpa masters / by Rong-Po Grub-chen Skal-ldan-rgya-mtsho.</text:p>
          </table:table-cell>
          <table:table-cell table:number-columns-repeated="1008"/>
        </table:table-row>
        <table:table-row table:style-name="ro1">
          <table:table-cell office:value-type="string">
            <text:p>W30155</text:p>
          </table:table-cell>
          <table:table-cell office:value-type="string">
            <text:p>003534405-9</text:p>
          </table:table-cell>
          <table:table-cell office:value-type="string">
            <text:p>Biography of Jibcundampa IV /[Blo-bzaṅ-dpal-ldan-bstan-paʾi-ñi-ma-phyogs-las-rnam-rgyal].</text:p>
          </table:table-cell>
          <table:table-cell table:number-columns-repeated="1008"/>
        </table:table-row>
        <table:table-row table:style-name="ro1">
          <table:table-cell office:value-type="string">
            <text:p>W30156</text:p>
          </table:table-cell>
          <table:table-cell office:value-type="string">
            <text:p>001380885-0</text:p>
          </table:table-cell>
          <table:table-cell office:value-type="string">
            <text:p>The life of Dngul-chu Dharmabhadra :being the text of dus gsum rgyal ba kun gyi spyi gzugs bkaʾ drin gsum ldan rje btsun bla ma thams cad mkhyen pa dharma bha dra Dpal bzang poʾi rnam par thar pa zhwa ser bstan paʾi mdzes rgyan /by Dbyangs-Can-Grub-PaʾI-Rdo-Rje ; edited and reproduced ... by Ngawang Gelek Demo.</text:p>
          </table:table-cell>
          <table:table-cell table:number-columns-repeated="1008"/>
        </table:table-row>
        <table:table-row table:style-name="ro1">
          <table:table-cell office:value-type="string">
            <text:p>W30157</text:p>
          </table:table-cell>
          <table:table-cell office:value-type="string">
            <text:p>001794660-3</text:p>
          </table:table-cell>
          <table:table-cell office:value-type="string">
            <text:p>Songs (mgur) of two 17th century lamas of Gñaʼ-nan, Kun-spans Chos-kyi-rin-chen, Rdo-dmar Źabs-drun Mi-ʼgyur-rdo-rje.</text:p>
          </table:table-cell>
          <table:table-cell table:number-columns-repeated="1008"/>
        </table:table-row>
        <table:table-row table:style-name="ro1">
          <table:table-cell office:value-type="string">
            <text:p>W30158</text:p>
          </table:table-cell>
          <table:table-cell office:value-type="string">
            <text:p>001381188-6</text:p>
          </table:table-cell>
          <table:table-cell office:value-type="string">
            <text:p>The biography of Khyuṅ-sprul ʼJigs-med-nam-mkhaʼi-rdo-rje :being the text of "Khyab bdag ʼkhor loʼi mgon po mkhas grub ʼJigs med nam mkhaʼi rnam thar dad brgyaʼi rma bya rnam par rtse ba" /written by the late Dpal-ldan-tshul-khrims ; together with the Źal gdams and Ñams mgur of Khyuṅ-sprul.</text:p>
          </table:table-cell>
          <table:table-cell table:number-columns-repeated="1008"/>
        </table:table-row>
        <table:table-row table:style-name="ro1">
          <table:table-cell office:value-type="string">
            <text:p>W30160</text:p>
          </table:table-cell>
          <table:table-cell office:value-type="string">
            <text:p>001502407-5</text:p>
          </table:table-cell>
          <table:table-cell office:value-type="string">
            <text:p>A detailed commentary on the Sārasvatavyākaraṇa presentation of Sanskrit grammar :being the text of Dbyaṅs can sgra mdoʾi ʾgrel pa rgyal yum bzaṅ bzaʾ rin btsun gyi dgoṅs bcud dpyod ldan bye baʾi mgul rgyan srid gsum dgaʾ baʾi sñiṅ nor by Khyuṅ-sprul ʾJigs-med-nam-mkhaʾi-rdo-rje.</text:p>
          </table:table-cell>
          <table:table-cell table:number-columns-repeated="1008"/>
        </table:table-row>
        <table:table-row table:style-name="ro1">
          <table:table-cell office:value-type="string">
            <text:p>W30161</text:p>
          </table:table-cell>
          <table:table-cell office:value-type="string">
            <text:p>001502247-1</text:p>
          </table:table-cell>
          <table:table-cell office:value-type="string">
            <text:p>Brief biographies of the successive embodiments of the Black Hat Karmapa lamas;being the text of Chos rje Karma pa sku ʼphreṅ rim byon gyi rnam thar mdor bsdus dpag bsam khri śiṅ,by Karma-ṅes-don-bstan-rgyas. Reproduced from a MS. made from a print of the Mtshur-phu blocks by Topden Tsering.</text:p>
          </table:table-cell>
          <table:table-cell table:number-columns-repeated="1008"/>
        </table:table-row>
        <table:table-row table:style-name="ro1">
          <table:table-cell office:value-type="string">
            <text:p>W30162</text:p>
          </table:table-cell>
          <table:table-cell office:value-type="string">
            <text:p>001936274-9</text:p>
          </table:table-cell>
          <table:table-cell office:value-type="string">
            <text:p>The lives of two lamas of Naṅ-chen :Gter-ston Mi-ʼgyur-rdo-rje and Tshogs-gñis Padma-dri-med-ʼod-zer /by Thugs-kyi-rdo-rje, Zur-maṅ Bstan-sprul, and Padma-raṅ-grol-ʼod-gsal-gzi-brjid-rtsal ; reproduced from the rare original MSS. brought from Khams by Kandro.</text:p>
          </table:table-cell>
          <table:table-cell table:number-columns-repeated="1008"/>
        </table:table-row>
        <table:table-row table:style-name="ro1">
          <table:table-cell office:value-type="string">
            <text:p>W30163</text:p>
          </table:table-cell>
          <table:table-cell office:value-type="string">
            <text:p>001502476-8</text:p>
          </table:table-cell>
          <table:table-cell office:value-type="string">
            <text:p>Gliṅ Ge sar skyes buʾi rnam thar las Dbus ʾchi bdag cham la phab paʾi lo rgyus :an episode from the legend of the mighty Gesar of Ling /by Ven. Khenpo Kalu (Karma-raṅ-byuṅ-kun-khyab-phrin-las).</text:p>
          </table:table-cell>
          <table:table-cell table:number-columns-repeated="1008"/>
        </table:table-row>
        <table:table-row table:style-name="ro1">
          <table:table-cell office:value-type="string">
            <text:p>W30164</text:p>
          </table:table-cell>
          <table:table-cell office:value-type="string">
            <text:p>001502595-0</text:p>
          </table:table-cell>
          <table:table-cell office:value-type="string">
            <text:p>Dpal ʾBrug pa Rin po che Ṅag dbaṅ rnam rgyal gyi rnam thar rgyas pa Chos kyi sprin chen poʾi dbyaṅs :the detailed biography of the First Źabs-druṅ Rin-po-che of Bhutan, Ṅag-dbaṅ-rnam-rgyal (Ṅag-dbaṅ-bdud-ʾjoms-rdo-rje) /by Gtsaṅ Mkhan-chen ʾJam-dbyaṅs Dpal-ldan-rgya-mtsho.</text:p>
          </table:table-cell>
          <table:table-cell table:number-columns-repeated="1008"/>
        </table:table-row>
        <table:table-row table:style-name="ro1">
          <table:table-cell office:value-type="string">
            <text:p>W30165</text:p>
          </table:table-cell>
          <table:table-cell office:value-type="string">
            <text:p>007412730-6</text:p>
          </table:table-cell>
          <table:table-cell office:value-type="string">
            <text:p>Lha rigs Rlaṅs kyi rnam thar :a detailed account of the Rlaṅs lineage of Phag-mo-gru-pa rulers of Tibet. Incorporating versions of the "Rlaṅs po ti bse ru" and the "Si tuʾi bkaʾ chems" of Si-tu Byaṅ-chub-rgyal-mtshan.</text:p>
          </table:table-cell>
          <table:table-cell table:number-columns-repeated="1008"/>
        </table:table-row>
        <table:table-row table:style-name="ro1">
          <table:table-cell office:value-type="string">
            <text:p>W30166</text:p>
          </table:table-cell>
          <table:table-cell office:value-type="string">
            <text:p>001835714-8</text:p>
          </table:table-cell>
          <table:table-cell office:value-type="string">
            <text:p>Dge-sloṅ Ṅag-dbaṅ-blo-bzaṅ-bstan-ʼdzin-tshul-khrims-rgyal-mtshan gyi spyod tshul draṅ por brjod pa myoṅ snaṅ ʼkhrul paʼi zlos gar gyi kha skoṅ :a continuation of the autobiography of Śel-dkar Bkaʼ-ʼgyur Bla-ma /edited by Chu-bzaṅ Sprul-sku Blo-bzaṅ-saṅs-rgyas-bstan-paʼi-sgron-me. Together with La-stod Śel-dkar Rdzoṅ-ʼog Diṅ-ri-ba Chos-kyi-rgyal-mtshan nas rgyal baʼi gsuṅ rab zab mo par bskrun zhus paʼi dkar chag dad ldan thar lam ʼdren paʼi śiṅ rta : an account of the career of a Tibetan master block carver Diṅ-ri-ba Chos-kyi-rgyal-mtshan.</text:p>
          </table:table-cell>
          <table:table-cell table:number-columns-repeated="1008"/>
        </table:table-row>
        <table:table-row table:style-name="ro1">
          <table:table-cell office:value-type="string">
            <text:p>W30167</text:p>
          </table:table-cell>
          <table:table-cell office:value-type="string">
            <text:p>007366407-3</text:p>
          </table:table-cell>
          <table:table-cell office:value-type="string">
            <text:p>Grub thob brgyad bcu rtsa bźiʾi chos skor :four texts concerning the cult of the 84 Mahasiddhas from the library of the Ven. A-pho Rin-po-che.</text:p>
          </table:table-cell>
          <table:table-cell table:number-columns-repeated="1008"/>
        </table:table-row>
        <table:table-row table:style-name="ro1">
          <table:table-cell office:value-type="string">
            <text:p>W30170</text:p>
          </table:table-cell>
          <table:table-cell office:value-type="string">
            <text:p>007366330-1</text:p>
          </table:table-cell>
          <table:table-cell office:value-type="string">
            <text:p>The autobiography of ʾJaʾ-tshon-sñiṅ-po.</text:p>
          </table:table-cell>
          <table:table-cell table:number-columns-repeated="1008"/>
        </table:table-row>
        <table:table-row table:style-name="ro1">
          <table:table-cell office:value-type="string">
            <text:p>W30171</text:p>
          </table:table-cell>
          <table:table-cell office:value-type="string">
            <text:p>002660240-7</text:p>
          </table:table-cell>
          <table:table-cell office:value-type="string">
            <text:p>Biography of Tshe-gling Yongs-'dzin Ye-shes-rgyal-mtshan /by Dalai Lama VIII. Edited and reproduced by Ngawang Gelek Demo. Introd. by E. Gene Smith.</text:p>
          </table:table-cell>
          <table:table-cell table:number-columns-repeated="1008"/>
        </table:table-row>
        <table:table-row table:style-name="ro1">
          <table:table-cell office:value-type="string">
            <text:p>W30172</text:p>
          </table:table-cell>
          <table:table-cell office:value-type="string">
            <text:p>002421554-6</text:p>
          </table:table-cell>
          <table:table-cell office:value-type="string">
            <text:p>Obligatory texts (yig-cha) for the study of Madhyamika of Dkyil-khaṅ Grwa-tshaṅ of Brkra-śis-lhun-po /by Śānti-pa Blo-gros-rgyal-mtshan and others.</text:p>
          </table:table-cell>
          <table:table-cell table:number-columns-repeated="1008"/>
        </table:table-row>
        <table:table-row table:style-name="ro1">
          <table:table-cell office:value-type="string">
            <text:p>W30175</text:p>
          </table:table-cell>
          <table:table-cell office:value-type="string">
            <text:p>002407572-8</text:p>
          </table:table-cell>
          <table:table-cell office:value-type="string">
            <text:p>Śes rab kyi pha rol tu phyin paʾi man ṅag gi bstan bcos Mṅon par rtogs paʾi rgyan ʾgrel pa daṅ bcas pa legs par bśad pa rin po cheʾi baṅ mdzod :Gʹyag-ston Saṅsrgyas-dpal's middle-length exegesis of the Abhisamayālaṅkāra and the Prajñāpāramitā literature.</text:p>
          </table:table-cell>
          <table:table-cell table:number-columns-repeated="1008"/>
        </table:table-row>
        <table:table-row table:style-name="ro1">
          <table:table-cell office:value-type="string">
            <text:p>W30176</text:p>
          </table:table-cell>
          <table:table-cell office:value-type="string">
            <text:p>001492954-6</text:p>
          </table:table-cell>
          <table:table-cell office:value-type="string">
            <text:p>Collected writings (gsuṅ ʾbum) of Rig-ʾdzin ʾJaʾ-tshon-sñiṅ-po.</text:p>
          </table:table-cell>
          <table:table-cell table:number-columns-repeated="1008"/>
        </table:table-row>
        <table:table-row table:style-name="ro1">
          <table:table-cell office:value-type="string">
            <text:p>W30177</text:p>
          </table:table-cell>
          <table:table-cell office:value-type="string">
            <text:p>007412708-X</text:p>
          </table:table-cell>
          <table:table-cell office:value-type="string">
            <text:p>The obligatory texts (yig-cha) prescribed for the study of Madhyamika at ʾBras-spuṅs Blo-gsal-gliṅ /by Paṇ-chen Bsod-nams-grags-pa and Dge-bśes Tshul-khrims-rnam-rgyal.</text:p>
          </table:table-cell>
          <table:table-cell table:number-columns-repeated="1008"/>
        </table:table-row>
        <table:table-row table:style-name="ro1">
          <table:table-cell office:value-type="string">
            <text:p>W30178</text:p>
          </table:table-cell>
          <table:table-cell office:value-type="string">
            <text:p>002421591-0</text:p>
          </table:table-cell>
          <table:table-cell office:value-type="string">
            <text:p>The old and new obligatory texts (yig cha) for the study of Madhyamika of Se-ra Smad /by Mkhas-grub Bstan-pa-dar-rgyas and Co-ne Grags-pa-bśad-sgrub.</text:p>
          </table:table-cell>
          <table:table-cell table:number-columns-repeated="1008"/>
        </table:table-row>
        <table:table-row table:style-name="ro1">
          <table:table-cell office:value-type="string">
            <text:p>W30180</text:p>
          </table:table-cell>
          <table:table-cell office:value-type="string">
            <text:p>002421478-7</text:p>
          </table:table-cell>
          <table:table-cell office:value-type="string">
            <text:p>Dbu maʼi lta khrid chen mo of Ba-so Chos-kyi-rgyal-mtshan :together with four other Lta-khrid and commentaries on Madhyamika /by Tshe-gliṅ Yoṅs-ʼdzin Ye-śes-rgyal-mtshan and the First Dalai Lama Dge-ʼdun-grub-pa.</text:p>
          </table:table-cell>
          <table:table-cell table:number-columns-repeated="1008"/>
        </table:table-row>
        <table:table-row table:style-name="ro1">
          <table:table-cell office:value-type="string">
            <text:p>W30181</text:p>
          </table:table-cell>
          <table:table-cell office:value-type="string">
            <text:p>001350504-1</text:p>
          </table:table-cell>
          <table:table-cell office:value-type="string">
            <text:p>Dbu maʾi spyi don gyi mchan ʾgrel zab don rab gsal sgron me :annotations to the pedagogical exegesis of Mādhyamika philosophy of Paṇ-chen Bsod-nams-grags-pa, the basic textbook of Blo-gsal-gliṅ College of ʾBras-spuṅs Monastery /by Blo-bzaṅ-rta-mgrin (Blo-bzaṅ-rta-dbyaṅs).</text:p>
          </table:table-cell>
          <table:table-cell table:number-columns-repeated="1008"/>
        </table:table-row>
        <table:table-row table:style-name="ro1">
          <table:table-cell office:value-type="string">
            <text:p>W30182</text:p>
          </table:table-cell>
          <table:table-cell office:value-type="string">
            <text:p>001570442-4</text:p>
          </table:table-cell>
          <table:table-cell office:value-type="string">
            <text:p>The collected works of Longdol Lama.</text:p>
          </table:table-cell>
          <table:table-cell table:number-columns-repeated="1008"/>
        </table:table-row>
        <table:table-row table:style-name="ro1">
          <table:table-cell office:value-type="string">
            <text:p>W30183</text:p>
          </table:table-cell>
          <table:table-cell office:value-type="string">
            <text:p>007366400-6</text:p>
          </table:table-cell>
          <table:table-cell office:value-type="string">
            <text:p>Record of teachings received :the gsan-yig of the Fifth Dalai Lama Ṅag-dbaṅ-blo-bzaṅ-rgya-mtsho.</text:p>
          </table:table-cell>
          <table:table-cell table:number-columns-repeated="1008"/>
        </table:table-row>
        <table:table-row table:style-name="ro1">
          <table:table-cell office:value-type="string">
            <text:p>W30184</text:p>
          </table:table-cell>
          <table:table-cell office:value-type="string">
            <text:p>001350611-0</text:p>
          </table:table-cell>
          <table:table-cell office:value-type="string">
            <text:p>Collected gsung ʼbum of Bstan-dar Lha-ram[s] of A-lag-sha.</text:p>
          </table:table-cell>
          <table:table-cell table:number-columns-repeated="1008"/>
        </table:table-row>
        <table:table-row table:style-name="ro1">
          <table:table-cell office:value-type="string">
            <text:p>W30185</text:p>
          </table:table-cell>
          <table:table-cell office:value-type="string">
            <text:p>001350599-8</text:p>
          </table:table-cell>
          <table:table-cell office:value-type="string">
            <text:p>Tshad ma rigs paʾi gter gyi rnam par bshad pa Rigs pa ma lus pa la ʾjug paʾi sgo :a commentary on the Tshad ma rigs gter of Sa-skya Paṇḍita / /c by Glo-bo mkhan chen Bsod-nams-lhun-grub ; with an English introduction by E. Gene Smith.</text:p>
          </table:table-cell>
          <table:table-cell table:number-columns-repeated="1008"/>
        </table:table-row>
        <table:table-row table:style-name="ro1">
          <table:table-cell office:value-type="string">
            <text:p>W30186</text:p>
          </table:table-cell>
          <table:table-cell office:value-type="string">
            <text:p>007412331-9</text:p>
          </table:table-cell>
          <table:table-cell office:value-type="string">
            <text:p>The Nes don ʼbrug sgra :refutations of the charges levelled against the tantric works of Nyingmapa at various periods in Tibetan history /by Sogdokpa Lotrogyaltsen ; edited by Dudjom Rinpoche.</text:p>
          </table:table-cell>
          <table:table-cell table:number-columns-repeated="1008"/>
        </table:table-row>
        <table:table-row table:style-name="ro1">
          <table:table-cell office:value-type="string">
            <text:p>W30187</text:p>
          </table:table-cell>
          <table:table-cell office:value-type="string">
            <text:p>007366408-1</text:p>
          </table:table-cell>
          <table:table-cell office:value-type="string">
            <text:p>Gsaṅ sṅags naṅ gi lam rim rgya cher ʼgrel pa Saṅs rgyas gñis paʼi dgoṅs rgyan :an exegesis of a rediscovered Nyingmapa Lamrim text /by Kaḥ-thog Dge-rtse Paṇḍita ʼGyur-med-tshe-dbaṅ-mchog-grub.</text:p>
          </table:table-cell>
          <table:table-cell table:number-columns-repeated="1008"/>
        </table:table-row>
        <table:table-row table:style-name="ro1">
          <table:table-cell office:value-type="string">
            <text:p>W30188</text:p>
          </table:table-cell>
          <table:table-cell office:value-type="string">
            <text:p>001356893-0</text:p>
          </table:table-cell>
          <table:table-cell office:value-type="string">
            <text:p>Gsaṅ ʻdus dkyil ʻkhor cho gaʻi rnam bśad :a detailed exegesis of the ritual of the Guhyasamája maṇḍala /by the Seventh Dalai Lama Bskal-bzaṅ-rgya-mtsho.</text:p>
          </table:table-cell>
          <table:table-cell table:number-columns-repeated="1008"/>
        </table:table-row>
        <table:table-row table:style-name="ro1">
          <table:table-cell office:value-type="string">
            <text:p>W30191</text:p>
          </table:table-cell>
          <table:table-cell office:value-type="string">
            <text:p>002407931-6</text:p>
          </table:table-cell>
          <table:table-cell office:value-type="string">
            <text:p>ʾDul ba gleng ʾbum :Legs par gsungs paʾi dam paʾi chos ʾdul baʾi gleng gzhi dang rtogs pa brjod pa lung sde bzhi kun las btus pa rin po cheʾi mdzod ; canonical stories exemplifying the conduct to be emulated by followers of Lord Buddha /retold by His Holiness Dge-ʾdun-grub.</text:p>
          </table:table-cell>
          <table:table-cell table:number-columns-repeated="1008"/>
        </table:table-row>
        <table:table-row table:style-name="ro1">
          <table:table-cell office:value-type="string">
            <text:p>W30193</text:p>
          </table:table-cell>
          <table:table-cell office:value-type="string">
            <text:p>009417602-7</text:p>
          </table:table-cell>
          <table:table-cell office:value-type="string">
            <text:p>Ornament of stainless light :an exposition of the kālacakra tantra /Khedrup Norsang Gyatso ; translated by Gavin Kilty.</text:p>
          </table:table-cell>
          <table:table-cell table:number-columns-repeated="1008"/>
        </table:table-row>
        <table:table-row table:style-name="ro1">
          <table:table-cell office:value-type="string">
            <text:p>W30194</text:p>
          </table:table-cell>
          <table:table-cell office:value-type="string">
            <text:p>009847599-1</text:p>
          </table:table-cell>
          <table:table-cell office:value-type="string">
            <text:p>Mind training :the great collection /compiled by Shönu Gyalchok and Könchok Gyaltsen ; translated and edited by Thupten Jinpa.</text:p>
          </table:table-cell>
          <table:table-cell table:number-columns-repeated="1008"/>
        </table:table-row>
        <table:table-row table:style-name="ro1">
          <table:table-cell office:value-type="string">
            <text:p>W30196</text:p>
          </table:table-cell>
          <table:table-cell office:value-type="string">
            <text:p>009882445-7</text:p>
          </table:table-cell>
          <table:table-cell office:value-type="string">
            <text:p>The Tibetan book of the dead (English title) :the great liberation by hearing in the intermediate states (Tibetan title) /composed by Padmasambhava ; revealed by Karma Lingpa ; translated by Gyurme Dorje ; edited by Graham Coleman with Thupten Jinpa ; introductory commentary by the Dalai Lama.</text:p>
          </table:table-cell>
          <table:table-cell table:number-columns-repeated="1008"/>
        </table:table-row>
        <table:table-row table:style-name="ro1">
          <table:table-cell office:value-type="string">
            <text:p>W30261</text:p>
          </table:table-cell>
          <table:table-cell office:value-type="string">
            <text:p>011204341-0</text:p>
          </table:table-cell>
          <table:table-cell office:value-type="string">
            <text:p>Rgyan gyi bstan bcos Me loṅ Pan chen Bla maʼi gsuṅ bźin bkral ba dbyaṅs can ṅag gi rol mtsho legs bśad nor buʼi ʼbyuṅ khuṅs :a detailed commentary on the fundamental text of Tibetan kāvyā, the Kāvyādarśa of Daṇḍin /by the Fourth Khams-sprul Bstan-ʼdzin-chos-kyi-ñi-ma.</text:p>
          </table:table-cell>
          <table:table-cell table:number-columns-repeated="1008"/>
        </table:table-row>
        <table:table-row table:style-name="ro1">
          <table:table-cell office:value-type="string">
            <text:p>W30262</text:p>
          </table:table-cell>
          <table:table-cell office:value-type="string">
            <text:p>008515433-4</text:p>
          </table:table-cell>
          <table:table-cell office:value-type="string">
            <text:p>Rtsis rigs sna tshogs nyer mkho phyogs bsdebs =A compendium of astrological texts used in Tibetan Buddhism /[Mipham Jamyang Gyatso ... et al.].</text:p>
          </table:table-cell>
          <table:table-cell table:number-columns-repeated="1008"/>
        </table:table-row>
        <table:table-row table:style-name="ro1">
          <table:table-cell office:value-type="string">
            <text:p>W30263</text:p>
          </table:table-cell>
          <table:table-cell office:value-type="string">
            <text:p>002664585-8</text:p>
          </table:table-cell>
          <table:table-cell office:value-type="string">
            <text:p>Dbus-smyon Kun-dgaʾ-bzaṅ-poʾi Mgur ʾbum bźugs so.</text:p>
          </table:table-cell>
          <table:table-cell table:number-columns-repeated="1008"/>
        </table:table-row>
        <table:table-row table:style-name="ro1">
          <table:table-cell office:value-type="string">
            <text:p>W30264</text:p>
          </table:table-cell>
          <table:table-cell office:value-type="string">
            <text:p>001835592-7</text:p>
          </table:table-cell>
          <table:table-cell office:value-type="string">
            <text:p>Dbyangs ʼchar ʼgrel pa gzhan phan ngo mtshar brgyan gyi me tog :a treatise on the principles of Tibetan astrology and prognostication /By Pad-dkar-yid-bzhin-dbang-po.</text:p>
          </table:table-cell>
          <table:table-cell table:number-columns-repeated="1008"/>
        </table:table-row>
        <table:table-row table:style-name="ro1">
          <table:table-cell office:value-type="string">
            <text:p>W30266</text:p>
          </table:table-cell>
          <table:table-cell office:value-type="string">
            <text:p>001380880-X</text:p>
          </table:table-cell>
          <table:table-cell office:value-type="string">
            <text:p>Dkar-lebs Druṅ-yig Padma-rdo-rje on Tibetan grammar.</text:p>
          </table:table-cell>
          <table:table-cell table:number-columns-repeated="1008"/>
        </table:table-row>
        <table:table-row table:style-name="ro1">
          <table:table-cell office:value-type="string">
            <text:p>W30267</text:p>
          </table:table-cell>
          <table:table-cell office:value-type="string">
            <text:p>007366359-X</text:p>
          </table:table-cell>
          <table:table-cell office:value-type="string">
            <text:p>A history of Buddhism :being the text of Dam paʼi chos kyi byuṅ tshul legs par bśad pa bstan pa rgya mtshor ʼjug paʼi gru chen źes bya ba rtsom ʼphro kha skoṅ bcas /begun by Ṅor-chen Dkon-mchog-lhun-grub and completed by Ṅor-chen Saṅs-rgyas-phun-tshogs.</text:p>
          </table:table-cell>
          <table:table-cell table:number-columns-repeated="1008"/>
        </table:table-row>
        <table:table-row table:style-name="ro1">
          <table:table-cell office:value-type="string">
            <text:p>W30268</text:p>
          </table:table-cell>
          <table:table-cell office:value-type="string">
            <text:p>000317384-4</text:p>
          </table:table-cell>
          <table:table-cell office:value-type="string">
            <text:p>Indian scripts in Tibet /reproduced by Lokesh Chandra from the collection of Prof. Raghuvira.</text:p>
          </table:table-cell>
          <table:table-cell table:number-columns-repeated="1008"/>
        </table:table-row>
        <table:table-row table:style-name="ro1">
          <table:table-cell office:value-type="string">
            <text:p>W30281</text:p>
          </table:table-cell>
          <table:table-cell office:value-type="string">
            <text:p>001555692-1</text:p>
          </table:table-cell>
          <table:table-cell office:value-type="string">
            <text:p>Lam ʼbras gźuṅ bśad Pod dmar ma :a collection of treasured instructions of the Lam ʼbras practice of the Sa-skya-pa tradition.</text:p>
          </table:table-cell>
          <table:table-cell table:number-columns-repeated="1008"/>
        </table:table-row>
        <table:table-row table:style-name="ro1">
          <table:table-cell office:value-type="string">
            <text:p>W30282</text:p>
          </table:table-cell>
          <table:table-cell office:value-type="string">
            <text:p>002409850-7</text:p>
          </table:table-cell>
          <table:table-cell office:value-type="string">
            <text:p>Dpal Rje btsun Rdo rje rnal ʼbyor maʼi gsaṅ baʼi sgrub thabs kyi rnam par bśad pa Zab mo rnam ʼbyed :a detailed exegesis of the esoteric meditatio-devotional practice (guhyasādhana) focussing upon Vajrayoginī according to the Bkaʼ-brgyud-pa tradition /by Dpaʼ-bo Gtsug-lag-ʼphreṅ-ba of Gnas-gnaṅ.</text:p>
          </table:table-cell>
          <table:table-cell table:number-columns-repeated="1008"/>
        </table:table-row>
        <table:table-row table:style-name="ro1">
          <table:table-cell office:value-type="string">
            <text:p>W30283</text:p>
          </table:table-cell>
          <table:table-cell office:value-type="string">
            <text:p>001345875-2</text:p>
          </table:table-cell>
          <table:table-cell office:value-type="string">
            <text:p>Sñiṅ thig tshe yaṅ phur gsum gyi glegs bam :teachings of the Rñiṅ-ma-pa tradition rediscovered from their place of concealment in the Śel-gyi-yaṅ-sgrom of Spu-ri /by Rig-ʾdzin Bdud-ʾdul-rdo-rje of Kaḥ-thog ; with the Dbaṅ chog of ʾJam-mgon Koṅ-sprul Blo-gros-mthaʾ-yas.</text:p>
          </table:table-cell>
          <table:table-cell table:number-columns-repeated="1008"/>
        </table:table-row>
        <table:table-row table:style-name="ro1">
          <table:table-cell office:value-type="string">
            <text:p>W30284</text:p>
          </table:table-cell>
          <table:table-cell office:value-type="string">
            <text:p>001347054-X</text:p>
          </table:table-cell>
          <table:table-cell office:value-type="string">
            <text:p>Bdud ʾdul phur pa gnam lcags spu gri :teachings from the gter ma of Rig-ʾdzin Bdud-ʾdul-rdo-rje of Kah-thog /reproduced by B. Jamyang Norbu.</text:p>
          </table:table-cell>
          <table:table-cell table:number-columns-repeated="1008"/>
        </table:table-row>
        <table:table-row table:style-name="ro1">
          <table:table-cell office:value-type="string">
            <text:p>W30286</text:p>
          </table:table-cell>
          <table:table-cell office:value-type="string">
            <text:p>001570669-9</text:p>
          </table:table-cell>
          <table:table-cell office:value-type="string">
            <text:p>Quadrilingual Mahāvyutpatti :Sanskrit-Tibetan-Chinese-Mongolian lexicon of Buddhist terms /reproduced by Lokesh Chandra.</text:p>
          </table:table-cell>
          <table:table-cell table:number-columns-repeated="1008"/>
        </table:table-row>
        <table:table-row table:style-name="ro1">
          <table:table-cell office:value-type="string">
            <text:p>W30287</text:p>
          </table:table-cell>
          <table:table-cell office:value-type="string">
            <text:p>001350644-7</text:p>
          </table:table-cell>
          <table:table-cell office:value-type="string">
            <text:p>Bstan bsruṅ A phyiʾi sgrub thabs beʾu bum :collected texts concerned with the rites of propitiation of the special protective deity of the ʾBri-guṅ Dkar-brgyud-pa tradition A-phyi Chos-kyi-sgrol-ma.</text:p>
          </table:table-cell>
          <table:table-cell table:number-columns-repeated="1008"/>
        </table:table-row>
        <table:table-row table:style-name="ro1">
          <table:table-cell office:value-type="string">
            <text:p>W30289</text:p>
          </table:table-cell>
          <table:table-cell office:value-type="string">
            <text:p>001835072-0</text:p>
          </table:table-cell>
          <table:table-cell office:value-type="string">
            <text:p>Rare Karma-pa texts on the practice of the Mahamudra ; the six doctrines of Naropa ; and other esoteric precepts.</text:p>
          </table:table-cell>
          <table:table-cell table:number-columns-repeated="1008"/>
        </table:table-row>
        <table:table-row table:style-name="ro1">
          <table:table-cell office:value-type="string">
            <text:p>W30290</text:p>
          </table:table-cell>
          <table:table-cell office:value-type="string">
            <text:p>001585052-8</text:p>
          </table:table-cell>
          <table:table-cell office:value-type="string">
            <text:p>Snyan ngag me long gi grel pa Dbyangs can rol mtsho :a commentary on Dandin's Kavyadarsha /by ʼJam-mgon Mi-pham-rgya-mtsho.</text:p>
          </table:table-cell>
          <table:table-cell table:number-columns-repeated="1008"/>
        </table:table-row>
        <table:table-row table:style-name="ro1">
          <table:table-cell office:value-type="string">
            <text:p>W30291</text:p>
          </table:table-cell>
          <table:table-cell office:value-type="string">
            <text:p>001810824-5</text:p>
          </table:table-cell>
          <table:table-cell office:value-type="string">
            <text:p>Drag po raṅ ʾbyuṅ raṅ śar chen poʾi rgyud daṅ Bkaʾ brgyad kyi bsñen thabs ʾdas paʾi źal luñ sogs bcas :a collection [of] Byaṅ-gter texts /rediscovered by Rig-ʾdzin Rgod-ldem.</text:p>
          </table:table-cell>
          <table:table-cell table:number-columns-repeated="1008"/>
        </table:table-row>
        <table:table-row table:style-name="ro1">
          <table:table-cell office:value-type="string">
            <text:p>W30294</text:p>
          </table:table-cell>
          <table:table-cell office:value-type="string">
            <text:p>001357022-6</text:p>
          </table:table-cell>
          <table:table-cell office:value-type="string">
            <text:p>Sñan ṅag gi dper brjod Tshaṅs sras dgyes paʼi rol mo :a collection of examples of elegant Tibetan poetry /by the 5th Panchen Lama Bstan-paʼi-dbaṅ-phyug ; together with the Bśad sbyar and Dper brjod / of Bod-mkhas-pa Mi-pham-dge-legs-rnam-rgyal.</text:p>
          </table:table-cell>
          <table:table-cell table:number-columns-repeated="1008"/>
        </table:table-row>
        <table:table-row table:style-name="ro1">
          <table:table-cell office:value-type="string">
            <text:p>W30297</text:p>
          </table:table-cell>
          <table:table-cell office:value-type="string">
            <text:p>002419385-2</text:p>
          </table:table-cell>
          <table:table-cell office:value-type="string">
            <text:p>O-rgyan po Padma-ʼbyuṅ-gnas kyi rdo rjeʼ i gsuṅ ʼkhrul pa med paʼi gsol ʼdebs leʼu bdun ma :lo rgyus daṅ bcas pa bźugs so /[Bzaṅ-po-grags-pas gter; Rgod-kyi-ldem-ʼphru-can śog ser bsgyur]</text:p>
          </table:table-cell>
          <table:table-cell table:number-columns-repeated="1008"/>
        </table:table-row>
        <table:table-row table:style-name="ro1">
          <table:table-cell office:value-type="string">
            <text:p>W30298</text:p>
          </table:table-cell>
          <table:table-cell office:value-type="string">
            <text:p>007366384-0</text:p>
          </table:table-cell>
          <table:table-cell office:value-type="string">
            <text:p>Lam zab leʼu bdun ma bźugs.</text:p>
          </table:table-cell>
          <table:table-cell table:number-columns-repeated="1008"/>
        </table:table-row>
        <table:table-row table:style-name="ro1">
          <table:table-cell office:value-type="string">
            <text:p>W30299</text:p>
          </table:table-cell>
          <table:table-cell office:value-type="string">
            <text:p>001350579-3</text:p>
          </table:table-cell>
          <table:table-cell office:value-type="string">
            <text:p>Gsol ʼdebs leʼu bdun ma :a reverential petition to Padmasambhava, said to have been concealed by Mukhri-btsan-po /rediscovered by Gter-ston Bzaṅ-po-grags-pa and set down by Rig-ʼdzin Rgod-kyi-ldem-ʼphru-can. Together with Rṅa yab dpal ri smon lam of Kaḥ-thog Tshe-dbaṅ-nor bu.</text:p>
          </table:table-cell>
          <table:table-cell table:number-columns-repeated="1008"/>
        </table:table-row>
        <table:table-row table:style-name="ro1">
          <table:table-cell office:value-type="string">
            <text:p>W30300</text:p>
          </table:table-cell>
          <table:table-cell office:value-type="string">
            <text:p>002419380-1</text:p>
          </table:table-cell>
          <table:table-cell office:value-type="string">
            <text:p>Gsol ʼdebs leʼu bdun pa daṅ Bsam pa lhun grub, rten bskyed daṅ bcas pa bźugs so.</text:p>
          </table:table-cell>
          <table:table-cell table:number-columns-repeated="1008"/>
        </table:table-row>
        <table:table-row table:style-name="ro1">
          <table:table-cell office:value-type="string">
            <text:p>W30301</text:p>
          </table:table-cell>
          <table:table-cell office:value-type="string">
            <text:p>002419388-7</text:p>
          </table:table-cell>
          <table:table-cell office:value-type="string">
            <text:p>O-rgyan Padmas gsuṅs paʼi Gsol ʼdebs leʼu bdun ma bźugs so.</text:p>
          </table:table-cell>
          <table:table-cell table:number-columns-repeated="1008"/>
        </table:table-row>
        <table:table-row table:style-name="ro1">
          <table:table-cell office:value-type="string">
            <text:p>W30304</text:p>
          </table:table-cell>
          <table:table-cell office:value-type="string">
            <text:p>011543240-X</text:p>
          </table:table-cell>
          <table:table-cell office:value-type="string">
            <text:p>Grub paʼi dbaṅ phyug Legs-pa-don-grub kyis mdzad paʼi ʼdul baʼi spyi don rin po che nor buʼi ʼphreṅ ba bźugs so /Dpal brtsegs Bod yig dpe rñiṅ źib ʼjugs khaṅ nas bsgrigs.</text:p>
          </table:table-cell>
          <table:table-cell table:number-columns-repeated="1008"/>
        </table:table-row>
        <table:table-row table:style-name="ro1">
          <table:table-cell office:value-type="string">
            <text:p>W30322</text:p>
          </table:table-cell>
          <table:table-cell office:value-type="string">
            <text:p>002409874-4</text:p>
          </table:table-cell>
          <table:table-cell office:value-type="string">
            <text:p>Gdoṅ-thog chos sdeʾi bskaṅ gso cha tshaṅ bźugs /[edited by T.G. Dhongthog]</text:p>
          </table:table-cell>
          <table:table-cell table:number-columns-repeated="1008"/>
        </table:table-row>
        <table:table-row table:style-name="ro1">
          <table:table-cell office:value-type="string">
            <text:p>W30323</text:p>
          </table:table-cell>
          <table:table-cell office:value-type="string">
            <text:p>007386002-6</text:p>
          </table:table-cell>
          <table:table-cell office:value-type="string">
            <text:p>Record of teachings received :the gsan yig of Gter-bdag-gliṅ-pa ʾGyur-med-rdo-rje of Smin-grol-gliṅ.</text:p>
          </table:table-cell>
          <table:table-cell table:number-columns-repeated="1008"/>
        </table:table-row>
        <table:table-row table:style-name="ro1">
          <table:table-cell office:value-type="string">
            <text:p>W30324</text:p>
          </table:table-cell>
          <table:table-cell office:value-type="string">
            <text:p>007386010-7</text:p>
          </table:table-cell>
          <table:table-cell office:value-type="string">
            <text:p>Thugs sgrub yaṅ sñiṅ ʼdus paʼi chos skor :ritual and meditational precepts of the Rñiṅ-ma-pa tradition /recovered from their place of concealment by Ratna-gliṅ-pa.</text:p>
          </table:table-cell>
          <table:table-cell table:number-columns-repeated="1008"/>
        </table:table-row>
        <table:table-row table:style-name="ro1">
          <table:table-cell office:value-type="string">
            <text:p>W30335</text:p>
          </table:table-cell>
          <table:table-cell office:value-type="string">
            <text:p>001935194-1</text:p>
          </table:table-cell>
          <table:table-cell office:value-type="string">
            <text:p>Three rare Rdzogs chen texts of the Bdud-ʼjoms tradition.</text:p>
          </table:table-cell>
          <table:table-cell table:number-columns-repeated="1008"/>
        </table:table-row>
        <table:table-row table:style-name="ro1">
          <table:table-cell office:value-type="string">
            <text:p>W30336</text:p>
          </table:table-cell>
          <table:table-cell office:value-type="string">
            <text:p>001380862-1</text:p>
          </table:table-cell>
          <table:table-cell office:value-type="string">
            <text:p>Commentaries on the Guhyagarbha tantra and other rare Nyingmapa texts from the library of Dudjom Rimpoche.</text:p>
          </table:table-cell>
          <table:table-cell table:number-columns-repeated="1008"/>
        </table:table-row>
        <table:table-row table:style-name="ro1">
          <table:table-cell office:value-type="string">
            <text:p>W30337</text:p>
          </table:table-cell>
          <table:table-cell office:value-type="string">
            <text:p>002405723-1</text:p>
          </table:table-cell>
          <table:table-cell office:value-type="string">
            <text:p>Dag snang ye shes dra ba las gnas lugs rang byung gi rgyud rdo rjeʼi snying po :a systematic presentation of the teachings of the Dzogchen approach of Nyingmapa Buddhism /from the Dag-snang-ye-saes-drwa-ba [sic] visions of Khrag-thung Rol-paʼi-rdo-rje [i.e. Gter-ston Bdud-ʼjoms-gliṅ-pa].</text:p>
          </table:table-cell>
          <table:table-cell table:number-columns-repeated="1008"/>
        </table:table-row>
        <table:table-row table:style-name="ro1">
          <table:table-cell office:value-type="string">
            <text:p>W30338</text:p>
          </table:table-cell>
          <table:table-cell office:value-type="string">
            <text:p>001811257-9</text:p>
          </table:table-cell>
          <table:table-cell office:value-type="string">
            <text:p>Gsaṅ bdag źal luṅ :a commentary on the Guhyagarbha (Mayajala) Tantra /by Smin-gliṅ Lo-chen Dharma-shrī.</text:p>
          </table:table-cell>
          <table:table-cell table:number-columns-repeated="1008"/>
        </table:table-row>
        <table:table-row table:style-name="ro1">
          <table:table-cell office:value-type="string">
            <text:p>W30344</text:p>
          </table:table-cell>
          <table:table-cell office:value-type="string">
            <text:p>001446377-6</text:p>
          </table:table-cell>
          <table:table-cell office:value-type="string">
            <text:p>Gu ru drag po Rdo rje gro lod kyi chos skor;a cycle of ritual and contemplative teachings focussing upon the Rdo-rje-gro-lod aspect of the Mahasiddha Padmasambhava from the ʼOd gsal rdo rje gsang mdzod visions of A-ʼdzom ʼBrug-pa ʼGro-dul-dpaʼ-bo-rdo-rje.Reproduced from a MS. copy prepared on the basis of zylographs and MSS. in the library of Bdud-ʼjoms Rin-po-che by Sanje Dorje.</text:p>
          </table:table-cell>
          <table:table-cell table:number-columns-repeated="1008"/>
        </table:table-row>
        <table:table-row table:style-name="ro1">
          <table:table-cell office:value-type="string">
            <text:p>W30345</text:p>
          </table:table-cell>
          <table:table-cell office:value-type="string">
            <text:p>007366356-5</text:p>
          </table:table-cell>
          <table:table-cell office:value-type="string">
            <text:p>Gro lod rgyab chos phyogs sgrigs :a collection of teachings connected with the ritual and practice of the Rdo rje gro lod revelations of Yoṅs-dge Gter-ston Mi-ʼgyur-rdo-rje /by Mkhan-po Karma-rin-chen-dar-rgyas.</text:p>
          </table:table-cell>
          <table:table-cell table:number-columns-repeated="1008"/>
        </table:table-row>
        <table:table-row table:style-name="ro1">
          <table:table-cell office:value-type="string">
            <text:p>W30346</text:p>
          </table:table-cell>
          <table:table-cell office:value-type="string">
            <text:p>001811705-8</text:p>
          </table:table-cell>
          <table:table-cell office:value-type="string">
            <text:p>Mkhaʼ ʼgro Bdud ʼdul drag mo :texts from the cycle of teachings of the lion-faced Wrathful Dakini /rediscovered from their place of concealment by Stag-sham Nus-ldan-rdo-rje.</text:p>
          </table:table-cell>
          <table:table-cell table:number-columns-repeated="1008"/>
        </table:table-row>
        <table:table-row table:style-name="ro1">
          <table:table-cell office:value-type="string">
            <text:p>W30347</text:p>
          </table:table-cell>
          <table:table-cell office:value-type="string">
            <text:p>001446819-0</text:p>
          </table:table-cell>
          <table:table-cell office:value-type="string">
            <text:p>Rdor sems thugs kyi me loṅ and Zab tig chos dbyiṅs raṅ gsal /contemplative precepts rediscovered by Gter-ston Gar-dbaṅ-rdo-rje.</text:p>
          </table:table-cell>
          <table:table-cell table:number-columns-repeated="1008"/>
        </table:table-row>
        <table:table-row table:style-name="ro1">
          <table:table-cell office:value-type="string">
            <text:p>W30348</text:p>
          </table:table-cell>
          <table:table-cell office:value-type="string">
            <text:p>001585077-3</text:p>
          </table:table-cell>
          <table:table-cell office:value-type="string">
            <text:p>Three works on the structure of Rdzogs-chen (Atiyoga) practice /by Mkhan-po Ngag-dbang-dpal-bzang of Kah-thog.</text:p>
          </table:table-cell>
          <table:table-cell table:number-columns-repeated="1008"/>
        </table:table-row>
        <table:table-row table:style-name="ro1">
          <table:table-cell office:value-type="string">
            <text:p>W30351</text:p>
          </table:table-cell>
          <table:table-cell office:value-type="string">
            <text:p>002409893-0</text:p>
          </table:table-cell>
          <table:table-cell office:value-type="string">
            <text:p>Dbu źwa Mthoṅ grol rin po cheʹi bśad pa tshogs gñis gru gziṅs bźugs so /[Grags-pa-yoṅs-ʹdus nas sbyar.</text:p>
          </table:table-cell>
          <table:table-cell table:number-columns-repeated="1008"/>
        </table:table-row>
        <table:table-row table:style-name="ro1">
          <table:table-cell office:value-type="string">
            <text:p>W30352</text:p>
          </table:table-cell>
          <table:table-cell office:value-type="string">
            <text:p>002408220-1</text:p>
          </table:table-cell>
          <table:table-cell office:value-type="string">
            <text:p>Źabs brtan skor.</text:p>
          </table:table-cell>
          <table:table-cell table:number-columns-repeated="1008"/>
        </table:table-row>
        <table:table-row table:style-name="ro1">
          <table:table-cell office:value-type="string">
            <text:p>W30385</text:p>
          </table:table-cell>
          <table:table-cell office:value-type="string">
            <text:p>008181858-0</text:p>
          </table:table-cell>
          <table:table-cell office:value-type="string">
            <text:p>Sum rtags skor gyi dpe rgyun dkon po ʾgaʾ phyogs gcig tu bsgrigs pa mu tig phreṅ ba /[rtsom sgrig ʾgan ʾkhur pa, Mkhaʾ-ʾgro-tshe-riṅ].</text:p>
          </table:table-cell>
          <table:table-cell table:number-columns-repeated="1008"/>
        </table:table-row>
        <table:table-row table:style-name="ro1">
          <table:table-cell office:value-type="string">
            <text:p>W30386</text:p>
          </table:table-cell>
          <table:table-cell office:value-type="string">
            <text:p>010193550-1</text:p>
          </table:table-cell>
          <table:table-cell office:value-type="string">
            <text:p>Chags med bde smon gyi ʼgrel ba /Bsod-nams-chos-grub ; [Go-che dgon rig gnas dpe tshogs brtsom sgrig khaṅ gis bsgrigs].</text:p>
          </table:table-cell>
          <table:table-cell table:number-columns-repeated="1008"/>
        </table:table-row>
        <table:table-row table:style-name="ro1">
          <table:table-cell office:value-type="string">
            <text:p>W30388</text:p>
          </table:table-cell>
          <table:table-cell office:value-type="string">
            <text:p>010359531-7</text:p>
          </table:table-cell>
          <table:table-cell office:value-type="string">
            <text:p>ʼGar-rtse Bstan-ʼdzin gyis gsuṅ rtsom.</text:p>
          </table:table-cell>
          <table:table-cell table:number-columns-repeated="1008"/>
        </table:table-row>
        <table:table-row table:style-name="ro1">
          <table:table-cell office:value-type="string">
            <text:p>W30390</text:p>
          </table:table-cell>
          <table:table-cell office:value-type="string">
            <text:p>007412843-4</text:p>
          </table:table-cell>
          <table:table-cell office:value-type="string">
            <text:p>Dpyod ldan sñiṅ mun sel baʾi ñin byed =Dpyod ldan snying mun sel waʾi nyin byed /by Loling Khensur Pema Gyaltsen.</text:p>
          </table:table-cell>
          <table:table-cell table:number-columns-repeated="1008"/>
        </table:table-row>
        <table:table-row table:style-name="ro1">
          <table:table-cell office:value-type="string">
            <text:p>W30392</text:p>
          </table:table-cell>
          <table:table-cell office:value-type="string">
            <text:p>010171651-6</text:p>
          </table:table-cell>
          <table:table-cell office:value-type="string">
            <text:p>Phyag chen sṅon ʼgro bźi sbyor daṅ dṅos bźiʼi khrid rim mdor bsdus ṅes don sgron me źes bya ba bźugs so /Koṅ-sprul Yon-tan-rgya-mtsho ; [Go-che dgon rig gnas dpe tshogs brtsom sgrig khaṅ gis bsgrigs].</text:p>
          </table:table-cell>
          <table:table-cell table:number-columns-repeated="1008"/>
        </table:table-row>
        <table:table-row table:style-name="ro1">
          <table:table-cell office:value-type="string">
            <text:p>W30397</text:p>
          </table:table-cell>
          <table:table-cell office:value-type="string">
            <text:p>010292727-8</text:p>
          </table:table-cell>
          <table:table-cell office:value-type="string">
            <text:p>ʼPhags pa thar pa chen po phyogs su rgyas pa ʼgyod tshaṅs kyi sdig sbyaṅs te saṅs rgyas su grub par rnam par bkod pa źes bya ba theg pa chen poʼi mdo bźugs so.</text:p>
          </table:table-cell>
          <table:table-cell table:number-columns-repeated="1008"/>
        </table:table-row>
        <table:table-row table:style-name="ro1">
          <table:table-cell office:value-type="string">
            <text:p>W30400</text:p>
          </table:table-cell>
          <table:table-cell office:value-type="string">
            <text:p>009769262-X</text:p>
          </table:table-cell>
          <table:table-cell office:value-type="string">
            <text:p>Dkon mchog rjes dran daṅ gru gziṅs ded dpon ral gri bźugs /[Dge-bsñen Theg-mchog].</text:p>
          </table:table-cell>
          <table:table-cell table:number-columns-repeated="1008"/>
        </table:table-row>
        <table:table-row table:style-name="ro1">
          <table:table-cell office:value-type="string">
            <text:p>W30406</text:p>
          </table:table-cell>
          <table:table-cell office:value-type="string">
            <text:p>009795658-9</text:p>
          </table:table-cell>
          <table:table-cell office:value-type="string">
            <text:p>Grub rje sku phreṅ rim par byon paʾi rnam par thar pa ʾdod ʾbyuṅ nor buʾi phreṅ ba /[Bsod-nams-ñi-mas mdzad].</text:p>
          </table:table-cell>
          <table:table-cell table:number-columns-repeated="1008"/>
        </table:table-row>
        <table:table-row table:style-name="ro1">
          <table:table-cell office:value-type="string">
            <text:p>W30412</text:p>
          </table:table-cell>
          <table:table-cell office:value-type="string">
            <text:p>011292469-7</text:p>
          </table:table-cell>
          <table:table-cell office:value-type="string">
            <text:p>Bod kyi lo rgyus rig gnas dpyad gźiʼi rgyu cha bdams bsgrigs /Bod Raṅ-skyoṅ-ljoṅs Chab-gros Rig-gnas Dpyad-gźiʼi-rgyu-cha U-yon-lhan-khaṅ gis rtsom sgrig byas pa.</text:p>
          </table:table-cell>
          <table:table-cell table:number-columns-repeated="1008"/>
        </table:table-row>
        <table:table-row table:style-name="ro1">
          <table:table-cell office:value-type="string">
            <text:p>W30416</text:p>
          </table:table-cell>
          <table:table-cell office:value-type="string">
            <text:p>010730856-8</text:p>
          </table:table-cell>
          <table:table-cell office:value-type="string">
            <text:p>Rnam thar gźan la phan paʼi ñi maʼi ʼod zer źes bya ba bźugs so.</text:p>
          </table:table-cell>
          <table:table-cell table:number-columns-repeated="1008"/>
        </table:table-row>
        <table:table-row table:style-name="ro1">
          <table:table-cell office:value-type="string">
            <text:p>W30420</text:p>
          </table:table-cell>
          <table:table-cell office:value-type="string">
            <text:p>011474594-3</text:p>
          </table:table-cell>
          <table:table-cell office:value-type="string">
            <text:p>Theg chen bstan paʼi sñiṅ poʼi ʼgrel chen cha lag daṅ bcas pa =A synthetic treatise on the essential concepts of Māhāyana Buddhism /by Ṅo-rje-ras-pa (Źe-sdaṅ-rdo-rje).</text:p>
          </table:table-cell>
          <table:table-cell table:number-columns-repeated="1008"/>
        </table:table-row>
        <table:table-row table:style-name="ro1">
          <table:table-cell office:value-type="string">
            <text:p>W30427</text:p>
          </table:table-cell>
          <table:table-cell office:value-type="string">
            <text:p>010193527-7</text:p>
          </table:table-cell>
          <table:table-cell office:value-type="string">
            <text:p>Dpyad rtsom mun ʼjoms nor buʼi phreṅ ba /Dor-źi Gdoṅ-drug-sñems-blos brtsams.</text:p>
          </table:table-cell>
          <table:table-cell table:number-columns-repeated="1008"/>
        </table:table-row>
        <table:table-row table:style-name="ro1">
          <table:table-cell office:value-type="string">
            <text:p>W30431</text:p>
          </table:table-cell>
          <table:table-cell office:value-type="string">
            <text:p>010170583-2</text:p>
          </table:table-cell>
          <table:table-cell office:value-type="string">
            <text:p>Bya tshig kun gsal me loṅ =Zang wen dong ci ci dian /sgrig pa po, Hri-źaʼo-lis, Skal-bzaṅ-lha-mo ; źus chen pa, Saṅs-rgyas.</text:p>
          </table:table-cell>
          <table:table-cell table:number-columns-repeated="1008"/>
        </table:table-row>
        <table:table-row table:style-name="ro1">
          <table:table-cell office:value-type="string">
            <text:p>W30448</text:p>
          </table:table-cell>
          <table:table-cell office:value-type="string">
            <text:p>008107399-2</text:p>
          </table:table-cell>
          <table:table-cell office:value-type="string">
            <text:p>Rtogs brjod dpag bsam ʼkhri śiṅ gi rtsa ʼgrel.</text:p>
          </table:table-cell>
          <table:table-cell table:number-columns-repeated="1008"/>
        </table:table-row>
        <table:table-row table:style-name="ro1">
          <table:table-cell office:value-type="string">
            <text:p>W30450</text:p>
          </table:table-cell>
          <table:table-cell office:value-type="string">
            <text:p>000314503-4</text:p>
          </table:table-cell>
          <table:table-cell office:value-type="string">
            <text:p>Bkah thaṅ sde lṅa /[Gu-ru O-rgyan-gliṅ-pa].</text:p>
          </table:table-cell>
          <table:table-cell table:number-columns-repeated="1008"/>
        </table:table-row>
        <table:table-row table:style-name="ro1">
          <table:table-cell office:value-type="string">
            <text:p>W30451</text:p>
          </table:table-cell>
          <table:table-cell office:value-type="string">
            <text:p>001593128-5</text:p>
          </table:table-cell>
          <table:table-cell office:value-type="string">
            <text:p>Bkah-thaṅ-sde-lṅa.</text:p>
          </table:table-cell>
          <table:table-cell table:number-columns-repeated="1008"/>
        </table:table-row>
        <table:table-row table:style-name="ro1">
          <table:table-cell office:value-type="string">
            <text:p>W30452</text:p>
          </table:table-cell>
          <table:table-cell office:value-type="string">
            <text:p>005443578-1</text:p>
          </table:table-cell>
          <table:table-cell office:value-type="string">
            <text:p>An illustrated Tibeto-Mongolian materia medica of Ayurveda of ʼJam-dpal-rdo-rje of Mongolia /edited by Lokesh Chandra from the collection of Z. D. Gomboev ; with a foreword by E. Gene Smith.</text:p>
          </table:table-cell>
          <table:table-cell table:number-columns-repeated="1008"/>
        </table:table-row>
        <table:table-row table:style-name="ro1">
          <table:table-cell office:value-type="string">
            <text:p>W30455</text:p>
          </table:table-cell>
          <table:table-cell office:value-type="string">
            <text:p>001834803-3</text:p>
          </table:table-cell>
          <table:table-cell office:value-type="string">
            <text:p>Roṅ-ston Śes-bya-kun-rig's study of the Abhisamayālaṅkāra :being the text of Śes bya pha rol tu phyin paʾi man ṅag gi bstan bcos mṅon par rtogs paʾi rgyan ces bya baʾi rnam bśad tshig don rab tu gsal ba /[Roṅ-ston-chen-po Śākyaʾi-rgyal-mtshan-dpal-bzaṅ-pos ... sbyar ba o].</text:p>
          </table:table-cell>
          <table:table-cell table:number-columns-repeated="1008"/>
        </table:table-row>
        <table:table-row table:style-name="ro1">
          <table:table-cell office:value-type="string">
            <text:p>W30460</text:p>
          </table:table-cell>
          <table:table-cell office:value-type="string">
            <text:p>011223981-1</text:p>
          </table:table-cell>
          <table:table-cell office:value-type="string">
            <text:p>The songs of esoteric experience (mgur) /of Raṅ-rig-ras-chen ; edited by his disciple Nas-luṅ-pa Ṅag-dbaṅ-rdo-rje. Together with two other Dkar-brgyud-pa devotional works from the Monastery of Gsaṅ-sṅags chos-gliṅ.</text:p>
          </table:table-cell>
          <table:table-cell table:number-columns-repeated="1008"/>
        </table:table-row>
        <table:table-row table:style-name="ro1">
          <table:table-cell office:value-type="string">
            <text:p>W30461</text:p>
          </table:table-cell>
          <table:table-cell office:value-type="string">
            <text:p>013143645-7</text:p>
          </table:table-cell>
          <table:table-cell office:value-type="string">
            <text:p>Rtsom sgrig rgya mtshoʼi nor bu /Źu-chen-pa Dge-ʼdun gyis dpe skrun zin tho.</text:p>
          </table:table-cell>
          <table:table-cell table:number-columns-repeated="1008"/>
        </table:table-row>
        <table:table-row table:style-name="ro1">
          <table:table-cell office:value-type="string">
            <text:p>W30462</text:p>
          </table:table-cell>
          <table:table-cell office:value-type="string">
            <text:p>009852145-4</text:p>
          </table:table-cell>
          <table:table-cell office:value-type="string">
            <text:p>Ge-sar sgruṅ gi dpyad rtsom kun bsdus / gtso sgrig pa, Bya-gźuṅ Rdo-lha ; gtso sgrig gźon pa, Bya-gźuṅ Gʾyaṅ-ʾbum-rgyal ... [et al.].</text:p>
          </table:table-cell>
          <table:table-cell table:number-columns-repeated="1008"/>
        </table:table-row>
        <table:table-row table:style-name="ro1">
          <table:table-cell office:value-type="string">
            <text:p>W30464</text:p>
          </table:table-cell>
          <table:table-cell office:value-type="string">
            <text:p>010271262-X</text:p>
          </table:table-cell>
          <table:table-cell office:value-type="string">
            <text:p>Roṅ-bo rab ʼbyams pa Dge-ʼdun-blo-bzaṅ gi gsuṅ rtsom phyogs bsgrigs.</text:p>
          </table:table-cell>
          <table:table-cell table:number-columns-repeated="1008"/>
        </table:table-row>
        <table:table-row table:style-name="ro1">
          <table:table-cell office:value-type="string">
            <text:p>W30466</text:p>
          </table:table-cell>
          <table:table-cell office:value-type="string">
            <text:p>010293358-8</text:p>
          </table:table-cell>
          <table:table-cell office:value-type="string">
            <text:p>Kun mkhyen chen po rje btsun Blo-bzaṅ ʼJam-dbyaṅs-ye-śes Bstan-paʼi-rgyal-mtshan dpal bzaṅ poʼi rnam par thar ba dpag bsam ljon pa źes bya ba bźugs so /Rgya-źabs-druṅ Skal-bzaṅ-dkon-mchog-rgya-mtshos brtsams.</text:p>
          </table:table-cell>
          <table:table-cell table:number-columns-repeated="1008"/>
        </table:table-row>
        <table:table-row table:style-name="ro1">
          <table:table-cell office:value-type="string">
            <text:p>W30470</text:p>
          </table:table-cell>
          <table:table-cell office:value-type="string">
            <text:p>010434014-2</text:p>
          </table:table-cell>
          <table:table-cell office:value-type="string">
            <text:p>Bod kyi rtsom rig gsar paʼi brtsams chos bdams bkod daṅ de dag gi bśad pa /Bdud-lha-rgyal gyis sgrig rtsom byas.</text:p>
          </table:table-cell>
          <table:table-cell table:number-columns-repeated="1008"/>
        </table:table-row>
        <table:table-row table:style-name="ro1">
          <table:table-cell office:value-type="string">
            <text:p>W30471</text:p>
          </table:table-cell>
          <table:table-cell office:value-type="string">
            <text:p>010289523-6</text:p>
          </table:table-cell>
          <table:table-cell office:value-type="string">
            <text:p>Sgra rig paʼi bslab gźi /Mkhaʼ-ʼbum gyis sgrig rtsom byas.</text:p>
          </table:table-cell>
          <table:table-cell table:number-columns-repeated="1008"/>
        </table:table-row>
        <table:table-row table:style-name="ro1">
          <table:table-cell office:value-type="string">
            <text:p>W30475</text:p>
          </table:table-cell>
          <table:table-cell office:value-type="string">
            <text:p>010734776-8</text:p>
          </table:table-cell>
          <table:table-cell office:value-type="string">
            <text:p>Khu sim khad kyis dkrog /Me-lces brtsams.</text:p>
          </table:table-cell>
          <table:table-cell table:number-columns-repeated="1008"/>
        </table:table-row>
        <table:table-row table:style-name="ro1">
          <table:table-cell office:value-type="string">
            <text:p>W30485</text:p>
          </table:table-cell>
          <table:table-cell office:value-type="string">
            <text:p>008323904-9</text:p>
          </table:table-cell>
          <table:table-cell office:value-type="string">
            <text:p>Gsaṅ Rñiṅ rgyan daṅ rol moʾi bstan bcos /[Bkra-śis-rgya-mtsho sogs kyi brtsams].</text:p>
          </table:table-cell>
          <table:table-cell table:number-columns-repeated="1008"/>
        </table:table-row>
        <table:table-row table:style-name="ro1">
          <table:table-cell office:value-type="string">
            <text:p>W30487</text:p>
          </table:table-cell>
          <table:table-cell office:value-type="string">
            <text:p>008339464-8</text:p>
          </table:table-cell>
          <table:table-cell office:value-type="string">
            <text:p>Bod kyi brda sprod rig paʾi gzuṅ lugs la tshad ma rig paʾi ʾgros sbyar nas dpyad gsum rigs paʾi ʾdzum mdaṅs /Mdzod-dge Bkra-śis Tshe-riṅ.</text:p>
          </table:table-cell>
          <table:table-cell table:number-columns-repeated="1008"/>
        </table:table-row>
        <table:table-row table:style-name="ro1">
          <table:table-cell office:value-type="string">
            <text:p>W30493</text:p>
          </table:table-cell>
          <table:table-cell office:value-type="string">
            <text:p>010259614-X</text:p>
          </table:table-cell>
          <table:table-cell office:value-type="string">
            <text:p>Bod kyi zlos gar ʼkhrab gźuṅ ʼjig rten dgyes paʼi mchod sprin /Rdo-rje-thar, Dpal-ʼbum-rgyal, Kaʼo-pheṅ gis brtsams.</text:p>
          </table:table-cell>
          <table:table-cell table:number-columns-repeated="1008"/>
        </table:table-row>
        <table:table-row table:style-name="ro1">
          <table:table-cell office:value-type="string">
            <text:p>W30509</text:p>
          </table:table-cell>
          <table:table-cell office:value-type="string">
            <text:p>001350494-0</text:p>
          </table:table-cell>
          <table:table-cell office:value-type="string">
            <text:p>The collected works (gsuṅ ʼbum) of Seṅ-chen Rdo-rje-ʼchaṅ Blo-bzaṅ-bstan-ʼdzin-dpal-ʼbyor.</text:p>
          </table:table-cell>
          <table:table-cell table:number-columns-repeated="1008"/>
        </table:table-row>
        <table:table-row table:style-name="ro1">
          <table:table-cell office:value-type="string">
            <text:p>W30515</text:p>
          </table:table-cell>
          <table:table-cell office:value-type="string">
            <text:p>010006975-4</text:p>
          </table:table-cell>
          <table:table-cell office:value-type="string">
            <text:p>Naṅ ba saṅs rgyas pas ʾjig rten khams kyi rnam gźag ji ltar ʾdod paʾi tshul mdor bsdus su bkod pa dus mun sel baʾi ñin byed bźugs so /[Cha-ris Skal-bzaṅ-thogs-med].</text:p>
          </table:table-cell>
          <table:table-cell table:number-columns-repeated="1008"/>
        </table:table-row>
        <table:table-row table:style-name="ro1">
          <table:table-cell office:value-type="string">
            <text:p>W30528</text:p>
          </table:table-cell>
          <table:table-cell office:value-type="string">
            <text:p>008099071-1</text:p>
          </table:table-cell>
          <table:table-cell office:value-type="string">
            <text:p>Sman yig phyugs bsgrigs /[Si-khron graṅs ñuṅ mi rigs dpe rñin legs sgrig khaṅ daṅ Sde-dge sman rtsis khaṅ gñis kyis bsgrigs]</text:p>
          </table:table-cell>
          <table:table-cell table:number-columns-repeated="1008"/>
        </table:table-row>
        <table:table-row table:style-name="ro1">
          <table:table-cell office:value-type="string">
            <text:p>W30534</text:p>
          </table:table-cell>
          <table:table-cell office:value-type="string">
            <text:p>001873306-9</text:p>
          </table:table-cell>
          <table:table-cell office:value-type="string">
            <text:p>Rare Dkar-brgyud-pa texts from the library of Ri-bo-che Rje-druṅ of Padma-bkod.</text:p>
          </table:table-cell>
          <table:table-cell table:number-columns-repeated="1008"/>
        </table:table-row>
        <table:table-row table:style-name="ro1">
          <table:table-cell office:value-type="string">
            <text:p>W30536</text:p>
          </table:table-cell>
          <table:table-cell office:value-type="string">
            <text:p>001502384-2</text:p>
          </table:table-cell>
          <table:table-cell office:value-type="string">
            <text:p>Khyung-sprul ʾJigs-med-nam-mkhaʾi-rdo-rje on calendrical calculations and astrology.Reproduced by Tenzin Namdak by photographic process from the lithograph ed. printed in Delhi about 1950.</text:p>
          </table:table-cell>
          <table:table-cell table:number-columns-repeated="1008"/>
        </table:table-row>
        <table:table-row table:style-name="ro1">
          <table:table-cell office:value-type="string">
            <text:p>W30537</text:p>
          </table:table-cell>
          <table:table-cell office:value-type="string">
            <text:p>001605196-3</text:p>
          </table:table-cell>
          <table:table-cell office:value-type="string">
            <text:p>Three Bonpo visionary accounts of hell :the contemplative insights of Gśen-sprul Thugs-rje-ñi-ma and the eye-witness accounts of La-phyi Sprul-sku and Dbu-za Rin-chen-sgron-gsal, two who has returned from death (ʼdas-log) /compiled and reproduced from various manuscript collections in India by Tenzin Namdak.</text:p>
          </table:table-cell>
          <table:table-cell table:number-columns-repeated="1008"/>
        </table:table-row>
        <table:table-row table:style-name="ro1">
          <table:table-cell office:value-type="string">
            <text:p>W30539</text:p>
          </table:table-cell>
          <table:table-cell office:value-type="string">
            <text:p>001809435-X</text:p>
          </table:table-cell>
          <table:table-cell office:value-type="string">
            <text:p>Buryat annotations on the Lam-rim /with a preface by E. Gene Smith.</text:p>
          </table:table-cell>
          <table:table-cell table:number-columns-repeated="1008"/>
        </table:table-row>
        <table:table-row table:style-name="ro1">
          <table:table-cell office:value-type="string">
            <text:p>W30540</text:p>
          </table:table-cell>
          <table:table-cell office:value-type="string">
            <text:p>011224472-6</text:p>
          </table:table-cell>
          <table:table-cell office:value-type="string">
            <text:p>Rgyal baʼi dbang po Karma pa Mi bskyod rdo rjes gsang sngags Rnying ma ba rnams la dri baʼi chab shog gnang baʼi dris lan lung dang rigs paʼi ʼbrug sgra :a reply to Karma-pa Mi-bskyod-rdo-rje's doubts regarding the Nyingmapa tradition /by Sog-bzlog-pa Blo-gros-rgyal-mtshan ; and, Gsang sngags Rnying ma baʼi rings lugs pa rnams la rtsod paʼi lan legs par bshad pa Dri med Ganggaʼi chu rgyun ; a refutation of Dpal-khang lo-tsa-ba's attack on the Nyingmapa school and its followers / by Bkra-śis-rnam-rgyal, the Third Klong-chen Rab-ʼbyams-pa.</text:p>
          </table:table-cell>
          <table:table-cell table:number-columns-repeated="1008"/>
        </table:table-row>
        <table:table-row table:style-name="ro1">
          <table:table-cell office:value-type="string">
            <text:p>W3234</text:p>
          </table:table-cell>
          <table:table-cell office:value-type="string">
            <text:p>009543841-6</text:p>
          </table:table-cell>
          <table:table-cell office:value-type="string">
            <text:p>Bslab pa yoṅs su sbyoṅ baʾi gźi gsum sogs kyi skor bźugs so /[Cha-ris Skal-bzaṅ-thogs-med daṅ Sgrol-ma-skyabs kyis dag sgrig byas].</text:p>
          </table:table-cell>
          <table:table-cell table:number-columns-repeated="1008"/>
        </table:table-row>
        <table:table-row table:style-name="ro1">
          <table:table-cell office:value-type="string">
            <text:p>W3888</text:p>
          </table:table-cell>
          <table:table-cell office:value-type="string">
            <text:p>007894297-7</text:p>
          </table:table-cell>
          <table:table-cell office:value-type="string">
            <text:p>Mdo las byuṅ baʾi gtam rgyud sna tshogs /Źe-chen Padma-rnam-rgyal gyis brtsams.</text:p>
          </table:table-cell>
          <table:table-cell table:number-columns-repeated="1008"/>
        </table:table-row>
        <table:table-row table:style-name="ro1">
          <table:table-cell office:value-type="string">
            <text:p>W3904</text:p>
          </table:table-cell>
          <table:table-cell office:value-type="string">
            <text:p>001834139-X</text:p>
          </table:table-cell>
          <table:table-cell office:value-type="string">
            <text:p>Sṅa ʾgyur theg dguʾi tshogs bśad mdor bsdus nor buʾ:tambu ra sogs : formal discourses on the nine vehicle concept of the Nyingmapa tradition and on the nature of the various spiritual disciplines /by Źe-chen Rgyal-tshab Padma-rnam-rgyal.</text:p>
          </table:table-cell>
          <table:table-cell table:number-columns-repeated="1008"/>
        </table:table-row>
        <table:table-row table:style-name="ro1">
          <table:table-cell office:value-type="string">
            <text:p>W3916</text:p>
          </table:table-cell>
          <table:table-cell office:value-type="string">
            <text:p>002656982-5</text:p>
          </table:table-cell>
          <table:table-cell office:value-type="string">
            <text:p>The collected works of Źe-chen Rgyal-tshab Padma-rnam-rgyal.</text:p>
          </table:table-cell>
          <table:table-cell table:number-columns-repeated="1008"/>
        </table:table-row>
        <table:table-row table:style-name="ro1">
          <table:table-cell office:value-type="string">
            <text:p>W3JW2898</text:p>
          </table:table-cell>
          <table:table-cell office:value-type="string">
            <text:p>013779295-6</text:p>
          </table:table-cell>
          <table:table-cell office:value-type="string">
            <text:p>Rin chen gter mdzod chen mo =The great treasury of rediscovered teachings.</text:p>
          </table:table-cell>
          <table:table-cell table:number-columns-repeated="1008"/>
        </table:table-row>
        <table:table-row table:style-name="ro1">
          <table:table-cell office:value-type="string">
            <text:p>W4166</text:p>
          </table:table-cell>
          <table:table-cell office:value-type="string">
            <text:p>001835013-5</text:p>
          </table:table-cell>
          <table:table-cell office:value-type="string">
            <text:p>The collected works (gsuṅ ʾbum) of Blo-bzaṅ-chos-ʾbyor-lhun-grub, the 4th Roṅ-tha Chuṅ-tshaṅ Sprul-sku.</text:p>
          </table:table-cell>
          <table:table-cell table:number-columns-repeated="1008"/>
        </table:table-row>
        <table:table-row table:style-name="ro1">
          <table:table-cell office:value-type="string">
            <text:p>W453</text:p>
          </table:table-cell>
          <table:table-cell office:value-type="string">
            <text:p>010908442-X</text:p>
          </table:table-cell>
          <table:table-cell office:value-type="string">
            <text:p>Bśes paʼi spriṅs yig gi ʼgrel pa don gsal =a commentary on Nāgārjuna's Suhrllekha, or, "Letter to a friend" /by Rje-btsun Red-mdaʼ-pa Gźon-nu-blo-gros.</text:p>
          </table:table-cell>
          <table:table-cell table:number-columns-repeated="1008"/>
        </table:table-row>
        <table:table-row table:style-name="ro1">
          <table:table-cell office:value-type="string">
            <text:p>W457</text:p>
          </table:table-cell>
          <table:table-cell office:value-type="string">
            <text:p>008651282-X</text:p>
          </table:table-cell>
          <table:table-cell office:value-type="string">
            <text:p>Red-mdaʼ-ba Gźon-nu-blo-gros kyi gsuṅ skor =The collected works of Red-mda-wa Gzhon-nu-blo-gros.</text:p>
          </table:table-cell>
          <table:table-cell table:number-columns-repeated="1008"/>
        </table:table-row>
        <table:table-row table:style-name="ro1">
          <table:table-cell office:value-type="string">
            <text:p>W4616</text:p>
          </table:table-cell>
          <table:table-cell office:value-type="string">
            <text:p>001350631-5</text:p>
          </table:table-cell>
          <table:table-cell office:value-type="string">
            <text:p>The collected works (gsuṅ ʾbum) of Tre-bo Khaṅ-gsar Blo-bzaṅ-tshul-khrims-bstan-paʾi-rgyal-mtshan.</text:p>
          </table:table-cell>
          <table:table-cell table:number-columns-repeated="1008"/>
        </table:table-row>
        <table:table-row table:style-name="ro1">
          <table:table-cell office:value-type="string">
            <text:p>W465</text:p>
          </table:table-cell>
          <table:table-cell office:value-type="string">
            <text:p>002407903-0</text:p>
          </table:table-cell>
          <table:table-cell office:value-type="string">
            <text:p>Theg pa chen po Rgyud bla maʾi bstan bcos kyi ṅes don gsal bar byed paʾi Rin po cheʾi sgron me :a detailed commentary on the Uttaratantrasāstra (Ratnagotravibhāga) /by Blo-gros-mtshuṅs-med.</text:p>
          </table:table-cell>
          <table:table-cell table:number-columns-repeated="1008"/>
        </table:table-row>
        <table:table-row table:style-name="ro1">
          <table:table-cell office:value-type="string">
            <text:p>W486</text:p>
          </table:table-cell>
          <table:table-cell office:value-type="string">
            <text:p>008332084-9</text:p>
          </table:table-cell>
          <table:table-cell office:value-type="string">
            <text:p>Rje thams cad mkhyen pa tson kha pa chen poʾi bkaʾ ʾbum thor bu bzugs so.</text:p>
          </table:table-cell>
          <table:table-cell table:number-columns-repeated="1008"/>
        </table:table-row>
        <table:table-row table:style-name="ro1">
          <table:table-cell office:value-type="string">
            <text:p>W4884</text:p>
          </table:table-cell>
          <table:table-cell office:value-type="string">
            <text:p>007412751-9</text:p>
          </table:table-cell>
          <table:table-cell office:value-type="string">
            <text:p>The Sde-dge Dgon-chen prints of the writings of ʾJam-mgon ʾJu Mi-pham-rgya-mtsho.</text:p>
          </table:table-cell>
          <table:table-cell table:number-columns-repeated="1008"/>
        </table:table-row>
        <table:table-row table:style-name="ro1">
          <table:table-cell office:value-type="string">
            <text:p>W4CZ10401</text:p>
          </table:table-cell>
          <table:table-cell office:value-type="string">
            <text:p>002421490-6</text:p>
          </table:table-cell>
          <table:table-cell office:value-type="string">
            <text:p>ʼDir ʼdul baʼi sde snod mthaʼ dag gi dgoṅs pa phyin ci ma log par ʼgrel bar byed paʼi legs bśad skal bzaṅ nor buʼi phreṅ ba źes bya ba.</text:p>
          </table:table-cell>
          <table:table-cell table:number-columns-repeated="1008"/>
        </table:table-row>
        <table:table-row table:style-name="ro1">
          <table:table-cell office:value-type="string">
            <text:p>W4CZ1097</text:p>
          </table:table-cell>
          <table:table-cell office:value-type="string">
            <text:p>002421555-4</text:p>
          </table:table-cell>
          <table:table-cell office:value-type="string">
            <text:p>ʾGro-baʾi-mgon-po Chos-rje Kun-dgaʾ-legs-paʾi rnam thar rgya mtshoʾi sñiṅ po mthoṅ ba don ldan źes bya ba bźugs so.</text:p>
          </table:table-cell>
          <table:table-cell table:number-columns-repeated="1008"/>
        </table:table-row>
        <table:table-row table:style-name="ro1">
          <table:table-cell office:value-type="string">
            <text:p>W4CZ1100</text:p>
          </table:table-cell>
          <table:table-cell office:value-type="string">
            <text:p>002657002-5</text:p>
          </table:table-cell>
          <table:table-cell office:value-type="string">
            <text:p>Rdzogs pa chen po Dgoṅs pa zaṅ thal and Ka dag raṅ byuṅ raṅ śar :collections of treasured teachings of the Rdo-rje-brag (Byaṅ-gter) tradition of the Rñiṅ-ma-pa /rediscovered from their places of concealment at Zaṅ-zaṅ Lha-brag by Rig-ʾdzin Rgod-kyi-ldem-ʾphru-can.</text:p>
          </table:table-cell>
          <table:table-cell table:number-columns-repeated="1008"/>
        </table:table-row>
        <table:table-row table:style-name="ro1">
          <table:table-cell office:value-type="string">
            <text:p>W4CZ1107</text:p>
          </table:table-cell>
          <table:table-cell office:value-type="string">
            <text:p>002657501-9</text:p>
          </table:table-cell>
          <table:table-cell office:value-type="string">
            <text:p>Collected works (gsuṅ-bum) of Tshe-dbaṅ-rnam-rgyal.</text:p>
          </table:table-cell>
          <table:table-cell table:number-columns-repeated="1008"/>
        </table:table-row>
        <table:table-row table:style-name="ro1">
          <table:table-cell office:value-type="string">
            <text:p>W4CZ15298</text:p>
          </table:table-cell>
          <table:table-cell office:value-type="string">
            <text:p>011215534-0</text:p>
          </table:table-cell>
          <table:table-cell office:value-type="string">
            <text:p>Nes don Phyag rgya chen poʼi sgom rim gsal bar byed paʼi legs bśad zla baʼi ʼod zer :a detailed presentation of the Buddhist meditation process of Mahāmudra ; Gsaṅ sṅags rdo rje theg paʼi spyi don mdor bsdus pa legs bśad nor buʼi ʼod zer : a treatise on the Vajrayāna approaches to Buddhist realisation /by Dwags-po Pan-chen Bkra-śis-rnam-rgyal.</text:p>
          </table:table-cell>
          <table:table-cell table:number-columns-repeated="1008"/>
        </table:table-row>
        <table:table-row table:style-name="ro1">
          <table:table-cell office:value-type="string">
            <text:p>W4CZ15373</text:p>
          </table:table-cell>
          <table:table-cell office:value-type="string">
            <text:p>001380594-0</text:p>
          </table:table-cell>
          <table:table-cell office:value-type="string">
            <text:p>Dpal ldan ʾBrug paʾi chos srun chog ʾphren gi rim pa rnams nag ʾgros khrigs chags su bkod pa :rites of propitiation for the protective deities of the ʾBrug-pa Dkar-brgyud-pa tradition /by Kun-mkhyen Padma-dkar-po, ʾBrug-chen Kungzigs-chos-snaṅ, and others.</text:p>
          </table:table-cell>
          <table:table-cell table:number-columns-repeated="1008"/>
        </table:table-row>
        <table:table-row table:style-name="ro1">
          <table:table-cell office:value-type="string">
            <text:p>W4CZ15374</text:p>
          </table:table-cell>
          <table:table-cell office:value-type="string">
            <text:p>011223098-9</text:p>
          </table:table-cell>
          <table:table-cell office:value-type="string">
            <text:p>Instructions on the Phyag chen lṅa ldan and Nā ro chos drug precepts of the ʼBri-guṅ Bkaʼ-brgyud-pa tradition of Tibetan Buddhism /by ʼBri-guṅ Rig-ʼdzin Chos-kyi-grags-pa and others.</text:p>
          </table:table-cell>
          <table:table-cell table:number-columns-repeated="1008"/>
        </table:table-row>
        <table:table-row table:style-name="ro1">
          <table:table-cell office:value-type="string">
            <text:p>W4CZ15391</text:p>
          </table:table-cell>
          <table:table-cell office:value-type="string">
            <text:p>010908308-3</text:p>
          </table:table-cell>
          <table:table-cell office:value-type="string">
            <text:p>The autobiographies of Jo-naṅ Kun-dgaʼ-grol-mchog and his previous embodiments.</text:p>
          </table:table-cell>
          <table:table-cell table:number-columns-repeated="1008"/>
        </table:table-row>
        <table:table-row table:style-name="ro1">
          <table:table-cell office:value-type="string">
            <text:p>W4CZ1687</text:p>
          </table:table-cell>
          <table:table-cell office:value-type="string">
            <text:p>011075604-5</text:p>
          </table:table-cell>
          <table:table-cell office:value-type="string">
            <text:p>ʼJam-mgon Rgyal-ba gñis-paʼi Rgyal-tshab Dpal-ldan Bla-ma Dam-pa Khyab-bdag Khri-chen Byaṅ-chub-chos-ʼphel Dpal-bzaṅ-poʼi rnam par thar pa Dgaʼ ldan bstan paʼi mdzes rgyab [sic] :the biography of the 69th Khri-chen of Dgaʼ-ldan Byaṅ-chub-chos-ʼphel /by Dar-han Mkhan-sprul Blo-bzaṅ-ʼphrin-las-rnam-rgyal. Bkaʼ-gdams Bstan-paʼi mdzod-ʼdzin Rje-btsun Bla-ma Saṅs-rgyas-bstan-ʼphel Dpal-bzaṅ-poʼi rnam par thar pa Dad ldan yid kyi dgaʼ ston : the biography of Saṅs-rgyas-bstan-ʼphel of Śel-dkar / by Śel-dkar Bkaʼ-ʼgyur Bla-ma Ṅag-dbaṅ-blo-bzaṅ-bstan-ʼdzin-tshul-khrims-rgyal-mtshan.</text:p>
          </table:table-cell>
          <table:table-cell table:number-columns-repeated="1008"/>
        </table:table-row>
        <table:table-row table:style-name="ro1">
          <table:table-cell office:value-type="string">
            <text:p>W4CZ1721</text:p>
          </table:table-cell>
          <table:table-cell office:value-type="string">
            <text:p>001357006-4</text:p>
          </table:table-cell>
          <table:table-cell office:value-type="string">
            <text:p>ʾBri guṅ thel chos Bdud rtsiʾi thigs pa :a collection of highly esoteric instructions on various aspects of Buddhist practice, comprising the "sealed" or bkaʾ-rgya-ma portions of the collected writings (gsuṅ-ʾbum) of ʾbri-guṅ Skyob-pa ʾJig-rten-mgon-po.</text:p>
          </table:table-cell>
          <table:table-cell table:number-columns-repeated="1008"/>
        </table:table-row>
        <table:table-row table:style-name="ro1">
          <table:table-cell office:value-type="string">
            <text:p>W4CZ2193</text:p>
          </table:table-cell>
          <table:table-cell office:value-type="string">
            <text:p>012505331-2</text:p>
          </table:table-cell>
          <table:table-cell office:value-type="string">
            <text:p>Bstan pa la ʼjug paʼi rim pa ston paʼi gźuṅ gces btus /[compiled &amp;amp; edited by Institute of Tibetan Classics].</text:p>
          </table:table-cell>
          <table:table-cell table:number-columns-repeated="1008"/>
        </table:table-row>
        <table:table-row table:style-name="ro1">
          <table:table-cell office:value-type="string">
            <text:p>W4CZ2732</text:p>
          </table:table-cell>
          <table:table-cell office:value-type="string">
            <text:p>001381077-4</text:p>
          </table:table-cell>
          <table:table-cell office:value-type="string">
            <text:p>Three karchacks :Lha ldan sprul paʾi gtsug lag khang gi dkar chag shel dkar me long (1645) /by the Fifth Dalai Lama Ngag-dbang-blo-bzang-rgya-mtsho. Grwa sa chen po bzhi dang rgyad [sic] pa stod smad chags tshul pad dkar ʾphreng ba (1744) / by Phur-bu-lcog Ngag-dbang-byams-pa. And Gangs can gyi ljongs su bkaʾ dang bstan bcos sogs kyi glegs bam spar gzhi ji ltar yod pa rnam nas dkar chag spar thor phyogs tsam du bkod pa phan bdeʾi pad tshal ʾbyed paʾi nyin byed ; edited and reproduced by Ngawang Gelek Demo, with an English introd. by E. Gene Smith.</text:p>
          </table:table-cell>
          <table:table-cell table:number-columns-repeated="1008"/>
        </table:table-row>
        <table:table-row table:style-name="ro1">
          <table:table-cell office:value-type="string">
            <text:p>W5062</text:p>
          </table:table-cell>
          <table:table-cell office:value-type="string">
            <text:p>002656821-7</text:p>
          </table:table-cell>
          <table:table-cell office:value-type="string">
            <text:p>Collected writings of ʾJam-mgon ʾJu Mi-pham-rgya-mtsho :comprising a collection of the works of the scholar-saint selected for their rarity from recently unpublished xylographic prints and MSS. from the libraries of Dudjom Rimpoche, Luding Khen Rimpoche, and other religious teachers and laymen by Sonam Topgay Kazi.</text:p>
          </table:table-cell>
          <table:table-cell table:number-columns-repeated="1008"/>
        </table:table-row>
        <table:table-row table:style-name="ro1">
          <table:table-cell office:value-type="string">
            <text:p>W5064</text:p>
          </table:table-cell>
          <table:table-cell office:value-type="string">
            <text:p>001593149-8</text:p>
          </table:table-cell>
          <table:table-cell office:value-type="string">
            <text:p>Collected works (gsuṅ-ʾbum) of Sgo-maṅ Mkhan-chen Mkhyen-rab-bstan-pa-chos-ʾphel.</text:p>
          </table:table-cell>
          <table:table-cell table:number-columns-repeated="1008"/>
        </table:table-row>
        <table:table-row table:style-name="ro1">
          <table:table-cell office:value-type="string">
            <text:p>W5225</text:p>
          </table:table-cell>
          <table:table-cell office:value-type="string">
            <text:p>001350673-0</text:p>
          </table:table-cell>
          <table:table-cell office:value-type="string">
            <text:p>Rgyud sde kun btus;texts explaining the significance, techniques and initiations of a collection of one hundred and thirty two mandalas of the Sa-skya-pa tradition.Edited by ʼJam-dbyangs Blo-gter-dband-po under the inspiration of his guru ʼJam-dbyangs Mkhyen-brtseʼi-dbandg-po. Reproduced photographically from the xylograph set of the Sde-dge ed. belonging to Thartse Rimpoche of Ngor.</text:p>
          </table:table-cell>
          <table:table-cell table:number-columns-repeated="1008"/>
        </table:table-row>
        <table:table-row table:style-name="ro1">
          <table:table-cell office:value-type="string">
            <text:p>W5447</text:p>
          </table:table-cell>
          <table:table-cell office:value-type="string">
            <text:p>002657964-2</text:p>
          </table:table-cell>
          <table:table-cell office:value-type="string">
            <text:p>Sgrub thabs kun btus :a collection of sādhanas and related texts of the Vajrayāna traditions of Tibet.</text:p>
          </table:table-cell>
          <table:table-cell table:number-columns-repeated="1008"/>
        </table:table-row>
        <table:table-row table:style-name="ro1">
          <table:table-cell office:value-type="string">
            <text:p>W5728</text:p>
          </table:table-cell>
          <table:table-cell office:value-type="string">
            <text:p>001380714-5</text:p>
          </table:table-cell>
          <table:table-cell office:value-type="string">
            <text:p>The collected works of Dpal-sprul O-rgyan-ʼjigs-med-chos-kyi-dbang-po.</text:p>
          </table:table-cell>
          <table:table-cell table:number-columns-repeated="1008"/>
        </table:table-row>
        <table:table-row table:style-name="ro1">
          <table:table-cell office:value-type="string">
            <text:p>W5842</text:p>
          </table:table-cell>
          <table:table-cell office:value-type="string">
            <text:p>007352523-5</text:p>
          </table:table-cell>
          <table:table-cell office:value-type="string">
            <text:p>Grub mthaʼ chen moʼi mchan ʼgrel dkaʼ gnad mdud grol blo gsal gces nor źes bya ba /Ṅag-dbaṅ-dpal-ldan gyis sbyar ba.</text:p>
          </table:table-cell>
          <table:table-cell table:number-columns-repeated="1008"/>
        </table:table-row>
        <table:table-row table:style-name="ro1">
          <table:table-cell office:value-type="string">
            <text:p>W6004</text:p>
          </table:table-cell>
          <table:table-cell office:value-type="string">
            <text:p>000740636-3</text:p>
          </table:table-cell>
          <table:table-cell office:value-type="string">
            <text:p>The ocean annals of Amdo =Yul-mdo-smad-kyi ljoṅs-su Thub-bstan rin-po-che ji-ltar dar-baḥi tshul gsal-bar brjod-pa deb-ther rgya-mtsho /written by Brag-dgon Zhabs-druṅ Dkon-mchog-bstan-pa-rab-rgyas ; reproduced by Lokesh Chandra.</text:p>
          </table:table-cell>
          <table:table-cell table:number-columns-repeated="1008"/>
        </table:table-row>
        <table:table-row table:style-name="ro1">
          <table:table-cell office:value-type="string">
            <text:p>W6206</text:p>
          </table:table-cell>
          <table:table-cell office:value-type="string">
            <text:p>001350517-3</text:p>
          </table:table-cell>
          <table:table-cell office:value-type="string">
            <text:p>The biography of the fourth Panchen Lama Bstan-paʾi-ñi-ma :being the text of Rab ʾbyams rgyal baʾi spyi gzugs skyabs mgon Paṇ chen Thams cad mkhyen pa Rje btsun Blo bzaṅ dpal ldan Bstan paʾi ñi ma phyogs las rnam rgyal dpal bzaṅ poʾi źal sṅa nas kyi sku gsuṅ thugs kyi rnam par thar pa ʾdzam gliṅ mdzes rgyan /by Blo bzan-sbyin-pa.</text:p>
          </table:table-cell>
          <table:table-cell table:number-columns-repeated="1008"/>
        </table:table-row>
        <table:table-row table:style-name="ro1">
          <table:table-cell office:value-type="string">
            <text:p>W6312</text:p>
          </table:table-cell>
          <table:table-cell office:value-type="string">
            <text:p>002405668-5</text:p>
          </table:table-cell>
          <table:table-cell office:value-type="string">
            <text:p>The collected works (gsuṅ ʾbum) of the Third Panchen Lama of Tashilhunpo Blo-bzaṅ-dpal-ldan-ye-śes.</text:p>
          </table:table-cell>
          <table:table-cell table:number-columns-repeated="1008"/>
        </table:table-row>
        <table:table-row table:style-name="ro1">
          <table:table-cell office:value-type="string">
            <text:p>W6766</text:p>
          </table:table-cell>
          <table:table-cell office:value-type="string">
            <text:p>007366329-8</text:p>
          </table:table-cell>
          <table:table-cell office:value-type="string">
            <text:p>The collected works of Lcaṅ-luṅ Pandi-ta Ṅag-dbaṅ-blo-bzaṅ-bstan-paʾi-rgyal-mtshan.</text:p>
          </table:table-cell>
          <table:table-cell table:number-columns-repeated="1008"/>
        </table:table-row>
        <table:table-row table:style-name="ro1">
          <table:table-cell office:value-type="string">
            <text:p>W686</text:p>
          </table:table-cell>
          <table:table-cell office:value-type="string">
            <text:p>011262791-9</text:p>
          </table:table-cell>
          <table:table-cell office:value-type="string">
            <text:p>Dus ʼkhor ʼgrel chen dri med ʼod kyi rgyan /Mkhas-grub Nor-bzaṅ-rgya-mtshos brtsams ; [compiled &amp;amp; edited by Institute of Tibetan Classics].</text:p>
          </table:table-cell>
          <table:table-cell table:number-columns-repeated="1008"/>
        </table:table-row>
        <table:table-row table:style-name="ro1">
          <table:table-cell office:value-type="string">
            <text:p>W703</text:p>
          </table:table-cell>
          <table:table-cell office:value-type="string">
            <text:p>001811065-7</text:p>
          </table:table-cell>
          <table:table-cell office:value-type="string">
            <text:p>Dus ʼkhor spyi don bstan paʼi rgya mtsho :being the text of the commentary on the Kalacakra Tantra entitled D̀pal Dus kyi ʼkhor loʼi spyi don gyi sgo nas gtan la ʼbebs par byed paʼi legs bśad bstan paʼi rgya mtsho ́/by Stag-tshaṅ Lo-tsā-ba Śes-rab-rin-chen.</text:p>
          </table:table-cell>
          <table:table-cell table:number-columns-repeated="1008"/>
        </table:table-row>
        <table:table-row table:style-name="ro1">
          <table:table-cell office:value-type="string">
            <text:p>W7184</text:p>
          </table:table-cell>
          <table:table-cell office:value-type="string">
            <text:p>001462200-9</text:p>
          </table:table-cell>
          <table:table-cell office:value-type="string">
            <text:p>The collectd works of Guṅ-thaṅ Dkon-mchog-bstan-paʾi-sgron-me.</text:p>
          </table:table-cell>
          <table:table-cell table:number-columns-repeated="1008"/>
        </table:table-row>
        <table:table-row table:style-name="ro1">
          <table:table-cell office:value-type="string">
            <text:p>W7371</text:p>
          </table:table-cell>
          <table:table-cell office:value-type="string">
            <text:p>011215666-5</text:p>
          </table:table-cell>
          <table:table-cell office:value-type="string">
            <text:p>Three Dge-lugs-pa historical works :biographies of the successive occupants of the rdo-rje slob-dpon of the Tantric College of Bkra-śis-lhun-po and Paṇ-chen Bsod-nams-grags-pa, an account of the protective deity Rdo-rje-śugs-ldan, and a history of the Bkaʼ-gdams-pa traditions.</text:p>
          </table:table-cell>
          <table:table-cell table:number-columns-repeated="1008"/>
        </table:table-row>
        <table:table-row table:style-name="ro1">
          <table:table-cell office:value-type="string">
            <text:p>W7479</text:p>
          </table:table-cell>
          <table:table-cell office:value-type="string">
            <text:p>008174778-0</text:p>
          </table:table-cell>
          <table:table-cell office:value-type="string">
            <text:p>ʼJigs-med-gliṅ-paʼi rnam thar /ʼJigs-med-gliṅ-pas mdzad.</text:p>
          </table:table-cell>
          <table:table-cell table:number-columns-repeated="1008"/>
        </table:table-row>
        <table:table-row table:style-name="ro1">
          <table:table-cell office:value-type="string">
            <text:p>W7494</text:p>
          </table:table-cell>
          <table:table-cell office:value-type="string">
            <text:p>001128225-8</text:p>
          </table:table-cell>
          <table:table-cell office:value-type="string">
            <text:p>The blue annals /completed in A.D. 1478 by Ḥg̣os-Lotsawa Gzhon-nu dpal.</text:p>
          </table:table-cell>
          <table:table-cell table:number-columns-repeated="1008"/>
        </table:table-row>
        <table:table-row table:style-name="ro1">
          <table:table-cell office:value-type="string">
            <text:p>W7499</text:p>
          </table:table-cell>
          <table:table-cell office:value-type="string">
            <text:p>008378185-4</text:p>
          </table:table-cell>
          <table:table-cell office:value-type="string">
            <text:p>Dam paʼi chos kyi ʼkhor lo bsgyur ba rnams kyi byuṅ ba gsal bar byed pa mkhas paʼi dgaʼ ston /Dpaʼ-bo Gtsug-lag-phreṅ-bas brtsams pa.</text:p>
          </table:table-cell>
          <table:table-cell table:number-columns-repeated="1008"/>
        </table:table-row>
        <table:table-row table:style-name="ro1">
          <table:table-cell office:value-type="string">
            <text:p>W7500</text:p>
          </table:table-cell>
          <table:table-cell office:value-type="string">
            <text:p>007412718-7</text:p>
          </table:table-cell>
          <table:table-cell office:value-type="string">
            <text:p>Byaṅ chub sems dpaʼi spyod pa la ʼjug paʼi rnam par bśad pa Theg chen chos kyi rgya mtsho Zab rgyas mthaʼ yas paʼi sñiṅ po :a detailed exegesis of the Bodhicaryāvatāra of Ācārya Śāntideva /by the Second Dpaʼ-bo Sprul-sku of Gnas-naṅ Gtsug-lag-ʼphreṅ-ba.</text:p>
          </table:table-cell>
          <table:table-cell table:number-columns-repeated="1008"/>
        </table:table-row>
        <table:table-row table:style-name="ro1">
          <table:table-cell office:value-type="string">
            <text:p>W7668</text:p>
          </table:table-cell>
          <table:table-cell office:value-type="string">
            <text:p>006701430-5</text:p>
          </table:table-cell>
          <table:table-cell office:value-type="string">
            <text:p>Collected works of Sum-pa-Mkhan-po.</text:p>
          </table:table-cell>
          <table:table-cell table:number-columns-repeated="1008"/>
        </table:table-row>
        <table:table-row table:style-name="ro1">
          <table:table-cell office:value-type="string">
            <text:p>W7734</text:p>
          </table:table-cell>
          <table:table-cell office:value-type="string">
            <text:p>001579590-X</text:p>
          </table:table-cell>
          <table:table-cell office:value-type="string">
            <text:p>Dpal miʾi dbaṅ poʾi rtogs pa brjod pa ʾjig rten kun tu dgaʾ baʾi gtam :the biography of Pho-lha-nas Mi-dbaṅ-bsod-nams-stobs-rgyal /by Mdo-mkhar Źabs-druṅ Tshe-riṅ-dbaṅ-rgyal.</text:p>
          </table:table-cell>
          <table:table-cell table:number-columns-repeated="1008"/>
        </table:table-row>
        <table:table-row table:style-name="ro1">
          <table:table-cell office:value-type="string">
            <text:p>W7737</text:p>
          </table:table-cell>
          <table:table-cell office:value-type="string">
            <text:p>001579341-9</text:p>
          </table:table-cell>
          <table:table-cell office:value-type="string">
            <text:p>Ñe bar mkho baʾi Legs sbyar gyi skad Bod kyi brda ka liʾi ʾphreṅ bsgrigs ṅo mtshar nor buʾi do śal :the Tibetan to Sanskrit lexicon of Mdo-mkhar Źabs-druṅ Tshe-riṅ-dbaṅrgyal.</text:p>
          </table:table-cell>
          <table:table-cell table:number-columns-repeated="1008"/>
        </table:table-row>
        <table:table-row table:style-name="ro1">
          <table:table-cell office:value-type="string">
            <text:p>W8116</text:p>
          </table:table-cell>
          <table:table-cell office:value-type="string">
            <text:p>002656697-4</text:p>
          </table:table-cell>
          <table:table-cell office:value-type="string">
            <text:p>The complete works (gsuṅ ʾbum) of Gser-mdog Paṇ-chen Śākya-mchog-ldan.</text:p>
          </table:table-cell>
          <table:table-cell table:number-columns-repeated="1008"/>
        </table:table-row>
        <table:table-row table:style-name="ro1">
          <table:table-cell office:value-type="string">
            <text:p>W8223</text:p>
          </table:table-cell>
          <table:table-cell office:value-type="string">
            <text:p>002664156-9</text:p>
          </table:table-cell>
          <table:table-cell office:value-type="string">
            <text:p>Mchod sdoṅ ʾDzam gliṅ rgyaṅ [sic] gcig rten Gtsug lag khaṅ daṅ bcas paʾi dkar chag Thar gliṅ rgya mtshor bgrod paʾi gru rdziṅs Byin rlabs kyi baṅ mdzod :a detailed account of the funeral ceremonies and entombment rites of the Fifth Dalai Lama Ṅag-dbaṅ-blo-bzaṅ-rgya-mtsho /by Sde-srid Saṅs-rgyas-rgya-mtsho.</text:p>
          </table:table-cell>
          <table:table-cell table:number-columns-repeated="1008"/>
        </table:table-row>
        <table:table-row table:style-name="ro1">
          <table:table-cell office:value-type="string">
            <text:p>W8224</text:p>
          </table:table-cell>
          <table:table-cell office:value-type="string">
            <text:p>008079304-5</text:p>
          </table:table-cell>
          <table:table-cell office:value-type="string">
            <text:p>Dgaʾ-ldan chos ʾbyuṅ Baiḍūrya ser po /Sde-srid Saṅs-rgyas-rgya-mtsho.</text:p>
          </table:table-cell>
          <table:table-cell table:number-columns-repeated="1008"/>
        </table:table-row>
        <table:table-row table:style-name="ro1">
          <table:table-cell office:value-type="string">
            <text:p>W8226</text:p>
          </table:table-cell>
          <table:table-cell office:value-type="string">
            <text:p>002657604-X</text:p>
          </table:table-cell>
          <table:table-cell office:value-type="string">
            <text:p>The Vaidurya g.yaʾ sel of Sde-srid Sangs-rgyas-rgyamtsho, together with the Snyan sgron nyis brgya brgyad pa; two works clarifying and elucidating controversial points in the author's monumental astronomical and astrological treatise, the Vaidurya dkar po.</text:p>
          </table:table-cell>
          <table:table-cell table:number-columns-repeated="1008"/>
        </table:table-row>
        <table:table-row table:style-name="ro1">
          <table:table-cell office:value-type="string">
            <text:p>W8252</text:p>
          </table:table-cell>
          <table:table-cell office:value-type="string">
            <text:p>007366378-6</text:p>
          </table:table-cell>
          <table:table-cell office:value-type="string">
            <text:p>The collected works of ʾJam-dbyans-bźad-paʾi-rdo-rje.Reproduced from prints from the Bkra-s̀is-ʾkhyil blocks by Ngawang Gelek Demo.</text:p>
          </table:table-cell>
          <table:table-cell table:number-columns-repeated="1008"/>
        </table:table-row>
        <table:table-row table:style-name="ro1">
          <table:table-cell office:value-type="string">
            <text:p>W8473</text:p>
          </table:table-cell>
          <table:table-cell office:value-type="string">
            <text:p>007386151-0</text:p>
          </table:table-cell>
          <table:table-cell office:value-type="string">
            <text:p>Rong-ston on the Prajñāpāramitā philosophy of the Abhisamayālaṃkāra :his sub-commentary on Haribhadraʼs 'Sphuṭārtha' /by Roṅ-ston Kun-mkhyen.</text:p>
          </table:table-cell>
          <table:table-cell table:number-columns-repeated="1008"/>
        </table:table-row>
        <table:table-row table:style-name="ro1">
          <table:table-cell office:value-type="string">
            <text:p>W8515</text:p>
          </table:table-cell>
          <table:table-cell office:value-type="string">
            <text:p>001381063-4</text:p>
          </table:table-cell>
          <table:table-cell office:value-type="string">
            <text:p>Bkʾa-brgyud-pa hagiographies :a collection of rnam-thar of eminent masters of Tibetan Buddhism /compiled and edited by Khams-sprul Don-brgyud-nyi-ma.</text:p>
          </table:table-cell>
          <table:table-cell table:number-columns-repeated="1008"/>
        </table:table-row>
        <table:table-row table:style-name="ro1">
          <table:table-cell office:value-type="string">
            <text:p>W8517</text:p>
          </table:table-cell>
          <table:table-cell office:value-type="string">
            <text:p>008152266-5</text:p>
          </table:table-cell>
          <table:table-cell office:value-type="string">
            <text:p>Rje Smon-lam-dpal-bas mdzad paʼi tshad ma rnam ʼgrel gyi ṭikka bzugs so =A detailed commentary on Dharmakīrti's pramāṇavārṭikā /by Eighth Dgaʼ-ldan Khri-pa Smon-lam-legs-paʼi-blo-gros.</text:p>
          </table:table-cell>
          <table:table-cell table:number-columns-repeated="1008"/>
        </table:table-row>
        <table:table-row table:style-name="ro1">
          <table:table-cell office:value-type="string">
            <text:p>W8610</text:p>
          </table:table-cell>
          <table:table-cell office:value-type="string">
            <text:p>008378378-4</text:p>
          </table:table-cell>
          <table:table-cell office:value-type="string">
            <text:p>Rgyan ʼgrel spyi don rol mtsho /Rje-btsun Chos-rgyan.</text:p>
          </table:table-cell>
          <table:table-cell table:number-columns-repeated="1008"/>
        </table:table-row>
        <table:table-row table:style-name="ro1">
          <table:table-cell office:value-type="string">
            <text:p>W8722</text:p>
          </table:table-cell>
          <table:table-cell office:value-type="string">
            <text:p>008365716-9</text:p>
          </table:table-cell>
          <table:table-cell office:value-type="string">
            <text:p>Btsan gyi rgyal po Srog-dag-a-bse-chen-po-gdug-pa-sñiṅ-ʾbyin gyi byuṅ khuṅs lo rgyus mdo tsam sñiṅ por dril ba gcig śes kun grol /by ʾGro-ʾdul-rdo-rje alias Dreʾu-lhas-pa Grub-dbaṅ Kun-dgaʾ-mi-gyur-rdo-rje.</text:p>
          </table:table-cell>
          <table:table-cell table:number-columns-repeated="1008"/>
        </table:table-row>
        <table:table-row table:style-name="ro1">
          <table:table-cell office:value-type="string">
            <text:p>W8723</text:p>
          </table:table-cell>
          <table:table-cell office:value-type="string">
            <text:p>001555556-9</text:p>
          </table:table-cell>
          <table:table-cell office:value-type="string">
            <text:p>Grub paʼi dbaṅ phyug Lha btsun Kun dgaʼ chos kyi rgya mtsohʼi rnam par thar pa mdo tsam brjod pa =the biography of Lha-btsun Kun-dgaʼ-chos-kyi-rgya-mtsho /by Dreʼu-lhas Grub-dbaṅ Kun-dgaʼ-mi-ʼgyur-rdo-rje ; and Rig ʼdzin Rdo rje gsaṅ ba rtsal gyi rtogs pa brjod pa = autobiography of Kun-bzaṅ-ṅes-don-kloṅ-yaṅs (Rdo-rje-gsaṅ-ba-rtsal).</text:p>
          </table:table-cell>
          <table:table-cell table:number-columns-repeated="1008"/>
        </table:table-row>
        <table:table-row table:style-name="ro1">
          <table:table-cell office:value-type="string">
            <text:p>W8789</text:p>
          </table:table-cell>
          <table:table-cell office:value-type="string">
            <text:p>001811130-0</text:p>
          </table:table-cell>
          <table:table-cell office:value-type="string">
            <text:p>Collected writings of Sog-bzlog-pa Blo-gros-rgyal-mtshan.</text:p>
          </table:table-cell>
          <table:table-cell table:number-columns-repeated="1008"/>
        </table:table-row>
        <table:table-row table:style-name="ro1">
          <table:table-cell office:value-type="string">
            <text:p>W8859</text:p>
          </table:table-cell>
          <table:table-cell office:value-type="string">
            <text:p>008181846-7</text:p>
          </table:table-cell>
          <table:table-cell office:value-type="string">
            <text:p>Gsaṅ sṅags Sṅa-ʼgyur la Bod du rtsod pa sṅa phyir byuṅ ba rnams kyi lan du brjod pa ṅes pa don gyi ʼbrug sgra bźugs /Blo-gros-rgyal-mtshan gyis brtsams.</text:p>
          </table:table-cell>
          <table:table-cell table:number-columns-repeated="1008"/>
        </table:table-row>
        <table:table-row table:style-name="ro1">
          <table:table-cell office:value-type="string">
            <text:p>W8880</text:p>
          </table:table-cell>
          <table:table-cell office:value-type="string">
            <text:p>001446584-1</text:p>
          </table:table-cell>
          <table:table-cell office:value-type="string">
            <text:p>Zab tig chos dbyiṅs raṅ grol gyi sgrub skor ; a cycle of Rdzogs-chen practice from the revelations of Gar-dbaṅ-rdo-rje.</text:p>
          </table:table-cell>
          <table:table-cell table:number-columns-repeated="1008"/>
        </table:table-row>
        <table:table-row table:style-name="ro1">
          <table:table-cell office:value-type="string">
            <text:p>W9071</text:p>
          </table:table-cell>
          <table:table-cell office:value-type="string">
            <text:p>011215853-6</text:p>
          </table:table-cell>
          <table:table-cell office:value-type="string">
            <text:p>Gzuṅs ʼbul lag len :a collection of texts of the Byaṅ-gter and ʼBri-guṅ Bkaʼ-brgyud-pa tradtions on the design and consecration of sacred images /by Rdo-rje-brag Rig-ʼdzin Padma-ʼphrin-las, ʼBri-guṅ Rig-ʼdzin Chos-kyi-grags-pa, and others.</text:p>
          </table:table-cell>
          <table:table-cell table:number-columns-repeated="1008"/>
        </table:table-row>
        <table:table-row table:style-name="ro1">
          <table:table-cell office:value-type="string">
            <text:p>W9088</text:p>
          </table:table-cell>
          <table:table-cell office:value-type="string">
            <text:p>002657327-X</text:p>
          </table:table-cell>
          <table:table-cell office:value-type="string">
            <text:p>Sdom pa gsum rṅam par ṅes paʼi ʼgrel pa legs bśad ṅo mtshar dpag bsam gyi sñe ma bźugs so /[Dharma-śrīs sbyar ba].</text:p>
          </table:table-cell>
          <table:table-cell table:number-columns-repeated="1008"/>
        </table:table-row>
        <table:table-row table:style-name="ro1">
          <table:table-cell office:value-type="string">
            <text:p>W9219</text:p>
          </table:table-cell>
          <table:table-cell office:value-type="string">
            <text:p>001350459-2</text:p>
          </table:table-cell>
          <table:table-cell office:value-type="string">
            <text:p>Gsaṅ ba ye śes kyi chos skor :extraordinary teachings from the cycle devoted to the Ḍākinī Guhyajñānā /presented according to the visions of Sle-luṅ Rje-druṅ Bźadpaʼi-rdo-rje.</text:p>
          </table:table-cell>
          <table:table-cell table:number-columns-repeated="1008"/>
        </table:table-row>
        <table:table-row table:style-name="ro1">
          <table:table-cell office:value-type="string">
            <text:p>W9366</text:p>
          </table:table-cell>
          <table:table-cell office:value-type="string">
            <text:p>011211107-6</text:p>
          </table:table-cell>
          <table:table-cell office:value-type="string">
            <text:p>Dam can Bstan sruṅ rgya mtshoʼi rnam par thar pa cha śas tsam brjod pa sṅon med legs bśad :an account of the origins and iconography of the protective deities of Tibetan Buddhism /by Sle-luṅ Rje-druṅ Bźad-paʼi-rdo-rje.</text:p>
          </table:table-cell>
          <table:table-cell table:number-columns-repeated="1008"/>
        </table:table-row>
        <table:table-row table:style-name="ro1">
          <table:table-cell office:value-type="string">
            <text:p>W940</text:p>
          </table:table-cell>
          <table:table-cell office:value-type="string">
            <text:p>007356091-X</text:p>
          </table:table-cell>
          <table:table-cell office:value-type="string">
            <text:p>The red annals :recensio nova from an incomplete manuscript in the library of T.D. Densapa, Gangtok, Sikkim /reproduced by Lokesh Chandra.</text:p>
          </table:table-cell>
          <table:table-cell table:number-columns-repeated="1008"/>
        </table:table-row>
        <table:table-row table:style-name="ro1">
          <table:table-cell office:value-type="string">
            <text:p>W9558</text:p>
          </table:table-cell>
          <table:table-cell office:value-type="string">
            <text:p>011199124-2</text:p>
          </table:table-cell>
          <table:table-cell office:value-type="string">
            <text:p>The collected rediscovered teachings (gter chos) of Gter-ston Dri-med-gliṅ-pa.</text:p>
          </table:table-cell>
          <table:table-cell table:number-columns-repeated="1008"/>
        </table:table-row>
        <table:table-row table:style-name="ro1">
          <table:table-cell office:value-type="string">
            <text:p>W9668</text:p>
          </table:table-cell>
          <table:table-cell office:value-type="string">
            <text:p>001502604-3</text:p>
          </table:table-cell>
          <table:table-cell office:value-type="string">
            <text:p>An account of a pilgrimage to Central Tibet during the years 1918 to 1920 :being the text of Gangs ljongs dbus gtsang gnas bskor lam yig nor bu zla shel gyi se mo do /by Kaḥ-thog Si-tu Chos-kyi-rgya-mtsho.</text:p>
          </table:table-cell>
          <table:table-cell table:number-columns-repeated="1008"/>
        </table:table-row>
        <table:table-row table:style-name="ro1">
          <table:table-cell office:value-type="string">
            <text:p>W9752</text:p>
          </table:table-cell>
          <table:table-cell office:value-type="string">
            <text:p>002421523-6</text:p>
          </table:table-cell>
          <table:table-cell office:value-type="string">
            <text:p>The autobiography of the first Panchen Lama Blo-bzang-chos-kyi-rgyal-mtshan ;edited and reproduced by Ngawang Gelek Demo; with an English introduction by E. Gene Smith.</text:p>
          </table:table-cell>
          <table:table-cell table:number-columns-repeated="1008"/>
        </table:table-row>
        <table:table-row table:style-name="ro1">
          <table:table-cell office:value-type="string">
            <text:p>W979</text:p>
          </table:table-cell>
          <table:table-cell office:value-type="string">
            <text:p>002658126-4</text:p>
          </table:table-cell>
          <table:table-cell office:value-type="string">
            <text:p>The collected works (gsuṅ-ʾbum) of Tshe-mchog-gliṅ Yoṅs-ʾdzin Ye-śes-rgyal-mtshan.</text:p>
          </table:table-cell>
          <table:table-cell table:number-columns-repeated="1008"/>
        </table:table-row>
        <table:table-row table:style-name="ro1">
          <table:table-cell office:value-type="string">
            <text:p>W986</text:p>
          </table:table-cell>
          <table:table-cell office:value-type="string">
            <text:p>001873072-8</text:p>
          </table:table-cell>
          <table:table-cell office:value-type="string">
            <text:p>Biographies of the eminent gurus in the transmission lineages of the teachings of the graduated path :being the text of Byang chub lam gyi rim paʾi bla ma brgyud paʾi rnam par thar pa rgyal bstan mdzes paʾi rgyan mchog phul byung nor buʾi phreng ba /Tshe-mchog-gling Yongs-ʾdzin Ye-shes-rgyal-mtshan.</text:p>
          </table:table-cell>
          <table:table-cell table:number-columns-repeated="1008"/>
        </table:table-row>
        <table:table-row table:style-name="ro1" table:number-rows-repeated="1046696">
          <table:table-cell table:number-columns-repeated="1011"/>
        </table:table-row>
        <table:table-row table:style-name="ro1">
          <table:table-cell table:number-columns-repeated="1011"/>
        </table:table-row>
      </table:table>
      <table:database-ranges>
        <table:database-range table:name="__Anonymous_Sheet_DB__0" table:target-range-address="Sheet1.B1:Sheet1.C1879">
          <table:sort>
            <table:sort-by table:field-number="0" table:data-type="automatic"/>
          </table:sort>
        </table:database-range>
        <table:database-range table:target-range-address="Sheet1.B1:Sheet1.ALW1046341">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04/22/2014</text:date>, <text:time>17:3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4-04-22T17:35:46</dc:date>
    <meta:editing-duration>P6DT14H14M24S</meta:editing-duration>
    <meta:editing-cycles>445</meta:editing-cycles>
    <dc:creator>Jeff Wallman</dc:creator>
    <meta:document-statistic meta:table-count="1" meta:cell-count="5637" meta:object-count="0"/>
    <meta:user-defined meta:name=""/>
  </office:meta>
</office:document-meta>
</file>